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aveSheetsDirectories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24cm"/>
    </style:style>
    <style:style style:name="co2" style:family="table-column">
      <style:table-column-properties fo:break-before="auto" style:column-width="1.803cm"/>
    </style:style>
    <style:style style:name="co3" style:family="table-column">
      <style:table-column-properties fo:break-before="auto" style:column-width="1.473cm"/>
    </style:style>
    <style:style style:name="co4" style:family="table-column">
      <style:table-column-properties fo:break-before="auto" style:column-width="1.847cm"/>
    </style:style>
    <style:style style:name="co5" style:family="table-column">
      <style:table-column-properties fo:break-before="auto" style:column-width="2.843cm"/>
    </style:style>
    <style:style style:name="co6" style:family="table-column">
      <style:table-column-properties fo:break-before="auto" style:column-width="2.835cm"/>
    </style:style>
    <style:style style:name="co7" style:family="table-column">
      <style:table-column-properties fo:break-before="auto" style:column-width="3.209cm"/>
    </style:style>
    <style:style style:name="co8" style:family="table-column">
      <style:table-column-properties fo:break-before="auto" style:column-width="3.494cm"/>
    </style:style>
    <style:style style:name="co9" style:family="table-column">
      <style:table-column-properties fo:break-before="auto" style:column-width="2.967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397cm"/>
    </style:style>
    <style:style style:name="co12" style:family="table-column">
      <style:table-column-properties fo:break-before="auto" style:column-width="1.231cm"/>
    </style:style>
    <style:style style:name="co13" style:family="table-column">
      <style:table-column-properties fo:break-before="auto" style:column-width="2.988cm"/>
    </style:style>
    <style:style style:name="co14" style:family="table-column">
      <style:table-column-properties fo:break-before="auto" style:column-width="5.076cm"/>
    </style:style>
    <style:style style:name="co15" style:family="table-column">
      <style:table-column-properties fo:break-before="auto" style:column-width="4.736cm"/>
    </style:style>
    <style:style style:name="co16" style:family="table-column">
      <style:table-column-properties fo:break-before="auto" style:column-width="3.279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elfast-ea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office:value-type="float" office:value="1">
            <text:p>1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0">
            <text:p>0</text:p>
          </table:table-cell>
          <table:table-cell office:value-type="float" office:value="5275">
            <text:p>527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office:value-type="float" office:value="1">
            <text:p>1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office:value-type="float" office:value="275">
            <text:p>275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office:value-type="float" office:value="1">
            <text:p>1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0">
            <text:p>0</text:p>
          </table:table-cell>
          <table:table-cell office:value-type="float" office:value="6007">
            <text:p>600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0">
            <text:p>0</text:p>
          </table:table-cell>
          <table:table-cell office:value-type="float" office:value="4431">
            <text:p>443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office:value-type="float" office:value="1">
            <text:p>1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office:value-type="float" office:value="1">
            <text:p>1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0">
            <text:p>0</text:p>
          </table:table-cell>
          <table:table-cell office:value-type="float" office:value="917">
            <text:p>917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0">
            <text:p>0</text:p>
          </table:table-cell>
          <table:table-cell office:value-type="float" office:value="2658">
            <text:p>2658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office:value-type="float" office:value="1">
            <text:p>1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office:value-type="float" office:value="7610">
            <text:p>761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0">
            <text:p>0</text:p>
          </table:table-cell>
          <table:table-cell office:value-type="float" office:value="5059">
            <text:p>505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office:value-type="float" office:value="1">
            <text:p>1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office:value-type="float" office:value="1">
            <text:p>1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0">
            <text:p>0</text:p>
          </table:table-cell>
          <table:table-cell office:value-type="float" office:value="1447">
            <text:p>14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office:value-type="float" office:value="1">
            <text:p>1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0">
            <text:p>0</text:p>
          </table:table-cell>
          <table:table-cell office:value-type="float" office:value="4729">
            <text:p>47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office:value-type="float" office:value="1">
            <text:p>1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0">
            <text:p>0</text:p>
          </table:table-cell>
          <table:table-cell office:value-type="float" office:value="1173">
            <text:p>117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office:value-type="float" office:value="1">
            <text:p>1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office:value-type="float" office:value="442">
            <text:p>442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2]" office:value-type="float" office:value="2">
            <text:p>2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38.17">
            <text:p>38.17</text:p>
          </table:table-cell>
          <table:table-cell table:formula="of:=[.G16]+[.H2]" office:value-type="float" office:value="5313.17">
            <text:p>5313.1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3]" office:value-type="float" office:value="2">
            <text:p>2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1.32">
            <text:p>1.32</text:p>
          </table:table-cell>
          <table:table-cell table:formula="of:=[.G17]+[.H3]" office:value-type="float" office:value="276.32">
            <text:p>276.32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4]" office:value-type="float" office:value="2">
            <text:p>2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9.02">
            <text:p>9.02</text:p>
          </table:table-cell>
          <table:table-cell table:formula="of:=[.G18]+[.H4]" office:value-type="float" office:value="6016.02">
            <text:p>6016.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5]"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4.18">
            <text:p>4.18</text:p>
          </table:table-cell>
          <table:table-cell table:formula="of:=[.G19]+[.H5]" office:value-type="float" office:value="4435.18">
            <text:p>4435.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6]" office:value-type="float" office:value="2">
            <text:p>2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10.45">
            <text:p>10.45</text:p>
          </table:table-cell>
          <table:table-cell table:formula="of:=[.G20]+[.H6]" office:value-type="float" office:value="260.45">
            <text:p>260.4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7]" office:value-type="float" office:value="2">
            <text:p>2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1.65">
            <text:p>1.65</text:p>
          </table:table-cell>
          <table:table-cell table:formula="of:=[.G21]+[.H7]" office:value-type="float" office:value="918.65">
            <text:p>918.6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8]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15.29">
            <text:p>15.29</text:p>
          </table:table-cell>
          <table:table-cell table:formula="of:=[.G22]+[.H8]" office:value-type="float" office:value="2673.29">
            <text:p>2673.29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9]" office:value-type="float" office:value="2">
            <text:p>2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-883">
            <text:p>-883</text:p>
          </table:table-cell>
          <table:table-cell table:formula="of:=[.G23]+[.H9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10]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701.03">
            <text:p>701.03</text:p>
          </table:table-cell>
          <table:table-cell table:formula="of:=[.G24]+[.H10]" office:value-type="float" office:value="5760.03">
            <text:p>5760.0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11]" office:value-type="float" office:value="2">
            <text:p>2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1.43">
            <text:p>1.43</text:p>
          </table:table-cell>
          <table:table-cell table:formula="of:=[.G25]+[.H11]" office:value-type="float" office:value="85.43">
            <text:p>85.43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12]" office:value-type="float" office:value="2">
            <text:p>2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27.06">
            <text:p>27.06</text:p>
          </table:table-cell>
          <table:table-cell table:formula="of:=[.G26]+[.H12]" office:value-type="float" office:value="1474.06">
            <text:p>1474.0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13]" office:value-type="float" office:value="2">
            <text:p>2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5.5">
            <text:p>5.5</text:p>
          </table:table-cell>
          <table:table-cell table:formula="of:=[.G27]+[.H13]" office:value-type="float" office:value="4734.5">
            <text:p>4734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14]" office:value-type="float" office:value="2">
            <text:p>2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10.34">
            <text:p>10.34</text:p>
          </table:table-cell>
          <table:table-cell table:formula="of:=[.G28]+[.H14]" office:value-type="float" office:value="1183.34">
            <text:p>1183.3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15]" office:value-type="float" office:value="2">
            <text:p>2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7.48">
            <text:p>7.48</text:p>
          </table:table-cell>
          <table:table-cell table:formula="of:=[.G29]+[.H15]" office:value-type="float" office:value="449.48">
            <text:p>449.48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16]" office:value-type="float" office:value="3">
            <text:p>3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10.22">
            <text:p>10.22</text:p>
          </table:table-cell>
          <table:table-cell table:formula="of:=[.G30]+[.H16]" office:value-type="float" office:value="5323.39">
            <text:p>5323.3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17]" office:value-type="float" office:value="3">
            <text:p>3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2.11">
            <text:p>2.11</text:p>
          </table:table-cell>
          <table:table-cell table:formula="of:=[.G31]+[.H17]" office:value-type="float" office:value="278.43">
            <text:p>278.43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18]" office:value-type="float" office:value="3">
            <text:p>3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5">
            <text:p>5</text:p>
          </table:table-cell>
          <table:table-cell table:formula="of:=[.G32]+[.H18]" office:value-type="float" office:value="6021.02">
            <text:p>6021.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19]" office:value-type="float" office:value="3">
            <text:p>3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1">
            <text:p>1</text:p>
          </table:table-cell>
          <table:table-cell table:formula="of:=[.G33]+[.H19]" office:value-type="float" office:value="4436.18">
            <text:p>4436.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20]" office:value-type="float" office:value="3">
            <text:p>3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.11">
            <text:p>0.11</text:p>
          </table:table-cell>
          <table:table-cell table:formula="of:=[.G34]+[.H20]" office:value-type="float" office:value="260.56">
            <text:p>260.56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21]" office:value-type="float" office:value="3">
            <text:p>3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2">
            <text:p>2</text:p>
          </table:table-cell>
          <table:table-cell table:formula="of:=[.G35]+[.H21]" office:value-type="float" office:value="920.65">
            <text:p>920.6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22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5.22">
            <text:p>5.22</text:p>
          </table:table-cell>
          <table:table-cell table:formula="of:=[.G36]+[.H22]" office:value-type="float" office:value="2678.51">
            <text:p>2678.51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23]" office:value-type="float" office:value="3">
            <text:p>3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37]+[.H23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24]" office:value-type="float" office:value="3">
            <text:p>3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20.22">
            <text:p>20.22</text:p>
          </table:table-cell>
          <table:table-cell table:formula="of:=[.G38]+[.H24]" office:value-type="float" office:value="5780.25">
            <text:p>5780.2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25]" office:value-type="float" office:value="3">
            <text:p>3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-85.43">
            <text:p>-85.43</text:p>
          </table:table-cell>
          <table:table-cell table:formula="of:=[.G39]+[.H2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26]" office:value-type="float" office:value="3">
            <text:p>3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26.22">
            <text:p>26.22</text:p>
          </table:table-cell>
          <table:table-cell table:formula="of:=[.G40]+[.H26]" office:value-type="float" office:value="1500.28">
            <text:p>1500.2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27]" office:value-type="float" office:value="3">
            <text:p>3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2">
            <text:p>2</text:p>
          </table:table-cell>
          <table:table-cell table:formula="of:=[.G41]+[.H27]" office:value-type="float" office:value="4736.5">
            <text:p>4736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28]" office:value-type="float" office:value="3">
            <text:p>3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2.11">
            <text:p>2.11</text:p>
          </table:table-cell>
          <table:table-cell table:formula="of:=[.G42]+[.H28]" office:value-type="float" office:value="1185.45">
            <text:p>1185.4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29]" office:value-type="float" office:value="3">
            <text:p>3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7">
            <text:p>7</text:p>
          </table:table-cell>
          <table:table-cell table:formula="of:=[.G43]+[.H29]" office:value-type="float" office:value="456.48">
            <text:p>456.48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30]" office:value-type="float" office:value="4">
            <text:p>4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33.21">
            <text:p>33.21</text:p>
          </table:table-cell>
          <table:table-cell table:formula="of:=[.G44]+[.H30]" office:value-type="float" office:value="5356.6">
            <text:p>5356.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31]" office:value-type="float" office:value="4">
            <text:p>4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2">
            <text:p>2</text:p>
          </table:table-cell>
          <table:table-cell table:formula="of:=[.G45]+[.H31]" office:value-type="float" office:value="280.43">
            <text:p>280.43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32]" office:value-type="float" office:value="4">
            <text:p>4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5.11">
            <text:p>5.11</text:p>
          </table:table-cell>
          <table:table-cell table:formula="of:=[.G46]+[.H32]" office:value-type="float" office:value="6026.13">
            <text:p>6026.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33]" office:value-type="float" office:value="4">
            <text:p>4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4">
            <text:p>4</text:p>
          </table:table-cell>
          <table:table-cell table:formula="of:=[.G47]+[.H33]" office:value-type="float" office:value="4440.18">
            <text:p>4440.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34]" office:value-type="float" office:value="4">
            <text:p>4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-260.56">
            <text:p>-260.56</text:p>
          </table:table-cell>
          <table:table-cell table:formula="of:=[.G48]+[.H3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35]" office:value-type="float" office:value="4">
            <text:p>4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4.11">
            <text:p>4.11</text:p>
          </table:table-cell>
          <table:table-cell table:formula="of:=[.G49]+[.H35]" office:value-type="float" office:value="924.76">
            <text:p>924.7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36]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7.22">
            <text:p>7.22</text:p>
          </table:table-cell>
          <table:table-cell table:formula="of:=[.G50]+[.H36]" office:value-type="float" office:value="2685.73">
            <text:p>2685.73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37]" office:value-type="float" office:value="4">
            <text:p>4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51]+[.H37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38]" office:value-type="float" office:value="4">
            <text:p>4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105.61">
            <text:p>105.61</text:p>
          </table:table-cell>
          <table:table-cell table:formula="of:=[.G52]+[.H38]" office:value-type="float" office:value="5885.86">
            <text:p>5885.8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39]" office:value-type="float" office:value="4">
            <text:p>4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53]+[.H3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40]" office:value-type="float" office:value="4">
            <text:p>4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39.21">
            <text:p>39.21</text:p>
          </table:table-cell>
          <table:table-cell table:formula="of:=[.G54]+[.H40]" office:value-type="float" office:value="1539.49">
            <text:p>1539.49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41]" office:value-type="float" office:value="4">
            <text:p>4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3">
            <text:p>3</text:p>
          </table:table-cell>
          <table:table-cell table:formula="of:=[.G55]+[.H41]" office:value-type="float" office:value="4739.5">
            <text:p>4739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42]" office:value-type="float" office:value="4">
            <text:p>4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31.21">
            <text:p>31.21</text:p>
          </table:table-cell>
          <table:table-cell table:formula="of:=[.G56]+[.H42]" office:value-type="float" office:value="1216.66">
            <text:p>1216.6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43]" office:value-type="float" office:value="4">
            <text:p>4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11.33">
            <text:p>11.33</text:p>
          </table:table-cell>
          <table:table-cell table:formula="of:=[.G57]+[.H43]" office:value-type="float" office:value="467.81">
            <text:p>467.81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44]" office:value-type="float" office:value="5">
            <text:p>5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141.99">
            <text:p>141.99</text:p>
          </table:table-cell>
          <table:table-cell table:formula="of:=[.G58]+[.H44]" office:value-type="float" office:value="5498.59">
            <text:p>5498.5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45]" office:value-type="float" office:value="5">
            <text:p>5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-280.43">
            <text:p>-280.43</text:p>
          </table:table-cell>
          <table:table-cell table:formula="of:=[.G59]+[.H4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46]" office:value-type="float" office:value="5">
            <text:p>5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31.22">
            <text:p>31.22</text:p>
          </table:table-cell>
          <table:table-cell table:formula="of:=[.G60]+[.H46]" office:value-type="float" office:value="6057.35">
            <text:p>6057.3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47]" office:value-type="float" office:value="5">
            <text:p>5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15.22">
            <text:p>15.22</text:p>
          </table:table-cell>
          <table:table-cell table:formula="of:=[.G61]+[.H47]" office:value-type="float" office:value="4455.4">
            <text:p>4455.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48]" office:value-type="float" office:value="5">
            <text:p>5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formula="of:=[.G62]+[.H4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49]" office:value-type="float" office:value="5">
            <text:p>5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34.11">
            <text:p>34.11</text:p>
          </table:table-cell>
          <table:table-cell table:formula="of:=[.G63]+[.H49]" office:value-type="float" office:value="958.87">
            <text:p>958.87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50]" office:value-type="float" office:value="5">
            <text:p>5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66.22">
            <text:p>66.22</text:p>
          </table:table-cell>
          <table:table-cell table:formula="of:=[.G64]+[.H50]" office:value-type="float" office:value="2751.95">
            <text:p>2751.95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51]" office:value-type="float" office:value="5">
            <text:p>5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65]+[.H51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52]" office:value-type="float" office:value="5">
            <text:p>5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146.95">
            <text:p>146.95</text:p>
          </table:table-cell>
          <table:table-cell table:formula="of:=[.G66]+[.H52]" office:value-type="float" office:value="6032.81">
            <text:p>6032.8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53]" office:value-type="float" office:value="5">
            <text:p>5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67]+[.H5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54]" office:value-type="float" office:value="5">
            <text:p>5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223.87">
            <text:p>223.87</text:p>
          </table:table-cell>
          <table:table-cell table:formula="of:=[.G68]+[.H54]" office:value-type="float" office:value="1763.36">
            <text:p>1763.3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55]" office:value-type="float" office:value="5">
            <text:p>5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35">
            <text:p>35</text:p>
          </table:table-cell>
          <table:table-cell table:formula="of:=[.G69]+[.H55]" office:value-type="float" office:value="4774.5">
            <text:p>4774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56]" office:value-type="float" office:value="5">
            <text:p>5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16.22">
            <text:p>16.22</text:p>
          </table:table-cell>
          <table:table-cell table:formula="of:=[.G70]+[.H56]" office:value-type="float" office:value="1232.88">
            <text:p>1232.8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57]" office:value-type="float" office:value="5">
            <text:p>5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-467.81">
            <text:p>-467.81</text:p>
          </table:table-cell>
          <table:table-cell table:formula="of:=[.G71]+[.H5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116">
            <text:p>8116</text:p>
          </table:table-cell>
          <table:table-cell table:formula="of:=1+[.C58]" office:value-type="float" office:value="6">
            <text:p>6</text:p>
          </table:table-cell>
          <table:table-cell office:value-type="string">
            <text:p>Andy</text:p>
          </table:table-cell>
          <table:table-cell office:value-type="string">
            <text:p>Allen</text:p>
          </table:table-cell>
          <table:table-cell office:value-type="float" office:value="5275">
            <text:p>5275</text:p>
          </table:table-cell>
          <table:table-cell office:value-type="float" office:value="269.33">
            <text:p>269.33</text:p>
          </table:table-cell>
          <table:table-cell table:formula="of:=[.G72]+[.H58]" office:value-type="float" office:value="5767.92">
            <text:p>5767.9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19">
            <text:p>19719</text:p>
          </table:table-cell>
          <table:table-cell table:formula="of:=1+[.C59]" office:value-type="float" office:value="6">
            <text:p>6</text:p>
          </table:table-cell>
          <table:table-cell office:value-type="string">
            <text:p>Sheila</text:p>
          </table:table-cell>
          <table:table-cell office:value-type="string">
            <text:p>Bodel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table:formula="of:=[.G73]+[.H5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2">
            <text:p>13032</text:p>
          </table:table-cell>
          <table:table-cell table:formula="of:=1+[.C60]" office:value-type="float" office:value="6">
            <text:p>6</text:p>
          </table:table-cell>
          <table:table-cell office:value-type="string">
            <text:p>Joanne</text:p>
          </table:table-cell>
          <table:table-cell office:value-type="string">
            <text:p>Bunting</text:p>
          </table:table-cell>
          <table:table-cell office:value-type="float" office:value="6007">
            <text:p>6007</text:p>
          </table:table-cell>
          <table:table-cell office:value-type="float" office:value="160.11">
            <text:p>160.11</text:p>
          </table:table-cell>
          <table:table-cell table:formula="of:=[.G74]+[.H60]" office:value-type="float" office:value="6217.46">
            <text:p>6217.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87">
            <text:p>19687</text:p>
          </table:table-cell>
          <table:table-cell table:formula="of:=1+[.C61]" office:value-type="float" office:value="6">
            <text:p>6</text:p>
          </table:table-cell>
          <table:table-cell office:value-type="string">
            <text:p>David</text:p>
          </table:table-cell>
          <table:table-cell office:value-type="string">
            <text:p>Douglas</text:p>
          </table:table-cell>
          <table:table-cell office:value-type="float" office:value="4431">
            <text:p>4431</text:p>
          </table:table-cell>
          <table:table-cell office:value-type="float" office:value="113">
            <text:p>113</text:p>
          </table:table-cell>
          <table:table-cell table:formula="of:=[.G75]+[.H61]" office:value-type="float" office:value="4568.4">
            <text:p>4568.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5">
            <text:p>19745</text:p>
          </table:table-cell>
          <table:table-cell table:formula="of:=1+[.C62]" office:value-type="float" office:value="6">
            <text:p>6</text:p>
          </table:table-cell>
          <table:table-cell office:value-type="string">
            <text:p>Séamas</text:p>
          </table:table-cell>
          <table:table-cell office:value-type="string">
            <text:p>de Faoit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formula="of:=[.G76]+[.H6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5">
            <text:p>13035</text:p>
          </table:table-cell>
          <table:table-cell table:formula="of:=1+[.C63]" office:value-type="float" office:value="6">
            <text:p>6</text:p>
          </table:table-cell>
          <table:table-cell office:value-type="string">
            <text:p>Andrew</text:p>
          </table:table-cell>
          <table:table-cell office:value-type="string">
            <text:p>Girvin</text:p>
          </table:table-cell>
          <table:table-cell office:value-type="float" office:value="917">
            <text:p>917</text:p>
          </table:table-cell>
          <table:table-cell office:value-type="float" office:value="0">
            <text:p>0</text:p>
          </table:table-cell>
          <table:table-cell table:formula="of:=[.G77]+[.H63]" office:value-type="float" office:value="958.87">
            <text:p>958.87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37">
            <text:p>13037</text:p>
          </table:table-cell>
          <table:table-cell table:formula="of:=1+[.C64]" office:value-type="float" office:value="6">
            <text:p>6</text:p>
          </table:table-cell>
          <table:table-cell office:value-type="string">
            <text:p>John</text:p>
          </table:table-cell>
          <table:table-cell office:value-type="string">
            <text:p>Kyle</text:p>
          </table:table-cell>
          <table:table-cell office:value-type="float" office:value="2658">
            <text:p>2658</text:p>
          </table:table-cell>
          <table:table-cell office:value-type="float" office:value="184.33">
            <text:p>184.33</text:p>
          </table:table-cell>
          <table:table-cell table:formula="of:=[.G78]+[.H64]" office:value-type="float" office:value="2936.28">
            <text:p>2936.28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54">
            <text:p>2454</text:p>
          </table:table-cell>
          <table:table-cell table:formula="of:=1+[.C65]" office:value-type="float" office:value="6">
            <text:p>6</text:p>
          </table:table-cell>
          <table:table-cell office:value-type="string">
            <text:p>Naomi</text:p>
          </table:table-cell>
          <table:table-cell office:value-type="string">
            <text:p>Long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79]+[.H65]" office:value-type="float" office:value="6727">
            <text:p>67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38">
            <text:p>13038</text:p>
          </table:table-cell>
          <table:table-cell table:formula="of:=1+[.C66]" office:value-type="float" office:value="6">
            <text:p>6</text:p>
          </table:table-cell>
          <table:table-cell office:value-type="string">
            <text:p>Chris</text:p>
          </table:table-cell>
          <table:table-cell office:value-type="string">
            <text:p>Lyttle</text:p>
          </table:table-cell>
          <table:table-cell office:value-type="float" office:value="5059">
            <text:p>5059</text:p>
          </table:table-cell>
          <table:table-cell office:value-type="float" office:value="39.33">
            <text:p>39.33</text:p>
          </table:table-cell>
          <table:table-cell table:formula="of:=[.G80]+[.H66]" office:value-type="float" office:value="6072.14">
            <text:p>6072.1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746">
            <text:p>19746</text:p>
          </table:table-cell>
          <table:table-cell table:formula="of:=1+[.C67]" office:value-type="float" office:value="6">
            <text:p>6</text:p>
          </table:table-cell>
          <table:table-cell office:value-type="string">
            <text:p>Jordy</text:p>
          </table:table-cell>
          <table:table-cell office:value-type="string">
            <text:p>McKeag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G81]+[.H6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699">
            <text:p>19699</text:p>
          </table:table-cell>
          <table:table-cell table:formula="of:=1+[.C68]" office:value-type="float" office:value="6">
            <text:p>6</text:p>
          </table:table-cell>
          <table:table-cell office:value-type="string">
            <text:p>Georgina</text:p>
          </table:table-cell>
          <table:table-cell office:value-type="string">
            <text:p>Milne</text:p>
          </table:table-cell>
          <table:table-cell office:value-type="float" office:value="1447">
            <text:p>1447</text:p>
          </table:table-cell>
          <table:table-cell office:value-type="float" office:value="38.22">
            <text:p>38.22</text:p>
          </table:table-cell>
          <table:table-cell table:formula="of:=[.G82]+[.H68]" office:value-type="float" office:value="1801.58">
            <text:p>1801.5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040">
            <text:p>13040</text:p>
          </table:table-cell>
          <table:table-cell table:formula="of:=1+[.C69]" office:value-type="float" office:value="6">
            <text:p>6</text:p>
          </table:table-cell>
          <table:table-cell office:value-type="string">
            <text:p>Robin</text:p>
          </table:table-cell>
          <table:table-cell office:value-type="string">
            <text:p>Newton</text:p>
          </table:table-cell>
          <table:table-cell office:value-type="float" office:value="4729">
            <text:p>4729</text:p>
          </table:table-cell>
          <table:table-cell office:value-type="float" office:value="88.11">
            <text:p>88.11</text:p>
          </table:table-cell>
          <table:table-cell table:formula="of:=[.G83]+[.H69]" office:value-type="float" office:value="4862.61">
            <text:p>4862.6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680">
            <text:p>19680</text:p>
          </table:table-cell>
          <table:table-cell table:formula="of:=1+[.C70]" office:value-type="float" office:value="6">
            <text:p>6</text:p>
          </table:table-cell>
          <table:table-cell office:value-type="string">
            <text:p>Máiréad</text:p>
          </table:table-cell>
          <table:table-cell office:value-type="string">
            <text:p>O'Donnell</text:p>
          </table:table-cell>
          <table:table-cell office:value-type="float" office:value="1173">
            <text:p>1173</text:p>
          </table:table-cell>
          <table:table-cell office:value-type="float" office:value="2.22">
            <text:p>2.22</text:p>
          </table:table-cell>
          <table:table-cell table:formula="of:=[.G84]+[.H70]" office:value-type="float" office:value="1235.1">
            <text:p>1235.1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3041">
            <text:p>13041</text:p>
          </table:table-cell>
          <table:table-cell table:formula="of:=1+[.C71]" office:value-type="float" office:value="6">
            <text:p>6</text:p>
          </table:table-cell>
          <table:table-cell office:value-type="string">
            <text:p>Courtney</text:p>
          </table:table-cell>
          <table:table-cell office:value-type="string">
            <text:p>Robinson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  <table:table-cell table:formula="of:=[.G85]+[.H7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Cross-Community Labour Alternative</text:p>
          </table:table-cell>
        </table:table-row>
        <table:table-row table:style-name="ro1" table:number-rows-repeated="1048490">
          <table:table-cell table:number-columns-repeated="11"/>
        </table:table-row>
        <table:table-row table:style-name="ro1">
          <table:table-cell table:number-columns-repeated="11"/>
        </table:table-row>
        <table:named-expressions>
          <table:named-range table:name="Excel_BuiltIn_Print_Area" table:base-cell-address="$'belfast-east'.$A$1" table:cell-range-address="$'belfast-east'.$A$1:.$W$80" table:range-usable-as="print-range"/>
        </table:named-expressions>
      </table:table>
      <table:table table:name="belfast-north" table:style-name="ta1" table:print="false">
        <table:table-column table:style-name="co1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office:value-type="float" office:value="1">
            <text:p>1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office:value-type="float" office:value="0">
            <text:p>0</text:p>
          </table:table-cell>
          <table:table-cell office:value-type="float" office:value="4835">
            <text:p>483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office:value-type="float" office:value="1">
            <text:p>1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office:value-type="float" office:value="0">
            <text:p>0</text:p>
          </table:table-cell>
          <table:table-cell office:value-type="float" office:value="5929">
            <text:p>592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office:value-type="float" office:value="1">
            <text:p>1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office:value-type="float" office:value="0">
            <text:p>0</text:p>
          </table:table-cell>
          <table:table-cell office:value-type="float" office:value="2053">
            <text:p>2053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office:value-type="float" office:value="1">
            <text:p>1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office:value-type="float" office:value="0">
            <text:p>0</text:p>
          </table:table-cell>
          <table:table-cell office:value-type="float" office:value="1559">
            <text:p>1559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office:value-type="float" office:value="1">
            <text:p>1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office:value-type="float" office:value="0">
            <text:p>0</text:p>
          </table:table-cell>
          <table:table-cell office:value-type="float" office:value="2418">
            <text:p>241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office:value-type="float" office:value="0">
            <text:p>0</text:p>
          </table:table-cell>
          <table:table-cell office:value-type="float" office:value="4418">
            <text:p>44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office:value-type="float" office:value="0">
            <text:p>0</text:p>
          </table:table-cell>
          <table:table-cell office:value-type="float" office:value="6275">
            <text:p>627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office:value-type="float" office:value="1">
            <text:p>1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office:value-type="float" office:value="0">
            <text:p>0</text:p>
          </table:table-cell>
          <table:table-cell office:value-type="float" office:value="5431">
            <text:p>5431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office:value-type="float" office:value="1">
            <text:p>1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office:value-type="float" office:value="0">
            <text:p>0</text:p>
          </table:table-cell>
          <table:table-cell office:value-type="float" office:value="3487">
            <text:p>348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office:value-type="float" office:value="1">
            <text:p>1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office:value-type="float" office:value="0">
            <text:p>0</text:p>
          </table:table-cell>
          <table:table-cell office:value-type="float" office:value="4056">
            <text:p>40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office:value-type="float" office:value="1">
            <text:p>1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office:value-type="float" office:value="1">
            <text:p>1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office:value-type="float" office:value="0">
            <text:p>0</text:p>
          </table:table-cell>
          <table:table-cell office:value-type="float" office:value="711">
            <text:p>71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office:value-type="float" office:value="1">
            <text:p>1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2]" office:value-type="float" office:value="2">
            <text:p>2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15]-[.H2]" office:value-type="float" office:value="8">
            <text:p>8</text:p>
          </table:table-cell>
          <table:table-cell office:value-type="float" office:value="4843">
            <text:p>484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3]" office:value-type="float" office:value="2">
            <text:p>2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16]-[.H3]" office:value-type="float" office:value="54">
            <text:p>54</text:p>
          </table:table-cell>
          <table:table-cell office:value-type="float" office:value="5983">
            <text:p>598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4]" office:value-type="float" office:value="2">
            <text:p>2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17]-[.H4]" office:value-type="float" office:value="50">
            <text:p>50</text:p>
          </table:table-cell>
          <table:table-cell office:value-type="float" office:value="2103">
            <text:p>2103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5]" office:value-type="float" office:value="2">
            <text:p>2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18]-[.H5]" office:value-type="float" office:value="290">
            <text:p>290</text:p>
          </table:table-cell>
          <table:table-cell office:value-type="float" office:value="1849">
            <text:p>1849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6]" office:value-type="float" office:value="2">
            <text:p>2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19]-[.H6]" office:value-type="float" office:value="39">
            <text:p>39</text:p>
          </table:table-cell>
          <table:table-cell office:value-type="float" office:value="2457">
            <text:p>245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7]" office:value-type="float" office:value="2">
            <text:p>2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20]-[.H7]" office:value-type="float" office:value="5">
            <text:p>5</text:p>
          </table:table-cell>
          <table:table-cell office:value-type="float" office:value="4423">
            <text:p>442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8]" office:value-type="float" office:value="2">
            <text:p>2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21]-[.H8]" office:value-type="float" office:value="54">
            <text:p>54</text:p>
          </table:table-cell>
          <table:table-cell office:value-type="float" office:value="6329">
            <text:p>632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9]" office:value-type="float" office:value="2">
            <text:p>2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22]-[.H9]" office:value-type="float" office:value="142">
            <text:p>142</text:p>
          </table:table-cell>
          <table:table-cell office:value-type="float" office:value="5573">
            <text:p>557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10]" office:value-type="float" office:value="2">
            <text:p>2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23]-[.H10]" office:value-type="float" office:value="312">
            <text:p>312</text:p>
          </table:table-cell>
          <table:table-cell office:value-type="float" office:value="3799">
            <text:p>379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11]" office:value-type="float" office:value="2">
            <text:p>2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24]-[.H11]" office:value-type="float" office:value="13">
            <text:p>13</text:p>
          </table:table-cell>
          <table:table-cell office:value-type="float" office:value="4069">
            <text:p>406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12]" office:value-type="float" office:value="2">
            <text:p>2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25]-[.H12]" office:value-type="float" office:value="-66">
            <text:p>-6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13]" office:value-type="float" office:value="2">
            <text:p>2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26]-[.H13]" office:value-type="float" office:value="-711">
            <text:p>-711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14]" office:value-type="float" office:value="2">
            <text:p>2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27]-[.H14]" office:value-type="float" office:value="-248">
            <text:p>-248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15]" office:value-type="float" office:value="3">
            <text:p>3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28]-[.H15]" office:value-type="float" office:value="22">
            <text:p>22</text:p>
          </table:table-cell>
          <table:table-cell office:value-type="float" office:value="4865">
            <text:p>486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16]" office:value-type="float" office:value="3">
            <text:p>3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29]-[.H16]" office:value-type="float" office:value="168">
            <text:p>168</text:p>
          </table:table-cell>
          <table:table-cell office:value-type="float" office:value="6151">
            <text:p>615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17]" office:value-type="float" office:value="3">
            <text:p>3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30]-[.H17]" office:value-type="float" office:value="71">
            <text:p>71</text:p>
          </table:table-cell>
          <table:table-cell office:value-type="float" office:value="2174">
            <text:p>2174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18]" office:value-type="float" office:value="3">
            <text:p>3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31]-[.H18]" office:value-type="float" office:value="-1849">
            <text:p>-184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19]" office:value-type="float" office:value="3">
            <text:p>3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32]-[.H19]" office:value-type="float" office:value="60">
            <text:p>60</text:p>
          </table:table-cell>
          <table:table-cell office:value-type="float" office:value="2517">
            <text:p>251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20]" office:value-type="float" office:value="3">
            <text:p>3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33]-[.H20]" office:value-type="float" office:value="6">
            <text:p>6</text:p>
          </table:table-cell>
          <table:table-cell office:value-type="float" office:value="4429">
            <text:p>44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21]" office:value-type="float" office:value="3">
            <text:p>3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34]-[.H21]" office:value-type="float" office:value="243">
            <text:p>243</text:p>
          </table:table-cell>
          <table:table-cell office:value-type="float" office:value="6572">
            <text:p>657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22]" office:value-type="float" office:value="3">
            <text:p>3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35]-[.H22]" office:value-type="float" office:value="503">
            <text:p>503</text:p>
          </table:table-cell>
          <table:table-cell office:value-type="float" office:value="6076">
            <text:p>607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23]" office:value-type="float" office:value="3">
            <text:p>3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36]-[.H23]" office:value-type="float" office:value="555">
            <text:p>555</text:p>
          </table:table-cell>
          <table:table-cell office:value-type="float" office:value="4354">
            <text:p>435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24]" office:value-type="float" office:value="3">
            <text:p>3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37]-[.H24]" office:value-type="float" office:value="10">
            <text:p>10</text:p>
          </table:table-cell>
          <table:table-cell office:value-type="float" office:value="4079">
            <text:p>407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25]" office:value-type="float" office:value="3">
            <text:p>3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38]-[.H2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26]" office:value-type="float" office:value="3">
            <text:p>3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39]-[.H2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27]" office:value-type="float" office:value="3">
            <text:p>3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40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28]" office:value-type="float" office:value="4">
            <text:p>4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41]-[.H28]" office:value-type="float" office:value="371">
            <text:p>371</text:p>
          </table:table-cell>
          <table:table-cell office:value-type="float" office:value="5236">
            <text:p>523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29]" office:value-type="float" office:value="4">
            <text:p>4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42]-[.H29]" office:value-type="float" office:value="4">
            <text:p>4</text:p>
          </table:table-cell>
          <table:table-cell office:value-type="float" office:value="6155">
            <text:p>615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30]" office:value-type="float" office:value="4">
            <text:p>4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43]-[.H30]" office:value-type="float" office:value="-2174">
            <text:p>-2174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31]" office:value-type="float" office:value="4">
            <text:p>4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44]-[.H3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32]" office:value-type="float" office:value="4">
            <text:p>4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45]-[.H32]" office:value-type="float" office:value="624">
            <text:p>624</text:p>
          </table:table-cell>
          <table:table-cell office:value-type="float" office:value="3141">
            <text:p>3141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33]" office:value-type="float" office:value="4">
            <text:p>4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46]-[.H33]" office:value-type="float" office:value="508">
            <text:p>508</text:p>
          </table:table-cell>
          <table:table-cell office:value-type="float" office:value="4937">
            <text:p>493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34]" office:value-type="float" office:value="4">
            <text:p>4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47]-[.H34]" office:value-type="float" office:value="10">
            <text:p>10</text:p>
          </table:table-cell>
          <table:table-cell office:value-type="float" office:value="6582">
            <text:p>658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35]" office:value-type="float" office:value="4">
            <text:p>4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48]-[.H35]" office:value-type="float" office:value="49">
            <text:p>49</text:p>
          </table:table-cell>
          <table:table-cell office:value-type="float" office:value="6125">
            <text:p>612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36]" office:value-type="float" office:value="4">
            <text:p>4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49]-[.H36]" office:value-type="float" office:value="161">
            <text:p>161</text:p>
          </table:table-cell>
          <table:table-cell office:value-type="float" office:value="4515">
            <text:p>451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37]" office:value-type="float" office:value="4">
            <text:p>4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50]-[.H37]" office:value-type="float" office:value="293">
            <text:p>293</text:p>
          </table:table-cell>
          <table:table-cell office:value-type="float" office:value="4372">
            <text:p>437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38]" office:value-type="float" office:value="4">
            <text:p>4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51]-[.H3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39]" office:value-type="float" office:value="4">
            <text:p>4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52]-[.H3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40]" office:value-type="float" office:value="4">
            <text:p>4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53]-[.H4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80">
            <text:p>11380</text:p>
          </table:table-cell>
          <table:table-cell table:formula="of:=1+[.C41]" office:value-type="float" office:value="5">
            <text:p>5</text:p>
          </table:table-cell>
          <table:table-cell office:value-type="string">
            <text:p>Paula</text:p>
          </table:table-cell>
          <table:table-cell office:value-type="string">
            <text:p>Bradley</text:p>
          </table:table-cell>
          <table:table-cell office:value-type="float" office:value="4835">
            <text:p>4835</text:p>
          </table:table-cell>
          <table:table-cell table:formula="of:=[.H54]-[.H41]" office:value-type="float" office:value="766">
            <text:p>766</text:p>
          </table:table-cell>
          <table:table-cell office:value-type="float" office:value="6002">
            <text:p>60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7">
            <text:p>11377</text:p>
          </table:table-cell>
          <table:table-cell table:formula="of:=1+[.C42]" office:value-type="float" office:value="5">
            <text:p>5</text:p>
          </table:table-cell>
          <table:table-cell office:value-type="string">
            <text:p>Carál</text:p>
          </table:table-cell>
          <table:table-cell office:value-type="string">
            <text:p>Ní Chuilín</text:p>
          </table:table-cell>
          <table:table-cell office:value-type="float" office:value="5929">
            <text:p>5929</text:p>
          </table:table-cell>
          <table:table-cell table:formula="of:=[.H55]-[.H42]" office:value-type="float" office:value="3">
            <text:p>3</text:p>
          </table:table-cell>
          <table:table-cell office:value-type="float" office:value="6158">
            <text:p>615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0">
            <text:p>19690</text:p>
          </table:table-cell>
          <table:table-cell table:formula="of:=1+[.C43]" office:value-type="float" office:value="5">
            <text:p>5</text:p>
          </table:table-cell>
          <table:table-cell office:value-type="string">
            <text:p>Julie-Anne</text:p>
          </table:table-cell>
          <table:table-cell office:value-type="string">
            <text:p>Corr-Johnston</text:p>
          </table:table-cell>
          <table:table-cell office:value-type="float" office:value="2053">
            <text:p>2053</text:p>
          </table:table-cell>
          <table:table-cell table:formula="of:=[.H56]-[.H4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371">
            <text:p>11371</text:p>
          </table:table-cell>
          <table:table-cell table:formula="of:=1+[.C44]" office:value-type="float" office:value="5">
            <text:p>5</text:p>
          </table:table-cell>
          <table:table-cell office:value-type="string">
            <text:p>Fiona</text:p>
          </table:table-cell>
          <table:table-cell office:value-type="string">
            <text:p>Ferguson</text:p>
          </table:table-cell>
          <table:table-cell office:value-type="float" office:value="1559">
            <text:p>1559</text:p>
          </table:table-cell>
          <table:table-cell table:formula="of:=[.H57]-[.H4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697">
            <text:p>19697</text:p>
          </table:table-cell>
          <table:table-cell table:formula="of:=1+[.C45]" office:value-type="float" office:value="5">
            <text:p>5</text:p>
          </table:table-cell>
          <table:table-cell office:value-type="string">
            <text:p>Robert</text:p>
          </table:table-cell>
          <table:table-cell office:value-type="string">
            <text:p>Foster</text:p>
          </table:table-cell>
          <table:table-cell office:value-type="float" office:value="2418">
            <text:p>2418</text:p>
          </table:table-cell>
          <table:table-cell table:formula="of:=[.H58]-[.H45]" office:value-type="float" office:value="-3141">
            <text:p>-3141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5">
            <text:p>575</text:p>
          </table:table-cell>
          <table:table-cell table:formula="of:=1+[.C46]" office:value-type="float" office:value="5">
            <text:p>5</text:p>
          </table:table-cell>
          <table:table-cell office:value-type="string">
            <text:p>William</text:p>
          </table:table-cell>
          <table:table-cell office:value-type="string">
            <text:p>Humphrey</text:p>
          </table:table-cell>
          <table:table-cell office:value-type="float" office:value="6275">
            <text:p>6275</text:p>
          </table:table-cell>
          <table:table-cell table:formula="of:=[.H59]-[.H46]" office:value-type="float" office:value="323">
            <text:p>323</text:p>
          </table:table-cell>
          <table:table-cell office:value-type="float" office:value="5260">
            <text:p>526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formula="of:=1+[.C47]" office:value-type="float" office:value="5">
            <text:p>5</text:p>
          </table:table-cell>
          <table:table-cell office:value-type="string">
            <text:p>Gerry</text:p>
          </table:table-cell>
          <table:table-cell office:value-type="string">
            <text:p>Kelly</text:p>
          </table:table-cell>
          <table:table-cell office:value-type="float" office:value="5431">
            <text:p>5431</text:p>
          </table:table-cell>
          <table:table-cell table:formula="of:=[.H60]-[.H47]" office:value-type="float" office:value="9">
            <text:p>9</text:p>
          </table:table-cell>
          <table:table-cell office:value-type="float" office:value="6591">
            <text:p>65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85">
            <text:p>11385</text:p>
          </table:table-cell>
          <table:table-cell table:formula="of:=1+[.C48]" office:value-type="float" office:value="5">
            <text:p>5</text:p>
          </table:table-cell>
          <table:table-cell office:value-type="string">
            <text:p>Nichola</text:p>
          </table:table-cell>
          <table:table-cell office:value-type="string">
            <text:p>Mallon</text:p>
          </table:table-cell>
          <table:table-cell office:value-type="float" office:value="5431">
            <text:p>5431</text:p>
          </table:table-cell>
          <table:table-cell table:formula="of:=[.H61]-[.H48]" office:value-type="float" office:value="537">
            <text:p>537</text:p>
          </table:table-cell>
          <table:table-cell office:value-type="float" office:value="6662">
            <text:p>666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4">
            <text:p>11374</text:p>
          </table:table-cell>
          <table:table-cell table:formula="of:=1+[.C49]" office:value-type="float" office:value="5">
            <text:p>5</text:p>
          </table:table-cell>
          <table:table-cell office:value-type="string">
            <text:p>Nuala</text:p>
          </table:table-cell>
          <table:table-cell office:value-type="string">
            <text:p>McAllister</text:p>
          </table:table-cell>
          <table:table-cell office:value-type="float" office:value="3486">
            <text:p>3486</text:p>
          </table:table-cell>
          <table:table-cell table:formula="of:=[.H62]-[.H49]" office:value-type="float" office:value="742">
            <text:p>742</text:p>
          </table:table-cell>
          <table:table-cell office:value-type="float" office:value="5257">
            <text:p>525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5">
            <text:p>11375</text:p>
          </table:table-cell>
          <table:table-cell table:formula="of:=1+[.C50]" office:value-type="float" office:value="5">
            <text:p>5</text:p>
          </table:table-cell>
          <table:table-cell office:value-type="string">
            <text:p>Nelson</text:p>
          </table:table-cell>
          <table:table-cell office:value-type="string">
            <text:p>McCausland</text:p>
          </table:table-cell>
          <table:table-cell office:value-type="float" office:value="4056">
            <text:p>4056</text:p>
          </table:table-cell>
          <table:table-cell table:formula="of:=[.H63]-[.H50]" office:value-type="float" office:value="337">
            <text:p>337</text:p>
          </table:table-cell>
          <table:table-cell office:value-type="float" office:value="4709">
            <text:p>4709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676">
            <text:p>19676</text:p>
          </table:table-cell>
          <table:table-cell table:formula="of:=1+[.C51]" office:value-type="float" office:value="5">
            <text:p>5</text:p>
          </table:table-cell>
          <table:table-cell office:value-type="string">
            <text:p>Adam</text:p>
          </table:table-cell>
          <table:table-cell office:value-type="string">
            <text:p>Millar</text:p>
          </table:table-cell>
          <table:table-cell office:value-type="float" office:value="66">
            <text:p>66</text:p>
          </table:table-cell>
          <table:table-cell table:formula="of:=[.H64]-[.H5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378">
            <text:p>11378</text:p>
          </table:table-cell>
          <table:table-cell table:formula="of:=1+[.C52]" office:value-type="float" office:value="5">
            <text:p>5</text:p>
          </table:table-cell>
          <table:table-cell office:value-type="string">
            <text:p>Malachai</text:p>
          </table:table-cell>
          <table:table-cell office:value-type="string">
            <text:p>O'Hara</text:p>
          </table:table-cell>
          <table:table-cell office:value-type="float" office:value="711">
            <text:p>711</text:p>
          </table:table-cell>
          <table:table-cell table:formula="of:=[.H65]-[.H5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264">
            <text:p>6264</text:p>
          </table:table-cell>
          <table:table-cell table:formula="of:=1+[.C53]" office:value-type="float" office:value="5">
            <text:p>5</text:p>
          </table:table-cell>
          <table:table-cell office:value-type="string">
            <text:p>Gemma</text:p>
          </table:table-cell>
          <table:table-cell office:value-type="string">
            <text:p>Weir</text:p>
          </table:table-cell>
          <table:table-cell office:value-type="float" office:value="248">
            <text:p>248</text:p>
          </table:table-cell>
          <table:table-cell table:formula="of:=[.H66]-[.H5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 table:number-rows-repeated="104850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belfast-sout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office:value-type="float" office:value="1">
            <text:p>1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0">
            <text:p>0</text:p>
          </table:table-cell>
          <table:table-cell office:value-type="float" office:value="4247">
            <text:p>4247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office:value-type="float" office:value="1">
            <text:p>1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0">
            <text:p>0</text:p>
          </table:table-cell>
          <table:table-cell office:value-type="float" office:value="5595">
            <text:p>559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office:value-type="float" office:value="1">
            <text:p>1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  <table:table-cell office:value-type="float" office:value="531">
            <text:p>531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office:value-type="float" office:value="1">
            <text:p>1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0">
            <text:p>0</text:p>
          </table:table-cell>
          <table:table-cell office:value-type="float" office:value="1794">
            <text:p>179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office:value-type="float" office:value="1">
            <text:p>1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0">
            <text:p>0</text:p>
          </table:table-cell>
          <table:table-cell office:value-type="float" office:value="6559">
            <text:p>655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office:value-type="float" office:value="1">
            <text:p>1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0">
            <text:p>0</text:p>
          </table:table-cell>
          <table:table-cell office:value-type="float" office:value="3863">
            <text:p>386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0">
            <text:p>0</text:p>
          </table:table-cell>
          <table:table-cell office:value-type="float" office:value="703">
            <text:p>703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office:value-type="float" office:value="1">
            <text:p>1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office:value-type="float" office:value="1">
            <text:p>1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office:value-type="float" office:value="163">
            <text:p>163</text:p>
          </table:table-cell>
          <table:table-cell table:number-columns-repeated="2"/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office:value-type="float" office:value="1">
            <text:p>1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0">
            <text:p>0</text:p>
          </table:table-cell>
          <table:table-cell office:value-type="float" office:value="2053">
            <text:p>205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office:value-type="float" office:value="1">
            <text:p>1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0">
            <text:p>0</text:p>
          </table:table-cell>
          <table:table-cell office:value-type="float" office:value="760">
            <text:p>76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office:value-type="float" office:value="1">
            <text:p>1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office:value-type="float" office:value="7610">
            <text:p>761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office:value-type="float" office:value="1">
            <text:p>1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0">
            <text:p>0</text:p>
          </table:table-cell>
          <table:table-cell office:value-type="float" office:value="4446">
            <text:p>44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office:value-type="float" office:value="1">
            <text:p>1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0">
            <text:p>0</text:p>
          </table:table-cell>
          <table:table-cell office:value-type="float" office:value="4529">
            <text:p>452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office:value-type="float" office:value="2">
            <text:p>2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45.78">
            <text:p>45.78</text:p>
          </table:table-cell>
          <table:table-cell table:formula="of:=[.G16]+[.H2]" office:value-type="float" office:value="4292.78">
            <text:p>4292.7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office:value-type="float" office:value="2">
            <text:p>2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37.26">
            <text:p>37.26</text:p>
          </table:table-cell>
          <table:table-cell table:formula="of:=[.G17]+[.H3]" office:value-type="float" office:value="5632.26">
            <text:p>5632.2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office:value-type="float" office:value="2">
            <text:p>2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8.76">
            <text:p>8.76</text:p>
          </table:table-cell>
          <table:table-cell table:formula="of:=[.G18]+[.H4]" office:value-type="float" office:value="539.76">
            <text:p>539.76</text:p>
          </table:table-cell>
          <table:table-cell table:number-columns-repeated="2"/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office:value-type="float" office:value="2">
            <text:p>2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61.68">
            <text:p>61.68</text:p>
          </table:table-cell>
          <table:table-cell table:formula="of:=[.G19]+[.H5]" office:value-type="float" office:value="1855.68">
            <text:p>1855.6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office:value-type="float" office:value="2">
            <text:p>2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197.28">
            <text:p>197.28</text:p>
          </table:table-cell>
          <table:table-cell table:formula="of:=[.G20]+[.H6]" office:value-type="float" office:value="6756.28">
            <text:p>6756.2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office:value-type="float" office:value="2">
            <text:p>2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3">
            <text:p>3</text:p>
          </table:table-cell>
          <table:table-cell table:formula="of:=[.G21]+[.H7]" office:value-type="float" office:value="3866">
            <text:p>386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0.36">
            <text:p>0.36</text:p>
          </table:table-cell>
          <table:table-cell table:formula="of:=[.G22]+[.H8]" office:value-type="float" office:value="703.36">
            <text:p>703.3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office:value-type="float" office:value="2">
            <text:p>2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.48">
            <text:p>0.48</text:p>
          </table:table-cell>
          <table:table-cell table:formula="of:=[.G23]+[.H9]" office:value-type="float" office:value="200.48">
            <text:p>200.48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office:value-type="float" office:value="2">
            <text:p>2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5.22">
            <text:p>5.22</text:p>
          </table:table-cell>
          <table:table-cell table:formula="of:=[.G24]+[.H10]" office:value-type="float" office:value="168.22">
            <text:p>168.22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office:value-type="float" office:value="2">
            <text:p>2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27.96">
            <text:p>27.96</text:p>
          </table:table-cell>
          <table:table-cell table:formula="of:=[.G25]+[.H11]" office:value-type="float" office:value="2080.96">
            <text:p>2080.9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office:value-type="float" office:value="2">
            <text:p>2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29.58">
            <text:p>29.58</text:p>
          </table:table-cell>
          <table:table-cell table:formula="of:=[.G26]+[.H12]" office:value-type="float" office:value="789.58">
            <text:p>789.58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office:value-type="float" office:value="2">
            <text:p>2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-434">
            <text:p>-434</text:p>
          </table:table-cell>
          <table:table-cell table:formula="of:=[.G27]+[.H13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office:value-type="float" office:value="2">
            <text:p>2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0.78">
            <text:p>0.78</text:p>
          </table:table-cell>
          <table:table-cell table:formula="of:=[.G28]+[.H14]" office:value-type="float" office:value="4446.78">
            <text:p>4446.7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office:value-type="float" office:value="2">
            <text:p>2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1.08">
            <text:p>1.08</text:p>
          </table:table-cell>
          <table:table-cell table:formula="of:=[.G29]+[.H15]" office:value-type="float" office:value="4530.08">
            <text:p>4530.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table:formula="of:=1+[.C16]" office:value-type="float" office:value="3">
            <text:p>3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48.96">
            <text:p>48.96</text:p>
          </table:table-cell>
          <table:table-cell table:formula="of:=[.G30]+[.H16]" office:value-type="float" office:value="4341.74">
            <text:p>4341.74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table:formula="of:=1+[.C17]" office:value-type="float" office:value="3">
            <text:p>3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40.24">
            <text:p>40.24</text:p>
          </table:table-cell>
          <table:table-cell table:formula="of:=[.G31]+[.H17]" office:value-type="float" office:value="5672.5">
            <text:p>5672.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table:formula="of:=1+[.C18]" office:value-type="float" office:value="3">
            <text:p>3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26.66">
            <text:p>26.66</text:p>
          </table:table-cell>
          <table:table-cell table:formula="of:=[.G32]+[.H18]" office:value-type="float" office:value="566.42">
            <text:p>566.42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table:formula="of:=1+[.C19]" office:value-type="float" office:value="3">
            <text:p>3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10.24">
            <text:p>10.24</text:p>
          </table:table-cell>
          <table:table-cell table:formula="of:=[.G33]+[.H19]" office:value-type="float" office:value="1865.92">
            <text:p>1865.9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table:formula="of:=1+[.C20]" office:value-type="float" office:value="3">
            <text:p>3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31.84">
            <text:p>31.84</text:p>
          </table:table-cell>
          <table:table-cell table:formula="of:=[.G34]+[.H20]" office:value-type="float" office:value="6788.12">
            <text:p>6788.1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table:formula="of:=1+[.C21]" office:value-type="float" office:value="3">
            <text:p>3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66.12">
            <text:p>66.12</text:p>
          </table:table-cell>
          <table:table-cell table:formula="of:=[.G35]+[.H21]" office:value-type="float" office:value="3932.12">
            <text:p>3932.1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table:formula="of:=1+[.C22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14">
            <text:p>14</text:p>
          </table:table-cell>
          <table:table-cell table:formula="of:=[.G36]+[.H22]" office:value-type="float" office:value="717.36">
            <text:p>717.3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table:formula="of:=1+[.C23]" office:value-type="float" office:value="3">
            <text:p>3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-200.48">
            <text:p>-200.48</text:p>
          </table:table-cell>
          <table:table-cell table:formula="of:=[.G37]+[.H2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table:formula="of:=1+[.C24]" office:value-type="float" office:value="3">
            <text:p>3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-168.22">
            <text:p>-168.22</text:p>
          </table:table-cell>
          <table:table-cell table:formula="of:=[.G38]+[.H2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table:formula="of:=1+[.C25]" office:value-type="float" office:value="3">
            <text:p>3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14.42">
            <text:p>14.42</text:p>
          </table:table-cell>
          <table:table-cell table:formula="of:=[.G39]+[.H25]" office:value-type="float" office:value="2095.38">
            <text:p>2095.3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table:formula="of:=1+[.C26]" office:value-type="float" office:value="3">
            <text:p>3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39.14">
            <text:p>39.14</text:p>
          </table:table-cell>
          <table:table-cell table:formula="of:=[.G40]+[.H26]" office:value-type="float" office:value="828.72">
            <text:p>828.72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table:formula="of:=1+[.C27]" office:value-type="float" office:value="3">
            <text:p>3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41]+[.H27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table:formula="of:=1+[.C28]" office:value-type="float" office:value="3">
            <text:p>3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22.06">
            <text:p>22.06</text:p>
          </table:table-cell>
          <table:table-cell table:formula="of:=[.G42]+[.H28]" office:value-type="float" office:value="4468.84">
            <text:p>4468.8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table:formula="of:=1+[.C29]" office:value-type="float" office:value="3">
            <text:p>3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21">
            <text:p>21</text:p>
          </table:table-cell>
          <table:table-cell table:formula="of:=[.G43]+[.H29]" office:value-type="float" office:value="4551.08">
            <text:p>4551.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table:formula="of:=1+[.C30]" office:value-type="float" office:value="4">
            <text:p>4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181.34">
            <text:p>181.34</text:p>
          </table:table-cell>
          <table:table-cell table:formula="of:=[.G44]+[.H30]" office:value-type="float" office:value="4523.08">
            <text:p>4523.0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table:formula="of:=1+[.C31]" office:value-type="float" office:value="4">
            <text:p>4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67.9">
            <text:p>67.9</text:p>
          </table:table-cell>
          <table:table-cell table:formula="of:=[.G45]+[.H31]" office:value-type="float" office:value="5740.4">
            <text:p>5740.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table:formula="of:=1+[.C32]" office:value-type="float" office:value="4">
            <text:p>4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-566.42">
            <text:p>-566.42</text:p>
          </table:table-cell>
          <table:table-cell table:formula="of:=[.G46]+[.H3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table:formula="of:=1+[.C33]" office:value-type="float" office:value="4">
            <text:p>4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27.5">
            <text:p>27.5</text:p>
          </table:table-cell>
          <table:table-cell table:formula="of:=[.G47]+[.H33]" office:value-type="float" office:value="1893.42">
            <text:p>1893.4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table:formula="of:=1+[.C34]" office:value-type="float" office:value="4">
            <text:p>4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51.44">
            <text:p>51.44</text:p>
          </table:table-cell>
          <table:table-cell table:formula="of:=[.G48]+[.H34]" office:value-type="float" office:value="6839.56">
            <text:p>6839.5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table:formula="of:=1+[.C35]" office:value-type="float" office:value="4">
            <text:p>4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23">
            <text:p>23</text:p>
          </table:table-cell>
          <table:table-cell table:formula="of:=[.G49]+[.H35]" office:value-type="float" office:value="3955.12">
            <text:p>3955.1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table:formula="of:=1+[.C36]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7.12">
            <text:p>7.12</text:p>
          </table:table-cell>
          <table:table-cell table:formula="of:=[.G50]+[.H36]" office:value-type="float" office:value="724.48">
            <text:p>724.48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table:formula="of:=1+[.C37]" office:value-type="float" office:value="4">
            <text:p>4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formula="of:=[.G51]+[.H3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table:formula="of:=1+[.C38]" office:value-type="float" office:value="4">
            <text:p>4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table:formula="of:=[.G52]+[.H3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table:formula="of:=1+[.C39]" office:value-type="float" office:value="4">
            <text:p>4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23.54">
            <text:p>23.54</text:p>
          </table:table-cell>
          <table:table-cell table:formula="of:=[.G53]+[.H39]" office:value-type="float" office:value="2118.92">
            <text:p>2118.9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table:formula="of:=1+[.C40]" office:value-type="float" office:value="4">
            <text:p>4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142.14">
            <text:p>142.14</text:p>
          </table:table-cell>
          <table:table-cell table:formula="of:=[.G54]+[.H40]" office:value-type="float" office:value="970.86">
            <text:p>970.86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table:formula="of:=1+[.C41]" office:value-type="float" office:value="4">
            <text:p>4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55]+[.H41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table:formula="of:=1+[.C42]" office:value-type="float" office:value="4">
            <text:p>4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8">
            <text:p>8</text:p>
          </table:table-cell>
          <table:table-cell table:formula="of:=[.G56]+[.H42]" office:value-type="float" office:value="4476.84">
            <text:p>4476.8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table:formula="of:=1+[.C43]" office:value-type="float" office:value="4">
            <text:p>4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3">
            <text:p>3</text:p>
          </table:table-cell>
          <table:table-cell table:formula="of:=[.G57]+[.H43]" office:value-type="float" office:value="4554.08">
            <text:p>4554.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824">
            <text:p>5824</text:p>
          </table:table-cell>
          <table:table-cell table:formula="of:=1+[.C44]" office:value-type="float" office:value="5">
            <text:p>5</text:p>
          </table:table-cell>
          <table:table-cell office:value-type="string">
            <text:p>Clare</text:p>
          </table:table-cell>
          <table:table-cell office:value-type="string">
            <text:p>Bailey</text:p>
          </table:table-cell>
          <table:table-cell office:value-type="float" office:value="4247">
            <text:p>4247</text:p>
          </table:table-cell>
          <table:table-cell office:value-type="float" office:value="550.88">
            <text:p>550.88</text:p>
          </table:table-cell>
          <table:table-cell table:formula="of:=[.G58]+[.H44]" office:value-type="float" office:value="5073.96">
            <text:p>5073.9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679">
            <text:p>1679</text:p>
          </table:table-cell>
          <table:table-cell table:formula="of:=1+[.C45]" office:value-type="float" office:value="5">
            <text:p>5</text:p>
          </table:table-cell>
          <table:table-cell office:value-type="string">
            <text:p>Paula</text:p>
          </table:table-cell>
          <table:table-cell office:value-type="string">
            <text:p>Bradshaw</text:p>
          </table:table-cell>
          <table:table-cell office:value-type="float" office:value="5595">
            <text:p>5595</text:p>
          </table:table-cell>
          <table:table-cell office:value-type="float" office:value="125.98">
            <text:p>125.98</text:p>
          </table:table-cell>
          <table:table-cell table:formula="of:=[.G59]+[.H45]" office:value-type="float" office:value="5866.38">
            <text:p>5866.3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5">
            <text:p>11455</text:p>
          </table:table-cell>
          <table:table-cell table:formula="of:=1+[.C46]" office:value-type="float" office:value="5">
            <text:p>5</text:p>
          </table:table-cell>
          <table:table-cell office:value-type="string">
            <text:p>Sean</text:p>
          </table:table-cell>
          <table:table-cell office:value-type="string">
            <text:p>Burns</text:p>
          </table:table-cell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  <table:table-cell table:formula="of:=[.G60]+[.H4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ross-Community Labour Alternativ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98">
            <text:p>19698</text:p>
          </table:table-cell>
          <table:table-cell table:formula="of:=1+[.C47]" office:value-type="float" office:value="5">
            <text:p>5</text:p>
          </table:table-cell>
          <table:table-cell office:value-type="string">
            <text:p>Naomh</text:p>
          </table:table-cell>
          <table:table-cell office:value-type="string">
            <text:p>Gallagher</text:p>
          </table:table-cell>
          <table:table-cell office:value-type="float" office:value="1794">
            <text:p>1794</text:p>
          </table:table-cell>
          <table:table-cell office:value-type="float" office:value="68.8">
            <text:p>68.8</text:p>
          </table:table-cell>
          <table:table-cell table:formula="of:=[.G61]+[.H47]" office:value-type="float" office:value="1962.22">
            <text:p>1962.22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3475">
            <text:p>3475</text:p>
          </table:table-cell>
          <table:table-cell table:formula="of:=1+[.C48]" office:value-type="float" office:value="5">
            <text:p>5</text:p>
          </table:table-cell>
          <table:table-cell office:value-type="string">
            <text:p>Claire</text:p>
          </table:table-cell>
          <table:table-cell office:value-type="string">
            <text:p>Hanna</text:p>
          </table:table-cell>
          <table:table-cell office:value-type="float" office:value="6559">
            <text:p>6559</text:p>
          </table:table-cell>
          <table:table-cell office:value-type="float" office:value="141.98">
            <text:p>141.98</text:p>
          </table:table-cell>
          <table:table-cell table:formula="of:=[.G62]+[.H48]" office:value-type="float" office:value="6981.54">
            <text:p>6981.5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709">
            <text:p>19709</text:p>
          </table:table-cell>
          <table:table-cell table:formula="of:=1+[.C49]" office:value-type="float" office:value="5">
            <text:p>5</text:p>
          </table:table-cell>
          <table:table-cell office:value-type="string">
            <text:p>Micheal</text:p>
          </table:table-cell>
          <table:table-cell office:value-type="string">
            <text:p>Henderson</text:p>
          </table:table-cell>
          <table:table-cell office:value-type="float" office:value="3863">
            <text:p>3863</text:p>
          </table:table-cell>
          <table:table-cell office:value-type="float" office:value="285.3">
            <text:p>285.3</text:p>
          </table:table-cell>
          <table:table-cell table:formula="of:=[.G63]+[.H49]" office:value-type="float" office:value="4240.42">
            <text:p>4240.4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7">
            <text:p>11457</text:p>
          </table:table-cell>
          <table:table-cell table:formula="of:=1+[.C50]" office:value-type="float" office:value="5">
            <text:p>5</text:p>
          </table:table-cell>
          <table:table-cell office:value-type="string">
            <text:p>John</text:p>
          </table:table-cell>
          <table:table-cell office:value-type="string">
            <text:p>Andrew Hiddleston</text:p>
          </table:table-cell>
          <table:table-cell office:value-type="float" office:value="703">
            <text:p>703</text:p>
          </table:table-cell>
          <table:table-cell office:value-type="float" office:value="-724.48">
            <text:p>-724.48</text:p>
          </table:table-cell>
          <table:table-cell table:formula="of:=[.G64]+[.H50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6023">
            <text:p>6023</text:p>
          </table:table-cell>
          <table:table-cell table:formula="of:=1+[.C51]" office:value-type="float" office:value="5">
            <text:p>5</text:p>
          </table:table-cell>
          <table:table-cell office:value-type="string">
            <text:p>George</text:p>
          </table:table-cell>
          <table:table-cell office:value-type="string">
            <text:p>Jabbour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formula="of:=[.G65]+[.H5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65">
            <text:p>6265</text:p>
          </table:table-cell>
          <table:table-cell table:formula="of:=1+[.C52]" office:value-type="float" office:value="5">
            <text:p>5</text:p>
          </table:table-cell>
          <table:table-cell office:value-type="string">
            <text:p>Lily</text:p>
          </table:table-cell>
          <table:table-cell office:value-type="string">
            <text:p>Kerr</text:p>
          </table:table-cell>
          <table:table-cell office:value-type="float" office:value="163">
            <text:p>163</text:p>
          </table:table-cell>
          <table:table-cell office:value-type="float" office:value="0">
            <text:p>0</text:p>
          </table:table-cell>
          <table:table-cell table:formula="of:=[.G66]+[.H5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7">
            <text:p>19677</text:p>
          </table:table-cell>
          <table:table-cell table:formula="of:=1+[.C53]" office:value-type="float" office:value="5">
            <text:p>5</text:p>
          </table:table-cell>
          <table:table-cell office:value-type="string">
            <text:p>Emmet</text:p>
          </table:table-cell>
          <table:table-cell office:value-type="string">
            <text:p>McDonough-Brown</text:p>
          </table:table-cell>
          <table:table-cell office:value-type="float" office:value="2053">
            <text:p>2053</text:p>
          </table:table-cell>
          <table:table-cell office:value-type="float" office:value="66.42">
            <text:p>66.42</text:p>
          </table:table-cell>
          <table:table-cell table:formula="of:=[.G67]+[.H53]" office:value-type="float" office:value="2185.34">
            <text:p>2185.34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9670">
            <text:p>19670</text:p>
          </table:table-cell>
          <table:table-cell table:formula="of:=1+[.C54]" office:value-type="float" office:value="5">
            <text:p>5</text:p>
          </table:table-cell>
          <table:table-cell office:value-type="string">
            <text:p>Pádraigín</text:p>
          </table:table-cell>
          <table:table-cell office:value-type="string">
            <text:p>Mervyn</text:p>
          </table:table-cell>
          <table:table-cell office:value-type="float" office:value="760">
            <text:p>760</text:p>
          </table:table-cell>
          <table:table-cell office:value-type="float" office:value="-970.86">
            <text:p>-970.86</text:p>
          </table:table-cell>
          <table:table-cell table:formula="of:=[.G68]+[.H54]" office:value-type="float" office:value="0">
            <text:p>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597">
            <text:p>4597</text:p>
          </table:table-cell>
          <table:table-cell table:formula="of:=1+[.C55]" office:value-type="float" office:value="5">
            <text:p>5</text:p>
          </table:table-cell>
          <table:table-cell office:value-type="string">
            <text:p>Máirtín</text:p>
          </table:table-cell>
          <table:table-cell office:value-type="string">
            <text:p>Ó Muilleoir</text:p>
          </table:table-cell>
          <table:table-cell office:value-type="float" office:value="7610">
            <text:p>7610</text:p>
          </table:table-cell>
          <table:table-cell office:value-type="float" office:value="0">
            <text:p>0</text:p>
          </table:table-cell>
          <table:table-cell table:formula="of:=[.G69]+[.H55]" office:value-type="float" office:value="7176">
            <text:p>717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58">
            <text:p>11458</text:p>
          </table:table-cell>
          <table:table-cell table:formula="of:=1+[.C56]" office:value-type="float" office:value="5">
            <text:p>5</text:p>
          </table:table-cell>
          <table:table-cell office:value-type="string">
            <text:p>Emma</text:p>
          </table:table-cell>
          <table:table-cell office:value-type="string">
            <text:p>Little Pengelly</text:p>
          </table:table-cell>
          <table:table-cell office:value-type="float" office:value="4446">
            <text:p>4446</text:p>
          </table:table-cell>
          <table:table-cell office:value-type="float" office:value="179.06">
            <text:p>179.06</text:p>
          </table:table-cell>
          <table:table-cell table:formula="of:=[.G70]+[.H56]" office:value-type="float" office:value="4655.9">
            <text:p>4655.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461">
            <text:p>11461</text:p>
          </table:table-cell>
          <table:table-cell table:formula="of:=1+[.C57]" office:value-type="float" office:value="5">
            <text:p>5</text:p>
          </table:table-cell>
          <table:table-cell office:value-type="string">
            <text:p>Christopher David Matthew</text:p>
          </table:table-cell>
          <table:table-cell office:value-type="string">
            <text:p>Stalford</text:p>
          </table:table-cell>
          <table:table-cell office:value-type="float" office:value="4529">
            <text:p>4529</text:p>
          </table:table-cell>
          <table:table-cell office:value-type="float" office:value="150">
            <text:p>150</text:p>
          </table:table-cell>
          <table:table-cell table:formula="of:=[.G71]+[.H57]" office:value-type="float" office:value="4704.08">
            <text:p>4704.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04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belfast-we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office:value-type="float" office:value="0">
            <text:p>0</text:p>
          </table:table-cell>
          <table:table-cell office:value-type="float" office:value="3452">
            <text:p>345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office:value-type="float" office:value="0">
            <text:p>0</text:p>
          </table:table-cell>
          <table:table-cell office:value-type="float" office:value="415">
            <text:p>41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office:value-type="float" office:value="0">
            <text:p>0</text:p>
          </table:table-cell>
          <table:table-cell office:value-type="float" office:value="4903">
            <text:p>4903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office:value-type="float" office:value="1">
            <text:p>1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office:value-type="float" office:value="0">
            <text:p>0</text:p>
          </table:table-cell>
          <table:table-cell office:value-type="float" office:value="1096">
            <text:p>109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office:value-type="float" office:value="1">
            <text:p>1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office:value-type="float" office:value="0">
            <text:p>0</text:p>
          </table:table-cell>
          <table:table-cell office:value-type="float" office:value="747">
            <text:p>74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office:value-type="float" office:value="1">
            <text:p>1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office:value-type="float" office:value="0">
            <text:p>0</text:p>
          </table:table-cell>
          <table:table-cell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office:value-type="float" office:value="0">
            <text:p>0</text:p>
          </table:table-cell>
          <table:table-cell office:value-type="float" office:value="6346">
            <text:p>634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office:value-type="float" office:value="1">
            <text:p>1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office:value-type="float" office:value="0">
            <text:p>0</text:p>
          </table:table-cell>
          <table:table-cell office:value-type="float" office:value="6201">
            <text:p>62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office:value-type="float" office:value="1">
            <text:p>1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office:value-type="float" office:value="0">
            <text:p>0</text:p>
          </table:table-cell>
          <table:table-cell office:value-type="float" office:value="4063">
            <text:p>406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office:value-type="float" office:value="1">
            <text:p>1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office:value-type="float" office:value="0">
            <text:p>0</text:p>
          </table:table-cell>
          <table:table-cell office:value-type="float" office:value="251">
            <text:p>25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office:value-type="float" office:value="1">
            <text:p>1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486">
            <text:p>48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office:value-type="float" office:value="1">
            <text:p>1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office:value-type="float" office:value="0">
            <text:p>0</text:p>
          </table:table-cell>
          <table:table-cell office:value-type="float" office:value="5466">
            <text:p>546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office:value-type="float" office:value="567">
            <text:p>567</text:p>
          </table:table-cell>
          <table:table-cell table:formula="of:=[.G14]+[.H2]" office:value-type="float" office:value="4019">
            <text:p>4019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office:value-type="float" office:value="-415">
            <text:p>-415</text:p>
          </table:table-cell>
          <table:table-cell table:formula="of:=[.G15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office:value-type="float" office:value="2">
            <text:p>2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office:value-type="float" office:value="1611">
            <text:p>1611</text:p>
          </table:table-cell>
          <table:table-cell table:formula="of:=[.G16]+[.H4]" office:value-type="float" office:value="6514">
            <text:p>6514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office:value-type="float" office:value="2">
            <text:p>2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office:value-type="float" office:value="-1096">
            <text:p>-1096</text:p>
          </table:table-cell>
          <table:table-cell table:formula="of:=[.G17]+[.H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office:value-type="float" office:value="2">
            <text:p>2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office:value-type="float" office:value="-747">
            <text:p>-747</text:p>
          </table:table-cell>
          <table:table-cell table:formula="of:=[.G18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office:value-type="float" office:value="2">
            <text:p>2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office:value-type="float" office:value="0">
            <text:p>0</text:p>
          </table:table-cell>
          <table:table-cell table:formula="of:=[.G19]+[.H7]"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office:value-type="float" office:value="105">
            <text:p>105</text:p>
          </table:table-cell>
          <table:table-cell table:formula="of:=[.G20]+[.H8]" office:value-type="float" office:value="6451">
            <text:p>645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office:value-type="float" office:value="2">
            <text:p>2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office:value-type="float" office:value="113">
            <text:p>113</text:p>
          </table:table-cell>
          <table:table-cell table:formula="of:=[.G21]+[.H9]" office:value-type="float" office:value="6314">
            <text:p>631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office:value-type="float" office:value="2">
            <text:p>2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office:value-type="float" office:value="309">
            <text:p>309</text:p>
          </table:table-cell>
          <table:table-cell table:formula="of:=[.G22]+[.H10]" office:value-type="float" office:value="4372">
            <text:p>437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office:value-type="float" office:value="2">
            <text:p>2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office:value-type="float" office:value="-251">
            <text:p>-251</text:p>
          </table:table-cell>
          <table:table-cell table:formula="of:=[.G23]+[.H1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office:value-type="float" office:value="2">
            <text:p>2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office:value-type="float" office:value="-486">
            <text:p>-486</text:p>
          </table:table-cell>
          <table:table-cell table:formula="of:=[.G24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office:value-type="float" office:value="2">
            <text:p>2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office:value-type="float" office:value="49">
            <text:p>49</text:p>
          </table:table-cell>
          <table:table-cell table:formula="of:=[.G25]+[.H13]" office:value-type="float" office:value="5515">
            <text:p>551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table:formula="of:=1+[.C14]" office:value-type="float" office:value="3">
            <text:p>3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office:value-type="float" office:value="-4019">
            <text:p>-401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table:formula="of:=1+[.C15]" office:value-type="float" office:value="3">
            <text:p>3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table:formula="of:=[.H27]-[.H1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table:formula="of:=1+[.C16]" office:value-type="float" office:value="3">
            <text:p>3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table:formula="of:=[.H28]-[.H16]" office:value-type="float" office:value="1738">
            <text:p>1738</text:p>
          </table:table-cell>
          <table:table-cell office:value-type="float" office:value="8252">
            <text:p>8252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table:formula="of:=1+[.C17]" office:value-type="float" office:value="3">
            <text:p>3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table:formula="of:=[.H29]-[.H1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table:formula="of:=1+[.C18]" office:value-type="float" office:value="3">
            <text:p>3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table:formula="of:=[.H30]-[.H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table:formula="of:=1+[.C19]" office:value-type="float" office:value="3">
            <text:p>3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table:formula="of:=[.H31]-[.H19]" office:value-type="float" office:value="0">
            <text:p>0</text:p>
          </table:table-cell>
          <table:table-cell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table:formula="of:=1+[.C20]" office:value-type="float" office:value="3">
            <text:p>3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table:formula="of:=[.H32]-[.H20]" office:value-type="float" office:value="585">
            <text:p>585</text:p>
          </table:table-cell>
          <table:table-cell office:value-type="float" office:value="7036">
            <text:p>7036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table:formula="of:=1+[.C21]" office:value-type="float" office:value="3">
            <text:p>3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table:formula="of:=[.H33]-[.H21]" office:value-type="float" office:value="222">
            <text:p>222</text:p>
          </table:table-cell>
          <table:table-cell office:value-type="float" office:value="6536">
            <text:p>653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table:formula="of:=1+[.C22]" office:value-type="float" office:value="3">
            <text:p>3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table:formula="of:=[.H34]-[.H22]" office:value-type="float" office:value="74">
            <text:p>74</text:p>
          </table:table-cell>
          <table:table-cell office:value-type="float" office:value="4446">
            <text:p>44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table:formula="of:=1+[.C23]" office:value-type="float" office:value="3">
            <text:p>3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table:formula="of:=[.H35]-[.H2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table:formula="of:=1+[.C24]" office:value-type="float" office:value="3">
            <text:p>3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table:formula="of:=[.H36]-[.H2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table:formula="of:=1+[.C25]" office:value-type="float" office:value="3">
            <text:p>3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table:formula="of:=[.H37]-[.H25]" office:value-type="float" office:value="189">
            <text:p>189</text:p>
          </table:table-cell>
          <table:table-cell office:value-type="float" office:value="5704">
            <text:p>570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982">
            <text:p>982</text:p>
          </table:table-cell>
          <table:table-cell table:formula="of:=1+[.C26]" office:value-type="float" office:value="4">
            <text:p>4</text:p>
          </table:table-cell>
          <table:table-cell office:value-type="string">
            <text:p>Alex</text:p>
          </table:table-cell>
          <table:table-cell office:value-type="string">
            <text:p>Attwood</text:p>
          </table:table-cell>
          <table:table-cell office:value-type="float" office:value="3452">
            <text:p>3452</text:p>
          </table:table-cell>
          <table:table-cell table:formula="of:=[.H38]-[.H2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8186">
            <text:p>8186</text:p>
          </table:table-cell>
          <table:table-cell table:formula="of:=1+[.C27]" office:value-type="float" office:value="4">
            <text:p>4</text:p>
          </table:table-cell>
          <table:table-cell office:value-type="string">
            <text:p>Conor</text:p>
          </table:table-cell>
          <table:table-cell office:value-type="string">
            <text:p>Campbell</text:p>
          </table:table-cell>
          <table:table-cell office:value-type="float" office:value="415">
            <text:p>415</text:p>
          </table:table-cell>
          <table:table-cell table:formula="of:=[.H39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199">
            <text:p>7199</text:p>
          </table:table-cell>
          <table:table-cell table:formula="of:=1+[.C28]" office:value-type="float" office:value="4">
            <text:p>4</text:p>
          </table:table-cell>
          <table:table-cell office:value-type="string">
            <text:p>Gerry</text:p>
          </table:table-cell>
          <table:table-cell office:value-type="string">
            <text:p>Carroll</text:p>
          </table:table-cell>
          <table:table-cell office:value-type="float" office:value="4903">
            <text:p>4903</text:p>
          </table:table-cell>
          <table:table-cell office:value-type="float" office:value="-1527">
            <text:p>-1527</text:p>
          </table:table-cell>
          <table:table-cell table:formula="of:=[.H28]+[.G40]" office:value-type="float" office:value="6725">
            <text:p>6725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74">
            <text:p>19674</text:p>
          </table:table-cell>
          <table:table-cell table:formula="of:=1+[.C29]" office:value-type="float" office:value="4">
            <text:p>4</text:p>
          </table:table-cell>
          <table:table-cell office:value-type="string">
            <text:p>Michael</text:p>
          </table:table-cell>
          <table:table-cell office:value-type="string">
            <text:p>Collins</text:p>
          </table:table-cell>
          <table:table-cell office:value-type="float" office:value="1096">
            <text:p>1096</text:p>
          </table:table-cell>
          <table:table-cell table:formula="of:=[.H41]-[.H2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88">
            <text:p>19688</text:p>
          </table:table-cell>
          <table:table-cell table:formula="of:=1+[.C30]" office:value-type="float" office:value="4">
            <text:p>4</text:p>
          </table:table-cell>
          <table:table-cell office:value-type="string">
            <text:p>Sorcha</text:p>
          </table:table-cell>
          <table:table-cell office:value-type="string">
            <text:p>Eastwood</text:p>
          </table:table-cell>
          <table:table-cell office:value-type="float" office:value="747">
            <text:p>747</text:p>
          </table:table-cell>
          <table:table-cell table:formula="of:=[.H42]-[.H3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9668">
            <text:p>19668</text:p>
          </table:table-cell>
          <table:table-cell table:formula="of:=1+[.C31]" office:value-type="float" office:value="4">
            <text:p>4</text:p>
          </table:table-cell>
          <table:table-cell office:value-type="string">
            <text:p>Órlaithí</text:p>
          </table:table-cell>
          <table:table-cell office:value-type="string">
            <text:p>Flynn</text:p>
          </table:table-cell>
          <table:table-cell office:value-type="float" office:value="6918">
            <text:p>6918</text:p>
          </table:table-cell>
          <table:table-cell table:formula="of:=[.H43]-[.H31]" office:value-type="float" office:value="0">
            <text:p>0</text:p>
          </table:table-cell>
          <table:table-cell office:value-type="float" office:value="6918">
            <text:p>691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9">
            <text:p>11439</text:p>
          </table:table-cell>
          <table:table-cell table:formula="of:=1+[.C32]" office:value-type="float" office:value="4">
            <text:p>4</text:p>
          </table:table-cell>
          <table:table-cell office:value-type="string">
            <text:p>Alex</text:p>
          </table:table-cell>
          <table:table-cell office:value-type="string">
            <text:p>Maskey</text:p>
          </table:table-cell>
          <table:table-cell office:value-type="float" office:value="6346">
            <text:p>6346</text:p>
          </table:table-cell>
          <table:table-cell table:formula="of:=[.H44]-[.H32]" office:value-type="float" office:value="0">
            <text:p>0</text:p>
          </table:table-cell>
          <table:table-cell office:value-type="float" office:value="7036">
            <text:p>7036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7">
            <text:p>11437</text:p>
          </table:table-cell>
          <table:table-cell table:formula="of:=1+[.C33]" office:value-type="float" office:value="4">
            <text:p>4</text:p>
          </table:table-cell>
          <table:table-cell office:value-type="string">
            <text:p>Fra</text:p>
          </table:table-cell>
          <table:table-cell office:value-type="string">
            <text:p>McCann</text:p>
          </table:table-cell>
          <table:table-cell office:value-type="float" office:value="6201">
            <text:p>6201</text:p>
          </table:table-cell>
          <table:table-cell office:value-type="float" office:value="431">
            <text:p>431</text:p>
          </table:table-cell>
          <table:table-cell office:value-type="float" office:value="7067">
            <text:p>7067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174">
            <text:p>7174</text:p>
          </table:table-cell>
          <table:table-cell table:formula="of:=1+[.C34]" office:value-type="float" office:value="4">
            <text:p>4</text:p>
          </table:table-cell>
          <table:table-cell office:value-type="string">
            <text:p>Frank</text:p>
          </table:table-cell>
          <table:table-cell office:value-type="string">
            <text:p>McCoubrey</text:p>
          </table:table-cell>
          <table:table-cell office:value-type="float" office:value="4063">
            <text:p>4063</text:p>
          </table:table-cell>
          <table:table-cell office:value-type="float" office:value="31">
            <text:p>31</text:p>
          </table:table-cell>
          <table:table-cell office:value-type="float" office:value="4521">
            <text:p>4521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441">
            <text:p>11441</text:p>
          </table:table-cell>
          <table:table-cell table:formula="of:=1+[.C35]" office:value-type="float" office:value="4">
            <text:p>4</text:p>
          </table:table-cell>
          <table:table-cell office:value-type="string">
            <text:p>Ellen</text:p>
          </table:table-cell>
          <table:table-cell office:value-type="string">
            <text:p>Murray</text:p>
          </table:table-cell>
          <table:table-cell office:value-type="float" office:value="251">
            <text:p>251</text:p>
          </table:table-cell>
          <table:table-cell table:formula="of:=[.H47]-[.H3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686">
            <text:p>19686</text:p>
          </table:table-cell>
          <table:table-cell table:formula="of:=1+[.C36]" office:value-type="float" office:value="4">
            <text:p>4</text:p>
          </table:table-cell>
          <table:table-cell office:value-type="string">
            <text:p>Fred</text:p>
          </table:table-cell>
          <table:table-cell office:value-type="string">
            <text:p>Rodgers</text:p>
          </table:table-cell>
          <table:table-cell office:value-type="float" office:value="486">
            <text:p>486</text:p>
          </table:table-cell>
          <table:table-cell table:formula="of:=[.H48]-[.H3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1436">
            <text:p>11436</text:p>
          </table:table-cell>
          <table:table-cell table:formula="of:=1+[.C37]" office:value-type="float" office:value="4">
            <text:p>4</text:p>
          </table:table-cell>
          <table:table-cell office:value-type="string">
            <text:p>Pat</text:p>
          </table:table-cell>
          <table:table-cell office:value-type="string">
            <text:p>Sheehan</text:p>
          </table:table-cell>
          <table:table-cell office:value-type="float" office:value="5466">
            <text:p>5466</text:p>
          </table:table-cell>
          <table:table-cell office:value-type="float" office:value="164">
            <text:p>164</text:p>
          </table:table-cell>
          <table:table-cell office:value-type="float" office:value="5903">
            <text:p>5903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 table:number-rows-repeated="1048526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east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office:value-type="float" office:value="1">
            <text:p>1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office:value-type="float" office:value="0">
            <text:p>0</text:p>
          </table:table-cell>
          <table:table-cell office:value-type="float" office:value="5121">
            <text:p>512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office:value-type="float" office:value="1">
            <text:p>1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office:value-type="float" office:value="1">
            <text:p>1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office:value-type="float" office:value="0">
            <text:p>0</text:p>
          </table:table-cell>
          <table:table-cell office:value-type="float" office:value="4179">
            <text:p>4179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office:value-type="float" office:value="1">
            <text:p>1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office:value-type="float" office:value="0">
            <text:p>0</text:p>
          </table:table-cell>
          <table:table-cell office:value-type="float" office:value="1817">
            <text:p>181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office:value-type="float" office:value="1">
            <text:p>1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6000">
            <text:p>600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office:value-type="float" office:value="1">
            <text:p>1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office:value-type="float" office:value="0">
            <text:p>0</text:p>
          </table:table-cell>
          <table:table-cell office:value-type="float" office:value="1579">
            <text:p>1579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office:value-type="float" office:value="1">
            <text:p>1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office:value-type="float" office:value="0">
            <text:p>0</text:p>
          </table:table-cell>
          <table:table-cell office:value-type="float" office:value="3851">
            <text:p>385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office:value-type="float" office:value="1">
            <text:p>1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office:value-type="float" office:value="0">
            <text:p>0</text:p>
          </table:table-cell>
          <table:table-cell office:value-type="float" office:value="1524">
            <text:p>152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office:value-type="float" office:value="1">
            <text:p>1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office:value-type="float" office:value="0">
            <text:p>0</text:p>
          </table:table-cell>
          <table:table-cell office:value-type="float" office:value="3701">
            <text:p>37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office:value-type="float" office:value="1">
            <text:p>1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office:value-type="float" office:value="0">
            <text:p>0</text:p>
          </table:table-cell>
          <table:table-cell office:value-type="float" office:value="777">
            <text:p>77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office:value-type="float" office:value="0">
            <text:p>0</text:p>
          </table:table-cell>
          <table:table-cell office:value-type="float" office:value="3313">
            <text:p>33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office:value-type="float" office:value="0">
            <text:p>0</text:p>
          </table:table-cell>
          <table:table-cell office:value-type="float" office:value="393">
            <text:p>39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office:value-type="float" office:value="0">
            <text:p>0</text:p>
          </table:table-cell>
          <table:table-cell office:value-type="float" office:value="3377">
            <text:p>337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office:value-type="float" office:value="1">
            <text:p>1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office:value-type="float" office:value="0">
            <text:p>0</text:p>
          </table:table-cell>
          <table:table-cell office:value-type="float" office:value="1534">
            <text:p>153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office:value-type="float" office:value="2">
            <text:p>2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office:value-type="float" office:value="151">
            <text:p>151</text:p>
          </table:table-cell>
          <table:table-cell table:formula="of:=[.G17]+[.H2]" office:value-type="float" office:value="5272">
            <text:p>527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office:value-type="float" office:value="2">
            <text:p>2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office:value-type="float" office:value="-106">
            <text:p>-106</text:p>
          </table:table-cell>
          <table:table-cell table:formula="of:=[.G18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office:value-type="float" office:value="2">
            <text:p>2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office:value-type="float" office:value="437">
            <text:p>437</text:p>
          </table:table-cell>
          <table:table-cell table:formula="of:=[.G19]+[.H4]" office:value-type="float" office:value="4616">
            <text:p>461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office:value-type="float" office:value="2">
            <text:p>2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office:value-type="float" office:value="270">
            <text:p>270</text:p>
          </table:table-cell>
          <table:table-cell table:formula="of:=[.G20]+[.H5]" office:value-type="float" office:value="2087">
            <text:p>208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office:value-type="float" office:value="2">
            <text:p>2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office:value-type="float" office:value="-152">
            <text:p>-152</text:p>
          </table:table-cell>
          <table:table-cell table:formula="of:=[.G21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office:value-type="float" office:value="37">
            <text:p>37</text:p>
          </table:table-cell>
          <table:table-cell table:formula="of:=[.G22]+[.H7]" office:value-type="float" office:value="6037">
            <text:p>603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office:value-type="float" office:value="2">
            <text:p>2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office:value-type="float" office:value="74">
            <text:p>74</text:p>
          </table:table-cell>
          <table:table-cell table:formula="of:=[.G23]+[.H8]" office:value-type="float" office:value="1653">
            <text:p>1653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office:value-type="float" office:value="2">
            <text:p>2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office:value-type="float" office:value="18">
            <text:p>18</text:p>
          </table:table-cell>
          <table:table-cell table:formula="of:=[.G24]+[.H9]" office:value-type="float" office:value="3869">
            <text:p>386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office:value-type="float" office:value="2">
            <text:p>2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office:value-type="float" office:value="109">
            <text:p>109</text:p>
          </table:table-cell>
          <table:table-cell table:formula="of:=[.G25]+[.H10]" office:value-type="float" office:value="1633">
            <text:p>163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office:value-type="float" office:value="2">
            <text:p>2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office:value-type="float" office:value="49">
            <text:p>49</text:p>
          </table:table-cell>
          <table:table-cell table:formula="of:=[.G26]+[.H11]" office:value-type="float" office:value="3750">
            <text:p>375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office:value-type="float" office:value="2">
            <text:p>2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office:value-type="float" office:value="-777">
            <text:p>-777</text:p>
          </table:table-cell>
          <table:table-cell table:formula="of:=[.G27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office:value-type="float" office:value="2">
            <text:p>2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office:value-type="float" office:value="21">
            <text:p>21</text:p>
          </table:table-cell>
          <table:table-cell table:formula="of:=[.G28]+[.H13]" office:value-type="float" office:value="3334">
            <text:p>333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office:value-type="float" office:value="-393">
            <text:p>-393</text:p>
          </table:table-cell>
          <table:table-cell table:formula="of:=[.G29]+[.H1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office:value-type="float" office:value="102">
            <text:p>102</text:p>
          </table:table-cell>
          <table:table-cell table:formula="of:=[.G30]+[.H15]" office:value-type="float" office:value="3479">
            <text:p>347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office:value-type="float" office:value="2">
            <text:p>2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office:value-type="float" office:value="53">
            <text:p>53</text:p>
          </table:table-cell>
          <table:table-cell table:formula="of:=[.G31]+[.H16]" office:value-type="float" office:value="1587">
            <text:p>1587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17]" office:value-type="float" office:value="3">
            <text:p>3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32]-[.H17]" office:value-type="float" office:value="317">
            <text:p>317</text:p>
          </table:table-cell>
          <table:table-cell office:value-type="float" office:value="5589">
            <text:p>558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18]" office:value-type="float" office:value="3">
            <text:p>3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33]-[.H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19]" office:value-type="float" office:value="3">
            <text:p>3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34]-[.H19]" office:value-type="float" office:value="42">
            <text:p>42</text:p>
          </table:table-cell>
          <table:table-cell office:value-type="float" office:value="4658">
            <text:p>465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20]" office:value-type="float" office:value="3">
            <text:p>3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35]-[.H20]" office:value-type="float" office:value="18">
            <text:p>18</text:p>
          </table:table-cell>
          <table:table-cell office:value-type="float" office:value="2105">
            <text:p>210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21]" office:value-type="float" office:value="3">
            <text:p>3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36]-[.H2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22]" office:value-type="float" office:value="3">
            <text:p>3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37]-[.H22]" office:value-type="float" office:value="211">
            <text:p>211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23]" office:value-type="float" office:value="3">
            <text:p>3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38]-[.H23]" office:value-type="float" office:value="280">
            <text:p>280</text:p>
          </table:table-cell>
          <table:table-cell office:value-type="float" office:value="1933">
            <text:p>1933</text:p>
          </table:table-cell>
          <table:table-cell table:number-columns-repeated="2"/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24]" office:value-type="float" office:value="3">
            <text:p>3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39]-[.H24]" office:value-type="float" office:value="199">
            <text:p>199</text:p>
          </table:table-cell>
          <table:table-cell office:value-type="float" office:value="4068">
            <text:p>406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25]" office:value-type="float" office:value="3">
            <text:p>3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40]-[.H25]" office:value-type="float" office:value="20">
            <text:p>20</text:p>
          </table:table-cell>
          <table:table-cell office:value-type="float" office:value="1653">
            <text:p>1653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26]" office:value-type="float" office:value="3">
            <text:p>3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41]-[.H26]" office:value-type="float" office:value="2">
            <text:p>2</text:p>
          </table:table-cell>
          <table:table-cell office:value-type="float" office:value="3752">
            <text:p>375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27]" office:value-type="float" office:value="3">
            <text:p>3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42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28]" office:value-type="float" office:value="3">
            <text:p>3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43]-[.H28]" office:value-type="float" office:value="193">
            <text:p>193</text:p>
          </table:table-cell>
          <table:table-cell office:value-type="float" office:value="3527">
            <text:p>352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29]" office:value-type="float" office:value="3">
            <text:p>3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44]-[.H2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30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45]-[.H30]" office:value-type="float" office:value="230">
            <text:p>230</text:p>
          </table:table-cell>
          <table:table-cell office:value-type="float" office:value="3709">
            <text:p>370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31]" office:value-type="float" office:value="3">
            <text:p>3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46]-[.H31]" office:value-type="float" office:value="-1587">
            <text:p>-1587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32]" office:value-type="float" office:value="4">
            <text:p>4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47]-[.H32]" office:value-type="float" office:value="125">
            <text:p>125</text:p>
          </table:table-cell>
          <table:table-cell office:value-type="float" office:value="5714">
            <text:p>571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33]" office:value-type="float" office:value="4">
            <text:p>4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48]-[.H3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34]" office:value-type="float" office:value="4">
            <text:p>4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49]-[.H34]" office:value-type="float" office:value="407">
            <text:p>407</text:p>
          </table:table-cell>
          <table:table-cell office:value-type="float" office:value="5065">
            <text:p>506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35]" office:value-type="float" office:value="4">
            <text:p>4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50]-[.H35]" office:value-type="float" office:value="365">
            <text:p>365</text:p>
          </table:table-cell>
          <table:table-cell office:value-type="float" office:value="2470">
            <text:p>247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36]" office:value-type="float" office:value="4">
            <text:p>4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51]-[.H3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37]" office:value-type="float" office:value="4">
            <text:p>4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52]-[.H37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38]" office:value-type="float" office:value="4">
            <text:p>4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53]-[.H38]" office:value-type="float" office:value="22">
            <text:p>22</text:p>
          </table:table-cell>
          <table:table-cell office:value-type="float" office:value="1955">
            <text:p>1955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39]" office:value-type="float" office:value="4">
            <text:p>4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54]-[.H39]" office:value-type="float" office:value="10">
            <text:p>10</text:p>
          </table:table-cell>
          <table:table-cell office:value-type="float" office:value="4078">
            <text:p>407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40]" office:value-type="float" office:value="4">
            <text:p>4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55]-[.H40]" office:value-type="float" office:value="-1653">
            <text:p>-165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41]" office:value-type="float" office:value="4">
            <text:p>4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56]-[.H41]" office:value-type="float" office:value="526">
            <text:p>526</text:p>
          </table:table-cell>
          <table:table-cell office:value-type="float" office:value="4278">
            <text:p>427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42]" office:value-type="float" office:value="4">
            <text:p>4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57]-[.H4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43]" office:value-type="float" office:value="4">
            <text:p>4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58]-[.H43]" office:value-type="float" office:value="12">
            <text:p>12</text:p>
          </table:table-cell>
          <table:table-cell office:value-type="float" office:value="3539">
            <text:p>353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44]" office:value-type="float" office:value="4">
            <text:p>4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59]-[.H4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45]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60]-[.H45]" office:value-type="float" office:value="79">
            <text:p>79</text:p>
          </table:table-cell>
          <table:table-cell office:value-type="float" office:value="3788">
            <text:p>378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46]" office:value-type="float" office:value="4">
            <text:p>4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61]-[.H4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47]" office:value-type="float" office:value="5">
            <text:p>5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62]-[.H47]" office:value-type="float" office:value="442">
            <text:p>442</text:p>
          </table:table-cell>
          <table:table-cell office:value-type="float" office:value="6156">
            <text:p>615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48]" office:value-type="float" office:value="5">
            <text:p>5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63]-[.H4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49]" office:value-type="float" office:value="5">
            <text:p>5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64]-[.H49]" office:value-type="float" office:value="106">
            <text:p>106</text:p>
          </table:table-cell>
          <table:table-cell office:value-type="float" office:value="5171">
            <text:p>517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50]" office:value-type="float" office:value="5">
            <text:p>5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65]-[.H50]" office:value-type="float" office:value="45">
            <text:p>45</text:p>
          </table:table-cell>
          <table:table-cell office:value-type="float" office:value="2515">
            <text:p>2515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51]" office:value-type="float" office:value="5">
            <text:p>5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66]-[.H5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52]" office:value-type="float" office:value="5">
            <text:p>5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67]-[.H52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53]" office:value-type="float" office:value="5">
            <text:p>5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68]-[.H53]" office:value-type="float" office:value="-1955">
            <text:p>-195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54]" office:value-type="float" office:value="5">
            <text:p>5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69]-[.H54]" office:value-type="float" office:value="395">
            <text:p>395</text:p>
          </table:table-cell>
          <table:table-cell office:value-type="float" office:value="4473">
            <text:p>447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55]" office:value-type="float" office:value="5">
            <text:p>5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70]-[.H5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56]" office:value-type="float" office:value="5">
            <text:p>5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71]-[.H56]" office:value-type="float" office:value="14">
            <text:p>14</text:p>
          </table:table-cell>
          <table:table-cell office:value-type="float" office:value="4292">
            <text:p>429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57]" office:value-type="float" office:value="5">
            <text:p>5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72]-[.H5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58]" office:value-type="float" office:value="5">
            <text:p>5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73]-[.H58]" office:value-type="float" office:value="277">
            <text:p>277</text:p>
          </table:table-cell>
          <table:table-cell office:value-type="float" office:value="3816">
            <text:p>381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59]" office:value-type="float" office:value="5">
            <text:p>5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74]-[.H5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60]" office:value-type="float" office:value="5">
            <text:p>5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75]-[.H60]" office:value-type="float" office:value="343">
            <text:p>343</text:p>
          </table:table-cell>
          <table:table-cell office:value-type="float" office:value="4131">
            <text:p>413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61]" office:value-type="float" office:value="5">
            <text:p>5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76]-[.H6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62]" office:value-type="float" office:value="6">
            <text:p>6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77]-[.H62]" office:value-type="float" office:value="168">
            <text:p>168</text:p>
          </table:table-cell>
          <table:table-cell office:value-type="float" office:value="6324">
            <text:p>6324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63]" office:value-type="float" office:value="6">
            <text:p>6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78]-[.H6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64]" office:value-type="float" office:value="6">
            <text:p>6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79]-[.H64]" office:value-type="float" office:value="1612">
            <text:p>1612</text:p>
          </table:table-cell>
          <table:table-cell office:value-type="float" office:value="6783">
            <text:p>6783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65]" office:value-type="float" office:value="6">
            <text:p>6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80]-[.H65]" office:value-type="float" office:value="-2515">
            <text:p>-251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66]" office:value-type="float" office:value="6">
            <text:p>6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81]-[.H6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67]" office:value-type="float" office:value="6">
            <text:p>6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82]-[.H67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68]" office:value-type="float" office:value="6">
            <text:p>6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83]-[.H6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69]" office:value-type="float" office:value="6">
            <text:p>6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84]-[.H69]" office:value-type="float" office:value="17">
            <text:p>17</text:p>
          </table:table-cell>
          <table:table-cell office:value-type="float" office:value="4490">
            <text:p>449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70]" office:value-type="float" office:value="6">
            <text:p>6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85]-[.H7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71]" office:value-type="float" office:value="6">
            <text:p>6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86]-[.H71]" office:value-type="float" office:value="231">
            <text:p>231</text:p>
          </table:table-cell>
          <table:table-cell office:value-type="float" office:value="4523">
            <text:p>452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72]" office:value-type="float" office:value="6">
            <text:p>6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87]-[.H7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73]" office:value-type="float" office:value="6">
            <text:p>6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88]-[.H73]" office:value-type="float" office:value="9">
            <text:p>9</text:p>
          </table:table-cell>
          <table:table-cell office:value-type="float" office:value="3825">
            <text:p>3825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74]" office:value-type="float" office:value="6">
            <text:p>6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89]-[.H7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75]" office:value-type="float" office:value="6">
            <text:p>6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90]-[.H75]" office:value-type="float" office:value="129">
            <text:p>129</text:p>
          </table:table-cell>
          <table:table-cell office:value-type="float" office:value="4260">
            <text:p>42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76]" office:value-type="float" office:value="6">
            <text:p>6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91]-[.H7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77]" office:value-type="float" office:value="7">
            <text:p>7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92]-[.H77]" office:value-type="float" office:value="0">
            <text:p>0</text:p>
          </table:table-cell>
          <table:table-cell office:value-type="float" office:value="6324">
            <text:p>632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78]" office:value-type="float" office:value="7">
            <text:p>7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93]-[.H7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79]" office:value-type="float" office:value="7">
            <text:p>7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94]-[.H79]" office:value-type="float" office:value="-545">
            <text:p>-545</text:p>
          </table:table-cell>
          <table:table-cell office:value-type="float" office:value="6238">
            <text:p>6238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80]" office:value-type="float" office:value="7">
            <text:p>7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95]-[.H8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81]" office:value-type="float" office:value="7">
            <text:p>7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96]-[.H8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82]" office:value-type="float" office:value="7">
            <text:p>7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97]-[.H82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83]" office:value-type="float" office:value="7">
            <text:p>7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98]-[.H8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84]" office:value-type="float" office:value="7">
            <text:p>7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99]-[.H84]" office:value-type="float" office:value="23.9399999999996">
            <text:p>23.94</text:p>
          </table:table-cell>
          <table:table-cell office:value-type="float" office:value="4513.94">
            <text:p>4513.9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85]" office:value-type="float" office:value="7">
            <text:p>7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100]-[.H8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86]" office:value-type="float" office:value="7">
            <text:p>7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101]-[.H86]" office:value-type="float" office:value="167.58">
            <text:p>167.58</text:p>
          </table:table-cell>
          <table:table-cell office:value-type="float" office:value="4690.58">
            <text:p>4690.5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87]" office:value-type="float" office:value="7">
            <text:p>7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102]-[.H8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88]" office:value-type="float" office:value="7">
            <text:p>7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103]-[.H88]" office:value-type="float" office:value="9.11999999999989">
            <text:p>9.12</text:p>
          </table:table-cell>
          <table:table-cell office:value-type="float" office:value="3834.12">
            <text:p>3834.12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89]" office:value-type="float" office:value="7">
            <text:p>7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104]-[.H8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90]" office:value-type="float" office:value="7">
            <text:p>7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105]-[.H90]" office:value-type="float" office:value="339.72">
            <text:p>339.72</text:p>
          </table:table-cell>
          <table:table-cell office:value-type="float" office:value="4599.72">
            <text:p>4599.7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91]" office:value-type="float" office:value="7">
            <text:p>7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106]-[.H9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92]" office:value-type="float" office:value="8">
            <text:p>8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107]-[.H92]" office:value-type="float" office:value="0">
            <text:p>0</text:p>
          </table:table-cell>
          <table:table-cell office:value-type="float" office:value="6324">
            <text:p>632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93]" office:value-type="float" office:value="8">
            <text:p>8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108]-[.H9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94]" office:value-type="float" office:value="8">
            <text:p>8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109]-[.H94]" office:value-type="float" office:value="0">
            <text:p>0</text:p>
          </table:table-cell>
          <table:table-cell office:value-type="float" office:value="6238">
            <text:p>6238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95]" office:value-type="float" office:value="8">
            <text:p>8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110]-[.H9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96]" office:value-type="float" office:value="8">
            <text:p>8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111]-[.H9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97]" office:value-type="float" office:value="8">
            <text:p>8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112]-[.H97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98]" office:value-type="float" office:value="8">
            <text:p>8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113]-[.H9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99]" office:value-type="float" office:value="8">
            <text:p>8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114]-[.H99]" office:value-type="float" office:value="3040">
            <text:p>3040</text:p>
          </table:table-cell>
          <table:table-cell office:value-type="float" office:value="7553.94">
            <text:p>7553.94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100]" office:value-type="float" office:value="8">
            <text:p>8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115]-[.H10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101]" office:value-type="float" office:value="8">
            <text:p>8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116]-[.H101]" office:value-type="float" office:value="8">
            <text:p>8</text:p>
          </table:table-cell>
          <table:table-cell office:value-type="float" office:value="4698.58">
            <text:p>4698.5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102]" office:value-type="float" office:value="8">
            <text:p>8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117]-[.H10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103]" office:value-type="float" office:value="8">
            <text:p>8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118]-[.H103]" office:value-type="float" office:value="0">
            <text:p>0</text:p>
          </table:table-cell>
          <table:table-cell office:value-type="float" office:value="3834.12">
            <text:p>3834.12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104]" office:value-type="float" office:value="8">
            <text:p>8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119]-[.H10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105]" office:value-type="float" office:value="8">
            <text:p>8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120]-[.H105]" office:value-type="float" office:value="435.27">
            <text:p>435.27</text:p>
          </table:table-cell>
          <table:table-cell office:value-type="float" office:value="5034.99">
            <text:p>5034.9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106]" office:value-type="float" office:value="8">
            <text:p>8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121]-[.H10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132">
            <text:p>7132</text:p>
          </table:table-cell>
          <table:table-cell table:formula="of:=1+[.C107]" office:value-type="float" office:value="9">
            <text:p>9</text:p>
          </table:table-cell>
          <table:table-cell office:value-type="string">
            <text:p>Roy</text:p>
          </table:table-cell>
          <table:table-cell office:value-type="string">
            <text:p>Beggs</text:p>
          </table:table-cell>
          <table:table-cell office:value-type="float" office:value="5121">
            <text:p>5121</text:p>
          </table:table-cell>
          <table:table-cell table:formula="of:=[.H122]-[.H107]" office:value-type="float" office:value="0">
            <text:p>0</text:p>
          </table:table-cell>
          <table:table-cell office:value-type="float" office:value="6324">
            <text:p>632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741">
            <text:p>19741</text:p>
          </table:table-cell>
          <table:table-cell table:formula="of:=1+[.C108]" office:value-type="float" office:value="9">
            <text:p>9</text:p>
          </table:table-cell>
          <table:table-cell office:value-type="string">
            <text:p>Ricky</text:p>
          </table:table-cell>
          <table:table-cell office:value-type="string">
            <text:p>Best</text:p>
          </table:table-cell>
          <table:table-cell office:value-type="float" office:value="106">
            <text:p>106</text:p>
          </table:table-cell>
          <table:table-cell table:formula="of:=[.H123]-[.H10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91">
            <text:p>4591</text:p>
          </table:table-cell>
          <table:table-cell table:formula="of:=1+[.C109]" office:value-type="float" office:value="9">
            <text:p>9</text:p>
          </table:table-cell>
          <table:table-cell office:value-type="string">
            <text:p>Stewart</text:p>
          </table:table-cell>
          <table:table-cell office:value-type="string">
            <text:p>Dickson</text:p>
          </table:table-cell>
          <table:table-cell office:value-type="float" office:value="4179">
            <text:p>4179</text:p>
          </table:table-cell>
          <table:table-cell table:formula="of:=[.H124]-[.H109]" office:value-type="float" office:value="0">
            <text:p>0</text:p>
          </table:table-cell>
          <table:table-cell office:value-type="float" office:value="6238">
            <text:p>6238</text:p>
          </table:table-cell>
          <table:table-cell office:value-type="string">
            <text:p>Elect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805">
            <text:p>9805</text:p>
          </table:table-cell>
          <table:table-cell table:formula="of:=1+[.C110]" office:value-type="float" office:value="9">
            <text:p>9</text:p>
          </table:table-cell>
          <table:table-cell office:value-type="string">
            <text:p>Danny</text:p>
          </table:table-cell>
          <table:table-cell office:value-type="string">
            <text:p>Donnelly</text:p>
          </table:table-cell>
          <table:table-cell office:value-type="float" office:value="1817">
            <text:p>1817</text:p>
          </table:table-cell>
          <table:table-cell table:formula="of:=[.H125]-[.H11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991">
            <text:p>6991</text:p>
          </table:table-cell>
          <table:table-cell table:formula="of:=1+[.C111]" office:value-type="float" office:value="9">
            <text:p>9</text:p>
          </table:table-cell>
          <table:table-cell office:value-type="string">
            <text:p>Alan</text:p>
          </table:table-cell>
          <table:table-cell office:value-type="string">
            <text:p>Dunlop</text:p>
          </table:table-cell>
          <table:table-cell office:value-type="float" office:value="152">
            <text:p>152</text:p>
          </table:table-cell>
          <table:table-cell table:formula="of:=[.H126]-[.H11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47">
            <text:p>11447</text:p>
          </table:table-cell>
          <table:table-cell table:formula="of:=1+[.C112]" office:value-type="float" office:value="9">
            <text:p>9</text:p>
          </table:table-cell>
          <table:table-cell office:value-type="string">
            <text:p>David</text:p>
          </table:table-cell>
          <table:table-cell office:value-type="string">
            <text:p>Hilditch</text:p>
          </table:table-cell>
          <table:table-cell office:value-type="float" office:value="6000">
            <text:p>6000</text:p>
          </table:table-cell>
          <table:table-cell table:formula="of:=[.H127]-[.H112]" office:value-type="float" office:value="0">
            <text:p>0</text:p>
          </table:table-cell>
          <table:table-cell office:value-type="float" office:value="6248">
            <text:p>624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99">
            <text:p>6399</text:p>
          </table:table-cell>
          <table:table-cell table:formula="of:=1+[.C113]" office:value-type="float" office:value="9">
            <text:p>9</text:p>
          </table:table-cell>
          <table:table-cell office:value-type="string">
            <text:p>Noel</text:p>
          </table:table-cell>
          <table:table-cell office:value-type="string">
            <text:p>Jordan</text:p>
          </table:table-cell>
          <table:table-cell office:value-type="float" office:value="1579">
            <text:p>1579</text:p>
          </table:table-cell>
          <table:table-cell table:formula="of:=[.H128]-[.H11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K Independence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448">
            <text:p>11448</text:p>
          </table:table-cell>
          <table:table-cell table:formula="of:=1+[.C114]" office:value-type="float" office:value="9">
            <text:p>9</text:p>
          </table:table-cell>
          <table:table-cell office:value-type="string">
            <text:p>Gordon</text:p>
          </table:table-cell>
          <table:table-cell office:value-type="string">
            <text:p>Lyons</text:p>
          </table:table-cell>
          <table:table-cell office:value-type="float" office:value="3851">
            <text:p>3851</text:p>
          </table:table-cell>
          <table:table-cell table:formula="of:=[.H129]-[.H114]" office:value-type="float" office:value="-1315.94">
            <text:p>-1315.94</text:p>
          </table:table-cell>
          <table:table-cell office:value-type="float" office:value="6238">
            <text:p>6238</text:p>
          </table:table-cell>
          <table:table-cell office:value-type="string">
            <text:p>Elected</text:p>
          </table:table-cell>
          <table:table-cell office:value-type="float" office:value="8">
            <text:p>8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389">
            <text:p>5389</text:p>
          </table:table-cell>
          <table:table-cell table:formula="of:=1+[.C115]" office:value-type="float" office:value="9">
            <text:p>9</text:p>
          </table:table-cell>
          <table:table-cell office:value-type="string">
            <text:p>Margaret Anne</text:p>
          </table:table-cell>
          <table:table-cell office:value-type="string">
            <text:p>McKillop</text:p>
          </table:table-cell>
          <table:table-cell office:value-type="float" office:value="1524">
            <text:p>1524</text:p>
          </table:table-cell>
          <table:table-cell table:formula="of:=[.H130]-[.H11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61">
            <text:p>1061</text:p>
          </table:table-cell>
          <table:table-cell table:formula="of:=1+[.C116]" office:value-type="float" office:value="9">
            <text:p>9</text:p>
          </table:table-cell>
          <table:table-cell office:value-type="string">
            <text:p>Oliver</text:p>
          </table:table-cell>
          <table:table-cell office:value-type="string">
            <text:p>McMullan</text:p>
          </table:table-cell>
          <table:table-cell office:value-type="float" office:value="3701">
            <text:p>3701</text:p>
          </table:table-cell>
          <table:table-cell table:formula="of:=[.H131]-[.H116]" office:value-type="float" office:value="72.1900000000005">
            <text:p>72.19</text:p>
          </table:table-cell>
          <table:table-cell office:value-type="float" office:value="4770.77">
            <text:p>4770.77</text:p>
          </table:table-cell>
          <table:table-cell office:value-type="string">
            <text:p>Excluded</text:p>
          </table:table-cell>
          <table:table-cell office:value-type="float" office:value="9">
            <text:p>9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293">
            <text:p>10293</text:p>
          </table:table-cell>
          <table:table-cell table:formula="of:=1+[.C117]" office:value-type="float" office:value="9">
            <text:p>9</text:p>
          </table:table-cell>
          <table:table-cell office:value-type="string">
            <text:p>Dawn</text:p>
          </table:table-cell>
          <table:table-cell office:value-type="string">
            <text:p>Patterson</text:p>
          </table:table-cell>
          <table:table-cell office:value-type="float" office:value="777">
            <text:p>777</text:p>
          </table:table-cell>
          <table:table-cell table:formula="of:=[.H132]-[.H11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685">
            <text:p>19685</text:p>
          </table:table-cell>
          <table:table-cell table:formula="of:=1+[.C118]" office:value-type="float" office:value="9">
            <text:p>9</text:p>
          </table:table-cell>
          <table:table-cell office:value-type="string">
            <text:p>Stephen</text:p>
          </table:table-cell>
          <table:table-cell office:value-type="string">
            <text:p>Ross</text:p>
          </table:table-cell>
          <table:table-cell office:value-type="float" office:value="3313">
            <text:p>3313</text:p>
          </table:table-cell>
          <table:table-cell table:formula="of:=[.H133]-[.H118]" office:value-type="float" office:value="0">
            <text:p>0</text:p>
          </table:table-cell>
          <table:table-cell office:value-type="float" office:value="3834.12">
            <text:p>3834.12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450">
            <text:p>11450</text:p>
          </table:table-cell>
          <table:table-cell table:formula="of:=1+[.C119]" office:value-type="float" office:value="9">
            <text:p>9</text:p>
          </table:table-cell>
          <table:table-cell office:value-type="string">
            <text:p>Conor</text:p>
          </table:table-cell>
          <table:table-cell office:value-type="string">
            <text:p>Sheridan</text:p>
          </table:table-cell>
          <table:table-cell office:value-type="float" office:value="393">
            <text:p>393</text:p>
          </table:table-cell>
          <table:table-cell table:formula="of:=[.H134]-[.H11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121">
            <text:p>8121</text:p>
          </table:table-cell>
          <table:table-cell table:formula="of:=1+[.C120]" office:value-type="float" office:value="9">
            <text:p>9</text:p>
          </table:table-cell>
          <table:table-cell office:value-type="string">
            <text:p>John</text:p>
          </table:table-cell>
          <table:table-cell office:value-type="string">
            <text:p>Stewart</text:p>
          </table:table-cell>
          <table:table-cell office:value-type="float" office:value="3377">
            <text:p>3377</text:p>
          </table:table-cell>
          <table:table-cell table:formula="of:=[.H135]-[.H120]" office:value-type="float" office:value="1308.89">
            <text:p>1308.89</text:p>
          </table:table-cell>
          <table:table-cell office:value-type="float" office:value="6343.88">
            <text:p>6343.88</text:p>
          </table:table-cell>
          <table:table-cell office:value-type="string">
            <text:p>Elected</text:p>
          </table:table-cell>
          <table:table-cell office:value-type="float" office:value="9">
            <text:p>9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985">
            <text:p>6985</text:p>
          </table:table-cell>
          <table:table-cell table:formula="of:=1+[.C121]" office:value-type="float" office:value="9">
            <text:p>9</text:p>
          </table:table-cell>
          <table:table-cell office:value-type="string">
            <text:p>Ruth</text:p>
          </table:table-cell>
          <table:table-cell office:value-type="string">
            <text:p>Wilson</text:p>
          </table:table-cell>
          <table:table-cell office:value-type="float" office:value="1534">
            <text:p>1534</text:p>
          </table:table-cell>
          <table:table-cell table:formula="of:=[.H136]-[.H12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Traditional Unionist Voice</text:p>
          </table:table-cell>
        </table:table-row>
        <table:table-row table:style-name="ro1" table:number-rows-repeated="104843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east-londonderr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office:value-type="float" office:value="1">
            <text:p>1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office:value-type="float" office:value="0">
            <text:p>0</text:p>
          </table:table-cell>
          <table:table-cell office:value-type="float" office:value="5851">
            <text:p>585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office:value-type="float" office:value="1">
            <text:p>1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office:value-type="float" office:value="0">
            <text:p>0</text:p>
          </table:table-cell>
          <table:table-cell office:value-type="float" office:value="1038">
            <text:p>103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office:value-type="float" office:value="1">
            <text:p>1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office:value-type="float" office:value="0">
            <text:p>0</text:p>
          </table:table-cell>
          <table:table-cell office:value-type="float" office:value="5444">
            <text:p>544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office:value-type="float" office:value="1">
            <text:p>1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office:value-type="float" office:value="0">
            <text:p>0</text:p>
          </table:table-cell>
          <table:table-cell office:value-type="float" office:value="492">
            <text:p>492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office:value-type="float" office:value="0">
            <text:p>0</text:p>
          </table:table-cell>
          <table:table-cell office:value-type="float" office:value="3319">
            <text:p>33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office:value-type="float" office:value="1">
            <text:p>1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office:value-type="float" office:value="0">
            <text:p>0</text:p>
          </table:table-cell>
          <table:table-cell office:value-type="float" office:value="305">
            <text:p>305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office:value-type="float" office:value="0">
            <text:p>0</text:p>
          </table:table-cell>
          <table:table-cell office:value-type="float" office:value="219">
            <text:p>219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office:value-type="float" office:value="0">
            <text:p>0</text:p>
          </table:table-cell>
          <table:table-cell office:value-type="float" office:value="2814">
            <text:p>281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office:value-type="float" office:value="0">
            <text:p>0</text:p>
          </table:table-cell>
          <table:table-cell office:value-type="float" office:value="1841">
            <text:p>184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office:value-type="float" office:value="1">
            <text:p>1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office:value-type="float" office:value="0">
            <text:p>0</text:p>
          </table:table-cell>
          <table:table-cell office:value-type="float" office:value="3881">
            <text:p>388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office:value-type="float" office:value="1">
            <text:p>1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office:value-type="float" office:value="0">
            <text:p>0</text:p>
          </table:table-cell>
          <table:table-cell office:value-type="float" office:value="1204">
            <text:p>120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office:value-type="float" office:value="1">
            <text:p>1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office:value-type="float" office:value="0">
            <text:p>0</text:p>
          </table:table-cell>
          <table:table-cell office:value-type="float" office:value="4953">
            <text:p>495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office:value-type="float" office:value="1">
            <text:p>1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office:value-type="float" office:value="0">
            <text:p>0</text:p>
          </table:table-cell>
          <table:table-cell office:value-type="float" office:value="4715">
            <text:p>471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office:value-type="float" office:value="1">
            <text:p>1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office:value-type="float" office:value="0">
            <text:p>0</text:p>
          </table:table-cell>
          <table:table-cell office:value-type="float" office:value="4918">
            <text:p>491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office:value-type="float" office:value="1">
            <text:p>1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office:value-type="float" office:value="0">
            <text:p>0</text:p>
          </table:table-cell>
          <table:table-cell office:value-type="float" office:value="879">
            <text:p>879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2]+1" office:value-type="float" office:value="2">
            <text:p>2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office:value-type="float" office:value="3">
            <text:p>3</text:p>
          </table:table-cell>
          <table:table-cell table:formula="of:=[.G17]+[.H2]" office:value-type="float" office:value="5854">
            <text:p>58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3]+1" office:value-type="float" office:value="2">
            <text:p>2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office:value-type="float" office:value="10">
            <text:p>10</text:p>
          </table:table-cell>
          <table:table-cell table:formula="of:=[.G18]+[.H3]" office:value-type="float" office:value="1048">
            <text:p>104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4]+1" office:value-type="float" office:value="2">
            <text:p>2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office:value-type="float" office:value="18">
            <text:p>18</text:p>
          </table:table-cell>
          <table:table-cell table:formula="of:=[.G19]+[.H4]" office:value-type="float" office:value="5462">
            <text:p>546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5]+1" office:value-type="float" office:value="2">
            <text:p>2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office:value-type="float" office:value="2">
            <text:p>2</text:p>
          </table:table-cell>
          <table:table-cell table:formula="of:=[.G20]+[.H5]" office:value-type="float" office:value="494">
            <text:p>494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6]+1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office:value-type="float" office:value="6">
            <text:p>6</text:p>
          </table:table-cell>
          <table:table-cell table:formula="of:=[.G21]+[.H6]" office:value-type="float" office:value="3325">
            <text:p>332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7]+1" office:value-type="float" office:value="2">
            <text:p>2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office:value-type="float" office:value="5">
            <text:p>5</text:p>
          </table:table-cell>
          <table:table-cell table:formula="of:=[.G22]+[.H7]" office:value-type="float" office:value="310">
            <text:p>31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8]+1"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office:value-type="float" office:value="-219">
            <text:p>-219</text:p>
          </table:table-cell>
          <table:table-cell table:formula="of:=[.G23]+[.H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9]+1" office:value-type="float" office:value="2">
            <text:p>2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office:value-type="float" office:value="52">
            <text:p>52</text:p>
          </table:table-cell>
          <table:table-cell table:formula="of:=[.G24]+[.H9]" office:value-type="float" office:value="2866">
            <text:p>286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10]+1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office:value-type="float" office:value="31">
            <text:p>31</text:p>
          </table:table-cell>
          <table:table-cell table:formula="of:=[.G25]+[.H10]" office:value-type="float" office:value="1872">
            <text:p>187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11]+1" office:value-type="float" office:value="2">
            <text:p>2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office:value-type="float" office:value="6">
            <text:p>6</text:p>
          </table:table-cell>
          <table:table-cell table:formula="of:=[.G26]+[.H11]" office:value-type="float" office:value="3887">
            <text:p>388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12]+1" office:value-type="float" office:value="2">
            <text:p>2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office:value-type="float" office:value="2">
            <text:p>2</text:p>
          </table:table-cell>
          <table:table-cell table:formula="of:=[.G27]+[.H12]" office:value-type="float" office:value="1206">
            <text:p>120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13]+1" office:value-type="float" office:value="2">
            <text:p>2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office:value-type="float" office:value="1">
            <text:p>1</text:p>
          </table:table-cell>
          <table:table-cell table:formula="of:=[.G28]+[.H13]" office:value-type="float" office:value="4954">
            <text:p>49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14]+1" office:value-type="float" office:value="2">
            <text:p>2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office:value-type="float" office:value="6">
            <text:p>6</text:p>
          </table:table-cell>
          <table:table-cell table:formula="of:=[.G29]+[.H14]" office:value-type="float" office:value="4721">
            <text:p>472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15]+1" office:value-type="float" office:value="2">
            <text:p>2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office:value-type="float" office:value="72">
            <text:p>72</text:p>
          </table:table-cell>
          <table:table-cell table:formula="of:=[.G30]+[.H15]" office:value-type="float" office:value="4990">
            <text:p>4990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16]+1" office:value-type="float" office:value="2">
            <text:p>2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office:value-type="float" office:value="3">
            <text:p>3</text:p>
          </table:table-cell>
          <table:table-cell table:formula="of:=[.G31]+[.H16]" office:value-type="float" office:value="882">
            <text:p>882</text:p>
          </table:table-cell>
          <table:table-cell table:number-columns-repeated="2"/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17]+1" office:value-type="float" office:value="3">
            <text:p>3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32]-[.H17]" office:value-type="float" office:value="80">
            <text:p>80</text:p>
          </table:table-cell>
          <table:table-cell office:value-type="float" office:value="5934">
            <text:p>593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18]+1" office:value-type="float" office:value="3">
            <text:p>3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33]-[.H18]" office:value-type="float" office:value="8">
            <text:p>8</text:p>
          </table:table-cell>
          <table:table-cell office:value-type="float" office:value="1056">
            <text:p>105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19]+1" office:value-type="float" office:value="3">
            <text:p>3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34]-[.H19]" office:value-type="float" office:value="11">
            <text:p>11</text:p>
          </table:table-cell>
          <table:table-cell office:value-type="float" office:value="5473">
            <text:p>547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20]+1" office:value-type="float" office:value="3">
            <text:p>3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35]-[.H20]" office:value-type="float" office:value="-494">
            <text:p>-494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21]+1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36]-[.H21]" office:value-type="float" office:value="115">
            <text:p>115</text:p>
          </table:table-cell>
          <table:table-cell office:value-type="float" office:value="3440">
            <text:p>344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22]+1" office:value-type="float" office:value="3">
            <text:p>3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37]-[.H22]" office:value-type="float" office:value="-310">
            <text:p>-31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23]+1" office:value-type="float" office:value="3">
            <text:p>3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38]-[.H2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24]+1" office:value-type="float" office:value="3">
            <text:p>3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39]-[.H24]" office:value-type="float" office:value="33">
            <text:p>33</text:p>
          </table:table-cell>
          <table:table-cell office:value-type="float" office:value="2899">
            <text:p>289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25]+1" office:value-type="float" office:value="3">
            <text:p>3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40]-[.H25]" office:value-type="float" office:value="278">
            <text:p>278</text:p>
          </table:table-cell>
          <table:table-cell office:value-type="float" office:value="2150">
            <text:p>215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26]+1" office:value-type="float" office:value="3">
            <text:p>3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41]-[.H26]" office:value-type="float" office:value="3">
            <text:p>3</text:p>
          </table:table-cell>
          <table:table-cell office:value-type="float" office:value="3890">
            <text:p>389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27]+1" office:value-type="float" office:value="3">
            <text:p>3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42]-[.H27]" office:value-type="float" office:value="84">
            <text:p>84</text:p>
          </table:table-cell>
          <table:table-cell office:value-type="float" office:value="1290">
            <text:p>1290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28]+1" office:value-type="float" office:value="3">
            <text:p>3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43]-[.H28]" office:value-type="float" office:value="25">
            <text:p>25</text:p>
          </table:table-cell>
          <table:table-cell office:value-type="float" office:value="4979">
            <text:p>497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29]+1" office:value-type="float" office:value="3">
            <text:p>3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44]-[.H29]" office:value-type="float" office:value="9">
            <text:p>9</text:p>
          </table:table-cell>
          <table:table-cell office:value-type="float" office:value="4730">
            <text:p>473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30]+1" office:value-type="float" office:value="3">
            <text:p>3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45]-[.H30]" office:value-type="float" office:value="112">
            <text:p>112</text:p>
          </table:table-cell>
          <table:table-cell office:value-type="float" office:value="5102">
            <text:p>510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31]+1" office:value-type="float" office:value="3">
            <text:p>3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46]-[.H31]" office:value-type="float" office:value="7">
            <text:p>7</text:p>
          </table:table-cell>
          <table:table-cell office:value-type="float" office:value="889">
            <text:p>889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32]+1" office:value-type="float" office:value="4">
            <text:p>4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47]-[.H32]" office:value-type="float" office:value="3">
            <text:p>3</text:p>
          </table:table-cell>
          <table:table-cell office:value-type="float" office:value="5937">
            <text:p>5937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33]+1" office:value-type="float" office:value="4">
            <text:p>4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48]-[.H33]" office:value-type="float" office:value="91">
            <text:p>91</text:p>
          </table:table-cell>
          <table:table-cell office:value-type="float" office:value="1147">
            <text:p>1147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34]+1" office:value-type="float" office:value="4">
            <text:p>4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49]-[.H34]" office:value-type="float" office:value="359">
            <text:p>359</text:p>
          </table:table-cell>
          <table:table-cell office:value-type="float" office:value="5832">
            <text:p>583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35]+1" office:value-type="float" office:value="4">
            <text:p>4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50]-[.H3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36]+1" office:value-type="float" office:value="4">
            <text:p>4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51]-[.H36]" office:value-type="float" office:value="3">
            <text:p>3</text:p>
          </table:table-cell>
          <table:table-cell office:value-type="float" office:value="3443">
            <text:p>344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37]+1" office:value-type="float" office:value="4">
            <text:p>4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52]-[.H3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38]+1" office:value-type="float" office:value="4">
            <text:p>4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53]-[.H3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39]+1" office:value-type="float" office:value="4">
            <text:p>4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54]-[.H39]" office:value-type="float" office:value="61">
            <text:p>61</text:p>
          </table:table-cell>
          <table:table-cell office:value-type="float" office:value="2960">
            <text:p>29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40]+1" office:value-type="float" office:value="4">
            <text:p>4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55]-[.H40]" office:value-type="float" office:value="13">
            <text:p>13</text:p>
          </table:table-cell>
          <table:table-cell office:value-type="float" office:value="2163">
            <text:p>216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41]+1" office:value-type="float" office:value="4">
            <text:p>4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56]-[.H41]" office:value-type="float" office:value="104">
            <text:p>104</text:p>
          </table:table-cell>
          <table:table-cell office:value-type="float" office:value="3994">
            <text:p>399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42]+1" office:value-type="float" office:value="4">
            <text:p>4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57]-[.H42]" office:value-type="float" office:value="7">
            <text:p>7</text:p>
          </table:table-cell>
          <table:table-cell office:value-type="float" office:value="1297">
            <text:p>129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43]+1" office:value-type="float" office:value="4">
            <text:p>4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58]-[.H43]" office:value-type="float" office:value="0">
            <text:p>0</text:p>
          </table:table-cell>
          <table:table-cell office:value-type="float" office:value="4979">
            <text:p>497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44]+1" office:value-type="float" office:value="4">
            <text:p>4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59]-[.H44]" office:value-type="float" office:value="51">
            <text:p>51</text:p>
          </table:table-cell>
          <table:table-cell office:value-type="float" office:value="4781">
            <text:p>478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45]+1" office:value-type="float" office:value="4">
            <text:p>4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60]-[.H45]" office:value-type="float" office:value="176">
            <text:p>176</text:p>
          </table:table-cell>
          <table:table-cell office:value-type="float" office:value="5278">
            <text:p>527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46]+1" office:value-type="float" office:value="4">
            <text:p>4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61]-[.H46]" office:value-type="float" office:value="-889">
            <text:p>-88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47]+1" office:value-type="float" office:value="5">
            <text:p>5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62]-[.H47]" office:value-type="float" office:value="3">
            <text:p>3</text:p>
          </table:table-cell>
          <table:table-cell office:value-type="float" office:value="5940">
            <text:p>594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48]+1" office:value-type="float" office:value="5">
            <text:p>5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63]-[.H48]" office:value-type="float" office:value="-1147">
            <text:p>-1147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49]+1" office:value-type="float" office:value="5">
            <text:p>5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64]-[.H49]" office:value-type="float" office:value="295">
            <text:p>295</text:p>
          </table:table-cell>
          <table:table-cell office:value-type="float" office:value="6127">
            <text:p>612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50]+1" office:value-type="float" office:value="5">
            <text:p>5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65]-[.H5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51]+1" office:value-type="float" office:value="5">
            <text:p>5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66]-[.H51]" office:value-type="float" office:value="16">
            <text:p>16</text:p>
          </table:table-cell>
          <table:table-cell office:value-type="float" office:value="3459">
            <text:p>345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52]+1" office:value-type="float" office:value="5">
            <text:p>5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67]-[.H5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53]+1" office:value-type="float" office:value="5">
            <text:p>5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68]-[.H5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54]+1" office:value-type="float" office:value="5">
            <text:p>5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69]-[.H54]" office:value-type="float" office:value="308">
            <text:p>308</text:p>
          </table:table-cell>
          <table:table-cell office:value-type="float" office:value="3268">
            <text:p>326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55]+1" office:value-type="float" office:value="5">
            <text:p>5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70]-[.H55]" office:value-type="float" office:value="27">
            <text:p>27</text:p>
          </table:table-cell>
          <table:table-cell office:value-type="float" office:value="2190">
            <text:p>219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56]+1" office:value-type="float" office:value="5">
            <text:p>5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71]-[.H56]" office:value-type="float" office:value="141">
            <text:p>141</text:p>
          </table:table-cell>
          <table:table-cell office:value-type="float" office:value="4135">
            <text:p>413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57]+1" office:value-type="float" office:value="5">
            <text:p>5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72]-[.H57]" office:value-type="float" office:value="17">
            <text:p>17</text:p>
          </table:table-cell>
          <table:table-cell office:value-type="float" office:value="1314">
            <text:p>1314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58]+1" office:value-type="float" office:value="5">
            <text:p>5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73]-[.H58]" office:value-type="float" office:value="1">
            <text:p>1</text:p>
          </table:table-cell>
          <table:table-cell office:value-type="float" office:value="4980">
            <text:p>498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59]+1" office:value-type="float" office:value="5">
            <text:p>5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74]-[.H59]" office:value-type="float" office:value="125">
            <text:p>125</text:p>
          </table:table-cell>
          <table:table-cell office:value-type="float" office:value="4906">
            <text:p>490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60]+1" office:value-type="float" office:value="5">
            <text:p>5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75]-[.H60]" office:value-type="float" office:value="159">
            <text:p>159</text:p>
          </table:table-cell>
          <table:table-cell office:value-type="float" office:value="5437">
            <text:p>543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61]+1" office:value-type="float" office:value="5">
            <text:p>5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76]-[.H6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62]+1" office:value-type="float" office:value="6">
            <text:p>6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77]-[.H62]" office:value-type="float" office:value="226">
            <text:p>226</text:p>
          </table:table-cell>
          <table:table-cell office:value-type="float" office:value="6166">
            <text:p>616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63]+1" office:value-type="float" office:value="6">
            <text:p>6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78]-[.H6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64]+1" office:value-type="float" office:value="6">
            <text:p>6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79]-[.H64]" office:value-type="float" office:value="5">
            <text:p>5</text:p>
          </table:table-cell>
          <table:table-cell office:value-type="float" office:value="6132">
            <text:p>613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65]+1" office:value-type="float" office:value="6">
            <text:p>6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80]-[.H6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66]+1" office:value-type="float" office:value="6">
            <text:p>6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81]-[.H66]" office:value-type="float" office:value="266">
            <text:p>266</text:p>
          </table:table-cell>
          <table:table-cell office:value-type="float" office:value="3725">
            <text:p>372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67]+1" office:value-type="float" office:value="6">
            <text:p>6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82]-[.H6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68]+1" office:value-type="float" office:value="6">
            <text:p>6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83]-[.H6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69]+1" office:value-type="float" office:value="6">
            <text:p>6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84]-[.H69]" office:value-type="float" office:value="20">
            <text:p>20</text:p>
          </table:table-cell>
          <table:table-cell office:value-type="float" office:value="3288">
            <text:p>328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70]+1" office:value-type="float" office:value="6">
            <text:p>6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85]-[.H70]" office:value-type="float" office:value="137">
            <text:p>137</text:p>
          </table:table-cell>
          <table:table-cell office:value-type="float" office:value="2327">
            <text:p>2327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71]+1" office:value-type="float" office:value="6">
            <text:p>6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86]-[.H71]" office:value-type="float" office:value="7">
            <text:p>7</text:p>
          </table:table-cell>
          <table:table-cell office:value-type="float" office:value="4142">
            <text:p>414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72]+1" office:value-type="float" office:value="6">
            <text:p>6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87]-[.H72]" office:value-type="float" office:value="-1314">
            <text:p>-1314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73]+1" office:value-type="float" office:value="6">
            <text:p>6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88]-[.H73]" office:value-type="float" office:value="175">
            <text:p>175</text:p>
          </table:table-cell>
          <table:table-cell office:value-type="float" office:value="5155">
            <text:p>515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74]+1" office:value-type="float" office:value="6">
            <text:p>6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89]-[.H74]" office:value-type="float" office:value="56">
            <text:p>56</text:p>
          </table:table-cell>
          <table:table-cell office:value-type="float" office:value="4962">
            <text:p>496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75]+1" office:value-type="float" office:value="6">
            <text:p>6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90]-[.H75]" office:value-type="float" office:value="270">
            <text:p>270</text:p>
          </table:table-cell>
          <table:table-cell office:value-type="float" office:value="5707">
            <text:p>570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76]+1" office:value-type="float" office:value="6">
            <text:p>6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91]-[.H7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979">
            <text:p>5979</text:p>
          </table:table-cell>
          <table:table-cell table:formula="of:=[.C77]+1" office:value-type="float" office:value="7">
            <text:p>7</text:p>
          </table:table-cell>
          <table:table-cell office:value-type="string">
            <text:p>Caoimhe</text:p>
          </table:table-cell>
          <table:table-cell office:value-type="string">
            <text:p>Archibald</text:p>
          </table:table-cell>
          <table:table-cell office:value-type="float" office:value="5851">
            <text:p>5851</text:p>
          </table:table-cell>
          <table:table-cell table:formula="of:=[.H92]-[.H77]" office:value-type="float" office:value="133">
            <text:p>133</text:p>
          </table:table-cell>
          <table:table-cell office:value-type="float" office:value="6299">
            <text:p>629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79">
            <text:p>12079</text:p>
          </table:table-cell>
          <table:table-cell table:formula="of:=[.C78]+1" office:value-type="float" office:value="7">
            <text:p>7</text:p>
          </table:table-cell>
          <table:table-cell office:value-type="string">
            <text:p>Jordan</text:p>
          </table:table-cell>
          <table:table-cell office:value-type="string">
            <text:p>Armstrong</text:p>
          </table:table-cell>
          <table:table-cell office:value-type="float" office:value="1038">
            <text:p>1038</text:p>
          </table:table-cell>
          <table:table-cell table:formula="of:=[.H93]-[.H7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table:formula="of:=[.C79]+1" office:value-type="float" office:value="7">
            <text:p>7</text:p>
          </table:table-cell>
          <table:table-cell office:value-type="string">
            <text:p>Maurice</text:p>
          </table:table-cell>
          <table:table-cell office:value-type="string">
            <text:p>Bradley</text:p>
          </table:table-cell>
          <table:table-cell office:value-type="float" office:value="5444">
            <text:p>5444</text:p>
          </table:table-cell>
          <table:table-cell table:formula="of:=[.H94]-[.H79]" office:value-type="float" office:value="39">
            <text:p>39</text:p>
          </table:table-cell>
          <table:table-cell office:value-type="float" office:value="6171">
            <text:p>617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50">
            <text:p>19750</text:p>
          </table:table-cell>
          <table:table-cell table:formula="of:=[.C80]+1" office:value-type="float" office:value="7">
            <text:p>7</text:p>
          </table:table-cell>
          <table:table-cell office:value-type="string">
            <text:p>Gavin</text:p>
          </table:table-cell>
          <table:table-cell office:value-type="string">
            <text:p>Campbell</text:p>
          </table:table-cell>
          <table:table-cell office:value-type="float" office:value="492">
            <text:p>492</text:p>
          </table:table-cell>
          <table:table-cell table:formula="of:=[.H95]-[.H8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9682">
            <text:p>19682</text:p>
          </table:table-cell>
          <table:table-cell table:formula="of:=[.C81]+1" office:value-type="float" office:value="7">
            <text:p>7</text:p>
          </table:table-cell>
          <table:table-cell office:value-type="string">
            <text:p>John</text:p>
          </table:table-cell>
          <table:table-cell office:value-type="string">
            <text:p>Dallat</text:p>
          </table:table-cell>
          <table:table-cell office:value-type="float" office:value="3319">
            <text:p>3319</text:p>
          </table:table-cell>
          <table:table-cell table:formula="of:=[.H96]-[.H81]" office:value-type="float" office:value="641">
            <text:p>641</text:p>
          </table:table-cell>
          <table:table-cell office:value-type="float" office:value="4366">
            <text:p>436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00">
            <text:p>19700</text:p>
          </table:table-cell>
          <table:table-cell table:formula="of:=[.C82]+1" office:value-type="float" office:value="7">
            <text:p>7</text:p>
          </table:table-cell>
          <table:table-cell office:value-type="string">
            <text:p>Anthony</text:p>
          </table:table-cell>
          <table:table-cell office:value-type="string">
            <text:p>Flynn</text:p>
          </table:table-cell>
          <table:table-cell office:value-type="float" office:value="305">
            <text:p>305</text:p>
          </table:table-cell>
          <table:table-cell table:formula="of:=[.H97]-[.H8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3">
            <text:p>4013</text:p>
          </table:table-cell>
          <table:table-cell table:formula="of:=[.C83]+1" office:value-type="float" office:value="7">
            <text:p>7</text:p>
          </table:table-cell>
          <table:table-cell office:value-type="string">
            <text:p>David</text:p>
          </table:table-cell>
          <table:table-cell office:value-type="string">
            <text:p>Harding</text:p>
          </table:table-cell>
          <table:table-cell office:value-type="float" office:value="219">
            <text:p>219</text:p>
          </table:table-cell>
          <table:table-cell table:formula="of:=[.H98]-[.H8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6403">
            <text:p>6403</text:p>
          </table:table-cell>
          <table:table-cell table:formula="of:=[.C84]+1" office:value-type="float" office:value="7">
            <text:p>7</text:p>
          </table:table-cell>
          <table:table-cell office:value-type="string">
            <text:p>William</text:p>
          </table:table-cell>
          <table:table-cell office:value-type="string">
            <text:p>McCandless</text:p>
          </table:table-cell>
          <table:table-cell office:value-type="float" office:value="2814">
            <text:p>2814</text:p>
          </table:table-cell>
          <table:table-cell table:formula="of:=[.H99]-[.H84]" office:value-type="float" office:value="293">
            <text:p>293</text:p>
          </table:table-cell>
          <table:table-cell office:value-type="float" office:value="3581">
            <text:p>358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1861">
            <text:p>11861</text:p>
          </table:table-cell>
          <table:table-cell table:formula="of:=[.C85]+1" office:value-type="float" office:value="7">
            <text:p>7</text:p>
          </table:table-cell>
          <table:table-cell office:value-type="string">
            <text:p>Chris</text:p>
          </table:table-cell>
          <table:table-cell office:value-type="string">
            <text:p>McCaw</text:p>
          </table:table-cell>
          <table:table-cell office:value-type="float" office:value="1841">
            <text:p>1841</text:p>
          </table:table-cell>
          <table:table-cell table:formula="of:=[.H100]-[.H85]" office:value-type="float" office:value="-2327">
            <text:p>-2327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3">
            <text:p>12083</text:p>
          </table:table-cell>
          <table:table-cell table:formula="of:=[.C86]+1" office:value-type="float" office:value="7">
            <text:p>7</text:p>
          </table:table-cell>
          <table:table-cell office:value-type="string">
            <text:p>Adrian</text:p>
          </table:table-cell>
          <table:table-cell office:value-type="string">
            <text:p>McQuillan</text:p>
          </table:table-cell>
          <table:table-cell office:value-type="float" office:value="3881">
            <text:p>3881</text:p>
          </table:table-cell>
          <table:table-cell table:formula="of:=[.H101]-[.H86]" office:value-type="float" office:value="28">
            <text:p>28</text:p>
          </table:table-cell>
          <table:table-cell office:value-type="float" office:value="4170">
            <text:p>417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78">
            <text:p>7078</text:p>
          </table:table-cell>
          <table:table-cell table:formula="of:=[.C87]+1" office:value-type="float" office:value="7">
            <text:p>7</text:p>
          </table:table-cell>
          <table:table-cell office:value-type="string">
            <text:p>Gerry</text:p>
          </table:table-cell>
          <table:table-cell office:value-type="string">
            <text:p>Mullan</text:p>
          </table:table-cell>
          <table:table-cell office:value-type="float" office:value="1204">
            <text:p>1204</text:p>
          </table:table-cell>
          <table:table-cell table:formula="of:=[.H102]-[.H8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4">
            <text:p>12084</text:p>
          </table:table-cell>
          <table:table-cell table:formula="of:=[.C88]+1" office:value-type="float" office:value="7">
            <text:p>7</text:p>
          </table:table-cell>
          <table:table-cell office:value-type="string">
            <text:p>Cathal</text:p>
          </table:table-cell>
          <table:table-cell office:value-type="string">
            <text:p>óhOisín</text:p>
          </table:table-cell>
          <table:table-cell office:value-type="float" office:value="4953">
            <text:p>4953</text:p>
          </table:table-cell>
          <table:table-cell table:formula="of:=[.H103]-[.H88]" office:value-type="float" office:value="41">
            <text:p>41</text:p>
          </table:table-cell>
          <table:table-cell office:value-type="float" office:value="5196">
            <text:p>519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086">
            <text:p>12086</text:p>
          </table:table-cell>
          <table:table-cell table:formula="of:=[.C89]+1" office:value-type="float" office:value="7">
            <text:p>7</text:p>
          </table:table-cell>
          <table:table-cell office:value-type="string">
            <text:p>George</text:p>
          </table:table-cell>
          <table:table-cell office:value-type="string">
            <text:p>Robinson</text:p>
          </table:table-cell>
          <table:table-cell office:value-type="float" office:value="4715">
            <text:p>4715</text:p>
          </table:table-cell>
          <table:table-cell table:formula="of:=[.H104]-[.H89]" office:value-type="float" office:value="31">
            <text:p>31</text:p>
          </table:table-cell>
          <table:table-cell office:value-type="float" office:value="4993">
            <text:p>499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7">
            <text:p>12087</text:p>
          </table:table-cell>
          <table:table-cell table:formula="of:=[.C90]+1" office:value-type="float" office:value="7">
            <text:p>7</text:p>
          </table:table-cell>
          <table:table-cell office:value-type="string">
            <text:p>Claire</text:p>
          </table:table-cell>
          <table:table-cell office:value-type="string">
            <text:p>Sugden</text:p>
          </table:table-cell>
          <table:table-cell office:value-type="float" office:value="4918">
            <text:p>4918</text:p>
          </table:table-cell>
          <table:table-cell table:formula="of:=[.H105]-[.H90]" office:value-type="float" office:value="854">
            <text:p>854</text:p>
          </table:table-cell>
          <table:table-cell office:value-type="float" office:value="6561">
            <text:p>656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2088">
            <text:p>12088</text:p>
          </table:table-cell>
          <table:table-cell table:formula="of:=[.C91]+1" office:value-type="float" office:value="7">
            <text:p>7</text:p>
          </table:table-cell>
          <table:table-cell office:value-type="string">
            <text:p>Russell</text:p>
          </table:table-cell>
          <table:table-cell office:value-type="string">
            <text:p>Watton</text:p>
          </table:table-cell>
          <table:table-cell office:value-type="float" office:value="879">
            <text:p>879</text:p>
          </table:table-cell>
          <table:table-cell table:formula="of:=[.H106]-[.H9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rogressive Unionist Party</text:p>
          </table:table-cell>
        </table:table-row>
        <table:table-row table:style-name="ro1" table:number-rows-repeated="104846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fermanagh-south-tyron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3">
            <text:p>8123</text:p>
          </table:table-cell>
          <table:table-cell office:value-type="float" office:value="1">
            <text:p>1</text:p>
          </table:table-cell>
          <table:table-cell office:value-type="string">
            <text:p>Rosemary</text:p>
          </table:table-cell>
          <table:table-cell office:value-type="string">
            <text:p>Barton</text:p>
          </table:table-cell>
          <table:table-cell office:value-type="float" office:value="6060">
            <text:p>6060</text:p>
          </table:table-cell>
          <table:table-cell office:value-type="float" office:value="0">
            <text:p>0</text:p>
          </table:table-cell>
          <table:table-cell office:value-type="float" office:value="6060">
            <text:p>60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84">
            <text:p>19684</text:p>
          </table:table-cell>
          <table:table-cell office:value-type="float" office:value="1">
            <text:p>1</text:p>
          </table:table-cell>
          <table:table-cell office:value-type="string">
            <text:p>Noreen</text:p>
          </table:table-cell>
          <table:table-cell office:value-type="string">
            <text:p>Campbell</text:p>
          </table:table-cell>
          <table:table-cell office:value-type="float" office:value="1437">
            <text:p>1437</text:p>
          </table:table-cell>
          <table:table-cell office:value-type="float" office:value="0">
            <text:p>0</text:p>
          </table:table-cell>
          <table:table-cell office:value-type="float" office:value="1437">
            <text:p>1437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672">
            <text:p>19672</text:p>
          </table:table-cell>
          <table:table-cell office:value-type="float" office:value="1">
            <text:p>1</text:p>
          </table:table-cell>
          <table:table-cell office:value-type="string">
            <text:p>Jemma</text:p>
          </table:table-cell>
          <table:table-cell office:value-type="string">
            <text:p>Dolan</text:p>
          </table:table-cell>
          <table:table-cell office:value-type="float" office:value="7767">
            <text:p>7767</text:p>
          </table:table-cell>
          <table:table-cell office:value-type="float" office:value="0">
            <text:p>0</text:p>
          </table:table-cell>
          <table:table-cell office:value-type="float" office:value="7767">
            <text:p>7767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20">
            <text:p>19720</text:p>
          </table:table-cell>
          <table:table-cell office:value-type="float" office:value="1">
            <text:p>1</text:p>
          </table:table-cell>
          <table:table-cell office:value-type="string">
            <text:p>Richard</text:p>
          </table:table-cell>
          <table:table-cell office:value-type="string">
            <text:p>Dunn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92">
            <text:p>19692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Elliot</text:p>
          </table:table-cell>
          <table:table-cell office:value-type="float" office:value="780">
            <text:p>780</text:p>
          </table:table-cell>
          <table:table-cell office:value-type="float" office:value="0">
            <text:p>0</text:p>
          </table:table-cell>
          <table:table-cell office:value-type="float" office:value="780">
            <text:p>78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26">
            <text:p>11526</text:p>
          </table:table-cell>
          <table:table-cell office:value-type="float" office:value="1">
            <text:p>1</text:p>
          </table:table-cell>
          <table:table-cell office:value-type="string">
            <text:p>Arlene</text:p>
          </table:table-cell>
          <table:table-cell office:value-type="string">
            <text:p>Foster</text:p>
          </table:table-cell>
          <table:table-cell office:value-type="float" office:value="8479">
            <text:p>8479</text:p>
          </table:table-cell>
          <table:table-cell office:value-type="float" office:value="0">
            <text:p>0</text:p>
          </table:table-cell>
          <table:table-cell office:value-type="float" office:value="8479">
            <text:p>847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27">
            <text:p>2427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Gildernew</text:p>
          </table:table-cell>
          <table:table-cell office:value-type="float" office:value="7987">
            <text:p>7987</text:p>
          </table:table-cell>
          <table:table-cell office:value-type="float" office:value="0">
            <text:p>0</text:p>
          </table:table-cell>
          <table:table-cell office:value-type="float" office:value="7987">
            <text:p>7987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74">
            <text:p>4674</text:p>
          </table:table-cell>
          <table:table-cell office:value-type="float" office:value="1">
            <text:p>1</text:p>
          </table:table-cell>
          <table:table-cell office:value-type="string">
            <text:p>Tanya</text:p>
          </table:table-cell>
          <table:table-cell office:value-type="string">
            <text:p>Jones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  <table:table-cell office:value-type="float" office:value="550">
            <text:p>55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8">
            <text:p>11528</text:p>
          </table:table-cell>
          <table:table-cell office:value-type="float" office:value="1">
            <text:p>1</text:p>
          </table:table-cell>
          <table:table-cell office:value-type="string">
            <text:p>Seán</text:p>
          </table:table-cell>
          <table:table-cell office:value-type="string">
            <text:p>Lynch</text:p>
          </table:table-cell>
          <table:table-cell office:value-type="float" office:value="6254">
            <text:p>6254</text:p>
          </table:table-cell>
          <table:table-cell office:value-type="float" office:value="0">
            <text:p>0</text:p>
          </table:table-cell>
          <table:table-cell office:value-type="float" office:value="6254">
            <text:p>62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9">
            <text:p>11529</text:p>
          </table:table-cell>
          <table:table-cell office:value-type="float" office:value="1">
            <text:p>1</text:p>
          </table:table-cell>
          <table:table-cell office:value-type="string">
            <text:p>Richie</text:p>
          </table:table-cell>
          <table:table-cell office:value-type="string">
            <text:p>McPhillips</text:p>
          </table:table-cell>
          <table:table-cell office:value-type="float" office:value="5134">
            <text:p>5134</text:p>
          </table:table-cell>
          <table:table-cell office:value-type="float" office:value="0">
            <text:p>0</text:p>
          </table:table-cell>
          <table:table-cell office:value-type="float" office:value="5134">
            <text:p>513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30">
            <text:p>11530</text:p>
          </table:table-cell>
          <table:table-cell office:value-type="float" office:value="1">
            <text:p>1</text:p>
          </table:table-cell>
          <table:table-cell office:value-type="string">
            <text:p>Maurice</text:p>
          </table:table-cell>
          <table:table-cell office:value-type="string">
            <text:p>Morrow</text:p>
          </table:table-cell>
          <table:table-cell office:value-type="float" office:value="7102">
            <text:p>7102</text:p>
          </table:table-cell>
          <table:table-cell office:value-type="float" office:value="0">
            <text:p>0</text:p>
          </table:table-cell>
          <table:table-cell office:value-type="float" office:value="7102">
            <text:p>71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717">
            <text:p>19717</text:p>
          </table:table-cell>
          <table:table-cell office:value-type="float" office:value="1">
            <text:p>1</text:p>
          </table:table-cell>
          <table:table-cell office:value-type="string">
            <text:p>Donal</text:p>
          </table:table-cell>
          <table:table-cell office:value-type="string">
            <text:p>O'Cofaigh</text:p>
          </table:table-cell>
          <table:table-cell office:value-type="float" office:value="643">
            <text:p>643</text:p>
          </table:table-cell>
          <table:table-cell office:value-type="float" office:value="0">
            <text:p>0</text:p>
          </table:table-cell>
          <table:table-cell office:value-type="float" office:value="643">
            <text:p>64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3">
            <text:p>8123</text:p>
          </table:table-cell>
          <table:table-cell table:formula="of:=1+[.C2]" office:value-type="float" office:value="2">
            <text:p>2</text:p>
          </table:table-cell>
          <table:table-cell office:value-type="string">
            <text:p>Rosemary</text:p>
          </table:table-cell>
          <table:table-cell office:value-type="string">
            <text:p>Barton</text:p>
          </table:table-cell>
          <table:table-cell office:value-type="float" office:value="6060">
            <text:p>6060</text:p>
          </table:table-cell>
          <table:table-cell table:formula="of:=[.H14]-[.H2]" office:value-type="float" office:value="803">
            <text:p>803</text:p>
          </table:table-cell>
          <table:table-cell office:value-type="float" office:value="6863">
            <text:p>686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84">
            <text:p>19684</text:p>
          </table:table-cell>
          <table:table-cell table:formula="of:=1+[.C3]" office:value-type="float" office:value="2">
            <text:p>2</text:p>
          </table:table-cell>
          <table:table-cell office:value-type="string">
            <text:p>Noreen</text:p>
          </table:table-cell>
          <table:table-cell office:value-type="string">
            <text:p>Campbell</text:p>
          </table:table-cell>
          <table:table-cell office:value-type="float" office:value="1437">
            <text:p>1437</text:p>
          </table:table-cell>
          <table:table-cell table:formula="of:=[.H15]-[.H3]" office:value-type="float" office:value="-1437">
            <text:p>-1437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672">
            <text:p>19672</text:p>
          </table:table-cell>
          <table:table-cell table:formula="of:=1+[.C4]" office:value-type="float" office:value="2">
            <text:p>2</text:p>
          </table:table-cell>
          <table:table-cell office:value-type="string">
            <text:p>Jemma</text:p>
          </table:table-cell>
          <table:table-cell office:value-type="string">
            <text:p>Dolan</text:p>
          </table:table-cell>
          <table:table-cell office:value-type="float" office:value="7767">
            <text:p>7767</text:p>
          </table:table-cell>
          <table:table-cell table:formula="of:=[.H16]-[.H4]" office:value-type="float" office:value="256">
            <text:p>256</text:p>
          </table:table-cell>
          <table:table-cell office:value-type="float" office:value="8023">
            <text:p>802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20">
            <text:p>19720</text:p>
          </table:table-cell>
          <table:table-cell table:formula="of:=1+[.C5]" office:value-type="float" office:value="2">
            <text:p>2</text:p>
          </table:table-cell>
          <table:table-cell office:value-type="string">
            <text:p>Richard</text:p>
          </table:table-cell>
          <table:table-cell office:value-type="string">
            <text:p>Dunn</text:p>
          </table:table-cell>
          <table:table-cell office:value-type="float" office:value="70">
            <text:p>70</text:p>
          </table:table-cell>
          <table:table-cell table:formula="of:=[.H17]-[.H5]" office:value-type="float" office:value="-70">
            <text:p>-7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92">
            <text:p>19692</text:p>
          </table:table-cell>
          <table:table-cell table:formula="of:=1+[.C6]"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Elliot</text:p>
          </table:table-cell>
          <table:table-cell office:value-type="float" office:value="780">
            <text:p>780</text:p>
          </table:table-cell>
          <table:table-cell table:formula="of:=[.H18]-[.H6]" office:value-type="float" office:value="-780">
            <text:p>-78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26">
            <text:p>11526</text:p>
          </table:table-cell>
          <table:table-cell table:formula="of:=1+[.C7]" office:value-type="float" office:value="2">
            <text:p>2</text:p>
          </table:table-cell>
          <table:table-cell office:value-type="string">
            <text:p>Arlene</text:p>
          </table:table-cell>
          <table:table-cell office:value-type="string">
            <text:p>Foster</text:p>
          </table:table-cell>
          <table:table-cell office:value-type="float" office:value="8479">
            <text:p>8479</text:p>
          </table:table-cell>
          <table:table-cell table:formula="of:=[.H19]-[.H7]" office:value-type="float" office:value="266">
            <text:p>266</text:p>
          </table:table-cell>
          <table:table-cell office:value-type="float" office:value="8745">
            <text:p>874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27">
            <text:p>2427</text:p>
          </table:table-cell>
          <table:table-cell table:formula="of:=1+[.C8]" office:value-type="float" office:value="2">
            <text:p>2</text:p>
          </table:table-cell>
          <table:table-cell office:value-type="string">
            <text:p>Michelle</text:p>
          </table:table-cell>
          <table:table-cell office:value-type="string">
            <text:p>Gildernew</text:p>
          </table:table-cell>
          <table:table-cell office:value-type="float" office:value="7987">
            <text:p>7987</text:p>
          </table:table-cell>
          <table:table-cell table:formula="of:=[.H20]-[.H8]" office:value-type="float" office:value="241">
            <text:p>241</text:p>
          </table:table-cell>
          <table:table-cell office:value-type="float" office:value="8228">
            <text:p>822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74">
            <text:p>4674</text:p>
          </table:table-cell>
          <table:table-cell table:formula="of:=1+[.C9]" office:value-type="float" office:value="2">
            <text:p>2</text:p>
          </table:table-cell>
          <table:table-cell office:value-type="string">
            <text:p>Tanya</text:p>
          </table:table-cell>
          <table:table-cell office:value-type="string">
            <text:p>Jones</text:p>
          </table:table-cell>
          <table:table-cell office:value-type="float" office:value="550">
            <text:p>550</text:p>
          </table:table-cell>
          <table:table-cell table:formula="of:=[.H21]-[.H9]" office:value-type="float" office:value="-550">
            <text:p>-55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8">
            <text:p>11528</text:p>
          </table:table-cell>
          <table:table-cell table:formula="of:=1+[.C10]" office:value-type="float" office:value="2">
            <text:p>2</text:p>
          </table:table-cell>
          <table:table-cell office:value-type="string">
            <text:p>Seán</text:p>
          </table:table-cell>
          <table:table-cell office:value-type="string">
            <text:p>Lynch</text:p>
          </table:table-cell>
          <table:table-cell office:value-type="float" office:value="6254">
            <text:p>6254</text:p>
          </table:table-cell>
          <table:table-cell table:formula="of:=[.H22]-[.H10]" office:value-type="float" office:value="84">
            <text:p>84</text:p>
          </table:table-cell>
          <table:table-cell office:value-type="float" office:value="6338">
            <text:p>633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9">
            <text:p>11529</text:p>
          </table:table-cell>
          <table:table-cell table:formula="of:=1+[.C11]" office:value-type="float" office:value="2">
            <text:p>2</text:p>
          </table:table-cell>
          <table:table-cell office:value-type="string">
            <text:p>Richie</text:p>
          </table:table-cell>
          <table:table-cell office:value-type="string">
            <text:p>McPhillips</text:p>
          </table:table-cell>
          <table:table-cell office:value-type="float" office:value="5134">
            <text:p>5134</text:p>
          </table:table-cell>
          <table:table-cell table:formula="of:=[.H23]-[.H11]" office:value-type="float" office:value="1142">
            <text:p>1142</text:p>
          </table:table-cell>
          <table:table-cell office:value-type="float" office:value="6276">
            <text:p>6276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30">
            <text:p>11530</text:p>
          </table:table-cell>
          <table:table-cell table:formula="of:=1+[.C12]" office:value-type="float" office:value="2">
            <text:p>2</text:p>
          </table:table-cell>
          <table:table-cell office:value-type="string">
            <text:p>Maurice</text:p>
          </table:table-cell>
          <table:table-cell office:value-type="string">
            <text:p>Morrow</text:p>
          </table:table-cell>
          <table:table-cell office:value-type="float" office:value="7102">
            <text:p>7102</text:p>
          </table:table-cell>
          <table:table-cell table:formula="of:=[.H24]-[.H12]" office:value-type="float" office:value="230">
            <text:p>230</text:p>
          </table:table-cell>
          <table:table-cell office:value-type="float" office:value="7332">
            <text:p>733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717">
            <text:p>19717</text:p>
          </table:table-cell>
          <table:table-cell table:formula="of:=1+[.C13]" office:value-type="float" office:value="2">
            <text:p>2</text:p>
          </table:table-cell>
          <table:table-cell office:value-type="string">
            <text:p>Donal</text:p>
          </table:table-cell>
          <table:table-cell office:value-type="string">
            <text:p>O'Cofaigh</text:p>
          </table:table-cell>
          <table:table-cell office:value-type="float" office:value="643">
            <text:p>643</text:p>
          </table:table-cell>
          <table:table-cell table:formula="of:=[.H25]-[.H13]" office:value-type="float" office:value="-643">
            <text:p>-64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123">
            <text:p>8123</text:p>
          </table:table-cell>
          <table:table-cell table:formula="of:=1+[.C14]" office:value-type="float" office:value="3">
            <text:p>3</text:p>
          </table:table-cell>
          <table:table-cell office:value-type="string">
            <text:p>Rosemary</text:p>
          </table:table-cell>
          <table:table-cell office:value-type="string">
            <text:p>Barton</text:p>
          </table:table-cell>
          <table:table-cell office:value-type="float" office:value="6060">
            <text:p>6060</text:p>
          </table:table-cell>
          <table:table-cell table:formula="of:=[.H26]-[.H14]" office:value-type="float" office:value="1471">
            <text:p>1471</text:p>
          </table:table-cell>
          <table:table-cell office:value-type="float" office:value="8334">
            <text:p>833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84">
            <text:p>19684</text:p>
          </table:table-cell>
          <table:table-cell table:formula="of:=1+[.C15]" office:value-type="float" office:value="3">
            <text:p>3</text:p>
          </table:table-cell>
          <table:table-cell office:value-type="string">
            <text:p>Noreen</text:p>
          </table:table-cell>
          <table:table-cell office:value-type="string">
            <text:p>Campbell</text:p>
          </table:table-cell>
          <table:table-cell office:value-type="float" office:value="1437">
            <text:p>1437</text:p>
          </table:table-cell>
          <table:table-cell table:formula="of:=[.H27]-[.H1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672">
            <text:p>19672</text:p>
          </table:table-cell>
          <table:table-cell table:formula="of:=1+[.C16]" office:value-type="float" office:value="3">
            <text:p>3</text:p>
          </table:table-cell>
          <table:table-cell office:value-type="string">
            <text:p>Jemma</text:p>
          </table:table-cell>
          <table:table-cell office:value-type="string">
            <text:p>Dolan</text:p>
          </table:table-cell>
          <table:table-cell office:value-type="float" office:value="7767">
            <text:p>7767</text:p>
          </table:table-cell>
          <table:table-cell table:formula="of:=[.H28]-[.H16]" office:value-type="float" office:value="905">
            <text:p>905</text:p>
          </table:table-cell>
          <table:table-cell office:value-type="float" office:value="8928">
            <text:p>892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720">
            <text:p>19720</text:p>
          </table:table-cell>
          <table:table-cell table:formula="of:=1+[.C17]" office:value-type="float" office:value="3">
            <text:p>3</text:p>
          </table:table-cell>
          <table:table-cell office:value-type="string">
            <text:p>Richard</text:p>
          </table:table-cell>
          <table:table-cell office:value-type="string">
            <text:p>Dunn</text:p>
          </table:table-cell>
          <table:table-cell office:value-type="float" office:value="70">
            <text:p>70</text:p>
          </table:table-cell>
          <table:table-cell table:formula="of:=[.H29]-[.H1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692">
            <text:p>19692</text:p>
          </table:table-cell>
          <table:table-cell table:formula="of:=1+[.C18]" office:value-type="float" office:value="3">
            <text:p>3</text:p>
          </table:table-cell>
          <table:table-cell office:value-type="string">
            <text:p>Alex</text:p>
          </table:table-cell>
          <table:table-cell office:value-type="string">
            <text:p>Elliot</text:p>
          </table:table-cell>
          <table:table-cell office:value-type="float" office:value="780">
            <text:p>780</text:p>
          </table:table-cell>
          <table:table-cell table:formula="of:=[.H30]-[.H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26">
            <text:p>11526</text:p>
          </table:table-cell>
          <table:table-cell table:formula="of:=1+[.C19]" office:value-type="float" office:value="3">
            <text:p>3</text:p>
          </table:table-cell>
          <table:table-cell office:value-type="string">
            <text:p>Arlene</text:p>
          </table:table-cell>
          <table:table-cell office:value-type="string">
            <text:p>Foster</text:p>
          </table:table-cell>
          <table:table-cell office:value-type="float" office:value="8479">
            <text:p>8479</text:p>
          </table:table-cell>
          <table:table-cell table:formula="of:=[.H31]-[.H19]" office:value-type="float" office:value="0">
            <text:p>0</text:p>
          </table:table-cell>
          <table:table-cell office:value-type="float" office:value="8745">
            <text:p>874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27">
            <text:p>2427</text:p>
          </table:table-cell>
          <table:table-cell table:formula="of:=1+[.C20]" office:value-type="float" office:value="3">
            <text:p>3</text:p>
          </table:table-cell>
          <table:table-cell office:value-type="string">
            <text:p>Michelle</text:p>
          </table:table-cell>
          <table:table-cell office:value-type="string">
            <text:p>Gildernew</text:p>
          </table:table-cell>
          <table:table-cell office:value-type="float" office:value="7987">
            <text:p>7987</text:p>
          </table:table-cell>
          <table:table-cell table:formula="of:=[.H32]-[.H20]" office:value-type="float" office:value="0">
            <text:p>0</text:p>
          </table:table-cell>
          <table:table-cell office:value-type="float" office:value="8228">
            <text:p>822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674">
            <text:p>4674</text:p>
          </table:table-cell>
          <table:table-cell table:formula="of:=1+[.C21]" office:value-type="float" office:value="3">
            <text:p>3</text:p>
          </table:table-cell>
          <table:table-cell office:value-type="string">
            <text:p>Tanya</text:p>
          </table:table-cell>
          <table:table-cell office:value-type="string">
            <text:p>Jones</text:p>
          </table:table-cell>
          <table:table-cell office:value-type="float" office:value="550">
            <text:p>550</text:p>
          </table:table-cell>
          <table:table-cell table:formula="of:=[.H33]-[.H2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8">
            <text:p>11528</text:p>
          </table:table-cell>
          <table:table-cell table:formula="of:=1+[.C22]" office:value-type="float" office:value="3">
            <text:p>3</text:p>
          </table:table-cell>
          <table:table-cell office:value-type="string">
            <text:p>Seán</text:p>
          </table:table-cell>
          <table:table-cell office:value-type="string">
            <text:p>Lynch</text:p>
          </table:table-cell>
          <table:table-cell office:value-type="float" office:value="6254">
            <text:p>6254</text:p>
          </table:table-cell>
          <table:table-cell table:formula="of:=[.H34]-[.H22]" office:value-type="float" office:value="836">
            <text:p>836</text:p>
          </table:table-cell>
          <table:table-cell office:value-type="float" office:value="7174">
            <text:p>717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29">
            <text:p>11529</text:p>
          </table:table-cell>
          <table:table-cell table:formula="of:=1+[.C23]" office:value-type="float" office:value="3">
            <text:p>3</text:p>
          </table:table-cell>
          <table:table-cell office:value-type="string">
            <text:p>Richie</text:p>
          </table:table-cell>
          <table:table-cell office:value-type="string">
            <text:p>McPhillips</text:p>
          </table:table-cell>
          <table:table-cell office:value-type="float" office:value="5134">
            <text:p>5134</text:p>
          </table:table-cell>
          <table:table-cell office:value-type="float" office:value="-6276">
            <text:p>-6276</text:p>
          </table:table-cell>
          <table:table-cell office:value-type="float" office:value="6276">
            <text:p>6276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530">
            <text:p>11530</text:p>
          </table:table-cell>
          <table:table-cell table:formula="of:=1+[.C24]" office:value-type="float" office:value="3">
            <text:p>3</text:p>
          </table:table-cell>
          <table:table-cell office:value-type="string">
            <text:p>Maurice</text:p>
          </table:table-cell>
          <table:table-cell office:value-type="string">
            <text:p>Morrow</text:p>
          </table:table-cell>
          <table:table-cell office:value-type="float" office:value="7102">
            <text:p>7102</text:p>
          </table:table-cell>
          <table:table-cell table:formula="of:=[.H36]-[.H24]" office:value-type="float" office:value="73">
            <text:p>73</text:p>
          </table:table-cell>
          <table:table-cell office:value-type="float" office:value="7405">
            <text:p>740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9717">
            <text:p>19717</text:p>
          </table:table-cell>
          <table:table-cell table:formula="of:=1+[.C25]" office:value-type="float" office:value="3">
            <text:p>3</text:p>
          </table:table-cell>
          <table:table-cell office:value-type="string">
            <text:p>Donal</text:p>
          </table:table-cell>
          <table:table-cell office:value-type="string">
            <text:p>O'Cofaigh</text:p>
          </table:table-cell>
          <table:table-cell office:value-type="float" office:value="643">
            <text:p>643</text:p>
          </table:table-cell>
          <table:table-cell table:formula="of:=[.H37]-[.H2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ross-Community Labour Alternative</text:p>
          </table:table-cell>
        </table:table-row>
        <table:table-row table:style-name="ro1" table:number-rows-repeated="1048538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foyl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office:value-type="float" office:value="1">
            <text:p>1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office:value-type="float" office:value="1">
            <text:p>1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office:value-type="float" office:value="0">
            <text:p>0</text:p>
          </table:table-cell>
          <table:table-cell office:value-type="float" office:value="1124">
            <text:p>112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office:value-type="float" office:value="1">
            <text:p>1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office:value-type="float" office:value="1">
            <text:p>1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office:value-type="float" office:value="0">
            <text:p>0</text:p>
          </table:table-cell>
          <table:table-cell office:value-type="float" office:value="6948">
            <text:p>694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office:value-type="float" office:value="1">
            <text:p>1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office:value-type="float" office:value="0">
            <text:p>0</text:p>
          </table:table-cell>
          <table:table-cell office:value-type="float" office:value="7240">
            <text:p>724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office:value-type="float" office:value="1">
            <text:p>1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office:value-type="float" office:value="0">
            <text:p>0</text:p>
          </table:table-cell>
          <table:table-cell office:value-type="float" office:value="1660">
            <text:p>166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office:value-type="float" office:value="0">
            <text:p>0</text:p>
          </table:table-cell>
          <table:table-cell office:value-type="float" office:value="196">
            <text:p>196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office:value-type="float" office:value="1">
            <text:p>1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office:value-type="float" office:value="0">
            <text:p>0</text:p>
          </table:table-cell>
          <table:table-cell office:value-type="float" office:value="9205">
            <text:p>9205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office:value-type="float" office:value="1">
            <text:p>1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office:value-type="float" office:value="0">
            <text:p>0</text:p>
          </table:table-cell>
          <table:table-cell office:value-type="float" office:value="4760">
            <text:p>476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office:value-type="float" office:value="1">
            <text:p>1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office:value-type="float" office:value="0">
            <text:p>0</text:p>
          </table:table-cell>
          <table:table-cell office:value-type="float" office:value="7145">
            <text:p>714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office:value-type="float" office:value="1">
            <text:p>1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office:value-type="float" office:value="1">
            <text:p>1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office:value-type="float" office:value="0">
            <text:p>0</text:p>
          </table:table-cell>
          <table:table-cell office:value-type="float" office:value="5975">
            <text:p>59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table:formula="of:=1+[.C2]" office:value-type="float" office:value="2">
            <text:p>2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table:formula="of:=[.H14]-[.H2]" office:value-type="float" office:value="0.189999999999998">
            <text:p>0.19</text:p>
          </table:table-cell>
          <table:table-cell office:value-type="float" office:value="77.19">
            <text:p>77.19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table:formula="of:=1+[.C3]" office:value-type="float" office:value="2">
            <text:p>2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table:formula="of:=[.H15]-[.H3]" office:value-type="float" office:value="8.93000000000006">
            <text:p>8.93</text:p>
          </table:table-cell>
          <table:table-cell office:value-type="float" office:value="1132.93">
            <text:p>1132.9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table:formula="of:=1+[.C4]" office:value-type="float" office:value="2">
            <text:p>2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table:formula="of:=[.H16]-[.H4]" office:value-type="float" office:value="2.09">
            <text:p>2.09</text:p>
          </table:table-cell>
          <table:table-cell office:value-type="float" office:value="244.09">
            <text:p>244.09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table:formula="of:=1+[.C5]" office:value-type="float" office:value="2">
            <text:p>2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table:formula="of:=[.H17]-[.H5]" office:value-type="float" office:value="75.0500000000002">
            <text:p>75.05</text:p>
          </table:table-cell>
          <table:table-cell office:value-type="float" office:value="7023.05">
            <text:p>7023.0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table:formula="of:=1+[.C6]" office:value-type="float" office:value="2">
            <text:p>2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table:formula="of:=[.H18]-[.H6]" office:value-type="float" office:value="92.5299999999998">
            <text:p>92.53</text:p>
          </table:table-cell>
          <table:table-cell office:value-type="float" office:value="7332.53">
            <text:p>7332.5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table:formula="of:=1+[.C7]" office:value-type="float" office:value="2">
            <text:p>2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table:formula="of:=[.H19]-[.H7]" office:value-type="float" office:value="1.51999999999998">
            <text:p>1.52</text:p>
          </table:table-cell>
          <table:table-cell office:value-type="float" office:value="1661.52">
            <text:p>1661.5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table:formula="of:=1+[.C8]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table:formula="of:=[.H20]-[.H8]" office:value-type="float" office:value="3.61000000000001">
            <text:p>3.61</text:p>
          </table:table-cell>
          <table:table-cell office:value-type="float" office:value="199.61">
            <text:p>199.61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table:formula="of:=1+[.C9]" office:value-type="float" office:value="2">
            <text:p>2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table:formula="of:=[.H21]-[.H9]" office:value-type="float" office:value="-1768">
            <text:p>-1768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table:formula="of:=1+[.C10]" office:value-type="float" office:value="2">
            <text:p>2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table:formula="of:=[.H22]-[.H10]" office:value-type="float" office:value="90.6300000000001">
            <text:p>90.63</text:p>
          </table:table-cell>
          <table:table-cell office:value-type="float" office:value="4850.63">
            <text:p>4850.63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table:formula="of:=1+[.C11]" office:value-type="float" office:value="2">
            <text:p>2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table:formula="of:=[.H23]-[.H11]" office:value-type="float" office:value="1463.76">
            <text:p>1463.76</text:p>
          </table:table-cell>
          <table:table-cell office:value-type="float" office:value="8608.76">
            <text:p>8608.76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table:formula="of:=1+[.C12]" office:value-type="float" office:value="2">
            <text:p>2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table:formula="of:=[.H24]-[.H12]" office:value-type="float" office:value="0.57">
            <text:p>0.57</text:p>
          </table:table-cell>
          <table:table-cell office:value-type="float" office:value="44.57">
            <text:p>44.5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table:formula="of:=1+[.C13]" office:value-type="float" office:value="2">
            <text:p>2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table:formula="of:=[.H25]-[.H13]" office:value-type="float" office:value="0">
            <text:p>0</text:p>
          </table:table-cell>
          <table:table-cell office:value-type="float" office:value="5975">
            <text:p>59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656">
            <text:p>7656</text:p>
          </table:table-cell>
          <table:table-cell table:formula="of:=1+[.C14]" office:value-type="float" office:value="3">
            <text:p>3</text:p>
          </table:table-cell>
          <table:table-cell office:value-type="string">
            <text:p>Stuart</text:p>
          </table:table-cell>
          <table:table-cell office:value-type="string">
            <text:p>Canning</text:p>
          </table:table-cell>
          <table:table-cell office:value-type="float" office:value="77">
            <text:p>77</text:p>
          </table:table-cell>
          <table:table-cell table:formula="of:=[.H26]-[.H14]" office:value-type="float" office:value="1.71000000000001">
            <text:p>1.71</text:p>
          </table:table-cell>
          <table:table-cell office:value-type="float" office:value="78.9">
            <text:p>78.9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94">
            <text:p>19694</text:p>
          </table:table-cell>
          <table:table-cell table:formula="of:=1+[.C15]" office:value-type="float" office:value="3">
            <text:p>3</text:p>
          </table:table-cell>
          <table:table-cell office:value-type="string">
            <text:p>Colm</text:p>
          </table:table-cell>
          <table:table-cell office:value-type="string">
            <text:p>Cavanagh</text:p>
          </table:table-cell>
          <table:table-cell office:value-type="float" office:value="1124">
            <text:p>1124</text:p>
          </table:table-cell>
          <table:table-cell table:formula="of:=[.H27]-[.H15]" office:value-type="float" office:value="46.74">
            <text:p>46.74</text:p>
          </table:table-cell>
          <table:table-cell office:value-type="float" office:value="1179.67">
            <text:p>1179.6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01">
            <text:p>19701</text:p>
          </table:table-cell>
          <table:table-cell table:formula="of:=1+[.C16]" office:value-type="float" office:value="3">
            <text:p>3</text:p>
          </table:table-cell>
          <table:table-cell office:value-type="string">
            <text:p>Shannon</text:p>
          </table:table-cell>
          <table:table-cell office:value-type="string">
            <text:p>Downey</text:p>
          </table:table-cell>
          <table:table-cell office:value-type="float" office:value="242">
            <text:p>242</text:p>
          </table:table-cell>
          <table:table-cell table:formula="of:=[.H28]-[.H16]" office:value-type="float" office:value="20.33">
            <text:p>20.33</text:p>
          </table:table-cell>
          <table:table-cell office:value-type="float" office:value="264.42">
            <text:p>264.42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40">
            <text:p>19640</text:p>
          </table:table-cell>
          <table:table-cell table:formula="of:=1+[.C17]" office:value-type="float" office:value="3">
            <text:p>3</text:p>
          </table:table-cell>
          <table:table-cell office:value-type="string">
            <text:p>Mark H.</text:p>
          </table:table-cell>
          <table:table-cell office:value-type="string">
            <text:p>Durkan</text:p>
          </table:table-cell>
          <table:table-cell office:value-type="float" office:value="6948">
            <text:p>6948</text:p>
          </table:table-cell>
          <table:table-cell table:formula="of:=[.H29]-[.H17]" office:value-type="float" office:value="252.51">
            <text:p>252.51</text:p>
          </table:table-cell>
          <table:table-cell office:value-type="float" office:value="7275.56">
            <text:p>7275.5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57">
            <text:p>11857</text:p>
          </table:table-cell>
          <table:table-cell table:formula="of:=1+[.C18]" office:value-type="float" office:value="3">
            <text:p>3</text:p>
          </table:table-cell>
          <table:table-cell office:value-type="string">
            <text:p>Colum</text:p>
          </table:table-cell>
          <table:table-cell office:value-type="string">
            <text:p>Eastwood</text:p>
          </table:table-cell>
          <table:table-cell office:value-type="float" office:value="7240">
            <text:p>7240</text:p>
          </table:table-cell>
          <table:table-cell table:formula="of:=[.H30]-[.H18]" office:value-type="float" office:value="262.77">
            <text:p>262.77</text:p>
          </table:table-cell>
          <table:table-cell office:value-type="float" office:value="7595.3">
            <text:p>7595.3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6404">
            <text:p>6404</text:p>
          </table:table-cell>
          <table:table-cell table:formula="of:=1+[.C19]" office:value-type="float" office:value="3">
            <text:p>3</text:p>
          </table:table-cell>
          <table:table-cell office:value-type="string">
            <text:p>Julia</text:p>
          </table:table-cell>
          <table:table-cell office:value-type="string">
            <text:p>Kee</text:p>
          </table:table-cell>
          <table:table-cell office:value-type="float" office:value="1660">
            <text:p>1660</text:p>
          </table:table-cell>
          <table:table-cell table:formula="of:=[.H31]-[.H19]" office:value-type="float" office:value="7.41000000000008">
            <text:p>7.41</text:p>
          </table:table-cell>
          <table:table-cell office:value-type="float" office:value="1668.93">
            <text:p>1668.9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59">
            <text:p>11859</text:p>
          </table:table-cell>
          <table:table-cell table:formula="of:=1+[.C20]" office:value-type="float" office:value="3">
            <text:p>3</text:p>
          </table:table-cell>
          <table:table-cell office:value-type="string">
            <text:p>John</text:p>
          </table:table-cell>
          <table:table-cell office:value-type="string">
            <text:p>Lindsay</text:p>
          </table:table-cell>
          <table:table-cell office:value-type="float" office:value="196">
            <text:p>196</text:p>
          </table:table-cell>
          <table:table-cell table:formula="of:=[.H32]-[.H20]" office:value-type="float" office:value="25.84">
            <text:p>25.84</text:p>
          </table:table-cell>
          <table:table-cell office:value-type="float" office:value="225.45">
            <text:p>225.45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678">
            <text:p>19678</text:p>
          </table:table-cell>
          <table:table-cell table:formula="of:=1+[.C21]" office:value-type="float" office:value="3">
            <text:p>3</text:p>
          </table:table-cell>
          <table:table-cell office:value-type="string">
            <text:p>Elisha</text:p>
          </table:table-cell>
          <table:table-cell office:value-type="string">
            <text:p>McCallion</text:p>
          </table:table-cell>
          <table:table-cell office:value-type="float" office:value="9205">
            <text:p>9205</text:p>
          </table:table-cell>
          <table:table-cell table:formula="of:=[.H33]-[.H21]" office:value-type="float" office:value="0">
            <text:p>0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94">
            <text:p>2294</text:p>
          </table:table-cell>
          <table:table-cell table:formula="of:=1+[.C22]" office:value-type="float" office:value="3">
            <text:p>3</text:p>
          </table:table-cell>
          <table:table-cell office:value-type="string">
            <text:p>Eamonn</text:p>
          </table:table-cell>
          <table:table-cell office:value-type="string">
            <text:p>McCann</text:p>
          </table:table-cell>
          <table:table-cell office:value-type="float" office:value="4760">
            <text:p>4760</text:p>
          </table:table-cell>
          <table:table-cell table:formula="of:=[.H34]-[.H22]" office:value-type="float" office:value="236.17">
            <text:p>236.17</text:p>
          </table:table-cell>
          <table:table-cell office:value-type="float" office:value="5086.8">
            <text:p>5086.8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1860">
            <text:p>11860</text:p>
          </table:table-cell>
          <table:table-cell table:formula="of:=1+[.C23]" office:value-type="float" office:value="3">
            <text:p>3</text:p>
          </table:table-cell>
          <table:table-cell office:value-type="string">
            <text:p>Raymond</text:p>
          </table:table-cell>
          <table:table-cell office:value-type="string">
            <text:p>McCartney</text:p>
          </table:table-cell>
          <table:table-cell office:value-type="float" office:value="7145">
            <text:p>7145</text:p>
          </table:table-cell>
          <table:table-cell table:formula="of:=[.H35]-[.H23]" office:value-type="float" office:value="-1171.76">
            <text:p>-1171.76</text:p>
          </table:table-cell>
          <table:table-cell office:value-type="float" office:value="7437">
            <text:p>7437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9742">
            <text:p>19742</text:p>
          </table:table-cell>
          <table:table-cell table:formula="of:=1+[.C24]" office:value-type="float" office:value="3">
            <text:p>3</text:p>
          </table:table-cell>
          <table:table-cell office:value-type="string">
            <text:p>Arthur</text:p>
          </table:table-cell>
          <table:table-cell office:value-type="string">
            <text:p>McGuinness</text:p>
          </table:table-cell>
          <table:table-cell office:value-type="float" office:value="44">
            <text:p>44</text:p>
          </table:table-cell>
          <table:table-cell table:formula="of:=[.H36]-[.H24]" office:value-type="float" office:value="11.78">
            <text:p>11.78</text:p>
          </table:table-cell>
          <table:table-cell office:value-type="float" office:value="56.35">
            <text:p>56.35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209">
            <text:p>7209</text:p>
          </table:table-cell>
          <table:table-cell table:formula="of:=1+[.C25]" office:value-type="float" office:value="3">
            <text:p>3</text:p>
          </table:table-cell>
          <table:table-cell office:value-type="string">
            <text:p>Gary</text:p>
          </table:table-cell>
          <table:table-cell office:value-type="string">
            <text:p>Middleton</text:p>
          </table:table-cell>
          <table:table-cell office:value-type="float" office:value="5975">
            <text:p>5975</text:p>
          </table:table-cell>
          <table:table-cell table:formula="of:=[.H37]-[.H25]" office:value-type="float" office:value="1.71000000000004">
            <text:p>1.71</text:p>
          </table:table-cell>
          <table:table-cell office:value-type="float" office:value="5976.71">
            <text:p>5976.7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538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lagan-valle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office:value-type="float" office:value="1">
            <text:p>1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office:value-type="float" office:value="0">
            <text:p>0</text:p>
          </table:table-cell>
          <table:table-cell office:value-type="float" office:value="912">
            <text:p>91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office:value-type="float" office:value="1">
            <text:p>1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office:value-type="float" office:value="0">
            <text:p>0</text:p>
          </table:table-cell>
          <table:table-cell office:value-type="float" office:value="6846">
            <text:p>684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office:value-type="float" office:value="1">
            <text:p>1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office:value-type="float" office:value="0">
            <text:p>0</text:p>
          </table:table-cell>
          <table:table-cell office:value-type="float" office:value="3795">
            <text:p>379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office:value-type="float" office:value="1">
            <text:p>1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office:value-type="float" office:value="0">
            <text:p>0</text:p>
          </table:table-cell>
          <table:table-cell office:value-type="float" office:value="1801">
            <text:p>180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office:value-type="float" office:value="0">
            <text:p>0</text:p>
          </table:table-cell>
          <table:table-cell office:value-type="float" office:value="8035">
            <text:p>8035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office:value-type="float" office:value="1">
            <text:p>1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office:value-type="float" office:value="1">
            <text:p>1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office:value-type="float" office:value="0">
            <text:p>0</text:p>
          </table:table-cell>
          <table:table-cell office:value-type="float" office:value="4566">
            <text:p>456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office:value-type="float" office:value="1">
            <text:p>1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office:value-type="float" office:value="0">
            <text:p>0</text:p>
          </table:table-cell>
          <table:table-cell office:value-type="float" office:value="6105">
            <text:p>610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office:value-type="float" office:value="1">
            <text:p>1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office:value-type="float" office:value="0">
            <text:p>0</text:p>
          </table:table-cell>
          <table:table-cell office:value-type="float" office:value="1389">
            <text:p>1389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office:value-type="float" office:value="1">
            <text:p>1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office:value-type="float" office:value="0">
            <text:p>0</text:p>
          </table:table-cell>
          <table:table-cell office:value-type="float" office:value="856">
            <text:p>85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office:value-type="float" office:value="1">
            <text:p>1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office:value-type="float" office:value="0">
            <text:p>0</text:p>
          </table:table-cell>
          <table:table-cell office:value-type="float" office:value="4492">
            <text:p>449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office:value-type="float" office:value="1">
            <text:p>1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office:value-type="float" office:value="0">
            <text:p>0</text:p>
          </table:table-cell>
          <table:table-cell office:value-type="float" office:value="6013">
            <text:p>60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office:value-type="float" office:value="1">
            <text:p>1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office:value-type="float" office:value="0">
            <text:p>0</text:p>
          </table:table-cell>
          <table:table-cell office:value-type="float" office:value="183">
            <text:p>18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2]" office:value-type="float" office:value="2">
            <text:p>2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15]-[.H2]" office:value-type="float" office:value="21">
            <text:p>21</text:p>
          </table:table-cell>
          <table:table-cell office:value-type="float" office:value="933">
            <text:p>933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3]" office:value-type="float" office:value="2">
            <text:p>2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16]-[.H3]" office:value-type="float" office:value="34">
            <text:p>34</text:p>
          </table:table-cell>
          <table:table-cell office:value-type="float" office:value="6880">
            <text:p>688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4]" office:value-type="float" office:value="2">
            <text:p>2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17]-[.H4]" office:value-type="float" office:value="5">
            <text:p>5</text:p>
          </table:table-cell>
          <table:table-cell office:value-type="float" office:value="3800">
            <text:p>380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5]" office:value-type="float" office:value="2">
            <text:p>2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18]-[.H5]" office:value-type="float" office:value="2">
            <text:p>2</text:p>
          </table:table-cell>
          <table:table-cell office:value-type="float" office:value="1803">
            <text:p>180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6]" office:value-type="float" office:value="2">
            <text:p>2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19]-[.H6]" office:value-type="float" office:value="0">
            <text:p>0</text:p>
          </table:table-cell>
          <table:table-cell office:value-type="float" office:value="8035">
            <text:p>8035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7]" office:value-type="float" office:value="2">
            <text:p>2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20]-[.H7]" office:value-type="float" office:value="-76">
            <text:p>-7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8]" office:value-type="float" office:value="2">
            <text:p>2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21]-[.H8]" office:value-type="float" office:value="18">
            <text:p>18</text:p>
          </table:table-cell>
          <table:table-cell office:value-type="float" office:value="4584">
            <text:p>458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9]" office:value-type="float" office:value="2">
            <text:p>2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22]-[.H9]" office:value-type="float" office:value="26">
            <text:p>26</text:p>
          </table:table-cell>
          <table:table-cell office:value-type="float" office:value="6131">
            <text:p>6131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10]" office:value-type="float" office:value="2">
            <text:p>2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23]-[.H10]" office:value-type="float" office:value="17">
            <text:p>17</text:p>
          </table:table-cell>
          <table:table-cell office:value-type="float" office:value="1406">
            <text:p>1406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11]" office:value-type="float" office:value="2">
            <text:p>2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24]-[.H11]" office:value-type="float" office:value="53">
            <text:p>53</text:p>
          </table:table-cell>
          <table:table-cell office:value-type="float" office:value="909">
            <text:p>90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12]" office:value-type="float" office:value="2">
            <text:p>2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25]-[.H12]" office:value-type="float" office:value="50">
            <text:p>50</text:p>
          </table:table-cell>
          <table:table-cell office:value-type="float" office:value="4542">
            <text:p>454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13]" office:value-type="float" office:value="2">
            <text:p>2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26]-[.H13]" office:value-type="float" office:value="15">
            <text:p>15</text:p>
          </table:table-cell>
          <table:table-cell office:value-type="float" office:value="6028">
            <text:p>602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14]" office:value-type="float" office:value="2">
            <text:p>2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27]-[.H14]" office:value-type="float" office:value="-183">
            <text:p>-18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15]" office:value-type="float" office:value="3">
            <text:p>3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28]-[.H15]" office:value-type="float" office:value="0.360000000000014">
            <text:p>0.36</text:p>
          </table:table-cell>
          <table:table-cell office:value-type="float" office:value="933.36">
            <text:p>933.36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16]" office:value-type="float" office:value="3">
            <text:p>3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29]-[.H16]" office:value-type="float" office:value="29.5799999999999">
            <text:p>29.58</text:p>
          </table:table-cell>
          <table:table-cell office:value-type="float" office:value="6909.58">
            <text:p>6909.5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17]" office:value-type="float" office:value="3">
            <text:p>3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30]-[.H17]" office:value-type="float" office:value="1.32000000000016">
            <text:p>1.32</text:p>
          </table:table-cell>
          <table:table-cell office:value-type="float" office:value="3801.32">
            <text:p>3801.3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18]" office:value-type="float" office:value="3">
            <text:p>3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31]-[.H18]" office:value-type="float" office:value="0.0599999999999454">
            <text:p>0.06</text:p>
          </table:table-cell>
          <table:table-cell office:value-type="float" office:value="1803.06">
            <text:p>1803.0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19]" office:value-type="float" office:value="3">
            <text:p>3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32]-[.H19]" office:value-type="float" office:value="-523">
            <text:p>-523</text:p>
          </table:table-cell>
          <table:table-cell office:value-type="float" office:value="7512">
            <text:p>7512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20]" office:value-type="float" office:value="3">
            <text:p>3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33]-[.H2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21]" office:value-type="float" office:value="3">
            <text:p>3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34]-[.H21]" office:value-type="float" office:value="306.9">
            <text:p>306.9</text:p>
          </table:table-cell>
          <table:table-cell office:value-type="float" office:value="4890.9">
            <text:p>4890.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22]" office:value-type="float" office:value="3">
            <text:p>3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35]-[.H22]" office:value-type="float" office:value="4.73999999999978">
            <text:p>4.74</text:p>
          </table:table-cell>
          <table:table-cell office:value-type="float" office:value="6135.74">
            <text:p>6135.7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23]" office:value-type="float" office:value="3">
            <text:p>3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36]-[.H23]" office:value-type="float" office:value="5.88000000000011">
            <text:p>5.88</text:p>
          </table:table-cell>
          <table:table-cell office:value-type="float" office:value="1411.88">
            <text:p>1411.8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24]" office:value-type="float" office:value="3">
            <text:p>3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37]-[.H24]" office:value-type="float" office:value="0.720000000000027">
            <text:p>0.72</text:p>
          </table:table-cell>
          <table:table-cell office:value-type="float" office:value="909.72">
            <text:p>909.72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25]" office:value-type="float" office:value="3">
            <text:p>3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38]-[.H25]" office:value-type="float" office:value="11.46">
            <text:p>11.46</text:p>
          </table:table-cell>
          <table:table-cell office:value-type="float" office:value="4553.46">
            <text:p>4553.4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26]" office:value-type="float" office:value="3">
            <text:p>3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39]-[.H26]" office:value-type="float" office:value="118.92">
            <text:p>118.92</text:p>
          </table:table-cell>
          <table:table-cell office:value-type="float" office:value="6146.92">
            <text:p>6146.9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27]" office:value-type="float" office:value="3">
            <text:p>3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40]-[.H2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28]" office:value-type="float" office:value="4">
            <text:p>4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41]-[.H28]" office:value-type="float" office:value="284">
            <text:p>284</text:p>
          </table:table-cell>
          <table:table-cell office:value-type="float" office:value="1217.36">
            <text:p>1217.36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29]" office:value-type="float" office:value="4">
            <text:p>4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42]-[.H29]" office:value-type="float" office:value="121.06">
            <text:p>121.06</text:p>
          </table:table-cell>
          <table:table-cell office:value-type="float" office:value="7030.64">
            <text:p>7030.6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30]" office:value-type="float" office:value="4">
            <text:p>4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43]-[.H30]" office:value-type="float" office:value="58.06">
            <text:p>58.06</text:p>
          </table:table-cell>
          <table:table-cell office:value-type="float" office:value="3859.38">
            <text:p>3859.3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31]" office:value-type="float" office:value="4">
            <text:p>4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44]-[.H31]" office:value-type="float" office:value="26.0599999999999">
            <text:p>26.06</text:p>
          </table:table-cell>
          <table:table-cell office:value-type="float" office:value="1829.12">
            <text:p>1829.1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32]" office:value-type="float" office:value="4">
            <text:p>4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45]-[.H32]" office:value-type="float" office:value="0">
            <text:p>0</text:p>
          </table:table-cell>
          <table:table-cell office:value-type="float" office:value="7512">
            <text:p>7512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33]" office:value-type="float" office:value="4">
            <text:p>4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46]-[.H3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34]" office:value-type="float" office:value="4">
            <text:p>4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47]-[.H34]" office:value-type="float" office:value="17.1200000000008">
            <text:p>17.12</text:p>
          </table:table-cell>
          <table:table-cell office:value-type="float" office:value="4908.02">
            <text:p>4908.0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35]" office:value-type="float" office:value="4">
            <text:p>4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48]-[.H35]" office:value-type="float" office:value="205.06">
            <text:p>205.06</text:p>
          </table:table-cell>
          <table:table-cell office:value-type="float" office:value="6340.8">
            <text:p>6340.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36]" office:value-type="float" office:value="4">
            <text:p>4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49]-[.H36]" office:value-type="float" office:value="22.1199999999999">
            <text:p>22.12</text:p>
          </table:table-cell>
          <table:table-cell office:value-type="float" office:value="1434">
            <text:p>143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37]" office:value-type="float" office:value="4">
            <text:p>4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50]-[.H37]" office:value-type="float" office:value="-909.72">
            <text:p>-909.7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38]" office:value-type="float" office:value="4">
            <text:p>4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51]-[.H38]" office:value-type="float" office:value="119.12">
            <text:p>119.12</text:p>
          </table:table-cell>
          <table:table-cell office:value-type="float" office:value="4672.58">
            <text:p>4672.5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39]" office:value-type="float" office:value="4">
            <text:p>4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52]-[.H39]" office:value-type="float" office:value="20.1199999999999">
            <text:p>20.12</text:p>
          </table:table-cell>
          <table:table-cell office:value-type="float" office:value="6167.04">
            <text:p>6167.0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40]" office:value-type="float" office:value="4">
            <text:p>4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53]-[.H4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41]" office:value-type="float" office:value="5">
            <text:p>5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54]-[.H41]" office:value-type="float" office:value="-1217.36">
            <text:p>-1217.3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42]" office:value-type="float" office:value="5">
            <text:p>5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55]-[.H42]" office:value-type="float" office:value="100.059999999999">
            <text:p>100.06</text:p>
          </table:table-cell>
          <table:table-cell office:value-type="float" office:value="7130.7">
            <text:p>7130.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43]" office:value-type="float" office:value="5">
            <text:p>5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56]-[.H43]" office:value-type="float" office:value="162">
            <text:p>162</text:p>
          </table:table-cell>
          <table:table-cell office:value-type="float" office:value="4021.38">
            <text:p>4021.3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44]" office:value-type="float" office:value="5">
            <text:p>5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57]-[.H44]" office:value-type="float" office:value="48">
            <text:p>48</text:p>
          </table:table-cell>
          <table:table-cell office:value-type="float" office:value="1877.12">
            <text:p>1877.12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45]" office:value-type="float" office:value="5">
            <text:p>5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58]-[.H45]" office:value-type="float" office:value="0">
            <text:p>0</text:p>
          </table:table-cell>
          <table:table-cell office:value-type="float" office:value="7512">
            <text:p>7512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46]" office:value-type="float" office:value="5">
            <text:p>5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59]-[.H4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47]" office:value-type="float" office:value="5">
            <text:p>5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60]-[.H47]" office:value-type="float" office:value="19.1199999999999">
            <text:p>19.12</text:p>
          </table:table-cell>
          <table:table-cell office:value-type="float" office:value="4927.14">
            <text:p>4927.1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48]" office:value-type="float" office:value="5">
            <text:p>5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61]-[.H48]" office:value-type="float" office:value="678.06">
            <text:p>678.06</text:p>
          </table:table-cell>
          <table:table-cell office:value-type="float" office:value="7018.86">
            <text:p>7018.8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49]" office:value-type="float" office:value="5">
            <text:p>5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62]-[.H49]" office:value-type="float" office:value="14">
            <text:p>14</text:p>
          </table:table-cell>
          <table:table-cell office:value-type="float" office:value="1448">
            <text:p>1448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50]" office:value-type="float" office:value="5">
            <text:p>5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63]-[.H5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51]" office:value-type="float" office:value="5">
            <text:p>5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64]-[.H51]" office:value-type="float" office:value="64.1199999999999">
            <text:p>64.12</text:p>
          </table:table-cell>
          <table:table-cell office:value-type="float" office:value="4736.7">
            <text:p>4736.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52]" office:value-type="float" office:value="5">
            <text:p>5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65]-[.H52]" office:value-type="float" office:value="18">
            <text:p>18</text:p>
          </table:table-cell>
          <table:table-cell office:value-type="float" office:value="6185.04">
            <text:p>6185.0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53]" office:value-type="float" office:value="5">
            <text:p>5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66]-[.H5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37">
            <text:p>11537</text:p>
          </table:table-cell>
          <table:table-cell table:formula="of:=1+[.C54]" office:value-type="float" office:value="6">
            <text:p>6</text:p>
          </table:table-cell>
          <table:table-cell office:value-type="string">
            <text:p>Dan</text:p>
          </table:table-cell>
          <table:table-cell office:value-type="string">
            <text:p>Barrios-O'Neill</text:p>
          </table:table-cell>
          <table:table-cell office:value-type="float" office:value="912">
            <text:p>912</text:p>
          </table:table-cell>
          <table:table-cell table:formula="of:=[.H67]-[.H5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4">
            <text:p>8114</text:p>
          </table:table-cell>
          <table:table-cell table:formula="of:=1+[.C55]" office:value-type="float" office:value="6">
            <text:p>6</text:p>
          </table:table-cell>
          <table:table-cell office:value-type="string">
            <text:p>Robbie</text:p>
          </table:table-cell>
          <table:table-cell office:value-type="string">
            <text:p>Butler</text:p>
          </table:table-cell>
          <table:table-cell office:value-type="float" office:value="6846">
            <text:p>6846</text:p>
          </table:table-cell>
          <table:table-cell table:formula="of:=[.H68]-[.H55]" office:value-type="float" office:value="331.72">
            <text:p>331.72</text:p>
          </table:table-cell>
          <table:table-cell office:value-type="float" office:value="7462.42">
            <text:p>7462.4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180">
            <text:p>7180</text:p>
          </table:table-cell>
          <table:table-cell table:formula="of:=1+[.C56]" office:value-type="float" office:value="6">
            <text:p>6</text:p>
          </table:table-cell>
          <table:table-cell office:value-type="string">
            <text:p>Pat</text:p>
          </table:table-cell>
          <table:table-cell office:value-type="string">
            <text:p>Catney</text:p>
          </table:table-cell>
          <table:table-cell office:value-type="float" office:value="3795">
            <text:p>3795</text:p>
          </table:table-cell>
          <table:table-cell table:formula="of:=[.H69]-[.H56]" office:value-type="float" office:value="1361.12">
            <text:p>1361.12</text:p>
          </table:table-cell>
          <table:table-cell office:value-type="float" office:value="5382.5">
            <text:p>5382.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9716">
            <text:p>19716</text:p>
          </table:table-cell>
          <table:table-cell table:formula="of:=1+[.C57]" office:value-type="float" office:value="6">
            <text:p>6</text:p>
          </table:table-cell>
          <table:table-cell office:value-type="string">
            <text:p>Peter</text:p>
          </table:table-cell>
          <table:table-cell office:value-type="string">
            <text:p>Doran</text:p>
          </table:table-cell>
          <table:table-cell office:value-type="float" office:value="1801">
            <text:p>1801</text:p>
          </table:table-cell>
          <table:table-cell table:formula="of:=[.H70]-[.H57]" office:value-type="float" office:value="-1877.12">
            <text:p>-1877.1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5">
            <text:p>5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0">
            <text:p>11540</text:p>
          </table:table-cell>
          <table:table-cell table:formula="of:=1+[.C58]" office:value-type="float" office:value="6">
            <text:p>6</text:p>
          </table:table-cell>
          <table:table-cell office:value-type="string">
            <text:p>Paul</text:p>
          </table:table-cell>
          <table:table-cell office:value-type="string">
            <text:p>Givan</text:p>
          </table:table-cell>
          <table:table-cell office:value-type="float" office:value="8035">
            <text:p>8035</text:p>
          </table:table-cell>
          <table:table-cell table:formula="of:=[.H71]-[.H58]" office:value-type="float" office:value="0">
            <text:p>0</text:p>
          </table:table-cell>
          <table:table-cell office:value-type="float" office:value="7512">
            <text:p>7512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47">
            <text:p>19747</text:p>
          </table:table-cell>
          <table:table-cell table:formula="of:=1+[.C59]" office:value-type="float" office:value="6">
            <text:p>6</text:p>
          </table:table-cell>
          <table:table-cell office:value-type="string">
            <text:p>Keith John</text:p>
          </table:table-cell>
          <table:table-cell office:value-type="string">
            <text:p>Gray</text:p>
          </table:table-cell>
          <table:table-cell office:value-type="float" office:value="76">
            <text:p>76</text:p>
          </table:table-cell>
          <table:table-cell table:formula="of:=[.H72]-[.H5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41">
            <text:p>11541</text:p>
          </table:table-cell>
          <table:table-cell table:formula="of:=1+[.C60]" office:value-type="float" office:value="6">
            <text:p>6</text:p>
          </table:table-cell>
          <table:table-cell office:value-type="string">
            <text:p>Brenda</text:p>
          </table:table-cell>
          <table:table-cell office:value-type="string">
            <text:p>Hale</text:p>
          </table:table-cell>
          <table:table-cell office:value-type="float" office:value="4566">
            <text:p>4566</text:p>
          </table:table-cell>
          <table:table-cell table:formula="of:=[.H73]-[.H60]" office:value-type="float" office:value="333.7">
            <text:p>333.7</text:p>
          </table:table-cell>
          <table:table-cell office:value-type="float" office:value="5260.84">
            <text:p>5260.8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63">
            <text:p>763</text:p>
          </table:table-cell>
          <table:table-cell table:formula="of:=1+[.C61]" office:value-type="float" office:value="6">
            <text:p>6</text:p>
          </table:table-cell>
          <table:table-cell office:value-type="string">
            <text:p>Trevor</text:p>
          </table:table-cell>
          <table:table-cell office:value-type="string">
            <text:p>Lunn</text:p>
          </table:table-cell>
          <table:table-cell office:value-type="float" office:value="6105">
            <text:p>6105</text:p>
          </table:table-cell>
          <table:table-cell table:formula="of:=[.H74]-[.H61]" office:value-type="float" office:value="375">
            <text:p>375</text:p>
          </table:table-cell>
          <table:table-cell office:value-type="float" office:value="7393.86">
            <text:p>7393.8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97">
            <text:p>297</text:p>
          </table:table-cell>
          <table:table-cell table:formula="of:=1+[.C62]" office:value-type="float" office:value="6">
            <text:p>6</text:p>
          </table:table-cell>
          <table:table-cell office:value-type="string">
            <text:p>Samuel</text:p>
          </table:table-cell>
          <table:table-cell office:value-type="string">
            <text:p>Morrison</text:p>
          </table:table-cell>
          <table:table-cell office:value-type="float" office:value="1389">
            <text:p>1389</text:p>
          </table:table-cell>
          <table:table-cell table:formula="of:=[.H75]-[.H62]" office:value-type="float" office:value="-1448">
            <text:p>-1448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410">
            <text:p>7410</text:p>
          </table:table-cell>
          <table:table-cell table:formula="of:=1+[.C63]" office:value-type="float" office:value="6">
            <text:p>6</text:p>
          </table:table-cell>
          <table:table-cell office:value-type="string">
            <text:p>Jonny</text:p>
          </table:table-cell>
          <table:table-cell office:value-type="string">
            <text:p>Orr</text:p>
          </table:table-cell>
          <table:table-cell office:value-type="float" office:value="856">
            <text:p>856</text:p>
          </table:table-cell>
          <table:table-cell table:formula="of:=[.H76]-[.H6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113">
            <text:p>8113</text:p>
          </table:table-cell>
          <table:table-cell table:formula="of:=1+[.C64]" office:value-type="float" office:value="6">
            <text:p>6</text:p>
          </table:table-cell>
          <table:table-cell office:value-type="string">
            <text:p>Jenny</text:p>
          </table:table-cell>
          <table:table-cell office:value-type="string">
            <text:p>Palmer</text:p>
          </table:table-cell>
          <table:table-cell office:value-type="float" office:value="4492">
            <text:p>4492</text:p>
          </table:table-cell>
          <table:table-cell table:formula="of:=[.H77]-[.H64]" office:value-type="float" office:value="358.02">
            <text:p>358.02</text:p>
          </table:table-cell>
          <table:table-cell office:value-type="float" office:value="5094.72">
            <text:p>5094.72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1544">
            <text:p>11544</text:p>
          </table:table-cell>
          <table:table-cell table:formula="of:=1+[.C65]" office:value-type="float" office:value="6">
            <text:p>6</text:p>
          </table:table-cell>
          <table:table-cell office:value-type="string">
            <text:p>Edwin</text:p>
          </table:table-cell>
          <table:table-cell office:value-type="string">
            <text:p>Poots</text:p>
          </table:table-cell>
          <table:table-cell office:value-type="float" office:value="6013">
            <text:p>6013</text:p>
          </table:table-cell>
          <table:table-cell table:formula="of:=[.H78]-[.H65]" office:value-type="float" office:value="287.44">
            <text:p>287.44</text:p>
          </table:table-cell>
          <table:table-cell office:value-type="float" office:value="6472.48">
            <text:p>6472.4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723">
            <text:p>19723</text:p>
          </table:table-cell>
          <table:table-cell table:formula="of:=1+[.C66]" office:value-type="float" office:value="6">
            <text:p>6</text:p>
          </table:table-cell>
          <table:table-cell office:value-type="string">
            <text:p>Matthew</text:p>
          </table:table-cell>
          <table:table-cell office:value-type="string">
            <text:p>Robinson</text:p>
          </table:table-cell>
          <table:table-cell office:value-type="float" office:value="183">
            <text:p>183</text:p>
          </table:table-cell>
          <table:table-cell table:formula="of:=[.H79]-[.H6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1" table:number-rows-repeated="1048496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mid-ulst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273">
            <text:p>11273</text:p>
          </table:table-cell>
          <table:table-cell office:value-type="float" office:value="1">
            <text:p>1</text:p>
          </table:table-cell>
          <table:table-cell office:value-type="string">
            <text:p>Keith Alexander</text:p>
          </table:table-cell>
          <table:table-cell office:value-type="string">
            <text:p>Buchanan</text:p>
          </table:table-cell>
          <table:table-cell office:value-type="float" office:value="9568">
            <text:p>9568</text:p>
          </table:table-cell>
          <table:table-cell office:value-type="float" office:value="0">
            <text:p>0</text:p>
          </table:table-cell>
          <table:table-cell office:value-type="float" office:value="9568">
            <text:p>956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4">
            <text:p>11274</text:p>
          </table:table-cell>
          <table:table-cell office:value-type="float" office:value="1">
            <text:p>1</text:p>
          </table:table-cell>
          <table:table-cell office:value-type="string">
            <text:p>Linda</text:p>
          </table:table-cell>
          <table:table-cell office:value-type="string">
            <text:p>Dillon</text:p>
          </table:table-cell>
          <table:table-cell office:value-type="float" office:value="7806">
            <text:p>7806</text:p>
          </table:table-cell>
          <table:table-cell office:value-type="float" office:value="0">
            <text:p>0</text:p>
          </table:table-cell>
          <table:table-cell office:value-type="float" office:value="7806">
            <text:p>7806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0">
            <text:p>11290</text:p>
          </table:table-cell>
          <table:table-cell office:value-type="float" office:value="1">
            <text:p>1</text:p>
          </table:table-cell>
          <table:table-cell office:value-type="string">
            <text:p>Hannah</text:p>
          </table:table-cell>
          <table:table-cell office:value-type="string">
            <text:p>Loughrin</text:p>
          </table:table-cell>
          <table:table-cell office:value-type="float" office:value="1244">
            <text:p>1244</text:p>
          </table:table-cell>
          <table:table-cell office:value-type="float" office:value="0">
            <text:p>0</text:p>
          </table:table-cell>
          <table:table-cell office:value-type="float" office:value="1244">
            <text:p>124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9727">
            <text:p>19727</text:p>
          </table:table-cell>
          <table:table-cell office:value-type="float" office:value="1">
            <text:p>1</text:p>
          </table:table-cell>
          <table:table-cell office:value-type="string">
            <text:p>Hugh</text:p>
          </table:table-cell>
          <table:table-cell office:value-type="string">
            <text:p>McCloy</text:p>
          </table:table-cell>
          <table:table-cell office:value-type="float" office:value="247">
            <text:p>247</text:p>
          </table:table-cell>
          <table:table-cell office:value-type="float" office:value="0">
            <text:p>0</text:p>
          </table:table-cell>
          <table:table-cell office:value-type="float" office:value="247">
            <text:p>24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1">
            <text:p>11291</text:p>
          </table:table-cell>
          <table:table-cell office:value-type="float" office:value="1">
            <text:p>1</text:p>
          </table:table-cell>
          <table:table-cell office:value-type="string">
            <text:p>Patsy</text:p>
          </table:table-cell>
          <table:table-cell office:value-type="string">
            <text:p>McGlone</text:p>
          </table:table-cell>
          <table:table-cell office:value-type="float" office:value="6419">
            <text:p>6419</text:p>
          </table:table-cell>
          <table:table-cell office:value-type="float" office:value="0">
            <text:p>0</text:p>
          </table:table-cell>
          <table:table-cell office:value-type="float" office:value="6419">
            <text:p>64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5">
            <text:p>11275</text:p>
          </table:table-cell>
          <table:table-cell office:value-type="float" office:value="1">
            <text:p>1</text:p>
          </table:table-cell>
          <table:table-cell office:value-type="string">
            <text:p>Ian</text:p>
          </table:table-cell>
          <table:table-cell office:value-type="string">
            <text:p>Milne</text:p>
          </table:table-cell>
          <table:table-cell office:value-type="float" office:value="8143">
            <text:p>8143</text:p>
          </table:table-cell>
          <table:table-cell office:value-type="float" office:value="0">
            <text:p>0</text:p>
          </table:table-cell>
          <table:table-cell office:value-type="float" office:value="8143">
            <text:p>8143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6">
            <text:p>11276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O'Neill</text:p>
          </table:table-cell>
          <table:table-cell office:value-type="float" office:value="10258">
            <text:p>10258</text:p>
          </table:table-cell>
          <table:table-cell office:value-type="float" office:value="0">
            <text:p>0</text:p>
          </table:table-cell>
          <table:table-cell office:value-type="float" office:value="10258">
            <text:p>1025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70">
            <text:p>3870</text:p>
          </table:table-cell>
          <table:table-cell office:value-type="float" office:value="1">
            <text:p>1</text:p>
          </table:table-cell>
          <table:table-cell office:value-type="string">
            <text:p>Sandra</text:p>
          </table:table-cell>
          <table:table-cell office:value-type="string">
            <text:p>Overend</text:p>
          </table:table-cell>
          <table:table-cell office:value-type="float" office:value="4516">
            <text:p>4516</text:p>
          </table:table-cell>
          <table:table-cell office:value-type="float" office:value="0">
            <text:p>0</text:p>
          </table:table-cell>
          <table:table-cell office:value-type="float" office:value="4516">
            <text:p>451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88">
            <text:p>7088</text:p>
          </table:table-cell>
          <table:table-cell office:value-type="float" office:value="1">
            <text:p>1</text:p>
          </table:table-cell>
          <table:table-cell office:value-type="string">
            <text:p>Hugh</text:p>
          </table:table-cell>
          <table:table-cell office:value-type="string">
            <text:p>Scullion</text:p>
          </table:table-cell>
          <table:table-cell office:value-type="float" office:value="217">
            <text:p>217</text:p>
          </table:table-cell>
          <table:table-cell office:value-type="float" office:value="0">
            <text:p>0</text:p>
          </table:table-cell>
          <table:table-cell office:value-type="float" office:value="217">
            <text:p>217</text:p>
          </table:table-cell>
          <table:table-cell table:number-columns-repeated="2"/>
          <table:table-cell office:value-type="string">
            <text:p>Workers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203">
            <text:p>10203</text:p>
          </table:table-cell>
          <table:table-cell office:value-type="float" office:value="1">
            <text:p>1</text:p>
          </table:table-cell>
          <table:table-cell office:value-type="string">
            <text:p>Stefan</text:p>
          </table:table-cell>
          <table:table-cell office:value-type="string">
            <text:p>Taylor</text:p>
          </table:table-cell>
          <table:table-cell office:value-type="float" office:value="243">
            <text:p>243</text:p>
          </table:table-cell>
          <table:table-cell office:value-type="float" office:value="0">
            <text:p>0</text:p>
          </table:table-cell>
          <table:table-cell office:value-type="float" office:value="243">
            <text:p>243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693">
            <text:p>19693</text:p>
          </table:table-cell>
          <table:table-cell office:value-type="float" office:value="1">
            <text:p>1</text:p>
          </table:table-cell>
          <table:table-cell office:value-type="string">
            <text:p>Fay</text:p>
          </table:table-cell>
          <table:table-cell office:value-type="string">
            <text:p>Watson</text:p>
          </table:table-cell>
          <table:table-cell office:value-type="float" office:value="1017">
            <text:p>1017</text:p>
          </table:table-cell>
          <table:table-cell office:value-type="float" office:value="0">
            <text:p>0</text:p>
          </table:table-cell>
          <table:table-cell office:value-type="float" office:value="1017">
            <text:p>101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273">
            <text:p>11273</text:p>
          </table:table-cell>
          <table:table-cell table:formula="of:=1+[.C2]" office:value-type="float" office:value="2">
            <text:p>2</text:p>
          </table:table-cell>
          <table:table-cell office:value-type="string">
            <text:p>Keith Alexander</text:p>
          </table:table-cell>
          <table:table-cell office:value-type="string">
            <text:p>Buchanan</text:p>
          </table:table-cell>
          <table:table-cell office:value-type="float" office:value="9568">
            <text:p>9568</text:p>
          </table:table-cell>
          <table:table-cell table:formula="of:=[.H13]-[.H2]" office:value-type="float" office:value="0">
            <text:p>0</text:p>
          </table:table-cell>
          <table:table-cell office:value-type="float" office:value="9568">
            <text:p>956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4">
            <text:p>11274</text:p>
          </table:table-cell>
          <table:table-cell table:formula="of:=1+[.C3]" office:value-type="float" office:value="2">
            <text:p>2</text:p>
          </table:table-cell>
          <table:table-cell office:value-type="string">
            <text:p>Linda</text:p>
          </table:table-cell>
          <table:table-cell office:value-type="string">
            <text:p>Dillon</text:p>
          </table:table-cell>
          <table:table-cell office:value-type="float" office:value="7806">
            <text:p>7806</text:p>
          </table:table-cell>
          <table:table-cell table:formula="of:=[.H14]-[.H3]" office:value-type="float" office:value="0">
            <text:p>0</text:p>
          </table:table-cell>
          <table:table-cell office:value-type="float" office:value="7806">
            <text:p>7806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0">
            <text:p>11290</text:p>
          </table:table-cell>
          <table:table-cell table:formula="of:=1+[.C4]" office:value-type="float" office:value="2">
            <text:p>2</text:p>
          </table:table-cell>
          <table:table-cell office:value-type="string">
            <text:p>Hannah</text:p>
          </table:table-cell>
          <table:table-cell office:value-type="string">
            <text:p>Loughrin</text:p>
          </table:table-cell>
          <table:table-cell office:value-type="float" office:value="1244">
            <text:p>1244</text:p>
          </table:table-cell>
          <table:table-cell table:formula="of:=[.H15]-[.H4]" office:value-type="float" office:value="0">
            <text:p>0</text:p>
          </table:table-cell>
          <table:table-cell office:value-type="float" office:value="1244">
            <text:p>124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9727">
            <text:p>19727</text:p>
          </table:table-cell>
          <table:table-cell table:formula="of:=1+[.C5]" office:value-type="float" office:value="2">
            <text:p>2</text:p>
          </table:table-cell>
          <table:table-cell office:value-type="string">
            <text:p>Hugh</text:p>
          </table:table-cell>
          <table:table-cell office:value-type="string">
            <text:p>McCloy</text:p>
          </table:table-cell>
          <table:table-cell office:value-type="float" office:value="247">
            <text:p>247</text:p>
          </table:table-cell>
          <table:table-cell table:formula="of:=[.H16]-[.H5]" office:value-type="float" office:value="0">
            <text:p>0</text:p>
          </table:table-cell>
          <table:table-cell office:value-type="float" office:value="247">
            <text:p>24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91">
            <text:p>11291</text:p>
          </table:table-cell>
          <table:table-cell table:formula="of:=1+[.C6]" office:value-type="float" office:value="2">
            <text:p>2</text:p>
          </table:table-cell>
          <table:table-cell office:value-type="string">
            <text:p>Patsy</text:p>
          </table:table-cell>
          <table:table-cell office:value-type="string">
            <text:p>McGlone</text:p>
          </table:table-cell>
          <table:table-cell office:value-type="float" office:value="6419">
            <text:p>6419</text:p>
          </table:table-cell>
          <table:table-cell table:formula="of:=[.H17]-[.H6]" office:value-type="float" office:value="0">
            <text:p>0</text:p>
          </table:table-cell>
          <table:table-cell office:value-type="float" office:value="6419">
            <text:p>64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5">
            <text:p>11275</text:p>
          </table:table-cell>
          <table:table-cell table:formula="of:=1+[.C7]" office:value-type="float" office:value="2">
            <text:p>2</text:p>
          </table:table-cell>
          <table:table-cell office:value-type="string">
            <text:p>Ian</text:p>
          </table:table-cell>
          <table:table-cell office:value-type="string">
            <text:p>Milne</text:p>
          </table:table-cell>
          <table:table-cell office:value-type="float" office:value="8143">
            <text:p>8143</text:p>
          </table:table-cell>
          <table:table-cell table:formula="of:=[.H18]-[.H7]" office:value-type="float" office:value="0">
            <text:p>0</text:p>
          </table:table-cell>
          <table:table-cell office:value-type="float" office:value="8143">
            <text:p>8143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1276">
            <text:p>11276</text:p>
          </table:table-cell>
          <table:table-cell table:formula="of:=1+[.C8]" office:value-type="float" office:value="2">
            <text:p>2</text:p>
          </table:table-cell>
          <table:table-cell office:value-type="string">
            <text:p>Michelle</text:p>
          </table:table-cell>
          <table:table-cell office:value-type="string">
            <text:p>O'Neill</text:p>
          </table:table-cell>
          <table:table-cell office:value-type="float" office:value="10258">
            <text:p>10258</text:p>
          </table:table-cell>
          <table:table-cell table:formula="of:=[.H19]-[.H8]" office:value-type="float" office:value="0">
            <text:p>0</text:p>
          </table:table-cell>
          <table:table-cell office:value-type="float" office:value="10258">
            <text:p>10258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870">
            <text:p>3870</text:p>
          </table:table-cell>
          <table:table-cell table:formula="of:=1+[.C9]" office:value-type="float" office:value="2">
            <text:p>2</text:p>
          </table:table-cell>
          <table:table-cell office:value-type="string">
            <text:p>Sandra</text:p>
          </table:table-cell>
          <table:table-cell office:value-type="string">
            <text:p>Overend</text:p>
          </table:table-cell>
          <table:table-cell office:value-type="float" office:value="4516">
            <text:p>4516</text:p>
          </table:table-cell>
          <table:table-cell table:formula="of:=[.H20]-[.H9]" office:value-type="float" office:value="0">
            <text:p>0</text:p>
          </table:table-cell>
          <table:table-cell office:value-type="float" office:value="4516">
            <text:p>451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088">
            <text:p>7088</text:p>
          </table:table-cell>
          <table:table-cell table:formula="of:=1+[.C10]" office:value-type="float" office:value="2">
            <text:p>2</text:p>
          </table:table-cell>
          <table:table-cell office:value-type="string">
            <text:p>Hugh</text:p>
          </table:table-cell>
          <table:table-cell office:value-type="string">
            <text:p>Scullion</text:p>
          </table:table-cell>
          <table:table-cell office:value-type="float" office:value="217">
            <text:p>217</text:p>
          </table:table-cell>
          <table:table-cell table:formula="of:=[.H21]-[.H10]" office:value-type="float" office:value="0">
            <text:p>0</text:p>
          </table:table-cell>
          <table:table-cell office:value-type="float" office:value="217">
            <text:p>217</text:p>
          </table:table-cell>
          <table:table-cell table:number-columns-repeated="2"/>
          <table:table-cell office:value-type="string">
            <text:p>Workers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203">
            <text:p>10203</text:p>
          </table:table-cell>
          <table:table-cell table:formula="of:=1+[.C11]" office:value-type="float" office:value="2">
            <text:p>2</text:p>
          </table:table-cell>
          <table:table-cell office:value-type="string">
            <text:p>Stefan</text:p>
          </table:table-cell>
          <table:table-cell office:value-type="string">
            <text:p>Taylor</text:p>
          </table:table-cell>
          <table:table-cell office:value-type="float" office:value="243">
            <text:p>243</text:p>
          </table:table-cell>
          <table:table-cell table:formula="of:=[.H22]-[.H11]" office:value-type="float" office:value="0">
            <text:p>0</text:p>
          </table:table-cell>
          <table:table-cell office:value-type="float" office:value="243">
            <text:p>243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693">
            <text:p>19693</text:p>
          </table:table-cell>
          <table:table-cell table:formula="of:=1+[.C12]" office:value-type="float" office:value="2">
            <text:p>2</text:p>
          </table:table-cell>
          <table:table-cell office:value-type="string">
            <text:p>Fay</text:p>
          </table:table-cell>
          <table:table-cell office:value-type="string">
            <text:p>Watson</text:p>
          </table:table-cell>
          <table:table-cell office:value-type="float" office:value="1017">
            <text:p>1017</text:p>
          </table:table-cell>
          <table:table-cell table:formula="of:=[.H23]-[.H12]" office:value-type="float" office:value="0">
            <text:p>0</text:p>
          </table:table-cell>
          <table:table-cell office:value-type="float" office:value="1017">
            <text:p>1017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 table:number-rows-repeated="104855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ewry-armagh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4">
            <text:p>11394</text:p>
          </table:table-cell>
          <table:table-cell office:value-type="float" office:value="1">
            <text:p>1</text:p>
          </table:table-cell>
          <table:table-cell office:value-type="string">
            <text:p>Cathal</text:p>
          </table:table-cell>
          <table:table-cell office:value-type="string">
            <text:p>Boylan</text:p>
          </table:table-cell>
          <table:table-cell office:value-type="float" office:value="9197">
            <text:p>9197</text:p>
          </table:table-cell>
          <table:table-cell office:value-type="float" office:value="0">
            <text:p>0</text:p>
          </table:table-cell>
          <table:table-cell office:value-type="float" office:value="9197">
            <text:p>919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696">
            <text:p>19696</text:p>
          </table:table-cell>
          <table:table-cell office:value-type="float" office:value="1">
            <text:p>1</text:p>
          </table:table-cell>
          <table:table-cell office:value-type="string">
            <text:p>Jackie</text:p>
          </table:table-cell>
          <table:table-cell office:value-type="string">
            <text:p>Coade</text:p>
          </table:table-cell>
          <table:table-cell office:value-type="float" office:value="1418">
            <text:p>1418</text:p>
          </table:table-cell>
          <table:table-cell office:value-type="float" office:value="0">
            <text:p>0</text:p>
          </table:table-cell>
          <table:table-cell office:value-type="float" office:value="1418">
            <text:p>1418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5">
            <text:p>11395</text:p>
          </table:table-cell>
          <table:table-cell office:value-type="float" office:value="1">
            <text:p>1</text:p>
          </table:table-cell>
          <table:table-cell office:value-type="string">
            <text:p>Emmet</text:p>
          </table:table-cell>
          <table:table-cell office:value-type="string">
            <text:p>Crossan</text:p>
          </table:table-cell>
          <table:table-cell office:value-type="float" office:value="704">
            <text:p>704</text:p>
          </table:table-cell>
          <table:table-cell office:value-type="float" office:value="0">
            <text:p>0</text:p>
          </table:table-cell>
          <table:table-cell office:value-type="float" office:value="704">
            <text:p>704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6">
            <text:p>11396</text:p>
          </table:table-cell>
          <table:table-cell office:value-type="float" office:value="1">
            <text:p>1</text:p>
          </table:table-cell>
          <table:table-cell office:value-type="string">
            <text:p>Megan</text:p>
          </table:table-cell>
          <table:table-cell office:value-type="string">
            <text:p>Fearon</text:p>
          </table:table-cell>
          <table:table-cell office:value-type="float" office:value="8881">
            <text:p>8881</text:p>
          </table:table-cell>
          <table:table-cell office:value-type="float" office:value="0">
            <text:p>0</text:p>
          </table:table-cell>
          <table:table-cell office:value-type="float" office:value="8881">
            <text:p>888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72">
            <text:p>1872</text:p>
          </table:table-cell>
          <table:table-cell office:value-type="float" office:value="1">
            <text:p>1</text:p>
          </table:table-cell>
          <table:table-cell office:value-type="string">
            <text:p>William George</text:p>
          </table:table-cell>
          <table:table-cell office:value-type="string">
            <text:p>Irwin</text:p>
          </table:table-cell>
          <table:table-cell office:value-type="float" office:value="9760">
            <text:p>9760</text:p>
          </table:table-cell>
          <table:table-cell office:value-type="float" office:value="0">
            <text:p>0</text:p>
          </table:table-cell>
          <table:table-cell office:value-type="float" office:value="9760">
            <text:p>976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>
            <text:p>Danny</text:p>
          </table:table-cell>
          <table:table-cell office:value-type="string">
            <text:p>Kennedy</text:p>
          </table:table-cell>
          <table:table-cell office:value-type="float" office:value="7256">
            <text:p>7256</text:p>
          </table:table-cell>
          <table:table-cell office:value-type="float" office:value="0">
            <text:p>0</text:p>
          </table:table-cell>
          <table:table-cell office:value-type="float" office:value="7256">
            <text:p>725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086">
            <text:p>6086</text:p>
          </table:table-cell>
          <table:table-cell office:value-type="float" office:value="1">
            <text:p>1</text:p>
          </table:table-cell>
          <table:table-cell office:value-type="string">
            <text:p>Justin</text:p>
          </table:table-cell>
          <table:table-cell office:value-type="string">
            <text:p>McNulty</text:p>
          </table:table-cell>
          <table:table-cell office:value-type="float" office:value="8983">
            <text:p>8983</text:p>
          </table:table-cell>
          <table:table-cell office:value-type="float" office:value="0">
            <text:p>0</text:p>
          </table:table-cell>
          <table:table-cell office:value-type="float" office:value="8983">
            <text:p>898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56">
            <text:p>1856</text:p>
          </table:table-cell>
          <table:table-cell office:value-type="float" office:value="1">
            <text:p>1</text:p>
          </table:table-cell>
          <table:table-cell office:value-type="string">
            <text:p>Conor</text:p>
          </table:table-cell>
          <table:table-cell office:value-type="string">
            <text:p>Murphy</text:p>
          </table:table-cell>
          <table:table-cell office:value-type="float" office:value="8454">
            <text:p>8454</text:p>
          </table:table-cell>
          <table:table-cell office:value-type="float" office:value="0">
            <text:p>0</text:p>
          </table:table-cell>
          <table:table-cell office:value-type="float" office:value="8454">
            <text:p>845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702">
            <text:p>19702</text:p>
          </table:table-cell>
          <table:table-cell office:value-type="float" office:value="1">
            <text:p>1</text:p>
          </table:table-cell>
          <table:table-cell office:value-type="string">
            <text:p>Rowan</text:p>
          </table:table-cell>
          <table:table-cell office:value-type="string">
            <text:p>Tunnicliffe</text:p>
          </table:table-cell>
          <table:table-cell office:value-type="float" office:value="265">
            <text:p>265</text:p>
          </table:table-cell>
          <table:table-cell office:value-type="float" office:value="0">
            <text:p>0</text:p>
          </table:table-cell>
          <table:table-cell office:value-type="float" office:value="265">
            <text:p>26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4">
            <text:p>11394</text:p>
          </table:table-cell>
          <table:table-cell table:formula="of:=[.C2]+1" office:value-type="float" office:value="2">
            <text:p>2</text:p>
          </table:table-cell>
          <table:table-cell office:value-type="string">
            <text:p>Cathal</text:p>
          </table:table-cell>
          <table:table-cell office:value-type="string">
            <text:p>Boylan</text:p>
          </table:table-cell>
          <table:table-cell office:value-type="float" office:value="9197">
            <text:p>9197</text:p>
          </table:table-cell>
          <table:table-cell office:value-type="float" office:value="0">
            <text:p>0</text:p>
          </table:table-cell>
          <table:table-cell table:formula="of:=[.G11]+[.H2]" office:value-type="float" office:value="9197">
            <text:p>919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696">
            <text:p>19696</text:p>
          </table:table-cell>
          <table:table-cell table:formula="of:=[.C3]+1" office:value-type="float" office:value="2">
            <text:p>2</text:p>
          </table:table-cell>
          <table:table-cell office:value-type="string">
            <text:p>Jackie</text:p>
          </table:table-cell>
          <table:table-cell office:value-type="string">
            <text:p>Coade</text:p>
          </table:table-cell>
          <table:table-cell office:value-type="float" office:value="1418">
            <text:p>1418</text:p>
          </table:table-cell>
          <table:table-cell office:value-type="float" office:value="-1418">
            <text:p>-1418</text:p>
          </table:table-cell>
          <table:table-cell table:formula="of:=[.G12]+[.H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5">
            <text:p>11395</text:p>
          </table:table-cell>
          <table:table-cell table:formula="of:=[.C4]+1" office:value-type="float" office:value="2">
            <text:p>2</text:p>
          </table:table-cell>
          <table:table-cell office:value-type="string">
            <text:p>Emmet</text:p>
          </table:table-cell>
          <table:table-cell office:value-type="string">
            <text:p>Crossan</text:p>
          </table:table-cell>
          <table:table-cell office:value-type="float" office:value="704">
            <text:p>704</text:p>
          </table:table-cell>
          <table:table-cell office:value-type="float" office:value="-704">
            <text:p>-704</text:p>
          </table:table-cell>
          <table:table-cell table:formula="of:=[.G13]+[.H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6">
            <text:p>11396</text:p>
          </table:table-cell>
          <table:table-cell table:formula="of:=[.C5]+1" office:value-type="float" office:value="2">
            <text:p>2</text:p>
          </table:table-cell>
          <table:table-cell office:value-type="string">
            <text:p>Megan</text:p>
          </table:table-cell>
          <table:table-cell office:value-type="string">
            <text:p>Fearon</text:p>
          </table:table-cell>
          <table:table-cell office:value-type="float" office:value="8881">
            <text:p>8881</text:p>
          </table:table-cell>
          <table:table-cell office:value-type="float" office:value="294">
            <text:p>294</text:p>
          </table:table-cell>
          <table:table-cell table:formula="of:=[.G14]+[.H5]" office:value-type="float" office:value="9175">
            <text:p>917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72">
            <text:p>1872</text:p>
          </table:table-cell>
          <table:table-cell table:formula="of:=[.C6]+1" office:value-type="float" office:value="2">
            <text:p>2</text:p>
          </table:table-cell>
          <table:table-cell office:value-type="string">
            <text:p>William George</text:p>
          </table:table-cell>
          <table:table-cell office:value-type="string">
            <text:p>Irwin</text:p>
          </table:table-cell>
          <table:table-cell office:value-type="float" office:value="9760">
            <text:p>9760</text:p>
          </table:table-cell>
          <table:table-cell office:value-type="float" office:value="0">
            <text:p>0</text:p>
          </table:table-cell>
          <table:table-cell table:formula="of:=[.G15]+[.H6]" office:value-type="float" office:value="9760">
            <text:p>976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table:formula="of:=[.C7]+1" office:value-type="float" office:value="2">
            <text:p>2</text:p>
          </table:table-cell>
          <table:table-cell office:value-type="string">
            <text:p>Danny</text:p>
          </table:table-cell>
          <table:table-cell office:value-type="string">
            <text:p>Kennedy</text:p>
          </table:table-cell>
          <table:table-cell office:value-type="float" office:value="7256">
            <text:p>7256</text:p>
          </table:table-cell>
          <table:table-cell office:value-type="float" office:value="419">
            <text:p>419</text:p>
          </table:table-cell>
          <table:table-cell table:formula="of:=[.G16]+[.H7]" office:value-type="float" office:value="7675">
            <text:p>767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086">
            <text:p>6086</text:p>
          </table:table-cell>
          <table:table-cell table:formula="of:=[.C8]+1" office:value-type="float" office:value="2">
            <text:p>2</text:p>
          </table:table-cell>
          <table:table-cell office:value-type="string">
            <text:p>Justin</text:p>
          </table:table-cell>
          <table:table-cell office:value-type="string">
            <text:p>McNulty</text:p>
          </table:table-cell>
          <table:table-cell office:value-type="float" office:value="8983">
            <text:p>8983</text:p>
          </table:table-cell>
          <table:table-cell office:value-type="float" office:value="1102">
            <text:p>1102</text:p>
          </table:table-cell>
          <table:table-cell table:formula="of:=[.G17]+[.H8]" office:value-type="float" office:value="10085">
            <text:p>1008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56">
            <text:p>1856</text:p>
          </table:table-cell>
          <table:table-cell table:formula="of:=[.C9]+1" office:value-type="float" office:value="2">
            <text:p>2</text:p>
          </table:table-cell>
          <table:table-cell office:value-type="string">
            <text:p>Conor</text:p>
          </table:table-cell>
          <table:table-cell office:value-type="string">
            <text:p>Murphy</text:p>
          </table:table-cell>
          <table:table-cell office:value-type="float" office:value="8454">
            <text:p>8454</text:p>
          </table:table-cell>
          <table:table-cell office:value-type="float" office:value="227">
            <text:p>227</text:p>
          </table:table-cell>
          <table:table-cell table:formula="of:=[.G18]+[.H9]" office:value-type="float" office:value="8681">
            <text:p>868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702">
            <text:p>19702</text:p>
          </table:table-cell>
          <table:table-cell table:formula="of:=[.C10]+1" office:value-type="float" office:value="2">
            <text:p>2</text:p>
          </table:table-cell>
          <table:table-cell office:value-type="string">
            <text:p>Rowan</text:p>
          </table:table-cell>
          <table:table-cell office:value-type="string">
            <text:p>Tunnicliffe</text:p>
          </table:table-cell>
          <table:table-cell office:value-type="float" office:value="265">
            <text:p>265</text:p>
          </table:table-cell>
          <table:table-cell office:value-type="float" office:value="-265">
            <text:p>-265</text:p>
          </table:table-cell>
          <table:table-cell table:formula="of:=[.G19]+[.H10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4">
            <text:p>11394</text:p>
          </table:table-cell>
          <table:table-cell table:formula="of:=[.C11]+1" office:value-type="float" office:value="3">
            <text:p>3</text:p>
          </table:table-cell>
          <table:table-cell office:value-type="string">
            <text:p>Cathal</text:p>
          </table:table-cell>
          <table:table-cell office:value-type="string">
            <text:p>Boylan</text:p>
          </table:table-cell>
          <table:table-cell office:value-type="float" office:value="9197">
            <text:p>9197</text:p>
          </table:table-cell>
          <table:table-cell office:value-type="float" office:value="0">
            <text:p>0</text:p>
          </table:table-cell>
          <table:table-cell table:formula="of:=[.G20]+[.H11]" office:value-type="float" office:value="9197">
            <text:p>919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696">
            <text:p>19696</text:p>
          </table:table-cell>
          <table:table-cell table:formula="of:=[.C12]+1" office:value-type="float" office:value="3">
            <text:p>3</text:p>
          </table:table-cell>
          <table:table-cell office:value-type="string">
            <text:p>Jackie</text:p>
          </table:table-cell>
          <table:table-cell office:value-type="string">
            <text:p>Coade</text:p>
          </table:table-cell>
          <table:table-cell office:value-type="float" office:value="1418">
            <text:p>1418</text:p>
          </table:table-cell>
          <table:table-cell office:value-type="float" office:value="0">
            <text:p>0</text:p>
          </table:table-cell>
          <table:table-cell table:formula="of:=[.G21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5">
            <text:p>11395</text:p>
          </table:table-cell>
          <table:table-cell table:formula="of:=[.C13]+1" office:value-type="float" office:value="3">
            <text:p>3</text:p>
          </table:table-cell>
          <table:table-cell office:value-type="string">
            <text:p>Emmet</text:p>
          </table:table-cell>
          <table:table-cell office:value-type="string">
            <text:p>Crossan</text:p>
          </table:table-cell>
          <table:table-cell office:value-type="float" office:value="704">
            <text:p>704</text:p>
          </table:table-cell>
          <table:table-cell office:value-type="float" office:value="0">
            <text:p>0</text:p>
          </table:table-cell>
          <table:table-cell table:formula="of:=[.G22]+[.H1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Citizens Independent Social Thought Allianc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396">
            <text:p>11396</text:p>
          </table:table-cell>
          <table:table-cell table:formula="of:=[.C14]+1" office:value-type="float" office:value="3">
            <text:p>3</text:p>
          </table:table-cell>
          <table:table-cell office:value-type="string">
            <text:p>Megan</text:p>
          </table:table-cell>
          <table:table-cell office:value-type="string">
            <text:p>Fearon</text:p>
          </table:table-cell>
          <table:table-cell office:value-type="float" office:value="8881">
            <text:p>8881</text:p>
          </table:table-cell>
          <table:table-cell office:value-type="float" office:value="0">
            <text:p>0</text:p>
          </table:table-cell>
          <table:table-cell table:formula="of:=[.G23]+[.H14]" office:value-type="float" office:value="9175">
            <text:p>9175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72">
            <text:p>1872</text:p>
          </table:table-cell>
          <table:table-cell table:formula="of:=[.C15]+1" office:value-type="float" office:value="3">
            <text:p>3</text:p>
          </table:table-cell>
          <table:table-cell office:value-type="string">
            <text:p>William George</text:p>
          </table:table-cell>
          <table:table-cell office:value-type="string">
            <text:p>Irwin</text:p>
          </table:table-cell>
          <table:table-cell office:value-type="float" office:value="9760">
            <text:p>9760</text:p>
          </table:table-cell>
          <table:table-cell office:value-type="float" office:value="0">
            <text:p>0</text:p>
          </table:table-cell>
          <table:table-cell table:formula="of:=[.G24]+[.H15]" office:value-type="float" office:value="9760">
            <text:p>976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table:formula="of:=[.C16]+1" office:value-type="float" office:value="3">
            <text:p>3</text:p>
          </table:table-cell>
          <table:table-cell office:value-type="string">
            <text:p>Danny</text:p>
          </table:table-cell>
          <table:table-cell office:value-type="string">
            <text:p>Kennedy</text:p>
          </table:table-cell>
          <table:table-cell office:value-type="float" office:value="7256">
            <text:p>7256</text:p>
          </table:table-cell>
          <table:table-cell office:value-type="float" office:value="264">
            <text:p>264</text:p>
          </table:table-cell>
          <table:table-cell table:formula="of:=[.G25]+[.H16]" office:value-type="float" office:value="7939">
            <text:p>7939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086">
            <text:p>6086</text:p>
          </table:table-cell>
          <table:table-cell table:formula="of:=[.C17]+1" office:value-type="float" office:value="3">
            <text:p>3</text:p>
          </table:table-cell>
          <table:table-cell office:value-type="string">
            <text:p>Justin</text:p>
          </table:table-cell>
          <table:table-cell office:value-type="string">
            <text:p>McNulty</text:p>
          </table:table-cell>
          <table:table-cell office:value-type="float" office:value="8983">
            <text:p>8983</text:p>
          </table:table-cell>
          <table:table-cell office:value-type="float" office:value="-931">
            <text:p>-931</text:p>
          </table:table-cell>
          <table:table-cell table:formula="of:=[.G26]+[.H17]" office:value-type="float" office:value="9154">
            <text:p>9154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856">
            <text:p>1856</text:p>
          </table:table-cell>
          <table:table-cell table:formula="of:=[.C18]+1" office:value-type="float" office:value="3">
            <text:p>3</text:p>
          </table:table-cell>
          <table:table-cell office:value-type="string">
            <text:p>Conor</text:p>
          </table:table-cell>
          <table:table-cell office:value-type="string">
            <text:p>Murphy</text:p>
          </table:table-cell>
          <table:table-cell office:value-type="float" office:value="8454">
            <text:p>8454</text:p>
          </table:table-cell>
          <table:table-cell office:value-type="float" office:value="337">
            <text:p>337</text:p>
          </table:table-cell>
          <table:table-cell table:formula="of:=[.G27]+[.H18]" office:value-type="float" office:value="9018">
            <text:p>9018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702">
            <text:p>19702</text:p>
          </table:table-cell>
          <table:table-cell table:formula="of:=[.C19]+1" office:value-type="float" office:value="3">
            <text:p>3</text:p>
          </table:table-cell>
          <table:table-cell office:value-type="string">
            <text:p>Rowan</text:p>
          </table:table-cell>
          <table:table-cell office:value-type="string">
            <text:p>Tunnicliffe</text:p>
          </table:table-cell>
          <table:table-cell office:value-type="float" office:value="265">
            <text:p>265</text:p>
          </table:table-cell>
          <table:table-cell office:value-type="float" office:value="0">
            <text:p>0</text:p>
          </table:table-cell>
          <table:table-cell table:formula="of:=[.G28]+[.H1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1" table:number-rows-repeated="1048547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orth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134">
            <text:p>2134</text:p>
          </table:table-cell>
          <table:table-cell office:value-type="float" office:value="1">
            <text:p>1</text:p>
          </table:table-cell>
          <table:table-cell office:value-type="string">
            <text:p>Jim</text:p>
          </table:table-cell>
          <table:table-cell office:value-type="string">
            <text:p>Allister</text:p>
          </table:table-cell>
          <table:table-cell office:value-type="float" office:value="6214">
            <text:p>6214</text:p>
          </table:table-cell>
          <table:table-cell office:value-type="float" office:value="0">
            <text:p>0</text:p>
          </table:table-cell>
          <table:table-cell office:value-type="float" office:value="6214">
            <text:p>6214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03">
            <text:p>19703</text:p>
          </table:table-cell>
          <table:table-cell office:value-type="float" office:value="1">
            <text:p>1</text:p>
          </table:table-cell>
          <table:table-cell office:value-type="string">
            <text:p>Mark</text:p>
          </table:table-cell>
          <table:table-cell office:value-type="string">
            <text:p>Bailey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  <table:table-cell office:value-type="float" office:value="530">
            <text:p>530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714">
            <text:p>19714</text:p>
          </table:table-cell>
          <table:table-cell office:value-type="float" office:value="1">
            <text:p>1</text:p>
          </table:table-cell>
          <table:table-cell office:value-type="string">
            <text:p>Monica</text:p>
          </table:table-cell>
          <table:table-cell office:value-type="string">
            <text:p>Digney</text:p>
          </table:table-cell>
          <table:table-cell office:value-type="float" office:value="435">
            <text:p>435</text:p>
          </table:table-cell>
          <table:table-cell office:value-type="float" office:value="0">
            <text:p>0</text:p>
          </table:table-cell>
          <table:table-cell office:value-type="float" office:value="435">
            <text:p>43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0">
            <text:p>12750</text:p>
          </table:table-cell>
          <table:table-cell office:value-type="float" office:value="1">
            <text:p>1</text:p>
          </table:table-cell>
          <table:table-cell office:value-type="string">
            <text:p>Connor</text:p>
          </table:table-cell>
          <table:table-cell office:value-type="string">
            <text:p>Duncan</text:p>
          </table:table-cell>
          <table:table-cell office:value-type="float" office:value="3519">
            <text:p>3519</text:p>
          </table:table-cell>
          <table:table-cell office:value-type="float" office:value="0">
            <text:p>0</text:p>
          </table:table-cell>
          <table:table-cell office:value-type="float" office:value="3519">
            <text:p>351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1">
            <text:p>12751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Frew</text:p>
          </table:table-cell>
          <table:table-cell office:value-type="float" office:value="6975">
            <text:p>6975</text:p>
          </table:table-cell>
          <table:table-cell office:value-type="float" office:value="0">
            <text:p>0</text:p>
          </table:table-cell>
          <table:table-cell office:value-type="float" office:value="6975">
            <text:p>69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985">
            <text:p>5985</text:p>
          </table:table-cell>
          <table:table-cell office:value-type="float" office:value="1">
            <text:p>1</text:p>
          </table:table-cell>
          <table:table-cell office:value-type="string">
            <text:p>Timothy</text:p>
          </table:table-cell>
          <table:table-cell office:value-type="string">
            <text:p>Gaston</text:p>
          </table:table-cell>
          <table:table-cell office:value-type="float" office:value="1505">
            <text:p>1505</text:p>
          </table:table-cell>
          <table:table-cell office:value-type="float" office:value="0">
            <text:p>0</text:p>
          </table:table-cell>
          <table:table-cell office:value-type="float" office:value="1505">
            <text:p>1505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753">
            <text:p>12753</text:p>
          </table:table-cell>
          <table:table-cell office:value-type="float" office:value="1">
            <text:p>1</text:p>
          </table:table-cell>
          <table:table-cell office:value-type="string">
            <text:p>Phillip</text:p>
          </table:table-cell>
          <table:table-cell office:value-type="string">
            <text:p>Logan</text:p>
          </table:table-cell>
          <table:table-cell office:value-type="float" office:value="5708">
            <text:p>5708</text:p>
          </table:table-cell>
          <table:table-cell office:value-type="float" office:value="0">
            <text:p>0</text:p>
          </table:table-cell>
          <table:table-cell office:value-type="float" office:value="5708">
            <text:p>570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725">
            <text:p>19725</text:p>
          </table:table-cell>
          <table:table-cell office:value-type="float" office:value="1">
            <text:p>1</text:p>
          </table:table-cell>
          <table:table-cell office:value-type="string">
            <text:p>Adam</text:p>
          </table:table-cell>
          <table:table-cell office:value-type="string">
            <text:p>McBride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  <table:table-cell office:value-type="float" office:value="113">
            <text:p>113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73">
            <text:p>19673</text:p>
          </table:table-cell>
          <table:table-cell office:value-type="float" office:value="1">
            <text:p>1</text:p>
          </table:table-cell>
          <table:table-cell office:value-type="string">
            <text:p>Philip</text:p>
          </table:table-cell>
          <table:table-cell office:value-type="string">
            <text:p>McGuigan</text:p>
          </table:table-cell>
          <table:table-cell office:value-type="float" office:value="7600">
            <text:p>7600</text:p>
          </table:table-cell>
          <table:table-cell office:value-type="float" office:value="0">
            <text:p>0</text:p>
          </table:table-cell>
          <table:table-cell office:value-type="float" office:value="7600">
            <text:p>760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695">
            <text:p>19695</text:p>
          </table:table-cell>
          <table:table-cell office:value-type="float" office:value="1">
            <text:p>1</text:p>
          </table:table-cell>
          <table:table-cell office:value-type="string">
            <text:p>Patricia</text:p>
          </table:table-cell>
          <table:table-cell office:value-type="string">
            <text:p>O'Lynn</text:p>
          </table:table-cell>
          <table:table-cell office:value-type="float" office:value="2616">
            <text:p>2616</text:p>
          </table:table-cell>
          <table:table-cell office:value-type="float" office:value="0">
            <text:p>0</text:p>
          </table:table-cell>
          <table:table-cell office:value-type="float" office:value="2616">
            <text:p>261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2757">
            <text:p>12757</text:p>
          </table:table-cell>
          <table:table-cell office:value-type="float" office:value="1">
            <text:p>1</text:p>
          </table:table-cell>
          <table:table-cell office:value-type="string">
            <text:p>Mervyn</text:p>
          </table:table-cell>
          <table:table-cell office:value-type="string">
            <text:p>Storey</text:p>
          </table:table-cell>
          <table:table-cell office:value-type="float" office:value="6857">
            <text:p>6857</text:p>
          </table:table-cell>
          <table:table-cell office:value-type="float" office:value="0">
            <text:p>0</text:p>
          </table:table-cell>
          <table:table-cell office:value-type="float" office:value="6857">
            <text:p>685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723">
            <text:p>4723</text:p>
          </table:table-cell>
          <table:table-cell office:value-type="float" office:value="1">
            <text:p>1</text:p>
          </table:table-cell>
          <table:table-cell office:value-type="string">
            <text:p>Robin</text:p>
          </table:table-cell>
          <table:table-cell office:value-type="string">
            <text:p>Swann</text:p>
          </table:table-cell>
          <table:table-cell office:value-type="float" office:value="6022">
            <text:p>6022</text:p>
          </table:table-cell>
          <table:table-cell office:value-type="float" office:value="0">
            <text:p>0</text:p>
          </table:table-cell>
          <table:table-cell office:value-type="float" office:value="6022">
            <text:p>602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north-dow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office:value-type="float" office:value="1">
            <text:p>1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office:value-type="float" office:value="0">
            <text:p>0</text:p>
          </table:table-cell>
          <table:table-cell office:value-type="float" office:value="5178">
            <text:p>517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office:value-type="float" office:value="1">
            <text:p>1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office:value-type="float" office:value="0">
            <text:p>0</text:p>
          </table:table-cell>
          <table:table-cell office:value-type="float" office:value="7151">
            <text:p>7151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office:value-type="float" office:value="1">
            <text:p>1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office:value-type="float" office:value="0">
            <text:p>0</text:p>
          </table:table-cell>
          <table:table-cell office:value-type="float" office:value="964">
            <text:p>96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office:value-type="float" office:value="1">
            <text:p>1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office:value-type="float" office:value="0">
            <text:p>0</text:p>
          </table:table-cell>
          <table:table-cell office:value-type="float" office:value="6118">
            <text:p>611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office:value-type="float" office:value="1">
            <text:p>1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office:value-type="float" office:value="0">
            <text:p>0</text:p>
          </table:table-cell>
          <table:table-cell office:value-type="float" office:value="8034">
            <text:p>80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office:value-type="float" office:value="0">
            <text:p>0</text:p>
          </table:table-cell>
          <table:table-cell office:value-type="float" office:value="7014">
            <text:p>70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office:value-type="float" office:value="1">
            <text:p>1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office:value-type="float" office:value="0">
            <text:p>0</text:p>
          </table:table-cell>
          <table:table-cell office:value-type="float" office:value="1246">
            <text:p>1246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office:value-type="float" office:value="1">
            <text:p>1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office:value-type="float" office:value="0">
            <text:p>0</text:p>
          </table:table-cell>
          <table:table-cell office:value-type="float" office:value="591">
            <text:p>5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office:value-type="float" office:value="1">
            <text:p>1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office:value-type="float" office:value="0">
            <text:p>0</text:p>
          </table:table-cell>
          <table:table-cell office:value-type="float" office:value="679">
            <text:p>67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office:value-type="float" office:value="1">
            <text:p>1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office:value-type="float" office:value="1">
            <text:p>1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office:value-type="float" office:value="0">
            <text:p>0</text:p>
          </table:table-cell>
          <table:table-cell office:value-type="float" office:value="641">
            <text:p>641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table:formula="of:=1+[.C2]" office:value-type="float" office:value="2">
            <text:p>2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table:formula="of:=[.H14]-[.H2]" office:value-type="float" office:value="42.2399999999998">
            <text:p>42.24</text:p>
          </table:table-cell>
          <table:table-cell office:value-type="float" office:value="5220.24">
            <text:p>5220.24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table:formula="of:=1+[.C3]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table:formula="of:=[.H15]-[.H3]" office:value-type="float" office:value="2.2">
            <text:p>2.2</text:p>
          </table:table-cell>
          <table:table-cell office:value-type="float" office:value="94.2">
            <text:p>94.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table:formula="of:=1+[.C4]" office:value-type="float" office:value="2">
            <text:p>2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table:formula="of:=[.H16]-[.H4]" office:value-type="float" office:value="0">
            <text:p>0</text:p>
          </table:table-cell>
          <table:table-cell office:value-type="float" office:value="7151">
            <text:p>7151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table:formula="of:=1+[.C5]" office:value-type="float" office:value="2">
            <text:p>2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table:formula="of:=[.H17]-[.H5]" office:value-type="float" office:value="65.1199999999999">
            <text:p>65.12</text:p>
          </table:table-cell>
          <table:table-cell office:value-type="float" office:value="1029.12">
            <text:p>1029.1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table:formula="of:=1+[.C6]" office:value-type="float" office:value="2">
            <text:p>2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table:formula="of:=[.H18]-[.H6]" office:value-type="float" office:value="1560.88">
            <text:p>1560.88</text:p>
          </table:table-cell>
          <table:table-cell office:value-type="float" office:value="7678.88">
            <text:p>7678.88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table:formula="of:=1+[.C7]" office:value-type="float" office:value="2">
            <text:p>2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table:formula="of:=[.H19]-[.H7]" office:value-type="float" office:value="-1744">
            <text:p>-1744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table:formula="of:=1+[.C8]" office:value-type="float" office:value="2">
            <text:p>2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table:formula="of:=[.H20]-[.H8]" office:value-type="float" office:value="0">
            <text:p>0</text:p>
          </table:table-cell>
          <table:table-cell office:value-type="float" office:value="7014">
            <text:p>70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table:formula="of:=1+[.C9]" office:value-type="float" office:value="2">
            <text:p>2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table:formula="of:=[.H21]-[.H9]" office:value-type="float" office:value="39.8199999999999">
            <text:p>39.82</text:p>
          </table:table-cell>
          <table:table-cell office:value-type="float" office:value="1285.82">
            <text:p>1285.8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table:formula="of:=1+[.C10]" office:value-type="float" office:value="2">
            <text:p>2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table:formula="of:=[.H22]-[.H10]" office:value-type="float" office:value="0.220000000000027">
            <text:p>0.22</text:p>
          </table:table-cell>
          <table:table-cell office:value-type="float" office:value="591.22">
            <text:p>591.22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table:formula="of:=1+[.C11]" office:value-type="float" office:value="2">
            <text:p>2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table:formula="of:=[.H23]-[.H11]" office:value-type="float" office:value="2.86000000000001">
            <text:p>2.86</text:p>
          </table:table-cell>
          <table:table-cell office:value-type="float" office:value="681.86">
            <text:p>681.8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table:formula="of:=1+[.C12]" office:value-type="float" office:value="2">
            <text:p>2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table:formula="of:=[.H24]-[.H12]" office:value-type="float" office:value="1.54">
            <text:p>1.54</text:p>
          </table:table-cell>
          <table:table-cell office:value-type="float" office:value="32.54">
            <text:p>32.5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table:formula="of:=1+[.C13]" office:value-type="float" office:value="2">
            <text:p>2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table:formula="of:=[.H25]-[.H13]" office:value-type="float" office:value="13.2">
            <text:p>13.2</text:p>
          </table:table-cell>
          <table:table-cell office:value-type="float" office:value="654.2">
            <text:p>654.2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76">
            <text:p>3876</text:p>
          </table:table-cell>
          <table:table-cell table:formula="of:=1+[.C14]" office:value-type="float" office:value="3">
            <text:p>3</text:p>
          </table:table-cell>
          <table:table-cell office:value-type="string">
            <text:p>Steven</text:p>
          </table:table-cell>
          <table:table-cell office:value-type="string">
            <text:p>Agnew</text:p>
          </table:table-cell>
          <table:table-cell office:value-type="float" office:value="5178">
            <text:p>5178</text:p>
          </table:table-cell>
          <table:table-cell table:formula="of:=[.H26]-[.H14]" office:value-type="float" office:value="100.54">
            <text:p>100.54</text:p>
          </table:table-cell>
          <table:table-cell office:value-type="float" office:value="5320.78">
            <text:p>5320.7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48">
            <text:p>19748</text:p>
          </table:table-cell>
          <table:table-cell table:formula="of:=1+[.C15]" office:value-type="float" office:value="3">
            <text:p>3</text:p>
          </table:table-cell>
          <table:table-cell office:value-type="string">
            <text:p>Chris</text:p>
          </table:table-cell>
          <table:table-cell office:value-type="string">
            <text:p>Carter</text:p>
          </table:table-cell>
          <table:table-cell office:value-type="float" office:value="92">
            <text:p>92</text:p>
          </table:table-cell>
          <table:table-cell table:formula="of:=[.H27]-[.H15]" office:value-type="float" office:value="21.78">
            <text:p>21.78</text:p>
          </table:table-cell>
          <table:table-cell office:value-type="float" office:value="115.98">
            <text:p>115.9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154">
            <text:p>8154</text:p>
          </table:table-cell>
          <table:table-cell table:formula="of:=1+[.C16]" office:value-type="float" office:value="3">
            <text:p>3</text:p>
          </table:table-cell>
          <table:table-cell office:value-type="string">
            <text:p>Alan</text:p>
          </table:table-cell>
          <table:table-cell office:value-type="string">
            <text:p>Chambers</text:p>
          </table:table-cell>
          <table:table-cell office:value-type="float" office:value="7151">
            <text:p>7151</text:p>
          </table:table-cell>
          <table:table-cell table:formula="of:=[.H28]-[.H16]" office:value-type="float" office:value="0">
            <text:p>0</text:p>
          </table:table-cell>
          <table:table-cell office:value-type="float" office:value="7151">
            <text:p>7151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6914">
            <text:p>6914</text:p>
          </table:table-cell>
          <table:table-cell table:formula="of:=1+[.C17]" office:value-type="float" office:value="3">
            <text:p>3</text:p>
          </table:table-cell>
          <table:table-cell office:value-type="string">
            <text:p>William</text:p>
          </table:table-cell>
          <table:table-cell office:value-type="string">
            <text:p>Cudworth</text:p>
          </table:table-cell>
          <table:table-cell office:value-type="float" office:value="964">
            <text:p>964</text:p>
          </table:table-cell>
          <table:table-cell table:formula="of:=[.H29]-[.H17]" office:value-type="float" office:value="852.5">
            <text:p>852.5</text:p>
          </table:table-cell>
          <table:table-cell office:value-type="float" office:value="1881.62">
            <text:p>1881.6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1550">
            <text:p>11550</text:p>
          </table:table-cell>
          <table:table-cell table:formula="of:=1+[.C18]" office:value-type="float" office:value="3">
            <text:p>3</text:p>
          </table:table-cell>
          <table:table-cell office:value-type="string">
            <text:p>Gordon Mervyn</text:p>
          </table:table-cell>
          <table:table-cell office:value-type="string">
            <text:p>Dunne</text:p>
          </table:table-cell>
          <table:table-cell office:value-type="float" office:value="6118">
            <text:p>6118</text:p>
          </table:table-cell>
          <table:table-cell table:formula="of:=[.H30]-[.H18]" office:value-type="float" office:value="-1388.88">
            <text:p>-1388.88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2">
            <text:p>2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7178">
            <text:p>7178</text:p>
          </table:table-cell>
          <table:table-cell table:formula="of:=1+[.C19]" office:value-type="float" office:value="3">
            <text:p>3</text:p>
          </table:table-cell>
          <table:table-cell office:value-type="string">
            <text:p>Alex</text:p>
          </table:table-cell>
          <table:table-cell office:value-type="string">
            <text:p>Easton</text:p>
          </table:table-cell>
          <table:table-cell office:value-type="float" office:value="8034">
            <text:p>8034</text:p>
          </table:table-cell>
          <table:table-cell table:formula="of:=[.H31]-[.H19]" office:value-type="float" office:value="0">
            <text:p>0</text:p>
          </table:table-cell>
          <table:table-cell office:value-type="float" office:value="6290">
            <text:p>629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598">
            <text:p>3598</text:p>
          </table:table-cell>
          <table:table-cell table:formula="of:=1+[.C20]" office:value-type="float" office:value="3">
            <text:p>3</text:p>
          </table:table-cell>
          <table:table-cell office:value-type="string">
            <text:p>Stephen</text:p>
          </table:table-cell>
          <table:table-cell office:value-type="string">
            <text:p>Farry</text:p>
          </table:table-cell>
          <table:table-cell office:value-type="float" office:value="7014">
            <text:p>7014</text:p>
          </table:table-cell>
          <table:table-cell table:formula="of:=[.H32]-[.H20]" office:value-type="float" office:value="0">
            <text:p>0</text:p>
          </table:table-cell>
          <table:table-cell office:value-type="float" office:value="7014">
            <text:p>70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712">
            <text:p>19712</text:p>
          </table:table-cell>
          <table:table-cell table:formula="of:=1+[.C21]" office:value-type="float" office:value="3">
            <text:p>3</text:p>
          </table:table-cell>
          <table:table-cell office:value-type="string">
            <text:p>Melanie</text:p>
          </table:table-cell>
          <table:table-cell office:value-type="string">
            <text:p>Kennedy</text:p>
          </table:table-cell>
          <table:table-cell office:value-type="float" office:value="1246">
            <text:p>1246</text:p>
          </table:table-cell>
          <table:table-cell table:formula="of:=[.H33]-[.H21]" office:value-type="float" office:value="85.8">
            <text:p>85.8</text:p>
          </table:table-cell>
          <table:table-cell office:value-type="float" office:value="1371.62">
            <text:p>1371.6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1">
            <text:p>19711</text:p>
          </table:table-cell>
          <table:table-cell table:formula="of:=1+[.C22]" office:value-type="float" office:value="3">
            <text:p>3</text:p>
          </table:table-cell>
          <table:table-cell office:value-type="string">
            <text:p>Kieran</text:p>
          </table:table-cell>
          <table:table-cell office:value-type="string">
            <text:p>Maxwell</text:p>
          </table:table-cell>
          <table:table-cell office:value-type="float" office:value="591">
            <text:p>591</text:p>
          </table:table-cell>
          <table:table-cell table:formula="of:=[.H34]-[.H22]" office:value-type="float" office:value="0.659999999999968">
            <text:p>0.66</text:p>
          </table:table-cell>
          <table:table-cell office:value-type="float" office:value="591.88">
            <text:p>591.8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15">
            <text:p>19715</text:p>
          </table:table-cell>
          <table:table-cell table:formula="of:=1+[.C23]" office:value-type="float" office:value="3">
            <text:p>3</text:p>
          </table:table-cell>
          <table:table-cell office:value-type="string">
            <text:p>Caoimhe</text:p>
          </table:table-cell>
          <table:table-cell office:value-type="string">
            <text:p>McNeill</text:p>
          </table:table-cell>
          <table:table-cell office:value-type="float" office:value="679">
            <text:p>679</text:p>
          </table:table-cell>
          <table:table-cell table:formula="of:=[.H35]-[.H23]" office:value-type="float" office:value="4.39999999999998">
            <text:p>4.4</text:p>
          </table:table-cell>
          <table:table-cell office:value-type="float" office:value="686.26">
            <text:p>686.26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9749">
            <text:p>19749</text:p>
          </table:table-cell>
          <table:table-cell table:formula="of:=1+[.C24]" office:value-type="float" office:value="3">
            <text:p>3</text:p>
          </table:table-cell>
          <table:table-cell office:value-type="string">
            <text:p>Gavan Aloysius</text:p>
          </table:table-cell>
          <table:table-cell office:value-type="string">
            <text:p>Reynolds</text:p>
          </table:table-cell>
          <table:table-cell office:value-type="float" office:value="31">
            <text:p>31</text:p>
          </table:table-cell>
          <table:table-cell table:formula="of:=[.H36]-[.H24]" office:value-type="float" office:value="4.84">
            <text:p>4.84</text:p>
          </table:table-cell>
          <table:table-cell office:value-type="float" office:value="37.38">
            <text:p>37.3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548">
            <text:p>11548</text:p>
          </table:table-cell>
          <table:table-cell table:formula="of:=1+[.C25]" office:value-type="float" office:value="3">
            <text:p>3</text:p>
          </table:table-cell>
          <table:table-cell office:value-type="string">
            <text:p>Frank</text:p>
          </table:table-cell>
          <table:table-cell office:value-type="string">
            <text:p>Shivers</text:p>
          </table:table-cell>
          <table:table-cell office:value-type="float" office:value="641">
            <text:p>641</text:p>
          </table:table-cell>
          <table:table-cell table:formula="of:=[.H37]-[.H25]" office:value-type="float" office:value="86.4599999999999">
            <text:p>86.46</text:p>
          </table:table-cell>
          <table:table-cell office:value-type="float" office:value="740.66">
            <text:p>740.66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1" table:number-rows-repeated="1048538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outh-antri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office:value-type="float" office:value="1">
            <text:p>1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0">
            <text:p>0</text:p>
          </table:table-cell>
          <table:table-cell office:value-type="float" office:value="6287">
            <text:p>628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office:value-type="float" office:value="1">
            <text:p>1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0">
            <text:p>0</text:p>
          </table:table-cell>
          <table:table-cell office:value-type="float" office:value="530">
            <text:p>530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office:value-type="float" office:value="1">
            <text:p>1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0">
            <text:p>0</text:p>
          </table:table-cell>
          <table:table-cell office:value-type="float" office:value="501">
            <text:p>501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office:value-type="float" office:value="1">
            <text:p>1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0">
            <text:p>0</text:p>
          </table:table-cell>
          <table:table-cell office:value-type="float" office:value="1353">
            <text:p>1353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office:value-type="float" office:value="1">
            <text:p>1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0">
            <text:p>0</text:p>
          </table:table-cell>
          <table:table-cell office:value-type="float" office:value="4604">
            <text:p>460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office:value-type="float" office:value="1">
            <text:p>1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0">
            <text:p>0</text:p>
          </table:table-cell>
          <table:table-cell office:value-type="float" office:value="4522">
            <text:p>452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office:value-type="float" office:value="1">
            <text:p>1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0">
            <text:p>0</text:p>
          </table:table-cell>
          <table:table-cell office:value-type="float" office:value="2505">
            <text:p>250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office:value-type="float" office:value="1">
            <text:p>1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0">
            <text:p>0</text:p>
          </table:table-cell>
          <table:table-cell office:value-type="float" office:value="5278">
            <text:p>527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office:value-type="float" office:value="1">
            <text:p>1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0">
            <text:p>0</text:p>
          </table:table-cell>
          <table:table-cell office:value-type="float" office:value="5152">
            <text:p>515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office:value-type="float" office:value="1">
            <text:p>1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0">
            <text:p>0</text:p>
          </table:table-cell>
          <table:table-cell office:value-type="float" office:value="6891">
            <text:p>6891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office:value-type="float" office:value="1">
            <text:p>1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office:value-type="float" office:value="1">
            <text:p>1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0">
            <text:p>0</text:p>
          </table:table-cell>
          <table:table-cell office:value-type="float" office:value="4024">
            <text:p>4024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0">
            <text:p>0</text:p>
          </table:table-cell>
          <table:table-cell office:value-type="float" office:value="503">
            <text:p>503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office:value-type="float" office:value="2">
            <text:p>2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39">
            <text:p>39</text:p>
          </table:table-cell>
          <table:table-cell table:formula="of:=[.G15]+[.H2]" office:value-type="float" office:value="6326">
            <text:p>6326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office:value-type="float" office:value="2">
            <text:p>2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5">
            <text:p>5</text:p>
          </table:table-cell>
          <table:table-cell table:formula="of:=[.G16]+[.H3]" office:value-type="float" office:value="535">
            <text:p>535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office:value-type="float" office:value="2">
            <text:p>2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3">
            <text:p>3</text:p>
          </table:table-cell>
          <table:table-cell table:formula="of:=[.G17]+[.H4]" office:value-type="float" office:value="504">
            <text:p>504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office:value-type="float" office:value="2">
            <text:p>2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16">
            <text:p>16</text:p>
          </table:table-cell>
          <table:table-cell table:formula="of:=[.G18]+[.H5]" office:value-type="float" office:value="1369">
            <text:p>1369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office:value-type="float" office:value="2">
            <text:p>2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9">
            <text:p>9</text:p>
          </table:table-cell>
          <table:table-cell table:formula="of:=[.G19]+[.H6]" office:value-type="float" office:value="4613">
            <text:p>461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office:value-type="float" office:value="2">
            <text:p>2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18">
            <text:p>18</text:p>
          </table:table-cell>
          <table:table-cell table:formula="of:=[.G20]+[.H7]" office:value-type="float" office:value="4540">
            <text:p>454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office:value-type="float" office:value="2">
            <text:p>2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20">
            <text:p>20</text:p>
          </table:table-cell>
          <table:table-cell table:formula="of:=[.G21]+[.H8]" office:value-type="float" office:value="2525">
            <text:p>252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office:value-type="float" office:value="2">
            <text:p>2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35">
            <text:p>35</text:p>
          </table:table-cell>
          <table:table-cell table:formula="of:=[.G22]+[.H9]" office:value-type="float" office:value="5313">
            <text:p>531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office:value-type="float" office:value="2">
            <text:p>2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12">
            <text:p>12</text:p>
          </table:table-cell>
          <table:table-cell table:formula="of:=[.G23]+[.H10]" office:value-type="float" office:value="5164">
            <text:p>516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office:value-type="float" office:value="2">
            <text:p>2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4">
            <text:p>4</text:p>
          </table:table-cell>
          <table:table-cell table:formula="of:=[.G24]+[.H11]" office:value-type="float" office:value="6895">
            <text:p>689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office:value-type="float" office:value="2">
            <text:p>2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-194">
            <text:p>-194</text:p>
          </table:table-cell>
          <table:table-cell table:formula="of:=[.G25]+[.H1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office:value-type="float" office:value="2">
            <text:p>2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11">
            <text:p>11</text:p>
          </table:table-cell>
          <table:table-cell table:formula="of:=[.G26]+[.H13]" office:value-type="float" office:value="4035">
            <text:p>403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office:value-type="float" office:value="2">
            <text:p>2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14">
            <text:p>14</text:p>
          </table:table-cell>
          <table:table-cell table:formula="of:=[.G27]+[.H14]" office:value-type="float" office:value="517">
            <text:p>51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15]" office:value-type="float" office:value="3">
            <text:p>3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office:value-type="float" office:value="42">
            <text:p>42</text:p>
          </table:table-cell>
          <table:table-cell table:formula="of:=[.G28]+[.H15]" office:value-type="float" office:value="6368">
            <text:p>636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16]" office:value-type="float" office:value="3">
            <text:p>3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office:value-type="float" office:value="123">
            <text:p>123</text:p>
          </table:table-cell>
          <table:table-cell table:formula="of:=[.G29]+[.H16]" office:value-type="float" office:value="658">
            <text:p>658</text:p>
          </table:table-cell>
          <table:table-cell table:number-columns-repeated="2"/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17]" office:value-type="float" office:value="3">
            <text:p>3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office:value-type="float" office:value="-504">
            <text:p>-504</text:p>
          </table:table-cell>
          <table:table-cell table:formula="of:=[.G30]+[.H1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18]" office:value-type="float" office:value="3">
            <text:p>3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office:value-type="float" office:value="9">
            <text:p>9</text:p>
          </table:table-cell>
          <table:table-cell table:formula="of:=[.G31]+[.H18]" office:value-type="float" office:value="1378">
            <text:p>1378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19]" office:value-type="float" office:value="3">
            <text:p>3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office:value-type="float" office:value="11">
            <text:p>11</text:p>
          </table:table-cell>
          <table:table-cell table:formula="of:=[.G32]+[.H19]" office:value-type="float" office:value="4624">
            <text:p>462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20]" office:value-type="float" office:value="3">
            <text:p>3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office:value-type="float" office:value="5">
            <text:p>5</text:p>
          </table:table-cell>
          <table:table-cell table:formula="of:=[.G33]+[.H20]" office:value-type="float" office:value="4545">
            <text:p>454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21]" office:value-type="float" office:value="3">
            <text:p>3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office:value-type="float" office:value="6">
            <text:p>6</text:p>
          </table:table-cell>
          <table:table-cell table:formula="of:=[.G34]+[.H21]" office:value-type="float" office:value="2531">
            <text:p>253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22]" office:value-type="float" office:value="3">
            <text:p>3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office:value-type="float" office:value="181">
            <text:p>181</text:p>
          </table:table-cell>
          <table:table-cell table:formula="of:=[.G35]+[.H22]" office:value-type="float" office:value="5494">
            <text:p>549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23]" office:value-type="float" office:value="3">
            <text:p>3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office:value-type="float" office:value="1">
            <text:p>1</text:p>
          </table:table-cell>
          <table:table-cell table:formula="of:=[.G36]+[.H23]" office:value-type="float" office:value="5165">
            <text:p>516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24]" office:value-type="float" office:value="3">
            <text:p>3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office:value-type="float" office:value="30">
            <text:p>30</text:p>
          </table:table-cell>
          <table:table-cell table:formula="of:=[.G37]+[.H24]" office:value-type="float" office:value="6925">
            <text:p>6925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25]" office:value-type="float" office:value="3">
            <text:p>3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office:value-type="float" office:value="0">
            <text:p>0</text:p>
          </table:table-cell>
          <table:table-cell table:formula="of:=[.G38]+[.H2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26]" office:value-type="float" office:value="3">
            <text:p>3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office:value-type="float" office:value="34">
            <text:p>34</text:p>
          </table:table-cell>
          <table:table-cell table:formula="of:=[.G39]+[.H26]" office:value-type="float" office:value="4069">
            <text:p>406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27]" office:value-type="float" office:value="3">
            <text:p>3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office:value-type="float" office:value="46">
            <text:p>46</text:p>
          </table:table-cell>
          <table:table-cell table:formula="of:=[.G40]+[.H27]" office:value-type="float" office:value="563">
            <text:p>563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28]" office:value-type="float" office:value="4">
            <text:p>4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table:formula="of:=[.H41]-[.H28]" office:value-type="float" office:value="126">
            <text:p>126</text:p>
          </table:table-cell>
          <table:table-cell office:value-type="float" office:value="6494">
            <text:p>649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29]" office:value-type="float" office:value="4">
            <text:p>4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table:formula="of:=[.H42]-[.H29]" office:value-type="float" office:value="-658">
            <text:p>-658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30]" office:value-type="float" office:value="4">
            <text:p>4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table:formula="of:=[.H43]-[.H3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31]" office:value-type="float" office:value="4">
            <text:p>4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table:formula="of:=[.H44]-[.H31]" office:value-type="float" office:value="31">
            <text:p>31</text:p>
          </table:table-cell>
          <table:table-cell office:value-type="float" office:value="1409">
            <text:p>1409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32]" office:value-type="float" office:value="4">
            <text:p>4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table:formula="of:=[.H45]-[.H32]" office:value-type="float" office:value="20">
            <text:p>20</text:p>
          </table:table-cell>
          <table:table-cell office:value-type="float" office:value="4644">
            <text:p>464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33]" office:value-type="float" office:value="4">
            <text:p>4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table:formula="of:=[.H46]-[.H33]" office:value-type="float" office:value="14">
            <text:p>14</text:p>
          </table:table-cell>
          <table:table-cell office:value-type="float" office:value="4559">
            <text:p>455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34]" office:value-type="float" office:value="4">
            <text:p>4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table:formula="of:=[.H47]-[.H34]" office:value-type="float" office:value="52">
            <text:p>52</text:p>
          </table:table-cell>
          <table:table-cell office:value-type="float" office:value="2583">
            <text:p>2583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35]" office:value-type="float" office:value="4">
            <text:p>4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table:formula="of:=[.H48]-[.H35]" office:value-type="float" office:value="496">
            <text:p>496</text:p>
          </table:table-cell>
          <table:table-cell office:value-type="float" office:value="5990">
            <text:p>599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36]" office:value-type="float" office:value="4">
            <text:p>4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table:formula="of:=[.H49]-[.H36]" office:value-type="float" office:value="58">
            <text:p>58</text:p>
          </table:table-cell>
          <table:table-cell office:value-type="float" office:value="5223">
            <text:p>522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37]" office:value-type="float" office:value="4">
            <text:p>4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table:formula="of:=[.H50]-[.H37]" office:value-type="float" office:value="140">
            <text:p>140</text:p>
          </table:table-cell>
          <table:table-cell office:value-type="float" office:value="7065">
            <text:p>70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38]" office:value-type="float" office:value="4">
            <text:p>4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table:formula="of:=[.H51]-[.H3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39]" office:value-type="float" office:value="4">
            <text:p>4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table:formula="of:=[.H52]-[.H39]" office:value-type="float" office:value="160">
            <text:p>160</text:p>
          </table:table-cell>
          <table:table-cell office:value-type="float" office:value="4229">
            <text:p>422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40]" office:value-type="float" office:value="4">
            <text:p>4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table:formula="of:=[.H53]-[.H40]" office:value-type="float" office:value="-563">
            <text:p>-56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41]" office:value-type="float" office:value="5">
            <text:p>5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table:formula="of:=[.H54]-[.H41]" office:value-type="float" office:value="2314">
            <text:p>2314</text:p>
          </table:table-cell>
          <table:table-cell office:value-type="float" office:value="8808">
            <text:p>8808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42]" office:value-type="float" office:value="5">
            <text:p>5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table:formula="of:=[.H55]-[.H4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43]" office:value-type="float" office:value="5">
            <text:p>5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table:formula="of:=[.H56]-[.H4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44]" office:value-type="float" office:value="5">
            <text:p>5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table:formula="of:=[.H57]-[.H44]" office:value-type="float" office:value="-1409">
            <text:p>-140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45]" office:value-type="float" office:value="5">
            <text:p>5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table:formula="of:=[.H58]-[.H45]" office:value-type="float" office:value="335">
            <text:p>335</text:p>
          </table:table-cell>
          <table:table-cell office:value-type="float" office:value="4979">
            <text:p>497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46]" office:value-type="float" office:value="5">
            <text:p>5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table:formula="of:=[.H59]-[.H46]" office:value-type="float" office:value="436">
            <text:p>436</text:p>
          </table:table-cell>
          <table:table-cell office:value-type="float" office:value="4995">
            <text:p>499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47]" office:value-type="float" office:value="5">
            <text:p>5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table:formula="of:=[.H60]-[.H47]" office:value-type="float" office:value="-2583">
            <text:p>-258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48]" office:value-type="float" office:value="5">
            <text:p>5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table:formula="of:=[.H61]-[.H48]" office:value-type="float" office:value="232">
            <text:p>232</text:p>
          </table:table-cell>
          <table:table-cell office:value-type="float" office:value="6222">
            <text:p>622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49]" office:value-type="float" office:value="5">
            <text:p>5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table:formula="of:=[.H62]-[.H49]" office:value-type="float" office:value="353">
            <text:p>353</text:p>
          </table:table-cell>
          <table:table-cell office:value-type="float" office:value="5576">
            <text:p>557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50]" office:value-type="float" office:value="5">
            <text:p>5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table:formula="of:=[.H63]-[.H50]" office:value-type="float" office:value="0">
            <text:p>0</text:p>
          </table:table-cell>
          <table:table-cell office:value-type="float" office:value="7065">
            <text:p>70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51]" office:value-type="float" office:value="5">
            <text:p>5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table:formula="of:=[.H64]-[.H5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52]" office:value-type="float" office:value="5">
            <text:p>5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table:formula="of:=[.H65]-[.H52]" office:value-type="float" office:value="131">
            <text:p>131</text:p>
          </table:table-cell>
          <table:table-cell office:value-type="float" office:value="4360">
            <text:p>436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53]" office:value-type="float" office:value="5">
            <text:p>5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table:formula="of:=[.H66]-[.H5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54]" office:value-type="float" office:value="6">
            <text:p>6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table:formula="of:=[.H67]-[.H54]" office:value-type="float" office:value="-1750">
            <text:p>-1750</text:p>
          </table:table-cell>
          <table:table-cell office:value-type="float" office:value="7058">
            <text:p>7058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55]" office:value-type="float" office:value="6">
            <text:p>6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table:formula="of:=[.H68]-[.H5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56]" office:value-type="float" office:value="6">
            <text:p>6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table:formula="of:=[.H69]-[.H5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57]" office:value-type="float" office:value="6">
            <text:p>6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table:formula="of:=[.H70]-[.H5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58]" office:value-type="float" office:value="6">
            <text:p>6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table:formula="of:=[.H71]-[.H58]" office:value-type="float" office:value="378.12">
            <text:p>378.12</text:p>
          </table:table-cell>
          <table:table-cell office:value-type="float" office:value="5357.12">
            <text:p>5357.1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59]" office:value-type="float" office:value="6">
            <text:p>6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table:formula="of:=[.H72]-[.H59]" office:value-type="float" office:value="363.4">
            <text:p>363.4</text:p>
          </table:table-cell>
          <table:table-cell office:value-type="float" office:value="5358.4">
            <text:p>5358.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60]" office:value-type="float" office:value="6">
            <text:p>6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table:formula="of:=[.H73]-[.H6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61]" office:value-type="float" office:value="6">
            <text:p>6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table:formula="of:=[.H74]-[.H61]" office:value-type="float" office:value="545.56">
            <text:p>545.56</text:p>
          </table:table-cell>
          <table:table-cell office:value-type="float" office:value="6767.56">
            <text:p>6767.56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62]" office:value-type="float" office:value="6">
            <text:p>6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table:formula="of:=[.H75]-[.H62]" office:value-type="float" office:value="223.56">
            <text:p>223.56</text:p>
          </table:table-cell>
          <table:table-cell office:value-type="float" office:value="5799.56">
            <text:p>5799.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63]" office:value-type="float" office:value="6">
            <text:p>6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table:formula="of:=[.H76]-[.H63]" office:value-type="float" office:value="0">
            <text:p>0</text:p>
          </table:table-cell>
          <table:table-cell office:value-type="float" office:value="7065">
            <text:p>70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64]" office:value-type="float" office:value="6">
            <text:p>6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table:formula="of:=[.H77]-[.H6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65]" office:value-type="float" office:value="6">
            <text:p>6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table:formula="of:=[.H78]-[.H65]" office:value-type="float" office:value="235.52">
            <text:p>235.52</text:p>
          </table:table-cell>
          <table:table-cell office:value-type="float" office:value="4595.52">
            <text:p>4595.52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66]" office:value-type="float" office:value="6">
            <text:p>6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table:formula="of:=[.H79]-[.H6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151">
            <text:p>8151</text:p>
          </table:table-cell>
          <table:table-cell table:formula="of:=1+[.C67]" office:value-type="float" office:value="7">
            <text:p>7</text:p>
          </table:table-cell>
          <table:table-cell office:value-type="string">
            <text:p>Steve</text:p>
          </table:table-cell>
          <table:table-cell office:value-type="string">
            <text:p>Aiken</text:p>
          </table:table-cell>
          <table:table-cell office:value-type="float" office:value="6287">
            <text:p>6287</text:p>
          </table:table-cell>
          <table:table-cell table:formula="of:=[.H80]-[.H67]" office:value-type="float" office:value="0">
            <text:p>0</text:p>
          </table:table-cell>
          <table:table-cell office:value-type="float" office:value="7058">
            <text:p>7058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681">
            <text:p>19681</text:p>
          </table:table-cell>
          <table:table-cell table:formula="of:=1+[.C68]" office:value-type="float" office:value="7">
            <text:p>7</text:p>
          </table:table-cell>
          <table:table-cell office:value-type="string">
            <text:p>Ivanka</text:p>
          </table:table-cell>
          <table:table-cell office:value-type="string">
            <text:p>Antova</text:p>
          </table:table-cell>
          <table:table-cell office:value-type="float" office:value="530">
            <text:p>530</text:p>
          </table:table-cell>
          <table:table-cell table:formula="of:=[.H81]-[.H6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People Before Profit Allian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04">
            <text:p>19704</text:p>
          </table:table-cell>
          <table:table-cell table:formula="of:=1+[.C69]" office:value-type="float" office:value="7">
            <text:p>7</text:p>
          </table:table-cell>
          <table:table-cell office:value-type="string">
            <text:p>Eleanor</text:p>
          </table:table-cell>
          <table:table-cell office:value-type="string">
            <text:p>Bailey</text:p>
          </table:table-cell>
          <table:table-cell office:value-type="float" office:value="501">
            <text:p>501</text:p>
          </table:table-cell>
          <table:table-cell table:formula="of:=[.H82]-[.H6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346">
            <text:p>6346</text:p>
          </table:table-cell>
          <table:table-cell table:formula="of:=1+[.C70]" office:value-type="float" office:value="7">
            <text:p>7</text:p>
          </table:table-cell>
          <table:table-cell office:value-type="string">
            <text:p>Richard William</text:p>
          </table:table-cell>
          <table:table-cell office:value-type="string">
            <text:p>Cairns</text:p>
          </table:table-cell>
          <table:table-cell office:value-type="float" office:value="1353">
            <text:p>1353</text:p>
          </table:table-cell>
          <table:table-cell table:formula="of:=[.H83]-[.H7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6">
            <text:p>13366</text:p>
          </table:table-cell>
          <table:table-cell table:formula="of:=1+[.C71]" office:value-type="float" office:value="7">
            <text:p>7</text:p>
          </table:table-cell>
          <table:table-cell office:value-type="string">
            <text:p>Pam</text:p>
          </table:table-cell>
          <table:table-cell office:value-type="string">
            <text:p>Cameron</text:p>
          </table:table-cell>
          <table:table-cell office:value-type="float" office:value="4604">
            <text:p>4604</text:p>
          </table:table-cell>
          <table:table-cell table:formula="of:=[.H84]-[.H71]" office:value-type="float" office:value="101.8">
            <text:p>101.8</text:p>
          </table:table-cell>
          <table:table-cell office:value-type="float" office:value="5458.92">
            <text:p>5458.9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7">
            <text:p>13367</text:p>
          </table:table-cell>
          <table:table-cell table:formula="of:=1+[.C72]" office:value-type="float" office:value="7">
            <text:p>7</text:p>
          </table:table-cell>
          <table:table-cell office:value-type="string">
            <text:p>Trevor</text:p>
          </table:table-cell>
          <table:table-cell office:value-type="string">
            <text:p>Clarke</text:p>
          </table:table-cell>
          <table:table-cell office:value-type="float" office:value="4522">
            <text:p>4522</text:p>
          </table:table-cell>
          <table:table-cell table:formula="of:=[.H85]-[.H72]" office:value-type="float" office:value="87">
            <text:p>87</text:p>
          </table:table-cell>
          <table:table-cell office:value-type="float" office:value="5445.4">
            <text:p>5445.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53">
            <text:p>8153</text:p>
          </table:table-cell>
          <table:table-cell table:formula="of:=1+[.C73]" office:value-type="float" office:value="7">
            <text:p>7</text:p>
          </table:table-cell>
          <table:table-cell office:value-type="string">
            <text:p>Adrian David</text:p>
          </table:table-cell>
          <table:table-cell office:value-type="string">
            <text:p>Cochrane-Watson</text:p>
          </table:table-cell>
          <table:table-cell office:value-type="float" office:value="2505">
            <text:p>2505</text:p>
          </table:table-cell>
          <table:table-cell table:formula="of:=[.H86]-[.H7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369">
            <text:p>13369</text:p>
          </table:table-cell>
          <table:table-cell table:formula="of:=1+[.C74]" office:value-type="float" office:value="7">
            <text:p>7</text:p>
          </table:table-cell>
          <table:table-cell office:value-type="string">
            <text:p>David RJ</text:p>
          </table:table-cell>
          <table:table-cell office:value-type="string">
            <text:p>Ford</text:p>
          </table:table-cell>
          <table:table-cell office:value-type="float" office:value="5278">
            <text:p>5278</text:p>
          </table:table-cell>
          <table:table-cell table:formula="of:=[.H87]-[.H74]" office:value-type="float" office:value="3094">
            <text:p>3094</text:p>
          </table:table-cell>
          <table:table-cell office:value-type="float" office:value="9861.56">
            <text:p>9861.56</text:p>
          </table:table-cell>
          <table:table-cell office:value-type="string">
            <text:p>Elected</text:p>
          </table:table-cell>
          <table:table-cell office:value-type="float" office:value="7">
            <text:p>7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0">
            <text:p>13370</text:p>
          </table:table-cell>
          <table:table-cell table:formula="of:=1+[.C75]" office:value-type="float" office:value="7">
            <text:p>7</text:p>
          </table:table-cell>
          <table:table-cell office:value-type="string">
            <text:p>Paul</text:p>
          </table:table-cell>
          <table:table-cell office:value-type="string">
            <text:p>Girvan</text:p>
          </table:table-cell>
          <table:table-cell office:value-type="float" office:value="5152">
            <text:p>5152</text:p>
          </table:table-cell>
          <table:table-cell table:formula="of:=[.H88]-[.H75]" office:value-type="float" office:value="73.0799999999999">
            <text:p>73.08</text:p>
          </table:table-cell>
          <table:table-cell office:value-type="float" office:value="5872.64">
            <text:p>5872.6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711">
            <text:p>4711</text:p>
          </table:table-cell>
          <table:table-cell table:formula="of:=1+[.C76]" office:value-type="float" office:value="7">
            <text:p>7</text:p>
          </table:table-cell>
          <table:table-cell office:value-type="string">
            <text:p>Declan</text:p>
          </table:table-cell>
          <table:table-cell office:value-type="string">
            <text:p>Kearney</text:p>
          </table:table-cell>
          <table:table-cell office:value-type="float" office:value="6891">
            <text:p>6891</text:p>
          </table:table-cell>
          <table:table-cell table:formula="of:=[.H89]-[.H76]" office:value-type="float" office:value="0">
            <text:p>0</text:p>
          </table:table-cell>
          <table:table-cell office:value-type="float" office:value="7065">
            <text:p>70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721">
            <text:p>19721</text:p>
          </table:table-cell>
          <table:table-cell table:formula="of:=1+[.C77]" office:value-type="float" office:value="7">
            <text:p>7</text:p>
          </table:table-cell>
          <table:table-cell office:value-type="string">
            <text:p>Mark</text:p>
          </table:table-cell>
          <table:table-cell office:value-type="string">
            <text:p>Logan</text:p>
          </table:table-cell>
          <table:table-cell office:value-type="float" office:value="194">
            <text:p>194</text:p>
          </table:table-cell>
          <table:table-cell table:formula="of:=[.H90]-[.H7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390">
            <text:p>5390</text:p>
          </table:table-cell>
          <table:table-cell table:formula="of:=1+[.C78]" office:value-type="float" office:value="7">
            <text:p>7</text:p>
          </table:table-cell>
          <table:table-cell office:value-type="string">
            <text:p>Roisin</text:p>
          </table:table-cell>
          <table:table-cell office:value-type="string">
            <text:p>Lynch</text:p>
          </table:table-cell>
          <table:table-cell office:value-type="float" office:value="4024">
            <text:p>4024</text:p>
          </table:table-cell>
          <table:table-cell table:formula="of:=[.H91]-[.H78]" office:value-type="float" office:value="-4595.52">
            <text:p>-4595.52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6">
            <text:p>6</text:p>
          </table:table-cell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371">
            <text:p>13371</text:p>
          </table:table-cell>
          <table:table-cell table:formula="of:=1+[.C79]" office:value-type="float" office:value="7">
            <text:p>7</text:p>
          </table:table-cell>
          <table:table-cell office:value-type="string">
            <text:p>David</text:p>
          </table:table-cell>
          <table:table-cell office:value-type="string">
            <text:p>McMaster</text:p>
          </table:table-cell>
          <table:table-cell office:value-type="float" office:value="503">
            <text:p>503</text:p>
          </table:table-cell>
          <table:table-cell table:formula="of:=[.H92]-[.H7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Independent</text:p>
          </table:table-cell>
        </table:table-row>
        <table:table-row table:style-name="ro1" table:number-rows-repeated="1048483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outh-dow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office:value-type="float" office:value="1">
            <text:p>1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office:value-type="float" office:value="0">
            <text:p>0</text:p>
          </table:table-cell>
          <table:table-cell office:value-type="float" office:value="7323">
            <text:p>732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office:value-type="float" office:value="1">
            <text:p>1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office:value-type="float" office:value="0">
            <text:p>0</text:p>
          </table:table-cell>
          <table:table-cell office:value-type="float" office:value="4535">
            <text:p>453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office:value-type="float" office:value="1">
            <text:p>1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office:value-type="float" office:value="1">
            <text:p>1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office:value-type="float" office:value="0">
            <text:p>0</text:p>
          </table:table-cell>
          <table:table-cell office:value-type="float" office:value="10256">
            <text:p>1025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office:value-type="float" office:value="1">
            <text:p>1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office:value-type="float" office:value="0">
            <text:p>0</text:p>
          </table:table-cell>
          <table:table-cell office:value-type="float" office:value="483">
            <text:p>483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office:value-type="float" office:value="1">
            <text:p>1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office:value-type="float" office:value="0">
            <text:p>0</text:p>
          </table:table-cell>
          <table:table-cell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office:value-type="float" office:value="1">
            <text:p>1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office:value-type="float" office:value="1">
            <text:p>1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office:value-type="float" office:value="0">
            <text:p>0</text:p>
          </table:table-cell>
          <table:table-cell office:value-type="float" office:value="5110">
            <text:p>511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office:value-type="float" office:value="1">
            <text:p>1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office:value-type="float" office:value="0">
            <text:p>0</text:p>
          </table:table-cell>
          <table:table-cell office:value-type="float" office:value="4172">
            <text:p>417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office:value-type="float" office:value="1">
            <text:p>1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  <table:table-cell office:value-type="float" office:value="630">
            <text:p>63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office:value-type="float" office:value="1">
            <text:p>1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office:value-type="float" office:value="0">
            <text:p>0</text:p>
          </table:table-cell>
          <table:table-cell office:value-type="float" office:value="7786">
            <text:p>778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table:formula="of:=[.C2]+1" office:value-type="float" office:value="2">
            <text:p>2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office:value-type="float" office:value="164">
            <text:p>164</text:p>
          </table:table-cell>
          <table:table-cell table:formula="of:=[.G13]+[.H2]" office:value-type="float" office:value="7487">
            <text:p>7487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table:formula="of:=[.C3]+1" office:value-type="float" office:value="2">
            <text:p>2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office:value-type="float" office:value="348">
            <text:p>348</text:p>
          </table:table-cell>
          <table:table-cell table:formula="of:=[.G14]+[.H3]" office:value-type="float" office:value="4883">
            <text:p>488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table:formula="of:=[.C4]+1" office:value-type="float" office:value="2">
            <text:p>2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office:value-type="float" office:value="-192">
            <text:p>-192</text:p>
          </table:table-cell>
          <table:table-cell table:formula="of:=[.G15]+[.H4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table:formula="of:=[.C5]+1" office:value-type="float" office:value="2">
            <text:p>2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office:value-type="float" office:value="0">
            <text:p>0</text:p>
          </table:table-cell>
          <table:table-cell table:formula="of:=[.G16]+[.H5]" office:value-type="float" office:value="10256">
            <text:p>10256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table:formula="of:=[.C6]+1" office:value-type="float" office:value="2">
            <text:p>2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office:value-type="float" office:value="-483">
            <text:p>-483</text:p>
          </table:table-cell>
          <table:table-cell table:formula="of:=[.G17]+[.H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table:formula="of:=[.C7]+1" office:value-type="float" office:value="2">
            <text:p>2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office:value-type="float" office:value="0">
            <text:p>0</text:p>
          </table:table-cell>
          <table:table-cell table:formula="of:=[.G18]+[.H7]"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table:formula="of:=[.C8]+1" office:value-type="float" office:value="2">
            <text:p>2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office:value-type="float" office:value="-85">
            <text:p>-85</text:p>
          </table:table-cell>
          <table:table-cell table:formula="of:=[.G19]+[.H8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table:formula="of:=[.C9]+1" office:value-type="float" office:value="2">
            <text:p>2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office:value-type="float" office:value="92">
            <text:p>92</text:p>
          </table:table-cell>
          <table:table-cell table:formula="of:=[.G20]+[.H9]" office:value-type="float" office:value="5202">
            <text:p>520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table:formula="of:=[.C10]+1" office:value-type="float" office:value="2">
            <text:p>2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office:value-type="float" office:value="337">
            <text:p>337</text:p>
          </table:table-cell>
          <table:table-cell table:formula="of:=[.G21]+[.H10]" office:value-type="float" office:value="4509">
            <text:p>450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table:formula="of:=[.C11]+1" office:value-type="float" office:value="2">
            <text:p>2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office:value-type="float" office:value="-630">
            <text:p>-630</text:p>
          </table:table-cell>
          <table:table-cell table:formula="of:=[.G22]+[.H1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table:formula="of:=[.C12]+1" office:value-type="float" office:value="2">
            <text:p>2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office:value-type="float" office:value="302">
            <text:p>302</text:p>
          </table:table-cell>
          <table:table-cell table:formula="of:=[.G23]+[.H12]" office:value-type="float" office:value="8088">
            <text:p>808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table:formula="of:=[.C13]+1" office:value-type="float" office:value="3">
            <text:p>3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office:value-type="float" office:value="1419.2">
            <text:p>1419.2</text:p>
          </table:table-cell>
          <table:table-cell table:formula="of:=[.G24]+[.H13]" office:value-type="float" office:value="8906.2">
            <text:p>8906.2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table:formula="of:=[.C14]+1" office:value-type="float" office:value="3">
            <text:p>3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office:value-type="float" office:value="218.64">
            <text:p>218.64</text:p>
          </table:table-cell>
          <table:table-cell table:formula="of:=[.G25]+[.H14]" office:value-type="float" office:value="5101.64">
            <text:p>5101.64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table:formula="of:=[.C15]+1" office:value-type="float" office:value="3">
            <text:p>3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table:formula="of:=[.G26]+[.H15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table:formula="of:=[.C16]+1" office:value-type="float" office:value="3">
            <text:p>3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office:value-type="float" office:value="-2022">
            <text:p>-2022</text:p>
          </table:table-cell>
          <table:table-cell table:formula="of:=[.G27]+[.H16]"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table:formula="of:=[.C17]+1" office:value-type="float" office:value="3">
            <text:p>3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office:value-type="float" office:value="0">
            <text:p>0</text:p>
          </table:table-cell>
          <table:table-cell table:formula="of:=[.G28]+[.H17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table:formula="of:=[.C18]+1" office:value-type="float" office:value="3">
            <text:p>3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office:value-type="float" office:value="0">
            <text:p>0</text:p>
          </table:table-cell>
          <table:table-cell table:formula="of:=[.G29]+[.H18]"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table:formula="of:=[.C19]+1" office:value-type="float" office:value="3">
            <text:p>3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table:formula="of:=[.G30]+[.H1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table:formula="of:=[.C20]+1" office:value-type="float" office:value="3">
            <text:p>3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office:value-type="float" office:value="310.8">
            <text:p>310.8</text:p>
          </table:table-cell>
          <table:table-cell table:formula="of:=[.G31]+[.H20]" office:value-type="float" office:value="5512.8">
            <text:p>5512.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table:formula="of:=[.C21]+1" office:value-type="float" office:value="3">
            <text:p>3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office:value-type="float" office:value="13.44">
            <text:p>13.44</text:p>
          </table:table-cell>
          <table:table-cell table:formula="of:=[.G32]+[.H21]" office:value-type="float" office:value="4522.44">
            <text:p>4522.4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table:formula="of:=[.C22]+1" office:value-type="float" office:value="3">
            <text:p>3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  <table:table-cell table:formula="of:=[.G33]+[.H22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table:formula="of:=[.C23]+1" office:value-type="float" office:value="3">
            <text:p>3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office:value-type="float" office:value="3.36">
            <text:p>3.36</text:p>
          </table:table-cell>
          <table:table-cell table:formula="of:=[.G34]+[.H23]" office:value-type="float" office:value="8091.36">
            <text:p>8091.3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table:formula="of:=[.C24]+1" office:value-type="float" office:value="4">
            <text:p>4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table:formula="of:=[.H35]-[.H24]" office:value-type="float" office:value="-672.200000000001">
            <text:p>-672.2</text:p>
          </table:table-cell>
          <table:table-cell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table:formula="of:=[.C25]+1" office:value-type="float" office:value="4">
            <text:p>4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table:formula="of:=[.H36]-[.H25]" office:value-type="float" office:value="93.2399999999998">
            <text:p>93.24</text:p>
          </table:table-cell>
          <table:table-cell office:value-type="float" office:value="5194.88">
            <text:p>5194.88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table:formula="of:=[.C26]+1" office:value-type="float" office:value="4">
            <text:p>4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table:formula="of:=[.H37]-[.H26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table:formula="of:=[.C27]+1" office:value-type="float" office:value="4">
            <text:p>4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table:formula="of:=[.H38]-[.H27]" office:value-type="float" office:value="0">
            <text:p>0</text:p>
          </table:table-cell>
          <table:table-cell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table:formula="of:=[.C28]+1" office:value-type="float" office:value="4">
            <text:p>4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table:formula="of:=[.H39]-[.H2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table:formula="of:=[.C29]+1" office:value-type="float" office:value="4">
            <text:p>4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table:formula="of:=[.H40]-[.H29]" office:value-type="float" office:value="0">
            <text:p>0</text:p>
          </table:table-cell>
          <table:table-cell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table:formula="of:=[.C30]+1" office:value-type="float" office:value="4">
            <text:p>4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table:formula="of:=[.H41]-[.H3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table:formula="of:=[.C31]+1" office:value-type="float" office:value="4">
            <text:p>4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table:formula="of:=[.H42]-[.H31]" office:value-type="float" office:value="530.88">
            <text:p>530.88</text:p>
          </table:table-cell>
          <table:table-cell office:value-type="float" office:value="6043.68">
            <text:p>6043.6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table:formula="of:=[.C32]+1" office:value-type="float" office:value="4">
            <text:p>4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table:formula="of:=[.H43]-[.H32]" office:value-type="float" office:value="5.32000000000062">
            <text:p>5.32</text:p>
          </table:table-cell>
          <table:table-cell office:value-type="float" office:value="4527.76">
            <text:p>4527.76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table:formula="of:=[.C33]+1" office:value-type="float" office:value="4">
            <text:p>4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table:formula="of:=[.H44]-[.H3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table:formula="of:=[.C34]+1" office:value-type="float" office:value="4">
            <text:p>4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table:formula="of:=[.H45]-[.H34]" office:value-type="float" office:value="0.280000000000655">
            <text:p>0.28</text:p>
          </table:table-cell>
          <table:table-cell office:value-type="float" office:value="8091.64">
            <text:p>8091.6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1">
            <text:p>11531</text:p>
          </table:table-cell>
          <table:table-cell table:formula="of:=[.C35]+1" office:value-type="float" office:value="5">
            <text:p>5</text:p>
          </table:table-cell>
          <table:table-cell office:value-type="string">
            <text:p>Sinead</text:p>
          </table:table-cell>
          <table:table-cell office:value-type="string">
            <text:p>Bradley</text:p>
          </table:table-cell>
          <table:table-cell office:value-type="float" office:value="7323">
            <text:p>7323</text:p>
          </table:table-cell>
          <table:table-cell table:formula="of:=[.H46]-[.H35]" office:value-type="float" office:value="0">
            <text:p>0</text:p>
          </table:table-cell>
          <table:table-cell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3">
            <text:p>3</text:p>
          </table:table-cell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1532">
            <text:p>11532</text:p>
          </table:table-cell>
          <table:table-cell table:formula="of:=[.C36]+1" office:value-type="float" office:value="5">
            <text:p>5</text:p>
          </table:table-cell>
          <table:table-cell office:value-type="string">
            <text:p>Patrick</text:p>
          </table:table-cell>
          <table:table-cell office:value-type="string">
            <text:p>Brown</text:p>
          </table:table-cell>
          <table:table-cell office:value-type="float" office:value="4535">
            <text:p>4535</text:p>
          </table:table-cell>
          <table:table-cell table:formula="of:=[.H47]-[.H36]" office:value-type="float" office:value="812.94">
            <text:p>812.94</text:p>
          </table:table-cell>
          <table:table-cell office:value-type="float" office:value="6007.82">
            <text:p>6007.8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28">
            <text:p>19728</text:p>
          </table:table-cell>
          <table:table-cell table:formula="of:=[.C37]+1" office:value-type="float" office:value="5">
            <text:p>5</text:p>
          </table:table-cell>
          <table:table-cell office:value-type="string">
            <text:p>Patrick PC</text:p>
          </table:table-cell>
          <table:table-cell office:value-type="string">
            <text:p>Clarke</text:p>
          </table:table-cell>
          <table:table-cell office:value-type="float" office:value="192">
            <text:p>192</text:p>
          </table:table-cell>
          <table:table-cell table:formula="of:=[.H48]-[.H3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671">
            <text:p>19671</text:p>
          </table:table-cell>
          <table:table-cell table:formula="of:=[.C38]+1" office:value-type="float" office:value="5">
            <text:p>5</text:p>
          </table:table-cell>
          <table:table-cell office:value-type="string">
            <text:p>Sinéad</text:p>
          </table:table-cell>
          <table:table-cell office:value-type="string">
            <text:p>Ennis</text:p>
          </table:table-cell>
          <table:table-cell office:value-type="float" office:value="10256">
            <text:p>10256</text:p>
          </table:table-cell>
          <table:table-cell table:formula="of:=[.H49]-[.H38]" office:value-type="float" office:value="0">
            <text:p>0</text:p>
          </table:table-cell>
          <table:table-cell office:value-type="float" office:value="8234">
            <text:p>823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705">
            <text:p>19705</text:p>
          </table:table-cell>
          <table:table-cell table:formula="of:=[.C39]+1" office:value-type="float" office:value="5">
            <text:p>5</text:p>
          </table:table-cell>
          <table:table-cell office:value-type="string">
            <text:p>Hannah</text:p>
          </table:table-cell>
          <table:table-cell office:value-type="string">
            <text:p>George</text:p>
          </table:table-cell>
          <table:table-cell office:value-type="float" office:value="483">
            <text:p>483</text:p>
          </table:table-cell>
          <table:table-cell table:formula="of:=[.H50]-[.H3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994">
            <text:p>5994</text:p>
          </table:table-cell>
          <table:table-cell table:formula="of:=[.C40]+1" office:value-type="float" office:value="5">
            <text:p>5</text:p>
          </table:table-cell>
          <table:table-cell office:value-type="string">
            <text:p>Chris</text:p>
          </table:table-cell>
          <table:table-cell office:value-type="string">
            <text:p>Hazzard</text:p>
          </table:table-cell>
          <table:table-cell office:value-type="float" office:value="8827">
            <text:p>8827</text:p>
          </table:table-cell>
          <table:table-cell table:formula="of:=[.H51]-[.H40]" office:value-type="float" office:value="0">
            <text:p>0</text:p>
          </table:table-cell>
          <table:table-cell office:value-type="float" office:value="8827">
            <text:p>8827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722">
            <text:p>19722</text:p>
          </table:table-cell>
          <table:table-cell table:formula="of:=[.C41]+1" office:value-type="float" office:value="5">
            <text:p>5</text:p>
          </table:table-cell>
          <table:table-cell office:value-type="string">
            <text:p>Gary</text:p>
          </table:table-cell>
          <table:table-cell office:value-type="string">
            <text:p>Hynds</text:p>
          </table:table-cell>
          <table:table-cell office:value-type="float" office:value="85">
            <text:p>85</text:p>
          </table:table-cell>
          <table:table-cell table:formula="of:=[.H52]-[.H4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35">
            <text:p>11535</text:p>
          </table:table-cell>
          <table:table-cell table:formula="of:=[.C42]+1" office:value-type="float" office:value="5">
            <text:p>5</text:p>
          </table:table-cell>
          <table:table-cell office:value-type="string">
            <text:p>Colin</text:p>
          </table:table-cell>
          <table:table-cell office:value-type="string">
            <text:p>McGrath</text:p>
          </table:table-cell>
          <table:table-cell office:value-type="float" office:value="5110">
            <text:p>5110</text:p>
          </table:table-cell>
          <table:table-cell table:formula="of:=[.H53]-[.H42]" office:value-type="float" office:value="588.74">
            <text:p>588.74</text:p>
          </table:table-cell>
          <table:table-cell office:value-type="float" office:value="6632.42">
            <text:p>6632.42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09">
            <text:p>6709</text:p>
          </table:table-cell>
          <table:table-cell table:formula="of:=[.C43]+1" office:value-type="float" office:value="5">
            <text:p>5</text:p>
          </table:table-cell>
          <table:table-cell office:value-type="string">
            <text:p>Harold</text:p>
          </table:table-cell>
          <table:table-cell office:value-type="string">
            <text:p>McKee</text:p>
          </table:table-cell>
          <table:table-cell office:value-type="float" office:value="4172">
            <text:p>4172</text:p>
          </table:table-cell>
          <table:table-cell table:formula="of:=[.H54]-[.H43]" office:value-type="float" office:value="-4527.76">
            <text:p>-4527.76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545">
            <text:p>11545</text:p>
          </table:table-cell>
          <table:table-cell table:formula="of:=[.C44]+1" office:value-type="float" office:value="5">
            <text:p>5</text:p>
          </table:table-cell>
          <table:table-cell office:value-type="string">
            <text:p>Lyle</text:p>
          </table:table-cell>
          <table:table-cell office:value-type="string">
            <text:p>Rea</text:p>
          </table:table-cell>
          <table:table-cell office:value-type="float" office:value="630">
            <text:p>630</text:p>
          </table:table-cell>
          <table:table-cell table:formula="of:=[.H55]-[.H4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333">
            <text:p>2333</text:p>
          </table:table-cell>
          <table:table-cell table:formula="of:=[.C45]+1" office:value-type="float" office:value="5">
            <text:p>5</text:p>
          </table:table-cell>
          <table:table-cell office:value-type="string">
            <text:p>Jim</text:p>
          </table:table-cell>
          <table:table-cell office:value-type="string">
            <text:p>Wells</text:p>
          </table:table-cell>
          <table:table-cell office:value-type="float" office:value="7786">
            <text:p>7786</text:p>
          </table:table-cell>
          <table:table-cell table:formula="of:=[.H56]-[.H45]" office:value-type="float" office:value="2730">
            <text:p>2730</text:p>
          </table:table-cell>
          <table:table-cell office:value-type="float" office:value="10821.64">
            <text:p>10821.64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1" table:number-rows-repeated="104851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strangford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office:value-type="float" office:value="1">
            <text:p>1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office:value-type="float" office:value="0">
            <text:p>0</text:p>
          </table:table-cell>
          <table:table-cell office:value-type="float" office:value="5813">
            <text:p>5813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office:value-type="float" office:value="1">
            <text:p>1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office:value-type="float" office:value="0">
            <text:p>0</text:p>
          </table:table-cell>
          <table:table-cell office:value-type="float" office:value="918">
            <text:p>918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office:value-type="float" office:value="1">
            <text:p>1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office:value-type="float" office:value="0">
            <text:p>0</text:p>
          </table:table-cell>
          <table:table-cell office:value-type="float" office:value="1479">
            <text:p>147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office:value-type="float" office:value="1">
            <text:p>1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office:value-type="float" office:value="0">
            <text:p>0</text:p>
          </table:table-cell>
          <table:table-cell office:value-type="float" office:value="195">
            <text:p>19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office:value-type="float" office:value="1">
            <text:p>1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office:value-type="float" office:value="0">
            <text:p>0</text:p>
          </table:table-cell>
          <table:table-cell office:value-type="float" office:value="3045">
            <text:p>304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office:value-type="float" office:value="0">
            <text:p>0</text:p>
          </table:table-cell>
          <table:table-cell office:value-type="float" office:value="1330">
            <text:p>133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office:value-type="float" office:value="1">
            <text:p>1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office:value-type="float" office:value="0">
            <text:p>0</text:p>
          </table:table-cell>
          <table:table-cell office:value-type="float" office:value="6221">
            <text:p>6221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office:value-type="float" office:value="1">
            <text:p>1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office:value-type="float" office:value="0">
            <text:p>0</text:p>
          </table:table-cell>
          <table:table-cell office:value-type="float" office:value="1110">
            <text:p>111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office:value-type="float" office:value="1">
            <text:p>1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office:value-type="float" office:value="0">
            <text:p>0</text:p>
          </table:table-cell>
          <table:table-cell office:value-type="float" office:value="5728">
            <text:p>572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office:value-type="float" office:value="1">
            <text:p>1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office:value-type="float" office:value="0">
            <text:p>0</text:p>
          </table:table-cell>
          <table:table-cell office:value-type="float" office:value="1627">
            <text:p>1627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office:value-type="float" office:value="1">
            <text:p>1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office:value-type="float" office:value="0">
            <text:p>0</text:p>
          </table:table-cell>
          <table:table-cell office:value-type="float" office:value="5323">
            <text:p>532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office:value-type="float" office:value="1">
            <text:p>1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office:value-type="float" office:value="0">
            <text:p>0</text:p>
          </table:table-cell>
          <table:table-cell office:value-type="float" office:value="2453">
            <text:p>245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office:value-type="float" office:value="1">
            <text:p>1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office:value-type="float" office:value="0">
            <text:p>0</text:p>
          </table:table-cell>
          <table:table-cell office:value-type="float" office:value="3543">
            <text:p>354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2]" office:value-type="float" office:value="2">
            <text:p>2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15]-[.H2]" office:value-type="float" office:value="32">
            <text:p>32</text:p>
          </table:table-cell>
          <table:table-cell office:value-type="float" office:value="5845">
            <text:p>5845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3]" office:value-type="float" office:value="2">
            <text:p>2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16]-[.H3]" office:value-type="float" office:value="12">
            <text:p>12</text:p>
          </table:table-cell>
          <table:table-cell office:value-type="float" office:value="930">
            <text:p>93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4]" office:value-type="float" office:value="2">
            <text:p>2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17]-[.H4]" office:value-type="float" office:value="10">
            <text:p>10</text:p>
          </table:table-cell>
          <table:table-cell office:value-type="float" office:value="1489">
            <text:p>148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5]" office:value-type="float" office:value="2">
            <text:p>2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18]-[.H5]" office:value-type="float" office:value="-195">
            <text:p>-195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6]" office:value-type="float" office:value="2">
            <text:p>2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19]-[.H6]" office:value-type="float" office:value="4">
            <text:p>4</text:p>
          </table:table-cell>
          <table:table-cell office:value-type="float" office:value="3049">
            <text:p>3049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7]" office:value-type="float" office:value="2">
            <text:p>2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20]-[.H7]" office:value-type="float" office:value="20">
            <text:p>20</text:p>
          </table:table-cell>
          <table:table-cell office:value-type="float" office:value="1350">
            <text:p>135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8]" office:value-type="float" office:value="2">
            <text:p>2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21]-[.H8]" office:value-type="float" office:value="13">
            <text:p>13</text:p>
          </table:table-cell>
          <table:table-cell office:value-type="float" office:value="6234">
            <text:p>6234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9]" office:value-type="float" office:value="2">
            <text:p>2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22]-[.H9]" office:value-type="float" office:value="0">
            <text:p>0</text:p>
          </table:table-cell>
          <table:table-cell office:value-type="float" office:value="1110">
            <text:p>111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10]" office:value-type="float" office:value="2">
            <text:p>2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23]-[.H10]" office:value-type="float" office:value="9">
            <text:p>9</text:p>
          </table:table-cell>
          <table:table-cell office:value-type="float" office:value="5737">
            <text:p>573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11]" office:value-type="float" office:value="2">
            <text:p>2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24]-[.H11]" office:value-type="float" office:value="7">
            <text:p>7</text:p>
          </table:table-cell>
          <table:table-cell office:value-type="float" office:value="1634">
            <text:p>163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12]" office:value-type="float" office:value="2">
            <text:p>2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25]-[.H12]" office:value-type="float" office:value="39">
            <text:p>39</text:p>
          </table:table-cell>
          <table:table-cell office:value-type="float" office:value="5362">
            <text:p>536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13]" office:value-type="float" office:value="2">
            <text:p>2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26]-[.H13]" office:value-type="float" office:value="27">
            <text:p>27</text:p>
          </table:table-cell>
          <table:table-cell office:value-type="float" office:value="2480">
            <text:p>248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14]" office:value-type="float" office:value="2">
            <text:p>2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27]-[.H14]" office:value-type="float" office:value="9">
            <text:p>9</text:p>
          </table:table-cell>
          <table:table-cell office:value-type="float" office:value="3552">
            <text:p>355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15]" office:value-type="float" office:value="3">
            <text:p>3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28]-[.H15]" office:value-type="float" office:value="527">
            <text:p>527</text:p>
          </table:table-cell>
          <table:table-cell office:value-type="float" office:value="6372">
            <text:p>637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16]" office:value-type="float" office:value="3">
            <text:p>3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29]-[.H16]" office:value-type="float" office:value="-930">
            <text:p>-93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17]" office:value-type="float" office:value="3">
            <text:p>3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30]-[.H17]" office:value-type="float" office:value="60">
            <text:p>60</text:p>
          </table:table-cell>
          <table:table-cell office:value-type="float" office:value="1549">
            <text:p>154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18]" office:value-type="float" office:value="3">
            <text:p>3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31]-[.H1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19]" office:value-type="float" office:value="3">
            <text:p>3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32]-[.H19]" office:value-type="float" office:value="71">
            <text:p>71</text:p>
          </table:table-cell>
          <table:table-cell office:value-type="float" office:value="3120">
            <text:p>312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20]" office:value-type="float" office:value="3">
            <text:p>3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33]-[.H20]" office:value-type="float" office:value="20">
            <text:p>20</text:p>
          </table:table-cell>
          <table:table-cell office:value-type="float" office:value="1370">
            <text:p>1370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21]" office:value-type="float" office:value="3">
            <text:p>3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34]-[.H21]" office:value-type="float" office:value="25">
            <text:p>25</text:p>
          </table:table-cell>
          <table:table-cell office:value-type="float" office:value="6259">
            <text:p>6259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22]" office:value-type="float" office:value="3">
            <text:p>3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35]-[.H22]" office:value-type="float" office:value="19">
            <text:p>19</text:p>
          </table:table-cell>
          <table:table-cell office:value-type="float" office:value="1129">
            <text:p>1129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23]" office:value-type="float" office:value="3">
            <text:p>3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36]-[.H23]" office:value-type="float" office:value="9">
            <text:p>9</text:p>
          </table:table-cell>
          <table:table-cell office:value-type="float" office:value="5746">
            <text:p>574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24]" office:value-type="float" office:value="3">
            <text:p>3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37]-[.H24]" office:value-type="float" office:value="49">
            <text:p>49</text:p>
          </table:table-cell>
          <table:table-cell office:value-type="float" office:value="1683">
            <text:p>1683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25]" office:value-type="float" office:value="3">
            <text:p>3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38]-[.H25]" office:value-type="float" office:value="57">
            <text:p>57</text:p>
          </table:table-cell>
          <table:table-cell office:value-type="float" office:value="5419">
            <text:p>5419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26]" office:value-type="float" office:value="3">
            <text:p>3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39]-[.H26]" office:value-type="float" office:value="27">
            <text:p>27</text:p>
          </table:table-cell>
          <table:table-cell office:value-type="float" office:value="2507">
            <text:p>250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27]" office:value-type="float" office:value="3">
            <text:p>3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40]-[.H27]" office:value-type="float" office:value="4">
            <text:p>4</text:p>
          </table:table-cell>
          <table:table-cell office:value-type="float" office:value="3556">
            <text:p>35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28]" office:value-type="float" office:value="4">
            <text:p>4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41]-[.H28]" office:value-type="float" office:value="238">
            <text:p>238</text:p>
          </table:table-cell>
          <table:table-cell office:value-type="float" office:value="6610">
            <text:p>6610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29]" office:value-type="float" office:value="4">
            <text:p>4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42]-[.H2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30]" office:value-type="float" office:value="4">
            <text:p>4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43]-[.H30]" office:value-type="float" office:value="29">
            <text:p>29</text:p>
          </table:table-cell>
          <table:table-cell office:value-type="float" office:value="1578">
            <text:p>157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31]" office:value-type="float" office:value="4">
            <text:p>4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44]-[.H3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32]" office:value-type="float" office:value="4">
            <text:p>4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45]-[.H32]" office:value-type="float" office:value="758">
            <text:p>758</text:p>
          </table:table-cell>
          <table:table-cell office:value-type="float" office:value="3878">
            <text:p>387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33]" office:value-type="float" office:value="4">
            <text:p>4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46]-[.H33]" office:value-type="float" office:value="3">
            <text:p>3</text:p>
          </table:table-cell>
          <table:table-cell office:value-type="float" office:value="1373">
            <text:p>1373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34]" office:value-type="float" office:value="4">
            <text:p>4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47]-[.H34]" office:value-type="float" office:value="3">
            <text:p>3</text:p>
          </table:table-cell>
          <table:table-cell office:value-type="float" office:value="6262">
            <text:p>6262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35]" office:value-type="float" office:value="4">
            <text:p>4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48]-[.H35]" office:value-type="float" office:value="-1129">
            <text:p>-1129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36]" office:value-type="float" office:value="4">
            <text:p>4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49]-[.H36]" office:value-type="float" office:value="1">
            <text:p>1</text:p>
          </table:table-cell>
          <table:table-cell office:value-type="float" office:value="5747">
            <text:p>5747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37]" office:value-type="float" office:value="4">
            <text:p>4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50]-[.H37]" office:value-type="float" office:value="6">
            <text:p>6</text:p>
          </table:table-cell>
          <table:table-cell office:value-type="float" office:value="1689">
            <text:p>1689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38]" office:value-type="float" office:value="4">
            <text:p>4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51]-[.H38]" office:value-type="float" office:value="13">
            <text:p>13</text:p>
          </table:table-cell>
          <table:table-cell office:value-type="float" office:value="5432">
            <text:p>543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39]" office:value-type="float" office:value="4">
            <text:p>4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52]-[.H39]" office:value-type="float" office:value="0">
            <text:p>0</text:p>
          </table:table-cell>
          <table:table-cell office:value-type="float" office:value="2507">
            <text:p>250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40]" office:value-type="float" office:value="4">
            <text:p>4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53]-[.H40]" office:value-type="float" office:value="0">
            <text:p>0</text:p>
          </table:table-cell>
          <table:table-cell office:value-type="float" office:value="3556">
            <text:p>355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41]" office:value-type="float" office:value="5">
            <text:p>5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54]-[.H41]" office:value-type="float" office:value="0">
            <text:p>0</text:p>
          </table:table-cell>
          <table:table-cell office:value-type="float" office:value="6610">
            <text:p>6610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42]" office:value-type="float" office:value="5">
            <text:p>5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55]-[.H4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43]" office:value-type="float" office:value="5">
            <text:p>5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56]-[.H43]" office:value-type="float" office:value="204">
            <text:p>204</text:p>
          </table:table-cell>
          <table:table-cell office:value-type="float" office:value="1782">
            <text:p>178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44]" office:value-type="float" office:value="5">
            <text:p>5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57]-[.H4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45]" office:value-type="float" office:value="5">
            <text:p>5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58]-[.H45]" office:value-type="float" office:value="22">
            <text:p>22</text:p>
          </table:table-cell>
          <table:table-cell office:value-type="float" office:value="3900">
            <text:p>3900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46]" office:value-type="float" office:value="5">
            <text:p>5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59]-[.H46]" office:value-type="float" office:value="-1373">
            <text:p>-1373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47]" office:value-type="float" office:value="5">
            <text:p>5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60]-[.H47]" office:value-type="float" office:value="269">
            <text:p>269</text:p>
          </table:table-cell>
          <table:table-cell office:value-type="float" office:value="6531">
            <text:p>6531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48]" office:value-type="float" office:value="5">
            <text:p>5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61]-[.H4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49]" office:value-type="float" office:value="5">
            <text:p>5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62]-[.H49]" office:value-type="float" office:value="216">
            <text:p>216</text:p>
          </table:table-cell>
          <table:table-cell office:value-type="float" office:value="5963">
            <text:p>5963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50]" office:value-type="float" office:value="5">
            <text:p>5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63]-[.H50]" office:value-type="float" office:value="153">
            <text:p>153</text:p>
          </table:table-cell>
          <table:table-cell office:value-type="float" office:value="1842">
            <text:p>1842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51]" office:value-type="float" office:value="5">
            <text:p>5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64]-[.H51]" office:value-type="float" office:value="212">
            <text:p>212</text:p>
          </table:table-cell>
          <table:table-cell office:value-type="float" office:value="5644">
            <text:p>564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52]" office:value-type="float" office:value="5">
            <text:p>5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65]-[.H52]" office:value-type="float" office:value="141">
            <text:p>141</text:p>
          </table:table-cell>
          <table:table-cell office:value-type="float" office:value="2648">
            <text:p>264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53]" office:value-type="float" office:value="5">
            <text:p>5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66]-[.H53]" office:value-type="float" office:value="80">
            <text:p>80</text:p>
          </table:table-cell>
          <table:table-cell office:value-type="float" office:value="3636">
            <text:p>363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54]" office:value-type="float" office:value="6">
            <text:p>6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67]-[.H54]" office:value-type="float" office:value="-145">
            <text:p>-145</text:p>
          </table:table-cell>
          <table:table-cell office:value-type="float" office:value="6465">
            <text:p>64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55]" office:value-type="float" office:value="6">
            <text:p>6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68]-[.H5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56]" office:value-type="float" office:value="6">
            <text:p>6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69]-[.H56]" office:value-type="float" office:value="9.75">
            <text:p>9.75</text:p>
          </table:table-cell>
          <table:table-cell office:value-type="float" office:value="1791.75">
            <text:p>1791.7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57]" office:value-type="float" office:value="6">
            <text:p>6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70]-[.H5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58]" office:value-type="float" office:value="6">
            <text:p>6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71]-[.H58]" office:value-type="float" office:value="120.75">
            <text:p>120.75</text:p>
          </table:table-cell>
          <table:table-cell office:value-type="float" office:value="4020.75">
            <text:p>4020.7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59]" office:value-type="float" office:value="6">
            <text:p>6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72]-[.H59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60]" office:value-type="float" office:value="6">
            <text:p>6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73]-[.H60]" office:value-type="float" office:value="0">
            <text:p>0</text:p>
          </table:table-cell>
          <table:table-cell office:value-type="float" office:value="6531">
            <text:p>6531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61]" office:value-type="float" office:value="6">
            <text:p>6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74]-[.H6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62]" office:value-type="float" office:value="6">
            <text:p>6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75]-[.H62]" office:value-type="float" office:value="0.75">
            <text:p>0.75</text:p>
          </table:table-cell>
          <table:table-cell office:value-type="float" office:value="5963.75">
            <text:p>5963.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63]" office:value-type="float" office:value="6">
            <text:p>6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76]-[.H63]" office:value-type="float" office:value="3">
            <text:p>3</text:p>
          </table:table-cell>
          <table:table-cell office:value-type="float" office:value="1845">
            <text:p>184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64]" office:value-type="float" office:value="6">
            <text:p>6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77]-[.H64]" office:value-type="float" office:value="9">
            <text:p>9</text:p>
          </table:table-cell>
          <table:table-cell office:value-type="float" office:value="5653">
            <text:p>5653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65]" office:value-type="float" office:value="6">
            <text:p>6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78]-[.H65]" office:value-type="float" office:value="0">
            <text:p>0</text:p>
          </table:table-cell>
          <table:table-cell office:value-type="float" office:value="2648">
            <text:p>2648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66]" office:value-type="float" office:value="6">
            <text:p>6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79]-[.H66]" office:value-type="float" office:value="0">
            <text:p>0</text:p>
          </table:table-cell>
          <table:table-cell office:value-type="float" office:value="3636">
            <text:p>3636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67]" office:value-type="float" office:value="7">
            <text:p>7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80]-[.H67]" office:value-type="float" office:value="0">
            <text:p>0</text:p>
          </table:table-cell>
          <table:table-cell office:value-type="float" office:value="6465">
            <text:p>64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68]" office:value-type="float" office:value="7">
            <text:p>7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81]-[.H68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69]" office:value-type="float" office:value="7">
            <text:p>7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table:formula="of:=[.H82]-[.H69]" office:value-type="float" office:value="2.25">
            <text:p>2.25</text:p>
          </table:table-cell>
          <table:table-cell office:value-type="float" office:value="1794">
            <text:p>1794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70]" office:value-type="float" office:value="7">
            <text:p>7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83]-[.H70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71]" office:value-type="float" office:value="7">
            <text:p>7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84]-[.H71]" office:value-type="float" office:value="0.25">
            <text:p>0.25</text:p>
          </table:table-cell>
          <table:table-cell office:value-type="float" office:value="4021">
            <text:p>4021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72]" office:value-type="float" office:value="7">
            <text:p>7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85]-[.H72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73]" office:value-type="float" office:value="7">
            <text:p>7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86]-[.H73]" office:value-type="float" office:value="0">
            <text:p>0</text:p>
          </table:table-cell>
          <table:table-cell office:value-type="float" office:value="6531">
            <text:p>6531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74]" office:value-type="float" office:value="7">
            <text:p>7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87]-[.H74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75]" office:value-type="float" office:value="7">
            <text:p>7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88]-[.H75]" office:value-type="float" office:value="49.5">
            <text:p>49.5</text:p>
          </table:table-cell>
          <table:table-cell office:value-type="float" office:value="6013.25">
            <text:p>6013.2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76]" office:value-type="float" office:value="7">
            <text:p>7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89]-[.H76]" office:value-type="float" office:value="1.5">
            <text:p>1.5</text:p>
          </table:table-cell>
          <table:table-cell office:value-type="float" office:value="1846.5">
            <text:p>1846.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77]" office:value-type="float" office:value="7">
            <text:p>7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90]-[.H77]" office:value-type="float" office:value="4">
            <text:p>4</text:p>
          </table:table-cell>
          <table:table-cell office:value-type="float" office:value="5657">
            <text:p>565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78]" office:value-type="float" office:value="7">
            <text:p>7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91]-[.H78]" office:value-type="float" office:value="3">
            <text:p>3</text:p>
          </table:table-cell>
          <table:table-cell office:value-type="float" office:value="2651">
            <text:p>2651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79]" office:value-type="float" office:value="7">
            <text:p>7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92]-[.H79]" office:value-type="float" office:value="3.5">
            <text:p>3.5</text:p>
          </table:table-cell>
          <table:table-cell office:value-type="float" office:value="3639.5">
            <text:p>3639.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590">
            <text:p>4590</text:p>
          </table:table-cell>
          <table:table-cell table:formula="of:=1+[.C80]" office:value-type="float" office:value="8">
            <text:p>8</text:p>
          </table:table-cell>
          <table:table-cell office:value-type="string">
            <text:p>Kellie</text:p>
          </table:table-cell>
          <table:table-cell office:value-type="string">
            <text:p>Armstrong</text:p>
          </table:table-cell>
          <table:table-cell office:value-type="float" office:value="5813">
            <text:p>5813</text:p>
          </table:table-cell>
          <table:table-cell table:formula="of:=[.H93]-[.H80]" office:value-type="float" office:value="0">
            <text:p>0</text:p>
          </table:table-cell>
          <table:table-cell office:value-type="float" office:value="6465">
            <text:p>6465</text:p>
          </table:table-cell>
          <table:table-cell office:value-type="string">
            <text:p>Elected</text:p>
          </table:table-cell>
          <table:table-cell office:value-type="float" office:value="4">
            <text:p>4</text:p>
          </table:table-cell>
          <table:table-cell office:value-type="string">
            <text:p>Alliance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9706">
            <text:p>19706</text:p>
          </table:table-cell>
          <table:table-cell table:formula="of:=1+[.C81]" office:value-type="float" office:value="8">
            <text:p>8</text:p>
          </table:table-cell>
          <table:table-cell office:value-type="string">
            <text:p>Ricky</text:p>
          </table:table-cell>
          <table:table-cell office:value-type="string">
            <text:p>Bamford</text:p>
          </table:table-cell>
          <table:table-cell office:value-type="float" office:value="918">
            <text:p>918</text:p>
          </table:table-cell>
          <table:table-cell table:formula="of:=[.H94]-[.H81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Green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251">
            <text:p>6251</text:p>
          </table:table-cell>
          <table:table-cell table:formula="of:=1+[.C82]" office:value-type="float" office:value="8">
            <text:p>8</text:p>
          </table:table-cell>
          <table:table-cell office:value-type="string">
            <text:p>Jonathan</text:p>
          </table:table-cell>
          <table:table-cell office:value-type="string">
            <text:p>Bell</text:p>
          </table:table-cell>
          <table:table-cell office:value-type="float" office:value="1479">
            <text:p>1479</text:p>
          </table:table-cell>
          <table:table-cell office:value-type="float" office:value="-1794">
            <text:p>-1794</text:p>
          </table:table-cell>
          <table:table-cell office:value-type="float" office:value="1794">
            <text:p>1794</text:p>
          </table:table-cell>
          <table:table-cell office:value-type="string">
            <text:p>Excluded</text:p>
          </table:table-cell>
          <table:table-cell office:value-type="float" office:value="7">
            <text:p>7</text:p>
          </table:table-cell>
          <table:table-cell office:value-type="string">
            <text:p>Independ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718">
            <text:p>19718</text:p>
          </table:table-cell>
          <table:table-cell table:formula="of:=1+[.C83]" office:value-type="float" office:value="8">
            <text:p>8</text:p>
          </table:table-cell>
          <table:table-cell office:value-type="string">
            <text:p>Scott</text:p>
          </table:table-cell>
          <table:table-cell office:value-type="string">
            <text:p>Benton</text:p>
          </table:table-cell>
          <table:table-cell office:value-type="float" office:value="195">
            <text:p>195</text:p>
          </table:table-cell>
          <table:table-cell table:formula="of:=[.H96]-[.H83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7179">
            <text:p>7179</text:p>
          </table:table-cell>
          <table:table-cell table:formula="of:=1+[.C84]" office:value-type="float" office:value="8">
            <text:p>8</text:p>
          </table:table-cell>
          <table:table-cell office:value-type="string">
            <text:p>Joe</text:p>
          </table:table-cell>
          <table:table-cell office:value-type="string">
            <text:p>Boyle</text:p>
          </table:table-cell>
          <table:table-cell office:value-type="float" office:value="3045">
            <text:p>3045</text:p>
          </table:table-cell>
          <table:table-cell table:formula="of:=[.H97]-[.H84]" office:value-type="float" office:value="94">
            <text:p>94</text:p>
          </table:table-cell>
          <table:table-cell office:value-type="float" office:value="4115">
            <text:p>4115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984">
            <text:p>6984</text:p>
          </table:table-cell>
          <table:table-cell table:formula="of:=1+[.C85]" office:value-type="float" office:value="8">
            <text:p>8</text:p>
          </table:table-cell>
          <table:table-cell office:value-type="string">
            <text:p>Stephen</text:p>
          </table:table-cell>
          <table:table-cell office:value-type="string">
            <text:p>Cooper</text:p>
          </table:table-cell>
          <table:table-cell office:value-type="float" office:value="1330">
            <text:p>1330</text:p>
          </table:table-cell>
          <table:table-cell table:formula="of:=[.H98]-[.H85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4">
            <text:p>4</text:p>
          </table:table-cell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581">
            <text:p>16581</text:p>
          </table:table-cell>
          <table:table-cell table:formula="of:=1+[.C86]" office:value-type="float" office:value="8">
            <text:p>8</text:p>
          </table:table-cell>
          <table:table-cell office:value-type="string">
            <text:p>Simon</text:p>
          </table:table-cell>
          <table:table-cell office:value-type="string">
            <text:p>Hamilton</text:p>
          </table:table-cell>
          <table:table-cell office:value-type="float" office:value="6221">
            <text:p>6221</text:p>
          </table:table-cell>
          <table:table-cell table:formula="of:=[.H99]-[.H86]" office:value-type="float" office:value="0">
            <text:p>0</text:p>
          </table:table-cell>
          <table:table-cell office:value-type="float" office:value="6531">
            <text:p>6531</text:p>
          </table:table-cell>
          <table:table-cell office:value-type="string">
            <text:p>Elected</text:p>
          </table:table-cell>
          <table:table-cell office:value-type="float" office:value="5">
            <text:p>5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0">
            <text:p>12090</text:p>
          </table:table-cell>
          <table:table-cell table:formula="of:=1+[.C87]" office:value-type="float" office:value="8">
            <text:p>8</text:p>
          </table:table-cell>
          <table:table-cell office:value-type="string">
            <text:p>Dermot</text:p>
          </table:table-cell>
          <table:table-cell office:value-type="string">
            <text:p>Kennedy</text:p>
          </table:table-cell>
          <table:table-cell office:value-type="float" office:value="1110">
            <text:p>1110</text:p>
          </table:table-cell>
          <table:table-cell table:formula="of:=[.H100]-[.H87]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3">
            <text:p>3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2">
            <text:p>12092</text:p>
          </table:table-cell>
          <table:table-cell table:formula="of:=1+[.C88]" office:value-type="float" office:value="8">
            <text:p>8</text:p>
          </table:table-cell>
          <table:table-cell office:value-type="string">
            <text:p>Michelle</text:p>
          </table:table-cell>
          <table:table-cell office:value-type="string">
            <text:p>McIlveen</text:p>
          </table:table-cell>
          <table:table-cell office:value-type="float" office:value="5728">
            <text:p>5728</text:p>
          </table:table-cell>
          <table:table-cell table:formula="of:=[.H101]-[.H88]" office:value-type="float" office:value="316.75">
            <text:p>316.75</text:p>
          </table:table-cell>
          <table:table-cell office:value-type="float" office:value="6330">
            <text:p>6330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094">
            <text:p>12094</text:p>
          </table:table-cell>
          <table:table-cell table:formula="of:=1+[.C89]" office:value-type="float" office:value="8">
            <text:p>8</text:p>
          </table:table-cell>
          <table:table-cell office:value-type="string">
            <text:p>Jimmy</text:p>
          </table:table-cell>
          <table:table-cell office:value-type="string">
            <text:p>Menagh</text:p>
          </table:table-cell>
          <table:table-cell office:value-type="float" office:value="1627">
            <text:p>1627</text:p>
          </table:table-cell>
          <table:table-cell table:formula="of:=[.H102]-[.H89]" office:value-type="float" office:value="343.25">
            <text:p>343.25</text:p>
          </table:table-cell>
          <table:table-cell office:value-type="float" office:value="2189.75">
            <text:p>2189.75</text:p>
          </table:table-cell>
          <table:table-cell office:value-type="string">
            <text:p>Excluded</text:p>
          </table:table-cell>
          <table:table-cell office:value-type="float" office:value="8">
            <text:p>8</text:p>
          </table:table-cell>
          <table:table-cell office:value-type="string">
            <text:p>Independent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02">
            <text:p>302</text:p>
          </table:table-cell>
          <table:table-cell table:formula="of:=1+[.C90]" office:value-type="float" office:value="8">
            <text:p>8</text:p>
          </table:table-cell>
          <table:table-cell office:value-type="string">
            <text:p>Mike</text:p>
          </table:table-cell>
          <table:table-cell office:value-type="string">
            <text:p>Nesbitt</text:p>
          </table:table-cell>
          <table:table-cell office:value-type="float" office:value="5323">
            <text:p>5323</text:p>
          </table:table-cell>
          <table:table-cell table:formula="of:=[.H103]-[.H90]" office:value-type="float" office:value="455">
            <text:p>455</text:p>
          </table:table-cell>
          <table:table-cell office:value-type="float" office:value="6112">
            <text:p>611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115">
            <text:p>8115</text:p>
          </table:table-cell>
          <table:table-cell table:formula="of:=1+[.C91]" office:value-type="float" office:value="8">
            <text:p>8</text:p>
          </table:table-cell>
          <table:table-cell office:value-type="string">
            <text:p>Philip</text:p>
          </table:table-cell>
          <table:table-cell office:value-type="string">
            <text:p>Smith</text:p>
          </table:table-cell>
          <table:table-cell office:value-type="float" office:value="2453">
            <text:p>2453</text:p>
          </table:table-cell>
          <table:table-cell table:formula="of:=[.H104]-[.H91]" office:value-type="float" office:value="149">
            <text:p>149</text:p>
          </table:table-cell>
          <table:table-cell office:value-type="float" office:value="2800">
            <text:p>2800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547">
            <text:p>11547</text:p>
          </table:table-cell>
          <table:table-cell table:formula="of:=1+[.C92]" office:value-type="float" office:value="8">
            <text:p>8</text:p>
          </table:table-cell>
          <table:table-cell office:value-type="string">
            <text:p>Peter</text:p>
          </table:table-cell>
          <table:table-cell office:value-type="string">
            <text:p>Weir</text:p>
          </table:table-cell>
          <table:table-cell office:value-type="float" office:value="3543">
            <text:p>3543</text:p>
          </table:table-cell>
          <table:table-cell table:formula="of:=[.H105]-[.H92]" office:value-type="float" office:value="238.25">
            <text:p>238.25</text:p>
          </table:table-cell>
          <table:table-cell office:value-type="float" office:value="3877.75">
            <text:p>3877.7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 table:number-rows-repeated="104847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upper-ban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50">
            <text:p>8150</text:p>
          </table:table-cell>
          <table:table-cell office:value-type="float" office:value="1">
            <text:p>1</text:p>
          </table:table-cell>
          <table:table-cell office:value-type="string">
            <text:p>Doug</text:p>
          </table:table-cell>
          <table:table-cell office:value-type="string">
            <text:p>Beattie</text:p>
          </table:table-cell>
          <table:table-cell office:value-type="float" office:value="5467">
            <text:p>5467</text:p>
          </table:table-cell>
          <table:table-cell office:value-type="float" office:value="0">
            <text:p>0</text:p>
          </table:table-cell>
          <table:table-cell office:value-type="float" office:value="5467">
            <text:p>5467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683">
            <text:p>19683</text:p>
          </table:table-cell>
          <table:table-cell office:value-type="float" office:value="1">
            <text:p>1</text:p>
          </table:table-cell>
          <table:table-cell office:value-type="string">
            <text:p>Jonathan</text:p>
          </table:table-cell>
          <table:table-cell office:value-type="string">
            <text:p>Buckley</text:p>
          </table:table-cell>
          <table:table-cell office:value-type="float" office:value="7745">
            <text:p>7745</text:p>
          </table:table-cell>
          <table:table-cell office:value-type="float" office:value="0">
            <text:p>0</text:p>
          </table:table-cell>
          <table:table-cell office:value-type="float" office:value="7745">
            <text:p>7745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3">
            <text:p>19743</text:p>
          </table:table-cell>
          <table:table-cell office:value-type="float" office:value="1">
            <text:p>1</text:p>
          </table:table-cell>
          <table:table-cell office:value-type="string">
            <text:p>Colin</text:p>
          </table:table-cell>
          <table:table-cell office:value-type="string">
            <text:p>Craig</text:p>
          </table:table-cell>
          <table:table-cell office:value-type="float" office:value="218">
            <text:p>218</text:p>
          </table:table-cell>
          <table:table-cell office:value-type="float" office:value="0">
            <text:p>0</text:p>
          </table:table-cell>
          <table:table-cell office:value-type="float" office:value="218">
            <text:p>218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677">
            <text:p>4677</text:p>
          </table:table-cell>
          <table:table-cell office:value-type="float" office:value="1">
            <text:p>1</text:p>
          </table:table-cell>
          <table:table-cell office:value-type="string">
            <text:p>Jo-Anne</text:p>
          </table:table-cell>
          <table:table-cell office:value-type="string">
            <text:p>Dobson</text:p>
          </table:table-cell>
          <table:table-cell office:value-type="float" office:value="5132">
            <text:p>5132</text:p>
          </table:table-cell>
          <table:table-cell office:value-type="float" office:value="0">
            <text:p>0</text:p>
          </table:table-cell>
          <table:table-cell office:value-type="float" office:value="5132">
            <text:p>5132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4">
            <text:p>19744</text:p>
          </table:table-cell>
          <table:table-cell office:value-type="float" office:value="1">
            <text:p>1</text:p>
          </table:table-cell>
          <table:table-cell office:value-type="string">
            <text:p>Tara</text:p>
          </table:table-cell>
          <table:table-cell office:value-type="string">
            <text:p>Doyle</text:p>
          </table:table-cell>
          <table:table-cell office:value-type="float" office:value="2720">
            <text:p>2720</text:p>
          </table:table-cell>
          <table:table-cell office:value-type="float" office:value="0">
            <text:p>0</text:p>
          </table:table-cell>
          <table:table-cell office:value-type="float" office:value="2720">
            <text:p>2720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3">
            <text:p>12443</text:p>
          </table:table-cell>
          <table:table-cell office:value-type="float" office:value="1">
            <text:p>1</text:p>
          </table:table-cell>
          <table:table-cell office:value-type="string">
            <text:p>Roy</text:p>
          </table:table-cell>
          <table:table-cell office:value-type="string">
            <text:p>Ferguson</text:p>
          </table:table-cell>
          <table:table-cell office:value-type="float" office:value="1035">
            <text:p>1035</text:p>
          </table:table-cell>
          <table:table-cell office:value-type="float" office:value="0">
            <text:p>0</text:p>
          </table:table-cell>
          <table:table-cell office:value-type="float" office:value="1035">
            <text:p>103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99">
            <text:p>699</text:p>
          </table:table-cell>
          <table:table-cell office:value-type="float" office:value="1">
            <text:p>1</text:p>
          </table:table-cell>
          <table:table-cell office:value-type="string">
            <text:p>Dolores</text:p>
          </table:table-cell>
          <table:table-cell office:value-type="string">
            <text:p>Kelly</text:p>
          </table:table-cell>
          <table:table-cell office:value-type="float" office:value="5127">
            <text:p>5127</text:p>
          </table:table-cell>
          <table:table-cell office:value-type="float" office:value="0">
            <text:p>0</text:p>
          </table:table-cell>
          <table:table-cell office:value-type="float" office:value="5127">
            <text:p>5127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0">
            <text:p>12440</text:p>
          </table:table-cell>
          <table:table-cell office:value-type="float" office:value="1">
            <text:p>1</text:p>
          </table:table-cell>
          <table:table-cell office:value-type="string">
            <text:p>Simon</text:p>
          </table:table-cell>
          <table:table-cell office:value-type="string">
            <text:p>Lee</text:p>
          </table:table-cell>
          <table:table-cell office:value-type="float" office:value="555">
            <text:p>555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439">
            <text:p>12439</text:p>
          </table:table-cell>
          <table:table-cell office:value-type="float" office:value="1">
            <text:p>1</text:p>
          </table:table-cell>
          <table:table-cell office:value-type="string">
            <text:p>Carla</text:p>
          </table:table-cell>
          <table:table-cell office:value-type="string">
            <text:p>Lockhart</text:p>
          </table:table-cell>
          <table:table-cell office:value-type="float" office:value="9140">
            <text:p>9140</text:p>
          </table:table-cell>
          <table:table-cell office:value-type="float" office:value="0">
            <text:p>0</text:p>
          </table:table-cell>
          <table:table-cell office:value-type="float" office:value="9140">
            <text:p>914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36">
            <text:p>12436</text:p>
          </table:table-cell>
          <table:table-cell office:value-type="float" office:value="1">
            <text:p>1</text:p>
          </table:table-cell>
          <table:table-cell office:value-type="string">
            <text:p>Ian</text:p>
          </table:table-cell>
          <table:table-cell office:value-type="string">
            <text:p>Nickels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752">
            <text:p>3752</text:p>
          </table:table-cell>
          <table:table-cell office:value-type="float" office:value="1">
            <text:p>1</text:p>
          </table:table-cell>
          <table:table-cell office:value-type="string">
            <text:p>John</text:p>
          </table:table-cell>
          <table:table-cell office:value-type="string">
            <text:p>O'Dowd</text:p>
          </table:table-cell>
          <table:table-cell office:value-type="float" office:value="8220">
            <text:p>8220</text:p>
          </table:table-cell>
          <table:table-cell office:value-type="float" office:value="0">
            <text:p>0</text:p>
          </table:table-cell>
          <table:table-cell office:value-type="float" office:value="8220">
            <text:p>8220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679">
            <text:p>19679</text:p>
          </table:table-cell>
          <table:table-cell office:value-type="float" office:value="1">
            <text:p>1</text:p>
          </table:table-cell>
          <table:table-cell office:value-type="string">
            <text:p>Nuala</text:p>
          </table:table-cell>
          <table:table-cell office:value-type="string">
            <text:p>Toman</text:p>
          </table:table-cell>
          <table:table-cell office:value-type="float" office:value="6108">
            <text:p>6108</text:p>
          </table:table-cell>
          <table:table-cell office:value-type="float" office:value="0">
            <text:p>0</text:p>
          </table:table-cell>
          <table:table-cell office:value-type="float" office:value="6108">
            <text:p>610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50">
            <text:p>8150</text:p>
          </table:table-cell>
          <table:table-cell table:formula="of:=1+[.C2]" office:value-type="float" office:value="2">
            <text:p>2</text:p>
          </table:table-cell>
          <table:table-cell office:value-type="string">
            <text:p>Doug</text:p>
          </table:table-cell>
          <table:table-cell office:value-type="string">
            <text:p>Beattie</text:p>
          </table:table-cell>
          <table:table-cell office:value-type="float" office:value="5467">
            <text:p>5467</text:p>
          </table:table-cell>
          <table:table-cell office:value-type="float" office:value="288">
            <text:p>288</text:p>
          </table:table-cell>
          <table:table-cell table:formula="of:=[.H2]+[.G14]" office:value-type="float" office:value="5755">
            <text:p>5755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683">
            <text:p>19683</text:p>
          </table:table-cell>
          <table:table-cell table:formula="of:=1+[.C3]" office:value-type="float" office:value="2">
            <text:p>2</text:p>
          </table:table-cell>
          <table:table-cell office:value-type="string">
            <text:p>Jonathan</text:p>
          </table:table-cell>
          <table:table-cell office:value-type="string">
            <text:p>Buckley</text:p>
          </table:table-cell>
          <table:table-cell office:value-type="float" office:value="7745">
            <text:p>7745</text:p>
          </table:table-cell>
          <table:table-cell office:value-type="float" office:value="493">
            <text:p>493</text:p>
          </table:table-cell>
          <table:table-cell table:formula="of:=[.H3]+[.G15]" office:value-type="float" office:value="8238">
            <text:p>8238</text:p>
          </table:table-cell>
          <table:table-cell table:number-columns-repeated="2"/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3">
            <text:p>19743</text:p>
          </table:table-cell>
          <table:table-cell table:formula="of:=1+[.C4]" office:value-type="float" office:value="2">
            <text:p>2</text:p>
          </table:table-cell>
          <table:table-cell office:value-type="string">
            <text:p>Colin</text:p>
          </table:table-cell>
          <table:table-cell office:value-type="string">
            <text:p>Craig</text:p>
          </table:table-cell>
          <table:table-cell office:value-type="float" office:value="218">
            <text:p>218</text:p>
          </table:table-cell>
          <table:table-cell office:value-type="float" office:value="-218">
            <text:p>-218</text:p>
          </table:table-cell>
          <table:table-cell table:formula="of:=[.H4]+[.G16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Workers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677">
            <text:p>4677</text:p>
          </table:table-cell>
          <table:table-cell table:formula="of:=1+[.C5]" office:value-type="float" office:value="2">
            <text:p>2</text:p>
          </table:table-cell>
          <table:table-cell office:value-type="string">
            <text:p>Jo-Anne</text:p>
          </table:table-cell>
          <table:table-cell office:value-type="string">
            <text:p>Dobson</text:p>
          </table:table-cell>
          <table:table-cell office:value-type="float" office:value="5132">
            <text:p>5132</text:p>
          </table:table-cell>
          <table:table-cell office:value-type="float" office:value="272">
            <text:p>272</text:p>
          </table:table-cell>
          <table:table-cell table:formula="of:=[.H5]+[.G17]" office:value-type="float" office:value="5404">
            <text:p>540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744">
            <text:p>19744</text:p>
          </table:table-cell>
          <table:table-cell table:formula="of:=1+[.C6]" office:value-type="float" office:value="2">
            <text:p>2</text:p>
          </table:table-cell>
          <table:table-cell office:value-type="string">
            <text:p>Tara</text:p>
          </table:table-cell>
          <table:table-cell office:value-type="string">
            <text:p>Doyle</text:p>
          </table:table-cell>
          <table:table-cell office:value-type="float" office:value="2720">
            <text:p>2720</text:p>
          </table:table-cell>
          <table:table-cell office:value-type="float" office:value="377">
            <text:p>377</text:p>
          </table:table-cell>
          <table:table-cell table:formula="of:=[.H6]+[.G18]" office:value-type="float" office:value="3097">
            <text:p>3097</text:p>
          </table:table-cell>
          <table:table-cell office:value-type="string">
            <text:p>Excluded</text:p>
          </table:table-cell>
          <table:table-cell office:value-type="float" office:value="2">
            <text:p>2</text:p>
          </table:table-cell>
          <table:table-cell office:value-type="string">
            <text:p>Alliance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3">
            <text:p>12443</text:p>
          </table:table-cell>
          <table:table-cell table:formula="of:=1+[.C7]" office:value-type="float" office:value="2">
            <text:p>2</text:p>
          </table:table-cell>
          <table:table-cell office:value-type="string">
            <text:p>Roy</text:p>
          </table:table-cell>
          <table:table-cell office:value-type="string">
            <text:p>Ferguson</text:p>
          </table:table-cell>
          <table:table-cell office:value-type="float" office:value="1035">
            <text:p>1035</text:p>
          </table:table-cell>
          <table:table-cell office:value-type="float" office:value="-1035">
            <text:p>-1035</text:p>
          </table:table-cell>
          <table:table-cell table:formula="of:=[.H7]+[.G19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Traditional Unionist Voice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99">
            <text:p>699</text:p>
          </table:table-cell>
          <table:table-cell table:formula="of:=1+[.C8]" office:value-type="float" office:value="2">
            <text:p>2</text:p>
          </table:table-cell>
          <table:table-cell office:value-type="string">
            <text:p>Dolores</text:p>
          </table:table-cell>
          <table:table-cell office:value-type="string">
            <text:p>Kelly</text:p>
          </table:table-cell>
          <table:table-cell office:value-type="float" office:value="5127">
            <text:p>5127</text:p>
          </table:table-cell>
          <table:table-cell office:value-type="float" office:value="121">
            <text:p>121</text:p>
          </table:table-cell>
          <table:table-cell table:formula="of:=[.H8]+[.G20]" office:value-type="float" office:value="5248">
            <text:p>5248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40">
            <text:p>12440</text:p>
          </table:table-cell>
          <table:table-cell table:formula="of:=1+[.C9]" office:value-type="float" office:value="2">
            <text:p>2</text:p>
          </table:table-cell>
          <table:table-cell office:value-type="string">
            <text:p>Simon</text:p>
          </table:table-cell>
          <table:table-cell office:value-type="string">
            <text:p>Lee</text:p>
          </table:table-cell>
          <table:table-cell office:value-type="float" office:value="555">
            <text:p>555</text:p>
          </table:table-cell>
          <table:table-cell office:value-type="float" office:value="-555">
            <text:p>-555</text:p>
          </table:table-cell>
          <table:table-cell table:formula="of:=[.H9]+[.G21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Green Party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439">
            <text:p>12439</text:p>
          </table:table-cell>
          <table:table-cell table:formula="of:=1+[.C10]" office:value-type="float" office:value="2">
            <text:p>2</text:p>
          </table:table-cell>
          <table:table-cell office:value-type="string">
            <text:p>Carla</text:p>
          </table:table-cell>
          <table:table-cell office:value-type="string">
            <text:p>Lockhart</text:p>
          </table:table-cell>
          <table:table-cell office:value-type="float" office:value="9140">
            <text:p>9140</text:p>
          </table:table-cell>
          <table:table-cell office:value-type="float" office:value="0">
            <text:p>0</text:p>
          </table:table-cell>
          <table:table-cell table:formula="of:=[.H10]+[.G22]" office:value-type="float" office:value="9140">
            <text:p>9140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436">
            <text:p>12436</text:p>
          </table:table-cell>
          <table:table-cell table:formula="of:=1+[.C11]" office:value-type="float" office:value="2">
            <text:p>2</text:p>
          </table:table-cell>
          <table:table-cell office:value-type="string">
            <text:p>Ian</text:p>
          </table:table-cell>
          <table:table-cell office:value-type="string">
            <text:p>Nickels</text:p>
          </table:table-cell>
          <table:table-cell office:value-type="float" office:value="81">
            <text:p>81</text:p>
          </table:table-cell>
          <table:table-cell office:value-type="float" office:value="-81">
            <text:p>-81</text:p>
          </table:table-cell>
          <table:table-cell table:formula="of:=[.H11]+[.G23]" office:value-type="float" office:value="0">
            <text:p>0</text:p>
          </table:table-cell>
          <table:table-cell office:value-type="string">
            <text:p>Excluded</text:p>
          </table:table-cell>
          <table:table-cell office:value-type="float" office:value="1">
            <text:p>1</text:p>
          </table:table-cell>
          <table:table-cell office:value-type="string">
            <text:p>NI Conservatives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752">
            <text:p>3752</text:p>
          </table:table-cell>
          <table:table-cell table:formula="of:=1+[.C12]" office:value-type="float" office:value="2">
            <text:p>2</text:p>
          </table:table-cell>
          <table:table-cell office:value-type="string">
            <text:p>John</text:p>
          </table:table-cell>
          <table:table-cell office:value-type="string">
            <text:p>O'Dowd</text:p>
          </table:table-cell>
          <table:table-cell office:value-type="float" office:value="8220">
            <text:p>8220</text:p>
          </table:table-cell>
          <table:table-cell office:value-type="float" office:value="78">
            <text:p>78</text:p>
          </table:table-cell>
          <table:table-cell table:formula="of:=[.H12]+[.G24]" office:value-type="float" office:value="8298">
            <text:p>8298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679">
            <text:p>19679</text:p>
          </table:table-cell>
          <table:table-cell table:formula="of:=1+[.C13]" office:value-type="float" office:value="2">
            <text:p>2</text:p>
          </table:table-cell>
          <table:table-cell office:value-type="string">
            <text:p>Nuala</text:p>
          </table:table-cell>
          <table:table-cell office:value-type="string">
            <text:p>Toman</text:p>
          </table:table-cell>
          <table:table-cell office:value-type="float" office:value="6108">
            <text:p>6108</text:p>
          </table:table-cell>
          <table:table-cell office:value-type="float" office:value="61">
            <text:p>61</text:p>
          </table:table-cell>
          <table:table-cell table:formula="of:=[.H13]+[.G25]" office:value-type="float" office:value="6169">
            <text:p>6169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table table:name="west-tyron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>
            <text:p>Constituency_Number</text:p>
          </table:table-cell>
          <table:table-cell office:value-type="string">
            <text:p>Candidate_Id</text:p>
          </table:table-cell>
          <table:table-cell office:value-type="string">
            <text:p>Count_Number</text:p>
          </table:table-cell>
          <table:table-cell office:value-type="string">
            <text:p>Firstname</text:p>
          </table:table-cell>
          <table:table-cell office:value-type="string">
            <text:p>Surname</text:p>
          </table:table-cell>
          <table:table-cell office:value-type="string">
            <text:p>Candidate_First_Pref_Votes</text:p>
          </table:table-cell>
          <table:table-cell office:value-type="string">
            <text:p>Transfers</text:p>
          </table:table-cell>
          <table:table-cell office:value-type="string">
            <text:p>Total_Votes</text:p>
          </table:table-cell>
          <table:table-cell office:value-type="string">
            <text:p>Status</text:p>
          </table:table-cell>
          <table:table-cell office:value-type="string">
            <text:p>Occurred_On_Count</text:p>
          </table:table-cell>
          <table:table-cell office:value-type="string">
            <text:p>Party_Name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2">
            <text:p>11342</text:p>
          </table:table-cell>
          <table:table-cell office:value-type="float" office:value="1">
            <text:p>1</text:p>
          </table:table-cell>
          <table:table-cell office:value-type="string">
            <text:p>Michaela</text:p>
          </table:table-cell>
          <table:table-cell office:value-type="string">
            <text:p>Boyle</text:p>
          </table:table-cell>
          <table:table-cell office:value-type="float" office:value="7714">
            <text:p>7714</text:p>
          </table:table-cell>
          <table:table-cell office:value-type="float" office:value="0">
            <text:p>0</text:p>
          </table:table-cell>
          <table:table-cell office:value-type="float" office:value="7714">
            <text:p>771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920">
            <text:p>6920</text:p>
          </table:table-cell>
          <table:table-cell office:value-type="float" office:value="1">
            <text:p>1</text:p>
          </table:table-cell>
          <table:table-cell office:value-type="string">
            <text:p>Barry</text:p>
          </table:table-cell>
          <table:table-cell office:value-type="string">
            <text:p>Brown</text:p>
          </table:table-cell>
          <table:table-cell office:value-type="float" office:value="373">
            <text:p>373</text:p>
          </table:table-cell>
          <table:table-cell office:value-type="float" office:value="0">
            <text:p>0</text:p>
          </table:table-cell>
          <table:table-cell office:value-type="float" office:value="373">
            <text:p>373</text:p>
          </table:table-cell>
          <table:table-cell table:number-columns-repeated="2"/>
          <table:table-cell office:value-type="string">
            <text:p>Citizens Independent Social Thought Alliance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871">
            <text:p>1871</text:p>
          </table:table-cell>
          <table:table-cell office:value-type="float" office:value="1">
            <text:p>1</text:p>
          </table:table-cell>
          <table:table-cell office:value-type="string">
            <text:p>Thomas</text:p>
          </table:table-cell>
          <table:table-cell office:value-type="string">
            <text:p>Buchanan</text:p>
          </table:table-cell>
          <table:table-cell office:value-type="float" office:value="9064">
            <text:p>9064</text:p>
          </table:table-cell>
          <table:table-cell office:value-type="float" office:value="0">
            <text:p>0</text:p>
          </table:table-cell>
          <table:table-cell office:value-type="float" office:value="9064">
            <text:p>9064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Democratic Unionist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733">
            <text:p>19733</text:p>
          </table:table-cell>
          <table:table-cell office:value-type="float" office:value="1">
            <text:p>1</text:p>
          </table:table-cell>
          <table:table-cell office:value-type="string">
            <text:p>Charlie</text:p>
          </table:table-cell>
          <table:table-cell office:value-type="string">
            <text:p>Chittick</text:p>
          </table:table-cell>
          <table:table-cell office:value-type="float" office:value="851">
            <text:p>851</text:p>
          </table:table-cell>
          <table:table-cell office:value-type="float" office:value="0">
            <text:p>0</text:p>
          </table:table-cell>
          <table:table-cell office:value-type="float" office:value="851">
            <text:p>851</text:p>
          </table:table-cell>
          <table:table-cell table:number-columns-repeated="2"/>
          <table:table-cell office:value-type="string">
            <text:p>Traditional Unionist Voice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689">
            <text:p>19689</text:p>
          </table:table-cell>
          <table:table-cell office:value-type="float" office:value="1">
            <text:p>1</text:p>
          </table:table-cell>
          <table:table-cell office:value-type="string">
            <text:p>Alicia</text:p>
          </table:table-cell>
          <table:table-cell office:value-type="string">
            <text:p>Clarke</text:p>
          </table:table-cell>
          <table:table-cell office:value-type="float" office:value="3654">
            <text:p>3654</text:p>
          </table:table-cell>
          <table:table-cell office:value-type="float" office:value="0">
            <text:p>0</text:p>
          </table:table-cell>
          <table:table-cell office:value-type="float" office:value="3654">
            <text:p>3654</text:p>
          </table:table-cell>
          <table:table-cell table:number-columns-repeated="2"/>
          <table:table-cell office:value-type="string">
            <text:p>Ulster Unionist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6365">
            <text:p>6365</text:p>
          </table:table-cell>
          <table:table-cell office:value-type="float" office:value="1">
            <text:p>1</text:p>
          </table:table-cell>
          <table:table-cell office:value-type="string">
            <text:p>Stephen</text:p>
          </table:table-cell>
          <table:table-cell office:value-type="string">
            <text:p>Donnelly</text:p>
          </table:table-cell>
          <table:table-cell office:value-type="float" office:value="1252">
            <text:p>1252</text:p>
          </table:table-cell>
          <table:table-cell office:value-type="float" office:value="0">
            <text:p>0</text:p>
          </table:table-cell>
          <table:table-cell office:value-type="float" office:value="1252">
            <text:p>1252</text:p>
          </table:table-cell>
          <table:table-cell table:number-columns-repeated="2"/>
          <table:table-cell office:value-type="string">
            <text:p>Alliance Party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347">
            <text:p>11347</text:p>
          </table:table-cell>
          <table:table-cell office:value-type="float" office:value="1">
            <text:p>1</text:p>
          </table:table-cell>
          <table:table-cell office:value-type="string">
            <text:p>Corey</text:p>
          </table:table-cell>
          <table:table-cell office:value-type="string">
            <text:p>French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6">
            <text:p>11346</text:p>
          </table:table-cell>
          <table:table-cell office:value-type="float" office:value="1">
            <text:p>1</text:p>
          </table:table-cell>
          <table:table-cell office:value-type="string">
            <text:p>Roger</text:p>
          </table:table-cell>
          <table:table-cell office:value-type="string">
            <text:p>Lomas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/>
          <table:table-cell office:value-type="string">
            <text:p>NI Conservatives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3">
            <text:p>11343</text:p>
          </table:table-cell>
          <table:table-cell office:value-type="float" office:value="1">
            <text:p>1</text:p>
          </table:table-cell>
          <table:table-cell office:value-type="string">
            <text:p>Declan</text:p>
          </table:table-cell>
          <table:table-cell office:value-type="string">
            <text:p>McAleer</text:p>
          </table:table-cell>
          <table:table-cell office:value-type="float" office:value="6034">
            <text:p>6034</text:p>
          </table:table-cell>
          <table:table-cell office:value-type="float" office:value="0">
            <text:p>0</text:p>
          </table:table-cell>
          <table:table-cell office:value-type="float" office:value="6034">
            <text:p>6034</text:p>
          </table:table-cell>
          <table:table-cell table:number-columns-repeated="2"/>
          <table:table-cell office:value-type="string">
            <text:p>Sinn Fei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37">
            <text:p>11337</text:p>
          </table:table-cell>
          <table:table-cell office:value-type="float" office:value="1">
            <text:p>1</text:p>
          </table:table-cell>
          <table:table-cell office:value-type="string">
            <text:p>Sorcha</text:p>
          </table:table-cell>
          <table:table-cell office:value-type="string">
            <text:p>McAnespy</text:p>
          </table:table-cell>
          <table:table-cell office:value-type="float" office:value="864">
            <text:p>864</text:p>
          </table:table-cell>
          <table:table-cell office:value-type="float" office:value="0">
            <text:p>0</text:p>
          </table:table-cell>
          <table:table-cell office:value-type="float" office:value="864">
            <text:p>864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184">
            <text:p>5184</text:p>
          </table:table-cell>
          <table:table-cell office:value-type="float" office:value="1">
            <text:p>1</text:p>
          </table:table-cell>
          <table:table-cell office:value-type="string">
            <text:p>Ciaran</text:p>
          </table:table-cell>
          <table:table-cell office:value-type="string">
            <text:p>McClean</text:p>
          </table:table-cell>
          <table:table-cell office:value-type="float" office:value="412">
            <text:p>412</text:p>
          </table:table-cell>
          <table:table-cell office:value-type="float" office:value="0">
            <text:p>0</text:p>
          </table:table-cell>
          <table:table-cell office:value-type="float" office:value="412">
            <text:p>412</text:p>
          </table:table-cell>
          <table:table-cell table:number-columns-repeated="2"/>
          <table:table-cell office:value-type="string">
            <text:p>Green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185">
            <text:p>5185</text:p>
          </table:table-cell>
          <table:table-cell office:value-type="float" office:value="1">
            <text:p>1</text:p>
          </table:table-cell>
          <table:table-cell office:value-type="string">
            <text:p>Daniel</text:p>
          </table:table-cell>
          <table:table-cell office:value-type="string">
            <text:p>McCrossan</text:p>
          </table:table-cell>
          <table:table-cell office:value-type="float" office:value="6283">
            <text:p>6283</text:p>
          </table:table-cell>
          <table:table-cell office:value-type="float" office:value="0">
            <text:p>0</text:p>
          </table:table-cell>
          <table:table-cell office:value-type="float" office:value="6283">
            <text:p>6283</text:p>
          </table:table-cell>
          <table:table-cell table:number-columns-repeated="2"/>
          <table:table-cell office:value-type="string">
            <text:p>Social Democratic and Labour Party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1345">
            <text:p>11345</text:p>
          </table:table-cell>
          <table:table-cell office:value-type="float" office:value="1">
            <text:p>1</text:p>
          </table:table-cell>
          <table:table-cell office:value-type="string">
            <text:p>Barry</text:p>
          </table:table-cell>
          <table:table-cell office:value-type="string">
            <text:p>McElduff</text:p>
          </table:table-cell>
          <table:table-cell office:value-type="float" office:value="7573">
            <text:p>7573</text:p>
          </table:table-cell>
          <table:table-cell office:value-type="float" office:value="0">
            <text:p>0</text:p>
          </table:table-cell>
          <table:table-cell office:value-type="float" office:value="7573">
            <text:p>7573</text:p>
          </table:table-cell>
          <table:table-cell office:value-type="string">
            <text:p>Elected</text:p>
          </table:table-cell>
          <table:table-cell office:value-type="float" office:value="1">
            <text:p>1</text:p>
          </table:table-cell>
          <table:table-cell office:value-type="string">
            <text:p>Sinn Fein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9675">
            <text:p>19675</text:p>
          </table:table-cell>
          <table:table-cell office:value-type="float" office:value="1">
            <text:p>1</text:p>
          </table:table-cell>
          <table:table-cell office:value-type="string">
            <text:p>Roisin</text:p>
          </table:table-cell>
          <table:table-cell office:value-type="string">
            <text:p>McMackin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348">
            <text:p>7348</text:p>
          </table:table-cell>
          <table:table-cell office:value-type="float" office:value="1">
            <text:p>1</text:p>
          </table:table-cell>
          <table:table-cell office:value-type="string">
            <text:p>Susan-Anne</text:p>
          </table:table-cell>
          <table:table-cell office:value-type="string">
            <text:p>White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table:number-columns-repeated="2"/>
          <table:table-cell office:value-type="string">
            <text:p>Independent</text:p>
          </table:table-cell>
        </table:table-row>
        <table:table-row table:style-name="ro1" table:number-rows-repeated="1048559">
          <table:table-cell table:number-columns-repeated="11"/>
        </table:table-row>
        <table:table-row table:style-name="ro1">
          <table:table-cell table:number-columns-repeated="11"/>
        </table:table-row>
        <table:named-expressions/>
      </table:table>
      <table:named-expressions>
        <table:named-expression table:name="Excel_BuiltIn_Print_Area_1" table:base-cell-address="$'belfast-east'.$A$1" table:expression="0"/>
        <table:named-expression table:name="Excel_BuiltIn_Print_Area_2" table:base-cell-address="$'belfast-east'.$A$1" table:expression="0"/>
        <table:named-expression table:name="Excel_BuiltIn_Print_Area_3" table:base-cell-address="$'belfast-east'.$A$1" table:expression="0"/>
        <table:named-expression table:name="Excel_BuiltIn_Print_Area_4" table:base-cell-address="$'belfast-east'.$A$1" table:expression="0"/>
        <table:named-expression table:name="Excel_BuiltIn_Print_Area_5" table:base-cell-address="$'belfast-east'.$A$1" table:expression="0"/>
        <table:named-expression table:name="Excel_BuiltIn_Print_Area_6" table:base-cell-address="$'belfast-east'.$A$1" table:expression="0"/>
        <table:named-expression table:name="Excel_BuiltIn_Print_Area_7" table:base-cell-address="$'belfast-east'.$A$1" table:expression="0"/>
        <table:named-expression table:name="Excel_BuiltIn_Print_Area_8" table:base-cell-address="$'belfast-east'.$A$1" table:expression="0"/>
        <table:named-expression table:name="Excel_BuiltIn_Print_Area_9" table:base-cell-address="$'belfast-east'.$A$1" table:expression="0"/>
        <table:named-expression table:name="Excel_BuiltIn_Print_Area_10" table:base-cell-address="$'belfast-east'.$A$1" table:expression="0"/>
        <table:named-expression table:name="Excel_BuiltIn_Print_Area_11" table:base-cell-address="$'belfast-east'.$A$1" table:expression="0"/>
        <table:named-expression table:name="Excel_BuiltIn_Print_Area_12" table:base-cell-address="$'belfast-east'.$A$1" table:expression="0"/>
        <table:named-expression table:name="Excel_BuiltIn_Print_Area_13" table:base-cell-address="$'belfast-east'.$A$1" table:expression="0"/>
        <table:named-expression table:name="Excel_BuiltIn_Print_Area_14" table:base-cell-address="$'belfast-east'.$A$1" table:expression="0"/>
        <table:named-expression table:name="Excel_BuiltIn_Print_Area_15" table:base-cell-address="$'belfast-east'.$A$1" table:expression="0"/>
        <table:named-expression table:name="Excel_BuiltIn_Print_Area_16" table:base-cell-address="$'belfast-east'.$A$1" table:expression="0"/>
        <table:named-expression table:name="Excel_BuiltIn_Print_Area_17" table:base-cell-address="$'belfast-east'.$A$1" table:expression="0"/>
        <table:named-expression table:name="Excel_BuiltIn_Print_Area_18" table:base-cell-address="$'belfast-east'.$A$1" table:expression="0"/>
        <table:named-expression table:name="Excel_BuiltIn_Print_Area_19" table:base-cell-address="$'belfast-east'.$A$1" table:expression="0"/>
        <table:named-expression table:name="Excel_BuiltIn_Print_Area_20" table:base-cell-address="$'belfast-east'.$A$1" table:expression="0"/>
        <table:named-expression table:name="Excel_BuiltIn_Print_Area_21" table:base-cell-address="$'belfast-east'.$A$1" table:expression="0"/>
        <table:named-expression table:name="Excel_BuiltIn_Print_Area_22" table:base-cell-address="$'belfast-east'.$A$1" table:expression="0"/>
        <table:named-expression table:name="Excel_BuiltIn_Print_Area_23" table:base-cell-address="$'belfast-east'.$A$1" table:expression="0"/>
        <table:named-expression table:name="Excel_BuiltIn_Print_Area_24" table:base-cell-address="$'belfast-east'.$A$1" table:expression="0"/>
        <table:named-expression table:name="Excel_BuiltIn_Print_Area_25" table:base-cell-address="$'belfast-east'.$A$1" table:expression="0"/>
        <table:named-expression table:name="Excel_BuiltIn_Print_Area_26" table:base-cell-address="$'belfast-east'.$A$1" table:expression="0"/>
        <table:named-expression table:name="Excel_BuiltIn_Print_Area_27" table:base-cell-address="$'belfast-east'.$A$1" table:expression="0"/>
        <table:named-expression table:name="Excel_BuiltIn_Print_Area_28" table:base-cell-address="$'belfast-east'.$A$1" table:expression="0"/>
        <table:named-expression table:name="Excel_BuiltIn_Print_Area_29" table:base-cell-address="$'belfast-east'.$A$1" table:expression="0"/>
        <table:named-expression table:name="Excel_BuiltIn_Print_Area_30" table:base-cell-address="$'belfast-east'.$A$1" table:expression="0"/>
        <table:named-expression table:name="Excel_BuiltIn_Print_Area_31" table:base-cell-address="$'belfast-east'.$A$1" table:expression="0"/>
        <table:named-expression table:name="Excel_BuiltIn_Print_Area_32" table:base-cell-address="$'belfast-east'.$A$1" table:expression="0"/>
        <table:named-expression table:name="Excel_BuiltIn_Print_Area_33" table:base-cell-address="$'belfast-east'.$A$1" table:expression="0"/>
        <table:named-expression table:name="Excel_BuiltIn_Print_Area_34" table:base-cell-address="$'belfast-east'.$A$1" table:expression="0"/>
        <table:named-expression table:name="Excel_BuiltIn_Print_Area_35" table:base-cell-address="$'belfast-east'.$A$1" table:expression="0"/>
        <table:named-expression table:name="Excel_BuiltIn_Print_Area_36" table:base-cell-address="$'belfast-east'.$A$1" table:expression="0"/>
        <table:named-expression table:name="Excel_BuiltIn_Print_Area_37" table:base-cell-address="$'belfast-east'.$A$1" table:expression="0"/>
        <table:named-expression table:name="Excel_BuiltIn_Print_Area_38" table:base-cell-address="$'belfast-east'.$A$1" table:expression="0"/>
        <table:named-expression table:name="Excel_BuiltIn_Print_Area_39" table:base-cell-address="$'belfast-east'.$A$1" table:expression="0"/>
        <table:named-expression table:name="Excel_BuiltIn_Print_Area_40" table:base-cell-address="$'belfast-east'.$A$1" table:expression="0"/>
        <table:named-expression table:name="Excel_BuiltIn_Print_Area_41" table:base-cell-address="$'belfast-east'.$A$1" table:expression="0"/>
        <table:named-expression table:name="Excel_BuiltIn_Print_Area_42" table:base-cell-address="$'belfast-east'.$A$1" table:expression="0"/>
        <table:named-expression table:name="Excel_BuiltIn_Print_Area_43" table:base-cell-address="$'belfast-east'.$A$1" table:expression="0"/>
        <table:named-expression table:name="Excel_BuiltIn_Print_Area_44" table:base-cell-address="$'belfast-east'.$A$1" table:expression="0"/>
        <table:named-expression table:name="Excel_BuiltIn_Print_Area_45" table:base-cell-address="$'belfast-east'.$A$1" table:expression="0"/>
        <table:named-expression table:name="Excel_BuiltIn_Print_Area_46" table:base-cell-address="$'belfast-east'.$A$1" table:expression="0"/>
        <table:named-expression table:name="Excel_BuiltIn_Print_Area_47" table:base-cell-address="$'belfast-east'.$A$1" table:expression="0"/>
        <table:named-expression table:name="Excel_BuiltIn_Print_Area_48" table:base-cell-address="$'belfast-east'.$A$1" table:expression="0"/>
        <table:named-expression table:name="Excel_BuiltIn_Print_Area_49" table:base-cell-address="$'belfast-east'.$A$1" table:expression="0"/>
        <table:named-expression table:name="Excel_BuiltIn_Print_Area_50" table:base-cell-address="$'belfast-east'.$A$1" table:expression="0"/>
        <table:named-expression table:name="Excel_BuiltIn_Print_Area_51" table:base-cell-address="$'belfast-east'.$A$1" table:expression="0"/>
        <table:named-expression table:name="Excel_BuiltIn_Print_Area_52" table:base-cell-address="$'belfast-east'.$A$1" table:expression="0"/>
        <table:named-expression table:name="Excel_BuiltIn_Print_Area_53" table:base-cell-address="$'belfast-east'.$A$1" table:expression="0"/>
        <table:named-expression table:name="Excel_BuiltIn_Print_Area_54" table:base-cell-address="$'belfast-east'.$A$1" table:expression="0"/>
        <table:named-expression table:name="Excel_BuiltIn_Print_Area_55" table:base-cell-address="$'belfast-east'.$A$1" table:expression="0"/>
        <table:named-expression table:name="Excel_BuiltIn_Print_Area_56" table:base-cell-address="$'belfast-east'.$A$1" table:expression="0"/>
        <table:named-expression table:name="Excel_BuiltIn_Print_Area_57" table:base-cell-address="$'belfast-east'.$A$1" table:expression="0"/>
        <table:named-expression table:name="Excel_BuiltIn_Print_Area_58" table:base-cell-address="$'belfast-east'.$A$1" table:expression="0"/>
        <table:named-expression table:name="Excel_BuiltIn_Print_Area_59" table:base-cell-address="$'belfast-east'.$A$1" table:expression="0"/>
        <table:named-expression table:name="Excel_BuiltIn_Print_Area_60" table:base-cell-address="$'belfast-east'.$A$1" table:expression="0"/>
        <table:named-expression table:name="Excel_BuiltIn_Print_Area_61" table:base-cell-address="$'belfast-east'.$A$1" table:expression="0"/>
        <table:named-expression table:name="Excel_BuiltIn_Print_Area_62" table:base-cell-address="$'belfast-east'.$A$1" table:expression="0"/>
        <table:named-expression table:name="Excel_BuiltIn_Print_Area_63" table:base-cell-address="$'belfast-east'.$A$1" table:expression="0"/>
        <table:named-expression table:name="Excel_BuiltIn_Print_Area_64" table:base-cell-address="$'belfast-east'.$A$1" table:expression="0"/>
        <table:named-expression table:name="Excel_BuiltIn_Print_Area_65" table:base-cell-address="$'belfast-east'.$A$1" table:expression="0"/>
        <table:named-expression table:name="Excel_BuiltIn_Print_Area_66" table:base-cell-address="$'belfast-east'.$A$1" table:expression="0"/>
        <table:named-expression table:name="Excel_BuiltIn_Print_Area_67" table:base-cell-address="$'belfast-east'.$A$1" table:expression="0"/>
        <table:named-expression table:name="Excel_BuiltIn_Print_Area_68" table:base-cell-address="$'belfast-east'.$A$1" table:expression="0"/>
        <table:named-expression table:name="Excel_BuiltIn_Print_Area_69" table:base-cell-address="$'belfast-east'.$A$1" table:expression="0"/>
        <table:named-expression table:name="Excel_BuiltIn_Print_Area_70" table:base-cell-address="$'belfast-east'.$A$1" table:expression="0"/>
        <table:named-expression table:name="Excel_BuiltIn_Print_Area_71" table:base-cell-address="$'belfast-east'.$A$1" table:expression="0"/>
        <table:named-expression table:name="Excel_BuiltIn_Print_Area_72" table:base-cell-address="$'belfast-east'.$A$1" table:expression="0"/>
        <table:named-expression table:name="Excel_BuiltIn_Print_Area_73" table:base-cell-address="$'belfast-east'.$A$1" table:expression="0"/>
        <table:named-expression table:name="Excel_BuiltIn_Print_Area_74" table:base-cell-address="$'belfast-east'.$A$1" table:expression="0"/>
        <table:named-expression table:name="Excel_BuiltIn_Print_Area_75" table:base-cell-address="$'belfast-east'.$A$1" table:expression="0"/>
        <table:named-expression table:name="Excel_BuiltIn_Print_Area_76" table:base-cell-address="$'belfast-east'.$A$1" table:expression="0"/>
        <table:named-expression table:name="Excel_BuiltIn_Print_Area_77" table:base-cell-address="$'belfast-east'.$A$1" table:expression="0"/>
        <table:named-expression table:name="Excel_BuiltIn_Print_Area_78" table:base-cell-address="$'belfast-east'.$A$1" table:expression="0"/>
        <table:named-expression table:name="Excel_BuiltIn_Print_Area_79" table:base-cell-address="$'belfast-east'.$A$1" table:expression="0"/>
        <table:named-expression table:name="Excel_BuiltIn_Print_Area_80" table:base-cell-address="$'belfast-east'.$A$1" table:expression="0"/>
        <table:named-expression table:name="Excel_BuiltIn_Print_Area_81" table:base-cell-address="$'belfast-east'.$A$1" table:expression="0"/>
        <table:named-expression table:name="Excel_BuiltIn_Print_Area_82" table:base-cell-address="$'belfast-east'.$A$1" table:expression="0"/>
        <table:named-expression table:name="Excel_BuiltIn_Print_Area_83" table:base-cell-address="$'belfast-east'.$A$1" table:expression="0"/>
        <table:named-expression table:name="Excel_BuiltIn_Print_Area_84" table:base-cell-address="$'belfast-east'.$A$1" table:expression="0"/>
        <table:named-expression table:name="Excel_BuiltIn_Print_Area_85" table:base-cell-address="$'belfast-east'.$A$1" table:expression="0"/>
        <table:named-expression table:name="Excel_BuiltIn_Print_Area_86" table:base-cell-address="$'belfast-east'.$A$1" table:expression="0"/>
        <table:named-expression table:name="Excel_BuiltIn_Print_Area_87" table:base-cell-address="$'belfast-east'.$A$1" table:expression="0"/>
        <table:named-expression table:name="Excel_BuiltIn_Print_Area_88" table:base-cell-address="$'belfast-east'.$A$1" table:expression="0"/>
        <table:named-expression table:name="Excel_BuiltIn_Print_Area_89" table:base-cell-address="$'belfast-east'.$A$1" table:expression="0"/>
        <table:named-expression table:name="Excel_BuiltIn_Print_Area_90" table:base-cell-address="$'belfast-east'.$A$1" table:expression="0"/>
        <table:named-expression table:name="Excel_BuiltIn_Print_Area_91" table:base-cell-address="$'belfast-east'.$A$1" table:expression="0"/>
        <table:named-expression table:name="Excel_BuiltIn_Print_Area_92" table:base-cell-address="$'belfast-east'.$A$1" table:expression="0"/>
        <table:named-expression table:name="Excel_BuiltIn_Print_Area_93" table:base-cell-address="$'belfast-east'.$A$1" table:expression="0"/>
        <table:named-expression table:name="Excel_BuiltIn_Print_Area_94" table:base-cell-address="$'belfast-east'.$A$1" table:expression="0"/>
        <table:named-expression table:name="Excel_BuiltIn_Print_Area_95" table:base-cell-address="$'belfast-east'.$A$1" table:expression="0"/>
        <table:named-expression table:name="Excel_BuiltIn_Print_Area_96" table:base-cell-address="$'belfast-east'.$A$1" table:expression="0"/>
        <table:named-expression table:name="Excel_BuiltIn_Print_Area_97" table:base-cell-address="$'belfast-east'.$A$1" table:expression="0"/>
        <table:named-expression table:name="Excel_BuiltIn_Print_Area_98" table:base-cell-address="$'belfast-east'.$A$1" table:expression="0"/>
        <table:named-expression table:name="Excel_BuiltIn_Print_Area_99" table:base-cell-address="$'belfast-east'.$A$1" table:expression="0"/>
        <table:named-expression table:name="Excel_BuiltIn_Print_Area_100" table:base-cell-address="$'belfast-east'.$A$1" table:expression="0"/>
        <table:named-expression table:name="Excel_BuiltIn_Print_Area_101" table:base-cell-address="$'belfast-east'.$A$1" table:expression="0"/>
        <table:named-expression table:name="Excel_BuiltIn_Print_Area_102" table:base-cell-address="$'belfast-east'.$A$1" table:expression="0"/>
        <table:named-expression table:name="Excel_BuiltIn_Print_Area_103" table:base-cell-address="$'belfast-east'.$A$1" table:expression="0"/>
        <table:named-expression table:name="Excel_BuiltIn_Print_Area_104" table:base-cell-address="$'belfast-east'.$A$1" table:expression="0"/>
        <table:named-expression table:name="Excel_BuiltIn_Print_Area_105" table:base-cell-address="$'belfast-east'.$A$1" table:expression="0"/>
        <table:named-expression table:name="Excel_BuiltIn_Print_Area_106" table:base-cell-address="$'belfast-east'.$A$1" table:expression="0"/>
        <table:named-expression table:name="Excel_BuiltIn_Print_Area_107" table:base-cell-address="$'belfast-east'.$A$1" table:expression="0"/>
        <table:named-expression table:name="Excel_BuiltIn_Print_Area_108" table:base-cell-address="$'belfast-east'.$A$1" table:expression="0"/>
        <table:named-expression table:name="Excel_BuiltIn_Print_Area_109" table:base-cell-address="$'belfast-east'.$A$1" table:expression="0"/>
        <table:named-expression table:name="Excel_BuiltIn_Print_Area_110" table:base-cell-address="$'belfast-east'.$A$1" table:expression="0"/>
        <table:named-expression table:name="Excel_BuiltIn_Print_Area_111" table:base-cell-address="$'belfast-east'.$A$1" table:expression="0"/>
        <table:named-expression table:name="Excel_BuiltIn_Print_Area_112" table:base-cell-address="$'belfast-east'.$A$1" table:expression="0"/>
        <table:named-expression table:name="Excel_BuiltIn_Print_Area_113" table:base-cell-address="$'belfast-east'.$A$1" table:expression="0"/>
        <table:named-expression table:name="Excel_BuiltIn_Print_Area_114" table:base-cell-address="$'belfast-east'.$A$1" table:expression="0"/>
        <table:named-expression table:name="Excel_BuiltIn_Print_Area_115" table:base-cell-address="$'belfast-east'.$A$1" table:expression="0"/>
        <table:named-expression table:name="Excel_BuiltIn_Print_Area_116" table:base-cell-address="$'belfast-east'.$A$1" table:expression="0"/>
        <table:named-expression table:name="Excel_BuiltIn_Print_Area_117" table:base-cell-address="$'belfast-east'.$A$1" table:expression="0"/>
        <table:named-expression table:name="Excel_BuiltIn_Print_Area_118" table:base-cell-address="$'belfast-east'.$A$1" table:expression="0"/>
        <table:named-expression table:name="Excel_BuiltIn_Print_Area_119" table:base-cell-address="$'belfast-east'.$A$1" table:expression="0"/>
        <table:named-expression table:name="Excel_BuiltIn_Print_Area_120" table:base-cell-address="$'belfast-east'.$A$1" table:expression="0"/>
        <table:named-expression table:name="Excel_BuiltIn_Print_Area_121" table:base-cell-address="$'belfast-east'.$A$1" table:expression="0"/>
        <table:named-expression table:name="Excel_BuiltIn_Print_Area_122" table:base-cell-address="$'belfast-east'.$A$1" table:expression="0"/>
        <table:named-expression table:name="Excel_BuiltIn_Print_Area_123" table:base-cell-address="$'belfast-east'.$A$1" table:expression="0"/>
        <table:named-expression table:name="Excel_BuiltIn_Print_Area_124" table:base-cell-address="$'belfast-east'.$A$1" table:expression="0"/>
        <table:named-expression table:name="Excel_BuiltIn_Print_Area_125" table:base-cell-address="$'belfast-east'.$A$1" table:expression="0"/>
        <table:named-expression table:name="Excel_BuiltIn_Print_Area_126" table:base-cell-address="$'belfast-east'.$A$1" table:expression="0"/>
        <table:named-expression table:name="Excel_BuiltIn_Print_Area_127" table:base-cell-address="$'belfast-east'.$A$1" table:expression="0"/>
        <table:named-expression table:name="Excel_BuiltIn_Print_Area_128" table:base-cell-address="$'belfast-east'.$A$1" table:expression="0"/>
        <table:named-expression table:name="Excel_BuiltIn_Print_Area_129" table:base-cell-address="$'belfast-east'.$A$1" table:expression="0"/>
        <table:named-expression table:name="Excel_BuiltIn_Print_Area_130" table:base-cell-address="$'belfast-east'.$A$1" table:expression="0"/>
        <table:named-expression table:name="Excel_BuiltIn_Print_Area_131" table:base-cell-address="$'belfast-east'.$A$1" table:expression="0"/>
        <table:named-expression table:name="Excel_BuiltIn_Print_Area_132" table:base-cell-address="$'belfast-east'.$A$1" table:expression="0"/>
        <table:named-expression table:name="Excel_BuiltIn_Print_Area_133" table:base-cell-address="$'belfast-east'.$A$1" table:expression="0"/>
        <table:named-expression table:name="Excel_BuiltIn_Print_Area_134" table:base-cell-address="$'belfast-east'.$A$1" table:expression="0"/>
        <table:named-expression table:name="Excel_BuiltIn_Print_Area_135" table:base-cell-address="$'belfast-east'.$A$1" table:expression="0"/>
        <table:named-expression table:name="Excel_BuiltIn_Print_Area_136" table:base-cell-address="$'belfast-east'.$A$1" table:expression="0"/>
        <table:named-expression table:name="Excel_BuiltIn_Print_Area_137" table:base-cell-address="$'belfast-east'.$A$1" table:expression="0"/>
        <table:named-expression table:name="Excel_BuiltIn_Print_Area_138" table:base-cell-address="$'belfast-east'.$A$1" table:expression="0"/>
        <table:named-expression table:name="Excel_BuiltIn_Print_Area_139" table:base-cell-address="$'belfast-east'.$A$1" table:expression="0"/>
        <table:named-expression table:name="Excel_BuiltIn_Print_Area_140" table:base-cell-address="$'belfast-east'.$A$1" table:expression="0"/>
        <table:named-expression table:name="Excel_BuiltIn_Print_Area_141" table:base-cell-address="$'belfast-east'.$A$1" table:expression="0"/>
        <table:named-expression table:name="Excel_BuiltIn_Print_Area_142" table:base-cell-address="$'belfast-east'.$A$1" table:expression="0"/>
        <table:named-expression table:name="Excel_BuiltIn_Print_Area_143" table:base-cell-address="$'belfast-east'.$A$1" table:expression="0"/>
        <table:named-expression table:name="Excel_BuiltIn_Print_Area_144" table:base-cell-address="$'belfast-east'.$A$1" table:expression="0"/>
        <table:named-expression table:name="Excel_BuiltIn_Print_Area_145" table:base-cell-address="$'belfast-east'.$A$1" table:expression="0"/>
        <table:named-expression table:name="Excel_BuiltIn_Print_Area_146" table:base-cell-address="$'belfast-east'.$A$1" table:expression="0"/>
        <table:named-expression table:name="Excel_BuiltIn_Print_Area_147" table:base-cell-address="$'belfast-east'.$A$1" table:expression="0"/>
        <table:named-expression table:name="Excel_BuiltIn_Print_Area_148" table:base-cell-address="$'belfast-east'.$A$1" table:expression="0"/>
        <table:named-expression table:name="Excel_BuiltIn_Print_Area_149" table:base-cell-address="$'belfast-east'.$A$1" table:expression="0"/>
        <table:named-expression table:name="Excel_BuiltIn_Print_Area_150" table:base-cell-address="$'belfast-east'.$A$1" table:expression="0"/>
        <table:named-expression table:name="Excel_BuiltIn_Print_Area_151" table:base-cell-address="$'belfast-east'.$A$1" table:expression="0"/>
        <table:named-expression table:name="Excel_BuiltIn_Print_Area_152" table:base-cell-address="$'belfast-east'.$A$1" table:expression="0"/>
        <table:named-expression table:name="Excel_BuiltIn_Print_Area_153" table:base-cell-address="$'belfast-east'.$A$1" table:expression="0"/>
        <table:named-expression table:name="Excel_BuiltIn_Print_Area_154" table:base-cell-address="$'belfast-east'.$A$1" table:expression="0"/>
        <table:named-expression table:name="Excel_BuiltIn_Print_Area_155" table:base-cell-address="$'belfast-east'.$A$1" table:expression="0"/>
        <table:named-expression table:name="Excel_BuiltIn_Print_Area_156" table:base-cell-address="$'belfast-east'.$A$1" table:expression="0"/>
        <table:named-expression table:name="Excel_BuiltIn_Print_Area_157" table:base-cell-address="$'belfast-east'.$A$1" table:expression="0"/>
        <table:named-expression table:name="Excel_BuiltIn_Print_Area_158" table:base-cell-address="$'belfast-east'.$A$1" table:expression="0"/>
        <table:named-expression table:name="Excel_BuiltIn_Print_Area_159" table:base-cell-address="$'belfast-east'.$A$1" table:expression="0"/>
        <table:named-expression table:name="Excel_BuiltIn_Print_Area_160" table:base-cell-address="$'belfast-east'.$A$1" table:expression="0"/>
        <table:named-expression table:name="Excel_BuiltIn_Print_Area_161" table:base-cell-address="$'belfast-east'.$A$1" table:expression="0"/>
        <table:named-expression table:name="Excel_BuiltIn_Print_Area_162" table:base-cell-address="$'belfast-east'.$A$1" table:expression="0"/>
        <table:named-expression table:name="Excel_BuiltIn_Print_Area_163" table:base-cell-address="$'belfast-east'.$A$1" table:expression="0"/>
        <table:named-expression table:name="Excel_BuiltIn_Print_Area_164" table:base-cell-address="$'belfast-east'.$A$1" table:expression="0"/>
        <table:named-expression table:name="Excel_BuiltIn_Print_Area_165" table:base-cell-address="$'belfast-east'.$A$1" table:expression="0"/>
        <table:named-expression table:name="Excel_BuiltIn_Print_Area_166" table:base-cell-address="$'belfast-east'.$A$1" table:expression="0"/>
        <table:named-expression table:name="Excel_BuiltIn_Print_Area_167" table:base-cell-address="$'belfast-east'.$A$1" table:expression="0"/>
        <table:named-expression table:name="Excel_BuiltIn_Print_Area_168" table:base-cell-address="$'belfast-east'.$A$1" table:expression="0"/>
        <table:named-expression table:name="Excel_BuiltIn_Print_Area_169" table:base-cell-address="$'belfast-east'.$A$1" table:expression="0"/>
        <table:named-expression table:name="Excel_BuiltIn_Print_Area_170" table:base-cell-address="$'belfast-east'.$A$1" table:expression="0"/>
        <table:named-expression table:name="Excel_BuiltIn_Print_Area_171" table:base-cell-address="$'belfast-east'.$A$1" table:expression="0"/>
        <table:named-expression table:name="Excel_BuiltIn_Print_Area_172" table:base-cell-address="$'belfast-east'.$A$1" table:expression="0"/>
        <table:named-expression table:name="Excel_BuiltIn_Print_Area_173" table:base-cell-address="$'belfast-east'.$A$1" table:expression="0"/>
        <table:named-expression table:name="Excel_BuiltIn_Print_Area_174" table:base-cell-address="$'belfast-east'.$A$1" table:expression="0"/>
        <table:named-expression table:name="Excel_BuiltIn_Print_Area_175" table:base-cell-address="$'belfast-east'.$A$1" table:expression="0"/>
        <table:named-expression table:name="Excel_BuiltIn_Print_Area_176" table:base-cell-address="$'belfast-east'.$A$1" table:expression="0"/>
        <table:named-expression table:name="Excel_BuiltIn_Print_Area_177" table:base-cell-address="$'belfast-east'.$A$1" table:expression="0"/>
        <table:named-expression table:name="Excel_BuiltIn_Print_Area_178" table:base-cell-address="$'belfast-east'.$A$1" table:expression="0"/>
        <table:named-expression table:name="Excel_BuiltIn_Print_Area_179" table:base-cell-address="$'belfast-east'.$A$1" table:expression="0"/>
        <table:named-expression table:name="Excel_BuiltIn_Print_Area_180" table:base-cell-address="$'belfast-east'.$A$1" table:expression="0"/>
        <table:named-expression table:name="Excel_BuiltIn_Print_Area_181" table:base-cell-address="$'belfast-east'.$A$1" table:expression="0"/>
        <table:named-expression table:name="Excel_BuiltIn_Print_Area_182" table:base-cell-address="$'belfast-east'.$A$1" table:expression="0"/>
        <table:named-expression table:name="Excel_BuiltIn_Print_Area_183" table:base-cell-address="$'belfast-east'.$A$1" table:expression="0"/>
        <table:named-expression table:name="Excel_BuiltIn_Print_Area_184" table:base-cell-address="$'belfast-east'.$A$1" table:expression="0"/>
        <table:named-expression table:name="Excel_BuiltIn_Print_Area_185" table:base-cell-address="$'belfast-east'.$A$1" table:expression="0"/>
        <table:named-expression table:name="Excel_BuiltIn_Print_Area_186" table:base-cell-address="$'belfast-east'.$A$1" table:expression="0"/>
        <table:named-expression table:name="Excel_BuiltIn_Print_Area_187" table:base-cell-address="$'belfast-east'.$A$1" table:expression="0"/>
        <table:named-expression table:name="Excel_BuiltIn_Print_Area_188" table:base-cell-address="$'belfast-east'.$A$1" table:expression="0"/>
        <table:named-expression table:name="Excel_BuiltIn_Print_Area_189" table:base-cell-address="$'belfast-east'.$A$1" table:expression="0"/>
        <table:named-expression table:name="Excel_BuiltIn_Print_Area_190" table:base-cell-address="$'belfast-east'.$A$1" table:expression="0"/>
        <table:named-expression table:name="Excel_BuiltIn_Print_Area_191" table:base-cell-address="$'belfast-east'.$A$1" table:expression="0"/>
        <table:named-expression table:name="Excel_BuiltIn_Print_Area_192" table:base-cell-address="$'belfast-east'.$A$1" table:expression="0"/>
        <table:named-expression table:name="Excel_BuiltIn_Print_Area_193" table:base-cell-address="$'belfast-east'.$A$1" table:expression="0"/>
        <table:named-expression table:name="Excel_BuiltIn_Print_Area_194" table:base-cell-address="$'belfast-east'.$A$1" table:expression="0"/>
        <table:named-expression table:name="Excel_BuiltIn_Print_Area_195" table:base-cell-address="$'belfast-east'.$A$1" table:expression="0"/>
        <table:named-expression table:name="Excel_BuiltIn_Print_Area_196" table:base-cell-address="$'belfast-east'.$A$1" table:expression="0"/>
        <table:named-expression table:name="Excel_BuiltIn_Print_Area_197" table:base-cell-address="$'belfast-east'.$A$1" table:expression="0"/>
        <table:named-expression table:name="Excel_BuiltIn_Print_Area_198" table:base-cell-address="$'belfast-east'.$A$1" table:expression="0"/>
        <table:named-expression table:name="Excel_BuiltIn_Print_Area_199" table:base-cell-address="$'belfast-east'.$A$1" table:expression="0"/>
        <table:named-expression table:name="Excel_BuiltIn_Print_Area_200" table:base-cell-address="$'belfast-east'.$A$1" table:expression="0"/>
        <table:named-expression table:name="Excel_BuiltIn_Print_Area_201" table:base-cell-address="$'belfast-east'.$A$1" table:expression="0"/>
        <table:named-expression table:name="Excel_BuiltIn_Print_Area_202" table:base-cell-address="$'belfast-east'.$A$1" table:expression="0"/>
        <table:named-expression table:name="Excel_BuiltIn_Print_Area_203" table:base-cell-address="$'belfast-east'.$A$1" table:expression="0"/>
        <table:named-expression table:name="Excel_BuiltIn_Print_Area_204" table:base-cell-address="$'belfast-east'.$A$1" table:expression="0"/>
        <table:named-expression table:name="Excel_BuiltIn_Print_Area_205" table:base-cell-address="$'belfast-east'.$A$1" table:expression="0"/>
        <table:named-expression table:name="Excel_BuiltIn_Print_Area_206" table:base-cell-address="$'belfast-east'.$A$1" table:expression="0"/>
        <table:named-expression table:name="Excel_BuiltIn_Print_Area_207" table:base-cell-address="$'belfast-east'.$A$1" table:expression="0"/>
        <table:named-expression table:name="Excel_BuiltIn_Print_Area_208" table:base-cell-address="$'belfast-east'.$A$1" table:expression="0"/>
        <table:named-expression table:name="Excel_BuiltIn_Print_Area_209" table:base-cell-address="$'belfast-east'.$A$1" table:expression="0"/>
        <table:named-expression table:name="Excel_BuiltIn_Print_Area_210" table:base-cell-address="$'belfast-east'.$A$1" table:expression="0"/>
        <table:named-expression table:name="Excel_BuiltIn_Print_Area_211" table:base-cell-address="$'belfast-east'.$A$1" table:expression="0"/>
        <table:named-expression table:name="Excel_BuiltIn_Print_Area_212" table:base-cell-address="$'belfast-east'.$A$1" table:expression="0"/>
        <table:named-expression table:name="Excel_BuiltIn_Print_Area_213" table:base-cell-address="$'belfast-east'.$A$1" table:expression="0"/>
        <table:named-expression table:name="Excel_BuiltIn_Print_Area_214" table:base-cell-address="$'belfast-east'.$A$1" table:expression="0"/>
        <table:named-expression table:name="Excel_BuiltIn_Print_Area_215" table:base-cell-address="$'belfast-east'.$A$1" table:expression="0"/>
        <table:named-expression table:name="Excel_BuiltIn_Print_Area_216" table:base-cell-address="$'belfast-east'.$A$1" table:expression="0"/>
        <table:named-expression table:name="Excel_BuiltIn_Print_Area_217" table:base-cell-address="$'belfast-east'.$A$1" table:expression="0"/>
        <table:named-expression table:name="Excel_BuiltIn_Print_Area_218" table:base-cell-address="$'belfast-east'.$A$1" table:expression="0"/>
        <table:named-expression table:name="Excel_BuiltIn_Print_Area_219" table:base-cell-address="$'belfast-east'.$A$1" table:expression="0"/>
        <table:named-expression table:name="Excel_BuiltIn_Print_Area_220" table:base-cell-address="$'belfast-east'.$A$1" table:expression="0"/>
        <table:named-expression table:name="Excel_BuiltIn_Print_Area_221" table:base-cell-address="$'belfast-east'.$A$1" table:expression="0"/>
        <table:named-expression table:name="Excel_BuiltIn_Print_Area_222" table:base-cell-address="$'belfast-east'.$A$1" table:expression="0"/>
        <table:named-expression table:name="Excel_BuiltIn_Print_Area_223" table:base-cell-address="$'belfast-east'.$A$1" table:expression="0"/>
        <table:named-expression table:name="Excel_BuiltIn_Print_Area_224" table:base-cell-address="$'belfast-east'.$A$1" table:expression="0"/>
        <table:named-expression table:name="Excel_BuiltIn_Print_Area_225" table:base-cell-address="$'belfast-east'.$A$1" table:expression="0"/>
        <table:named-expression table:name="Excel_BuiltIn_Print_Area_226" table:base-cell-address="$'belfast-east'.$A$1" table:expression="0"/>
        <table:named-expression table:name="Excel_BuiltIn_Print_Area_227" table:base-cell-address="$'belfast-east'.$A$1" table:expression="0"/>
        <table:named-expression table:name="Excel_BuiltIn_Print_Area_228" table:base-cell-address="$'belfast-east'.$A$1" table:expression="0"/>
        <table:named-expression table:name="Excel_BuiltIn_Print_Area_229" table:base-cell-address="$'belfast-east'.$A$1" table:expression="0"/>
        <table:named-expression table:name="Excel_BuiltIn_Print_Area_230" table:base-cell-address="$'belfast-east'.$A$1" table:expression="0"/>
        <table:named-expression table:name="Excel_BuiltIn_Print_Area_231" table:base-cell-address="$'belfast-east'.$A$1" table:expression="0"/>
        <table:named-expression table:name="Excel_BuiltIn_Print_Area_232" table:base-cell-address="$'belfast-east'.$A$1" table:expression="0"/>
        <table:named-expression table:name="Excel_BuiltIn_Print_Area_233" table:base-cell-address="$'belfast-east'.$A$1" table:expression="0"/>
        <table:named-expression table:name="Excel_BuiltIn_Print_Area_234" table:base-cell-address="$'belfast-east'.$A$1" table:expression="0"/>
        <table:named-expression table:name="Excel_BuiltIn_Print_Area_235" table:base-cell-address="$'belfast-east'.$A$1" table:expression="0"/>
        <table:named-expression table:name="Excel_BuiltIn_Print_Area_236" table:base-cell-address="$'belfast-east'.$A$1" table:expression="0"/>
        <table:named-expression table:name="Excel_BuiltIn_Print_Area_237" table:base-cell-address="$'belfast-east'.$A$1" table:expression="0"/>
        <table:named-expression table:name="Excel_BuiltIn_Print_Area_238" table:base-cell-address="$'belfast-east'.$A$1" table:expression="0"/>
        <table:named-expression table:name="Excel_BuiltIn_Print_Area_239" table:base-cell-address="$'belfast-east'.$A$1" table:expression="0"/>
        <table:named-expression table:name="Excel_BuiltIn_Print_Area_240" table:base-cell-address="$'belfast-east'.$A$1" table:expression="0"/>
        <table:named-expression table:name="Excel_BuiltIn_Print_Area_241" table:base-cell-address="$'belfast-east'.$A$1" table:expression="0"/>
        <table:named-expression table:name="Excel_BuiltIn_Print_Area_242" table:base-cell-address="$'belfast-east'.$A$1" table:expression="0"/>
        <table:named-expression table:name="Excel_BuiltIn_Print_Area_243" table:base-cell-address="$'belfast-east'.$A$1" table:expression="0"/>
        <table:named-expression table:name="Excel_BuiltIn_Print_Area_244" table:base-cell-address="$'belfast-east'.$A$1" table:expression="0"/>
        <table:named-expression table:name="Excel_BuiltIn_Print_Area_245" table:base-cell-address="$'belfast-east'.$A$1" table:expression="0"/>
        <table:named-expression table:name="Excel_BuiltIn_Print_Area_246" table:base-cell-address="$'belfast-east'.$A$1" table:expression="0"/>
        <table:named-expression table:name="Excel_BuiltIn_Print_Area_247" table:base-cell-address="$'belfast-east'.$A$1" table:expression="0"/>
        <table:named-expression table:name="Excel_BuiltIn_Print_Area_248" table:base-cell-address="$'belfast-east'.$A$1" table:expression="0"/>
        <table:named-expression table:name="Excel_BuiltIn_Print_Area_249" table:base-cell-address="$'belfast-east'.$A$1" table:expression="0"/>
        <table:named-expression table:name="Excel_BuiltIn_Print_Area_250" table:base-cell-address="$'belfast-east'.$A$1" table:expression="0"/>
        <table:named-expression table:name="Excel_BuiltIn_Print_Area_251" table:base-cell-address="$'belfast-east'.$A$1" table:expression="0"/>
        <table:named-expression table:name="Excel_BuiltIn_Print_Area_252" table:base-cell-address="$'belfast-east'.$A$1" table:expression="0"/>
        <table:named-expression table:name="Excel_BuiltIn_Print_Area_253" table:base-cell-address="$'belfast-east'.$A$1" table:expression="0"/>
        <table:named-expression table:name="Excel_BuiltIn_Print_Area_254" table:base-cell-address="$'belfast-east'.$A$1" table:expression="0"/>
        <table:named-expression table:name="Excel_BuiltIn_Print_Area_255" table:base-cell-address="$'belfast-east'.$A$1" table:expression="0"/>
        <table:named-expression table:name="Excel_BuiltIn_Print_Area_256" table:base-cell-address="$'belfast-east'.$A$1" table:expression="0"/>
        <table:named-expression table:name="Excel_BuiltIn_Print_Area_257" table:base-cell-address="$'belfast-east'.$A$1" table:expression="0"/>
        <table:named-expression table:name="Excel_BuiltIn_Print_Area_258" table:base-cell-address="$'belfast-east'.$A$1" table:expression="0"/>
        <table:named-expression table:name="Excel_BuiltIn_Print_Area_259" table:base-cell-address="$'belfast-east'.$A$1" table:expression="0"/>
        <table:named-expression table:name="Excel_BuiltIn_Print_Area_260" table:base-cell-address="$'belfast-east'.$A$1" table:expression="0"/>
        <table:named-expression table:name="Excel_BuiltIn_Print_Area_261" table:base-cell-address="$'belfast-east'.$A$1" table:expression="0"/>
        <table:named-expression table:name="Excel_BuiltIn_Print_Area_262" table:base-cell-address="$'belfast-east'.$A$1" table:expression="0"/>
        <table:named-expression table:name="Excel_BuiltIn_Print_Area_263" table:base-cell-address="$'belfast-east'.$A$1" table:expression="0"/>
        <table:named-expression table:name="Excel_BuiltIn_Print_Area_264" table:base-cell-address="$'belfast-east'.$A$1" table:expression="0"/>
        <table:named-expression table:name="Excel_BuiltIn_Print_Area_265" table:base-cell-address="$'belfast-east'.$A$1" table:expression="0"/>
        <table:named-expression table:name="Excel_BuiltIn_Print_Area_266" table:base-cell-address="$'belfast-east'.$A$1" table:expression="0"/>
        <table:named-expression table:name="Excel_BuiltIn_Print_Area_267" table:base-cell-address="$'belfast-east'.$A$1" table:expression="0"/>
        <table:named-expression table:name="Excel_BuiltIn_Print_Area_268" table:base-cell-address="$'belfast-east'.$A$1" table:expression="0"/>
        <table:named-expression table:name="Excel_BuiltIn_Print_Area_269" table:base-cell-address="$'belfast-east'.$A$1" table:expression="0"/>
        <table:named-expression table:name="Excel_BuiltIn_Print_Area_270" table:base-cell-address="$'belfast-east'.$A$1" table:expression="0"/>
        <table:named-expression table:name="Excel_BuiltIn_Print_Area_271" table:base-cell-address="$'belfast-east'.$A$1" table:expression="0"/>
        <table:named-expression table:name="Excel_BuiltIn_Print_Area_272" table:base-cell-address="$'belfast-east'.$A$1" table:expression="0"/>
        <table:named-expression table:name="Excel_BuiltIn_Print_Area_273" table:base-cell-address="$'belfast-east'.$A$1" table:expression="0"/>
        <table:named-expression table:name="Excel_BuiltIn_Print_Area_274" table:base-cell-address="$'belfast-east'.$A$1" table:expression="0"/>
        <table:named-expression table:name="Excel_BuiltIn_Print_Area_275" table:base-cell-address="$'belfast-east'.$A$1" table:expression="0"/>
        <table:named-expression table:name="Excel_BuiltIn_Print_Area_276" table:base-cell-address="$'belfast-east'.$A$1" table:expression="0"/>
        <table:named-expression table:name="Excel_BuiltIn_Print_Area_277" table:base-cell-address="$'belfast-east'.$A$1" table:expression="0"/>
        <table:named-expression table:name="Excel_BuiltIn_Print_Area_278" table:base-cell-address="$'belfast-east'.$A$1" table:expression="0"/>
        <table:named-expression table:name="Excel_BuiltIn_Print_Area_279" table:base-cell-address="$'belfast-east'.$A$1" table:expression="0"/>
        <table:named-expression table:name="Excel_BuiltIn_Print_Area_280" table:base-cell-address="$'belfast-east'.$A$1" table:expression="0"/>
        <table:named-expression table:name="Excel_BuiltIn_Print_Area_281" table:base-cell-address="$'belfast-east'.$A$1" table:expression="0"/>
        <table:named-expression table:name="Excel_BuiltIn_Print_Area_282" table:base-cell-address="$'belfast-east'.$A$1" table:expression="0"/>
        <table:named-expression table:name="Excel_BuiltIn_Print_Area_283" table:base-cell-address="$'belfast-east'.$A$1" table:expression="0"/>
        <table:named-expression table:name="Excel_BuiltIn_Print_Area_284" table:base-cell-address="$'belfast-east'.$A$1" table:expression="0"/>
        <table:named-expression table:name="Excel_BuiltIn_Print_Area_285" table:base-cell-address="$'belfast-east'.$A$1" table:expression="0"/>
        <table:named-expression table:name="Excel_BuiltIn_Print_Area_286" table:base-cell-address="$'belfast-east'.$A$1" table:expression="0"/>
        <table:named-expression table:name="Excel_BuiltIn_Print_Area_287" table:base-cell-address="$'belfast-east'.$A$1" table:expression="0"/>
        <table:named-expression table:name="Excel_BuiltIn_Print_Area_288" table:base-cell-address="$'belfast-east'.$A$1" table:expression="0"/>
        <table:named-expression table:name="Excel_BuiltIn_Print_Area_289" table:base-cell-address="$'belfast-east'.$A$1" table:expression="0"/>
        <table:named-expression table:name="Excel_BuiltIn_Print_Area_290" table:base-cell-address="$'belfast-east'.$A$1" table:expression="0"/>
        <table:named-expression table:name="Excel_BuiltIn_Print_Area_291" table:base-cell-address="$'belfast-east'.$A$1" table:expression="0"/>
        <table:named-expression table:name="Excel_BuiltIn_Print_Area_292" table:base-cell-address="$'belfast-east'.$A$1" table:expression="0"/>
        <table:named-expression table:name="Excel_BuiltIn_Print_Area_293" table:base-cell-address="$'belfast-east'.$A$1" table:expression="0"/>
        <table:named-expression table:name="Excel_BuiltIn_Print_Area_294" table:base-cell-address="$'belfast-east'.$A$1" table:expression="0"/>
        <table:named-expression table:name="Excel_BuiltIn_Print_Area_295" table:base-cell-address="$'belfast-east'.$A$1" table:expression="0"/>
        <table:named-expression table:name="Excel_BuiltIn_Print_Area_296" table:base-cell-address="$'belfast-east'.$A$1" table:expression="0"/>
        <table:named-expression table:name="Excel_BuiltIn_Print_Area_297" table:base-cell-address="$'belfast-east'.$A$1" table:expression="0"/>
        <table:named-expression table:name="Excel_BuiltIn_Print_Area_298" table:base-cell-address="$'belfast-east'.$A$1" table:expression="0"/>
        <table:named-expression table:name="Excel_BuiltIn_Print_Area_299" table:base-cell-address="$'belfast-east'.$A$1" table:expression="0"/>
        <table:named-expression table:name="Excel_BuiltIn_Print_Area_300" table:base-cell-address="$'belfast-east'.$A$1" table:expression="0"/>
        <table:named-expression table:name="Excel_BuiltIn_Print_Area_301" table:base-cell-address="$'belfast-east'.$A$1" table:expression="0"/>
        <table:named-expression table:name="Excel_BuiltIn_Print_Area_302" table:base-cell-address="$'belfast-east'.$A$1" table:expression="0"/>
        <table:named-expression table:name="Excel_BuiltIn_Print_Area_303" table:base-cell-address="$'belfast-east'.$A$1" table:expression="0"/>
        <table:named-expression table:name="Excel_BuiltIn_Print_Area_304" table:base-cell-address="$'belfast-east'.$A$1" table:expression="0"/>
        <table:named-expression table:name="Excel_BuiltIn_Print_Area_305" table:base-cell-address="$'belfast-east'.$A$1" table:expression="0"/>
        <table:named-expression table:name="Excel_BuiltIn_Print_Area_306" table:base-cell-address="$'belfast-east'.$A$1" table:expression="0"/>
        <table:named-expression table:name="Excel_BuiltIn_Print_Area_307" table:base-cell-address="$'belfast-east'.$A$1" table:expression="0"/>
      </table:named-expressions>
      <table:database-ranges>
        <table:database-range table:name="__Anonymous_Sheet_DB__1" table:target-range-address="'belfast-east'.A1:'belfast-east'.K23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£</number:text>
      <number:number number:decimal-places="0" number:min-integer-digits="1" number:grouping="true"/>
    </number:number-style>
    <number:number-style style:name="N109">
      <number:text>-£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£</number:text>
      <number:number number:decimal-places="0" number:min-integer-digits="1" number:grouping="true"/>
    </number:number-style>
    <number:number-style style:name="N110">
      <style:text-properties fo:color="#ff0000"/>
      <number:text>-£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£</number:text>
      <number:number number:decimal-places="2" number:min-integer-digits="1" number:grouping="true"/>
    </number:number-style>
    <number:number-style style:name="N112">
      <number:text>-£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2" number:min-integer-digits="1" number:grouping="true"/>
    </number:number-style>
    <number:number-style style:name="N113">
      <style:text-properties fo:color="#ff0000"/>
      <number:text>-£</number:text>
      <number:number number:decimal-places="2" number:min-integer-digits="1" number:grouping="true"/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£</number:text>
      <number:number number:decimal-places="0" number:min-integer-digits="1" number:grouping="true"/>
      <number:text> </number:text>
    </number:number-style>
    <number:number-style style:name="N121P1" style:volatile="true">
      <number:text>-£</number:text>
      <number:number number:decimal-places="0" number:min-integer-digits="1" number:grouping="true"/>
      <number:text> </number:text>
    </number:number-style>
    <number:number-style style:name="N121P2" style:volatile="true">
      <number:text> £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integer-digits="1" number:grouping="true"/>
      <number:text> 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£</number:text>
      <number:number number:decimal-places="2" number:min-integer-digits="1" number:grouping="true"/>
      <number:text> </number:text>
    </number:number-style>
    <number:number-style style:name="N129P1" style:volatile="true">
      <number:text>-£</number:text>
      <number:number number:decimal-places="2" number:min-integer-digits="1" number:grouping="true"/>
      <number:text> </number:text>
    </number:number-style>
    <number:number-style style:name="N129P2" style:volatile="true">
      <number:text> £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time-style style:name="N134P0" style:volatile="true">
      <number:hours number:style="long"/>
      <number:text>:</number:text>
      <number:minutes number:style="long"/>
      <number:text>:</number:text>
      <number:seconds number:style="long"/>
    </number:time-style>
    <number:text-style style:name="N134">
      <number:text-content/>
      <style:map style:condition="value()&gt;=0" style:apply-style-name="N134P0"/>
    </number:text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fo:color="#000000" style:font-name="Arial1" fo:font-size="11pt" style:font-name-asian="Microsoft YaHei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99ccff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c0c0c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ffff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141cm solid #33cccc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141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88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666699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0.105cm double #33cccc" style:border-line-width-bottom="0.035cm 0.035cm 0.035cm" style:diagonal-bl-tr="none" style:diagonal-tl-br="none" fo:border-left="none" fo:border-right="none" style:rotation-align="none" fo:border-top="0.035cm solid #33cc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yperlink_20_2" style:display-name="Hyperlink 2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Hyperlink_20_2_20_2" style:display-name="Hyperlink 2 2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1_5f_1_5f_1_20_1" style:display-name="Excel_CondFormat_1_1_1 1" style:family="table-cell" style:parent-style-name="Default">
      <style:table-cell-properties fo:background-color="#00ff00"/>
    </style:style>
    <style:style style:name="Excel_5f_CondFormat_5f_1_5f_2_5f_1_20_1" style:display-name="Excel_CondFormat_1_2_1 1" style:family="table-cell" style:parent-style-name="Default">
      <style:table-cell-properties fo:background-color="#00ff00"/>
    </style:style>
    <style:style style:name="Excel_5f_CondFormat_5f_1_5f_2_5f_2_20_1" style:display-name="Excel_CondFormat_1_2_2 1" style:family="table-cell" style:parent-style-name="Default">
      <style:table-cell-properties fo:background-color="#ff0000"/>
    </style:style>
    <style:style style:name="Excel_5f_CondFormat_5f_1_5f_3_5f_1_20_1" style:display-name="Excel_CondFormat_1_3_1 1" style:family="table-cell" style:parent-style-name="Default">
      <style:table-cell-properties fo:background-color="#00ff00"/>
    </style:style>
    <style:style style:name="Excel_5f_CondFormat_5f_1_5f_3_5f_2_20_1" style:display-name="Excel_CondFormat_1_3_2 1" style:family="table-cell" style:parent-style-name="Default">
      <style:table-cell-properties fo:background-color="#ff0000"/>
    </style:style>
    <style:style style:name="Excel_5f_CondFormat_5f_1_5f_4_5f_1_20_1" style:display-name="Excel_CondFormat_1_4_1 1" style:family="table-cell" style:parent-style-name="Default">
      <style:table-cell-properties fo:background-color="#00ff00"/>
    </style:style>
    <style:style style:name="Excel_5f_CondFormat_5f_1_5f_4_5f_2_20_1" style:display-name="Excel_CondFormat_1_4_2 1" style:family="table-cell" style:parent-style-name="Default">
      <style:table-cell-properties fo:background-color="#ff0000"/>
    </style:style>
    <style:style style:name="Excel_5f_CondFormat_5f_1_5f_5_5f_1_20_1" style:display-name="Excel_CondFormat_1_5_1 1" style:family="table-cell" style:parent-style-name="Default">
      <style:table-cell-properties fo:background-color="#00ff00"/>
    </style:style>
    <style:style style:name="Excel_5f_CondFormat_5f_1_5f_5_5f_2_20_1" style:display-name="Excel_CondFormat_1_5_2 1" style:family="table-cell" style:parent-style-name="Default">
      <style:table-cell-properties fo:background-color="#ff0000"/>
    </style:style>
    <style:style style:name="Excel_5f_CondFormat_5f_1_5f_6_5f_1_20_1" style:display-name="Excel_CondFormat_1_6_1 1" style:family="table-cell" style:parent-style-name="Default">
      <style:table-cell-properties fo:background-color="#00ff00"/>
    </style:style>
    <style:style style:name="Excel_5f_CondFormat_5f_1_5f_7_5f_1_20_1" style:display-name="Excel_CondFormat_1_7_1 1" style:family="table-cell" style:parent-style-name="Default">
      <style:table-cell-properties fo:background-color="#00ff00"/>
    </style:style>
    <style:style style:name="Excel_5f_CondFormat_5f_1_5f_8_5f_1_20_1" style:display-name="Excel_CondFormat_1_8_1 1" style:family="table-cell" style:parent-style-name="Default">
      <style:table-cell-properties fo:background-color="#ff0000"/>
    </style:style>
    <style:style style:name="Excel_5f_CondFormat_5f_1_5f_8_5f_2_20_1" style:display-name="Excel_CondFormat_1_8_2 1" style:family="table-cell" style:parent-style-name="Default">
      <style:table-cell-properties fo:background-color="#00ff00"/>
    </style:style>
    <style:style style:name="Excel_5f_CondFormat_5f_1_5f_8_5f_3_20_1" style:display-name="Excel_CondFormat_1_8_3 1" style:family="table-cell" style:parent-style-name="Default"/>
    <style:style style:name="Excel_5f_CondFormat_5f_1_5f_9_5f_1_20_1" style:display-name="Excel_CondFormat_1_9_1 1" style:family="table-cell" style:parent-style-name="Default">
      <style:table-cell-properties fo:background-color="#00ff00"/>
    </style:style>
    <style:style style:name="Excel_5f_CondFormat_5f_1_5f_9_5f_2_20_1" style:display-name="Excel_CondFormat_1_9_2 1" style:family="table-cell" style:parent-style-name="Default">
      <style:table-cell-properties fo:background-color="#ff0000"/>
    </style:style>
    <style:style style:name="Excel_5f_CondFormat_5f_1_5f_10_5f_1_20_1" style:display-name="Excel_CondFormat_1_10_1 1" style:family="table-cell" style:parent-style-name="Default">
      <style:table-cell-properties fo:background-color="#ff0000"/>
    </style:style>
    <style:style style:name="Excel_5f_CondFormat_5f_1_5f_11_5f_1_20_1" style:display-name="Excel_CondFormat_1_11_1 1" style:family="table-cell" style:parent-style-name="Default">
      <style:table-cell-properties fo:background-color="#00ff00"/>
    </style:style>
    <style:style style:name="Excel_5f_CondFormat_5f_1_5f_12_5f_1_20_1" style:display-name="Excel_CondFormat_1_12_1 1" style:family="table-cell" style:parent-style-name="Default">
      <style:table-cell-properties fo:background-color="#00ff00"/>
    </style:style>
    <style:style style:name="Excel_5f_CondFormat_5f_1_5f_1_5f_1_20_2" style:display-name="Excel_CondFormat_1_1_1 2" style:family="table-cell" style:parent-style-name="Default">
      <style:table-cell-properties fo:background-color="#00ff00"/>
    </style:style>
    <style:style style:name="Excel_5f_CondFormat_5f_1_5f_2_5f_1_20_2" style:display-name="Excel_CondFormat_1_2_1 2" style:family="table-cell" style:parent-style-name="Default">
      <style:table-cell-properties fo:background-color="#00ff00"/>
    </style:style>
    <style:style style:name="Excel_5f_CondFormat_5f_1_5f_2_5f_2_20_2" style:display-name="Excel_CondFormat_1_2_2 2" style:family="table-cell" style:parent-style-name="Default">
      <style:table-cell-properties fo:background-color="#ff0000"/>
    </style:style>
    <style:style style:name="Excel_5f_CondFormat_5f_1_5f_3_5f_1_20_2" style:display-name="Excel_CondFormat_1_3_1 2" style:family="table-cell" style:parent-style-name="Default">
      <style:table-cell-properties fo:background-color="#00ff00"/>
    </style:style>
    <style:style style:name="Excel_5f_CondFormat_5f_1_5f_3_5f_2_20_2" style:display-name="Excel_CondFormat_1_3_2 2" style:family="table-cell" style:parent-style-name="Default">
      <style:table-cell-properties fo:background-color="#ff0000"/>
    </style:style>
    <style:style style:name="Excel_5f_CondFormat_5f_1_5f_4_5f_1_20_2" style:display-name="Excel_CondFormat_1_4_1 2" style:family="table-cell" style:parent-style-name="Default">
      <style:table-cell-properties fo:background-color="#00ff00"/>
    </style:style>
    <style:style style:name="Excel_5f_CondFormat_5f_1_5f_4_5f_2_20_2" style:display-name="Excel_CondFormat_1_4_2 2" style:family="table-cell" style:parent-style-name="Default">
      <style:table-cell-properties fo:background-color="#ff0000"/>
    </style:style>
    <style:style style:name="Excel_5f_CondFormat_5f_1_5f_5_5f_1_20_2" style:display-name="Excel_CondFormat_1_5_1 2" style:family="table-cell" style:parent-style-name="Default">
      <style:table-cell-properties fo:background-color="#00ff00"/>
    </style:style>
    <style:style style:name="Excel_5f_CondFormat_5f_1_5f_5_5f_2_20_2" style:display-name="Excel_CondFormat_1_5_2 2" style:family="table-cell" style:parent-style-name="Default">
      <style:table-cell-properties fo:background-color="#ff0000"/>
    </style:style>
    <style:style style:name="Excel_5f_CondFormat_5f_1_5f_6_5f_1_20_2" style:display-name="Excel_CondFormat_1_6_1 2" style:family="table-cell" style:parent-style-name="Default">
      <style:table-cell-properties fo:background-color="#00ff00"/>
    </style:style>
    <style:style style:name="Excel_5f_CondFormat_5f_1_5f_7_5f_1_20_2" style:display-name="Excel_CondFormat_1_7_1 2" style:family="table-cell" style:parent-style-name="Default">
      <style:table-cell-properties fo:background-color="#00ff00"/>
    </style:style>
    <style:style style:name="Excel_5f_CondFormat_5f_1_5f_8_5f_1_20_2" style:display-name="Excel_CondFormat_1_8_1 2" style:family="table-cell" style:parent-style-name="Default">
      <style:table-cell-properties fo:background-color="#ff0000"/>
    </style:style>
    <style:style style:name="Excel_5f_CondFormat_5f_1_5f_8_5f_2_20_2" style:display-name="Excel_CondFormat_1_8_2 2" style:family="table-cell" style:parent-style-name="Default">
      <style:table-cell-properties fo:background-color="#00ff00"/>
    </style:style>
    <style:style style:name="Excel_5f_CondFormat_5f_1_5f_8_5f_3_20_2" style:display-name="Excel_CondFormat_1_8_3 2" style:family="table-cell" style:parent-style-name="Default"/>
    <style:style style:name="Excel_5f_CondFormat_5f_1_5f_9_5f_1_20_2" style:display-name="Excel_CondFormat_1_9_1 2" style:family="table-cell" style:parent-style-name="Default">
      <style:table-cell-properties fo:background-color="#00ff00"/>
    </style:style>
    <style:style style:name="Excel_5f_CondFormat_5f_1_5f_9_5f_2_20_2" style:display-name="Excel_CondFormat_1_9_2 2" style:family="table-cell" style:parent-style-name="Default">
      <style:table-cell-properties fo:background-color="#ff0000"/>
    </style:style>
    <style:style style:name="Excel_5f_CondFormat_5f_1_5f_10_5f_1_20_2" style:display-name="Excel_CondFormat_1_10_1 2" style:family="table-cell" style:parent-style-name="Default">
      <style:table-cell-properties fo:background-color="#ff0000"/>
    </style:style>
    <style:style style:name="Excel_5f_CondFormat_5f_1_5f_11_5f_1_20_2" style:display-name="Excel_CondFormat_1_11_1 2" style:family="table-cell" style:parent-style-name="Default">
      <style:table-cell-properties fo:background-color="#00ff00"/>
    </style:style>
    <style:style style:name="Excel_5f_CondFormat_5f_1_5f_12_5f_1_20_2" style:display-name="Excel_CondFormat_1_12_1 2" style:family="table-cell" style:parent-style-name="Default">
      <style:table-cell-properties fo:background-color="#00ff00"/>
    </style:style>
    <style:style style:name="Excel_5f_CondFormat_5f_1_5f_1_5f_1_20_3" style:display-name="Excel_CondFormat_1_1_1 3" style:family="table-cell" style:parent-style-name="Default">
      <style:table-cell-properties fo:background-color="#00ff00"/>
    </style:style>
    <style:style style:name="Excel_5f_CondFormat_5f_1_5f_2_5f_1_20_3" style:display-name="Excel_CondFormat_1_2_1 3" style:family="table-cell" style:parent-style-name="Default">
      <style:table-cell-properties fo:background-color="#00ff00"/>
    </style:style>
    <style:style style:name="Excel_5f_CondFormat_5f_1_5f_2_5f_2_20_3" style:display-name="Excel_CondFormat_1_2_2 3" style:family="table-cell" style:parent-style-name="Default">
      <style:table-cell-properties fo:background-color="#ff0000"/>
    </style:style>
    <style:style style:name="Excel_5f_CondFormat_5f_1_5f_3_5f_1_20_3" style:display-name="Excel_CondFormat_1_3_1 3" style:family="table-cell" style:parent-style-name="Default">
      <style:table-cell-properties fo:background-color="#00ff00"/>
    </style:style>
    <style:style style:name="Excel_5f_CondFormat_5f_1_5f_3_5f_2_20_3" style:display-name="Excel_CondFormat_1_3_2 3" style:family="table-cell" style:parent-style-name="Default">
      <style:table-cell-properties fo:background-color="#ff0000"/>
    </style:style>
    <style:style style:name="Excel_5f_CondFormat_5f_1_5f_4_5f_1_20_3" style:display-name="Excel_CondFormat_1_4_1 3" style:family="table-cell" style:parent-style-name="Default">
      <style:table-cell-properties fo:background-color="#00ff00"/>
    </style:style>
    <style:style style:name="Excel_5f_CondFormat_5f_1_5f_4_5f_2_20_3" style:display-name="Excel_CondFormat_1_4_2 3" style:family="table-cell" style:parent-style-name="Default">
      <style:table-cell-properties fo:background-color="#ff0000"/>
    </style:style>
    <style:style style:name="Excel_5f_CondFormat_5f_1_5f_5_5f_1_20_3" style:display-name="Excel_CondFormat_1_5_1 3" style:family="table-cell" style:parent-style-name="Default">
      <style:table-cell-properties fo:background-color="#00ff00"/>
    </style:style>
    <style:style style:name="Excel_5f_CondFormat_5f_1_5f_5_5f_2_20_3" style:display-name="Excel_CondFormat_1_5_2 3" style:family="table-cell" style:parent-style-name="Default">
      <style:table-cell-properties fo:background-color="#ff0000"/>
    </style:style>
    <style:style style:name="Excel_5f_CondFormat_5f_1_5f_6_5f_1_20_3" style:display-name="Excel_CondFormat_1_6_1 3" style:family="table-cell" style:parent-style-name="Default">
      <style:table-cell-properties fo:background-color="#00ff00"/>
    </style:style>
    <style:style style:name="Excel_5f_CondFormat_5f_1_5f_7_5f_1_20_3" style:display-name="Excel_CondFormat_1_7_1 3" style:family="table-cell" style:parent-style-name="Default">
      <style:table-cell-properties fo:background-color="#00ff00"/>
    </style:style>
    <style:style style:name="Excel_5f_CondFormat_5f_1_5f_8_5f_1_20_3" style:display-name="Excel_CondFormat_1_8_1 3" style:family="table-cell" style:parent-style-name="Default">
      <style:table-cell-properties fo:background-color="#ff0000"/>
    </style:style>
    <style:style style:name="Excel_5f_CondFormat_5f_1_5f_8_5f_2_20_3" style:display-name="Excel_CondFormat_1_8_2 3" style:family="table-cell" style:parent-style-name="Default">
      <style:table-cell-properties fo:background-color="#00ff00"/>
    </style:style>
    <style:style style:name="Excel_5f_CondFormat_5f_1_5f_8_5f_3_20_3" style:display-name="Excel_CondFormat_1_8_3 3" style:family="table-cell" style:parent-style-name="Default"/>
    <style:style style:name="Excel_5f_CondFormat_5f_1_5f_9_5f_1_20_3" style:display-name="Excel_CondFormat_1_9_1 3" style:family="table-cell" style:parent-style-name="Default">
      <style:table-cell-properties fo:background-color="#00ff00"/>
    </style:style>
    <style:style style:name="Excel_5f_CondFormat_5f_1_5f_9_5f_2_20_3" style:display-name="Excel_CondFormat_1_9_2 3" style:family="table-cell" style:parent-style-name="Default">
      <style:table-cell-properties fo:background-color="#ff0000"/>
    </style:style>
    <style:style style:name="Excel_5f_CondFormat_5f_1_5f_10_5f_1_20_3" style:display-name="Excel_CondFormat_1_10_1 3" style:family="table-cell" style:parent-style-name="Default">
      <style:table-cell-properties fo:background-color="#ff0000"/>
    </style:style>
    <style:style style:name="Excel_5f_CondFormat_5f_1_5f_11_5f_1_20_3" style:display-name="Excel_CondFormat_1_11_1 3" style:family="table-cell" style:parent-style-name="Default">
      <style:table-cell-properties fo:background-color="#00ff00"/>
    </style:style>
    <style:style style:name="Excel_5f_CondFormat_5f_1_5f_12_5f_1_20_3" style:display-name="Excel_CondFormat_1_12_1 3" style:family="table-cell" style:parent-style-name="Default">
      <style:table-cell-properties fo:background-color="#00ff00"/>
    </style:style>
    <style:style style:name="Excel_5f_CondFormat_5f_1_5f_1_5f_1_20_4" style:display-name="Excel_CondFormat_1_1_1 4" style:family="table-cell" style:parent-style-name="Default">
      <style:table-cell-properties fo:background-color="#00ff00"/>
    </style:style>
    <style:style style:name="Excel_5f_CondFormat_5f_1_5f_2_5f_1_20_4" style:display-name="Excel_CondFormat_1_2_1 4" style:family="table-cell" style:parent-style-name="Default">
      <style:table-cell-properties fo:background-color="#00ff00"/>
    </style:style>
    <style:style style:name="Excel_5f_CondFormat_5f_1_5f_2_5f_2_20_4" style:display-name="Excel_CondFormat_1_2_2 4" style:family="table-cell" style:parent-style-name="Default">
      <style:table-cell-properties fo:background-color="#ff0000"/>
    </style:style>
    <style:style style:name="Excel_5f_CondFormat_5f_1_5f_3_5f_1_20_4" style:display-name="Excel_CondFormat_1_3_1 4" style:family="table-cell" style:parent-style-name="Default">
      <style:table-cell-properties fo:background-color="#00ff00"/>
    </style:style>
    <style:style style:name="Excel_5f_CondFormat_5f_1_5f_3_5f_2_20_4" style:display-name="Excel_CondFormat_1_3_2 4" style:family="table-cell" style:parent-style-name="Default">
      <style:table-cell-properties fo:background-color="#ff0000"/>
    </style:style>
    <style:style style:name="Excel_5f_CondFormat_5f_1_5f_4_5f_1_20_4" style:display-name="Excel_CondFormat_1_4_1 4" style:family="table-cell" style:parent-style-name="Default">
      <style:table-cell-properties fo:background-color="#00ff00"/>
    </style:style>
    <style:style style:name="Excel_5f_CondFormat_5f_1_5f_4_5f_2_20_4" style:display-name="Excel_CondFormat_1_4_2 4" style:family="table-cell" style:parent-style-name="Default">
      <style:table-cell-properties fo:background-color="#ff0000"/>
    </style:style>
    <style:style style:name="Excel_5f_CondFormat_5f_1_5f_5_5f_1_20_4" style:display-name="Excel_CondFormat_1_5_1 4" style:family="table-cell" style:parent-style-name="Default">
      <style:table-cell-properties fo:background-color="#00ff00"/>
    </style:style>
    <style:style style:name="Excel_5f_CondFormat_5f_1_5f_5_5f_2_20_4" style:display-name="Excel_CondFormat_1_5_2 4" style:family="table-cell" style:parent-style-name="Default">
      <style:table-cell-properties fo:background-color="#ff0000"/>
    </style:style>
    <style:style style:name="Excel_5f_CondFormat_5f_1_5f_6_5f_1_20_4" style:display-name="Excel_CondFormat_1_6_1 4" style:family="table-cell" style:parent-style-name="Default">
      <style:table-cell-properties fo:background-color="#00ff00"/>
    </style:style>
    <style:style style:name="Excel_5f_CondFormat_5f_1_5f_7_5f_1_20_4" style:display-name="Excel_CondFormat_1_7_1 4" style:family="table-cell" style:parent-style-name="Default">
      <style:table-cell-properties fo:background-color="#00ff00"/>
    </style:style>
    <style:style style:name="Excel_5f_CondFormat_5f_1_5f_8_5f_1_20_4" style:display-name="Excel_CondFormat_1_8_1 4" style:family="table-cell" style:parent-style-name="Default">
      <style:table-cell-properties fo:background-color="#ff0000"/>
    </style:style>
    <style:style style:name="Excel_5f_CondFormat_5f_1_5f_8_5f_2_20_4" style:display-name="Excel_CondFormat_1_8_2 4" style:family="table-cell" style:parent-style-name="Default">
      <style:table-cell-properties fo:background-color="#00ff00"/>
    </style:style>
    <style:style style:name="Excel_5f_CondFormat_5f_1_5f_8_5f_3_20_4" style:display-name="Excel_CondFormat_1_8_3 4" style:family="table-cell" style:parent-style-name="Default"/>
    <style:style style:name="Excel_5f_CondFormat_5f_1_5f_9_5f_1_20_4" style:display-name="Excel_CondFormat_1_9_1 4" style:family="table-cell" style:parent-style-name="Default">
      <style:table-cell-properties fo:background-color="#00ff00"/>
    </style:style>
    <style:style style:name="Excel_5f_CondFormat_5f_1_5f_9_5f_2_20_4" style:display-name="Excel_CondFormat_1_9_2 4" style:family="table-cell" style:parent-style-name="Default">
      <style:table-cell-properties fo:background-color="#ff0000"/>
    </style:style>
    <style:style style:name="Excel_5f_CondFormat_5f_1_5f_10_5f_1_20_4" style:display-name="Excel_CondFormat_1_10_1 4" style:family="table-cell" style:parent-style-name="Default">
      <style:table-cell-properties fo:background-color="#ff0000"/>
    </style:style>
    <style:style style:name="Excel_5f_CondFormat_5f_1_5f_11_5f_1_20_4" style:display-name="Excel_CondFormat_1_11_1 4" style:family="table-cell" style:parent-style-name="Default">
      <style:table-cell-properties fo:background-color="#00ff00"/>
    </style:style>
    <style:style style:name="Excel_5f_CondFormat_5f_1_5f_12_5f_1_20_4" style:display-name="Excel_CondFormat_1_12_1 4" style:family="table-cell" style:parent-style-name="Default">
      <style:table-cell-properties fo:background-color="#00ff00"/>
    </style:style>
    <style:style style:name="Excel_5f_CondFormat_5f_1_5f_1_5f_1_20_5" style:display-name="Excel_CondFormat_1_1_1 5" style:family="table-cell" style:parent-style-name="Default">
      <style:table-cell-properties fo:background-color="#00ff00"/>
    </style:style>
    <style:style style:name="Excel_5f_CondFormat_5f_1_5f_2_5f_1_20_5" style:display-name="Excel_CondFormat_1_2_1 5" style:family="table-cell" style:parent-style-name="Default">
      <style:table-cell-properties fo:background-color="#00ff00"/>
    </style:style>
    <style:style style:name="Excel_5f_CondFormat_5f_1_5f_2_5f_2_20_5" style:display-name="Excel_CondFormat_1_2_2 5" style:family="table-cell" style:parent-style-name="Default">
      <style:table-cell-properties fo:background-color="#ff0000"/>
    </style:style>
    <style:style style:name="Excel_5f_CondFormat_5f_1_5f_3_5f_1_20_5" style:display-name="Excel_CondFormat_1_3_1 5" style:family="table-cell" style:parent-style-name="Default">
      <style:table-cell-properties fo:background-color="#00ff00"/>
    </style:style>
    <style:style style:name="Excel_5f_CondFormat_5f_1_5f_3_5f_2_20_5" style:display-name="Excel_CondFormat_1_3_2 5" style:family="table-cell" style:parent-style-name="Default">
      <style:table-cell-properties fo:background-color="#ff0000"/>
    </style:style>
    <style:style style:name="Excel_5f_CondFormat_5f_1_5f_4_5f_1_20_5" style:display-name="Excel_CondFormat_1_4_1 5" style:family="table-cell" style:parent-style-name="Default">
      <style:table-cell-properties fo:background-color="#00ff00"/>
    </style:style>
    <style:style style:name="Excel_5f_CondFormat_5f_1_5f_4_5f_2_20_5" style:display-name="Excel_CondFormat_1_4_2 5" style:family="table-cell" style:parent-style-name="Default">
      <style:table-cell-properties fo:background-color="#ff0000"/>
    </style:style>
    <style:style style:name="Excel_5f_CondFormat_5f_1_5f_5_5f_1_20_5" style:display-name="Excel_CondFormat_1_5_1 5" style:family="table-cell" style:parent-style-name="Default">
      <style:table-cell-properties fo:background-color="#00ff00"/>
    </style:style>
    <style:style style:name="Excel_5f_CondFormat_5f_1_5f_5_5f_2_20_5" style:display-name="Excel_CondFormat_1_5_2 5" style:family="table-cell" style:parent-style-name="Default">
      <style:table-cell-properties fo:background-color="#ff0000"/>
    </style:style>
    <style:style style:name="Excel_5f_CondFormat_5f_1_5f_6_5f_1_20_5" style:display-name="Excel_CondFormat_1_6_1 5" style:family="table-cell" style:parent-style-name="Default">
      <style:table-cell-properties fo:background-color="#00ff00"/>
    </style:style>
    <style:style style:name="Excel_5f_CondFormat_5f_1_5f_7_5f_1_20_5" style:display-name="Excel_CondFormat_1_7_1 5" style:family="table-cell" style:parent-style-name="Default">
      <style:table-cell-properties fo:background-color="#00ff00"/>
    </style:style>
    <style:style style:name="Excel_5f_CondFormat_5f_1_5f_8_5f_1_20_5" style:display-name="Excel_CondFormat_1_8_1 5" style:family="table-cell" style:parent-style-name="Default">
      <style:table-cell-properties fo:background-color="#ff0000"/>
    </style:style>
    <style:style style:name="Excel_5f_CondFormat_5f_1_5f_8_5f_2_20_5" style:display-name="Excel_CondFormat_1_8_2 5" style:family="table-cell" style:parent-style-name="Default">
      <style:table-cell-properties fo:background-color="#00ff00"/>
    </style:style>
    <style:style style:name="Excel_5f_CondFormat_5f_1_5f_8_5f_3_20_5" style:display-name="Excel_CondFormat_1_8_3 5" style:family="table-cell" style:parent-style-name="Default"/>
    <style:style style:name="Excel_5f_CondFormat_5f_1_5f_9_5f_1_20_5" style:display-name="Excel_CondFormat_1_9_1 5" style:family="table-cell" style:parent-style-name="Default">
      <style:table-cell-properties fo:background-color="#00ff00"/>
    </style:style>
    <style:style style:name="Excel_5f_CondFormat_5f_1_5f_9_5f_2_20_5" style:display-name="Excel_CondFormat_1_9_2 5" style:family="table-cell" style:parent-style-name="Default">
      <style:table-cell-properties fo:background-color="#ff0000"/>
    </style:style>
    <style:style style:name="Excel_5f_CondFormat_5f_1_5f_10_5f_1_20_5" style:display-name="Excel_CondFormat_1_10_1 5" style:family="table-cell" style:parent-style-name="Default">
      <style:table-cell-properties fo:background-color="#ff0000"/>
    </style:style>
    <style:style style:name="Excel_5f_CondFormat_5f_1_5f_11_5f_1_20_5" style:display-name="Excel_CondFormat_1_11_1 5" style:family="table-cell" style:parent-style-name="Default">
      <style:table-cell-properties fo:background-color="#00ff00"/>
    </style:style>
    <style:style style:name="Excel_5f_CondFormat_5f_1_5f_12_5f_1_20_5" style:display-name="Excel_CondFormat_1_12_1 5" style:family="table-cell" style:parent-style-name="Default">
      <style:table-cell-properties fo:background-color="#00ff00"/>
    </style:style>
    <style:style style:name="Excel_5f_CondFormat_5f_1_5f_1_5f_1_20_6" style:display-name="Excel_CondFormat_1_1_1 6" style:family="table-cell" style:parent-style-name="Default">
      <style:table-cell-properties fo:background-color="#00ff00"/>
    </style:style>
    <style:style style:name="Excel_5f_CondFormat_5f_1_5f_2_5f_1_20_6" style:display-name="Excel_CondFormat_1_2_1 6" style:family="table-cell" style:parent-style-name="Default">
      <style:table-cell-properties fo:background-color="#00ff00"/>
    </style:style>
    <style:style style:name="Excel_5f_CondFormat_5f_1_5f_2_5f_2_20_6" style:display-name="Excel_CondFormat_1_2_2 6" style:family="table-cell" style:parent-style-name="Default">
      <style:table-cell-properties fo:background-color="#ff0000"/>
    </style:style>
    <style:style style:name="Excel_5f_CondFormat_5f_1_5f_3_5f_1_20_6" style:display-name="Excel_CondFormat_1_3_1 6" style:family="table-cell" style:parent-style-name="Default">
      <style:table-cell-properties fo:background-color="#00ff00"/>
    </style:style>
    <style:style style:name="Excel_5f_CondFormat_5f_1_5f_3_5f_2_20_6" style:display-name="Excel_CondFormat_1_3_2 6" style:family="table-cell" style:parent-style-name="Default">
      <style:table-cell-properties fo:background-color="#ff0000"/>
    </style:style>
    <style:style style:name="Excel_5f_CondFormat_5f_1_5f_4_5f_1_20_6" style:display-name="Excel_CondFormat_1_4_1 6" style:family="table-cell" style:parent-style-name="Default">
      <style:table-cell-properties fo:background-color="#00ff00"/>
    </style:style>
    <style:style style:name="Excel_5f_CondFormat_5f_1_5f_4_5f_2_20_6" style:display-name="Excel_CondFormat_1_4_2 6" style:family="table-cell" style:parent-style-name="Default">
      <style:table-cell-properties fo:background-color="#ff0000"/>
    </style:style>
    <style:style style:name="Excel_5f_CondFormat_5f_1_5f_5_5f_1_20_6" style:display-name="Excel_CondFormat_1_5_1 6" style:family="table-cell" style:parent-style-name="Default">
      <style:table-cell-properties fo:background-color="#00ff00"/>
    </style:style>
    <style:style style:name="Excel_5f_CondFormat_5f_1_5f_5_5f_2_20_6" style:display-name="Excel_CondFormat_1_5_2 6" style:family="table-cell" style:parent-style-name="Default">
      <style:table-cell-properties fo:background-color="#ff0000"/>
    </style:style>
    <style:style style:name="Excel_5f_CondFormat_5f_1_5f_6_5f_1_20_6" style:display-name="Excel_CondFormat_1_6_1 6" style:family="table-cell" style:parent-style-name="Default">
      <style:table-cell-properties fo:background-color="#00ff00"/>
    </style:style>
    <style:style style:name="Excel_5f_CondFormat_5f_1_5f_7_5f_1_20_6" style:display-name="Excel_CondFormat_1_7_1 6" style:family="table-cell" style:parent-style-name="Default">
      <style:table-cell-properties fo:background-color="#00ff00"/>
    </style:style>
    <style:style style:name="Excel_5f_CondFormat_5f_1_5f_8_5f_1_20_6" style:display-name="Excel_CondFormat_1_8_1 6" style:family="table-cell" style:parent-style-name="Default">
      <style:table-cell-properties fo:background-color="#ff0000"/>
    </style:style>
    <style:style style:name="Excel_5f_CondFormat_5f_1_5f_8_5f_2_20_6" style:display-name="Excel_CondFormat_1_8_2 6" style:family="table-cell" style:parent-style-name="Default">
      <style:table-cell-properties fo:background-color="#00ff00"/>
    </style:style>
    <style:style style:name="Excel_5f_CondFormat_5f_1_5f_8_5f_3_20_6" style:display-name="Excel_CondFormat_1_8_3 6" style:family="table-cell" style:parent-style-name="Default"/>
    <style:style style:name="Excel_5f_CondFormat_5f_1_5f_9_5f_1_20_6" style:display-name="Excel_CondFormat_1_9_1 6" style:family="table-cell" style:parent-style-name="Default">
      <style:table-cell-properties fo:background-color="#00ff00"/>
    </style:style>
    <style:style style:name="Excel_5f_CondFormat_5f_1_5f_9_5f_2_20_6" style:display-name="Excel_CondFormat_1_9_2 6" style:family="table-cell" style:parent-style-name="Default">
      <style:table-cell-properties fo:background-color="#ff0000"/>
    </style:style>
    <style:style style:name="Excel_5f_CondFormat_5f_1_5f_10_5f_1_20_6" style:display-name="Excel_CondFormat_1_10_1 6" style:family="table-cell" style:parent-style-name="Default">
      <style:table-cell-properties fo:background-color="#ff0000"/>
    </style:style>
    <style:style style:name="Excel_5f_CondFormat_5f_1_5f_11_5f_1_20_6" style:display-name="Excel_CondFormat_1_11_1 6" style:family="table-cell" style:parent-style-name="Default">
      <style:table-cell-properties fo:background-color="#00ff00"/>
    </style:style>
    <style:style style:name="Excel_5f_CondFormat_5f_1_5f_12_5f_1_20_6" style:display-name="Excel_CondFormat_1_12_1 6" style:family="table-cell" style:parent-style-name="Default">
      <style:table-cell-properties fo:background-color="#00ff00"/>
    </style:style>
    <style:style style:name="Excel_5f_CondFormat_5f_1_5f_1_5f_1_20_7" style:display-name="Excel_CondFormat_1_1_1 7" style:family="table-cell" style:parent-style-name="Default">
      <style:table-cell-properties fo:background-color="#00ff00"/>
    </style:style>
    <style:style style:name="Excel_5f_CondFormat_5f_1_5f_2_5f_1_20_7" style:display-name="Excel_CondFormat_1_2_1 7" style:family="table-cell" style:parent-style-name="Default">
      <style:table-cell-properties fo:background-color="#00ff00"/>
    </style:style>
    <style:style style:name="Excel_5f_CondFormat_5f_1_5f_2_5f_2_20_7" style:display-name="Excel_CondFormat_1_2_2 7" style:family="table-cell" style:parent-style-name="Default">
      <style:table-cell-properties fo:background-color="#ff0000"/>
    </style:style>
    <style:style style:name="Excel_5f_CondFormat_5f_1_5f_3_5f_1_20_7" style:display-name="Excel_CondFormat_1_3_1 7" style:family="table-cell" style:parent-style-name="Default">
      <style:table-cell-properties fo:background-color="#00ff00"/>
    </style:style>
    <style:style style:name="Excel_5f_CondFormat_5f_1_5f_3_5f_2_20_7" style:display-name="Excel_CondFormat_1_3_2 7" style:family="table-cell" style:parent-style-name="Default">
      <style:table-cell-properties fo:background-color="#ff0000"/>
    </style:style>
    <style:style style:name="Excel_5f_CondFormat_5f_1_5f_4_5f_1_20_7" style:display-name="Excel_CondFormat_1_4_1 7" style:family="table-cell" style:parent-style-name="Default">
      <style:table-cell-properties fo:background-color="#00ff00"/>
    </style:style>
    <style:style style:name="Excel_5f_CondFormat_5f_1_5f_4_5f_2_20_7" style:display-name="Excel_CondFormat_1_4_2 7" style:family="table-cell" style:parent-style-name="Default">
      <style:table-cell-properties fo:background-color="#ff0000"/>
    </style:style>
    <style:style style:name="Excel_5f_CondFormat_5f_1_5f_5_5f_1_20_7" style:display-name="Excel_CondFormat_1_5_1 7" style:family="table-cell" style:parent-style-name="Default">
      <style:table-cell-properties fo:background-color="#00ff00"/>
    </style:style>
    <style:style style:name="Excel_5f_CondFormat_5f_1_5f_5_5f_2_20_7" style:display-name="Excel_CondFormat_1_5_2 7" style:family="table-cell" style:parent-style-name="Default">
      <style:table-cell-properties fo:background-color="#ff0000"/>
    </style:style>
    <style:style style:name="Excel_5f_CondFormat_5f_1_5f_6_5f_1_20_7" style:display-name="Excel_CondFormat_1_6_1 7" style:family="table-cell" style:parent-style-name="Default">
      <style:table-cell-properties fo:background-color="#00ff00"/>
    </style:style>
    <style:style style:name="Excel_5f_CondFormat_5f_1_5f_7_5f_1_20_7" style:display-name="Excel_CondFormat_1_7_1 7" style:family="table-cell" style:parent-style-name="Default">
      <style:table-cell-properties fo:background-color="#00ff00"/>
    </style:style>
    <style:style style:name="Excel_5f_CondFormat_5f_1_5f_8_5f_1_20_7" style:display-name="Excel_CondFormat_1_8_1 7" style:family="table-cell" style:parent-style-name="Default">
      <style:table-cell-properties fo:background-color="#ff0000"/>
    </style:style>
    <style:style style:name="Excel_5f_CondFormat_5f_1_5f_8_5f_2_20_7" style:display-name="Excel_CondFormat_1_8_2 7" style:family="table-cell" style:parent-style-name="Default">
      <style:table-cell-properties fo:background-color="#00ff00"/>
    </style:style>
    <style:style style:name="Excel_5f_CondFormat_5f_1_5f_8_5f_3_20_7" style:display-name="Excel_CondFormat_1_8_3 7" style:family="table-cell" style:parent-style-name="Default"/>
    <style:style style:name="Excel_5f_CondFormat_5f_1_5f_9_5f_1_20_7" style:display-name="Excel_CondFormat_1_9_1 7" style:family="table-cell" style:parent-style-name="Default">
      <style:table-cell-properties fo:background-color="#00ff00"/>
    </style:style>
    <style:style style:name="Excel_5f_CondFormat_5f_1_5f_9_5f_2_20_7" style:display-name="Excel_CondFormat_1_9_2 7" style:family="table-cell" style:parent-style-name="Default">
      <style:table-cell-properties fo:background-color="#ff0000"/>
    </style:style>
    <style:style style:name="Excel_5f_CondFormat_5f_1_5f_10_5f_1_20_7" style:display-name="Excel_CondFormat_1_10_1 7" style:family="table-cell" style:parent-style-name="Default">
      <style:table-cell-properties fo:background-color="#ff0000"/>
    </style:style>
    <style:style style:name="Excel_5f_CondFormat_5f_1_5f_11_5f_1_20_7" style:display-name="Excel_CondFormat_1_11_1 7" style:family="table-cell" style:parent-style-name="Default">
      <style:table-cell-properties fo:background-color="#00ff00"/>
    </style:style>
    <style:style style:name="Excel_5f_CondFormat_5f_1_5f_12_5f_1_20_7" style:display-name="Excel_CondFormat_1_12_1 7" style:family="table-cell" style:parent-style-name="Default">
      <style:table-cell-properties fo:background-color="#00ff00"/>
    </style:style>
    <style:style style:name="Excel_5f_CondFormat_5f_1_5f_1_5f_1_20_8" style:display-name="Excel_CondFormat_1_1_1 8" style:family="table-cell" style:parent-style-name="Default">
      <style:table-cell-properties fo:background-color="#00ff00"/>
    </style:style>
    <style:style style:name="Excel_5f_CondFormat_5f_1_5f_2_5f_1_20_8" style:display-name="Excel_CondFormat_1_2_1 8" style:family="table-cell" style:parent-style-name="Default">
      <style:table-cell-properties fo:background-color="#00ff00"/>
    </style:style>
    <style:style style:name="Excel_5f_CondFormat_5f_1_5f_2_5f_2_20_8" style:display-name="Excel_CondFormat_1_2_2 8" style:family="table-cell" style:parent-style-name="Default">
      <style:table-cell-properties fo:background-color="#ff0000"/>
    </style:style>
    <style:style style:name="Excel_5f_CondFormat_5f_1_5f_3_5f_1_20_8" style:display-name="Excel_CondFormat_1_3_1 8" style:family="table-cell" style:parent-style-name="Default">
      <style:table-cell-properties fo:background-color="#00ff00"/>
    </style:style>
    <style:style style:name="Excel_5f_CondFormat_5f_1_5f_3_5f_2_20_8" style:display-name="Excel_CondFormat_1_3_2 8" style:family="table-cell" style:parent-style-name="Default">
      <style:table-cell-properties fo:background-color="#ff0000"/>
    </style:style>
    <style:style style:name="Excel_5f_CondFormat_5f_1_5f_4_5f_1_20_8" style:display-name="Excel_CondFormat_1_4_1 8" style:family="table-cell" style:parent-style-name="Default">
      <style:table-cell-properties fo:background-color="#00ff00"/>
    </style:style>
    <style:style style:name="Excel_5f_CondFormat_5f_1_5f_4_5f_2_20_8" style:display-name="Excel_CondFormat_1_4_2 8" style:family="table-cell" style:parent-style-name="Default">
      <style:table-cell-properties fo:background-color="#ff0000"/>
    </style:style>
    <style:style style:name="Excel_5f_CondFormat_5f_1_5f_5_5f_1_20_8" style:display-name="Excel_CondFormat_1_5_1 8" style:family="table-cell" style:parent-style-name="Default">
      <style:table-cell-properties fo:background-color="#00ff00"/>
    </style:style>
    <style:style style:name="Excel_5f_CondFormat_5f_1_5f_5_5f_2_20_8" style:display-name="Excel_CondFormat_1_5_2 8" style:family="table-cell" style:parent-style-name="Default">
      <style:table-cell-properties fo:background-color="#ff0000"/>
    </style:style>
    <style:style style:name="Excel_5f_CondFormat_5f_1_5f_6_5f_1_20_8" style:display-name="Excel_CondFormat_1_6_1 8" style:family="table-cell" style:parent-style-name="Default">
      <style:table-cell-properties fo:background-color="#00ff00"/>
    </style:style>
    <style:style style:name="Excel_5f_CondFormat_5f_1_5f_7_5f_1_20_8" style:display-name="Excel_CondFormat_1_7_1 8" style:family="table-cell" style:parent-style-name="Default">
      <style:table-cell-properties fo:background-color="#00ff00"/>
    </style:style>
    <style:style style:name="Excel_5f_CondFormat_5f_1_5f_8_5f_1_20_8" style:display-name="Excel_CondFormat_1_8_1 8" style:family="table-cell" style:parent-style-name="Default">
      <style:table-cell-properties fo:background-color="#ff0000"/>
    </style:style>
    <style:style style:name="Excel_5f_CondFormat_5f_1_5f_8_5f_2_20_8" style:display-name="Excel_CondFormat_1_8_2 8" style:family="table-cell" style:parent-style-name="Default">
      <style:table-cell-properties fo:background-color="#00ff00"/>
    </style:style>
    <style:style style:name="Excel_5f_CondFormat_5f_1_5f_8_5f_3_20_8" style:display-name="Excel_CondFormat_1_8_3 8" style:family="table-cell" style:parent-style-name="Default"/>
    <style:style style:name="Excel_5f_CondFormat_5f_1_5f_9_5f_1_20_8" style:display-name="Excel_CondFormat_1_9_1 8" style:family="table-cell" style:parent-style-name="Default">
      <style:table-cell-properties fo:background-color="#00ff00"/>
    </style:style>
    <style:style style:name="Excel_5f_CondFormat_5f_1_5f_9_5f_2_20_8" style:display-name="Excel_CondFormat_1_9_2 8" style:family="table-cell" style:parent-style-name="Default">
      <style:table-cell-properties fo:background-color="#ff0000"/>
    </style:style>
    <style:style style:name="Excel_5f_CondFormat_5f_1_5f_10_5f_1_20_8" style:display-name="Excel_CondFormat_1_10_1 8" style:family="table-cell" style:parent-style-name="Default">
      <style:table-cell-properties fo:background-color="#ff0000"/>
    </style:style>
    <style:style style:name="Excel_5f_CondFormat_5f_1_5f_11_5f_1_20_8" style:display-name="Excel_CondFormat_1_11_1 8" style:family="table-cell" style:parent-style-name="Default">
      <style:table-cell-properties fo:background-color="#00ff00"/>
    </style:style>
    <style:style style:name="Excel_5f_CondFormat_5f_1_5f_12_5f_1_20_8" style:display-name="Excel_CondFormat_1_12_1 8" style:family="table-cell" style:parent-style-name="Default">
      <style:table-cell-properties fo:background-color="#00ff00"/>
    </style:style>
    <style:style style:name="Excel_5f_CondFormat_5f_1_5f_1_5f_1_20_9" style:display-name="Excel_CondFormat_1_1_1 9" style:family="table-cell" style:parent-style-name="Default">
      <style:table-cell-properties fo:background-color="#00ff00"/>
    </style:style>
    <style:style style:name="Excel_5f_CondFormat_5f_1_5f_2_5f_1_20_9" style:display-name="Excel_CondFormat_1_2_1 9" style:family="table-cell" style:parent-style-name="Default">
      <style:table-cell-properties fo:background-color="#00ff00"/>
    </style:style>
    <style:style style:name="Excel_5f_CondFormat_5f_1_5f_2_5f_2_20_9" style:display-name="Excel_CondFormat_1_2_2 9" style:family="table-cell" style:parent-style-name="Default">
      <style:table-cell-properties fo:background-color="#ff0000"/>
    </style:style>
    <style:style style:name="Excel_5f_CondFormat_5f_1_5f_3_5f_1_20_9" style:display-name="Excel_CondFormat_1_3_1 9" style:family="table-cell" style:parent-style-name="Default">
      <style:table-cell-properties fo:background-color="#00ff00"/>
    </style:style>
    <style:style style:name="Excel_5f_CondFormat_5f_1_5f_3_5f_2_20_9" style:display-name="Excel_CondFormat_1_3_2 9" style:family="table-cell" style:parent-style-name="Default">
      <style:table-cell-properties fo:background-color="#ff0000"/>
    </style:style>
    <style:style style:name="Excel_5f_CondFormat_5f_1_5f_4_5f_1_20_9" style:display-name="Excel_CondFormat_1_4_1 9" style:family="table-cell" style:parent-style-name="Default">
      <style:table-cell-properties fo:background-color="#00ff00"/>
    </style:style>
    <style:style style:name="Excel_5f_CondFormat_5f_1_5f_4_5f_2_20_9" style:display-name="Excel_CondFormat_1_4_2 9" style:family="table-cell" style:parent-style-name="Default">
      <style:table-cell-properties fo:background-color="#ff0000"/>
    </style:style>
    <style:style style:name="Excel_5f_CondFormat_5f_1_5f_5_5f_1_20_9" style:display-name="Excel_CondFormat_1_5_1 9" style:family="table-cell" style:parent-style-name="Default">
      <style:table-cell-properties fo:background-color="#00ff00"/>
    </style:style>
    <style:style style:name="Excel_5f_CondFormat_5f_1_5f_5_5f_2_20_9" style:display-name="Excel_CondFormat_1_5_2 9" style:family="table-cell" style:parent-style-name="Default">
      <style:table-cell-properties fo:background-color="#ff0000"/>
    </style:style>
    <style:style style:name="Excel_5f_CondFormat_5f_1_5f_6_5f_1_20_9" style:display-name="Excel_CondFormat_1_6_1 9" style:family="table-cell" style:parent-style-name="Default">
      <style:table-cell-properties fo:background-color="#00ff00"/>
    </style:style>
    <style:style style:name="Excel_5f_CondFormat_5f_1_5f_7_5f_1_20_9" style:display-name="Excel_CondFormat_1_7_1 9" style:family="table-cell" style:parent-style-name="Default">
      <style:table-cell-properties fo:background-color="#00ff00"/>
    </style:style>
    <style:style style:name="Excel_5f_CondFormat_5f_1_5f_8_5f_1_20_9" style:display-name="Excel_CondFormat_1_8_1 9" style:family="table-cell" style:parent-style-name="Default">
      <style:table-cell-properties fo:background-color="#ff0000"/>
    </style:style>
    <style:style style:name="Excel_5f_CondFormat_5f_1_5f_8_5f_2_20_9" style:display-name="Excel_CondFormat_1_8_2 9" style:family="table-cell" style:parent-style-name="Default">
      <style:table-cell-properties fo:background-color="#00ff00"/>
    </style:style>
    <style:style style:name="Excel_5f_CondFormat_5f_1_5f_8_5f_3_20_9" style:display-name="Excel_CondFormat_1_8_3 9" style:family="table-cell" style:parent-style-name="Default"/>
    <style:style style:name="Excel_5f_CondFormat_5f_1_5f_9_5f_1_20_9" style:display-name="Excel_CondFormat_1_9_1 9" style:family="table-cell" style:parent-style-name="Default">
      <style:table-cell-properties fo:background-color="#00ff00"/>
    </style:style>
    <style:style style:name="Excel_5f_CondFormat_5f_1_5f_9_5f_2_20_9" style:display-name="Excel_CondFormat_1_9_2 9" style:family="table-cell" style:parent-style-name="Default">
      <style:table-cell-properties fo:background-color="#ff0000"/>
    </style:style>
    <style:style style:name="Excel_5f_CondFormat_5f_1_5f_10_5f_1_20_9" style:display-name="Excel_CondFormat_1_10_1 9" style:family="table-cell" style:parent-style-name="Default">
      <style:table-cell-properties fo:background-color="#ff0000"/>
    </style:style>
    <style:style style:name="Excel_5f_CondFormat_5f_1_5f_11_5f_1_20_9" style:display-name="Excel_CondFormat_1_11_1 9" style:family="table-cell" style:parent-style-name="Default">
      <style:table-cell-properties fo:background-color="#00ff00"/>
    </style:style>
    <style:style style:name="Excel_5f_CondFormat_5f_1_5f_12_5f_1_20_9" style:display-name="Excel_CondFormat_1_12_1 9" style:family="table-cell" style:parent-style-name="Default">
      <style:table-cell-properties fo:background-color="#00ff00"/>
    </style:style>
    <style:style style:name="Excel_5f_CondFormat_5f_1_5f_1_5f_1_20_10" style:display-name="Excel_CondFormat_1_1_1 10" style:family="table-cell" style:parent-style-name="Default">
      <style:table-cell-properties fo:background-color="#00ff00"/>
    </style:style>
    <style:style style:name="Excel_5f_CondFormat_5f_1_5f_2_5f_1_20_10" style:display-name="Excel_CondFormat_1_2_1 10" style:family="table-cell" style:parent-style-name="Default">
      <style:table-cell-properties fo:background-color="#00ff00"/>
    </style:style>
    <style:style style:name="Excel_5f_CondFormat_5f_1_5f_2_5f_2_20_10" style:display-name="Excel_CondFormat_1_2_2 10" style:family="table-cell" style:parent-style-name="Default">
      <style:table-cell-properties fo:background-color="#ff0000"/>
    </style:style>
    <style:style style:name="Excel_5f_CondFormat_5f_1_5f_3_5f_1_20_10" style:display-name="Excel_CondFormat_1_3_1 10" style:family="table-cell" style:parent-style-name="Default">
      <style:table-cell-properties fo:background-color="#00ff00"/>
    </style:style>
    <style:style style:name="Excel_5f_CondFormat_5f_1_5f_3_5f_2_20_10" style:display-name="Excel_CondFormat_1_3_2 10" style:family="table-cell" style:parent-style-name="Default">
      <style:table-cell-properties fo:background-color="#ff0000"/>
    </style:style>
    <style:style style:name="Excel_5f_CondFormat_5f_1_5f_4_5f_1_20_10" style:display-name="Excel_CondFormat_1_4_1 10" style:family="table-cell" style:parent-style-name="Default">
      <style:table-cell-properties fo:background-color="#00ff00"/>
    </style:style>
    <style:style style:name="Excel_5f_CondFormat_5f_1_5f_4_5f_2_20_10" style:display-name="Excel_CondFormat_1_4_2 10" style:family="table-cell" style:parent-style-name="Default">
      <style:table-cell-properties fo:background-color="#ff0000"/>
    </style:style>
    <style:style style:name="Excel_5f_CondFormat_5f_1_5f_5_5f_1_20_10" style:display-name="Excel_CondFormat_1_5_1 10" style:family="table-cell" style:parent-style-name="Default">
      <style:table-cell-properties fo:background-color="#00ff00"/>
    </style:style>
    <style:style style:name="Excel_5f_CondFormat_5f_1_5f_5_5f_2_20_10" style:display-name="Excel_CondFormat_1_5_2 10" style:family="table-cell" style:parent-style-name="Default">
      <style:table-cell-properties fo:background-color="#ff0000"/>
    </style:style>
    <style:style style:name="Excel_5f_CondFormat_5f_1_5f_6_5f_1_20_10" style:display-name="Excel_CondFormat_1_6_1 10" style:family="table-cell" style:parent-style-name="Default">
      <style:table-cell-properties fo:background-color="#00ff00"/>
    </style:style>
    <style:style style:name="Excel_5f_CondFormat_5f_1_5f_7_5f_1_20_10" style:display-name="Excel_CondFormat_1_7_1 10" style:family="table-cell" style:parent-style-name="Default">
      <style:table-cell-properties fo:background-color="#00ff00"/>
    </style:style>
    <style:style style:name="Excel_5f_CondFormat_5f_1_5f_8_5f_1_20_10" style:display-name="Excel_CondFormat_1_8_1 10" style:family="table-cell" style:parent-style-name="Default">
      <style:table-cell-properties fo:background-color="#ff0000"/>
    </style:style>
    <style:style style:name="Excel_5f_CondFormat_5f_1_5f_8_5f_2_20_10" style:display-name="Excel_CondFormat_1_8_2 10" style:family="table-cell" style:parent-style-name="Default">
      <style:table-cell-properties fo:background-color="#00ff00"/>
    </style:style>
    <style:style style:name="Excel_5f_CondFormat_5f_1_5f_8_5f_3_20_10" style:display-name="Excel_CondFormat_1_8_3 10" style:family="table-cell" style:parent-style-name="Default"/>
    <style:style style:name="Excel_5f_CondFormat_5f_1_5f_9_5f_1_20_10" style:display-name="Excel_CondFormat_1_9_1 10" style:family="table-cell" style:parent-style-name="Default">
      <style:table-cell-properties fo:background-color="#00ff00"/>
    </style:style>
    <style:style style:name="Excel_5f_CondFormat_5f_1_5f_9_5f_2_20_10" style:display-name="Excel_CondFormat_1_9_2 10" style:family="table-cell" style:parent-style-name="Default">
      <style:table-cell-properties fo:background-color="#ff0000"/>
    </style:style>
    <style:style style:name="Excel_5f_CondFormat_5f_1_5f_10_5f_1_20_10" style:display-name="Excel_CondFormat_1_10_1 10" style:family="table-cell" style:parent-style-name="Default">
      <style:table-cell-properties fo:background-color="#ff0000"/>
    </style:style>
    <style:style style:name="Excel_5f_CondFormat_5f_1_5f_11_5f_1_20_10" style:display-name="Excel_CondFormat_1_11_1 10" style:family="table-cell" style:parent-style-name="Default">
      <style:table-cell-properties fo:background-color="#00ff00"/>
    </style:style>
    <style:style style:name="Excel_5f_CondFormat_5f_1_5f_12_5f_1_20_10" style:display-name="Excel_CondFormat_1_12_1 10" style:family="table-cell" style:parent-style-name="Default">
      <style:table-cell-properties fo:background-color="#00ff00"/>
    </style:style>
    <style:style style:name="Excel_5f_CondFormat_5f_1_5f_1_5f_1_20_11" style:display-name="Excel_CondFormat_1_1_1 11" style:family="table-cell" style:parent-style-name="Default">
      <style:table-cell-properties fo:background-color="#00ff00"/>
    </style:style>
    <style:style style:name="Excel_5f_CondFormat_5f_1_5f_2_5f_1_20_11" style:display-name="Excel_CondFormat_1_2_1 11" style:family="table-cell" style:parent-style-name="Default">
      <style:table-cell-properties fo:background-color="#00ff00"/>
    </style:style>
    <style:style style:name="Excel_5f_CondFormat_5f_1_5f_2_5f_2_20_11" style:display-name="Excel_CondFormat_1_2_2 11" style:family="table-cell" style:parent-style-name="Default">
      <style:table-cell-properties fo:background-color="#ff0000"/>
    </style:style>
    <style:style style:name="Excel_5f_CondFormat_5f_1_5f_3_5f_1_20_11" style:display-name="Excel_CondFormat_1_3_1 11" style:family="table-cell" style:parent-style-name="Default">
      <style:table-cell-properties fo:background-color="#00ff00"/>
    </style:style>
    <style:style style:name="Excel_5f_CondFormat_5f_1_5f_3_5f_2_20_11" style:display-name="Excel_CondFormat_1_3_2 11" style:family="table-cell" style:parent-style-name="Default">
      <style:table-cell-properties fo:background-color="#ff0000"/>
    </style:style>
    <style:style style:name="Excel_5f_CondFormat_5f_1_5f_4_5f_1_20_11" style:display-name="Excel_CondFormat_1_4_1 11" style:family="table-cell" style:parent-style-name="Default">
      <style:table-cell-properties fo:background-color="#00ff00"/>
    </style:style>
    <style:style style:name="Excel_5f_CondFormat_5f_1_5f_4_5f_2_20_11" style:display-name="Excel_CondFormat_1_4_2 11" style:family="table-cell" style:parent-style-name="Default">
      <style:table-cell-properties fo:background-color="#ff0000"/>
    </style:style>
    <style:style style:name="Excel_5f_CondFormat_5f_1_5f_5_5f_1_20_11" style:display-name="Excel_CondFormat_1_5_1 11" style:family="table-cell" style:parent-style-name="Default">
      <style:table-cell-properties fo:background-color="#00ff00"/>
    </style:style>
    <style:style style:name="Excel_5f_CondFormat_5f_1_5f_5_5f_2_20_11" style:display-name="Excel_CondFormat_1_5_2 11" style:family="table-cell" style:parent-style-name="Default">
      <style:table-cell-properties fo:background-color="#ff0000"/>
    </style:style>
    <style:style style:name="Excel_5f_CondFormat_5f_1_5f_6_5f_1_20_11" style:display-name="Excel_CondFormat_1_6_1 11" style:family="table-cell" style:parent-style-name="Default">
      <style:table-cell-properties fo:background-color="#00ff00"/>
    </style:style>
    <style:style style:name="Excel_5f_CondFormat_5f_1_5f_7_5f_1_20_11" style:display-name="Excel_CondFormat_1_7_1 11" style:family="table-cell" style:parent-style-name="Default">
      <style:table-cell-properties fo:background-color="#00ff00"/>
    </style:style>
    <style:style style:name="Excel_5f_CondFormat_5f_1_5f_8_5f_1_20_11" style:display-name="Excel_CondFormat_1_8_1 11" style:family="table-cell" style:parent-style-name="Default">
      <style:table-cell-properties fo:background-color="#ff0000"/>
    </style:style>
    <style:style style:name="Excel_5f_CondFormat_5f_1_5f_8_5f_2_20_11" style:display-name="Excel_CondFormat_1_8_2 11" style:family="table-cell" style:parent-style-name="Default">
      <style:table-cell-properties fo:background-color="#00ff00"/>
    </style:style>
    <style:style style:name="Excel_5f_CondFormat_5f_1_5f_8_5f_3_20_11" style:display-name="Excel_CondFormat_1_8_3 11" style:family="table-cell" style:parent-style-name="Default"/>
    <style:style style:name="Excel_5f_CondFormat_5f_1_5f_9_5f_1_20_11" style:display-name="Excel_CondFormat_1_9_1 11" style:family="table-cell" style:parent-style-name="Default">
      <style:table-cell-properties fo:background-color="#00ff00"/>
    </style:style>
    <style:style style:name="Excel_5f_CondFormat_5f_1_5f_9_5f_2_20_11" style:display-name="Excel_CondFormat_1_9_2 11" style:family="table-cell" style:parent-style-name="Default">
      <style:table-cell-properties fo:background-color="#ff0000"/>
    </style:style>
    <style:style style:name="Excel_5f_CondFormat_5f_1_5f_10_5f_1_20_11" style:display-name="Excel_CondFormat_1_10_1 11" style:family="table-cell" style:parent-style-name="Default">
      <style:table-cell-properties fo:background-color="#ff0000"/>
    </style:style>
    <style:style style:name="Excel_5f_CondFormat_5f_1_5f_11_5f_1_20_11" style:display-name="Excel_CondFormat_1_11_1 11" style:family="table-cell" style:parent-style-name="Default">
      <style:table-cell-properties fo:background-color="#00ff00"/>
    </style:style>
    <style:style style:name="Excel_5f_CondFormat_5f_1_5f_12_5f_1_20_11" style:display-name="Excel_CondFormat_1_12_1 11" style:family="table-cell" style:parent-style-name="Default">
      <style:table-cell-properties fo:background-color="#00ff00"/>
    </style:style>
    <style:style style:name="Excel_5f_CondFormat_5f_1_5f_1_5f_1_20_12" style:display-name="Excel_CondFormat_1_1_1 12" style:family="table-cell" style:parent-style-name="Default">
      <style:table-cell-properties fo:background-color="#00ff00"/>
    </style:style>
    <style:style style:name="Excel_5f_CondFormat_5f_1_5f_2_5f_1_20_12" style:display-name="Excel_CondFormat_1_2_1 12" style:family="table-cell" style:parent-style-name="Default">
      <style:table-cell-properties fo:background-color="#00ff00"/>
    </style:style>
    <style:style style:name="Excel_5f_CondFormat_5f_1_5f_2_5f_2_20_12" style:display-name="Excel_CondFormat_1_2_2 12" style:family="table-cell" style:parent-style-name="Default">
      <style:table-cell-properties fo:background-color="#ff0000"/>
    </style:style>
    <style:style style:name="Excel_5f_CondFormat_5f_1_5f_3_5f_1_20_12" style:display-name="Excel_CondFormat_1_3_1 12" style:family="table-cell" style:parent-style-name="Default">
      <style:table-cell-properties fo:background-color="#00ff00"/>
    </style:style>
    <style:style style:name="Excel_5f_CondFormat_5f_1_5f_3_5f_2_20_12" style:display-name="Excel_CondFormat_1_3_2 12" style:family="table-cell" style:parent-style-name="Default">
      <style:table-cell-properties fo:background-color="#ff0000"/>
    </style:style>
    <style:style style:name="Excel_5f_CondFormat_5f_1_5f_4_5f_1_20_12" style:display-name="Excel_CondFormat_1_4_1 12" style:family="table-cell" style:parent-style-name="Default">
      <style:table-cell-properties fo:background-color="#00ff00"/>
    </style:style>
    <style:style style:name="Excel_5f_CondFormat_5f_1_5f_4_5f_2_20_12" style:display-name="Excel_CondFormat_1_4_2 12" style:family="table-cell" style:parent-style-name="Default">
      <style:table-cell-properties fo:background-color="#ff0000"/>
    </style:style>
    <style:style style:name="Excel_5f_CondFormat_5f_1_5f_5_5f_1_20_12" style:display-name="Excel_CondFormat_1_5_1 12" style:family="table-cell" style:parent-style-name="Default">
      <style:table-cell-properties fo:background-color="#00ff00"/>
    </style:style>
    <style:style style:name="Excel_5f_CondFormat_5f_1_5f_5_5f_2_20_12" style:display-name="Excel_CondFormat_1_5_2 12" style:family="table-cell" style:parent-style-name="Default">
      <style:table-cell-properties fo:background-color="#ff0000"/>
    </style:style>
    <style:style style:name="Excel_5f_CondFormat_5f_1_5f_6_5f_1_20_12" style:display-name="Excel_CondFormat_1_6_1 12" style:family="table-cell" style:parent-style-name="Default">
      <style:table-cell-properties fo:background-color="#00ff00"/>
    </style:style>
    <style:style style:name="Excel_5f_CondFormat_5f_1_5f_7_5f_1_20_12" style:display-name="Excel_CondFormat_1_7_1 12" style:family="table-cell" style:parent-style-name="Default">
      <style:table-cell-properties fo:background-color="#00ff00"/>
    </style:style>
    <style:style style:name="Excel_5f_CondFormat_5f_1_5f_8_5f_1_20_12" style:display-name="Excel_CondFormat_1_8_1 12" style:family="table-cell" style:parent-style-name="Default">
      <style:table-cell-properties fo:background-color="#ff0000"/>
    </style:style>
    <style:style style:name="Excel_5f_CondFormat_5f_1_5f_8_5f_2_20_12" style:display-name="Excel_CondFormat_1_8_2 12" style:family="table-cell" style:parent-style-name="Default">
      <style:table-cell-properties fo:background-color="#00ff00"/>
    </style:style>
    <style:style style:name="Excel_5f_CondFormat_5f_1_5f_8_5f_3_20_12" style:display-name="Excel_CondFormat_1_8_3 12" style:family="table-cell" style:parent-style-name="Default"/>
    <style:style style:name="Excel_5f_CondFormat_5f_1_5f_9_5f_1_20_12" style:display-name="Excel_CondFormat_1_9_1 12" style:family="table-cell" style:parent-style-name="Default">
      <style:table-cell-properties fo:background-color="#00ff00"/>
    </style:style>
    <style:style style:name="Excel_5f_CondFormat_5f_1_5f_9_5f_2_20_12" style:display-name="Excel_CondFormat_1_9_2 12" style:family="table-cell" style:parent-style-name="Default">
      <style:table-cell-properties fo:background-color="#ff0000"/>
    </style:style>
    <style:style style:name="Excel_5f_CondFormat_5f_1_5f_10_5f_1_20_12" style:display-name="Excel_CondFormat_1_10_1 12" style:family="table-cell" style:parent-style-name="Default">
      <style:table-cell-properties fo:background-color="#ff0000"/>
    </style:style>
    <style:style style:name="Excel_5f_CondFormat_5f_1_5f_11_5f_1_20_12" style:display-name="Excel_CondFormat_1_11_1 12" style:family="table-cell" style:parent-style-name="Default">
      <style:table-cell-properties fo:background-color="#00ff00"/>
    </style:style>
    <style:style style:name="Excel_5f_CondFormat_5f_1_5f_12_5f_1_20_12" style:display-name="Excel_CondFormat_1_12_1 12" style:family="table-cell" style:parent-style-name="Default">
      <style:table-cell-properties fo:background-color="#00ff00"/>
    </style:style>
    <style:style style:name="Excel_5f_CondFormat_5f_1_5f_1_5f_1_20_13" style:display-name="Excel_CondFormat_1_1_1 13" style:family="table-cell" style:parent-style-name="Default">
      <style:table-cell-properties fo:background-color="#00ff00"/>
    </style:style>
    <style:style style:name="Excel_5f_CondFormat_5f_1_5f_2_5f_1_20_13" style:display-name="Excel_CondFormat_1_2_1 13" style:family="table-cell" style:parent-style-name="Default">
      <style:table-cell-properties fo:background-color="#00ff00"/>
    </style:style>
    <style:style style:name="Excel_5f_CondFormat_5f_1_5f_2_5f_2_20_13" style:display-name="Excel_CondFormat_1_2_2 13" style:family="table-cell" style:parent-style-name="Default">
      <style:table-cell-properties fo:background-color="#ff0000"/>
    </style:style>
    <style:style style:name="Excel_5f_CondFormat_5f_1_5f_3_5f_1_20_13" style:display-name="Excel_CondFormat_1_3_1 13" style:family="table-cell" style:parent-style-name="Default">
      <style:table-cell-properties fo:background-color="#00ff00"/>
    </style:style>
    <style:style style:name="Excel_5f_CondFormat_5f_1_5f_3_5f_2_20_13" style:display-name="Excel_CondFormat_1_3_2 13" style:family="table-cell" style:parent-style-name="Default">
      <style:table-cell-properties fo:background-color="#ff0000"/>
    </style:style>
    <style:style style:name="Excel_5f_CondFormat_5f_1_5f_4_5f_1_20_13" style:display-name="Excel_CondFormat_1_4_1 13" style:family="table-cell" style:parent-style-name="Default">
      <style:table-cell-properties fo:background-color="#00ff00"/>
    </style:style>
    <style:style style:name="Excel_5f_CondFormat_5f_1_5f_4_5f_2_20_13" style:display-name="Excel_CondFormat_1_4_2 13" style:family="table-cell" style:parent-style-name="Default">
      <style:table-cell-properties fo:background-color="#ff0000"/>
    </style:style>
    <style:style style:name="Excel_5f_CondFormat_5f_1_5f_5_5f_1_20_13" style:display-name="Excel_CondFormat_1_5_1 13" style:family="table-cell" style:parent-style-name="Default">
      <style:table-cell-properties fo:background-color="#00ff00"/>
    </style:style>
    <style:style style:name="Excel_5f_CondFormat_5f_1_5f_5_5f_2_20_13" style:display-name="Excel_CondFormat_1_5_2 13" style:family="table-cell" style:parent-style-name="Default">
      <style:table-cell-properties fo:background-color="#ff0000"/>
    </style:style>
    <style:style style:name="Excel_5f_CondFormat_5f_1_5f_6_5f_1_20_13" style:display-name="Excel_CondFormat_1_6_1 13" style:family="table-cell" style:parent-style-name="Default">
      <style:table-cell-properties fo:background-color="#00ff00"/>
    </style:style>
    <style:style style:name="Excel_5f_CondFormat_5f_1_5f_7_5f_1_20_13" style:display-name="Excel_CondFormat_1_7_1 13" style:family="table-cell" style:parent-style-name="Default">
      <style:table-cell-properties fo:background-color="#00ff00"/>
    </style:style>
    <style:style style:name="Excel_5f_CondFormat_5f_1_5f_8_5f_1_20_13" style:display-name="Excel_CondFormat_1_8_1 13" style:family="table-cell" style:parent-style-name="Default">
      <style:table-cell-properties fo:background-color="#ff0000"/>
    </style:style>
    <style:style style:name="Excel_5f_CondFormat_5f_1_5f_8_5f_2_20_13" style:display-name="Excel_CondFormat_1_8_2 13" style:family="table-cell" style:parent-style-name="Default">
      <style:table-cell-properties fo:background-color="#00ff00"/>
    </style:style>
    <style:style style:name="Excel_5f_CondFormat_5f_1_5f_8_5f_3_20_13" style:display-name="Excel_CondFormat_1_8_3 13" style:family="table-cell" style:parent-style-name="Default"/>
    <style:style style:name="Excel_5f_CondFormat_5f_1_5f_9_5f_1_20_13" style:display-name="Excel_CondFormat_1_9_1 13" style:family="table-cell" style:parent-style-name="Default">
      <style:table-cell-properties fo:background-color="#00ff00"/>
    </style:style>
    <style:style style:name="Excel_5f_CondFormat_5f_1_5f_9_5f_2_20_13" style:display-name="Excel_CondFormat_1_9_2 13" style:family="table-cell" style:parent-style-name="Default">
      <style:table-cell-properties fo:background-color="#ff0000"/>
    </style:style>
    <style:style style:name="Excel_5f_CondFormat_5f_1_5f_10_5f_1_20_13" style:display-name="Excel_CondFormat_1_10_1 13" style:family="table-cell" style:parent-style-name="Default">
      <style:table-cell-properties fo:background-color="#ff0000"/>
    </style:style>
    <style:style style:name="Excel_5f_CondFormat_5f_1_5f_11_5f_1_20_13" style:display-name="Excel_CondFormat_1_11_1 13" style:family="table-cell" style:parent-style-name="Default">
      <style:table-cell-properties fo:background-color="#00ff00"/>
    </style:style>
    <style:style style:name="Excel_5f_CondFormat_5f_1_5f_12_5f_1_20_13" style:display-name="Excel_CondFormat_1_12_1 13" style:family="table-cell" style:parent-style-name="Default">
      <style:table-cell-properties fo:background-color="#00ff00"/>
    </style:style>
    <style:style style:name="Excel_5f_CondFormat_5f_1_5f_1_5f_1_20_14" style:display-name="Excel_CondFormat_1_1_1 14" style:family="table-cell" style:parent-style-name="Default">
      <style:table-cell-properties fo:background-color="#00ff00"/>
    </style:style>
    <style:style style:name="Excel_5f_CondFormat_5f_1_5f_2_5f_1_20_14" style:display-name="Excel_CondFormat_1_2_1 14" style:family="table-cell" style:parent-style-name="Default">
      <style:table-cell-properties fo:background-color="#00ff00"/>
    </style:style>
    <style:style style:name="Excel_5f_CondFormat_5f_1_5f_2_5f_2_20_14" style:display-name="Excel_CondFormat_1_2_2 14" style:family="table-cell" style:parent-style-name="Default">
      <style:table-cell-properties fo:background-color="#ff0000"/>
    </style:style>
    <style:style style:name="Excel_5f_CondFormat_5f_1_5f_3_5f_1_20_14" style:display-name="Excel_CondFormat_1_3_1 14" style:family="table-cell" style:parent-style-name="Default">
      <style:table-cell-properties fo:background-color="#00ff00"/>
    </style:style>
    <style:style style:name="Excel_5f_CondFormat_5f_1_5f_3_5f_2_20_14" style:display-name="Excel_CondFormat_1_3_2 14" style:family="table-cell" style:parent-style-name="Default">
      <style:table-cell-properties fo:background-color="#ff0000"/>
    </style:style>
    <style:style style:name="Excel_5f_CondFormat_5f_1_5f_4_5f_1_20_14" style:display-name="Excel_CondFormat_1_4_1 14" style:family="table-cell" style:parent-style-name="Default">
      <style:table-cell-properties fo:background-color="#00ff00"/>
    </style:style>
    <style:style style:name="Excel_5f_CondFormat_5f_1_5f_4_5f_2_20_14" style:display-name="Excel_CondFormat_1_4_2 14" style:family="table-cell" style:parent-style-name="Default">
      <style:table-cell-properties fo:background-color="#ff0000"/>
    </style:style>
    <style:style style:name="Excel_5f_CondFormat_5f_1_5f_5_5f_1_20_14" style:display-name="Excel_CondFormat_1_5_1 14" style:family="table-cell" style:parent-style-name="Default">
      <style:table-cell-properties fo:background-color="#00ff00"/>
    </style:style>
    <style:style style:name="Excel_5f_CondFormat_5f_1_5f_5_5f_2_20_14" style:display-name="Excel_CondFormat_1_5_2 14" style:family="table-cell" style:parent-style-name="Default">
      <style:table-cell-properties fo:background-color="#ff0000"/>
    </style:style>
    <style:style style:name="Excel_5f_CondFormat_5f_1_5f_6_5f_1_20_14" style:display-name="Excel_CondFormat_1_6_1 14" style:family="table-cell" style:parent-style-name="Default">
      <style:table-cell-properties fo:background-color="#00ff00"/>
    </style:style>
    <style:style style:name="Excel_5f_CondFormat_5f_1_5f_7_5f_1_20_14" style:display-name="Excel_CondFormat_1_7_1 14" style:family="table-cell" style:parent-style-name="Default">
      <style:table-cell-properties fo:background-color="#00ff00"/>
    </style:style>
    <style:style style:name="Excel_5f_CondFormat_5f_1_5f_8_5f_1_20_14" style:display-name="Excel_CondFormat_1_8_1 14" style:family="table-cell" style:parent-style-name="Default">
      <style:table-cell-properties fo:background-color="#ff0000"/>
    </style:style>
    <style:style style:name="Excel_5f_CondFormat_5f_1_5f_8_5f_2_20_14" style:display-name="Excel_CondFormat_1_8_2 14" style:family="table-cell" style:parent-style-name="Default">
      <style:table-cell-properties fo:background-color="#00ff00"/>
    </style:style>
    <style:style style:name="Excel_5f_CondFormat_5f_1_5f_8_5f_3_20_14" style:display-name="Excel_CondFormat_1_8_3 14" style:family="table-cell" style:parent-style-name="Default"/>
    <style:style style:name="Excel_5f_CondFormat_5f_1_5f_9_5f_1_20_14" style:display-name="Excel_CondFormat_1_9_1 14" style:family="table-cell" style:parent-style-name="Default">
      <style:table-cell-properties fo:background-color="#00ff00"/>
    </style:style>
    <style:style style:name="Excel_5f_CondFormat_5f_1_5f_9_5f_2_20_14" style:display-name="Excel_CondFormat_1_9_2 14" style:family="table-cell" style:parent-style-name="Default">
      <style:table-cell-properties fo:background-color="#ff0000"/>
    </style:style>
    <style:style style:name="Excel_5f_CondFormat_5f_1_5f_10_5f_1_20_14" style:display-name="Excel_CondFormat_1_10_1 14" style:family="table-cell" style:parent-style-name="Default">
      <style:table-cell-properties fo:background-color="#ff0000"/>
    </style:style>
    <style:style style:name="Excel_5f_CondFormat_5f_1_5f_11_5f_1_20_14" style:display-name="Excel_CondFormat_1_11_1 14" style:family="table-cell" style:parent-style-name="Default">
      <style:table-cell-properties fo:background-color="#00ff00"/>
    </style:style>
    <style:style style:name="Excel_5f_CondFormat_5f_1_5f_12_5f_1_20_14" style:display-name="Excel_CondFormat_1_12_1 14" style:family="table-cell" style:parent-style-name="Default">
      <style:table-cell-properties fo:background-color="#00ff00"/>
    </style:style>
    <style:style style:name="Excel_5f_CondFormat_5f_1_5f_1_5f_1_20_15" style:display-name="Excel_CondFormat_1_1_1 15" style:family="table-cell" style:parent-style-name="Default">
      <style:table-cell-properties fo:background-color="#00ff00"/>
    </style:style>
    <style:style style:name="Excel_5f_CondFormat_5f_1_5f_2_5f_1_20_15" style:display-name="Excel_CondFormat_1_2_1 15" style:family="table-cell" style:parent-style-name="Default">
      <style:table-cell-properties fo:background-color="#00ff00"/>
    </style:style>
    <style:style style:name="Excel_5f_CondFormat_5f_1_5f_2_5f_2_20_15" style:display-name="Excel_CondFormat_1_2_2 15" style:family="table-cell" style:parent-style-name="Default">
      <style:table-cell-properties fo:background-color="#ff0000"/>
    </style:style>
    <style:style style:name="Excel_5f_CondFormat_5f_1_5f_3_5f_1_20_15" style:display-name="Excel_CondFormat_1_3_1 15" style:family="table-cell" style:parent-style-name="Default">
      <style:table-cell-properties fo:background-color="#00ff00"/>
    </style:style>
    <style:style style:name="Excel_5f_CondFormat_5f_1_5f_3_5f_2_20_15" style:display-name="Excel_CondFormat_1_3_2 15" style:family="table-cell" style:parent-style-name="Default">
      <style:table-cell-properties fo:background-color="#ff0000"/>
    </style:style>
    <style:style style:name="Excel_5f_CondFormat_5f_1_5f_4_5f_1_20_15" style:display-name="Excel_CondFormat_1_4_1 15" style:family="table-cell" style:parent-style-name="Default">
      <style:table-cell-properties fo:background-color="#00ff00"/>
    </style:style>
    <style:style style:name="Excel_5f_CondFormat_5f_1_5f_4_5f_2_20_15" style:display-name="Excel_CondFormat_1_4_2 15" style:family="table-cell" style:parent-style-name="Default">
      <style:table-cell-properties fo:background-color="#ff0000"/>
    </style:style>
    <style:style style:name="Excel_5f_CondFormat_5f_1_5f_5_5f_1_20_15" style:display-name="Excel_CondFormat_1_5_1 15" style:family="table-cell" style:parent-style-name="Default">
      <style:table-cell-properties fo:background-color="#00ff00"/>
    </style:style>
    <style:style style:name="Excel_5f_CondFormat_5f_1_5f_5_5f_2_20_15" style:display-name="Excel_CondFormat_1_5_2 15" style:family="table-cell" style:parent-style-name="Default">
      <style:table-cell-properties fo:background-color="#ff0000"/>
    </style:style>
    <style:style style:name="Excel_5f_CondFormat_5f_1_5f_6_5f_1_20_15" style:display-name="Excel_CondFormat_1_6_1 15" style:family="table-cell" style:parent-style-name="Default">
      <style:table-cell-properties fo:background-color="#00ff00"/>
    </style:style>
    <style:style style:name="Excel_5f_CondFormat_5f_1_5f_7_5f_1_20_15" style:display-name="Excel_CondFormat_1_7_1 15" style:family="table-cell" style:parent-style-name="Default">
      <style:table-cell-properties fo:background-color="#00ff00"/>
    </style:style>
    <style:style style:name="Excel_5f_CondFormat_5f_1_5f_8_5f_1_20_15" style:display-name="Excel_CondFormat_1_8_1 15" style:family="table-cell" style:parent-style-name="Default">
      <style:table-cell-properties fo:background-color="#ff0000"/>
    </style:style>
    <style:style style:name="Excel_5f_CondFormat_5f_1_5f_8_5f_2_20_15" style:display-name="Excel_CondFormat_1_8_2 15" style:family="table-cell" style:parent-style-name="Default">
      <style:table-cell-properties fo:background-color="#00ff00"/>
    </style:style>
    <style:style style:name="Excel_5f_CondFormat_5f_1_5f_8_5f_3" style:display-name="Excel_CondFormat_1_8_3" style:family="table-cell" style:parent-style-name="Default"/>
    <style:style style:name="Excel_5f_CondFormat_5f_1_5f_9_5f_1_20_15" style:display-name="Excel_CondFormat_1_9_1 15" style:family="table-cell" style:parent-style-name="Default">
      <style:table-cell-properties fo:background-color="#00ff00"/>
    </style:style>
    <style:style style:name="Excel_5f_CondFormat_5f_1_5f_9_5f_2_20_15" style:display-name="Excel_CondFormat_1_9_2 15" style:family="table-cell" style:parent-style-name="Default">
      <style:table-cell-properties fo:background-color="#ff0000"/>
    </style:style>
    <style:style style:name="Excel_5f_CondFormat_5f_1_5f_10_5f_1_20_15" style:display-name="Excel_CondFormat_1_10_1 15" style:family="table-cell" style:parent-style-name="Default">
      <style:table-cell-properties fo:background-color="#ff0000"/>
    </style:style>
    <style:style style:name="Excel_5f_CondFormat_5f_1_5f_11_5f_1_20_15" style:display-name="Excel_CondFormat_1_11_1 15" style:family="table-cell" style:parent-style-name="Default">
      <style:table-cell-properties fo:background-color="#00ff00"/>
    </style:style>
    <style:style style:name="Excel_5f_CondFormat_5f_1_5f_12_5f_1_20_15" style:display-name="Excel_CondFormat_1_12_1 15" style:family="table-cell" style:parent-style-name="Default">
      <style:table-cell-properties fo:background-color="#00ff00"/>
    </style:style>
    <style:style style:name="Excel_5f_CondFormat_5f_1_5f_1_5f_1_20_16" style:display-name="Excel_CondFormat_1_1_1 16" style:family="table-cell" style:parent-style-name="Default">
      <style:table-cell-properties fo:background-color="#00ff00"/>
    </style:style>
    <style:style style:name="Excel_5f_CondFormat_5f_1_5f_2_5f_1_20_16" style:display-name="Excel_CondFormat_1_2_1 16" style:family="table-cell" style:parent-style-name="Default">
      <style:table-cell-properties fo:background-color="#00ff00"/>
    </style:style>
    <style:style style:name="Excel_5f_CondFormat_5f_1_5f_2_5f_2_20_16" style:display-name="Excel_CondFormat_1_2_2 16" style:family="table-cell" style:parent-style-name="Default">
      <style:table-cell-properties fo:background-color="#ff0000"/>
    </style:style>
    <style:style style:name="Excel_5f_CondFormat_5f_1_5f_3_5f_1_20_16" style:display-name="Excel_CondFormat_1_3_1 16" style:family="table-cell" style:parent-style-name="Default">
      <style:table-cell-properties fo:background-color="#00ff00"/>
    </style:style>
    <style:style style:name="Excel_5f_CondFormat_5f_1_5f_3_5f_2_20_16" style:display-name="Excel_CondFormat_1_3_2 16" style:family="table-cell" style:parent-style-name="Default">
      <style:table-cell-properties fo:background-color="#ff0000"/>
    </style:style>
    <style:style style:name="Excel_5f_CondFormat_5f_1_5f_4_5f_1_20_16" style:display-name="Excel_CondFormat_1_4_1 16" style:family="table-cell" style:parent-style-name="Default">
      <style:table-cell-properties fo:background-color="#00ff00"/>
    </style:style>
    <style:style style:name="Excel_5f_CondFormat_5f_1_5f_4_5f_2_20_16" style:display-name="Excel_CondFormat_1_4_2 16" style:family="table-cell" style:parent-style-name="Default">
      <style:table-cell-properties fo:background-color="#ff0000"/>
    </style:style>
    <style:style style:name="Excel_5f_CondFormat_5f_1_5f_5_5f_1_20_16" style:display-name="Excel_CondFormat_1_5_1 16" style:family="table-cell" style:parent-style-name="Default">
      <style:table-cell-properties fo:background-color="#00ff00"/>
    </style:style>
    <style:style style:name="Excel_5f_CondFormat_5f_1_5f_5_5f_2_20_16" style:display-name="Excel_CondFormat_1_5_2 16" style:family="table-cell" style:parent-style-name="Default">
      <style:table-cell-properties fo:background-color="#ff0000"/>
    </style:style>
    <style:style style:name="Excel_5f_CondFormat_5f_1_5f_6_5f_1_20_16" style:display-name="Excel_CondFormat_1_6_1 16" style:family="table-cell" style:parent-style-name="Default">
      <style:table-cell-properties fo:background-color="#00ff00"/>
    </style:style>
    <style:style style:name="Excel_5f_CondFormat_5f_1_5f_7_5f_1_20_16" style:display-name="Excel_CondFormat_1_7_1 16" style:family="table-cell" style:parent-style-name="Default">
      <style:table-cell-properties fo:background-color="#ff0000"/>
    </style:style>
    <style:style style:name="Excel_5f_CondFormat_5f_1_5f_7_5f_2_20_1" style:display-name="Excel_CondFormat_1_7_2 1" style:family="table-cell" style:parent-style-name="Default">
      <style:table-cell-properties fo:background-color="#00ff00"/>
    </style:style>
    <style:style style:name="Excel_5f_CondFormat_5f_1_5f_7_5f_3_20_1" style:display-name="Excel_CondFormat_1_7_3 1" style:family="table-cell" style:parent-style-name="Default"/>
    <style:style style:name="Excel_5f_CondFormat_5f_1_5f_8_5f_1_20_16" style:display-name="Excel_CondFormat_1_8_1 16" style:family="table-cell" style:parent-style-name="Default">
      <style:table-cell-properties fo:background-color="#00ff00"/>
    </style:style>
    <style:style style:name="Excel_5f_CondFormat_5f_1_5f_8_5f_2_20_16" style:display-name="Excel_CondFormat_1_8_2 16" style:family="table-cell" style:parent-style-name="Default">
      <style:table-cell-properties fo:background-color="#ff0000"/>
    </style:style>
    <style:style style:name="Excel_5f_CondFormat_5f_1_5f_9_5f_1_20_16" style:display-name="Excel_CondFormat_1_9_1 16" style:family="table-cell" style:parent-style-name="Default">
      <style:table-cell-properties fo:background-color="#ff0000"/>
    </style:style>
    <style:style style:name="Excel_5f_CondFormat_5f_1_5f_1_5f_1_20_17" style:display-name="Excel_CondFormat_1_1_1 17" style:family="table-cell" style:parent-style-name="Default">
      <style:table-cell-properties fo:background-color="#00ff00"/>
    </style:style>
    <style:style style:name="Excel_5f_CondFormat_5f_1_5f_2_5f_1_20_17" style:display-name="Excel_CondFormat_1_2_1 17" style:family="table-cell" style:parent-style-name="Default">
      <style:table-cell-properties fo:background-color="#00ff00"/>
    </style:style>
    <style:style style:name="Excel_5f_CondFormat_5f_1_5f_2_5f_2_20_17" style:display-name="Excel_CondFormat_1_2_2 17" style:family="table-cell" style:parent-style-name="Default">
      <style:table-cell-properties fo:background-color="#ff0000"/>
    </style:style>
    <style:style style:name="Excel_5f_CondFormat_5f_1_5f_3_5f_1_20_17" style:display-name="Excel_CondFormat_1_3_1 17" style:family="table-cell" style:parent-style-name="Default">
      <style:table-cell-properties fo:background-color="#00ff00"/>
    </style:style>
    <style:style style:name="Excel_5f_CondFormat_5f_1_5f_3_5f_2_20_17" style:display-name="Excel_CondFormat_1_3_2 17" style:family="table-cell" style:parent-style-name="Default">
      <style:table-cell-properties fo:background-color="#ff0000"/>
    </style:style>
    <style:style style:name="Excel_5f_CondFormat_5f_1_5f_4_5f_1_20_17" style:display-name="Excel_CondFormat_1_4_1 17" style:family="table-cell" style:parent-style-name="Default">
      <style:table-cell-properties fo:background-color="#00ff00"/>
    </style:style>
    <style:style style:name="Excel_5f_CondFormat_5f_1_5f_4_5f_2_20_17" style:display-name="Excel_CondFormat_1_4_2 17" style:family="table-cell" style:parent-style-name="Default">
      <style:table-cell-properties fo:background-color="#ff0000"/>
    </style:style>
    <style:style style:name="Excel_5f_CondFormat_5f_1_5f_5_5f_1_20_17" style:display-name="Excel_CondFormat_1_5_1 17" style:family="table-cell" style:parent-style-name="Default">
      <style:table-cell-properties fo:background-color="#00ff00"/>
    </style:style>
    <style:style style:name="Excel_5f_CondFormat_5f_1_5f_5_5f_2_20_17" style:display-name="Excel_CondFormat_1_5_2 17" style:family="table-cell" style:parent-style-name="Default">
      <style:table-cell-properties fo:background-color="#ff0000"/>
    </style:style>
    <style:style style:name="Excel_5f_CondFormat_5f_1_5f_6_5f_1_20_17" style:display-name="Excel_CondFormat_1_6_1 17" style:family="table-cell" style:parent-style-name="Default">
      <style:table-cell-properties fo:background-color="#00ff00"/>
    </style:style>
    <style:style style:name="Excel_5f_CondFormat_5f_1_5f_7_5f_1_20_17" style:display-name="Excel_CondFormat_1_7_1 17" style:family="table-cell" style:parent-style-name="Default">
      <style:table-cell-properties fo:background-color="#ff0000"/>
    </style:style>
    <style:style style:name="Excel_5f_CondFormat_5f_1_5f_7_5f_2_20_2" style:display-name="Excel_CondFormat_1_7_2 2" style:family="table-cell" style:parent-style-name="Default">
      <style:table-cell-properties fo:background-color="#00ff00"/>
    </style:style>
    <style:style style:name="Excel_5f_CondFormat_5f_1_5f_7_5f_3_20_2" style:display-name="Excel_CondFormat_1_7_3 2" style:family="table-cell" style:parent-style-name="Default"/>
    <style:style style:name="Excel_5f_CondFormat_5f_1_5f_8_5f_1_20_17" style:display-name="Excel_CondFormat_1_8_1 17" style:family="table-cell" style:parent-style-name="Default">
      <style:table-cell-properties fo:background-color="#00ff00"/>
    </style:style>
    <style:style style:name="Excel_5f_CondFormat_5f_1_5f_8_5f_2_20_17" style:display-name="Excel_CondFormat_1_8_2 17" style:family="table-cell" style:parent-style-name="Default">
      <style:table-cell-properties fo:background-color="#ff0000"/>
    </style:style>
    <style:style style:name="Excel_5f_CondFormat_5f_1_5f_9_5f_1_20_17" style:display-name="Excel_CondFormat_1_9_1 17" style:family="table-cell" style:parent-style-name="Default">
      <style:table-cell-properties fo:background-color="#ff0000"/>
    </style:style>
    <style:style style:name="Excel_5f_CondFormat_5f_1_5f_1_5f_1_20_18" style:display-name="Excel_CondFormat_1_1_1 18" style:family="table-cell" style:parent-style-name="Default">
      <style:table-cell-properties fo:background-color="#00ff00"/>
    </style:style>
    <style:style style:name="Excel_5f_CondFormat_5f_1_5f_2_5f_1_20_18" style:display-name="Excel_CondFormat_1_2_1 18" style:family="table-cell" style:parent-style-name="Default">
      <style:table-cell-properties fo:background-color="#00ff00"/>
    </style:style>
    <style:style style:name="Excel_5f_CondFormat_5f_1_5f_2_5f_2_20_18" style:display-name="Excel_CondFormat_1_2_2 18" style:family="table-cell" style:parent-style-name="Default">
      <style:table-cell-properties fo:background-color="#ff0000"/>
    </style:style>
    <style:style style:name="Excel_5f_CondFormat_5f_1_5f_3_5f_1_20_18" style:display-name="Excel_CondFormat_1_3_1 18" style:family="table-cell" style:parent-style-name="Default">
      <style:table-cell-properties fo:background-color="#00ff00"/>
    </style:style>
    <style:style style:name="Excel_5f_CondFormat_5f_1_5f_3_5f_2_20_18" style:display-name="Excel_CondFormat_1_3_2 18" style:family="table-cell" style:parent-style-name="Default">
      <style:table-cell-properties fo:background-color="#ff0000"/>
    </style:style>
    <style:style style:name="Excel_5f_CondFormat_5f_1_5f_4_5f_1_20_18" style:display-name="Excel_CondFormat_1_4_1 18" style:family="table-cell" style:parent-style-name="Default">
      <style:table-cell-properties fo:background-color="#00ff00"/>
    </style:style>
    <style:style style:name="Excel_5f_CondFormat_5f_1_5f_4_5f_2_20_18" style:display-name="Excel_CondFormat_1_4_2 18" style:family="table-cell" style:parent-style-name="Default">
      <style:table-cell-properties fo:background-color="#ff0000"/>
    </style:style>
    <style:style style:name="Excel_5f_CondFormat_5f_1_5f_5_5f_1_20_18" style:display-name="Excel_CondFormat_1_5_1 18" style:family="table-cell" style:parent-style-name="Default">
      <style:table-cell-properties fo:background-color="#00ff00"/>
    </style:style>
    <style:style style:name="Excel_5f_CondFormat_5f_1_5f_5_5f_2_20_18" style:display-name="Excel_CondFormat_1_5_2 18" style:family="table-cell" style:parent-style-name="Default">
      <style:table-cell-properties fo:background-color="#ff0000"/>
    </style:style>
    <style:style style:name="Excel_5f_CondFormat_5f_1_5f_6_5f_1_20_18" style:display-name="Excel_CondFormat_1_6_1 18" style:family="table-cell" style:parent-style-name="Default">
      <style:table-cell-properties fo:background-color="#00ff00"/>
    </style:style>
    <style:style style:name="Excel_5f_CondFormat_5f_1_5f_7_5f_1_20_18" style:display-name="Excel_CondFormat_1_7_1 18" style:family="table-cell" style:parent-style-name="Default">
      <style:table-cell-properties fo:background-color="#ff0000"/>
    </style:style>
    <style:style style:name="Excel_5f_CondFormat_5f_1_5f_7_5f_2_20_3" style:display-name="Excel_CondFormat_1_7_2 3" style:family="table-cell" style:parent-style-name="Default">
      <style:table-cell-properties fo:background-color="#00ff00"/>
    </style:style>
    <style:style style:name="Excel_5f_CondFormat_5f_1_5f_7_5f_3_20_3" style:display-name="Excel_CondFormat_1_7_3 3" style:family="table-cell" style:parent-style-name="Default"/>
    <style:style style:name="Excel_5f_CondFormat_5f_1_5f_8_5f_1_20_18" style:display-name="Excel_CondFormat_1_8_1 18" style:family="table-cell" style:parent-style-name="Default">
      <style:table-cell-properties fo:background-color="#00ff00"/>
    </style:style>
    <style:style style:name="Excel_5f_CondFormat_5f_1_5f_8_5f_2_20_18" style:display-name="Excel_CondFormat_1_8_2 18" style:family="table-cell" style:parent-style-name="Default">
      <style:table-cell-properties fo:background-color="#ff0000"/>
    </style:style>
    <style:style style:name="Excel_5f_CondFormat_5f_1_5f_9_5f_1_20_18" style:display-name="Excel_CondFormat_1_9_1 18" style:family="table-cell" style:parent-style-name="Default">
      <style:table-cell-properties fo:background-color="#ff0000"/>
    </style:style>
    <style:style style:name="Excel_5f_CondFormat_5f_1_5f_1_5f_1_20_19" style:display-name="Excel_CondFormat_1_1_1 19" style:family="table-cell" style:parent-style-name="Default">
      <style:table-cell-properties fo:background-color="#00ff00"/>
    </style:style>
    <style:style style:name="Excel_5f_CondFormat_5f_1_5f_2_5f_1_20_19" style:display-name="Excel_CondFormat_1_2_1 19" style:family="table-cell" style:parent-style-name="Default">
      <style:table-cell-properties fo:background-color="#00ff00"/>
    </style:style>
    <style:style style:name="Excel_5f_CondFormat_5f_1_5f_2_5f_2_20_19" style:display-name="Excel_CondFormat_1_2_2 19" style:family="table-cell" style:parent-style-name="Default">
      <style:table-cell-properties fo:background-color="#ff0000"/>
    </style:style>
    <style:style style:name="Excel_5f_CondFormat_5f_1_5f_3_5f_1_20_19" style:display-name="Excel_CondFormat_1_3_1 19" style:family="table-cell" style:parent-style-name="Default">
      <style:table-cell-properties fo:background-color="#00ff00"/>
    </style:style>
    <style:style style:name="Excel_5f_CondFormat_5f_1_5f_3_5f_2_20_19" style:display-name="Excel_CondFormat_1_3_2 19" style:family="table-cell" style:parent-style-name="Default">
      <style:table-cell-properties fo:background-color="#ff0000"/>
    </style:style>
    <style:style style:name="Excel_5f_CondFormat_5f_1_5f_4_5f_1_20_19" style:display-name="Excel_CondFormat_1_4_1 19" style:family="table-cell" style:parent-style-name="Default">
      <style:table-cell-properties fo:background-color="#00ff00"/>
    </style:style>
    <style:style style:name="Excel_5f_CondFormat_5f_1_5f_4_5f_2_20_19" style:display-name="Excel_CondFormat_1_4_2 19" style:family="table-cell" style:parent-style-name="Default">
      <style:table-cell-properties fo:background-color="#ff0000"/>
    </style:style>
    <style:style style:name="Excel_5f_CondFormat_5f_1_5f_5_5f_1_20_19" style:display-name="Excel_CondFormat_1_5_1 19" style:family="table-cell" style:parent-style-name="Default">
      <style:table-cell-properties fo:background-color="#00ff00"/>
    </style:style>
    <style:style style:name="Excel_5f_CondFormat_5f_1_5f_5_5f_2_20_19" style:display-name="Excel_CondFormat_1_5_2 19" style:family="table-cell" style:parent-style-name="Default">
      <style:table-cell-properties fo:background-color="#ff0000"/>
    </style:style>
    <style:style style:name="Excel_5f_CondFormat_5f_1_5f_6_5f_1_20_19" style:display-name="Excel_CondFormat_1_6_1 19" style:family="table-cell" style:parent-style-name="Default">
      <style:table-cell-properties fo:background-color="#00ff00"/>
    </style:style>
    <style:style style:name="Excel_5f_CondFormat_5f_1_5f_7_5f_1_20_19" style:display-name="Excel_CondFormat_1_7_1 19" style:family="table-cell" style:parent-style-name="Default">
      <style:table-cell-properties fo:background-color="#ff0000"/>
    </style:style>
    <style:style style:name="Excel_5f_CondFormat_5f_1_5f_7_5f_2_20_4" style:display-name="Excel_CondFormat_1_7_2 4" style:family="table-cell" style:parent-style-name="Default">
      <style:table-cell-properties fo:background-color="#00ff00"/>
    </style:style>
    <style:style style:name="Excel_5f_CondFormat_5f_1_5f_7_5f_3_20_4" style:display-name="Excel_CondFormat_1_7_3 4" style:family="table-cell" style:parent-style-name="Default"/>
    <style:style style:name="Excel_5f_CondFormat_5f_1_5f_8_5f_1_20_19" style:display-name="Excel_CondFormat_1_8_1 19" style:family="table-cell" style:parent-style-name="Default">
      <style:table-cell-properties fo:background-color="#00ff00"/>
    </style:style>
    <style:style style:name="Excel_5f_CondFormat_5f_1_5f_8_5f_2_20_19" style:display-name="Excel_CondFormat_1_8_2 19" style:family="table-cell" style:parent-style-name="Default">
      <style:table-cell-properties fo:background-color="#ff0000"/>
    </style:style>
    <style:style style:name="Excel_5f_CondFormat_5f_1_5f_9_5f_1_20_19" style:display-name="Excel_CondFormat_1_9_1 19" style:family="table-cell" style:parent-style-name="Default">
      <style:table-cell-properties fo:background-color="#ff0000"/>
    </style:style>
    <style:style style:name="Excel_5f_CondFormat_5f_1_5f_1_5f_1_20_20" style:display-name="Excel_CondFormat_1_1_1 20" style:family="table-cell" style:parent-style-name="Default">
      <style:table-cell-properties fo:background-color="#00ff00"/>
    </style:style>
    <style:style style:name="Excel_5f_CondFormat_5f_1_5f_2_5f_1_20_20" style:display-name="Excel_CondFormat_1_2_1 20" style:family="table-cell" style:parent-style-name="Default">
      <style:table-cell-properties fo:background-color="#00ff00"/>
    </style:style>
    <style:style style:name="Excel_5f_CondFormat_5f_1_5f_2_5f_2_20_20" style:display-name="Excel_CondFormat_1_2_2 20" style:family="table-cell" style:parent-style-name="Default">
      <style:table-cell-properties fo:background-color="#ff0000"/>
    </style:style>
    <style:style style:name="Excel_5f_CondFormat_5f_1_5f_3_5f_1_20_20" style:display-name="Excel_CondFormat_1_3_1 20" style:family="table-cell" style:parent-style-name="Default">
      <style:table-cell-properties fo:background-color="#00ff00"/>
    </style:style>
    <style:style style:name="Excel_5f_CondFormat_5f_1_5f_3_5f_2_20_20" style:display-name="Excel_CondFormat_1_3_2 20" style:family="table-cell" style:parent-style-name="Default">
      <style:table-cell-properties fo:background-color="#ff0000"/>
    </style:style>
    <style:style style:name="Excel_5f_CondFormat_5f_1_5f_4_5f_1_20_20" style:display-name="Excel_CondFormat_1_4_1 20" style:family="table-cell" style:parent-style-name="Default">
      <style:table-cell-properties fo:background-color="#00ff00"/>
    </style:style>
    <style:style style:name="Excel_5f_CondFormat_5f_1_5f_4_5f_2_20_20" style:display-name="Excel_CondFormat_1_4_2 20" style:family="table-cell" style:parent-style-name="Default">
      <style:table-cell-properties fo:background-color="#ff0000"/>
    </style:style>
    <style:style style:name="Excel_5f_CondFormat_5f_1_5f_5_5f_1_20_20" style:display-name="Excel_CondFormat_1_5_1 20" style:family="table-cell" style:parent-style-name="Default">
      <style:table-cell-properties fo:background-color="#00ff00"/>
    </style:style>
    <style:style style:name="Excel_5f_CondFormat_5f_1_5f_5_5f_2_20_20" style:display-name="Excel_CondFormat_1_5_2 20" style:family="table-cell" style:parent-style-name="Default">
      <style:table-cell-properties fo:background-color="#ff0000"/>
    </style:style>
    <style:style style:name="Excel_5f_CondFormat_5f_1_5f_6_5f_1_20_20" style:display-name="Excel_CondFormat_1_6_1 20" style:family="table-cell" style:parent-style-name="Default">
      <style:table-cell-properties fo:background-color="#00ff00"/>
    </style:style>
    <style:style style:name="Excel_5f_CondFormat_5f_1_5f_7_5f_1_20_20" style:display-name="Excel_CondFormat_1_7_1 20" style:family="table-cell" style:parent-style-name="Default">
      <style:table-cell-properties fo:background-color="#ff0000"/>
    </style:style>
    <style:style style:name="Excel_5f_CondFormat_5f_1_5f_7_5f_2_20_5" style:display-name="Excel_CondFormat_1_7_2 5" style:family="table-cell" style:parent-style-name="Default">
      <style:table-cell-properties fo:background-color="#00ff00"/>
    </style:style>
    <style:style style:name="Excel_5f_CondFormat_5f_1_5f_7_5f_3_20_5" style:display-name="Excel_CondFormat_1_7_3 5" style:family="table-cell" style:parent-style-name="Default"/>
    <style:style style:name="Excel_5f_CondFormat_5f_1_5f_8_5f_1_20_20" style:display-name="Excel_CondFormat_1_8_1 20" style:family="table-cell" style:parent-style-name="Default">
      <style:table-cell-properties fo:background-color="#00ff00"/>
    </style:style>
    <style:style style:name="Excel_5f_CondFormat_5f_1_5f_8_5f_2_20_20" style:display-name="Excel_CondFormat_1_8_2 20" style:family="table-cell" style:parent-style-name="Default">
      <style:table-cell-properties fo:background-color="#ff0000"/>
    </style:style>
    <style:style style:name="Excel_5f_CondFormat_5f_1_5f_9_5f_1_20_20" style:display-name="Excel_CondFormat_1_9_1 20" style:family="table-cell" style:parent-style-name="Default">
      <style:table-cell-properties fo:background-color="#ff0000"/>
    </style:style>
    <style:style style:name="Excel_5f_CondFormat_5f_1_5f_1_5f_1_20_21" style:display-name="Excel_CondFormat_1_1_1 21" style:family="table-cell" style:parent-style-name="Default">
      <style:table-cell-properties fo:background-color="#00ff00"/>
    </style:style>
    <style:style style:name="Excel_5f_CondFormat_5f_1_5f_2_5f_1_20_21" style:display-name="Excel_CondFormat_1_2_1 21" style:family="table-cell" style:parent-style-name="Default">
      <style:table-cell-properties fo:background-color="#00ff00"/>
    </style:style>
    <style:style style:name="Excel_5f_CondFormat_5f_1_5f_2_5f_2_20_21" style:display-name="Excel_CondFormat_1_2_2 21" style:family="table-cell" style:parent-style-name="Default">
      <style:table-cell-properties fo:background-color="#ff0000"/>
    </style:style>
    <style:style style:name="Excel_5f_CondFormat_5f_1_5f_3_5f_1_20_21" style:display-name="Excel_CondFormat_1_3_1 21" style:family="table-cell" style:parent-style-name="Default">
      <style:table-cell-properties fo:background-color="#00ff00"/>
    </style:style>
    <style:style style:name="Excel_5f_CondFormat_5f_1_5f_3_5f_2_20_21" style:display-name="Excel_CondFormat_1_3_2 21" style:family="table-cell" style:parent-style-name="Default">
      <style:table-cell-properties fo:background-color="#ff0000"/>
    </style:style>
    <style:style style:name="Excel_5f_CondFormat_5f_1_5f_4_5f_1_20_21" style:display-name="Excel_CondFormat_1_4_1 21" style:family="table-cell" style:parent-style-name="Default">
      <style:table-cell-properties fo:background-color="#00ff00"/>
    </style:style>
    <style:style style:name="Excel_5f_CondFormat_5f_1_5f_4_5f_2_20_21" style:display-name="Excel_CondFormat_1_4_2 21" style:family="table-cell" style:parent-style-name="Default">
      <style:table-cell-properties fo:background-color="#ff0000"/>
    </style:style>
    <style:style style:name="Excel_5f_CondFormat_5f_1_5f_5_5f_1_20_21" style:display-name="Excel_CondFormat_1_5_1 21" style:family="table-cell" style:parent-style-name="Default">
      <style:table-cell-properties fo:background-color="#00ff00"/>
    </style:style>
    <style:style style:name="Excel_5f_CondFormat_5f_1_5f_5_5f_2_20_21" style:display-name="Excel_CondFormat_1_5_2 21" style:family="table-cell" style:parent-style-name="Default">
      <style:table-cell-properties fo:background-color="#ff0000"/>
    </style:style>
    <style:style style:name="Excel_5f_CondFormat_5f_1_5f_6_5f_1_20_21" style:display-name="Excel_CondFormat_1_6_1 21" style:family="table-cell" style:parent-style-name="Default">
      <style:table-cell-properties fo:background-color="#00ff00"/>
    </style:style>
    <style:style style:name="Excel_5f_CondFormat_5f_1_5f_7_5f_1_20_21" style:display-name="Excel_CondFormat_1_7_1 21" style:family="table-cell" style:parent-style-name="Default">
      <style:table-cell-properties fo:background-color="#ff0000"/>
    </style:style>
    <style:style style:name="Excel_5f_CondFormat_5f_1_5f_7_5f_2_20_6" style:display-name="Excel_CondFormat_1_7_2 6" style:family="table-cell" style:parent-style-name="Default">
      <style:table-cell-properties fo:background-color="#00ff00"/>
    </style:style>
    <style:style style:name="Excel_5f_CondFormat_5f_1_5f_7_5f_3_20_6" style:display-name="Excel_CondFormat_1_7_3 6" style:family="table-cell" style:parent-style-name="Default"/>
    <style:style style:name="Excel_5f_CondFormat_5f_1_5f_8_5f_1_20_21" style:display-name="Excel_CondFormat_1_8_1 21" style:family="table-cell" style:parent-style-name="Default">
      <style:table-cell-properties fo:background-color="#00ff00"/>
    </style:style>
    <style:style style:name="Excel_5f_CondFormat_5f_1_5f_8_5f_2_20_21" style:display-name="Excel_CondFormat_1_8_2 21" style:family="table-cell" style:parent-style-name="Default">
      <style:table-cell-properties fo:background-color="#ff0000"/>
    </style:style>
    <style:style style:name="Excel_5f_CondFormat_5f_1_5f_9_5f_1_20_21" style:display-name="Excel_CondFormat_1_9_1 21" style:family="table-cell" style:parent-style-name="Default">
      <style:table-cell-properties fo:background-color="#ff0000"/>
    </style:style>
    <style:style style:name="Excel_5f_CondFormat_5f_1_5f_1_5f_1_20_22" style:display-name="Excel_CondFormat_1_1_1 22" style:family="table-cell" style:parent-style-name="Default">
      <style:table-cell-properties fo:background-color="#00ff00"/>
    </style:style>
    <style:style style:name="Excel_5f_CondFormat_5f_1_5f_2_5f_1_20_22" style:display-name="Excel_CondFormat_1_2_1 22" style:family="table-cell" style:parent-style-name="Default">
      <style:table-cell-properties fo:background-color="#00ff00"/>
    </style:style>
    <style:style style:name="Excel_5f_CondFormat_5f_1_5f_2_5f_2_20_22" style:display-name="Excel_CondFormat_1_2_2 22" style:family="table-cell" style:parent-style-name="Default">
      <style:table-cell-properties fo:background-color="#ff0000"/>
    </style:style>
    <style:style style:name="Excel_5f_CondFormat_5f_1_5f_3_5f_1_20_22" style:display-name="Excel_CondFormat_1_3_1 22" style:family="table-cell" style:parent-style-name="Default">
      <style:table-cell-properties fo:background-color="#00ff00"/>
    </style:style>
    <style:style style:name="Excel_5f_CondFormat_5f_1_5f_3_5f_2_20_22" style:display-name="Excel_CondFormat_1_3_2 22" style:family="table-cell" style:parent-style-name="Default">
      <style:table-cell-properties fo:background-color="#ff0000"/>
    </style:style>
    <style:style style:name="Excel_5f_CondFormat_5f_1_5f_4_5f_1_20_22" style:display-name="Excel_CondFormat_1_4_1 22" style:family="table-cell" style:parent-style-name="Default">
      <style:table-cell-properties fo:background-color="#00ff00"/>
    </style:style>
    <style:style style:name="Excel_5f_CondFormat_5f_1_5f_4_5f_2_20_22" style:display-name="Excel_CondFormat_1_4_2 22" style:family="table-cell" style:parent-style-name="Default">
      <style:table-cell-properties fo:background-color="#ff0000"/>
    </style:style>
    <style:style style:name="Excel_5f_CondFormat_5f_1_5f_5_5f_1_20_22" style:display-name="Excel_CondFormat_1_5_1 22" style:family="table-cell" style:parent-style-name="Default">
      <style:table-cell-properties fo:background-color="#00ff00"/>
    </style:style>
    <style:style style:name="Excel_5f_CondFormat_5f_1_5f_5_5f_2_20_22" style:display-name="Excel_CondFormat_1_5_2 22" style:family="table-cell" style:parent-style-name="Default">
      <style:table-cell-properties fo:background-color="#ff0000"/>
    </style:style>
    <style:style style:name="Excel_5f_CondFormat_5f_1_5f_6_5f_1_20_22" style:display-name="Excel_CondFormat_1_6_1 22" style:family="table-cell" style:parent-style-name="Default">
      <style:table-cell-properties fo:background-color="#00ff00"/>
    </style:style>
    <style:style style:name="Excel_5f_CondFormat_5f_1_5f_7_5f_1_20_22" style:display-name="Excel_CondFormat_1_7_1 22" style:family="table-cell" style:parent-style-name="Default">
      <style:table-cell-properties fo:background-color="#ff0000"/>
    </style:style>
    <style:style style:name="Excel_5f_CondFormat_5f_1_5f_7_5f_2_20_7" style:display-name="Excel_CondFormat_1_7_2 7" style:family="table-cell" style:parent-style-name="Default">
      <style:table-cell-properties fo:background-color="#00ff00"/>
    </style:style>
    <style:style style:name="Excel_5f_CondFormat_5f_1_5f_7_5f_3_20_7" style:display-name="Excel_CondFormat_1_7_3 7" style:family="table-cell" style:parent-style-name="Default"/>
    <style:style style:name="Excel_5f_CondFormat_5f_1_5f_8_5f_1_20_22" style:display-name="Excel_CondFormat_1_8_1 22" style:family="table-cell" style:parent-style-name="Default">
      <style:table-cell-properties fo:background-color="#00ff00"/>
    </style:style>
    <style:style style:name="Excel_5f_CondFormat_5f_1_5f_8_5f_2_20_22" style:display-name="Excel_CondFormat_1_8_2 22" style:family="table-cell" style:parent-style-name="Default">
      <style:table-cell-properties fo:background-color="#ff0000"/>
    </style:style>
    <style:style style:name="Excel_5f_CondFormat_5f_1_5f_9_5f_1_20_22" style:display-name="Excel_CondFormat_1_9_1 22" style:family="table-cell" style:parent-style-name="Default">
      <style:table-cell-properties fo:background-color="#ff0000"/>
    </style:style>
    <style:style style:name="Excel_5f_CondFormat_5f_1_5f_1_5f_1_20_23" style:display-name="Excel_CondFormat_1_1_1 23" style:family="table-cell" style:parent-style-name="Default">
      <style:table-cell-properties fo:background-color="#00ff00"/>
    </style:style>
    <style:style style:name="Excel_5f_CondFormat_5f_1_5f_2_5f_1_20_23" style:display-name="Excel_CondFormat_1_2_1 23" style:family="table-cell" style:parent-style-name="Default">
      <style:table-cell-properties fo:background-color="#00ff00"/>
    </style:style>
    <style:style style:name="Excel_5f_CondFormat_5f_1_5f_2_5f_2_20_23" style:display-name="Excel_CondFormat_1_2_2 23" style:family="table-cell" style:parent-style-name="Default">
      <style:table-cell-properties fo:background-color="#ff0000"/>
    </style:style>
    <style:style style:name="Excel_5f_CondFormat_5f_1_5f_3_5f_1_20_23" style:display-name="Excel_CondFormat_1_3_1 23" style:family="table-cell" style:parent-style-name="Default">
      <style:table-cell-properties fo:background-color="#00ff00"/>
    </style:style>
    <style:style style:name="Excel_5f_CondFormat_5f_1_5f_3_5f_2_20_23" style:display-name="Excel_CondFormat_1_3_2 23" style:family="table-cell" style:parent-style-name="Default">
      <style:table-cell-properties fo:background-color="#ff0000"/>
    </style:style>
    <style:style style:name="Excel_5f_CondFormat_5f_1_5f_4_5f_1_20_23" style:display-name="Excel_CondFormat_1_4_1 23" style:family="table-cell" style:parent-style-name="Default">
      <style:table-cell-properties fo:background-color="#00ff00"/>
    </style:style>
    <style:style style:name="Excel_5f_CondFormat_5f_1_5f_4_5f_2_20_23" style:display-name="Excel_CondFormat_1_4_2 23" style:family="table-cell" style:parent-style-name="Default">
      <style:table-cell-properties fo:background-color="#ff0000"/>
    </style:style>
    <style:style style:name="Excel_5f_CondFormat_5f_1_5f_5_5f_1_20_23" style:display-name="Excel_CondFormat_1_5_1 23" style:family="table-cell" style:parent-style-name="Default">
      <style:table-cell-properties fo:background-color="#00ff00"/>
    </style:style>
    <style:style style:name="Excel_5f_CondFormat_5f_1_5f_5_5f_2_20_23" style:display-name="Excel_CondFormat_1_5_2 23" style:family="table-cell" style:parent-style-name="Default">
      <style:table-cell-properties fo:background-color="#ff0000"/>
    </style:style>
    <style:style style:name="Excel_5f_CondFormat_5f_1_5f_6_5f_1_20_23" style:display-name="Excel_CondFormat_1_6_1 23" style:family="table-cell" style:parent-style-name="Default">
      <style:table-cell-properties fo:background-color="#00ff00"/>
    </style:style>
    <style:style style:name="Excel_5f_CondFormat_5f_1_5f_7_5f_1_20_23" style:display-name="Excel_CondFormat_1_7_1 23" style:family="table-cell" style:parent-style-name="Default">
      <style:table-cell-properties fo:background-color="#ff0000"/>
    </style:style>
    <style:style style:name="Excel_5f_CondFormat_5f_1_5f_7_5f_2_20_8" style:display-name="Excel_CondFormat_1_7_2 8" style:family="table-cell" style:parent-style-name="Default">
      <style:table-cell-properties fo:background-color="#00ff00"/>
    </style:style>
    <style:style style:name="Excel_5f_CondFormat_5f_1_5f_7_5f_3_20_8" style:display-name="Excel_CondFormat_1_7_3 8" style:family="table-cell" style:parent-style-name="Default"/>
    <style:style style:name="Excel_5f_CondFormat_5f_1_5f_8_5f_1_20_23" style:display-name="Excel_CondFormat_1_8_1 23" style:family="table-cell" style:parent-style-name="Default">
      <style:table-cell-properties fo:background-color="#00ff00"/>
    </style:style>
    <style:style style:name="Excel_5f_CondFormat_5f_1_5f_8_5f_2_20_23" style:display-name="Excel_CondFormat_1_8_2 23" style:family="table-cell" style:parent-style-name="Default">
      <style:table-cell-properties fo:background-color="#ff0000"/>
    </style:style>
    <style:style style:name="Excel_5f_CondFormat_5f_1_5f_9_5f_1_20_23" style:display-name="Excel_CondFormat_1_9_1 23" style:family="table-cell" style:parent-style-name="Default">
      <style:table-cell-properties fo:background-color="#ff0000"/>
    </style:style>
    <style:style style:name="Excel_5f_CondFormat_5f_1_5f_1_5f_1_20_24" style:display-name="Excel_CondFormat_1_1_1 24" style:family="table-cell" style:parent-style-name="Default">
      <style:table-cell-properties fo:background-color="#00ff00"/>
    </style:style>
    <style:style style:name="Excel_5f_CondFormat_5f_1_5f_2_5f_1_20_24" style:display-name="Excel_CondFormat_1_2_1 24" style:family="table-cell" style:parent-style-name="Default">
      <style:table-cell-properties fo:background-color="#00ff00"/>
    </style:style>
    <style:style style:name="Excel_5f_CondFormat_5f_1_5f_2_5f_2_20_24" style:display-name="Excel_CondFormat_1_2_2 24" style:family="table-cell" style:parent-style-name="Default">
      <style:table-cell-properties fo:background-color="#ff0000"/>
    </style:style>
    <style:style style:name="Excel_5f_CondFormat_5f_1_5f_3_5f_1_20_24" style:display-name="Excel_CondFormat_1_3_1 24" style:family="table-cell" style:parent-style-name="Default">
      <style:table-cell-properties fo:background-color="#00ff00"/>
    </style:style>
    <style:style style:name="Excel_5f_CondFormat_5f_1_5f_3_5f_2_20_24" style:display-name="Excel_CondFormat_1_3_2 24" style:family="table-cell" style:parent-style-name="Default">
      <style:table-cell-properties fo:background-color="#ff0000"/>
    </style:style>
    <style:style style:name="Excel_5f_CondFormat_5f_1_5f_4_5f_1_20_24" style:display-name="Excel_CondFormat_1_4_1 24" style:family="table-cell" style:parent-style-name="Default">
      <style:table-cell-properties fo:background-color="#00ff00"/>
    </style:style>
    <style:style style:name="Excel_5f_CondFormat_5f_1_5f_4_5f_2_20_24" style:display-name="Excel_CondFormat_1_4_2 24" style:family="table-cell" style:parent-style-name="Default">
      <style:table-cell-properties fo:background-color="#ff0000"/>
    </style:style>
    <style:style style:name="Excel_5f_CondFormat_5f_1_5f_5_5f_1_20_24" style:display-name="Excel_CondFormat_1_5_1 24" style:family="table-cell" style:parent-style-name="Default">
      <style:table-cell-properties fo:background-color="#00ff00"/>
    </style:style>
    <style:style style:name="Excel_5f_CondFormat_5f_1_5f_5_5f_2_20_24" style:display-name="Excel_CondFormat_1_5_2 24" style:family="table-cell" style:parent-style-name="Default">
      <style:table-cell-properties fo:background-color="#ff0000"/>
    </style:style>
    <style:style style:name="Excel_5f_CondFormat_5f_1_5f_6_5f_1_20_24" style:display-name="Excel_CondFormat_1_6_1 24" style:family="table-cell" style:parent-style-name="Default">
      <style:table-cell-properties fo:background-color="#00ff00"/>
    </style:style>
    <style:style style:name="Excel_5f_CondFormat_5f_1_5f_7_5f_1_20_24" style:display-name="Excel_CondFormat_1_7_1 24" style:family="table-cell" style:parent-style-name="Default">
      <style:table-cell-properties fo:background-color="#ff0000"/>
    </style:style>
    <style:style style:name="Excel_5f_CondFormat_5f_1_5f_7_5f_2_20_9" style:display-name="Excel_CondFormat_1_7_2 9" style:family="table-cell" style:parent-style-name="Default">
      <style:table-cell-properties fo:background-color="#00ff00"/>
    </style:style>
    <style:style style:name="Excel_5f_CondFormat_5f_1_5f_7_5f_3_20_9" style:display-name="Excel_CondFormat_1_7_3 9" style:family="table-cell" style:parent-style-name="Default"/>
    <style:style style:name="Excel_5f_CondFormat_5f_1_5f_8_5f_1_20_24" style:display-name="Excel_CondFormat_1_8_1 24" style:family="table-cell" style:parent-style-name="Default">
      <style:table-cell-properties fo:background-color="#00ff00"/>
    </style:style>
    <style:style style:name="Excel_5f_CondFormat_5f_1_5f_8_5f_2_20_24" style:display-name="Excel_CondFormat_1_8_2 24" style:family="table-cell" style:parent-style-name="Default">
      <style:table-cell-properties fo:background-color="#ff0000"/>
    </style:style>
    <style:style style:name="Excel_5f_CondFormat_5f_1_5f_9_5f_1_20_24" style:display-name="Excel_CondFormat_1_9_1 24" style:family="table-cell" style:parent-style-name="Default">
      <style:table-cell-properties fo:background-color="#ff0000"/>
    </style:style>
    <style:style style:name="Excel_5f_CondFormat_5f_1_5f_1_5f_1_20_25" style:display-name="Excel_CondFormat_1_1_1 25" style:family="table-cell" style:parent-style-name="Default">
      <style:table-cell-properties fo:background-color="#00ff00"/>
    </style:style>
    <style:style style:name="Excel_5f_CondFormat_5f_1_5f_2_5f_1_20_25" style:display-name="Excel_CondFormat_1_2_1 25" style:family="table-cell" style:parent-style-name="Default">
      <style:table-cell-properties fo:background-color="#00ff00"/>
    </style:style>
    <style:style style:name="Excel_5f_CondFormat_5f_1_5f_2_5f_2_20_25" style:display-name="Excel_CondFormat_1_2_2 25" style:family="table-cell" style:parent-style-name="Default">
      <style:table-cell-properties fo:background-color="#ff0000"/>
    </style:style>
    <style:style style:name="Excel_5f_CondFormat_5f_1_5f_3_5f_1_20_25" style:display-name="Excel_CondFormat_1_3_1 25" style:family="table-cell" style:parent-style-name="Default">
      <style:table-cell-properties fo:background-color="#00ff00"/>
    </style:style>
    <style:style style:name="Excel_5f_CondFormat_5f_1_5f_3_5f_2_20_25" style:display-name="Excel_CondFormat_1_3_2 25" style:family="table-cell" style:parent-style-name="Default">
      <style:table-cell-properties fo:background-color="#ff0000"/>
    </style:style>
    <style:style style:name="Excel_5f_CondFormat_5f_1_5f_4_5f_1_20_25" style:display-name="Excel_CondFormat_1_4_1 25" style:family="table-cell" style:parent-style-name="Default">
      <style:table-cell-properties fo:background-color="#00ff00"/>
    </style:style>
    <style:style style:name="Excel_5f_CondFormat_5f_1_5f_4_5f_2_20_25" style:display-name="Excel_CondFormat_1_4_2 25" style:family="table-cell" style:parent-style-name="Default">
      <style:table-cell-properties fo:background-color="#ff0000"/>
    </style:style>
    <style:style style:name="Excel_5f_CondFormat_5f_1_5f_5_5f_1_20_25" style:display-name="Excel_CondFormat_1_5_1 25" style:family="table-cell" style:parent-style-name="Default">
      <style:table-cell-properties fo:background-color="#00ff00"/>
    </style:style>
    <style:style style:name="Excel_5f_CondFormat_5f_1_5f_5_5f_2_20_25" style:display-name="Excel_CondFormat_1_5_2 25" style:family="table-cell" style:parent-style-name="Default">
      <style:table-cell-properties fo:background-color="#ff0000"/>
    </style:style>
    <style:style style:name="Excel_5f_CondFormat_5f_1_5f_6_5f_1_20_25" style:display-name="Excel_CondFormat_1_6_1 25" style:family="table-cell" style:parent-style-name="Default">
      <style:table-cell-properties fo:background-color="#00ff00"/>
    </style:style>
    <style:style style:name="Excel_5f_CondFormat_5f_1_5f_7_5f_1_20_25" style:display-name="Excel_CondFormat_1_7_1 25" style:family="table-cell" style:parent-style-name="Default">
      <style:table-cell-properties fo:background-color="#ff0000"/>
    </style:style>
    <style:style style:name="Excel_5f_CondFormat_5f_1_5f_7_5f_2_20_10" style:display-name="Excel_CondFormat_1_7_2 10" style:family="table-cell" style:parent-style-name="Default">
      <style:table-cell-properties fo:background-color="#00ff00"/>
    </style:style>
    <style:style style:name="Excel_5f_CondFormat_5f_1_5f_7_5f_3_20_10" style:display-name="Excel_CondFormat_1_7_3 10" style:family="table-cell" style:parent-style-name="Default"/>
    <style:style style:name="Excel_5f_CondFormat_5f_1_5f_8_5f_1_20_25" style:display-name="Excel_CondFormat_1_8_1 25" style:family="table-cell" style:parent-style-name="Default">
      <style:table-cell-properties fo:background-color="#00ff00"/>
    </style:style>
    <style:style style:name="Excel_5f_CondFormat_5f_1_5f_8_5f_2_20_25" style:display-name="Excel_CondFormat_1_8_2 25" style:family="table-cell" style:parent-style-name="Default">
      <style:table-cell-properties fo:background-color="#ff0000"/>
    </style:style>
    <style:style style:name="Excel_5f_CondFormat_5f_1_5f_9_5f_1_20_25" style:display-name="Excel_CondFormat_1_9_1 25" style:family="table-cell" style:parent-style-name="Default">
      <style:table-cell-properties fo:background-color="#ff0000"/>
    </style:style>
    <style:style style:name="Excel_5f_CondFormat_5f_1_5f_1_5f_1_20_26" style:display-name="Excel_CondFormat_1_1_1 26" style:family="table-cell" style:parent-style-name="Default">
      <style:table-cell-properties fo:background-color="#00ff00"/>
    </style:style>
    <style:style style:name="Excel_5f_CondFormat_5f_1_5f_2_5f_1_20_26" style:display-name="Excel_CondFormat_1_2_1 26" style:family="table-cell" style:parent-style-name="Default">
      <style:table-cell-properties fo:background-color="#00ff00"/>
    </style:style>
    <style:style style:name="Excel_5f_CondFormat_5f_1_5f_2_5f_2_20_26" style:display-name="Excel_CondFormat_1_2_2 26" style:family="table-cell" style:parent-style-name="Default">
      <style:table-cell-properties fo:background-color="#ff0000"/>
    </style:style>
    <style:style style:name="Excel_5f_CondFormat_5f_1_5f_3_5f_1_20_26" style:display-name="Excel_CondFormat_1_3_1 26" style:family="table-cell" style:parent-style-name="Default">
      <style:table-cell-properties fo:background-color="#00ff00"/>
    </style:style>
    <style:style style:name="Excel_5f_CondFormat_5f_1_5f_3_5f_2_20_26" style:display-name="Excel_CondFormat_1_3_2 26" style:family="table-cell" style:parent-style-name="Default">
      <style:table-cell-properties fo:background-color="#ff0000"/>
    </style:style>
    <style:style style:name="Excel_5f_CondFormat_5f_1_5f_4_5f_1_20_26" style:display-name="Excel_CondFormat_1_4_1 26" style:family="table-cell" style:parent-style-name="Default">
      <style:table-cell-properties fo:background-color="#00ff00"/>
    </style:style>
    <style:style style:name="Excel_5f_CondFormat_5f_1_5f_4_5f_2_20_26" style:display-name="Excel_CondFormat_1_4_2 26" style:family="table-cell" style:parent-style-name="Default">
      <style:table-cell-properties fo:background-color="#ff0000"/>
    </style:style>
    <style:style style:name="Excel_5f_CondFormat_5f_1_5f_5_5f_1_20_26" style:display-name="Excel_CondFormat_1_5_1 26" style:family="table-cell" style:parent-style-name="Default">
      <style:table-cell-properties fo:background-color="#00ff00"/>
    </style:style>
    <style:style style:name="Excel_5f_CondFormat_5f_1_5f_5_5f_2_20_26" style:display-name="Excel_CondFormat_1_5_2 26" style:family="table-cell" style:parent-style-name="Default">
      <style:table-cell-properties fo:background-color="#ff0000"/>
    </style:style>
    <style:style style:name="Excel_5f_CondFormat_5f_1_5f_6_5f_1_20_26" style:display-name="Excel_CondFormat_1_6_1 26" style:family="table-cell" style:parent-style-name="Default">
      <style:table-cell-properties fo:background-color="#ff0000"/>
    </style:style>
    <style:style style:name="Excel_5f_CondFormat_5f_1_5f_6_5f_2_20_1" style:display-name="Excel_CondFormat_1_6_2 1" style:family="table-cell" style:parent-style-name="Default">
      <style:table-cell-properties fo:background-color="#00ff00"/>
    </style:style>
    <style:style style:name="Excel_5f_CondFormat_5f_1_5f_6_5f_3_20_1" style:display-name="Excel_CondFormat_1_6_3 1" style:family="table-cell" style:parent-style-name="Default"/>
    <style:style style:name="Excel_5f_CondFormat_5f_1_5f_7_5f_1_20_26" style:display-name="Excel_CondFormat_1_7_1 26" style:family="table-cell" style:parent-style-name="Default">
      <style:table-cell-properties fo:background-color="#00ff00"/>
    </style:style>
    <style:style style:name="Excel_5f_CondFormat_5f_1_5f_8_5f_1_20_26" style:display-name="Excel_CondFormat_1_8_1 26" style:family="table-cell" style:parent-style-name="Default">
      <style:table-cell-properties fo:background-color="#00ff00"/>
    </style:style>
    <style:style style:name="Excel_5f_CondFormat_5f_1_5f_8_5f_2_20_26" style:display-name="Excel_CondFormat_1_8_2 26" style:family="table-cell" style:parent-style-name="Default">
      <style:table-cell-properties fo:background-color="#ff0000"/>
    </style:style>
    <style:style style:name="Excel_5f_CondFormat_5f_1_5f_9_5f_1_20_26" style:display-name="Excel_CondFormat_1_9_1 26" style:family="table-cell" style:parent-style-name="Default">
      <style:table-cell-properties fo:background-color="#ff0000"/>
    </style:style>
    <style:style style:name="Excel_5f_CondFormat_5f_1_5f_1_5f_1_20_27" style:display-name="Excel_CondFormat_1_1_1 27" style:family="table-cell" style:parent-style-name="Default">
      <style:table-cell-properties fo:background-color="#00ff00"/>
    </style:style>
    <style:style style:name="Excel_5f_CondFormat_5f_1_5f_2_5f_1_20_27" style:display-name="Excel_CondFormat_1_2_1 27" style:family="table-cell" style:parent-style-name="Default">
      <style:table-cell-properties fo:background-color="#00ff00"/>
    </style:style>
    <style:style style:name="Excel_5f_CondFormat_5f_1_5f_2_5f_2_20_27" style:display-name="Excel_CondFormat_1_2_2 27" style:family="table-cell" style:parent-style-name="Default">
      <style:table-cell-properties fo:background-color="#ff0000"/>
    </style:style>
    <style:style style:name="Excel_5f_CondFormat_5f_1_5f_3_5f_1_20_27" style:display-name="Excel_CondFormat_1_3_1 27" style:family="table-cell" style:parent-style-name="Default">
      <style:table-cell-properties fo:background-color="#00ff00"/>
    </style:style>
    <style:style style:name="Excel_5f_CondFormat_5f_1_5f_3_5f_2_20_27" style:display-name="Excel_CondFormat_1_3_2 27" style:family="table-cell" style:parent-style-name="Default">
      <style:table-cell-properties fo:background-color="#ff0000"/>
    </style:style>
    <style:style style:name="Excel_5f_CondFormat_5f_1_5f_4_5f_1_20_27" style:display-name="Excel_CondFormat_1_4_1 27" style:family="table-cell" style:parent-style-name="Default">
      <style:table-cell-properties fo:background-color="#00ff00"/>
    </style:style>
    <style:style style:name="Excel_5f_CondFormat_5f_1_5f_4_5f_2_20_27" style:display-name="Excel_CondFormat_1_4_2 27" style:family="table-cell" style:parent-style-name="Default">
      <style:table-cell-properties fo:background-color="#ff0000"/>
    </style:style>
    <style:style style:name="Excel_5f_CondFormat_5f_1_5f_5_5f_1_20_27" style:display-name="Excel_CondFormat_1_5_1 27" style:family="table-cell" style:parent-style-name="Default">
      <style:table-cell-properties fo:background-color="#00ff00"/>
    </style:style>
    <style:style style:name="Excel_5f_CondFormat_5f_1_5f_5_5f_2_20_27" style:display-name="Excel_CondFormat_1_5_2 27" style:family="table-cell" style:parent-style-name="Default">
      <style:table-cell-properties fo:background-color="#ff0000"/>
    </style:style>
    <style:style style:name="Excel_5f_CondFormat_5f_1_5f_6_5f_1_20_27" style:display-name="Excel_CondFormat_1_6_1 27" style:family="table-cell" style:parent-style-name="Default">
      <style:table-cell-properties fo:background-color="#ff0000"/>
    </style:style>
    <style:style style:name="Excel_5f_CondFormat_5f_1_5f_6_5f_2_20_2" style:display-name="Excel_CondFormat_1_6_2 2" style:family="table-cell" style:parent-style-name="Default">
      <style:table-cell-properties fo:background-color="#00ff00"/>
    </style:style>
    <style:style style:name="Excel_5f_CondFormat_5f_1_5f_6_5f_3_20_2" style:display-name="Excel_CondFormat_1_6_3 2" style:family="table-cell" style:parent-style-name="Default"/>
    <style:style style:name="Excel_5f_CondFormat_5f_1_5f_7_5f_1_20_27" style:display-name="Excel_CondFormat_1_7_1 27" style:family="table-cell" style:parent-style-name="Default">
      <style:table-cell-properties fo:background-color="#00ff00"/>
    </style:style>
    <style:style style:name="Excel_5f_CondFormat_5f_1_5f_8_5f_1_20_27" style:display-name="Excel_CondFormat_1_8_1 27" style:family="table-cell" style:parent-style-name="Default">
      <style:table-cell-properties fo:background-color="#00ff00"/>
    </style:style>
    <style:style style:name="Excel_5f_CondFormat_5f_1_5f_8_5f_2_20_27" style:display-name="Excel_CondFormat_1_8_2 27" style:family="table-cell" style:parent-style-name="Default">
      <style:table-cell-properties fo:background-color="#ff0000"/>
    </style:style>
    <style:style style:name="Excel_5f_CondFormat_5f_1_5f_9_5f_1_20_27" style:display-name="Excel_CondFormat_1_9_1 27" style:family="table-cell" style:parent-style-name="Default">
      <style:table-cell-properties fo:background-color="#ff0000"/>
    </style:style>
    <style:style style:name="Excel_5f_CondFormat_5f_1_5f_1_5f_1_20_28" style:display-name="Excel_CondFormat_1_1_1 28" style:family="table-cell" style:parent-style-name="Default">
      <style:table-cell-properties fo:background-color="#00ff00"/>
    </style:style>
    <style:style style:name="Excel_5f_CondFormat_5f_1_5f_2_5f_1_20_28" style:display-name="Excel_CondFormat_1_2_1 28" style:family="table-cell" style:parent-style-name="Default">
      <style:table-cell-properties fo:background-color="#00ff00"/>
    </style:style>
    <style:style style:name="Excel_5f_CondFormat_5f_1_5f_2_5f_2_20_28" style:display-name="Excel_CondFormat_1_2_2 28" style:family="table-cell" style:parent-style-name="Default">
      <style:table-cell-properties fo:background-color="#ff0000"/>
    </style:style>
    <style:style style:name="Excel_5f_CondFormat_5f_1_5f_3_5f_1_20_28" style:display-name="Excel_CondFormat_1_3_1 28" style:family="table-cell" style:parent-style-name="Default">
      <style:table-cell-properties fo:background-color="#00ff00"/>
    </style:style>
    <style:style style:name="Excel_5f_CondFormat_5f_1_5f_3_5f_2_20_28" style:display-name="Excel_CondFormat_1_3_2 28" style:family="table-cell" style:parent-style-name="Default">
      <style:table-cell-properties fo:background-color="#ff0000"/>
    </style:style>
    <style:style style:name="Excel_5f_CondFormat_5f_1_5f_4_5f_1_20_28" style:display-name="Excel_CondFormat_1_4_1 28" style:family="table-cell" style:parent-style-name="Default">
      <style:table-cell-properties fo:background-color="#00ff00"/>
    </style:style>
    <style:style style:name="Excel_5f_CondFormat_5f_1_5f_4_5f_2_20_28" style:display-name="Excel_CondFormat_1_4_2 28" style:family="table-cell" style:parent-style-name="Default">
      <style:table-cell-properties fo:background-color="#ff0000"/>
    </style:style>
    <style:style style:name="Excel_5f_CondFormat_5f_1_5f_5_5f_1_20_28" style:display-name="Excel_CondFormat_1_5_1 28" style:family="table-cell" style:parent-style-name="Default">
      <style:table-cell-properties fo:background-color="#00ff00"/>
    </style:style>
    <style:style style:name="Excel_5f_CondFormat_5f_1_5f_5_5f_2_20_28" style:display-name="Excel_CondFormat_1_5_2 28" style:family="table-cell" style:parent-style-name="Default">
      <style:table-cell-properties fo:background-color="#ff0000"/>
    </style:style>
    <style:style style:name="Excel_5f_CondFormat_5f_1_5f_6_5f_1_20_28" style:display-name="Excel_CondFormat_1_6_1 28" style:family="table-cell" style:parent-style-name="Default">
      <style:table-cell-properties fo:background-color="#ff0000"/>
    </style:style>
    <style:style style:name="Excel_5f_CondFormat_5f_1_5f_6_5f_2_20_3" style:display-name="Excel_CondFormat_1_6_2 3" style:family="table-cell" style:parent-style-name="Default">
      <style:table-cell-properties fo:background-color="#00ff00"/>
    </style:style>
    <style:style style:name="Excel_5f_CondFormat_5f_1_5f_6_5f_3_20_3" style:display-name="Excel_CondFormat_1_6_3 3" style:family="table-cell" style:parent-style-name="Default"/>
    <style:style style:name="Excel_5f_CondFormat_5f_1_5f_7_5f_1_20_28" style:display-name="Excel_CondFormat_1_7_1 28" style:family="table-cell" style:parent-style-name="Default">
      <style:table-cell-properties fo:background-color="#00ff00"/>
    </style:style>
    <style:style style:name="Excel_5f_CondFormat_5f_1_5f_8_5f_1_20_28" style:display-name="Excel_CondFormat_1_8_1 28" style:family="table-cell" style:parent-style-name="Default">
      <style:table-cell-properties fo:background-color="#00ff00"/>
    </style:style>
    <style:style style:name="Excel_5f_CondFormat_5f_1_5f_8_5f_2_20_28" style:display-name="Excel_CondFormat_1_8_2 28" style:family="table-cell" style:parent-style-name="Default">
      <style:table-cell-properties fo:background-color="#ff0000"/>
    </style:style>
    <style:style style:name="Excel_5f_CondFormat_5f_1_5f_9_5f_1_20_28" style:display-name="Excel_CondFormat_1_9_1 28" style:family="table-cell" style:parent-style-name="Default">
      <style:table-cell-properties fo:background-color="#ff0000"/>
    </style:style>
    <style:style style:name="Excel_5f_CondFormat_5f_1_5f_1_5f_1_20_29" style:display-name="Excel_CondFormat_1_1_1 29" style:family="table-cell" style:parent-style-name="Default">
      <style:table-cell-properties fo:background-color="#00ff00"/>
    </style:style>
    <style:style style:name="Excel_5f_CondFormat_5f_1_5f_2_5f_1_20_29" style:display-name="Excel_CondFormat_1_2_1 29" style:family="table-cell" style:parent-style-name="Default">
      <style:table-cell-properties fo:background-color="#00ff00"/>
    </style:style>
    <style:style style:name="Excel_5f_CondFormat_5f_1_5f_2_5f_2_20_29" style:display-name="Excel_CondFormat_1_2_2 29" style:family="table-cell" style:parent-style-name="Default">
      <style:table-cell-properties fo:background-color="#ff0000"/>
    </style:style>
    <style:style style:name="Excel_5f_CondFormat_5f_1_5f_3_5f_1_20_29" style:display-name="Excel_CondFormat_1_3_1 29" style:family="table-cell" style:parent-style-name="Default">
      <style:table-cell-properties fo:background-color="#00ff00"/>
    </style:style>
    <style:style style:name="Excel_5f_CondFormat_5f_1_5f_3_5f_2_20_29" style:display-name="Excel_CondFormat_1_3_2 29" style:family="table-cell" style:parent-style-name="Default">
      <style:table-cell-properties fo:background-color="#ff0000"/>
    </style:style>
    <style:style style:name="Excel_5f_CondFormat_5f_1_5f_4_5f_1_20_29" style:display-name="Excel_CondFormat_1_4_1 29" style:family="table-cell" style:parent-style-name="Default">
      <style:table-cell-properties fo:background-color="#00ff00"/>
    </style:style>
    <style:style style:name="Excel_5f_CondFormat_5f_1_5f_4_5f_2_20_29" style:display-name="Excel_CondFormat_1_4_2 29" style:family="table-cell" style:parent-style-name="Default">
      <style:table-cell-properties fo:background-color="#ff0000"/>
    </style:style>
    <style:style style:name="Excel_5f_CondFormat_5f_1_5f_5_5f_1_20_29" style:display-name="Excel_CondFormat_1_5_1 29" style:family="table-cell" style:parent-style-name="Default">
      <style:table-cell-properties fo:background-color="#00ff00"/>
    </style:style>
    <style:style style:name="Excel_5f_CondFormat_5f_1_5f_5_5f_2_20_29" style:display-name="Excel_CondFormat_1_5_2 29" style:family="table-cell" style:parent-style-name="Default">
      <style:table-cell-properties fo:background-color="#ff0000"/>
    </style:style>
    <style:style style:name="Excel_5f_CondFormat_5f_1_5f_6_5f_1_20_29" style:display-name="Excel_CondFormat_1_6_1 29" style:family="table-cell" style:parent-style-name="Default">
      <style:table-cell-properties fo:background-color="#ff0000"/>
    </style:style>
    <style:style style:name="Excel_5f_CondFormat_5f_1_5f_6_5f_2_20_4" style:display-name="Excel_CondFormat_1_6_2 4" style:family="table-cell" style:parent-style-name="Default">
      <style:table-cell-properties fo:background-color="#00ff00"/>
    </style:style>
    <style:style style:name="Excel_5f_CondFormat_5f_1_5f_6_5f_3_20_4" style:display-name="Excel_CondFormat_1_6_3 4" style:family="table-cell" style:parent-style-name="Default"/>
    <style:style style:name="Excel_5f_CondFormat_5f_1_5f_7_5f_1_20_29" style:display-name="Excel_CondFormat_1_7_1 29" style:family="table-cell" style:parent-style-name="Default">
      <style:table-cell-properties fo:background-color="#00ff00"/>
    </style:style>
    <style:style style:name="Excel_5f_CondFormat_5f_1_5f_8_5f_1_20_29" style:display-name="Excel_CondFormat_1_8_1 29" style:family="table-cell" style:parent-style-name="Default">
      <style:table-cell-properties fo:background-color="#00ff00"/>
    </style:style>
    <style:style style:name="Excel_5f_CondFormat_5f_1_5f_8_5f_2_20_29" style:display-name="Excel_CondFormat_1_8_2 29" style:family="table-cell" style:parent-style-name="Default">
      <style:table-cell-properties fo:background-color="#ff0000"/>
    </style:style>
    <style:style style:name="Excel_5f_CondFormat_5f_1_5f_9_5f_1_20_29" style:display-name="Excel_CondFormat_1_9_1 29" style:family="table-cell" style:parent-style-name="Default">
      <style:table-cell-properties fo:background-color="#ff0000"/>
    </style:style>
    <style:style style:name="Excel_5f_CondFormat_5f_1_5f_1_5f_1_20_30" style:display-name="Excel_CondFormat_1_1_1 30" style:family="table-cell" style:parent-style-name="Default">
      <style:table-cell-properties fo:background-color="#00ff00"/>
    </style:style>
    <style:style style:name="Excel_5f_CondFormat_5f_1_5f_2_5f_1_20_30" style:display-name="Excel_CondFormat_1_2_1 30" style:family="table-cell" style:parent-style-name="Default">
      <style:table-cell-properties fo:background-color="#00ff00"/>
    </style:style>
    <style:style style:name="Excel_5f_CondFormat_5f_1_5f_2_5f_2_20_30" style:display-name="Excel_CondFormat_1_2_2 30" style:family="table-cell" style:parent-style-name="Default">
      <style:table-cell-properties fo:background-color="#ff0000"/>
    </style:style>
    <style:style style:name="Excel_5f_CondFormat_5f_1_5f_3_5f_1_20_30" style:display-name="Excel_CondFormat_1_3_1 30" style:family="table-cell" style:parent-style-name="Default">
      <style:table-cell-properties fo:background-color="#00ff00"/>
    </style:style>
    <style:style style:name="Excel_5f_CondFormat_5f_1_5f_3_5f_2_20_30" style:display-name="Excel_CondFormat_1_3_2 30" style:family="table-cell" style:parent-style-name="Default">
      <style:table-cell-properties fo:background-color="#ff0000"/>
    </style:style>
    <style:style style:name="Excel_5f_CondFormat_5f_1_5f_4_5f_1_20_30" style:display-name="Excel_CondFormat_1_4_1 30" style:family="table-cell" style:parent-style-name="Default">
      <style:table-cell-properties fo:background-color="#00ff00"/>
    </style:style>
    <style:style style:name="Excel_5f_CondFormat_5f_1_5f_4_5f_2_20_30" style:display-name="Excel_CondFormat_1_4_2 30" style:family="table-cell" style:parent-style-name="Default">
      <style:table-cell-properties fo:background-color="#ff0000"/>
    </style:style>
    <style:style style:name="Excel_5f_CondFormat_5f_1_5f_5_5f_1_20_30" style:display-name="Excel_CondFormat_1_5_1 30" style:family="table-cell" style:parent-style-name="Default">
      <style:table-cell-properties fo:background-color="#00ff00"/>
    </style:style>
    <style:style style:name="Excel_5f_CondFormat_5f_1_5f_5_5f_2_20_30" style:display-name="Excel_CondFormat_1_5_2 30" style:family="table-cell" style:parent-style-name="Default">
      <style:table-cell-properties fo:background-color="#ff0000"/>
    </style:style>
    <style:style style:name="Excel_5f_CondFormat_5f_1_5f_6_5f_1_20_30" style:display-name="Excel_CondFormat_1_6_1 30" style:family="table-cell" style:parent-style-name="Default">
      <style:table-cell-properties fo:background-color="#ff0000"/>
    </style:style>
    <style:style style:name="Excel_5f_CondFormat_5f_1_5f_6_5f_2_20_5" style:display-name="Excel_CondFormat_1_6_2 5" style:family="table-cell" style:parent-style-name="Default">
      <style:table-cell-properties fo:background-color="#00ff00"/>
    </style:style>
    <style:style style:name="Excel_5f_CondFormat_5f_1_5f_6_5f_3_20_5" style:display-name="Excel_CondFormat_1_6_3 5" style:family="table-cell" style:parent-style-name="Default"/>
    <style:style style:name="Excel_5f_CondFormat_5f_1_5f_7_5f_1_20_30" style:display-name="Excel_CondFormat_1_7_1 30" style:family="table-cell" style:parent-style-name="Default">
      <style:table-cell-properties fo:background-color="#00ff00"/>
    </style:style>
    <style:style style:name="Excel_5f_CondFormat_5f_1_5f_8_5f_1_20_30" style:display-name="Excel_CondFormat_1_8_1 30" style:family="table-cell" style:parent-style-name="Default">
      <style:table-cell-properties fo:background-color="#00ff00"/>
    </style:style>
    <style:style style:name="Excel_5f_CondFormat_5f_1_5f_8_5f_2_20_30" style:display-name="Excel_CondFormat_1_8_2 30" style:family="table-cell" style:parent-style-name="Default">
      <style:table-cell-properties fo:background-color="#ff0000"/>
    </style:style>
    <style:style style:name="Excel_5f_CondFormat_5f_1_5f_9_5f_1_20_30" style:display-name="Excel_CondFormat_1_9_1 30" style:family="table-cell" style:parent-style-name="Default">
      <style:table-cell-properties fo:background-color="#ff0000"/>
    </style:style>
    <style:style style:name="Excel_5f_CondFormat_5f_1_5f_1_5f_1_20_31" style:display-name="Excel_CondFormat_1_1_1 31" style:family="table-cell" style:parent-style-name="Default">
      <style:table-cell-properties fo:background-color="#00ff00"/>
    </style:style>
    <style:style style:name="Excel_5f_CondFormat_5f_1_5f_2_5f_1_20_31" style:display-name="Excel_CondFormat_1_2_1 31" style:family="table-cell" style:parent-style-name="Default">
      <style:table-cell-properties fo:background-color="#00ff00"/>
    </style:style>
    <style:style style:name="Excel_5f_CondFormat_5f_1_5f_2_5f_2_20_31" style:display-name="Excel_CondFormat_1_2_2 31" style:family="table-cell" style:parent-style-name="Default">
      <style:table-cell-properties fo:background-color="#ff0000"/>
    </style:style>
    <style:style style:name="Excel_5f_CondFormat_5f_1_5f_3_5f_1_20_31" style:display-name="Excel_CondFormat_1_3_1 31" style:family="table-cell" style:parent-style-name="Default">
      <style:table-cell-properties fo:background-color="#00ff00"/>
    </style:style>
    <style:style style:name="Excel_5f_CondFormat_5f_1_5f_3_5f_2_20_31" style:display-name="Excel_CondFormat_1_3_2 31" style:family="table-cell" style:parent-style-name="Default">
      <style:table-cell-properties fo:background-color="#ff0000"/>
    </style:style>
    <style:style style:name="Excel_5f_CondFormat_5f_1_5f_4_5f_1_20_31" style:display-name="Excel_CondFormat_1_4_1 31" style:family="table-cell" style:parent-style-name="Default">
      <style:table-cell-properties fo:background-color="#00ff00"/>
    </style:style>
    <style:style style:name="Excel_5f_CondFormat_5f_1_5f_4_5f_2_20_31" style:display-name="Excel_CondFormat_1_4_2 31" style:family="table-cell" style:parent-style-name="Default">
      <style:table-cell-properties fo:background-color="#ff0000"/>
    </style:style>
    <style:style style:name="Excel_5f_CondFormat_5f_1_5f_5_5f_1_20_31" style:display-name="Excel_CondFormat_1_5_1 31" style:family="table-cell" style:parent-style-name="Default">
      <style:table-cell-properties fo:background-color="#00ff00"/>
    </style:style>
    <style:style style:name="Excel_5f_CondFormat_5f_1_5f_5_5f_2_20_31" style:display-name="Excel_CondFormat_1_5_2 31" style:family="table-cell" style:parent-style-name="Default">
      <style:table-cell-properties fo:background-color="#ff0000"/>
    </style:style>
    <style:style style:name="Excel_5f_CondFormat_5f_1_5f_6_5f_1_20_31" style:display-name="Excel_CondFormat_1_6_1 31" style:family="table-cell" style:parent-style-name="Default">
      <style:table-cell-properties fo:background-color="#ff0000"/>
    </style:style>
    <style:style style:name="Excel_5f_CondFormat_5f_1_5f_6_5f_2_20_6" style:display-name="Excel_CondFormat_1_6_2 6" style:family="table-cell" style:parent-style-name="Default">
      <style:table-cell-properties fo:background-color="#00ff00"/>
    </style:style>
    <style:style style:name="Excel_5f_CondFormat_5f_1_5f_6_5f_3_20_6" style:display-name="Excel_CondFormat_1_6_3 6" style:family="table-cell" style:parent-style-name="Default"/>
    <style:style style:name="Excel_5f_CondFormat_5f_1_5f_7_5f_1_20_31" style:display-name="Excel_CondFormat_1_7_1 31" style:family="table-cell" style:parent-style-name="Default">
      <style:table-cell-properties fo:background-color="#00ff00"/>
    </style:style>
    <style:style style:name="Excel_5f_CondFormat_5f_1_5f_8_5f_1_20_31" style:display-name="Excel_CondFormat_1_8_1 31" style:family="table-cell" style:parent-style-name="Default">
      <style:table-cell-properties fo:background-color="#00ff00"/>
    </style:style>
    <style:style style:name="Excel_5f_CondFormat_5f_1_5f_8_5f_2_20_31" style:display-name="Excel_CondFormat_1_8_2 31" style:family="table-cell" style:parent-style-name="Default">
      <style:table-cell-properties fo:background-color="#ff0000"/>
    </style:style>
    <style:style style:name="Excel_5f_CondFormat_5f_1_5f_9_5f_1_20_31" style:display-name="Excel_CondFormat_1_9_1 31" style:family="table-cell" style:parent-style-name="Default">
      <style:table-cell-properties fo:background-color="#ff0000"/>
    </style:style>
    <style:style style:name="Excel_5f_CondFormat_5f_1_5f_1_5f_1_20_32" style:display-name="Excel_CondFormat_1_1_1 32" style:family="table-cell" style:parent-style-name="Default">
      <style:table-cell-properties fo:background-color="#00ff00"/>
    </style:style>
    <style:style style:name="Excel_5f_CondFormat_5f_1_5f_2_5f_1_20_32" style:display-name="Excel_CondFormat_1_2_1 32" style:family="table-cell" style:parent-style-name="Default">
      <style:table-cell-properties fo:background-color="#00ff00"/>
    </style:style>
    <style:style style:name="Excel_5f_CondFormat_5f_1_5f_2_5f_2_20_32" style:display-name="Excel_CondFormat_1_2_2 32" style:family="table-cell" style:parent-style-name="Default">
      <style:table-cell-properties fo:background-color="#ff0000"/>
    </style:style>
    <style:style style:name="Excel_5f_CondFormat_5f_1_5f_3_5f_1_20_32" style:display-name="Excel_CondFormat_1_3_1 32" style:family="table-cell" style:parent-style-name="Default">
      <style:table-cell-properties fo:background-color="#00ff00"/>
    </style:style>
    <style:style style:name="Excel_5f_CondFormat_5f_1_5f_3_5f_2_20_32" style:display-name="Excel_CondFormat_1_3_2 32" style:family="table-cell" style:parent-style-name="Default">
      <style:table-cell-properties fo:background-color="#ff0000"/>
    </style:style>
    <style:style style:name="Excel_5f_CondFormat_5f_1_5f_4_5f_1_20_32" style:display-name="Excel_CondFormat_1_4_1 32" style:family="table-cell" style:parent-style-name="Default">
      <style:table-cell-properties fo:background-color="#00ff00"/>
    </style:style>
    <style:style style:name="Excel_5f_CondFormat_5f_1_5f_4_5f_2_20_32" style:display-name="Excel_CondFormat_1_4_2 32" style:family="table-cell" style:parent-style-name="Default">
      <style:table-cell-properties fo:background-color="#ff0000"/>
    </style:style>
    <style:style style:name="Excel_5f_CondFormat_5f_1_5f_5_5f_1_20_32" style:display-name="Excel_CondFormat_1_5_1 32" style:family="table-cell" style:parent-style-name="Default">
      <style:table-cell-properties fo:background-color="#00ff00"/>
    </style:style>
    <style:style style:name="Excel_5f_CondFormat_5f_1_5f_5_5f_2_20_32" style:display-name="Excel_CondFormat_1_5_2 32" style:family="table-cell" style:parent-style-name="Default">
      <style:table-cell-properties fo:background-color="#ff0000"/>
    </style:style>
    <style:style style:name="Excel_5f_CondFormat_5f_1_5f_6_5f_1_20_32" style:display-name="Excel_CondFormat_1_6_1 32" style:family="table-cell" style:parent-style-name="Default">
      <style:table-cell-properties fo:background-color="#ff0000"/>
    </style:style>
    <style:style style:name="Excel_5f_CondFormat_5f_1_5f_6_5f_2_20_7" style:display-name="Excel_CondFormat_1_6_2 7" style:family="table-cell" style:parent-style-name="Default">
      <style:table-cell-properties fo:background-color="#00ff00"/>
    </style:style>
    <style:style style:name="Excel_5f_CondFormat_5f_1_5f_6_5f_3_20_7" style:display-name="Excel_CondFormat_1_6_3 7" style:family="table-cell" style:parent-style-name="Default"/>
    <style:style style:name="Excel_5f_CondFormat_5f_1_5f_7_5f_1_20_32" style:display-name="Excel_CondFormat_1_7_1 32" style:family="table-cell" style:parent-style-name="Default">
      <style:table-cell-properties fo:background-color="#00ff00"/>
    </style:style>
    <style:style style:name="Excel_5f_CondFormat_5f_1_5f_8_5f_1_20_32" style:display-name="Excel_CondFormat_1_8_1 32" style:family="table-cell" style:parent-style-name="Default">
      <style:table-cell-properties fo:background-color="#00ff00"/>
    </style:style>
    <style:style style:name="Excel_5f_CondFormat_5f_1_5f_8_5f_2_20_32" style:display-name="Excel_CondFormat_1_8_2 32" style:family="table-cell" style:parent-style-name="Default">
      <style:table-cell-properties fo:background-color="#ff0000"/>
    </style:style>
    <style:style style:name="Excel_5f_CondFormat_5f_1_5f_9_5f_1_20_32" style:display-name="Excel_CondFormat_1_9_1 32" style:family="table-cell" style:parent-style-name="Default">
      <style:table-cell-properties fo:background-color="#ff0000"/>
    </style:style>
    <style:style style:name="Excel_5f_CondFormat_5f_1_5f_1_5f_1_20_33" style:display-name="Excel_CondFormat_1_1_1 33" style:family="table-cell" style:parent-style-name="Default">
      <style:table-cell-properties fo:background-color="#00ff00"/>
    </style:style>
    <style:style style:name="Excel_5f_CondFormat_5f_1_5f_2_5f_1_20_33" style:display-name="Excel_CondFormat_1_2_1 33" style:family="table-cell" style:parent-style-name="Default">
      <style:table-cell-properties fo:background-color="#00ff00"/>
    </style:style>
    <style:style style:name="Excel_5f_CondFormat_5f_1_5f_2_5f_2_20_33" style:display-name="Excel_CondFormat_1_2_2 33" style:family="table-cell" style:parent-style-name="Default">
      <style:table-cell-properties fo:background-color="#ff0000"/>
    </style:style>
    <style:style style:name="Excel_5f_CondFormat_5f_1_5f_3_5f_1_20_33" style:display-name="Excel_CondFormat_1_3_1 33" style:family="table-cell" style:parent-style-name="Default">
      <style:table-cell-properties fo:background-color="#00ff00"/>
    </style:style>
    <style:style style:name="Excel_5f_CondFormat_5f_1_5f_3_5f_2_20_33" style:display-name="Excel_CondFormat_1_3_2 33" style:family="table-cell" style:parent-style-name="Default">
      <style:table-cell-properties fo:background-color="#ff0000"/>
    </style:style>
    <style:style style:name="Excel_5f_CondFormat_5f_1_5f_4_5f_1_20_33" style:display-name="Excel_CondFormat_1_4_1 33" style:family="table-cell" style:parent-style-name="Default">
      <style:table-cell-properties fo:background-color="#00ff00"/>
    </style:style>
    <style:style style:name="Excel_5f_CondFormat_5f_1_5f_4_5f_2_20_33" style:display-name="Excel_CondFormat_1_4_2 33" style:family="table-cell" style:parent-style-name="Default">
      <style:table-cell-properties fo:background-color="#ff0000"/>
    </style:style>
    <style:style style:name="Excel_5f_CondFormat_5f_1_5f_5_5f_1_20_33" style:display-name="Excel_CondFormat_1_5_1 33" style:family="table-cell" style:parent-style-name="Default">
      <style:table-cell-properties fo:background-color="#00ff00"/>
    </style:style>
    <style:style style:name="Excel_5f_CondFormat_5f_1_5f_5_5f_2_20_33" style:display-name="Excel_CondFormat_1_5_2 33" style:family="table-cell" style:parent-style-name="Default">
      <style:table-cell-properties fo:background-color="#ff0000"/>
    </style:style>
    <style:style style:name="Excel_5f_CondFormat_5f_1_5f_6_5f_1_20_33" style:display-name="Excel_CondFormat_1_6_1 33" style:family="table-cell" style:parent-style-name="Default">
      <style:table-cell-properties fo:background-color="#ff0000"/>
    </style:style>
    <style:style style:name="Excel_5f_CondFormat_5f_1_5f_6_5f_2_20_8" style:display-name="Excel_CondFormat_1_6_2 8" style:family="table-cell" style:parent-style-name="Default">
      <style:table-cell-properties fo:background-color="#00ff00"/>
    </style:style>
    <style:style style:name="Excel_5f_CondFormat_5f_1_5f_6_5f_3_20_8" style:display-name="Excel_CondFormat_1_6_3 8" style:family="table-cell" style:parent-style-name="Default"/>
    <style:style style:name="Excel_5f_CondFormat_5f_1_5f_7_5f_1_20_33" style:display-name="Excel_CondFormat_1_7_1 33" style:family="table-cell" style:parent-style-name="Default">
      <style:table-cell-properties fo:background-color="#00ff00"/>
    </style:style>
    <style:style style:name="Excel_5f_CondFormat_5f_1_5f_8_5f_1_20_33" style:display-name="Excel_CondFormat_1_8_1 33" style:family="table-cell" style:parent-style-name="Default">
      <style:table-cell-properties fo:background-color="#00ff00"/>
    </style:style>
    <style:style style:name="Excel_5f_CondFormat_5f_1_5f_8_5f_2_20_33" style:display-name="Excel_CondFormat_1_8_2 33" style:family="table-cell" style:parent-style-name="Default">
      <style:table-cell-properties fo:background-color="#ff0000"/>
    </style:style>
    <style:style style:name="Excel_5f_CondFormat_5f_1_5f_9_5f_1_20_33" style:display-name="Excel_CondFormat_1_9_1 33" style:family="table-cell" style:parent-style-name="Default">
      <style:table-cell-properties fo:background-color="#ff0000"/>
    </style:style>
    <style:style style:name="Excel_5f_CondFormat_5f_1_5f_1_5f_1_20_34" style:display-name="Excel_CondFormat_1_1_1 34" style:family="table-cell" style:parent-style-name="Default">
      <style:table-cell-properties fo:background-color="#00ff00"/>
    </style:style>
    <style:style style:name="Excel_5f_CondFormat_5f_1_5f_2_5f_1_20_34" style:display-name="Excel_CondFormat_1_2_1 34" style:family="table-cell" style:parent-style-name="Default">
      <style:table-cell-properties fo:background-color="#00ff00"/>
    </style:style>
    <style:style style:name="Excel_5f_CondFormat_5f_1_5f_2_5f_2_20_34" style:display-name="Excel_CondFormat_1_2_2 34" style:family="table-cell" style:parent-style-name="Default">
      <style:table-cell-properties fo:background-color="#ff0000"/>
    </style:style>
    <style:style style:name="Excel_5f_CondFormat_5f_1_5f_3_5f_1_20_34" style:display-name="Excel_CondFormat_1_3_1 34" style:family="table-cell" style:parent-style-name="Default">
      <style:table-cell-properties fo:background-color="#00ff00"/>
    </style:style>
    <style:style style:name="Excel_5f_CondFormat_5f_1_5f_3_5f_2_20_34" style:display-name="Excel_CondFormat_1_3_2 34" style:family="table-cell" style:parent-style-name="Default">
      <style:table-cell-properties fo:background-color="#ff0000"/>
    </style:style>
    <style:style style:name="Excel_5f_CondFormat_5f_1_5f_4_5f_1_20_34" style:display-name="Excel_CondFormat_1_4_1 34" style:family="table-cell" style:parent-style-name="Default">
      <style:table-cell-properties fo:background-color="#00ff00"/>
    </style:style>
    <style:style style:name="Excel_5f_CondFormat_5f_1_5f_4_5f_2_20_34" style:display-name="Excel_CondFormat_1_4_2 34" style:family="table-cell" style:parent-style-name="Default">
      <style:table-cell-properties fo:background-color="#ff0000"/>
    </style:style>
    <style:style style:name="Excel_5f_CondFormat_5f_1_5f_5_5f_1_20_34" style:display-name="Excel_CondFormat_1_5_1 34" style:family="table-cell" style:parent-style-name="Default">
      <style:table-cell-properties fo:background-color="#00ff00"/>
    </style:style>
    <style:style style:name="Excel_5f_CondFormat_5f_1_5f_5_5f_2_20_34" style:display-name="Excel_CondFormat_1_5_2 34" style:family="table-cell" style:parent-style-name="Default">
      <style:table-cell-properties fo:background-color="#ff0000"/>
    </style:style>
    <style:style style:name="Excel_5f_CondFormat_5f_1_5f_6_5f_1_20_34" style:display-name="Excel_CondFormat_1_6_1 34" style:family="table-cell" style:parent-style-name="Default">
      <style:table-cell-properties fo:background-color="#ff0000"/>
    </style:style>
    <style:style style:name="Excel_5f_CondFormat_5f_1_5f_6_5f_2_20_9" style:display-name="Excel_CondFormat_1_6_2 9" style:family="table-cell" style:parent-style-name="Default">
      <style:table-cell-properties fo:background-color="#00ff00"/>
    </style:style>
    <style:style style:name="Excel_5f_CondFormat_5f_1_5f_6_5f_3_20_9" style:display-name="Excel_CondFormat_1_6_3 9" style:family="table-cell" style:parent-style-name="Default"/>
    <style:style style:name="Excel_5f_CondFormat_5f_1_5f_7_5f_1_20_34" style:display-name="Excel_CondFormat_1_7_1 34" style:family="table-cell" style:parent-style-name="Default">
      <style:table-cell-properties fo:background-color="#00ff00"/>
    </style:style>
    <style:style style:name="Excel_5f_CondFormat_5f_1_5f_8_5f_1_20_34" style:display-name="Excel_CondFormat_1_8_1 34" style:family="table-cell" style:parent-style-name="Default">
      <style:table-cell-properties fo:background-color="#00ff00"/>
    </style:style>
    <style:style style:name="Excel_5f_CondFormat_5f_1_5f_8_5f_2_20_34" style:display-name="Excel_CondFormat_1_8_2 34" style:family="table-cell" style:parent-style-name="Default">
      <style:table-cell-properties fo:background-color="#ff0000"/>
    </style:style>
    <style:style style:name="Excel_5f_CondFormat_5f_1_5f_9_5f_1_20_34" style:display-name="Excel_CondFormat_1_9_1 34" style:family="table-cell" style:parent-style-name="Default">
      <style:table-cell-properties fo:background-color="#ff0000"/>
    </style:style>
    <style:style style:name="Excel_5f_CondFormat_5f_1_5f_1_5f_1_20_35" style:display-name="Excel_CondFormat_1_1_1 35" style:family="table-cell" style:parent-style-name="Default">
      <style:table-cell-properties fo:background-color="#00ff00"/>
    </style:style>
    <style:style style:name="Excel_5f_CondFormat_5f_1_5f_2_5f_1_20_35" style:display-name="Excel_CondFormat_1_2_1 35" style:family="table-cell" style:parent-style-name="Default">
      <style:table-cell-properties fo:background-color="#00ff00"/>
    </style:style>
    <style:style style:name="Excel_5f_CondFormat_5f_1_5f_2_5f_2_20_35" style:display-name="Excel_CondFormat_1_2_2 35" style:family="table-cell" style:parent-style-name="Default">
      <style:table-cell-properties fo:background-color="#ff0000"/>
    </style:style>
    <style:style style:name="Excel_5f_CondFormat_5f_1_5f_3_5f_1_20_35" style:display-name="Excel_CondFormat_1_3_1 35" style:family="table-cell" style:parent-style-name="Default">
      <style:table-cell-properties fo:background-color="#00ff00"/>
    </style:style>
    <style:style style:name="Excel_5f_CondFormat_5f_1_5f_3_5f_2_20_35" style:display-name="Excel_CondFormat_1_3_2 35" style:family="table-cell" style:parent-style-name="Default">
      <style:table-cell-properties fo:background-color="#ff0000"/>
    </style:style>
    <style:style style:name="Excel_5f_CondFormat_5f_1_5f_4_5f_1_20_35" style:display-name="Excel_CondFormat_1_4_1 35" style:family="table-cell" style:parent-style-name="Default">
      <style:table-cell-properties fo:background-color="#00ff00"/>
    </style:style>
    <style:style style:name="Excel_5f_CondFormat_5f_1_5f_4_5f_2_20_35" style:display-name="Excel_CondFormat_1_4_2 35" style:family="table-cell" style:parent-style-name="Default">
      <style:table-cell-properties fo:background-color="#ff0000"/>
    </style:style>
    <style:style style:name="Excel_5f_CondFormat_5f_1_5f_5_5f_1_20_35" style:display-name="Excel_CondFormat_1_5_1 35" style:family="table-cell" style:parent-style-name="Default">
      <style:table-cell-properties fo:background-color="#00ff00"/>
    </style:style>
    <style:style style:name="Excel_5f_CondFormat_5f_1_5f_5_5f_2_20_35" style:display-name="Excel_CondFormat_1_5_2 35" style:family="table-cell" style:parent-style-name="Default">
      <style:table-cell-properties fo:background-color="#ff0000"/>
    </style:style>
    <style:style style:name="Excel_5f_CondFormat_5f_1_5f_6_5f_1_20_35" style:display-name="Excel_CondFormat_1_6_1 35" style:family="table-cell" style:parent-style-name="Default">
      <style:table-cell-properties fo:background-color="#ff0000"/>
    </style:style>
    <style:style style:name="Excel_5f_CondFormat_5f_1_5f_6_5f_2_20_10" style:display-name="Excel_CondFormat_1_6_2 10" style:family="table-cell" style:parent-style-name="Default">
      <style:table-cell-properties fo:background-color="#00ff00"/>
    </style:style>
    <style:style style:name="Excel_5f_CondFormat_5f_1_5f_6_5f_3_20_10" style:display-name="Excel_CondFormat_1_6_3 10" style:family="table-cell" style:parent-style-name="Default"/>
    <style:style style:name="Excel_5f_CondFormat_5f_1_5f_7_5f_1_20_35" style:display-name="Excel_CondFormat_1_7_1 35" style:family="table-cell" style:parent-style-name="Default">
      <style:table-cell-properties fo:background-color="#00ff00"/>
    </style:style>
    <style:style style:name="Excel_5f_CondFormat_5f_1_5f_8_5f_1_20_35" style:display-name="Excel_CondFormat_1_8_1 35" style:family="table-cell" style:parent-style-name="Default">
      <style:table-cell-properties fo:background-color="#00ff00"/>
    </style:style>
    <style:style style:name="Excel_5f_CondFormat_5f_1_5f_8_5f_2_20_35" style:display-name="Excel_CondFormat_1_8_2 35" style:family="table-cell" style:parent-style-name="Default">
      <style:table-cell-properties fo:background-color="#ff0000"/>
    </style:style>
    <style:style style:name="Excel_5f_CondFormat_5f_1_5f_9_5f_1_20_35" style:display-name="Excel_CondFormat_1_9_1 35" style:family="table-cell" style:parent-style-name="Default">
      <style:table-cell-properties fo:background-color="#ff0000"/>
    </style:style>
    <style:style style:name="Excel_5f_CondFormat_5f_1_5f_1_5f_1_20_36" style:display-name="Excel_CondFormat_1_1_1 36" style:family="table-cell" style:parent-style-name="Default">
      <style:table-cell-properties fo:background-color="#00ff00"/>
    </style:style>
    <style:style style:name="Excel_5f_CondFormat_5f_1_5f_2_5f_1_20_36" style:display-name="Excel_CondFormat_1_2_1 36" style:family="table-cell" style:parent-style-name="Default">
      <style:table-cell-properties fo:background-color="#00ff00"/>
    </style:style>
    <style:style style:name="Excel_5f_CondFormat_5f_1_5f_2_5f_2_20_36" style:display-name="Excel_CondFormat_1_2_2 36" style:family="table-cell" style:parent-style-name="Default">
      <style:table-cell-properties fo:background-color="#ff0000"/>
    </style:style>
    <style:style style:name="Excel_5f_CondFormat_5f_1_5f_3_5f_1_20_36" style:display-name="Excel_CondFormat_1_3_1 36" style:family="table-cell" style:parent-style-name="Default">
      <style:table-cell-properties fo:background-color="#00ff00"/>
    </style:style>
    <style:style style:name="Excel_5f_CondFormat_5f_1_5f_3_5f_2_20_36" style:display-name="Excel_CondFormat_1_3_2 36" style:family="table-cell" style:parent-style-name="Default">
      <style:table-cell-properties fo:background-color="#ff0000"/>
    </style:style>
    <style:style style:name="Excel_5f_CondFormat_5f_1_5f_4_5f_1_20_36" style:display-name="Excel_CondFormat_1_4_1 36" style:family="table-cell" style:parent-style-name="Default">
      <style:table-cell-properties fo:background-color="#00ff00"/>
    </style:style>
    <style:style style:name="Excel_5f_CondFormat_5f_1_5f_4_5f_2_20_36" style:display-name="Excel_CondFormat_1_4_2 36" style:family="table-cell" style:parent-style-name="Default">
      <style:table-cell-properties fo:background-color="#ff0000"/>
    </style:style>
    <style:style style:name="Excel_5f_CondFormat_5f_1_5f_5_5f_1_20_36" style:display-name="Excel_CondFormat_1_5_1 36" style:family="table-cell" style:parent-style-name="Default">
      <style:table-cell-properties fo:background-color="#00ff00"/>
    </style:style>
    <style:style style:name="Excel_5f_CondFormat_5f_1_5f_5_5f_2_20_36" style:display-name="Excel_CondFormat_1_5_2 36" style:family="table-cell" style:parent-style-name="Default">
      <style:table-cell-properties fo:background-color="#ff0000"/>
    </style:style>
    <style:style style:name="Excel_5f_CondFormat_5f_1_5f_6_5f_1_20_36" style:display-name="Excel_CondFormat_1_6_1 36" style:family="table-cell" style:parent-style-name="Default">
      <style:table-cell-properties fo:background-color="#ff0000"/>
    </style:style>
    <style:style style:name="Excel_5f_CondFormat_5f_1_5f_6_5f_2_20_11" style:display-name="Excel_CondFormat_1_6_2 11" style:family="table-cell" style:parent-style-name="Default">
      <style:table-cell-properties fo:background-color="#00ff00"/>
    </style:style>
    <style:style style:name="Excel_5f_CondFormat_5f_1_5f_6_5f_3_20_11" style:display-name="Excel_CondFormat_1_6_3 11" style:family="table-cell" style:parent-style-name="Default"/>
    <style:style style:name="Excel_5f_CondFormat_5f_1_5f_7_5f_1_20_36" style:display-name="Excel_CondFormat_1_7_1 36" style:family="table-cell" style:parent-style-name="Default">
      <style:table-cell-properties fo:background-color="#00ff00"/>
    </style:style>
    <style:style style:name="Excel_5f_CondFormat_5f_1_5f_8_5f_1_20_36" style:display-name="Excel_CondFormat_1_8_1 36" style:family="table-cell" style:parent-style-name="Default">
      <style:table-cell-properties fo:background-color="#00ff00"/>
    </style:style>
    <style:style style:name="Excel_5f_CondFormat_5f_1_5f_8_5f_2_20_36" style:display-name="Excel_CondFormat_1_8_2 36" style:family="table-cell" style:parent-style-name="Default">
      <style:table-cell-properties fo:background-color="#ff0000"/>
    </style:style>
    <style:style style:name="Excel_5f_CondFormat_5f_1_5f_9_5f_1_20_36" style:display-name="Excel_CondFormat_1_9_1 36" style:family="table-cell" style:parent-style-name="Default">
      <style:table-cell-properties fo:background-color="#ff0000"/>
    </style:style>
    <style:style style:name="Excel_5f_CondFormat_5f_1_5f_1_5f_1_20_37" style:display-name="Excel_CondFormat_1_1_1 37" style:family="table-cell" style:parent-style-name="Default">
      <style:table-cell-properties fo:background-color="#00ff00"/>
    </style:style>
    <style:style style:name="Excel_5f_CondFormat_5f_1_5f_2_5f_1_20_37" style:display-name="Excel_CondFormat_1_2_1 37" style:family="table-cell" style:parent-style-name="Default">
      <style:table-cell-properties fo:background-color="#00ff00"/>
    </style:style>
    <style:style style:name="Excel_5f_CondFormat_5f_1_5f_2_5f_2_20_37" style:display-name="Excel_CondFormat_1_2_2 37" style:family="table-cell" style:parent-style-name="Default">
      <style:table-cell-properties fo:background-color="#ff0000"/>
    </style:style>
    <style:style style:name="Excel_5f_CondFormat_5f_1_5f_3_5f_1_20_37" style:display-name="Excel_CondFormat_1_3_1 37" style:family="table-cell" style:parent-style-name="Default">
      <style:table-cell-properties fo:background-color="#00ff00"/>
    </style:style>
    <style:style style:name="Excel_5f_CondFormat_5f_1_5f_3_5f_2_20_37" style:display-name="Excel_CondFormat_1_3_2 37" style:family="table-cell" style:parent-style-name="Default">
      <style:table-cell-properties fo:background-color="#ff0000"/>
    </style:style>
    <style:style style:name="Excel_5f_CondFormat_5f_1_5f_4_5f_1_20_37" style:display-name="Excel_CondFormat_1_4_1 37" style:family="table-cell" style:parent-style-name="Default">
      <style:table-cell-properties fo:background-color="#00ff00"/>
    </style:style>
    <style:style style:name="Excel_5f_CondFormat_5f_1_5f_4_5f_2_20_37" style:display-name="Excel_CondFormat_1_4_2 37" style:family="table-cell" style:parent-style-name="Default">
      <style:table-cell-properties fo:background-color="#ff0000"/>
    </style:style>
    <style:style style:name="Excel_5f_CondFormat_5f_1_5f_5_5f_1_20_37" style:display-name="Excel_CondFormat_1_5_1 37" style:family="table-cell" style:parent-style-name="Default">
      <style:table-cell-properties fo:background-color="#00ff00"/>
    </style:style>
    <style:style style:name="Excel_5f_CondFormat_5f_1_5f_5_5f_2_20_37" style:display-name="Excel_CondFormat_1_5_2 37" style:family="table-cell" style:parent-style-name="Default">
      <style:table-cell-properties fo:background-color="#ff0000"/>
    </style:style>
    <style:style style:name="Excel_5f_CondFormat_5f_1_5f_6_5f_1_20_37" style:display-name="Excel_CondFormat_1_6_1 37" style:family="table-cell" style:parent-style-name="Default">
      <style:table-cell-properties fo:background-color="#ff0000"/>
    </style:style>
    <style:style style:name="Excel_5f_CondFormat_5f_1_5f_6_5f_2_20_12" style:display-name="Excel_CondFormat_1_6_2 12" style:family="table-cell" style:parent-style-name="Default">
      <style:table-cell-properties fo:background-color="#00ff00"/>
    </style:style>
    <style:style style:name="Excel_5f_CondFormat_5f_1_5f_6_5f_3_20_12" style:display-name="Excel_CondFormat_1_6_3 12" style:family="table-cell" style:parent-style-name="Default"/>
    <style:style style:name="Excel_5f_CondFormat_5f_1_5f_7_5f_1_20_37" style:display-name="Excel_CondFormat_1_7_1 37" style:family="table-cell" style:parent-style-name="Default">
      <style:table-cell-properties fo:background-color="#00ff00"/>
    </style:style>
    <style:style style:name="Excel_5f_CondFormat_5f_1_5f_8_5f_1_20_37" style:display-name="Excel_CondFormat_1_8_1 37" style:family="table-cell" style:parent-style-name="Default">
      <style:table-cell-properties fo:background-color="#00ff00"/>
    </style:style>
    <style:style style:name="Excel_5f_CondFormat_5f_1_5f_8_5f_2_20_37" style:display-name="Excel_CondFormat_1_8_2 37" style:family="table-cell" style:parent-style-name="Default">
      <style:table-cell-properties fo:background-color="#ff0000"/>
    </style:style>
    <style:style style:name="Excel_5f_CondFormat_5f_1_5f_9_5f_1_20_37" style:display-name="Excel_CondFormat_1_9_1 37" style:family="table-cell" style:parent-style-name="Default">
      <style:table-cell-properties fo:background-color="#ff0000"/>
    </style:style>
    <style:style style:name="Excel_5f_CondFormat_5f_1_5f_1_5f_1_20_38" style:display-name="Excel_CondFormat_1_1_1 38" style:family="table-cell" style:parent-style-name="Default">
      <style:table-cell-properties fo:background-color="#00ff00"/>
    </style:style>
    <style:style style:name="Excel_5f_CondFormat_5f_1_5f_2_5f_1_20_38" style:display-name="Excel_CondFormat_1_2_1 38" style:family="table-cell" style:parent-style-name="Default">
      <style:table-cell-properties fo:background-color="#00ff00"/>
    </style:style>
    <style:style style:name="Excel_5f_CondFormat_5f_1_5f_2_5f_2_20_38" style:display-name="Excel_CondFormat_1_2_2 38" style:family="table-cell" style:parent-style-name="Default">
      <style:table-cell-properties fo:background-color="#ff0000"/>
    </style:style>
    <style:style style:name="Excel_5f_CondFormat_5f_1_5f_3_5f_1_20_38" style:display-name="Excel_CondFormat_1_3_1 38" style:family="table-cell" style:parent-style-name="Default">
      <style:table-cell-properties fo:background-color="#00ff00"/>
    </style:style>
    <style:style style:name="Excel_5f_CondFormat_5f_1_5f_3_5f_2_20_38" style:display-name="Excel_CondFormat_1_3_2 38" style:family="table-cell" style:parent-style-name="Default">
      <style:table-cell-properties fo:background-color="#ff0000"/>
    </style:style>
    <style:style style:name="Excel_5f_CondFormat_5f_1_5f_4_5f_1_20_38" style:display-name="Excel_CondFormat_1_4_1 38" style:family="table-cell" style:parent-style-name="Default">
      <style:table-cell-properties fo:background-color="#00ff00"/>
    </style:style>
    <style:style style:name="Excel_5f_CondFormat_5f_1_5f_4_5f_2_20_38" style:display-name="Excel_CondFormat_1_4_2 38" style:family="table-cell" style:parent-style-name="Default">
      <style:table-cell-properties fo:background-color="#ff0000"/>
    </style:style>
    <style:style style:name="Excel_5f_CondFormat_5f_1_5f_5_5f_1_20_38" style:display-name="Excel_CondFormat_1_5_1 38" style:family="table-cell" style:parent-style-name="Default">
      <style:table-cell-properties fo:background-color="#00ff00"/>
    </style:style>
    <style:style style:name="Excel_5f_CondFormat_5f_1_5f_5_5f_2_20_38" style:display-name="Excel_CondFormat_1_5_2 38" style:family="table-cell" style:parent-style-name="Default">
      <style:table-cell-properties fo:background-color="#ff0000"/>
    </style:style>
    <style:style style:name="Excel_5f_CondFormat_5f_1_5f_6_5f_1_20_38" style:display-name="Excel_CondFormat_1_6_1 38" style:family="table-cell" style:parent-style-name="Default">
      <style:table-cell-properties fo:background-color="#ff0000"/>
    </style:style>
    <style:style style:name="Excel_5f_CondFormat_5f_1_5f_6_5f_2_20_13" style:display-name="Excel_CondFormat_1_6_2 13" style:family="table-cell" style:parent-style-name="Default">
      <style:table-cell-properties fo:background-color="#00ff00"/>
    </style:style>
    <style:style style:name="Excel_5f_CondFormat_5f_1_5f_6_5f_3_20_13" style:display-name="Excel_CondFormat_1_6_3 13" style:family="table-cell" style:parent-style-name="Default"/>
    <style:style style:name="Excel_5f_CondFormat_5f_1_5f_7_5f_1_20_38" style:display-name="Excel_CondFormat_1_7_1 38" style:family="table-cell" style:parent-style-name="Default">
      <style:table-cell-properties fo:background-color="#00ff00"/>
    </style:style>
    <style:style style:name="Excel_5f_CondFormat_5f_1_5f_8_5f_1_20_38" style:display-name="Excel_CondFormat_1_8_1 38" style:family="table-cell" style:parent-style-name="Default">
      <style:table-cell-properties fo:background-color="#00ff00"/>
    </style:style>
    <style:style style:name="Excel_5f_CondFormat_5f_1_5f_8_5f_2_20_38" style:display-name="Excel_CondFormat_1_8_2 38" style:family="table-cell" style:parent-style-name="Default">
      <style:table-cell-properties fo:background-color="#ff0000"/>
    </style:style>
    <style:style style:name="Excel_5f_CondFormat_5f_1_5f_9_5f_1_20_38" style:display-name="Excel_CondFormat_1_9_1 38" style:family="table-cell" style:parent-style-name="Default">
      <style:table-cell-properties fo:background-color="#ff0000"/>
    </style:style>
    <style:style style:name="Excel_5f_CondFormat_5f_1_5f_1_5f_1_20_39" style:display-name="Excel_CondFormat_1_1_1 39" style:family="table-cell" style:parent-style-name="Default">
      <style:table-cell-properties fo:background-color="#00ff00"/>
    </style:style>
    <style:style style:name="Excel_5f_CondFormat_5f_1_5f_1_5f_2_20_1" style:display-name="Excel_CondFormat_1_1_2 1" style:family="table-cell" style:parent-style-name="Default">
      <style:table-cell-properties fo:background-color="#ff0000"/>
    </style:style>
    <style:style style:name="Excel_5f_CondFormat_5f_1_5f_2_5f_1_20_39" style:display-name="Excel_CondFormat_1_2_1 39" style:family="table-cell" style:parent-style-name="Default">
      <style:table-cell-properties fo:background-color="#00ff00"/>
    </style:style>
    <style:style style:name="Excel_5f_CondFormat_5f_1_5f_2_5f_2_20_39" style:display-name="Excel_CondFormat_1_2_2 39" style:family="table-cell" style:parent-style-name="Default">
      <style:table-cell-properties fo:background-color="#ff0000"/>
    </style:style>
    <style:style style:name="Excel_5f_CondFormat_5f_1_5f_3_5f_1_20_39" style:display-name="Excel_CondFormat_1_3_1 39" style:family="table-cell" style:parent-style-name="Default">
      <style:table-cell-properties fo:background-color="#00ff00"/>
    </style:style>
    <style:style style:name="Excel_5f_CondFormat_5f_1_5f_4_5f_1_20_39" style:display-name="Excel_CondFormat_1_4_1 39" style:family="table-cell" style:parent-style-name="Default">
      <style:table-cell-properties fo:background-color="#00ff00"/>
    </style:style>
    <style:style style:name="Excel_5f_CondFormat_5f_1_5f_4_5f_2_20_39" style:display-name="Excel_CondFormat_1_4_2 39" style:family="table-cell" style:parent-style-name="Default">
      <style:table-cell-properties fo:background-color="#ff0000"/>
    </style:style>
    <style:style style:name="Excel_5f_CondFormat_5f_1_5f_5_5f_1_20_39" style:display-name="Excel_CondFormat_1_5_1 39" style:family="table-cell" style:parent-style-name="Default">
      <style:table-cell-properties fo:background-color="#00ff00"/>
    </style:style>
    <style:style style:name="Excel_5f_CondFormat_5f_1_5f_5_5f_2_20_39" style:display-name="Excel_CondFormat_1_5_2 39" style:family="table-cell" style:parent-style-name="Default">
      <style:table-cell-properties fo:background-color="#ff0000"/>
    </style:style>
    <style:style style:name="Excel_5f_CondFormat_5f_1_5f_6_5f_1_20_39" style:display-name="Excel_CondFormat_1_6_1 39" style:family="table-cell" style:parent-style-name="Default">
      <style:table-cell-properties fo:background-color="#00ff00"/>
    </style:style>
    <style:style style:name="Excel_5f_CondFormat_5f_1_5f_7_5f_1_20_39" style:display-name="Excel_CondFormat_1_7_1 39" style:family="table-cell" style:parent-style-name="Default">
      <style:table-cell-properties fo:background-color="#ff0000"/>
    </style:style>
    <style:style style:name="Excel_5f_CondFormat_5f_1_5f_7_5f_2_20_11" style:display-name="Excel_CondFormat_1_7_2 11" style:family="table-cell" style:parent-style-name="Default">
      <style:table-cell-properties fo:background-color="#00ff00"/>
    </style:style>
    <style:style style:name="Excel_5f_CondFormat_5f_1_5f_7_5f_3_20_11" style:display-name="Excel_CondFormat_1_7_3 11" style:family="table-cell" style:parent-style-name="Default"/>
    <style:style style:name="Excel_5f_CondFormat_5f_1_5f_8_5f_1_20_39" style:display-name="Excel_CondFormat_1_8_1 39" style:family="table-cell" style:parent-style-name="Default">
      <style:table-cell-properties fo:background-color="#00ff00"/>
    </style:style>
    <style:style style:name="Excel_5f_CondFormat_5f_1_5f_9_5f_1_20_39" style:display-name="Excel_CondFormat_1_9_1 39" style:family="table-cell" style:parent-style-name="Default">
      <style:table-cell-properties fo:background-color="#00ff00"/>
    </style:style>
    <style:style style:name="Excel_5f_CondFormat_5f_1_5f_9_5f_2_20_16" style:display-name="Excel_CondFormat_1_9_2 16" style:family="table-cell" style:parent-style-name="Default">
      <style:table-cell-properties fo:background-color="#ff0000"/>
    </style:style>
    <style:style style:name="Excel_5f_CondFormat_5f_1_5f_10_5f_1_20_16" style:display-name="Excel_CondFormat_1_10_1 16" style:family="table-cell" style:parent-style-name="Default">
      <style:table-cell-properties fo:background-color="#ff0000"/>
    </style:style>
    <style:style style:name="Excel_5f_CondFormat_5f_1_5f_11_5f_1_20_16" style:display-name="Excel_CondFormat_1_11_1 16" style:family="table-cell" style:parent-style-name="Default">
      <style:table-cell-properties fo:background-color="#00ff00"/>
    </style:style>
    <style:style style:name="Excel_5f_CondFormat_5f_1_5f_1_5f_1_20_40" style:display-name="Excel_CondFormat_1_1_1 40" style:family="table-cell" style:parent-style-name="Default">
      <style:table-cell-properties fo:background-color="#00ff00"/>
    </style:style>
    <style:style style:name="Excel_5f_CondFormat_5f_1_5f_1_5f_2_20_2" style:display-name="Excel_CondFormat_1_1_2 2" style:family="table-cell" style:parent-style-name="Default">
      <style:table-cell-properties fo:background-color="#ff0000"/>
    </style:style>
    <style:style style:name="Excel_5f_CondFormat_5f_1_5f_2_5f_1_20_40" style:display-name="Excel_CondFormat_1_2_1 40" style:family="table-cell" style:parent-style-name="Default">
      <style:table-cell-properties fo:background-color="#00ff00"/>
    </style:style>
    <style:style style:name="Excel_5f_CondFormat_5f_1_5f_2_5f_2_20_40" style:display-name="Excel_CondFormat_1_2_2 40" style:family="table-cell" style:parent-style-name="Default">
      <style:table-cell-properties fo:background-color="#ff0000"/>
    </style:style>
    <style:style style:name="Excel_5f_CondFormat_5f_1_5f_3_5f_1_20_40" style:display-name="Excel_CondFormat_1_3_1 40" style:family="table-cell" style:parent-style-name="Default">
      <style:table-cell-properties fo:background-color="#00ff00"/>
    </style:style>
    <style:style style:name="Excel_5f_CondFormat_5f_1_5f_4_5f_1_20_40" style:display-name="Excel_CondFormat_1_4_1 40" style:family="table-cell" style:parent-style-name="Default">
      <style:table-cell-properties fo:background-color="#00ff00"/>
    </style:style>
    <style:style style:name="Excel_5f_CondFormat_5f_1_5f_4_5f_2_20_40" style:display-name="Excel_CondFormat_1_4_2 40" style:family="table-cell" style:parent-style-name="Default">
      <style:table-cell-properties fo:background-color="#ff0000"/>
    </style:style>
    <style:style style:name="Excel_5f_CondFormat_5f_1_5f_5_5f_1_20_40" style:display-name="Excel_CondFormat_1_5_1 40" style:family="table-cell" style:parent-style-name="Default">
      <style:table-cell-properties fo:background-color="#00ff00"/>
    </style:style>
    <style:style style:name="Excel_5f_CondFormat_5f_1_5f_5_5f_2_20_40" style:display-name="Excel_CondFormat_1_5_2 40" style:family="table-cell" style:parent-style-name="Default">
      <style:table-cell-properties fo:background-color="#ff0000"/>
    </style:style>
    <style:style style:name="Excel_5f_CondFormat_5f_1_5f_6_5f_1_20_40" style:display-name="Excel_CondFormat_1_6_1 40" style:family="table-cell" style:parent-style-name="Default">
      <style:table-cell-properties fo:background-color="#00ff00"/>
    </style:style>
    <style:style style:name="Excel_5f_CondFormat_5f_1_5f_7_5f_1_20_40" style:display-name="Excel_CondFormat_1_7_1 40" style:family="table-cell" style:parent-style-name="Default">
      <style:table-cell-properties fo:background-color="#ff0000"/>
    </style:style>
    <style:style style:name="Excel_5f_CondFormat_5f_1_5f_7_5f_2_20_12" style:display-name="Excel_CondFormat_1_7_2 12" style:family="table-cell" style:parent-style-name="Default">
      <style:table-cell-properties fo:background-color="#00ff00"/>
    </style:style>
    <style:style style:name="Excel_5f_CondFormat_5f_1_5f_7_5f_3_20_12" style:display-name="Excel_CondFormat_1_7_3 12" style:family="table-cell" style:parent-style-name="Default"/>
    <style:style style:name="Excel_5f_CondFormat_5f_1_5f_8_5f_1_20_40" style:display-name="Excel_CondFormat_1_8_1 40" style:family="table-cell" style:parent-style-name="Default">
      <style:table-cell-properties fo:background-color="#00ff00"/>
    </style:style>
    <style:style style:name="Excel_5f_CondFormat_5f_1_5f_9_5f_1_20_40" style:display-name="Excel_CondFormat_1_9_1 40" style:family="table-cell" style:parent-style-name="Default">
      <style:table-cell-properties fo:background-color="#00ff00"/>
    </style:style>
    <style:style style:name="Excel_5f_CondFormat_5f_1_5f_9_5f_2_20_17" style:display-name="Excel_CondFormat_1_9_2 17" style:family="table-cell" style:parent-style-name="Default">
      <style:table-cell-properties fo:background-color="#ff0000"/>
    </style:style>
    <style:style style:name="Excel_5f_CondFormat_5f_1_5f_10_5f_1_20_17" style:display-name="Excel_CondFormat_1_10_1 17" style:family="table-cell" style:parent-style-name="Default">
      <style:table-cell-properties fo:background-color="#ff0000"/>
    </style:style>
    <style:style style:name="Excel_5f_CondFormat_5f_1_5f_11_5f_1_20_17" style:display-name="Excel_CondFormat_1_11_1 17" style:family="table-cell" style:parent-style-name="Default">
      <style:table-cell-properties fo:background-color="#00ff00"/>
    </style:style>
    <style:style style:name="Excel_5f_CondFormat_5f_1_5f_1_5f_1_20_41" style:display-name="Excel_CondFormat_1_1_1 41" style:family="table-cell" style:parent-style-name="Default">
      <style:table-cell-properties fo:background-color="#00ff00"/>
    </style:style>
    <style:style style:name="Excel_5f_CondFormat_5f_1_5f_1_5f_2_20_3" style:display-name="Excel_CondFormat_1_1_2 3" style:family="table-cell" style:parent-style-name="Default">
      <style:table-cell-properties fo:background-color="#ff0000"/>
    </style:style>
    <style:style style:name="Excel_5f_CondFormat_5f_1_5f_2_5f_1_20_41" style:display-name="Excel_CondFormat_1_2_1 41" style:family="table-cell" style:parent-style-name="Default">
      <style:table-cell-properties fo:background-color="#00ff00"/>
    </style:style>
    <style:style style:name="Excel_5f_CondFormat_5f_1_5f_2_5f_2_20_41" style:display-name="Excel_CondFormat_1_2_2 41" style:family="table-cell" style:parent-style-name="Default">
      <style:table-cell-properties fo:background-color="#ff0000"/>
    </style:style>
    <style:style style:name="Excel_5f_CondFormat_5f_1_5f_3_5f_1_20_41" style:display-name="Excel_CondFormat_1_3_1 41" style:family="table-cell" style:parent-style-name="Default">
      <style:table-cell-properties fo:background-color="#00ff00"/>
    </style:style>
    <style:style style:name="Excel_5f_CondFormat_5f_1_5f_4_5f_1_20_41" style:display-name="Excel_CondFormat_1_4_1 41" style:family="table-cell" style:parent-style-name="Default">
      <style:table-cell-properties fo:background-color="#00ff00"/>
    </style:style>
    <style:style style:name="Excel_5f_CondFormat_5f_1_5f_4_5f_2_20_41" style:display-name="Excel_CondFormat_1_4_2 41" style:family="table-cell" style:parent-style-name="Default">
      <style:table-cell-properties fo:background-color="#ff0000"/>
    </style:style>
    <style:style style:name="Excel_5f_CondFormat_5f_1_5f_5_5f_1_20_41" style:display-name="Excel_CondFormat_1_5_1 41" style:family="table-cell" style:parent-style-name="Default">
      <style:table-cell-properties fo:background-color="#00ff00"/>
    </style:style>
    <style:style style:name="Excel_5f_CondFormat_5f_1_5f_5_5f_2_20_41" style:display-name="Excel_CondFormat_1_5_2 41" style:family="table-cell" style:parent-style-name="Default">
      <style:table-cell-properties fo:background-color="#ff0000"/>
    </style:style>
    <style:style style:name="Excel_5f_CondFormat_5f_1_5f_6_5f_1_20_41" style:display-name="Excel_CondFormat_1_6_1 41" style:family="table-cell" style:parent-style-name="Default">
      <style:table-cell-properties fo:background-color="#00ff00"/>
    </style:style>
    <style:style style:name="Excel_5f_CondFormat_5f_1_5f_7_5f_1_20_41" style:display-name="Excel_CondFormat_1_7_1 41" style:family="table-cell" style:parent-style-name="Default">
      <style:table-cell-properties fo:background-color="#ff0000"/>
    </style:style>
    <style:style style:name="Excel_5f_CondFormat_5f_1_5f_7_5f_2_20_13" style:display-name="Excel_CondFormat_1_7_2 13" style:family="table-cell" style:parent-style-name="Default">
      <style:table-cell-properties fo:background-color="#00ff00"/>
    </style:style>
    <style:style style:name="Excel_5f_CondFormat_5f_1_5f_7_5f_3_20_13" style:display-name="Excel_CondFormat_1_7_3 13" style:family="table-cell" style:parent-style-name="Default"/>
    <style:style style:name="Excel_5f_CondFormat_5f_1_5f_8_5f_1_20_41" style:display-name="Excel_CondFormat_1_8_1 41" style:family="table-cell" style:parent-style-name="Default">
      <style:table-cell-properties fo:background-color="#00ff00"/>
    </style:style>
    <style:style style:name="Excel_5f_CondFormat_5f_1_5f_9_5f_1_20_41" style:display-name="Excel_CondFormat_1_9_1 41" style:family="table-cell" style:parent-style-name="Default">
      <style:table-cell-properties fo:background-color="#00ff00"/>
    </style:style>
    <style:style style:name="Excel_5f_CondFormat_5f_1_5f_9_5f_2_20_18" style:display-name="Excel_CondFormat_1_9_2 18" style:family="table-cell" style:parent-style-name="Default">
      <style:table-cell-properties fo:background-color="#ff0000"/>
    </style:style>
    <style:style style:name="Excel_5f_CondFormat_5f_1_5f_10_5f_1_20_18" style:display-name="Excel_CondFormat_1_10_1 18" style:family="table-cell" style:parent-style-name="Default">
      <style:table-cell-properties fo:background-color="#ff0000"/>
    </style:style>
    <style:style style:name="Excel_5f_CondFormat_5f_1_5f_11_5f_1_20_18" style:display-name="Excel_CondFormat_1_11_1 18" style:family="table-cell" style:parent-style-name="Default">
      <style:table-cell-properties fo:background-color="#00ff00"/>
    </style:style>
    <style:style style:name="Excel_5f_CondFormat_5f_1_5f_1_5f_1_20_42" style:display-name="Excel_CondFormat_1_1_1 42" style:family="table-cell" style:parent-style-name="Default">
      <style:table-cell-properties fo:background-color="#00ff00"/>
    </style:style>
    <style:style style:name="Excel_5f_CondFormat_5f_1_5f_1_5f_2_20_4" style:display-name="Excel_CondFormat_1_1_2 4" style:family="table-cell" style:parent-style-name="Default">
      <style:table-cell-properties fo:background-color="#ff0000"/>
    </style:style>
    <style:style style:name="Excel_5f_CondFormat_5f_1_5f_2_5f_1_20_42" style:display-name="Excel_CondFormat_1_2_1 42" style:family="table-cell" style:parent-style-name="Default">
      <style:table-cell-properties fo:background-color="#00ff00"/>
    </style:style>
    <style:style style:name="Excel_5f_CondFormat_5f_1_5f_2_5f_2_20_42" style:display-name="Excel_CondFormat_1_2_2 42" style:family="table-cell" style:parent-style-name="Default">
      <style:table-cell-properties fo:background-color="#ff0000"/>
    </style:style>
    <style:style style:name="Excel_5f_CondFormat_5f_1_5f_3_5f_1_20_42" style:display-name="Excel_CondFormat_1_3_1 42" style:family="table-cell" style:parent-style-name="Default">
      <style:table-cell-properties fo:background-color="#00ff00"/>
    </style:style>
    <style:style style:name="Excel_5f_CondFormat_5f_1_5f_4_5f_1_20_42" style:display-name="Excel_CondFormat_1_4_1 42" style:family="table-cell" style:parent-style-name="Default">
      <style:table-cell-properties fo:background-color="#00ff00"/>
    </style:style>
    <style:style style:name="Excel_5f_CondFormat_5f_1_5f_4_5f_2_20_42" style:display-name="Excel_CondFormat_1_4_2 42" style:family="table-cell" style:parent-style-name="Default">
      <style:table-cell-properties fo:background-color="#ff0000"/>
    </style:style>
    <style:style style:name="Excel_5f_CondFormat_5f_1_5f_5_5f_1_20_42" style:display-name="Excel_CondFormat_1_5_1 42" style:family="table-cell" style:parent-style-name="Default">
      <style:table-cell-properties fo:background-color="#00ff00"/>
    </style:style>
    <style:style style:name="Excel_5f_CondFormat_5f_1_5f_5_5f_2_20_42" style:display-name="Excel_CondFormat_1_5_2 42" style:family="table-cell" style:parent-style-name="Default">
      <style:table-cell-properties fo:background-color="#ff0000"/>
    </style:style>
    <style:style style:name="Excel_5f_CondFormat_5f_1_5f_6_5f_1_20_42" style:display-name="Excel_CondFormat_1_6_1 42" style:family="table-cell" style:parent-style-name="Default">
      <style:table-cell-properties fo:background-color="#00ff00"/>
    </style:style>
    <style:style style:name="Excel_5f_CondFormat_5f_1_5f_7_5f_1_20_42" style:display-name="Excel_CondFormat_1_7_1 42" style:family="table-cell" style:parent-style-name="Default">
      <style:table-cell-properties fo:background-color="#ff0000"/>
    </style:style>
    <style:style style:name="Excel_5f_CondFormat_5f_1_5f_7_5f_2_20_14" style:display-name="Excel_CondFormat_1_7_2 14" style:family="table-cell" style:parent-style-name="Default">
      <style:table-cell-properties fo:background-color="#00ff00"/>
    </style:style>
    <style:style style:name="Excel_5f_CondFormat_5f_1_5f_7_5f_3_20_14" style:display-name="Excel_CondFormat_1_7_3 14" style:family="table-cell" style:parent-style-name="Default"/>
    <style:style style:name="Excel_5f_CondFormat_5f_1_5f_8_5f_1_20_42" style:display-name="Excel_CondFormat_1_8_1 42" style:family="table-cell" style:parent-style-name="Default">
      <style:table-cell-properties fo:background-color="#00ff00"/>
    </style:style>
    <style:style style:name="Excel_5f_CondFormat_5f_1_5f_9_5f_1_20_42" style:display-name="Excel_CondFormat_1_9_1 42" style:family="table-cell" style:parent-style-name="Default">
      <style:table-cell-properties fo:background-color="#00ff00"/>
    </style:style>
    <style:style style:name="Excel_5f_CondFormat_5f_1_5f_9_5f_2_20_19" style:display-name="Excel_CondFormat_1_9_2 19" style:family="table-cell" style:parent-style-name="Default">
      <style:table-cell-properties fo:background-color="#ff0000"/>
    </style:style>
    <style:style style:name="Excel_5f_CondFormat_5f_1_5f_10_5f_1_20_19" style:display-name="Excel_CondFormat_1_10_1 19" style:family="table-cell" style:parent-style-name="Default">
      <style:table-cell-properties fo:background-color="#ff0000"/>
    </style:style>
    <style:style style:name="Excel_5f_CondFormat_5f_1_5f_11_5f_1_20_19" style:display-name="Excel_CondFormat_1_11_1 19" style:family="table-cell" style:parent-style-name="Default">
      <style:table-cell-properties fo:background-color="#00ff00"/>
    </style:style>
    <style:style style:name="Excel_5f_CondFormat_5f_1_5f_1_5f_1_20_43" style:display-name="Excel_CondFormat_1_1_1 43" style:family="table-cell" style:parent-style-name="Default">
      <style:table-cell-properties fo:background-color="#00ff00"/>
    </style:style>
    <style:style style:name="Excel_5f_CondFormat_5f_1_5f_1_5f_2_20_5" style:display-name="Excel_CondFormat_1_1_2 5" style:family="table-cell" style:parent-style-name="Default">
      <style:table-cell-properties fo:background-color="#ff0000"/>
    </style:style>
    <style:style style:name="Excel_5f_CondFormat_5f_1_5f_2_5f_1_20_43" style:display-name="Excel_CondFormat_1_2_1 43" style:family="table-cell" style:parent-style-name="Default">
      <style:table-cell-properties fo:background-color="#00ff00"/>
    </style:style>
    <style:style style:name="Excel_5f_CondFormat_5f_1_5f_2_5f_2_20_43" style:display-name="Excel_CondFormat_1_2_2 43" style:family="table-cell" style:parent-style-name="Default">
      <style:table-cell-properties fo:background-color="#ff0000"/>
    </style:style>
    <style:style style:name="Excel_5f_CondFormat_5f_1_5f_3_5f_1_20_43" style:display-name="Excel_CondFormat_1_3_1 43" style:family="table-cell" style:parent-style-name="Default">
      <style:table-cell-properties fo:background-color="#00ff00"/>
    </style:style>
    <style:style style:name="Excel_5f_CondFormat_5f_1_5f_4_5f_1_20_43" style:display-name="Excel_CondFormat_1_4_1 43" style:family="table-cell" style:parent-style-name="Default">
      <style:table-cell-properties fo:background-color="#00ff00"/>
    </style:style>
    <style:style style:name="Excel_5f_CondFormat_5f_1_5f_4_5f_2_20_43" style:display-name="Excel_CondFormat_1_4_2 43" style:family="table-cell" style:parent-style-name="Default">
      <style:table-cell-properties fo:background-color="#ff0000"/>
    </style:style>
    <style:style style:name="Excel_5f_CondFormat_5f_1_5f_5_5f_1_20_43" style:display-name="Excel_CondFormat_1_5_1 43" style:family="table-cell" style:parent-style-name="Default">
      <style:table-cell-properties fo:background-color="#00ff00"/>
    </style:style>
    <style:style style:name="Excel_5f_CondFormat_5f_1_5f_5_5f_2_20_43" style:display-name="Excel_CondFormat_1_5_2 43" style:family="table-cell" style:parent-style-name="Default">
      <style:table-cell-properties fo:background-color="#ff0000"/>
    </style:style>
    <style:style style:name="Excel_5f_CondFormat_5f_1_5f_6_5f_1_20_43" style:display-name="Excel_CondFormat_1_6_1 43" style:family="table-cell" style:parent-style-name="Default">
      <style:table-cell-properties fo:background-color="#00ff00"/>
    </style:style>
    <style:style style:name="Excel_5f_CondFormat_5f_1_5f_7_5f_1_20_43" style:display-name="Excel_CondFormat_1_7_1 43" style:family="table-cell" style:parent-style-name="Default">
      <style:table-cell-properties fo:background-color="#ff0000"/>
    </style:style>
    <style:style style:name="Excel_5f_CondFormat_5f_1_5f_7_5f_2_20_15" style:display-name="Excel_CondFormat_1_7_2 15" style:family="table-cell" style:parent-style-name="Default">
      <style:table-cell-properties fo:background-color="#00ff00"/>
    </style:style>
    <style:style style:name="Excel_5f_CondFormat_5f_1_5f_7_5f_3_20_15" style:display-name="Excel_CondFormat_1_7_3 15" style:family="table-cell" style:parent-style-name="Default"/>
    <style:style style:name="Excel_5f_CondFormat_5f_1_5f_8_5f_1_20_43" style:display-name="Excel_CondFormat_1_8_1 43" style:family="table-cell" style:parent-style-name="Default">
      <style:table-cell-properties fo:background-color="#00ff00"/>
    </style:style>
    <style:style style:name="Excel_5f_CondFormat_5f_1_5f_9_5f_1_20_43" style:display-name="Excel_CondFormat_1_9_1 43" style:family="table-cell" style:parent-style-name="Default">
      <style:table-cell-properties fo:background-color="#00ff00"/>
    </style:style>
    <style:style style:name="Excel_5f_CondFormat_5f_1_5f_9_5f_2_20_20" style:display-name="Excel_CondFormat_1_9_2 20" style:family="table-cell" style:parent-style-name="Default">
      <style:table-cell-properties fo:background-color="#ff0000"/>
    </style:style>
    <style:style style:name="Excel_5f_CondFormat_5f_1_5f_10_5f_1_20_20" style:display-name="Excel_CondFormat_1_10_1 20" style:family="table-cell" style:parent-style-name="Default">
      <style:table-cell-properties fo:background-color="#ff0000"/>
    </style:style>
    <style:style style:name="Excel_5f_CondFormat_5f_1_5f_11_5f_1_20_20" style:display-name="Excel_CondFormat_1_11_1 20" style:family="table-cell" style:parent-style-name="Default">
      <style:table-cell-properties fo:background-color="#00ff00"/>
    </style:style>
    <style:style style:name="Excel_5f_CondFormat_5f_1_5f_1_5f_1_20_44" style:display-name="Excel_CondFormat_1_1_1 44" style:family="table-cell" style:parent-style-name="Default">
      <style:table-cell-properties fo:background-color="#00ff00"/>
    </style:style>
    <style:style style:name="Excel_5f_CondFormat_5f_1_5f_1_5f_2_20_6" style:display-name="Excel_CondFormat_1_1_2 6" style:family="table-cell" style:parent-style-name="Default">
      <style:table-cell-properties fo:background-color="#ff0000"/>
    </style:style>
    <style:style style:name="Excel_5f_CondFormat_5f_1_5f_2_5f_1_20_44" style:display-name="Excel_CondFormat_1_2_1 44" style:family="table-cell" style:parent-style-name="Default">
      <style:table-cell-properties fo:background-color="#00ff00"/>
    </style:style>
    <style:style style:name="Excel_5f_CondFormat_5f_1_5f_2_5f_2_20_44" style:display-name="Excel_CondFormat_1_2_2 44" style:family="table-cell" style:parent-style-name="Default">
      <style:table-cell-properties fo:background-color="#ff0000"/>
    </style:style>
    <style:style style:name="Excel_5f_CondFormat_5f_1_5f_3_5f_1_20_44" style:display-name="Excel_CondFormat_1_3_1 44" style:family="table-cell" style:parent-style-name="Default">
      <style:table-cell-properties fo:background-color="#00ff00"/>
    </style:style>
    <style:style style:name="Excel_5f_CondFormat_5f_1_5f_4_5f_1_20_44" style:display-name="Excel_CondFormat_1_4_1 44" style:family="table-cell" style:parent-style-name="Default">
      <style:table-cell-properties fo:background-color="#00ff00"/>
    </style:style>
    <style:style style:name="Excel_5f_CondFormat_5f_1_5f_4_5f_2_20_44" style:display-name="Excel_CondFormat_1_4_2 44" style:family="table-cell" style:parent-style-name="Default">
      <style:table-cell-properties fo:background-color="#ff0000"/>
    </style:style>
    <style:style style:name="Excel_5f_CondFormat_5f_1_5f_5_5f_1_20_44" style:display-name="Excel_CondFormat_1_5_1 44" style:family="table-cell" style:parent-style-name="Default">
      <style:table-cell-properties fo:background-color="#00ff00"/>
    </style:style>
    <style:style style:name="Excel_5f_CondFormat_5f_1_5f_5_5f_2_20_44" style:display-name="Excel_CondFormat_1_5_2 44" style:family="table-cell" style:parent-style-name="Default">
      <style:table-cell-properties fo:background-color="#ff0000"/>
    </style:style>
    <style:style style:name="Excel_5f_CondFormat_5f_1_5f_6_5f_1_20_44" style:display-name="Excel_CondFormat_1_6_1 44" style:family="table-cell" style:parent-style-name="Default">
      <style:table-cell-properties fo:background-color="#00ff00"/>
    </style:style>
    <style:style style:name="Excel_5f_CondFormat_5f_1_5f_7_5f_1_20_44" style:display-name="Excel_CondFormat_1_7_1 44" style:family="table-cell" style:parent-style-name="Default">
      <style:table-cell-properties fo:background-color="#ff0000"/>
    </style:style>
    <style:style style:name="Excel_5f_CondFormat_5f_1_5f_7_5f_2_20_16" style:display-name="Excel_CondFormat_1_7_2 16" style:family="table-cell" style:parent-style-name="Default">
      <style:table-cell-properties fo:background-color="#00ff00"/>
    </style:style>
    <style:style style:name="Excel_5f_CondFormat_5f_1_5f_7_5f_3_20_16" style:display-name="Excel_CondFormat_1_7_3 16" style:family="table-cell" style:parent-style-name="Default"/>
    <style:style style:name="Excel_5f_CondFormat_5f_1_5f_8_5f_1_20_44" style:display-name="Excel_CondFormat_1_8_1 44" style:family="table-cell" style:parent-style-name="Default">
      <style:table-cell-properties fo:background-color="#00ff00"/>
    </style:style>
    <style:style style:name="Excel_5f_CondFormat_5f_1_5f_9_5f_1_20_44" style:display-name="Excel_CondFormat_1_9_1 44" style:family="table-cell" style:parent-style-name="Default">
      <style:table-cell-properties fo:background-color="#00ff00"/>
    </style:style>
    <style:style style:name="Excel_5f_CondFormat_5f_1_5f_9_5f_2_20_21" style:display-name="Excel_CondFormat_1_9_2 21" style:family="table-cell" style:parent-style-name="Default">
      <style:table-cell-properties fo:background-color="#ff0000"/>
    </style:style>
    <style:style style:name="Excel_5f_CondFormat_5f_1_5f_10_5f_1_20_21" style:display-name="Excel_CondFormat_1_10_1 21" style:family="table-cell" style:parent-style-name="Default">
      <style:table-cell-properties fo:background-color="#ff0000"/>
    </style:style>
    <style:style style:name="Excel_5f_CondFormat_5f_1_5f_11_5f_1_20_21" style:display-name="Excel_CondFormat_1_11_1 21" style:family="table-cell" style:parent-style-name="Default">
      <style:table-cell-properties fo:background-color="#00ff00"/>
    </style:style>
    <style:style style:name="Excel_5f_CondFormat_5f_1_5f_1_5f_1_20_45" style:display-name="Excel_CondFormat_1_1_1 45" style:family="table-cell" style:parent-style-name="Default">
      <style:table-cell-properties fo:background-color="#00ff00"/>
    </style:style>
    <style:style style:name="Excel_5f_CondFormat_5f_1_5f_1_5f_2_20_7" style:display-name="Excel_CondFormat_1_1_2 7" style:family="table-cell" style:parent-style-name="Default">
      <style:table-cell-properties fo:background-color="#ff0000"/>
    </style:style>
    <style:style style:name="Excel_5f_CondFormat_5f_1_5f_2_5f_1_20_45" style:display-name="Excel_CondFormat_1_2_1 45" style:family="table-cell" style:parent-style-name="Default">
      <style:table-cell-properties fo:background-color="#00ff00"/>
    </style:style>
    <style:style style:name="Excel_5f_CondFormat_5f_1_5f_2_5f_2_20_45" style:display-name="Excel_CondFormat_1_2_2 45" style:family="table-cell" style:parent-style-name="Default">
      <style:table-cell-properties fo:background-color="#ff0000"/>
    </style:style>
    <style:style style:name="Excel_5f_CondFormat_5f_1_5f_3_5f_1_20_45" style:display-name="Excel_CondFormat_1_3_1 45" style:family="table-cell" style:parent-style-name="Default">
      <style:table-cell-properties fo:background-color="#00ff00"/>
    </style:style>
    <style:style style:name="Excel_5f_CondFormat_5f_1_5f_4_5f_1_20_45" style:display-name="Excel_CondFormat_1_4_1 45" style:family="table-cell" style:parent-style-name="Default">
      <style:table-cell-properties fo:background-color="#00ff00"/>
    </style:style>
    <style:style style:name="Excel_5f_CondFormat_5f_1_5f_4_5f_2_20_45" style:display-name="Excel_CondFormat_1_4_2 45" style:family="table-cell" style:parent-style-name="Default">
      <style:table-cell-properties fo:background-color="#ff0000"/>
    </style:style>
    <style:style style:name="Excel_5f_CondFormat_5f_1_5f_5_5f_1_20_45" style:display-name="Excel_CondFormat_1_5_1 45" style:family="table-cell" style:parent-style-name="Default">
      <style:table-cell-properties fo:background-color="#00ff00"/>
    </style:style>
    <style:style style:name="Excel_5f_CondFormat_5f_1_5f_5_5f_2_20_45" style:display-name="Excel_CondFormat_1_5_2 45" style:family="table-cell" style:parent-style-name="Default">
      <style:table-cell-properties fo:background-color="#ff0000"/>
    </style:style>
    <style:style style:name="Excel_5f_CondFormat_5f_1_5f_6_5f_1_20_45" style:display-name="Excel_CondFormat_1_6_1 45" style:family="table-cell" style:parent-style-name="Default">
      <style:table-cell-properties fo:background-color="#00ff00"/>
    </style:style>
    <style:style style:name="Excel_5f_CondFormat_5f_1_5f_7_5f_1_20_45" style:display-name="Excel_CondFormat_1_7_1 45" style:family="table-cell" style:parent-style-name="Default">
      <style:table-cell-properties fo:background-color="#ff0000"/>
    </style:style>
    <style:style style:name="Excel_5f_CondFormat_5f_1_5f_7_5f_2_20_17" style:display-name="Excel_CondFormat_1_7_2 17" style:family="table-cell" style:parent-style-name="Default">
      <style:table-cell-properties fo:background-color="#00ff00"/>
    </style:style>
    <style:style style:name="Excel_5f_CondFormat_5f_1_5f_7_5f_3_20_17" style:display-name="Excel_CondFormat_1_7_3 17" style:family="table-cell" style:parent-style-name="Default"/>
    <style:style style:name="Excel_5f_CondFormat_5f_1_5f_8_5f_1_20_45" style:display-name="Excel_CondFormat_1_8_1 45" style:family="table-cell" style:parent-style-name="Default">
      <style:table-cell-properties fo:background-color="#00ff00"/>
    </style:style>
    <style:style style:name="Excel_5f_CondFormat_5f_1_5f_9_5f_1_20_45" style:display-name="Excel_CondFormat_1_9_1 45" style:family="table-cell" style:parent-style-name="Default">
      <style:table-cell-properties fo:background-color="#00ff00"/>
    </style:style>
    <style:style style:name="Excel_5f_CondFormat_5f_1_5f_9_5f_2_20_22" style:display-name="Excel_CondFormat_1_9_2 22" style:family="table-cell" style:parent-style-name="Default">
      <style:table-cell-properties fo:background-color="#ff0000"/>
    </style:style>
    <style:style style:name="Excel_5f_CondFormat_5f_1_5f_10_5f_1_20_22" style:display-name="Excel_CondFormat_1_10_1 22" style:family="table-cell" style:parent-style-name="Default">
      <style:table-cell-properties fo:background-color="#ff0000"/>
    </style:style>
    <style:style style:name="Excel_5f_CondFormat_5f_1_5f_11_5f_1_20_22" style:display-name="Excel_CondFormat_1_11_1 22" style:family="table-cell" style:parent-style-name="Default">
      <style:table-cell-properties fo:background-color="#00ff00"/>
    </style:style>
    <style:style style:name="Excel_5f_CondFormat_5f_1_5f_1_5f_1_20_46" style:display-name="Excel_CondFormat_1_1_1 46" style:family="table-cell" style:parent-style-name="Default">
      <style:table-cell-properties fo:background-color="#00ff00"/>
    </style:style>
    <style:style style:name="Excel_5f_CondFormat_5f_1_5f_2_5f_1_20_46" style:display-name="Excel_CondFormat_1_2_1 46" style:family="table-cell" style:parent-style-name="Default">
      <style:table-cell-properties fo:background-color="#00ff00"/>
    </style:style>
    <style:style style:name="Excel_5f_CondFormat_5f_1_5f_2_5f_2_20_46" style:display-name="Excel_CondFormat_1_2_2 46" style:family="table-cell" style:parent-style-name="Default">
      <style:table-cell-properties fo:background-color="#ff0000"/>
    </style:style>
    <style:style style:name="Excel_5f_CondFormat_5f_1_5f_3_5f_1_20_46" style:display-name="Excel_CondFormat_1_3_1 46" style:family="table-cell" style:parent-style-name="Default">
      <style:table-cell-properties fo:background-color="#00ff00"/>
    </style:style>
    <style:style style:name="Excel_5f_CondFormat_5f_1_5f_3_5f_2_20_39" style:display-name="Excel_CondFormat_1_3_2 39" style:family="table-cell" style:parent-style-name="Default">
      <style:table-cell-properties fo:background-color="#ff0000"/>
    </style:style>
    <style:style style:name="Excel_5f_CondFormat_5f_1_5f_4_5f_1_20_46" style:display-name="Excel_CondFormat_1_4_1 46" style:family="table-cell" style:parent-style-name="Default">
      <style:table-cell-properties fo:background-color="#00ff00"/>
    </style:style>
    <style:style style:name="Excel_5f_CondFormat_5f_1_5f_4_5f_2_20_46" style:display-name="Excel_CondFormat_1_4_2 46" style:family="table-cell" style:parent-style-name="Default">
      <style:table-cell-properties fo:background-color="#ff0000"/>
    </style:style>
    <style:style style:name="Excel_5f_CondFormat_5f_1_5f_5_5f_1_20_46" style:display-name="Excel_CondFormat_1_5_1 46" style:family="table-cell" style:parent-style-name="Default">
      <style:table-cell-properties fo:background-color="#00ff00"/>
    </style:style>
    <style:style style:name="Excel_5f_CondFormat_5f_1_5f_5_5f_2_20_46" style:display-name="Excel_CondFormat_1_5_2 46" style:family="table-cell" style:parent-style-name="Default">
      <style:table-cell-properties fo:background-color="#ff0000"/>
    </style:style>
    <style:style style:name="Excel_5f_CondFormat_5f_1_5f_6_5f_1_20_46" style:display-name="Excel_CondFormat_1_6_1 46" style:family="table-cell" style:parent-style-name="Default">
      <style:table-cell-properties fo:background-color="#ff0000"/>
    </style:style>
    <style:style style:name="Excel_5f_CondFormat_5f_1_5f_6_5f_2_20_14" style:display-name="Excel_CondFormat_1_6_2 14" style:family="table-cell" style:parent-style-name="Default">
      <style:table-cell-properties fo:background-color="#00ff00"/>
    </style:style>
    <style:style style:name="Excel_5f_CondFormat_5f_1_5f_6_5f_3_20_14" style:display-name="Excel_CondFormat_1_6_3 14" style:family="table-cell" style:parent-style-name="Default"/>
    <style:style style:name="Excel_5f_CondFormat_5f_1_5f_7_5f_1_20_46" style:display-name="Excel_CondFormat_1_7_1 46" style:family="table-cell" style:parent-style-name="Default">
      <style:table-cell-properties fo:background-color="#00ff00"/>
    </style:style>
    <style:style style:name="Excel_5f_CondFormat_5f_1_5f_8_5f_1_20_46" style:display-name="Excel_CondFormat_1_8_1 46" style:family="table-cell" style:parent-style-name="Default">
      <style:table-cell-properties fo:background-color="#00ff00"/>
    </style:style>
    <style:style style:name="Excel_5f_CondFormat_5f_1_5f_9_5f_1_20_46" style:display-name="Excel_CondFormat_1_9_1 46" style:family="table-cell" style:parent-style-name="Default">
      <style:table-cell-properties fo:background-color="#00ff00"/>
    </style:style>
    <style:style style:name="Excel_5f_CondFormat_5f_1_5f_9_5f_2_20_23" style:display-name="Excel_CondFormat_1_9_2 23" style:family="table-cell" style:parent-style-name="Default">
      <style:table-cell-properties fo:background-color="#ff0000"/>
    </style:style>
    <style:style style:name="Excel_5f_CondFormat_5f_1_5f_10_5f_1_20_23" style:display-name="Excel_CondFormat_1_10_1 23" style:family="table-cell" style:parent-style-name="Default">
      <style:table-cell-properties fo:background-color="#ff0000"/>
    </style:style>
    <style:style style:name="Excel_5f_CondFormat_5f_1_5f_11_5f_1_20_23" style:display-name="Excel_CondFormat_1_11_1 23" style:family="table-cell" style:parent-style-name="Default">
      <style:table-cell-properties fo:background-color="#00ff00"/>
    </style:style>
    <style:style style:name="Excel_5f_CondFormat_5f_1_5f_12_5f_1_20_16" style:display-name="Excel_CondFormat_1_12_1 16" style:family="table-cell" style:parent-style-name="Default">
      <style:table-cell-properties fo:background-color="#00ff00"/>
    </style:style>
    <style:style style:name="Excel_5f_CondFormat_5f_1_5f_1_5f_1_20_47" style:display-name="Excel_CondFormat_1_1_1 47" style:family="table-cell" style:parent-style-name="Default">
      <style:table-cell-properties fo:background-color="#00ff00"/>
    </style:style>
    <style:style style:name="Excel_5f_CondFormat_5f_1_5f_2_5f_1_20_47" style:display-name="Excel_CondFormat_1_2_1 47" style:family="table-cell" style:parent-style-name="Default">
      <style:table-cell-properties fo:background-color="#00ff00"/>
    </style:style>
    <style:style style:name="Excel_5f_CondFormat_5f_1_5f_2_5f_2_20_47" style:display-name="Excel_CondFormat_1_2_2 47" style:family="table-cell" style:parent-style-name="Default">
      <style:table-cell-properties fo:background-color="#ff0000"/>
    </style:style>
    <style:style style:name="Excel_5f_CondFormat_5f_1_5f_3_5f_1_20_47" style:display-name="Excel_CondFormat_1_3_1 47" style:family="table-cell" style:parent-style-name="Default">
      <style:table-cell-properties fo:background-color="#00ff00"/>
    </style:style>
    <style:style style:name="Excel_5f_CondFormat_5f_1_5f_3_5f_2_20_40" style:display-name="Excel_CondFormat_1_3_2 40" style:family="table-cell" style:parent-style-name="Default">
      <style:table-cell-properties fo:background-color="#ff0000"/>
    </style:style>
    <style:style style:name="Excel_5f_CondFormat_5f_1_5f_4_5f_1_20_47" style:display-name="Excel_CondFormat_1_4_1 47" style:family="table-cell" style:parent-style-name="Default">
      <style:table-cell-properties fo:background-color="#00ff00"/>
    </style:style>
    <style:style style:name="Excel_5f_CondFormat_5f_1_5f_4_5f_2_20_47" style:display-name="Excel_CondFormat_1_4_2 47" style:family="table-cell" style:parent-style-name="Default">
      <style:table-cell-properties fo:background-color="#ff0000"/>
    </style:style>
    <style:style style:name="Excel_5f_CondFormat_5f_1_5f_5_5f_1_20_47" style:display-name="Excel_CondFormat_1_5_1 47" style:family="table-cell" style:parent-style-name="Default">
      <style:table-cell-properties fo:background-color="#00ff00"/>
    </style:style>
    <style:style style:name="Excel_5f_CondFormat_5f_1_5f_5_5f_2_20_47" style:display-name="Excel_CondFormat_1_5_2 47" style:family="table-cell" style:parent-style-name="Default">
      <style:table-cell-properties fo:background-color="#ff0000"/>
    </style:style>
    <style:style style:name="Excel_5f_CondFormat_5f_1_5f_6_5f_1_20_47" style:display-name="Excel_CondFormat_1_6_1 47" style:family="table-cell" style:parent-style-name="Default">
      <style:table-cell-properties fo:background-color="#ff0000"/>
    </style:style>
    <style:style style:name="Excel_5f_CondFormat_5f_1_5f_6_5f_2_20_15" style:display-name="Excel_CondFormat_1_6_2 15" style:family="table-cell" style:parent-style-name="Default">
      <style:table-cell-properties fo:background-color="#00ff00"/>
    </style:style>
    <style:style style:name="Excel_5f_CondFormat_5f_1_5f_6_5f_3_20_15" style:display-name="Excel_CondFormat_1_6_3 15" style:family="table-cell" style:parent-style-name="Default"/>
    <style:style style:name="Excel_5f_CondFormat_5f_1_5f_7_5f_1_20_47" style:display-name="Excel_CondFormat_1_7_1 47" style:family="table-cell" style:parent-style-name="Default">
      <style:table-cell-properties fo:background-color="#00ff00"/>
    </style:style>
    <style:style style:name="Excel_5f_CondFormat_5f_1_5f_8_5f_1_20_47" style:display-name="Excel_CondFormat_1_8_1 47" style:family="table-cell" style:parent-style-name="Default">
      <style:table-cell-properties fo:background-color="#00ff00"/>
    </style:style>
    <style:style style:name="Excel_5f_CondFormat_5f_1_5f_9_5f_1_20_47" style:display-name="Excel_CondFormat_1_9_1 47" style:family="table-cell" style:parent-style-name="Default">
      <style:table-cell-properties fo:background-color="#00ff00"/>
    </style:style>
    <style:style style:name="Excel_5f_CondFormat_5f_1_5f_9_5f_2_20_24" style:display-name="Excel_CondFormat_1_9_2 24" style:family="table-cell" style:parent-style-name="Default">
      <style:table-cell-properties fo:background-color="#ff0000"/>
    </style:style>
    <style:style style:name="Excel_5f_CondFormat_5f_1_5f_10_5f_1_20_24" style:display-name="Excel_CondFormat_1_10_1 24" style:family="table-cell" style:parent-style-name="Default">
      <style:table-cell-properties fo:background-color="#ff0000"/>
    </style:style>
    <style:style style:name="Excel_5f_CondFormat_5f_1_5f_11_5f_1_20_24" style:display-name="Excel_CondFormat_1_11_1 24" style:family="table-cell" style:parent-style-name="Default">
      <style:table-cell-properties fo:background-color="#00ff00"/>
    </style:style>
    <style:style style:name="Excel_5f_CondFormat_5f_1_5f_12_5f_1_20_17" style:display-name="Excel_CondFormat_1_12_1 17" style:family="table-cell" style:parent-style-name="Default">
      <style:table-cell-properties fo:background-color="#00ff00"/>
    </style:style>
    <style:style style:name="Excel_5f_CondFormat_5f_1_5f_1_5f_1_20_48" style:display-name="Excel_CondFormat_1_1_1 48" style:family="table-cell" style:parent-style-name="Default">
      <style:table-cell-properties fo:background-color="#00ff00"/>
    </style:style>
    <style:style style:name="Excel_5f_CondFormat_5f_1_5f_2_5f_1_20_48" style:display-name="Excel_CondFormat_1_2_1 48" style:family="table-cell" style:parent-style-name="Default">
      <style:table-cell-properties fo:background-color="#00ff00"/>
    </style:style>
    <style:style style:name="Excel_5f_CondFormat_5f_1_5f_2_5f_2_20_48" style:display-name="Excel_CondFormat_1_2_2 48" style:family="table-cell" style:parent-style-name="Default">
      <style:table-cell-properties fo:background-color="#ff0000"/>
    </style:style>
    <style:style style:name="Excel_5f_CondFormat_5f_1_5f_3_5f_1_20_48" style:display-name="Excel_CondFormat_1_3_1 48" style:family="table-cell" style:parent-style-name="Default">
      <style:table-cell-properties fo:background-color="#00ff00"/>
    </style:style>
    <style:style style:name="Excel_5f_CondFormat_5f_1_5f_3_5f_2_20_41" style:display-name="Excel_CondFormat_1_3_2 41" style:family="table-cell" style:parent-style-name="Default">
      <style:table-cell-properties fo:background-color="#ff0000"/>
    </style:style>
    <style:style style:name="Excel_5f_CondFormat_5f_1_5f_4_5f_1_20_48" style:display-name="Excel_CondFormat_1_4_1 48" style:family="table-cell" style:parent-style-name="Default">
      <style:table-cell-properties fo:background-color="#00ff00"/>
    </style:style>
    <style:style style:name="Excel_5f_CondFormat_5f_1_5f_4_5f_2_20_48" style:display-name="Excel_CondFormat_1_4_2 48" style:family="table-cell" style:parent-style-name="Default">
      <style:table-cell-properties fo:background-color="#ff0000"/>
    </style:style>
    <style:style style:name="Excel_5f_CondFormat_5f_1_5f_5_5f_1_20_48" style:display-name="Excel_CondFormat_1_5_1 48" style:family="table-cell" style:parent-style-name="Default">
      <style:table-cell-properties fo:background-color="#00ff00"/>
    </style:style>
    <style:style style:name="Excel_5f_CondFormat_5f_1_5f_5_5f_2_20_48" style:display-name="Excel_CondFormat_1_5_2 48" style:family="table-cell" style:parent-style-name="Default">
      <style:table-cell-properties fo:background-color="#ff0000"/>
    </style:style>
    <style:style style:name="Excel_5f_CondFormat_5f_1_5f_6_5f_1_20_48" style:display-name="Excel_CondFormat_1_6_1 48" style:family="table-cell" style:parent-style-name="Default">
      <style:table-cell-properties fo:background-color="#ff0000"/>
    </style:style>
    <style:style style:name="Excel_5f_CondFormat_5f_1_5f_6_5f_2_20_16" style:display-name="Excel_CondFormat_1_6_2 16" style:family="table-cell" style:parent-style-name="Default">
      <style:table-cell-properties fo:background-color="#00ff00"/>
    </style:style>
    <style:style style:name="Excel_5f_CondFormat_5f_1_5f_6_5f_3_20_16" style:display-name="Excel_CondFormat_1_6_3 16" style:family="table-cell" style:parent-style-name="Default"/>
    <style:style style:name="Excel_5f_CondFormat_5f_1_5f_7_5f_1_20_48" style:display-name="Excel_CondFormat_1_7_1 48" style:family="table-cell" style:parent-style-name="Default">
      <style:table-cell-properties fo:background-color="#00ff00"/>
    </style:style>
    <style:style style:name="Excel_5f_CondFormat_5f_1_5f_8_5f_1_20_48" style:display-name="Excel_CondFormat_1_8_1 48" style:family="table-cell" style:parent-style-name="Default">
      <style:table-cell-properties fo:background-color="#00ff00"/>
    </style:style>
    <style:style style:name="Excel_5f_CondFormat_5f_1_5f_9_5f_1_20_48" style:display-name="Excel_CondFormat_1_9_1 48" style:family="table-cell" style:parent-style-name="Default">
      <style:table-cell-properties fo:background-color="#00ff00"/>
    </style:style>
    <style:style style:name="Excel_5f_CondFormat_5f_1_5f_9_5f_2_20_25" style:display-name="Excel_CondFormat_1_9_2 25" style:family="table-cell" style:parent-style-name="Default">
      <style:table-cell-properties fo:background-color="#ff0000"/>
    </style:style>
    <style:style style:name="Excel_5f_CondFormat_5f_1_5f_10_5f_1_20_25" style:display-name="Excel_CondFormat_1_10_1 25" style:family="table-cell" style:parent-style-name="Default">
      <style:table-cell-properties fo:background-color="#ff0000"/>
    </style:style>
    <style:style style:name="Excel_5f_CondFormat_5f_1_5f_11_5f_1_20_25" style:display-name="Excel_CondFormat_1_11_1 25" style:family="table-cell" style:parent-style-name="Default">
      <style:table-cell-properties fo:background-color="#00ff00"/>
    </style:style>
    <style:style style:name="Excel_5f_CondFormat_5f_1_5f_12_5f_1_20_18" style:display-name="Excel_CondFormat_1_12_1 18" style:family="table-cell" style:parent-style-name="Default">
      <style:table-cell-properties fo:background-color="#00ff00"/>
    </style:style>
    <style:style style:name="Excel_5f_CondFormat_5f_1_5f_1_5f_1_20_49" style:display-name="Excel_CondFormat_1_1_1 49" style:family="table-cell" style:parent-style-name="Default">
      <style:table-cell-properties fo:background-color="#00ff00"/>
    </style:style>
    <style:style style:name="Excel_5f_CondFormat_5f_1_5f_2_5f_1_20_49" style:display-name="Excel_CondFormat_1_2_1 49" style:family="table-cell" style:parent-style-name="Default">
      <style:table-cell-properties fo:background-color="#00ff00"/>
    </style:style>
    <style:style style:name="Excel_5f_CondFormat_5f_1_5f_2_5f_2_20_49" style:display-name="Excel_CondFormat_1_2_2 49" style:family="table-cell" style:parent-style-name="Default">
      <style:table-cell-properties fo:background-color="#ff0000"/>
    </style:style>
    <style:style style:name="Excel_5f_CondFormat_5f_1_5f_3_5f_1_20_49" style:display-name="Excel_CondFormat_1_3_1 49" style:family="table-cell" style:parent-style-name="Default">
      <style:table-cell-properties fo:background-color="#00ff00"/>
    </style:style>
    <style:style style:name="Excel_5f_CondFormat_5f_1_5f_3_5f_2_20_42" style:display-name="Excel_CondFormat_1_3_2 42" style:family="table-cell" style:parent-style-name="Default">
      <style:table-cell-properties fo:background-color="#ff0000"/>
    </style:style>
    <style:style style:name="Excel_5f_CondFormat_5f_1_5f_4_5f_1_20_49" style:display-name="Excel_CondFormat_1_4_1 49" style:family="table-cell" style:parent-style-name="Default">
      <style:table-cell-properties fo:background-color="#00ff00"/>
    </style:style>
    <style:style style:name="Excel_5f_CondFormat_5f_1_5f_4_5f_2_20_49" style:display-name="Excel_CondFormat_1_4_2 49" style:family="table-cell" style:parent-style-name="Default">
      <style:table-cell-properties fo:background-color="#ff0000"/>
    </style:style>
    <style:style style:name="Excel_5f_CondFormat_5f_1_5f_5_5f_1_20_49" style:display-name="Excel_CondFormat_1_5_1 49" style:family="table-cell" style:parent-style-name="Default">
      <style:table-cell-properties fo:background-color="#00ff00"/>
    </style:style>
    <style:style style:name="Excel_5f_CondFormat_5f_1_5f_5_5f_2_20_49" style:display-name="Excel_CondFormat_1_5_2 49" style:family="table-cell" style:parent-style-name="Default">
      <style:table-cell-properties fo:background-color="#ff0000"/>
    </style:style>
    <style:style style:name="Excel_5f_CondFormat_5f_1_5f_6_5f_1_20_49" style:display-name="Excel_CondFormat_1_6_1 49" style:family="table-cell" style:parent-style-name="Default">
      <style:table-cell-properties fo:background-color="#ff0000"/>
    </style:style>
    <style:style style:name="Excel_5f_CondFormat_5f_1_5f_6_5f_2_20_17" style:display-name="Excel_CondFormat_1_6_2 17" style:family="table-cell" style:parent-style-name="Default">
      <style:table-cell-properties fo:background-color="#00ff00"/>
    </style:style>
    <style:style style:name="Excel_5f_CondFormat_5f_1_5f_6_5f_3_20_17" style:display-name="Excel_CondFormat_1_6_3 17" style:family="table-cell" style:parent-style-name="Default"/>
    <style:style style:name="Excel_5f_CondFormat_5f_1_5f_7_5f_1_20_49" style:display-name="Excel_CondFormat_1_7_1 49" style:family="table-cell" style:parent-style-name="Default">
      <style:table-cell-properties fo:background-color="#00ff00"/>
    </style:style>
    <style:style style:name="Excel_5f_CondFormat_5f_1_5f_8_5f_1_20_49" style:display-name="Excel_CondFormat_1_8_1 49" style:family="table-cell" style:parent-style-name="Default">
      <style:table-cell-properties fo:background-color="#00ff00"/>
    </style:style>
    <style:style style:name="Excel_5f_CondFormat_5f_1_5f_9_5f_1_20_49" style:display-name="Excel_CondFormat_1_9_1 49" style:family="table-cell" style:parent-style-name="Default">
      <style:table-cell-properties fo:background-color="#00ff00"/>
    </style:style>
    <style:style style:name="Excel_5f_CondFormat_5f_1_5f_9_5f_2_20_26" style:display-name="Excel_CondFormat_1_9_2 26" style:family="table-cell" style:parent-style-name="Default">
      <style:table-cell-properties fo:background-color="#ff0000"/>
    </style:style>
    <style:style style:name="Excel_5f_CondFormat_5f_1_5f_10_5f_1_20_26" style:display-name="Excel_CondFormat_1_10_1 26" style:family="table-cell" style:parent-style-name="Default">
      <style:table-cell-properties fo:background-color="#ff0000"/>
    </style:style>
    <style:style style:name="Excel_5f_CondFormat_5f_1_5f_11_5f_1_20_26" style:display-name="Excel_CondFormat_1_11_1 26" style:family="table-cell" style:parent-style-name="Default">
      <style:table-cell-properties fo:background-color="#00ff00"/>
    </style:style>
    <style:style style:name="Excel_5f_CondFormat_5f_1_5f_12_5f_1_20_19" style:display-name="Excel_CondFormat_1_12_1 19" style:family="table-cell" style:parent-style-name="Default">
      <style:table-cell-properties fo:background-color="#00ff00"/>
    </style:style>
    <style:style style:name="Excel_5f_CondFormat_5f_1_5f_1_5f_1_20_50" style:display-name="Excel_CondFormat_1_1_1 50" style:family="table-cell" style:parent-style-name="Default">
      <style:table-cell-properties fo:background-color="#00ff00"/>
    </style:style>
    <style:style style:name="Excel_5f_CondFormat_5f_1_5f_2_5f_1_20_50" style:display-name="Excel_CondFormat_1_2_1 50" style:family="table-cell" style:parent-style-name="Default">
      <style:table-cell-properties fo:background-color="#00ff00"/>
    </style:style>
    <style:style style:name="Excel_5f_CondFormat_5f_1_5f_2_5f_2_20_50" style:display-name="Excel_CondFormat_1_2_2 50" style:family="table-cell" style:parent-style-name="Default">
      <style:table-cell-properties fo:background-color="#ff0000"/>
    </style:style>
    <style:style style:name="Excel_5f_CondFormat_5f_1_5f_3_5f_1_20_50" style:display-name="Excel_CondFormat_1_3_1 50" style:family="table-cell" style:parent-style-name="Default">
      <style:table-cell-properties fo:background-color="#00ff00"/>
    </style:style>
    <style:style style:name="Excel_5f_CondFormat_5f_1_5f_3_5f_2_20_43" style:display-name="Excel_CondFormat_1_3_2 43" style:family="table-cell" style:parent-style-name="Default">
      <style:table-cell-properties fo:background-color="#ff0000"/>
    </style:style>
    <style:style style:name="Excel_5f_CondFormat_5f_1_5f_4_5f_1_20_50" style:display-name="Excel_CondFormat_1_4_1 50" style:family="table-cell" style:parent-style-name="Default">
      <style:table-cell-properties fo:background-color="#00ff00"/>
    </style:style>
    <style:style style:name="Excel_5f_CondFormat_5f_1_5f_4_5f_2_20_50" style:display-name="Excel_CondFormat_1_4_2 50" style:family="table-cell" style:parent-style-name="Default">
      <style:table-cell-properties fo:background-color="#ff0000"/>
    </style:style>
    <style:style style:name="Excel_5f_CondFormat_5f_1_5f_5_5f_1_20_50" style:display-name="Excel_CondFormat_1_5_1 50" style:family="table-cell" style:parent-style-name="Default">
      <style:table-cell-properties fo:background-color="#00ff00"/>
    </style:style>
    <style:style style:name="Excel_5f_CondFormat_5f_1_5f_5_5f_2_20_50" style:display-name="Excel_CondFormat_1_5_2 50" style:family="table-cell" style:parent-style-name="Default">
      <style:table-cell-properties fo:background-color="#ff0000"/>
    </style:style>
    <style:style style:name="Excel_5f_CondFormat_5f_1_5f_6_5f_1_20_50" style:display-name="Excel_CondFormat_1_6_1 50" style:family="table-cell" style:parent-style-name="Default">
      <style:table-cell-properties fo:background-color="#ff0000"/>
    </style:style>
    <style:style style:name="Excel_5f_CondFormat_5f_1_5f_6_5f_2_20_18" style:display-name="Excel_CondFormat_1_6_2 18" style:family="table-cell" style:parent-style-name="Default">
      <style:table-cell-properties fo:background-color="#00ff00"/>
    </style:style>
    <style:style style:name="Excel_5f_CondFormat_5f_1_5f_6_5f_3_20_18" style:display-name="Excel_CondFormat_1_6_3 18" style:family="table-cell" style:parent-style-name="Default"/>
    <style:style style:name="Excel_5f_CondFormat_5f_1_5f_7_5f_1_20_50" style:display-name="Excel_CondFormat_1_7_1 50" style:family="table-cell" style:parent-style-name="Default">
      <style:table-cell-properties fo:background-color="#00ff00"/>
    </style:style>
    <style:style style:name="Excel_5f_CondFormat_5f_1_5f_8_5f_1_20_50" style:display-name="Excel_CondFormat_1_8_1 50" style:family="table-cell" style:parent-style-name="Default">
      <style:table-cell-properties fo:background-color="#00ff00"/>
    </style:style>
    <style:style style:name="Excel_5f_CondFormat_5f_1_5f_9_5f_1_20_50" style:display-name="Excel_CondFormat_1_9_1 50" style:family="table-cell" style:parent-style-name="Default">
      <style:table-cell-properties fo:background-color="#00ff00"/>
    </style:style>
    <style:style style:name="Excel_5f_CondFormat_5f_1_5f_9_5f_2_20_27" style:display-name="Excel_CondFormat_1_9_2 27" style:family="table-cell" style:parent-style-name="Default">
      <style:table-cell-properties fo:background-color="#ff0000"/>
    </style:style>
    <style:style style:name="Excel_5f_CondFormat_5f_1_5f_10_5f_1_20_27" style:display-name="Excel_CondFormat_1_10_1 27" style:family="table-cell" style:parent-style-name="Default">
      <style:table-cell-properties fo:background-color="#ff0000"/>
    </style:style>
    <style:style style:name="Excel_5f_CondFormat_5f_1_5f_11_5f_1_20_27" style:display-name="Excel_CondFormat_1_11_1 27" style:family="table-cell" style:parent-style-name="Default">
      <style:table-cell-properties fo:background-color="#00ff00"/>
    </style:style>
    <style:style style:name="Excel_5f_CondFormat_5f_1_5f_12_5f_1_20_20" style:display-name="Excel_CondFormat_1_12_1 20" style:family="table-cell" style:parent-style-name="Default">
      <style:table-cell-properties fo:background-color="#00ff00"/>
    </style:style>
    <style:style style:name="Excel_5f_CondFormat_5f_1_5f_1_5f_1_20_51" style:display-name="Excel_CondFormat_1_1_1 51" style:family="table-cell" style:parent-style-name="Default">
      <style:table-cell-properties fo:background-color="#00ff00"/>
    </style:style>
    <style:style style:name="Excel_5f_CondFormat_5f_1_5f_2_5f_1_20_51" style:display-name="Excel_CondFormat_1_2_1 51" style:family="table-cell" style:parent-style-name="Default">
      <style:table-cell-properties fo:background-color="#00ff00"/>
    </style:style>
    <style:style style:name="Excel_5f_CondFormat_5f_1_5f_2_5f_2_20_51" style:display-name="Excel_CondFormat_1_2_2 51" style:family="table-cell" style:parent-style-name="Default">
      <style:table-cell-properties fo:background-color="#ff0000"/>
    </style:style>
    <style:style style:name="Excel_5f_CondFormat_5f_1_5f_3_5f_1_20_51" style:display-name="Excel_CondFormat_1_3_1 51" style:family="table-cell" style:parent-style-name="Default">
      <style:table-cell-properties fo:background-color="#00ff00"/>
    </style:style>
    <style:style style:name="Excel_5f_CondFormat_5f_1_5f_3_5f_2_20_44" style:display-name="Excel_CondFormat_1_3_2 44" style:family="table-cell" style:parent-style-name="Default">
      <style:table-cell-properties fo:background-color="#ff0000"/>
    </style:style>
    <style:style style:name="Excel_5f_CondFormat_5f_1_5f_4_5f_1_20_51" style:display-name="Excel_CondFormat_1_4_1 51" style:family="table-cell" style:parent-style-name="Default">
      <style:table-cell-properties fo:background-color="#00ff00"/>
    </style:style>
    <style:style style:name="Excel_5f_CondFormat_5f_1_5f_4_5f_2_20_51" style:display-name="Excel_CondFormat_1_4_2 51" style:family="table-cell" style:parent-style-name="Default">
      <style:table-cell-properties fo:background-color="#ff0000"/>
    </style:style>
    <style:style style:name="Excel_5f_CondFormat_5f_1_5f_5_5f_1_20_51" style:display-name="Excel_CondFormat_1_5_1 51" style:family="table-cell" style:parent-style-name="Default">
      <style:table-cell-properties fo:background-color="#00ff00"/>
    </style:style>
    <style:style style:name="Excel_5f_CondFormat_5f_1_5f_5_5f_2_20_51" style:display-name="Excel_CondFormat_1_5_2 51" style:family="table-cell" style:parent-style-name="Default">
      <style:table-cell-properties fo:background-color="#ff0000"/>
    </style:style>
    <style:style style:name="Excel_5f_CondFormat_5f_1_5f_6_5f_1_20_51" style:display-name="Excel_CondFormat_1_6_1 51" style:family="table-cell" style:parent-style-name="Default">
      <style:table-cell-properties fo:background-color="#ff0000"/>
    </style:style>
    <style:style style:name="Excel_5f_CondFormat_5f_1_5f_6_5f_2_20_19" style:display-name="Excel_CondFormat_1_6_2 19" style:family="table-cell" style:parent-style-name="Default">
      <style:table-cell-properties fo:background-color="#00ff00"/>
    </style:style>
    <style:style style:name="Excel_5f_CondFormat_5f_1_5f_6_5f_3_20_19" style:display-name="Excel_CondFormat_1_6_3 19" style:family="table-cell" style:parent-style-name="Default"/>
    <style:style style:name="Excel_5f_CondFormat_5f_1_5f_7_5f_1_20_51" style:display-name="Excel_CondFormat_1_7_1 51" style:family="table-cell" style:parent-style-name="Default">
      <style:table-cell-properties fo:background-color="#00ff00"/>
    </style:style>
    <style:style style:name="Excel_5f_CondFormat_5f_1_5f_8_5f_1_20_51" style:display-name="Excel_CondFormat_1_8_1 51" style:family="table-cell" style:parent-style-name="Default">
      <style:table-cell-properties fo:background-color="#00ff00"/>
    </style:style>
    <style:style style:name="Excel_5f_CondFormat_5f_1_5f_9_5f_1_20_51" style:display-name="Excel_CondFormat_1_9_1 51" style:family="table-cell" style:parent-style-name="Default">
      <style:table-cell-properties fo:background-color="#00ff00"/>
    </style:style>
    <style:style style:name="Excel_5f_CondFormat_5f_1_5f_9_5f_2_20_28" style:display-name="Excel_CondFormat_1_9_2 28" style:family="table-cell" style:parent-style-name="Default">
      <style:table-cell-properties fo:background-color="#ff0000"/>
    </style:style>
    <style:style style:name="Excel_5f_CondFormat_5f_1_5f_10_5f_1_20_28" style:display-name="Excel_CondFormat_1_10_1 28" style:family="table-cell" style:parent-style-name="Default">
      <style:table-cell-properties fo:background-color="#ff0000"/>
    </style:style>
    <style:style style:name="Excel_5f_CondFormat_5f_1_5f_11_5f_1_20_28" style:display-name="Excel_CondFormat_1_11_1 28" style:family="table-cell" style:parent-style-name="Default">
      <style:table-cell-properties fo:background-color="#00ff00"/>
    </style:style>
    <style:style style:name="Excel_5f_CondFormat_5f_1_5f_12_5f_1_20_21" style:display-name="Excel_CondFormat_1_12_1 21" style:family="table-cell" style:parent-style-name="Default">
      <style:table-cell-properties fo:background-color="#00ff00"/>
    </style:style>
    <style:style style:name="Excel_5f_CondFormat_5f_1_5f_1_5f_1_20_52" style:display-name="Excel_CondFormat_1_1_1 52" style:family="table-cell" style:parent-style-name="Default">
      <style:table-cell-properties fo:background-color="#00ff00"/>
    </style:style>
    <style:style style:name="Excel_5f_CondFormat_5f_1_5f_2_5f_1_20_52" style:display-name="Excel_CondFormat_1_2_1 52" style:family="table-cell" style:parent-style-name="Default">
      <style:table-cell-properties fo:background-color="#00ff00"/>
    </style:style>
    <style:style style:name="Excel_5f_CondFormat_5f_1_5f_2_5f_2_20_52" style:display-name="Excel_CondFormat_1_2_2 52" style:family="table-cell" style:parent-style-name="Default">
      <style:table-cell-properties fo:background-color="#ff0000"/>
    </style:style>
    <style:style style:name="Excel_5f_CondFormat_5f_1_5f_3_5f_1_20_52" style:display-name="Excel_CondFormat_1_3_1 52" style:family="table-cell" style:parent-style-name="Default">
      <style:table-cell-properties fo:background-color="#00ff00"/>
    </style:style>
    <style:style style:name="Excel_5f_CondFormat_5f_1_5f_3_5f_2_20_45" style:display-name="Excel_CondFormat_1_3_2 45" style:family="table-cell" style:parent-style-name="Default">
      <style:table-cell-properties fo:background-color="#ff0000"/>
    </style:style>
    <style:style style:name="Excel_5f_CondFormat_5f_1_5f_4_5f_1_20_52" style:display-name="Excel_CondFormat_1_4_1 52" style:family="table-cell" style:parent-style-name="Default">
      <style:table-cell-properties fo:background-color="#00ff00"/>
    </style:style>
    <style:style style:name="Excel_5f_CondFormat_5f_1_5f_4_5f_2_20_52" style:display-name="Excel_CondFormat_1_4_2 52" style:family="table-cell" style:parent-style-name="Default">
      <style:table-cell-properties fo:background-color="#ff0000"/>
    </style:style>
    <style:style style:name="Excel_5f_CondFormat_5f_1_5f_5_5f_1_20_52" style:display-name="Excel_CondFormat_1_5_1 52" style:family="table-cell" style:parent-style-name="Default">
      <style:table-cell-properties fo:background-color="#00ff00"/>
    </style:style>
    <style:style style:name="Excel_5f_CondFormat_5f_1_5f_5_5f_2_20_52" style:display-name="Excel_CondFormat_1_5_2 52" style:family="table-cell" style:parent-style-name="Default">
      <style:table-cell-properties fo:background-color="#ff0000"/>
    </style:style>
    <style:style style:name="Excel_5f_CondFormat_5f_1_5f_6_5f_1_20_52" style:display-name="Excel_CondFormat_1_6_1 52" style:family="table-cell" style:parent-style-name="Default">
      <style:table-cell-properties fo:background-color="#ff0000"/>
    </style:style>
    <style:style style:name="Excel_5f_CondFormat_5f_1_5f_6_5f_2_20_20" style:display-name="Excel_CondFormat_1_6_2 20" style:family="table-cell" style:parent-style-name="Default">
      <style:table-cell-properties fo:background-color="#00ff00"/>
    </style:style>
    <style:style style:name="Excel_5f_CondFormat_5f_1_5f_6_5f_3_20_20" style:display-name="Excel_CondFormat_1_6_3 20" style:family="table-cell" style:parent-style-name="Default"/>
    <style:style style:name="Excel_5f_CondFormat_5f_1_5f_7_5f_1_20_52" style:display-name="Excel_CondFormat_1_7_1 52" style:family="table-cell" style:parent-style-name="Default">
      <style:table-cell-properties fo:background-color="#00ff00"/>
    </style:style>
    <style:style style:name="Excel_5f_CondFormat_5f_1_5f_8_5f_1_20_52" style:display-name="Excel_CondFormat_1_8_1 52" style:family="table-cell" style:parent-style-name="Default">
      <style:table-cell-properties fo:background-color="#00ff00"/>
    </style:style>
    <style:style style:name="Excel_5f_CondFormat_5f_1_5f_9_5f_1_20_52" style:display-name="Excel_CondFormat_1_9_1 52" style:family="table-cell" style:parent-style-name="Default">
      <style:table-cell-properties fo:background-color="#00ff00"/>
    </style:style>
    <style:style style:name="Excel_5f_CondFormat_5f_1_5f_9_5f_2_20_29" style:display-name="Excel_CondFormat_1_9_2 29" style:family="table-cell" style:parent-style-name="Default">
      <style:table-cell-properties fo:background-color="#ff0000"/>
    </style:style>
    <style:style style:name="Excel_5f_CondFormat_5f_1_5f_10_5f_1_20_29" style:display-name="Excel_CondFormat_1_10_1 29" style:family="table-cell" style:parent-style-name="Default">
      <style:table-cell-properties fo:background-color="#ff0000"/>
    </style:style>
    <style:style style:name="Excel_5f_CondFormat_5f_1_5f_11_5f_1_20_29" style:display-name="Excel_CondFormat_1_11_1 29" style:family="table-cell" style:parent-style-name="Default">
      <style:table-cell-properties fo:background-color="#00ff00"/>
    </style:style>
    <style:style style:name="Excel_5f_CondFormat_5f_1_5f_12_5f_1_20_22" style:display-name="Excel_CondFormat_1_12_1 22" style:family="table-cell" style:parent-style-name="Default">
      <style:table-cell-properties fo:background-color="#00ff00"/>
    </style:style>
    <style:style style:name="Excel_5f_CondFormat_5f_1_5f_1_5f_1_20_53" style:display-name="Excel_CondFormat_1_1_1 53" style:family="table-cell" style:parent-style-name="Default">
      <style:table-cell-properties fo:background-color="#00ff00"/>
    </style:style>
    <style:style style:name="Excel_5f_CondFormat_5f_1_5f_2_5f_1_20_53" style:display-name="Excel_CondFormat_1_2_1 53" style:family="table-cell" style:parent-style-name="Default">
      <style:table-cell-properties fo:background-color="#00ff00"/>
    </style:style>
    <style:style style:name="Excel_5f_CondFormat_5f_1_5f_2_5f_2_20_53" style:display-name="Excel_CondFormat_1_2_2 53" style:family="table-cell" style:parent-style-name="Default">
      <style:table-cell-properties fo:background-color="#ff0000"/>
    </style:style>
    <style:style style:name="Excel_5f_CondFormat_5f_1_5f_3_5f_1_20_53" style:display-name="Excel_CondFormat_1_3_1 53" style:family="table-cell" style:parent-style-name="Default">
      <style:table-cell-properties fo:background-color="#00ff00"/>
    </style:style>
    <style:style style:name="Excel_5f_CondFormat_5f_1_5f_3_5f_2_20_46" style:display-name="Excel_CondFormat_1_3_2 46" style:family="table-cell" style:parent-style-name="Default">
      <style:table-cell-properties fo:background-color="#ff0000"/>
    </style:style>
    <style:style style:name="Excel_5f_CondFormat_5f_1_5f_4_5f_1_20_53" style:display-name="Excel_CondFormat_1_4_1 53" style:family="table-cell" style:parent-style-name="Default">
      <style:table-cell-properties fo:background-color="#00ff00"/>
    </style:style>
    <style:style style:name="Excel_5f_CondFormat_5f_1_5f_4_5f_2_20_53" style:display-name="Excel_CondFormat_1_4_2 53" style:family="table-cell" style:parent-style-name="Default">
      <style:table-cell-properties fo:background-color="#ff0000"/>
    </style:style>
    <style:style style:name="Excel_5f_CondFormat_5f_1_5f_5_5f_1_20_53" style:display-name="Excel_CondFormat_1_5_1 53" style:family="table-cell" style:parent-style-name="Default">
      <style:table-cell-properties fo:background-color="#00ff00"/>
    </style:style>
    <style:style style:name="Excel_5f_CondFormat_5f_1_5f_5_5f_2_20_53" style:display-name="Excel_CondFormat_1_5_2 53" style:family="table-cell" style:parent-style-name="Default">
      <style:table-cell-properties fo:background-color="#ff0000"/>
    </style:style>
    <style:style style:name="Excel_5f_CondFormat_5f_1_5f_6_5f_1_20_53" style:display-name="Excel_CondFormat_1_6_1 53" style:family="table-cell" style:parent-style-name="Default">
      <style:table-cell-properties fo:background-color="#ff0000"/>
    </style:style>
    <style:style style:name="Excel_5f_CondFormat_5f_1_5f_6_5f_2_20_21" style:display-name="Excel_CondFormat_1_6_2 21" style:family="table-cell" style:parent-style-name="Default">
      <style:table-cell-properties fo:background-color="#00ff00"/>
    </style:style>
    <style:style style:name="Excel_5f_CondFormat_5f_1_5f_6_5f_3_20_21" style:display-name="Excel_CondFormat_1_6_3 21" style:family="table-cell" style:parent-style-name="Default"/>
    <style:style style:name="Excel_5f_CondFormat_5f_1_5f_7_5f_1_20_53" style:display-name="Excel_CondFormat_1_7_1 53" style:family="table-cell" style:parent-style-name="Default">
      <style:table-cell-properties fo:background-color="#00ff00"/>
    </style:style>
    <style:style style:name="Excel_5f_CondFormat_5f_1_5f_8_5f_1_20_53" style:display-name="Excel_CondFormat_1_8_1 53" style:family="table-cell" style:parent-style-name="Default">
      <style:table-cell-properties fo:background-color="#00ff00"/>
    </style:style>
    <style:style style:name="Excel_5f_CondFormat_5f_1_5f_9_5f_1_20_53" style:display-name="Excel_CondFormat_1_9_1 53" style:family="table-cell" style:parent-style-name="Default">
      <style:table-cell-properties fo:background-color="#00ff00"/>
    </style:style>
    <style:style style:name="Excel_5f_CondFormat_5f_1_5f_9_5f_2_20_30" style:display-name="Excel_CondFormat_1_9_2 30" style:family="table-cell" style:parent-style-name="Default">
      <style:table-cell-properties fo:background-color="#ff0000"/>
    </style:style>
    <style:style style:name="Excel_5f_CondFormat_5f_1_5f_10_5f_1_20_30" style:display-name="Excel_CondFormat_1_10_1 30" style:family="table-cell" style:parent-style-name="Default">
      <style:table-cell-properties fo:background-color="#ff0000"/>
    </style:style>
    <style:style style:name="Excel_5f_CondFormat_5f_1_5f_11_5f_1_20_30" style:display-name="Excel_CondFormat_1_11_1 30" style:family="table-cell" style:parent-style-name="Default">
      <style:table-cell-properties fo:background-color="#00ff00"/>
    </style:style>
    <style:style style:name="Excel_5f_CondFormat_5f_1_5f_12_5f_1_20_23" style:display-name="Excel_CondFormat_1_12_1 23" style:family="table-cell" style:parent-style-name="Default">
      <style:table-cell-properties fo:background-color="#00ff00"/>
    </style:style>
    <style:style style:name="Excel_5f_CondFormat_5f_1_5f_1_5f_1_20_54" style:display-name="Excel_CondFormat_1_1_1 54" style:family="table-cell" style:parent-style-name="Default">
      <style:table-cell-properties fo:background-color="#00ff00"/>
    </style:style>
    <style:style style:name="Excel_5f_CondFormat_5f_1_5f_2_5f_1_20_54" style:display-name="Excel_CondFormat_1_2_1 54" style:family="table-cell" style:parent-style-name="Default">
      <style:table-cell-properties fo:background-color="#00ff00"/>
    </style:style>
    <style:style style:name="Excel_5f_CondFormat_5f_1_5f_2_5f_2_20_54" style:display-name="Excel_CondFormat_1_2_2 54" style:family="table-cell" style:parent-style-name="Default">
      <style:table-cell-properties fo:background-color="#ff0000"/>
    </style:style>
    <style:style style:name="Excel_5f_CondFormat_5f_1_5f_3_5f_1_20_54" style:display-name="Excel_CondFormat_1_3_1 54" style:family="table-cell" style:parent-style-name="Default">
      <style:table-cell-properties fo:background-color="#00ff00"/>
    </style:style>
    <style:style style:name="Excel_5f_CondFormat_5f_1_5f_3_5f_2_20_47" style:display-name="Excel_CondFormat_1_3_2 47" style:family="table-cell" style:parent-style-name="Default">
      <style:table-cell-properties fo:background-color="#ff0000"/>
    </style:style>
    <style:style style:name="Excel_5f_CondFormat_5f_1_5f_4_5f_1_20_54" style:display-name="Excel_CondFormat_1_4_1 54" style:family="table-cell" style:parent-style-name="Default">
      <style:table-cell-properties fo:background-color="#00ff00"/>
    </style:style>
    <style:style style:name="Excel_5f_CondFormat_5f_1_5f_4_5f_2_20_54" style:display-name="Excel_CondFormat_1_4_2 54" style:family="table-cell" style:parent-style-name="Default">
      <style:table-cell-properties fo:background-color="#ff0000"/>
    </style:style>
    <style:style style:name="Excel_5f_CondFormat_5f_1_5f_5_5f_1_20_54" style:display-name="Excel_CondFormat_1_5_1 54" style:family="table-cell" style:parent-style-name="Default">
      <style:table-cell-properties fo:background-color="#00ff00"/>
    </style:style>
    <style:style style:name="Excel_5f_CondFormat_5f_1_5f_5_5f_2_20_54" style:display-name="Excel_CondFormat_1_5_2 54" style:family="table-cell" style:parent-style-name="Default">
      <style:table-cell-properties fo:background-color="#ff0000"/>
    </style:style>
    <style:style style:name="Excel_5f_CondFormat_5f_1_5f_6_5f_1_20_54" style:display-name="Excel_CondFormat_1_6_1 54" style:family="table-cell" style:parent-style-name="Default">
      <style:table-cell-properties fo:background-color="#ff0000"/>
    </style:style>
    <style:style style:name="Excel_5f_CondFormat_5f_1_5f_6_5f_2_20_22" style:display-name="Excel_CondFormat_1_6_2 22" style:family="table-cell" style:parent-style-name="Default">
      <style:table-cell-properties fo:background-color="#00ff00"/>
    </style:style>
    <style:style style:name="Excel_5f_CondFormat_5f_1_5f_6_5f_3_20_22" style:display-name="Excel_CondFormat_1_6_3 22" style:family="table-cell" style:parent-style-name="Default"/>
    <style:style style:name="Excel_5f_CondFormat_5f_1_5f_7_5f_1_20_54" style:display-name="Excel_CondFormat_1_7_1 54" style:family="table-cell" style:parent-style-name="Default">
      <style:table-cell-properties fo:background-color="#00ff00"/>
    </style:style>
    <style:style style:name="Excel_5f_CondFormat_5f_1_5f_8_5f_1_20_54" style:display-name="Excel_CondFormat_1_8_1 54" style:family="table-cell" style:parent-style-name="Default">
      <style:table-cell-properties fo:background-color="#00ff00"/>
    </style:style>
    <style:style style:name="Excel_5f_CondFormat_5f_1_5f_9_5f_1_20_54" style:display-name="Excel_CondFormat_1_9_1 54" style:family="table-cell" style:parent-style-name="Default">
      <style:table-cell-properties fo:background-color="#00ff00"/>
    </style:style>
    <style:style style:name="Excel_5f_CondFormat_5f_1_5f_9_5f_2_20_31" style:display-name="Excel_CondFormat_1_9_2 31" style:family="table-cell" style:parent-style-name="Default">
      <style:table-cell-properties fo:background-color="#ff0000"/>
    </style:style>
    <style:style style:name="Excel_5f_CondFormat_5f_1_5f_10_5f_1_20_31" style:display-name="Excel_CondFormat_1_10_1 31" style:family="table-cell" style:parent-style-name="Default">
      <style:table-cell-properties fo:background-color="#ff0000"/>
    </style:style>
    <style:style style:name="Excel_5f_CondFormat_5f_1_5f_11_5f_1_20_31" style:display-name="Excel_CondFormat_1_11_1 31" style:family="table-cell" style:parent-style-name="Default">
      <style:table-cell-properties fo:background-color="#00ff00"/>
    </style:style>
    <style:style style:name="Excel_5f_CondFormat_5f_1_5f_12_5f_1_20_24" style:display-name="Excel_CondFormat_1_12_1 24" style:family="table-cell" style:parent-style-name="Default">
      <style:table-cell-properties fo:background-color="#00ff00"/>
    </style:style>
    <style:style style:name="Excel_5f_CondFormat_5f_1_5f_1_5f_1_20_55" style:display-name="Excel_CondFormat_1_1_1 55" style:family="table-cell" style:parent-style-name="Default">
      <style:table-cell-properties fo:background-color="#00ff00"/>
    </style:style>
    <style:style style:name="Excel_5f_CondFormat_5f_1_5f_2_5f_1_20_55" style:display-name="Excel_CondFormat_1_2_1 55" style:family="table-cell" style:parent-style-name="Default">
      <style:table-cell-properties fo:background-color="#00ff00"/>
    </style:style>
    <style:style style:name="Excel_5f_CondFormat_5f_1_5f_2_5f_2_20_55" style:display-name="Excel_CondFormat_1_2_2 55" style:family="table-cell" style:parent-style-name="Default">
      <style:table-cell-properties fo:background-color="#ff0000"/>
    </style:style>
    <style:style style:name="Excel_5f_CondFormat_5f_1_5f_3_5f_1_20_55" style:display-name="Excel_CondFormat_1_3_1 55" style:family="table-cell" style:parent-style-name="Default">
      <style:table-cell-properties fo:background-color="#00ff00"/>
    </style:style>
    <style:style style:name="Excel_5f_CondFormat_5f_1_5f_3_5f_2_20_48" style:display-name="Excel_CondFormat_1_3_2 48" style:family="table-cell" style:parent-style-name="Default">
      <style:table-cell-properties fo:background-color="#ff0000"/>
    </style:style>
    <style:style style:name="Excel_5f_CondFormat_5f_1_5f_4_5f_1_20_55" style:display-name="Excel_CondFormat_1_4_1 55" style:family="table-cell" style:parent-style-name="Default">
      <style:table-cell-properties fo:background-color="#00ff00"/>
    </style:style>
    <style:style style:name="Excel_5f_CondFormat_5f_1_5f_4_5f_2_20_55" style:display-name="Excel_CondFormat_1_4_2 55" style:family="table-cell" style:parent-style-name="Default">
      <style:table-cell-properties fo:background-color="#ff0000"/>
    </style:style>
    <style:style style:name="Excel_5f_CondFormat_5f_1_5f_5_5f_1_20_55" style:display-name="Excel_CondFormat_1_5_1 55" style:family="table-cell" style:parent-style-name="Default">
      <style:table-cell-properties fo:background-color="#00ff00"/>
    </style:style>
    <style:style style:name="Excel_5f_CondFormat_5f_1_5f_5_5f_2_20_55" style:display-name="Excel_CondFormat_1_5_2 55" style:family="table-cell" style:parent-style-name="Default">
      <style:table-cell-properties fo:background-color="#ff0000"/>
    </style:style>
    <style:style style:name="Excel_5f_CondFormat_5f_1_5f_6_5f_1_20_55" style:display-name="Excel_CondFormat_1_6_1 55" style:family="table-cell" style:parent-style-name="Default">
      <style:table-cell-properties fo:background-color="#ff0000"/>
    </style:style>
    <style:style style:name="Excel_5f_CondFormat_5f_1_5f_6_5f_2_20_23" style:display-name="Excel_CondFormat_1_6_2 23" style:family="table-cell" style:parent-style-name="Default">
      <style:table-cell-properties fo:background-color="#00ff00"/>
    </style:style>
    <style:style style:name="Excel_5f_CondFormat_5f_1_5f_6_5f_3_20_23" style:display-name="Excel_CondFormat_1_6_3 23" style:family="table-cell" style:parent-style-name="Default"/>
    <style:style style:name="Excel_5f_CondFormat_5f_1_5f_7_5f_1_20_55" style:display-name="Excel_CondFormat_1_7_1 55" style:family="table-cell" style:parent-style-name="Default">
      <style:table-cell-properties fo:background-color="#00ff00"/>
    </style:style>
    <style:style style:name="Excel_5f_CondFormat_5f_1_5f_8_5f_1_20_55" style:display-name="Excel_CondFormat_1_8_1 55" style:family="table-cell" style:parent-style-name="Default">
      <style:table-cell-properties fo:background-color="#00ff00"/>
    </style:style>
    <style:style style:name="Excel_5f_CondFormat_5f_1_5f_9_5f_1_20_55" style:display-name="Excel_CondFormat_1_9_1 55" style:family="table-cell" style:parent-style-name="Default">
      <style:table-cell-properties fo:background-color="#00ff00"/>
    </style:style>
    <style:style style:name="Excel_5f_CondFormat_5f_1_5f_9_5f_2_20_32" style:display-name="Excel_CondFormat_1_9_2 32" style:family="table-cell" style:parent-style-name="Default">
      <style:table-cell-properties fo:background-color="#ff0000"/>
    </style:style>
    <style:style style:name="Excel_5f_CondFormat_5f_1_5f_10_5f_1_20_32" style:display-name="Excel_CondFormat_1_10_1 32" style:family="table-cell" style:parent-style-name="Default">
      <style:table-cell-properties fo:background-color="#ff0000"/>
    </style:style>
    <style:style style:name="Excel_5f_CondFormat_5f_1_5f_11_5f_1_20_32" style:display-name="Excel_CondFormat_1_11_1 32" style:family="table-cell" style:parent-style-name="Default">
      <style:table-cell-properties fo:background-color="#00ff00"/>
    </style:style>
    <style:style style:name="Excel_5f_CondFormat_5f_1_5f_12_5f_1_20_25" style:display-name="Excel_CondFormat_1_12_1 25" style:family="table-cell" style:parent-style-name="Default">
      <style:table-cell-properties fo:background-color="#00ff00"/>
    </style:style>
    <style:style style:name="Excel_5f_CondFormat_5f_1_5f_1_5f_1_20_56" style:display-name="Excel_CondFormat_1_1_1 56" style:family="table-cell" style:parent-style-name="Default">
      <style:table-cell-properties fo:background-color="#00ff00"/>
    </style:style>
    <style:style style:name="Excel_5f_CondFormat_5f_1_5f_1_5f_2_20_8" style:display-name="Excel_CondFormat_1_1_2 8" style:family="table-cell" style:parent-style-name="Default">
      <style:table-cell-properties fo:background-color="#ff0000"/>
    </style:style>
    <style:style style:name="Excel_5f_CondFormat_5f_1_5f_2_5f_1_20_56" style:display-name="Excel_CondFormat_1_2_1 56" style:family="table-cell" style:parent-style-name="Default">
      <style:table-cell-properties fo:background-color="#00ff00"/>
    </style:style>
    <style:style style:name="Excel_5f_CondFormat_5f_1_5f_2_5f_2_20_56" style:display-name="Excel_CondFormat_1_2_2 56" style:family="table-cell" style:parent-style-name="Default">
      <style:table-cell-properties fo:background-color="#ff0000"/>
    </style:style>
    <style:style style:name="Excel_5f_CondFormat_5f_1_5f_3_5f_1_20_56" style:display-name="Excel_CondFormat_1_3_1 56" style:family="table-cell" style:parent-style-name="Default">
      <style:table-cell-properties fo:background-color="#00ff00"/>
    </style:style>
    <style:style style:name="Excel_5f_CondFormat_5f_1_5f_4_5f_1_20_56" style:display-name="Excel_CondFormat_1_4_1 56" style:family="table-cell" style:parent-style-name="Default">
      <style:table-cell-properties fo:background-color="#00ff00"/>
    </style:style>
    <style:style style:name="Excel_5f_CondFormat_5f_1_5f_4_5f_2_20_56" style:display-name="Excel_CondFormat_1_4_2 56" style:family="table-cell" style:parent-style-name="Default">
      <style:table-cell-properties fo:background-color="#ff0000"/>
    </style:style>
    <style:style style:name="Excel_5f_CondFormat_5f_1_5f_5_5f_1_20_56" style:display-name="Excel_CondFormat_1_5_1 56" style:family="table-cell" style:parent-style-name="Default">
      <style:table-cell-properties fo:background-color="#00ff00"/>
    </style:style>
    <style:style style:name="Excel_5f_CondFormat_5f_1_5f_5_5f_2_20_56" style:display-name="Excel_CondFormat_1_5_2 56" style:family="table-cell" style:parent-style-name="Default">
      <style:table-cell-properties fo:background-color="#ff0000"/>
    </style:style>
    <style:style style:name="Excel_5f_CondFormat_5f_1_5f_6_5f_1_20_56" style:display-name="Excel_CondFormat_1_6_1 56" style:family="table-cell" style:parent-style-name="Default">
      <style:table-cell-properties fo:background-color="#ff0000"/>
    </style:style>
    <style:style style:name="Excel_5f_CondFormat_5f_1_5f_6_5f_2_20_24" style:display-name="Excel_CondFormat_1_6_2 24" style:family="table-cell" style:parent-style-name="Default">
      <style:table-cell-properties fo:background-color="#00ff00"/>
    </style:style>
    <style:style style:name="Excel_5f_CondFormat_5f_1_5f_6_5f_3_20_24" style:display-name="Excel_CondFormat_1_6_3 24" style:family="table-cell" style:parent-style-name="Default"/>
    <style:style style:name="Excel_5f_CondFormat_5f_1_5f_7_5f_1_20_56" style:display-name="Excel_CondFormat_1_7_1 56" style:family="table-cell" style:parent-style-name="Default">
      <style:table-cell-properties fo:background-color="#00ff00"/>
    </style:style>
    <style:style style:name="Excel_5f_CondFormat_5f_1_5f_8_5f_1_20_56" style:display-name="Excel_CondFormat_1_8_1 56" style:family="table-cell" style:parent-style-name="Default">
      <style:table-cell-properties fo:background-color="#00ff00"/>
    </style:style>
    <style:style style:name="Excel_5f_CondFormat_5f_1_5f_9_5f_1_20_56" style:display-name="Excel_CondFormat_1_9_1 56" style:family="table-cell" style:parent-style-name="Default">
      <style:table-cell-properties fo:background-color="#00ff00"/>
    </style:style>
    <style:style style:name="Excel_5f_CondFormat_5f_1_5f_9_5f_2_20_33" style:display-name="Excel_CondFormat_1_9_2 33" style:family="table-cell" style:parent-style-name="Default">
      <style:table-cell-properties fo:background-color="#ff0000"/>
    </style:style>
    <style:style style:name="Excel_5f_CondFormat_5f_1_5f_10_5f_1_20_33" style:display-name="Excel_CondFormat_1_10_1 33" style:family="table-cell" style:parent-style-name="Default">
      <style:table-cell-properties fo:background-color="#ff0000"/>
    </style:style>
    <style:style style:name="Excel_5f_CondFormat_5f_1_5f_11_5f_1_20_33" style:display-name="Excel_CondFormat_1_11_1 33" style:family="table-cell" style:parent-style-name="Default">
      <style:table-cell-properties fo:background-color="#00ff00"/>
    </style:style>
    <style:style style:name="Excel_5f_CondFormat_5f_1_5f_1_5f_1_20_57" style:display-name="Excel_CondFormat_1_1_1 57" style:family="table-cell" style:parent-style-name="Default">
      <style:table-cell-properties fo:background-color="#00ff00"/>
    </style:style>
    <style:style style:name="Excel_5f_CondFormat_5f_1_5f_1_5f_2_20_9" style:display-name="Excel_CondFormat_1_1_2 9" style:family="table-cell" style:parent-style-name="Default">
      <style:table-cell-properties fo:background-color="#ff0000"/>
    </style:style>
    <style:style style:name="Excel_5f_CondFormat_5f_1_5f_2_5f_1_20_57" style:display-name="Excel_CondFormat_1_2_1 57" style:family="table-cell" style:parent-style-name="Default">
      <style:table-cell-properties fo:background-color="#00ff00"/>
    </style:style>
    <style:style style:name="Excel_5f_CondFormat_5f_1_5f_2_5f_2_20_57" style:display-name="Excel_CondFormat_1_2_2 57" style:family="table-cell" style:parent-style-name="Default">
      <style:table-cell-properties fo:background-color="#ff0000"/>
    </style:style>
    <style:style style:name="Excel_5f_CondFormat_5f_1_5f_3_5f_1_20_57" style:display-name="Excel_CondFormat_1_3_1 57" style:family="table-cell" style:parent-style-name="Default">
      <style:table-cell-properties fo:background-color="#00ff00"/>
    </style:style>
    <style:style style:name="Excel_5f_CondFormat_5f_1_5f_4_5f_1_20_57" style:display-name="Excel_CondFormat_1_4_1 57" style:family="table-cell" style:parent-style-name="Default">
      <style:table-cell-properties fo:background-color="#00ff00"/>
    </style:style>
    <style:style style:name="Excel_5f_CondFormat_5f_1_5f_4_5f_2_20_57" style:display-name="Excel_CondFormat_1_4_2 57" style:family="table-cell" style:parent-style-name="Default">
      <style:table-cell-properties fo:background-color="#ff0000"/>
    </style:style>
    <style:style style:name="Excel_5f_CondFormat_5f_1_5f_5_5f_1_20_57" style:display-name="Excel_CondFormat_1_5_1 57" style:family="table-cell" style:parent-style-name="Default">
      <style:table-cell-properties fo:background-color="#00ff00"/>
    </style:style>
    <style:style style:name="Excel_5f_CondFormat_5f_1_5f_5_5f_2_20_57" style:display-name="Excel_CondFormat_1_5_2 57" style:family="table-cell" style:parent-style-name="Default">
      <style:table-cell-properties fo:background-color="#ff0000"/>
    </style:style>
    <style:style style:name="Excel_5f_CondFormat_5f_1_5f_6_5f_1_20_57" style:display-name="Excel_CondFormat_1_6_1 57" style:family="table-cell" style:parent-style-name="Default">
      <style:table-cell-properties fo:background-color="#ff0000"/>
    </style:style>
    <style:style style:name="Excel_5f_CondFormat_5f_1_5f_6_5f_2_20_25" style:display-name="Excel_CondFormat_1_6_2 25" style:family="table-cell" style:parent-style-name="Default">
      <style:table-cell-properties fo:background-color="#00ff00"/>
    </style:style>
    <style:style style:name="Excel_5f_CondFormat_5f_1_5f_6_5f_3_20_25" style:display-name="Excel_CondFormat_1_6_3 25" style:family="table-cell" style:parent-style-name="Default"/>
    <style:style style:name="Excel_5f_CondFormat_5f_1_5f_7_5f_1_20_57" style:display-name="Excel_CondFormat_1_7_1 57" style:family="table-cell" style:parent-style-name="Default">
      <style:table-cell-properties fo:background-color="#00ff00"/>
    </style:style>
    <style:style style:name="Excel_5f_CondFormat_5f_1_5f_8_5f_1_20_57" style:display-name="Excel_CondFormat_1_8_1 57" style:family="table-cell" style:parent-style-name="Default">
      <style:table-cell-properties fo:background-color="#00ff00"/>
    </style:style>
    <style:style style:name="Excel_5f_CondFormat_5f_1_5f_9_5f_1_20_57" style:display-name="Excel_CondFormat_1_9_1 57" style:family="table-cell" style:parent-style-name="Default">
      <style:table-cell-properties fo:background-color="#00ff00"/>
    </style:style>
    <style:style style:name="Excel_5f_CondFormat_5f_1_5f_9_5f_2_20_34" style:display-name="Excel_CondFormat_1_9_2 34" style:family="table-cell" style:parent-style-name="Default">
      <style:table-cell-properties fo:background-color="#ff0000"/>
    </style:style>
    <style:style style:name="Excel_5f_CondFormat_5f_1_5f_10_5f_1_20_34" style:display-name="Excel_CondFormat_1_10_1 34" style:family="table-cell" style:parent-style-name="Default">
      <style:table-cell-properties fo:background-color="#ff0000"/>
    </style:style>
    <style:style style:name="Excel_5f_CondFormat_5f_1_5f_11_5f_1_20_34" style:display-name="Excel_CondFormat_1_11_1 34" style:family="table-cell" style:parent-style-name="Default">
      <style:table-cell-properties fo:background-color="#00ff00"/>
    </style:style>
    <style:style style:name="Excel_5f_CondFormat_5f_1_5f_1_5f_1_20_58" style:display-name="Excel_CondFormat_1_1_1 58" style:family="table-cell" style:parent-style-name="Default">
      <style:table-cell-properties fo:background-color="#00ff00"/>
    </style:style>
    <style:style style:name="Excel_5f_CondFormat_5f_1_5f_1_5f_2_20_10" style:display-name="Excel_CondFormat_1_1_2 10" style:family="table-cell" style:parent-style-name="Default">
      <style:table-cell-properties fo:background-color="#ff0000"/>
    </style:style>
    <style:style style:name="Excel_5f_CondFormat_5f_1_5f_2_5f_1_20_58" style:display-name="Excel_CondFormat_1_2_1 58" style:family="table-cell" style:parent-style-name="Default">
      <style:table-cell-properties fo:background-color="#00ff00"/>
    </style:style>
    <style:style style:name="Excel_5f_CondFormat_5f_1_5f_2_5f_2_20_58" style:display-name="Excel_CondFormat_1_2_2 58" style:family="table-cell" style:parent-style-name="Default">
      <style:table-cell-properties fo:background-color="#ff0000"/>
    </style:style>
    <style:style style:name="Excel_5f_CondFormat_5f_1_5f_3_5f_1_20_58" style:display-name="Excel_CondFormat_1_3_1 58" style:family="table-cell" style:parent-style-name="Default">
      <style:table-cell-properties fo:background-color="#00ff00"/>
    </style:style>
    <style:style style:name="Excel_5f_CondFormat_5f_1_5f_4_5f_1_20_58" style:display-name="Excel_CondFormat_1_4_1 58" style:family="table-cell" style:parent-style-name="Default">
      <style:table-cell-properties fo:background-color="#00ff00"/>
    </style:style>
    <style:style style:name="Excel_5f_CondFormat_5f_1_5f_4_5f_2_20_58" style:display-name="Excel_CondFormat_1_4_2 58" style:family="table-cell" style:parent-style-name="Default">
      <style:table-cell-properties fo:background-color="#ff0000"/>
    </style:style>
    <style:style style:name="Excel_5f_CondFormat_5f_1_5f_5_5f_1_20_58" style:display-name="Excel_CondFormat_1_5_1 58" style:family="table-cell" style:parent-style-name="Default">
      <style:table-cell-properties fo:background-color="#00ff00"/>
    </style:style>
    <style:style style:name="Excel_5f_CondFormat_5f_1_5f_5_5f_2_20_58" style:display-name="Excel_CondFormat_1_5_2 58" style:family="table-cell" style:parent-style-name="Default">
      <style:table-cell-properties fo:background-color="#ff0000"/>
    </style:style>
    <style:style style:name="Excel_5f_CondFormat_5f_1_5f_6_5f_1_20_58" style:display-name="Excel_CondFormat_1_6_1 58" style:family="table-cell" style:parent-style-name="Default">
      <style:table-cell-properties fo:background-color="#ff0000"/>
    </style:style>
    <style:style style:name="Excel_5f_CondFormat_5f_1_5f_6_5f_2_20_26" style:display-name="Excel_CondFormat_1_6_2 26" style:family="table-cell" style:parent-style-name="Default">
      <style:table-cell-properties fo:background-color="#00ff00"/>
    </style:style>
    <style:style style:name="Excel_5f_CondFormat_5f_1_5f_6_5f_3_20_26" style:display-name="Excel_CondFormat_1_6_3 26" style:family="table-cell" style:parent-style-name="Default"/>
    <style:style style:name="Excel_5f_CondFormat_5f_1_5f_7_5f_1_20_58" style:display-name="Excel_CondFormat_1_7_1 58" style:family="table-cell" style:parent-style-name="Default">
      <style:table-cell-properties fo:background-color="#00ff00"/>
    </style:style>
    <style:style style:name="Excel_5f_CondFormat_5f_1_5f_8_5f_1_20_58" style:display-name="Excel_CondFormat_1_8_1 58" style:family="table-cell" style:parent-style-name="Default">
      <style:table-cell-properties fo:background-color="#00ff00"/>
    </style:style>
    <style:style style:name="Excel_5f_CondFormat_5f_1_5f_9_5f_1_20_58" style:display-name="Excel_CondFormat_1_9_1 58" style:family="table-cell" style:parent-style-name="Default">
      <style:table-cell-properties fo:background-color="#00ff00"/>
    </style:style>
    <style:style style:name="Excel_5f_CondFormat_5f_1_5f_9_5f_2_20_35" style:display-name="Excel_CondFormat_1_9_2 35" style:family="table-cell" style:parent-style-name="Default">
      <style:table-cell-properties fo:background-color="#ff0000"/>
    </style:style>
    <style:style style:name="Excel_5f_CondFormat_5f_1_5f_10_5f_1_20_35" style:display-name="Excel_CondFormat_1_10_1 35" style:family="table-cell" style:parent-style-name="Default">
      <style:table-cell-properties fo:background-color="#ff0000"/>
    </style:style>
    <style:style style:name="Excel_5f_CondFormat_5f_1_5f_11_5f_1_20_35" style:display-name="Excel_CondFormat_1_11_1 35" style:family="table-cell" style:parent-style-name="Default">
      <style:table-cell-properties fo:background-color="#00ff00"/>
    </style:style>
    <style:style style:name="Excel_5f_CondFormat_5f_1_5f_1_5f_1_20_59" style:display-name="Excel_CondFormat_1_1_1 59" style:family="table-cell" style:parent-style-name="Default">
      <style:table-cell-properties fo:background-color="#00ff00"/>
    </style:style>
    <style:style style:name="Excel_5f_CondFormat_5f_1_5f_1_5f_2_20_11" style:display-name="Excel_CondFormat_1_1_2 11" style:family="table-cell" style:parent-style-name="Default">
      <style:table-cell-properties fo:background-color="#ff0000"/>
    </style:style>
    <style:style style:name="Excel_5f_CondFormat_5f_1_5f_2_5f_1_20_59" style:display-name="Excel_CondFormat_1_2_1 59" style:family="table-cell" style:parent-style-name="Default">
      <style:table-cell-properties fo:background-color="#00ff00"/>
    </style:style>
    <style:style style:name="Excel_5f_CondFormat_5f_1_5f_2_5f_2_20_59" style:display-name="Excel_CondFormat_1_2_2 59" style:family="table-cell" style:parent-style-name="Default">
      <style:table-cell-properties fo:background-color="#ff0000"/>
    </style:style>
    <style:style style:name="Excel_5f_CondFormat_5f_1_5f_3_5f_1_20_59" style:display-name="Excel_CondFormat_1_3_1 59" style:family="table-cell" style:parent-style-name="Default">
      <style:table-cell-properties fo:background-color="#00ff00"/>
    </style:style>
    <style:style style:name="Excel_5f_CondFormat_5f_1_5f_4_5f_1_20_59" style:display-name="Excel_CondFormat_1_4_1 59" style:family="table-cell" style:parent-style-name="Default">
      <style:table-cell-properties fo:background-color="#00ff00"/>
    </style:style>
    <style:style style:name="Excel_5f_CondFormat_5f_1_5f_4_5f_2_20_59" style:display-name="Excel_CondFormat_1_4_2 59" style:family="table-cell" style:parent-style-name="Default">
      <style:table-cell-properties fo:background-color="#ff0000"/>
    </style:style>
    <style:style style:name="Excel_5f_CondFormat_5f_1_5f_5_5f_1_20_59" style:display-name="Excel_CondFormat_1_5_1 59" style:family="table-cell" style:parent-style-name="Default">
      <style:table-cell-properties fo:background-color="#00ff00"/>
    </style:style>
    <style:style style:name="Excel_5f_CondFormat_5f_1_5f_5_5f_2_20_59" style:display-name="Excel_CondFormat_1_5_2 59" style:family="table-cell" style:parent-style-name="Default">
      <style:table-cell-properties fo:background-color="#ff0000"/>
    </style:style>
    <style:style style:name="Excel_5f_CondFormat_5f_1_5f_6_5f_1_20_59" style:display-name="Excel_CondFormat_1_6_1 59" style:family="table-cell" style:parent-style-name="Default">
      <style:table-cell-properties fo:background-color="#ff0000"/>
    </style:style>
    <style:style style:name="Excel_5f_CondFormat_5f_1_5f_6_5f_2_20_27" style:display-name="Excel_CondFormat_1_6_2 27" style:family="table-cell" style:parent-style-name="Default">
      <style:table-cell-properties fo:background-color="#00ff00"/>
    </style:style>
    <style:style style:name="Excel_5f_CondFormat_5f_1_5f_6_5f_3_20_27" style:display-name="Excel_CondFormat_1_6_3 27" style:family="table-cell" style:parent-style-name="Default"/>
    <style:style style:name="Excel_5f_CondFormat_5f_1_5f_7_5f_1_20_59" style:display-name="Excel_CondFormat_1_7_1 59" style:family="table-cell" style:parent-style-name="Default">
      <style:table-cell-properties fo:background-color="#00ff00"/>
    </style:style>
    <style:style style:name="Excel_5f_CondFormat_5f_1_5f_8_5f_1_20_59" style:display-name="Excel_CondFormat_1_8_1 59" style:family="table-cell" style:parent-style-name="Default">
      <style:table-cell-properties fo:background-color="#00ff00"/>
    </style:style>
    <style:style style:name="Excel_5f_CondFormat_5f_1_5f_9_5f_1_20_59" style:display-name="Excel_CondFormat_1_9_1 59" style:family="table-cell" style:parent-style-name="Default">
      <style:table-cell-properties fo:background-color="#00ff00"/>
    </style:style>
    <style:style style:name="Excel_5f_CondFormat_5f_1_5f_9_5f_2_20_36" style:display-name="Excel_CondFormat_1_9_2 36" style:family="table-cell" style:parent-style-name="Default">
      <style:table-cell-properties fo:background-color="#ff0000"/>
    </style:style>
    <style:style style:name="Excel_5f_CondFormat_5f_1_5f_10_5f_1_20_36" style:display-name="Excel_CondFormat_1_10_1 36" style:family="table-cell" style:parent-style-name="Default">
      <style:table-cell-properties fo:background-color="#ff0000"/>
    </style:style>
    <style:style style:name="Excel_5f_CondFormat_5f_1_5f_11_5f_1_20_36" style:display-name="Excel_CondFormat_1_11_1 36" style:family="table-cell" style:parent-style-name="Default">
      <style:table-cell-properties fo:background-color="#00ff00"/>
    </style:style>
    <style:style style:name="Excel_5f_CondFormat_5f_1_5f_1_5f_1_20_60" style:display-name="Excel_CondFormat_1_1_1 60" style:family="table-cell" style:parent-style-name="Default">
      <style:table-cell-properties fo:background-color="#00ff00"/>
    </style:style>
    <style:style style:name="Excel_5f_CondFormat_5f_1_5f_1_5f_2_20_12" style:display-name="Excel_CondFormat_1_1_2 12" style:family="table-cell" style:parent-style-name="Default">
      <style:table-cell-properties fo:background-color="#ff0000"/>
    </style:style>
    <style:style style:name="Excel_5f_CondFormat_5f_1_5f_2_5f_1_20_60" style:display-name="Excel_CondFormat_1_2_1 60" style:family="table-cell" style:parent-style-name="Default">
      <style:table-cell-properties fo:background-color="#00ff00"/>
    </style:style>
    <style:style style:name="Excel_5f_CondFormat_5f_1_5f_2_5f_2_20_60" style:display-name="Excel_CondFormat_1_2_2 60" style:family="table-cell" style:parent-style-name="Default">
      <style:table-cell-properties fo:background-color="#ff0000"/>
    </style:style>
    <style:style style:name="Excel_5f_CondFormat_5f_1_5f_3_5f_1_20_60" style:display-name="Excel_CondFormat_1_3_1 60" style:family="table-cell" style:parent-style-name="Default">
      <style:table-cell-properties fo:background-color="#00ff00"/>
    </style:style>
    <style:style style:name="Excel_5f_CondFormat_5f_1_5f_4_5f_1_20_60" style:display-name="Excel_CondFormat_1_4_1 60" style:family="table-cell" style:parent-style-name="Default">
      <style:table-cell-properties fo:background-color="#00ff00"/>
    </style:style>
    <style:style style:name="Excel_5f_CondFormat_5f_1_5f_4_5f_2_20_60" style:display-name="Excel_CondFormat_1_4_2 60" style:family="table-cell" style:parent-style-name="Default">
      <style:table-cell-properties fo:background-color="#ff0000"/>
    </style:style>
    <style:style style:name="Excel_5f_CondFormat_5f_1_5f_5_5f_1_20_60" style:display-name="Excel_CondFormat_1_5_1 60" style:family="table-cell" style:parent-style-name="Default">
      <style:table-cell-properties fo:background-color="#00ff00"/>
    </style:style>
    <style:style style:name="Excel_5f_CondFormat_5f_1_5f_5_5f_2_20_60" style:display-name="Excel_CondFormat_1_5_2 60" style:family="table-cell" style:parent-style-name="Default">
      <style:table-cell-properties fo:background-color="#ff0000"/>
    </style:style>
    <style:style style:name="Excel_5f_CondFormat_5f_1_5f_6_5f_1_20_60" style:display-name="Excel_CondFormat_1_6_1 60" style:family="table-cell" style:parent-style-name="Default">
      <style:table-cell-properties fo:background-color="#ff0000"/>
    </style:style>
    <style:style style:name="Excel_5f_CondFormat_5f_1_5f_6_5f_2_20_28" style:display-name="Excel_CondFormat_1_6_2 28" style:family="table-cell" style:parent-style-name="Default">
      <style:table-cell-properties fo:background-color="#00ff00"/>
    </style:style>
    <style:style style:name="Excel_5f_CondFormat_5f_1_5f_6_5f_3_20_28" style:display-name="Excel_CondFormat_1_6_3 28" style:family="table-cell" style:parent-style-name="Default"/>
    <style:style style:name="Excel_5f_CondFormat_5f_1_5f_7_5f_1_20_60" style:display-name="Excel_CondFormat_1_7_1 60" style:family="table-cell" style:parent-style-name="Default">
      <style:table-cell-properties fo:background-color="#00ff00"/>
    </style:style>
    <style:style style:name="Excel_5f_CondFormat_5f_1_5f_8_5f_1_20_60" style:display-name="Excel_CondFormat_1_8_1 60" style:family="table-cell" style:parent-style-name="Default">
      <style:table-cell-properties fo:background-color="#00ff00"/>
    </style:style>
    <style:style style:name="Excel_5f_CondFormat_5f_1_5f_9_5f_1_20_60" style:display-name="Excel_CondFormat_1_9_1 60" style:family="table-cell" style:parent-style-name="Default">
      <style:table-cell-properties fo:background-color="#00ff00"/>
    </style:style>
    <style:style style:name="Excel_5f_CondFormat_5f_1_5f_9_5f_2_20_37" style:display-name="Excel_CondFormat_1_9_2 37" style:family="table-cell" style:parent-style-name="Default">
      <style:table-cell-properties fo:background-color="#ff0000"/>
    </style:style>
    <style:style style:name="Excel_5f_CondFormat_5f_1_5f_10_5f_1_20_37" style:display-name="Excel_CondFormat_1_10_1 37" style:family="table-cell" style:parent-style-name="Default">
      <style:table-cell-properties fo:background-color="#ff0000"/>
    </style:style>
    <style:style style:name="Excel_5f_CondFormat_5f_1_5f_11_5f_1_20_37" style:display-name="Excel_CondFormat_1_11_1 37" style:family="table-cell" style:parent-style-name="Default">
      <style:table-cell-properties fo:background-color="#00ff00"/>
    </style:style>
    <style:style style:name="Excel_5f_CondFormat_5f_1_5f_1_5f_1_20_61" style:display-name="Excel_CondFormat_1_1_1 61" style:family="table-cell" style:parent-style-name="Default">
      <style:table-cell-properties fo:background-color="#00ff00"/>
    </style:style>
    <style:style style:name="Excel_5f_CondFormat_5f_1_5f_1_5f_2_20_13" style:display-name="Excel_CondFormat_1_1_2 13" style:family="table-cell" style:parent-style-name="Default">
      <style:table-cell-properties fo:background-color="#ff0000"/>
    </style:style>
    <style:style style:name="Excel_5f_CondFormat_5f_1_5f_2_5f_1_20_61" style:display-name="Excel_CondFormat_1_2_1 61" style:family="table-cell" style:parent-style-name="Default">
      <style:table-cell-properties fo:background-color="#00ff00"/>
    </style:style>
    <style:style style:name="Excel_5f_CondFormat_5f_1_5f_2_5f_2_20_61" style:display-name="Excel_CondFormat_1_2_2 61" style:family="table-cell" style:parent-style-name="Default">
      <style:table-cell-properties fo:background-color="#ff0000"/>
    </style:style>
    <style:style style:name="Excel_5f_CondFormat_5f_1_5f_3_5f_1_20_61" style:display-name="Excel_CondFormat_1_3_1 61" style:family="table-cell" style:parent-style-name="Default">
      <style:table-cell-properties fo:background-color="#00ff00"/>
    </style:style>
    <style:style style:name="Excel_5f_CondFormat_5f_1_5f_4_5f_1_20_61" style:display-name="Excel_CondFormat_1_4_1 61" style:family="table-cell" style:parent-style-name="Default">
      <style:table-cell-properties fo:background-color="#00ff00"/>
    </style:style>
    <style:style style:name="Excel_5f_CondFormat_5f_1_5f_4_5f_2_20_61" style:display-name="Excel_CondFormat_1_4_2 61" style:family="table-cell" style:parent-style-name="Default">
      <style:table-cell-properties fo:background-color="#ff0000"/>
    </style:style>
    <style:style style:name="Excel_5f_CondFormat_5f_1_5f_5_5f_1_20_61" style:display-name="Excel_CondFormat_1_5_1 61" style:family="table-cell" style:parent-style-name="Default">
      <style:table-cell-properties fo:background-color="#00ff00"/>
    </style:style>
    <style:style style:name="Excel_5f_CondFormat_5f_1_5f_5_5f_2_20_61" style:display-name="Excel_CondFormat_1_5_2 61" style:family="table-cell" style:parent-style-name="Default">
      <style:table-cell-properties fo:background-color="#ff0000"/>
    </style:style>
    <style:style style:name="Excel_5f_CondFormat_5f_1_5f_6_5f_1_20_61" style:display-name="Excel_CondFormat_1_6_1 61" style:family="table-cell" style:parent-style-name="Default">
      <style:table-cell-properties fo:background-color="#ff0000"/>
    </style:style>
    <style:style style:name="Excel_5f_CondFormat_5f_1_5f_6_5f_2_20_29" style:display-name="Excel_CondFormat_1_6_2 29" style:family="table-cell" style:parent-style-name="Default">
      <style:table-cell-properties fo:background-color="#00ff00"/>
    </style:style>
    <style:style style:name="Excel_5f_CondFormat_5f_1_5f_6_5f_3_20_29" style:display-name="Excel_CondFormat_1_6_3 29" style:family="table-cell" style:parent-style-name="Default"/>
    <style:style style:name="Excel_5f_CondFormat_5f_1_5f_7_5f_1_20_61" style:display-name="Excel_CondFormat_1_7_1 61" style:family="table-cell" style:parent-style-name="Default">
      <style:table-cell-properties fo:background-color="#00ff00"/>
    </style:style>
    <style:style style:name="Excel_5f_CondFormat_5f_1_5f_8_5f_1_20_61" style:display-name="Excel_CondFormat_1_8_1 61" style:family="table-cell" style:parent-style-name="Default">
      <style:table-cell-properties fo:background-color="#00ff00"/>
    </style:style>
    <style:style style:name="Excel_5f_CondFormat_5f_1_5f_9_5f_1_20_61" style:display-name="Excel_CondFormat_1_9_1 61" style:family="table-cell" style:parent-style-name="Default">
      <style:table-cell-properties fo:background-color="#00ff00"/>
    </style:style>
    <style:style style:name="Excel_5f_CondFormat_5f_1_5f_9_5f_2_20_38" style:display-name="Excel_CondFormat_1_9_2 38" style:family="table-cell" style:parent-style-name="Default">
      <style:table-cell-properties fo:background-color="#ff0000"/>
    </style:style>
    <style:style style:name="Excel_5f_CondFormat_5f_1_5f_10_5f_1_20_38" style:display-name="Excel_CondFormat_1_10_1 38" style:family="table-cell" style:parent-style-name="Default">
      <style:table-cell-properties fo:background-color="#ff0000"/>
    </style:style>
    <style:style style:name="Excel_5f_CondFormat_5f_1_5f_11_5f_1_20_38" style:display-name="Excel_CondFormat_1_11_1 38" style:family="table-cell" style:parent-style-name="Default">
      <style:table-cell-properties fo:background-color="#00ff00"/>
    </style:style>
    <style:style style:name="Excel_5f_CondFormat_5f_1_5f_1_5f_1_20_62" style:display-name="Excel_CondFormat_1_1_1 62" style:family="table-cell" style:parent-style-name="Default">
      <style:table-cell-properties fo:background-color="#00ff00"/>
    </style:style>
    <style:style style:name="Excel_5f_CondFormat_5f_1_5f_1_5f_2_20_14" style:display-name="Excel_CondFormat_1_1_2 14" style:family="table-cell" style:parent-style-name="Default">
      <style:table-cell-properties fo:background-color="#ff0000"/>
    </style:style>
    <style:style style:name="Excel_5f_CondFormat_5f_1_5f_2_5f_1_20_62" style:display-name="Excel_CondFormat_1_2_1 62" style:family="table-cell" style:parent-style-name="Default">
      <style:table-cell-properties fo:background-color="#00ff00"/>
    </style:style>
    <style:style style:name="Excel_5f_CondFormat_5f_1_5f_2_5f_2_20_62" style:display-name="Excel_CondFormat_1_2_2 62" style:family="table-cell" style:parent-style-name="Default">
      <style:table-cell-properties fo:background-color="#ff0000"/>
    </style:style>
    <style:style style:name="Excel_5f_CondFormat_5f_1_5f_3_5f_1_20_62" style:display-name="Excel_CondFormat_1_3_1 62" style:family="table-cell" style:parent-style-name="Default">
      <style:table-cell-properties fo:background-color="#00ff00"/>
    </style:style>
    <style:style style:name="Excel_5f_CondFormat_5f_1_5f_4_5f_1_20_62" style:display-name="Excel_CondFormat_1_4_1 62" style:family="table-cell" style:parent-style-name="Default">
      <style:table-cell-properties fo:background-color="#00ff00"/>
    </style:style>
    <style:style style:name="Excel_5f_CondFormat_5f_1_5f_4_5f_2_20_62" style:display-name="Excel_CondFormat_1_4_2 62" style:family="table-cell" style:parent-style-name="Default">
      <style:table-cell-properties fo:background-color="#ff0000"/>
    </style:style>
    <style:style style:name="Excel_5f_CondFormat_5f_1_5f_5_5f_1_20_62" style:display-name="Excel_CondFormat_1_5_1 62" style:family="table-cell" style:parent-style-name="Default">
      <style:table-cell-properties fo:background-color="#00ff00"/>
    </style:style>
    <style:style style:name="Excel_5f_CondFormat_5f_1_5f_5_5f_2_20_62" style:display-name="Excel_CondFormat_1_5_2 62" style:family="table-cell" style:parent-style-name="Default">
      <style:table-cell-properties fo:background-color="#ff0000"/>
    </style:style>
    <style:style style:name="Excel_5f_CondFormat_5f_1_5f_6_5f_1_20_62" style:display-name="Excel_CondFormat_1_6_1 62" style:family="table-cell" style:parent-style-name="Default">
      <style:table-cell-properties fo:background-color="#ff0000"/>
    </style:style>
    <style:style style:name="Excel_5f_CondFormat_5f_1_5f_6_5f_2_20_30" style:display-name="Excel_CondFormat_1_6_2 30" style:family="table-cell" style:parent-style-name="Default">
      <style:table-cell-properties fo:background-color="#00ff00"/>
    </style:style>
    <style:style style:name="Excel_5f_CondFormat_5f_1_5f_6_5f_3_20_30" style:display-name="Excel_CondFormat_1_6_3 30" style:family="table-cell" style:parent-style-name="Default"/>
    <style:style style:name="Excel_5f_CondFormat_5f_1_5f_7_5f_1_20_62" style:display-name="Excel_CondFormat_1_7_1 62" style:family="table-cell" style:parent-style-name="Default">
      <style:table-cell-properties fo:background-color="#00ff00"/>
    </style:style>
    <style:style style:name="Excel_5f_CondFormat_5f_1_5f_8_5f_1_20_62" style:display-name="Excel_CondFormat_1_8_1 62" style:family="table-cell" style:parent-style-name="Default">
      <style:table-cell-properties fo:background-color="#00ff00"/>
    </style:style>
    <style:style style:name="Excel_5f_CondFormat_5f_1_5f_9_5f_1_20_62" style:display-name="Excel_CondFormat_1_9_1 62" style:family="table-cell" style:parent-style-name="Default">
      <style:table-cell-properties fo:background-color="#00ff00"/>
    </style:style>
    <style:style style:name="Excel_5f_CondFormat_5f_1_5f_9_5f_2_20_39" style:display-name="Excel_CondFormat_1_9_2 39" style:family="table-cell" style:parent-style-name="Default">
      <style:table-cell-properties fo:background-color="#ff0000"/>
    </style:style>
    <style:style style:name="Excel_5f_CondFormat_5f_1_5f_10_5f_1_20_39" style:display-name="Excel_CondFormat_1_10_1 39" style:family="table-cell" style:parent-style-name="Default">
      <style:table-cell-properties fo:background-color="#ff0000"/>
    </style:style>
    <style:style style:name="Excel_5f_CondFormat_5f_1_5f_11_5f_1_20_39" style:display-name="Excel_CondFormat_1_11_1 39" style:family="table-cell" style:parent-style-name="Default">
      <style:table-cell-properties fo:background-color="#00ff00"/>
    </style:style>
    <style:style style:name="Excel_5f_CondFormat_5f_1_5f_1_5f_1_20_63" style:display-name="Excel_CondFormat_1_1_1 63" style:family="table-cell" style:parent-style-name="Default">
      <style:table-cell-properties fo:background-color="#00ff00"/>
    </style:style>
    <style:style style:name="Excel_5f_CondFormat_5f_1_5f_1_5f_2_20_15" style:display-name="Excel_CondFormat_1_1_2 15" style:family="table-cell" style:parent-style-name="Default">
      <style:table-cell-properties fo:background-color="#ff0000"/>
    </style:style>
    <style:style style:name="Excel_5f_CondFormat_5f_1_5f_2_5f_1_20_63" style:display-name="Excel_CondFormat_1_2_1 63" style:family="table-cell" style:parent-style-name="Default">
      <style:table-cell-properties fo:background-color="#00ff00"/>
    </style:style>
    <style:style style:name="Excel_5f_CondFormat_5f_1_5f_2_5f_2_20_63" style:display-name="Excel_CondFormat_1_2_2 63" style:family="table-cell" style:parent-style-name="Default">
      <style:table-cell-properties fo:background-color="#ff0000"/>
    </style:style>
    <style:style style:name="Excel_5f_CondFormat_5f_1_5f_3_5f_1_20_63" style:display-name="Excel_CondFormat_1_3_1 63" style:family="table-cell" style:parent-style-name="Default">
      <style:table-cell-properties fo:background-color="#00ff00"/>
    </style:style>
    <style:style style:name="Excel_5f_CondFormat_5f_1_5f_4_5f_1_20_63" style:display-name="Excel_CondFormat_1_4_1 63" style:family="table-cell" style:parent-style-name="Default">
      <style:table-cell-properties fo:background-color="#00ff00"/>
    </style:style>
    <style:style style:name="Excel_5f_CondFormat_5f_1_5f_4_5f_2_20_63" style:display-name="Excel_CondFormat_1_4_2 63" style:family="table-cell" style:parent-style-name="Default">
      <style:table-cell-properties fo:background-color="#ff0000"/>
    </style:style>
    <style:style style:name="Excel_5f_CondFormat_5f_1_5f_5_5f_1_20_63" style:display-name="Excel_CondFormat_1_5_1 63" style:family="table-cell" style:parent-style-name="Default">
      <style:table-cell-properties fo:background-color="#00ff00"/>
    </style:style>
    <style:style style:name="Excel_5f_CondFormat_5f_1_5f_5_5f_2_20_63" style:display-name="Excel_CondFormat_1_5_2 63" style:family="table-cell" style:parent-style-name="Default">
      <style:table-cell-properties fo:background-color="#ff0000"/>
    </style:style>
    <style:style style:name="Excel_5f_CondFormat_5f_1_5f_6_5f_1_20_63" style:display-name="Excel_CondFormat_1_6_1 63" style:family="table-cell" style:parent-style-name="Default">
      <style:table-cell-properties fo:background-color="#ff0000"/>
    </style:style>
    <style:style style:name="Excel_5f_CondFormat_5f_1_5f_6_5f_2_20_31" style:display-name="Excel_CondFormat_1_6_2 31" style:family="table-cell" style:parent-style-name="Default">
      <style:table-cell-properties fo:background-color="#00ff00"/>
    </style:style>
    <style:style style:name="Excel_5f_CondFormat_5f_1_5f_6_5f_3_20_31" style:display-name="Excel_CondFormat_1_6_3 31" style:family="table-cell" style:parent-style-name="Default"/>
    <style:style style:name="Excel_5f_CondFormat_5f_1_5f_7_5f_1_20_63" style:display-name="Excel_CondFormat_1_7_1 63" style:family="table-cell" style:parent-style-name="Default">
      <style:table-cell-properties fo:background-color="#00ff00"/>
    </style:style>
    <style:style style:name="Excel_5f_CondFormat_5f_1_5f_8_5f_1_20_63" style:display-name="Excel_CondFormat_1_8_1 63" style:family="table-cell" style:parent-style-name="Default">
      <style:table-cell-properties fo:background-color="#00ff00"/>
    </style:style>
    <style:style style:name="Excel_5f_CondFormat_5f_1_5f_9_5f_1_20_63" style:display-name="Excel_CondFormat_1_9_1 63" style:family="table-cell" style:parent-style-name="Default">
      <style:table-cell-properties fo:background-color="#00ff00"/>
    </style:style>
    <style:style style:name="Excel_5f_CondFormat_5f_1_5f_9_5f_2_20_40" style:display-name="Excel_CondFormat_1_9_2 40" style:family="table-cell" style:parent-style-name="Default">
      <style:table-cell-properties fo:background-color="#ff0000"/>
    </style:style>
    <style:style style:name="Excel_5f_CondFormat_5f_1_5f_10_5f_1_20_40" style:display-name="Excel_CondFormat_1_10_1 40" style:family="table-cell" style:parent-style-name="Default">
      <style:table-cell-properties fo:background-color="#ff0000"/>
    </style:style>
    <style:style style:name="Excel_5f_CondFormat_5f_1_5f_11_5f_1_20_40" style:display-name="Excel_CondFormat_1_11_1 40" style:family="table-cell" style:parent-style-name="Default">
      <style:table-cell-properties fo:background-color="#00ff00"/>
    </style:style>
    <style:style style:name="Excel_5f_CondFormat_5f_1_5f_1_5f_1_20_64" style:display-name="Excel_CondFormat_1_1_1 64" style:family="table-cell" style:parent-style-name="Default">
      <style:table-cell-properties fo:background-color="#00ff00"/>
    </style:style>
    <style:style style:name="Excel_5f_CondFormat_5f_1_5f_1_5f_2_20_16" style:display-name="Excel_CondFormat_1_1_2 16" style:family="table-cell" style:parent-style-name="Default">
      <style:table-cell-properties fo:background-color="#ff0000"/>
    </style:style>
    <style:style style:name="Excel_5f_CondFormat_5f_1_5f_2_5f_1_20_64" style:display-name="Excel_CondFormat_1_2_1 64" style:family="table-cell" style:parent-style-name="Default">
      <style:table-cell-properties fo:background-color="#00ff00"/>
    </style:style>
    <style:style style:name="Excel_5f_CondFormat_5f_1_5f_2_5f_2_20_64" style:display-name="Excel_CondFormat_1_2_2 64" style:family="table-cell" style:parent-style-name="Default">
      <style:table-cell-properties fo:background-color="#ff0000"/>
    </style:style>
    <style:style style:name="Excel_5f_CondFormat_5f_1_5f_3_5f_1_20_64" style:display-name="Excel_CondFormat_1_3_1 64" style:family="table-cell" style:parent-style-name="Default">
      <style:table-cell-properties fo:background-color="#00ff00"/>
    </style:style>
    <style:style style:name="Excel_5f_CondFormat_5f_1_5f_4_5f_1_20_64" style:display-name="Excel_CondFormat_1_4_1 64" style:family="table-cell" style:parent-style-name="Default">
      <style:table-cell-properties fo:background-color="#00ff00"/>
    </style:style>
    <style:style style:name="Excel_5f_CondFormat_5f_1_5f_4_5f_2_20_64" style:display-name="Excel_CondFormat_1_4_2 64" style:family="table-cell" style:parent-style-name="Default">
      <style:table-cell-properties fo:background-color="#ff0000"/>
    </style:style>
    <style:style style:name="Excel_5f_CondFormat_5f_1_5f_5_5f_1_20_64" style:display-name="Excel_CondFormat_1_5_1 64" style:family="table-cell" style:parent-style-name="Default">
      <style:table-cell-properties fo:background-color="#00ff00"/>
    </style:style>
    <style:style style:name="Excel_5f_CondFormat_5f_1_5f_5_5f_2_20_64" style:display-name="Excel_CondFormat_1_5_2 64" style:family="table-cell" style:parent-style-name="Default">
      <style:table-cell-properties fo:background-color="#ff0000"/>
    </style:style>
    <style:style style:name="Excel_5f_CondFormat_5f_1_5f_6_5f_1_20_64" style:display-name="Excel_CondFormat_1_6_1 64" style:family="table-cell" style:parent-style-name="Default">
      <style:table-cell-properties fo:background-color="#ff0000"/>
    </style:style>
    <style:style style:name="Excel_5f_CondFormat_5f_1_5f_6_5f_2_20_32" style:display-name="Excel_CondFormat_1_6_2 32" style:family="table-cell" style:parent-style-name="Default">
      <style:table-cell-properties fo:background-color="#00ff00"/>
    </style:style>
    <style:style style:name="Excel_5f_CondFormat_5f_1_5f_6_5f_3_20_32" style:display-name="Excel_CondFormat_1_6_3 32" style:family="table-cell" style:parent-style-name="Default"/>
    <style:style style:name="Excel_5f_CondFormat_5f_1_5f_7_5f_1_20_64" style:display-name="Excel_CondFormat_1_7_1 64" style:family="table-cell" style:parent-style-name="Default">
      <style:table-cell-properties fo:background-color="#00ff00"/>
    </style:style>
    <style:style style:name="Excel_5f_CondFormat_5f_1_5f_8_5f_1_20_64" style:display-name="Excel_CondFormat_1_8_1 64" style:family="table-cell" style:parent-style-name="Default">
      <style:table-cell-properties fo:background-color="#ff0000"/>
    </style:style>
    <style:style style:name="Excel_5f_CondFormat_5f_1_5f_9_5f_1_20_64" style:display-name="Excel_CondFormat_1_9_1 64" style:family="table-cell" style:parent-style-name="Default">
      <style:table-cell-properties fo:background-color="#00ff00"/>
    </style:style>
    <style:style style:name="Excel_5f_CondFormat_5f_1_5f_10_5f_1_20_41" style:display-name="Excel_CondFormat_1_10_1 41" style:family="table-cell" style:parent-style-name="Default">
      <style:table-cell-properties fo:background-color="#00ff00"/>
    </style:style>
    <style:style style:name="Excel_5f_CondFormat_5f_1_5f_10_5f_2_20_1" style:display-name="Excel_CondFormat_1_10_2 1" style:family="table-cell" style:parent-style-name="Default">
      <style:table-cell-properties fo:background-color="#ff0000"/>
    </style:style>
    <style:style style:name="Excel_5f_CondFormat_5f_1_5f_11_5f_1_20_41" style:display-name="Excel_CondFormat_1_11_1 41" style:family="table-cell" style:parent-style-name="Default">
      <style:table-cell-properties fo:background-color="#00ff00"/>
    </style:style>
    <style:style style:name="Excel_5f_CondFormat_5f_1_5f_1_5f_1_20_65" style:display-name="Excel_CondFormat_1_1_1 65" style:family="table-cell" style:parent-style-name="Default">
      <style:table-cell-properties fo:background-color="#00ff00"/>
    </style:style>
    <style:style style:name="Excel_5f_CondFormat_5f_1_5f_1_5f_2_20_17" style:display-name="Excel_CondFormat_1_1_2 17" style:family="table-cell" style:parent-style-name="Default">
      <style:table-cell-properties fo:background-color="#ff0000"/>
    </style:style>
    <style:style style:name="Excel_5f_CondFormat_5f_1_5f_2_5f_1_20_65" style:display-name="Excel_CondFormat_1_2_1 65" style:family="table-cell" style:parent-style-name="Default">
      <style:table-cell-properties fo:background-color="#00ff00"/>
    </style:style>
    <style:style style:name="Excel_5f_CondFormat_5f_1_5f_2_5f_2_20_65" style:display-name="Excel_CondFormat_1_2_2 65" style:family="table-cell" style:parent-style-name="Default">
      <style:table-cell-properties fo:background-color="#ff0000"/>
    </style:style>
    <style:style style:name="Excel_5f_CondFormat_5f_1_5f_3_5f_1_20_65" style:display-name="Excel_CondFormat_1_3_1 65" style:family="table-cell" style:parent-style-name="Default">
      <style:table-cell-properties fo:background-color="#00ff00"/>
    </style:style>
    <style:style style:name="Excel_5f_CondFormat_5f_1_5f_4_5f_1_20_65" style:display-name="Excel_CondFormat_1_4_1 65" style:family="table-cell" style:parent-style-name="Default">
      <style:table-cell-properties fo:background-color="#00ff00"/>
    </style:style>
    <style:style style:name="Excel_5f_CondFormat_5f_1_5f_4_5f_2_20_65" style:display-name="Excel_CondFormat_1_4_2 65" style:family="table-cell" style:parent-style-name="Default">
      <style:table-cell-properties fo:background-color="#ff0000"/>
    </style:style>
    <style:style style:name="Excel_5f_CondFormat_5f_1_5f_5_5f_1_20_65" style:display-name="Excel_CondFormat_1_5_1 65" style:family="table-cell" style:parent-style-name="Default">
      <style:table-cell-properties fo:background-color="#00ff00"/>
    </style:style>
    <style:style style:name="Excel_5f_CondFormat_5f_1_5f_5_5f_2_20_65" style:display-name="Excel_CondFormat_1_5_2 65" style:family="table-cell" style:parent-style-name="Default">
      <style:table-cell-properties fo:background-color="#ff0000"/>
    </style:style>
    <style:style style:name="Excel_5f_CondFormat_5f_1_5f_6_5f_1_20_65" style:display-name="Excel_CondFormat_1_6_1 65" style:family="table-cell" style:parent-style-name="Default">
      <style:table-cell-properties fo:background-color="#ff0000"/>
    </style:style>
    <style:style style:name="Excel_5f_CondFormat_5f_1_5f_6_5f_2_20_33" style:display-name="Excel_CondFormat_1_6_2 33" style:family="table-cell" style:parent-style-name="Default">
      <style:table-cell-properties fo:background-color="#00ff00"/>
    </style:style>
    <style:style style:name="Excel_5f_CondFormat_5f_1_5f_6_5f_3_20_33" style:display-name="Excel_CondFormat_1_6_3 33" style:family="table-cell" style:parent-style-name="Default"/>
    <style:style style:name="Excel_5f_CondFormat_5f_1_5f_7_5f_1_20_65" style:display-name="Excel_CondFormat_1_7_1 65" style:family="table-cell" style:parent-style-name="Default">
      <style:table-cell-properties fo:background-color="#00ff00"/>
    </style:style>
    <style:style style:name="Excel_5f_CondFormat_5f_1_5f_8_5f_1_20_65" style:display-name="Excel_CondFormat_1_8_1 65" style:family="table-cell" style:parent-style-name="Default">
      <style:table-cell-properties fo:background-color="#ff0000"/>
    </style:style>
    <style:style style:name="Excel_5f_CondFormat_5f_1_5f_9_5f_1_20_65" style:display-name="Excel_CondFormat_1_9_1 65" style:family="table-cell" style:parent-style-name="Default">
      <style:table-cell-properties fo:background-color="#00ff00"/>
    </style:style>
    <style:style style:name="Excel_5f_CondFormat_5f_1_5f_10_5f_1_20_42" style:display-name="Excel_CondFormat_1_10_1 42" style:family="table-cell" style:parent-style-name="Default">
      <style:table-cell-properties fo:background-color="#00ff00"/>
    </style:style>
    <style:style style:name="Excel_5f_CondFormat_5f_1_5f_10_5f_2_20_2" style:display-name="Excel_CondFormat_1_10_2 2" style:family="table-cell" style:parent-style-name="Default">
      <style:table-cell-properties fo:background-color="#ff0000"/>
    </style:style>
    <style:style style:name="Excel_5f_CondFormat_5f_1_5f_11_5f_1_20_42" style:display-name="Excel_CondFormat_1_11_1 42" style:family="table-cell" style:parent-style-name="Default">
      <style:table-cell-properties fo:background-color="#00ff00"/>
    </style:style>
    <style:style style:name="Excel_5f_CondFormat_5f_1_5f_1_5f_1_20_66" style:display-name="Excel_CondFormat_1_1_1 66" style:family="table-cell" style:parent-style-name="Default">
      <style:table-cell-properties fo:background-color="#00ff00"/>
    </style:style>
    <style:style style:name="Excel_5f_CondFormat_5f_1_5f_1_5f_2_20_18" style:display-name="Excel_CondFormat_1_1_2 18" style:family="table-cell" style:parent-style-name="Default">
      <style:table-cell-properties fo:background-color="#ff0000"/>
    </style:style>
    <style:style style:name="Excel_5f_CondFormat_5f_1_5f_2_5f_1_20_66" style:display-name="Excel_CondFormat_1_2_1 66" style:family="table-cell" style:parent-style-name="Default">
      <style:table-cell-properties fo:background-color="#00ff00"/>
    </style:style>
    <style:style style:name="Excel_5f_CondFormat_5f_1_5f_2_5f_2_20_66" style:display-name="Excel_CondFormat_1_2_2 66" style:family="table-cell" style:parent-style-name="Default">
      <style:table-cell-properties fo:background-color="#ff0000"/>
    </style:style>
    <style:style style:name="Excel_5f_CondFormat_5f_1_5f_3_5f_1_20_66" style:display-name="Excel_CondFormat_1_3_1 66" style:family="table-cell" style:parent-style-name="Default">
      <style:table-cell-properties fo:background-color="#00ff00"/>
    </style:style>
    <style:style style:name="Excel_5f_CondFormat_5f_1_5f_4_5f_1_20_66" style:display-name="Excel_CondFormat_1_4_1 66" style:family="table-cell" style:parent-style-name="Default">
      <style:table-cell-properties fo:background-color="#00ff00"/>
    </style:style>
    <style:style style:name="Excel_5f_CondFormat_5f_1_5f_4_5f_2_20_66" style:display-name="Excel_CondFormat_1_4_2 66" style:family="table-cell" style:parent-style-name="Default">
      <style:table-cell-properties fo:background-color="#ff0000"/>
    </style:style>
    <style:style style:name="Excel_5f_CondFormat_5f_1_5f_5_5f_1_20_66" style:display-name="Excel_CondFormat_1_5_1 66" style:family="table-cell" style:parent-style-name="Default">
      <style:table-cell-properties fo:background-color="#00ff00"/>
    </style:style>
    <style:style style:name="Excel_5f_CondFormat_5f_1_5f_5_5f_2_20_66" style:display-name="Excel_CondFormat_1_5_2 66" style:family="table-cell" style:parent-style-name="Default">
      <style:table-cell-properties fo:background-color="#ff0000"/>
    </style:style>
    <style:style style:name="Excel_5f_CondFormat_5f_1_5f_6_5f_1_20_66" style:display-name="Excel_CondFormat_1_6_1 66" style:family="table-cell" style:parent-style-name="Default">
      <style:table-cell-properties fo:background-color="#ff0000"/>
    </style:style>
    <style:style style:name="Excel_5f_CondFormat_5f_1_5f_6_5f_2_20_34" style:display-name="Excel_CondFormat_1_6_2 34" style:family="table-cell" style:parent-style-name="Default">
      <style:table-cell-properties fo:background-color="#00ff00"/>
    </style:style>
    <style:style style:name="Excel_5f_CondFormat_5f_1_5f_6_5f_3_20_34" style:display-name="Excel_CondFormat_1_6_3 34" style:family="table-cell" style:parent-style-name="Default"/>
    <style:style style:name="Excel_5f_CondFormat_5f_1_5f_7_5f_1_20_66" style:display-name="Excel_CondFormat_1_7_1 66" style:family="table-cell" style:parent-style-name="Default">
      <style:table-cell-properties fo:background-color="#00ff00"/>
    </style:style>
    <style:style style:name="Excel_5f_CondFormat_5f_1_5f_8_5f_1_20_66" style:display-name="Excel_CondFormat_1_8_1 66" style:family="table-cell" style:parent-style-name="Default">
      <style:table-cell-properties fo:background-color="#ff0000"/>
    </style:style>
    <style:style style:name="Excel_5f_CondFormat_5f_1_5f_9_5f_1_20_66" style:display-name="Excel_CondFormat_1_9_1 66" style:family="table-cell" style:parent-style-name="Default">
      <style:table-cell-properties fo:background-color="#00ff00"/>
    </style:style>
    <style:style style:name="Excel_5f_CondFormat_5f_1_5f_10_5f_1_20_43" style:display-name="Excel_CondFormat_1_10_1 43" style:family="table-cell" style:parent-style-name="Default">
      <style:table-cell-properties fo:background-color="#00ff00"/>
    </style:style>
    <style:style style:name="Excel_5f_CondFormat_5f_1_5f_10_5f_2_20_3" style:display-name="Excel_CondFormat_1_10_2 3" style:family="table-cell" style:parent-style-name="Default">
      <style:table-cell-properties fo:background-color="#ff0000"/>
    </style:style>
    <style:style style:name="Excel_5f_CondFormat_5f_1_5f_11_5f_1_20_43" style:display-name="Excel_CondFormat_1_11_1 43" style:family="table-cell" style:parent-style-name="Default">
      <style:table-cell-properties fo:background-color="#00ff00"/>
    </style:style>
    <style:style style:name="Excel_5f_CondFormat_5f_1_5f_1_5f_1_20_67" style:display-name="Excel_CondFormat_1_1_1 67" style:family="table-cell" style:parent-style-name="Default">
      <style:table-cell-properties fo:background-color="#00ff00"/>
    </style:style>
    <style:style style:name="Excel_5f_CondFormat_5f_1_5f_1_5f_2_20_19" style:display-name="Excel_CondFormat_1_1_2 19" style:family="table-cell" style:parent-style-name="Default">
      <style:table-cell-properties fo:background-color="#ff0000"/>
    </style:style>
    <style:style style:name="Excel_5f_CondFormat_5f_1_5f_2_5f_1_20_67" style:display-name="Excel_CondFormat_1_2_1 67" style:family="table-cell" style:parent-style-name="Default">
      <style:table-cell-properties fo:background-color="#00ff00"/>
    </style:style>
    <style:style style:name="Excel_5f_CondFormat_5f_1_5f_2_5f_2_20_67" style:display-name="Excel_CondFormat_1_2_2 67" style:family="table-cell" style:parent-style-name="Default">
      <style:table-cell-properties fo:background-color="#ff0000"/>
    </style:style>
    <style:style style:name="Excel_5f_CondFormat_5f_1_5f_3_5f_1_20_67" style:display-name="Excel_CondFormat_1_3_1 67" style:family="table-cell" style:parent-style-name="Default">
      <style:table-cell-properties fo:background-color="#00ff00"/>
    </style:style>
    <style:style style:name="Excel_5f_CondFormat_5f_1_5f_4_5f_1_20_67" style:display-name="Excel_CondFormat_1_4_1 67" style:family="table-cell" style:parent-style-name="Default">
      <style:table-cell-properties fo:background-color="#00ff00"/>
    </style:style>
    <style:style style:name="Excel_5f_CondFormat_5f_1_5f_4_5f_2_20_67" style:display-name="Excel_CondFormat_1_4_2 67" style:family="table-cell" style:parent-style-name="Default">
      <style:table-cell-properties fo:background-color="#ff0000"/>
    </style:style>
    <style:style style:name="Excel_5f_CondFormat_5f_1_5f_5_5f_1_20_67" style:display-name="Excel_CondFormat_1_5_1 67" style:family="table-cell" style:parent-style-name="Default">
      <style:table-cell-properties fo:background-color="#00ff00"/>
    </style:style>
    <style:style style:name="Excel_5f_CondFormat_5f_1_5f_5_5f_2_20_67" style:display-name="Excel_CondFormat_1_5_2 67" style:family="table-cell" style:parent-style-name="Default">
      <style:table-cell-properties fo:background-color="#ff0000"/>
    </style:style>
    <style:style style:name="Excel_5f_CondFormat_5f_1_5f_6_5f_1_20_67" style:display-name="Excel_CondFormat_1_6_1 67" style:family="table-cell" style:parent-style-name="Default">
      <style:table-cell-properties fo:background-color="#ff0000"/>
    </style:style>
    <style:style style:name="Excel_5f_CondFormat_5f_1_5f_6_5f_2_20_35" style:display-name="Excel_CondFormat_1_6_2 35" style:family="table-cell" style:parent-style-name="Default">
      <style:table-cell-properties fo:background-color="#00ff00"/>
    </style:style>
    <style:style style:name="Excel_5f_CondFormat_5f_1_5f_6_5f_3_20_35" style:display-name="Excel_CondFormat_1_6_3 35" style:family="table-cell" style:parent-style-name="Default"/>
    <style:style style:name="Excel_5f_CondFormat_5f_1_5f_7_5f_1_20_67" style:display-name="Excel_CondFormat_1_7_1 67" style:family="table-cell" style:parent-style-name="Default">
      <style:table-cell-properties fo:background-color="#00ff00"/>
    </style:style>
    <style:style style:name="Excel_5f_CondFormat_5f_1_5f_8_5f_1_20_67" style:display-name="Excel_CondFormat_1_8_1 67" style:family="table-cell" style:parent-style-name="Default">
      <style:table-cell-properties fo:background-color="#ff0000"/>
    </style:style>
    <style:style style:name="Excel_5f_CondFormat_5f_1_5f_9_5f_1_20_67" style:display-name="Excel_CondFormat_1_9_1 67" style:family="table-cell" style:parent-style-name="Default">
      <style:table-cell-properties fo:background-color="#00ff00"/>
    </style:style>
    <style:style style:name="Excel_5f_CondFormat_5f_1_5f_10_5f_1_20_44" style:display-name="Excel_CondFormat_1_10_1 44" style:family="table-cell" style:parent-style-name="Default">
      <style:table-cell-properties fo:background-color="#00ff00"/>
    </style:style>
    <style:style style:name="Excel_5f_CondFormat_5f_1_5f_10_5f_2_20_4" style:display-name="Excel_CondFormat_1_10_2 4" style:family="table-cell" style:parent-style-name="Default">
      <style:table-cell-properties fo:background-color="#ff0000"/>
    </style:style>
    <style:style style:name="Excel_5f_CondFormat_5f_1_5f_11_5f_1_20_44" style:display-name="Excel_CondFormat_1_11_1 44" style:family="table-cell" style:parent-style-name="Default">
      <style:table-cell-properties fo:background-color="#00ff00"/>
    </style:style>
    <style:style style:name="Excel_5f_CondFormat_5f_1_5f_1_5f_1_20_68" style:display-name="Excel_CondFormat_1_1_1 68" style:family="table-cell" style:parent-style-name="Default">
      <style:table-cell-properties fo:background-color="#00ff00"/>
    </style:style>
    <style:style style:name="Excel_5f_CondFormat_5f_1_5f_1_5f_2_20_20" style:display-name="Excel_CondFormat_1_1_2 20" style:family="table-cell" style:parent-style-name="Default">
      <style:table-cell-properties fo:background-color="#ff0000"/>
    </style:style>
    <style:style style:name="Excel_5f_CondFormat_5f_1_5f_2_5f_1_20_68" style:display-name="Excel_CondFormat_1_2_1 68" style:family="table-cell" style:parent-style-name="Default">
      <style:table-cell-properties fo:background-color="#00ff00"/>
    </style:style>
    <style:style style:name="Excel_5f_CondFormat_5f_1_5f_2_5f_2_20_68" style:display-name="Excel_CondFormat_1_2_2 68" style:family="table-cell" style:parent-style-name="Default">
      <style:table-cell-properties fo:background-color="#ff0000"/>
    </style:style>
    <style:style style:name="Excel_5f_CondFormat_5f_1_5f_3_5f_1_20_68" style:display-name="Excel_CondFormat_1_3_1 68" style:family="table-cell" style:parent-style-name="Default">
      <style:table-cell-properties fo:background-color="#00ff00"/>
    </style:style>
    <style:style style:name="Excel_5f_CondFormat_5f_1_5f_4_5f_1_20_68" style:display-name="Excel_CondFormat_1_4_1 68" style:family="table-cell" style:parent-style-name="Default">
      <style:table-cell-properties fo:background-color="#00ff00"/>
    </style:style>
    <style:style style:name="Excel_5f_CondFormat_5f_1_5f_4_5f_2_20_68" style:display-name="Excel_CondFormat_1_4_2 68" style:family="table-cell" style:parent-style-name="Default">
      <style:table-cell-properties fo:background-color="#ff0000"/>
    </style:style>
    <style:style style:name="Excel_5f_CondFormat_5f_1_5f_5_5f_1_20_68" style:display-name="Excel_CondFormat_1_5_1 68" style:family="table-cell" style:parent-style-name="Default">
      <style:table-cell-properties fo:background-color="#00ff00"/>
    </style:style>
    <style:style style:name="Excel_5f_CondFormat_5f_1_5f_5_5f_2_20_68" style:display-name="Excel_CondFormat_1_5_2 68" style:family="table-cell" style:parent-style-name="Default">
      <style:table-cell-properties fo:background-color="#ff0000"/>
    </style:style>
    <style:style style:name="Excel_5f_CondFormat_5f_1_5f_6_5f_1_20_68" style:display-name="Excel_CondFormat_1_6_1 68" style:family="table-cell" style:parent-style-name="Default">
      <style:table-cell-properties fo:background-color="#ff0000"/>
    </style:style>
    <style:style style:name="Excel_5f_CondFormat_5f_1_5f_6_5f_2_20_36" style:display-name="Excel_CondFormat_1_6_2 36" style:family="table-cell" style:parent-style-name="Default">
      <style:table-cell-properties fo:background-color="#00ff00"/>
    </style:style>
    <style:style style:name="Excel_5f_CondFormat_5f_1_5f_6_5f_3_20_36" style:display-name="Excel_CondFormat_1_6_3 36" style:family="table-cell" style:parent-style-name="Default"/>
    <style:style style:name="Excel_5f_CondFormat_5f_1_5f_7_5f_1_20_68" style:display-name="Excel_CondFormat_1_7_1 68" style:family="table-cell" style:parent-style-name="Default">
      <style:table-cell-properties fo:background-color="#00ff00"/>
    </style:style>
    <style:style style:name="Excel_5f_CondFormat_5f_1_5f_8_5f_1_20_68" style:display-name="Excel_CondFormat_1_8_1 68" style:family="table-cell" style:parent-style-name="Default">
      <style:table-cell-properties fo:background-color="#ff0000"/>
    </style:style>
    <style:style style:name="Excel_5f_CondFormat_5f_1_5f_9_5f_1_20_68" style:display-name="Excel_CondFormat_1_9_1 68" style:family="table-cell" style:parent-style-name="Default">
      <style:table-cell-properties fo:background-color="#00ff00"/>
    </style:style>
    <style:style style:name="Excel_5f_CondFormat_5f_1_5f_10_5f_1_20_45" style:display-name="Excel_CondFormat_1_10_1 45" style:family="table-cell" style:parent-style-name="Default">
      <style:table-cell-properties fo:background-color="#00ff00"/>
    </style:style>
    <style:style style:name="Excel_5f_CondFormat_5f_1_5f_10_5f_2_20_5" style:display-name="Excel_CondFormat_1_10_2 5" style:family="table-cell" style:parent-style-name="Default">
      <style:table-cell-properties fo:background-color="#ff0000"/>
    </style:style>
    <style:style style:name="Excel_5f_CondFormat_5f_1_5f_11_5f_1_20_45" style:display-name="Excel_CondFormat_1_11_1 45" style:family="table-cell" style:parent-style-name="Default">
      <style:table-cell-properties fo:background-color="#00ff00"/>
    </style:style>
    <style:style style:name="Excel_5f_CondFormat_5f_1_5f_1_5f_1_20_69" style:display-name="Excel_CondFormat_1_1_1 69" style:family="table-cell" style:parent-style-name="Default">
      <style:table-cell-properties fo:background-color="#00ff00"/>
    </style:style>
    <style:style style:name="Excel_5f_CondFormat_5f_1_5f_1_5f_2_20_21" style:display-name="Excel_CondFormat_1_1_2 21" style:family="table-cell" style:parent-style-name="Default">
      <style:table-cell-properties fo:background-color="#ff0000"/>
    </style:style>
    <style:style style:name="Excel_5f_CondFormat_5f_1_5f_2_5f_1_20_69" style:display-name="Excel_CondFormat_1_2_1 69" style:family="table-cell" style:parent-style-name="Default">
      <style:table-cell-properties fo:background-color="#00ff00"/>
    </style:style>
    <style:style style:name="Excel_5f_CondFormat_5f_1_5f_2_5f_2_20_69" style:display-name="Excel_CondFormat_1_2_2 69" style:family="table-cell" style:parent-style-name="Default">
      <style:table-cell-properties fo:background-color="#ff0000"/>
    </style:style>
    <style:style style:name="Excel_5f_CondFormat_5f_1_5f_3_5f_1_20_69" style:display-name="Excel_CondFormat_1_3_1 69" style:family="table-cell" style:parent-style-name="Default">
      <style:table-cell-properties fo:background-color="#00ff00"/>
    </style:style>
    <style:style style:name="Excel_5f_CondFormat_5f_1_5f_4_5f_1_20_69" style:display-name="Excel_CondFormat_1_4_1 69" style:family="table-cell" style:parent-style-name="Default">
      <style:table-cell-properties fo:background-color="#00ff00"/>
    </style:style>
    <style:style style:name="Excel_5f_CondFormat_5f_1_5f_4_5f_2_20_69" style:display-name="Excel_CondFormat_1_4_2 69" style:family="table-cell" style:parent-style-name="Default">
      <style:table-cell-properties fo:background-color="#ff0000"/>
    </style:style>
    <style:style style:name="Excel_5f_CondFormat_5f_1_5f_5_5f_1_20_69" style:display-name="Excel_CondFormat_1_5_1 69" style:family="table-cell" style:parent-style-name="Default">
      <style:table-cell-properties fo:background-color="#00ff00"/>
    </style:style>
    <style:style style:name="Excel_5f_CondFormat_5f_1_5f_5_5f_2_20_69" style:display-name="Excel_CondFormat_1_5_2 69" style:family="table-cell" style:parent-style-name="Default">
      <style:table-cell-properties fo:background-color="#ff0000"/>
    </style:style>
    <style:style style:name="Excel_5f_CondFormat_5f_1_5f_6_5f_1_20_69" style:display-name="Excel_CondFormat_1_6_1 69" style:family="table-cell" style:parent-style-name="Default">
      <style:table-cell-properties fo:background-color="#ff0000"/>
    </style:style>
    <style:style style:name="Excel_5f_CondFormat_5f_1_5f_6_5f_2_20_37" style:display-name="Excel_CondFormat_1_6_2 37" style:family="table-cell" style:parent-style-name="Default">
      <style:table-cell-properties fo:background-color="#00ff00"/>
    </style:style>
    <style:style style:name="Excel_5f_CondFormat_5f_1_5f_6_5f_3_20_37" style:display-name="Excel_CondFormat_1_6_3 37" style:family="table-cell" style:parent-style-name="Default"/>
    <style:style style:name="Excel_5f_CondFormat_5f_1_5f_7_5f_1_20_69" style:display-name="Excel_CondFormat_1_7_1 69" style:family="table-cell" style:parent-style-name="Default">
      <style:table-cell-properties fo:background-color="#00ff00"/>
    </style:style>
    <style:style style:name="Excel_5f_CondFormat_5f_1_5f_8_5f_1_20_69" style:display-name="Excel_CondFormat_1_8_1 69" style:family="table-cell" style:parent-style-name="Default">
      <style:table-cell-properties fo:background-color="#ff0000"/>
    </style:style>
    <style:style style:name="Excel_5f_CondFormat_5f_1_5f_9_5f_1_20_69" style:display-name="Excel_CondFormat_1_9_1 69" style:family="table-cell" style:parent-style-name="Default">
      <style:table-cell-properties fo:background-color="#00ff00"/>
    </style:style>
    <style:style style:name="Excel_5f_CondFormat_5f_1_5f_10_5f_1_20_46" style:display-name="Excel_CondFormat_1_10_1 46" style:family="table-cell" style:parent-style-name="Default">
      <style:table-cell-properties fo:background-color="#00ff00"/>
    </style:style>
    <style:style style:name="Excel_5f_CondFormat_5f_1_5f_10_5f_2_20_6" style:display-name="Excel_CondFormat_1_10_2 6" style:family="table-cell" style:parent-style-name="Default">
      <style:table-cell-properties fo:background-color="#ff0000"/>
    </style:style>
    <style:style style:name="Excel_5f_CondFormat_5f_1_5f_11_5f_1_20_46" style:display-name="Excel_CondFormat_1_11_1 46" style:family="table-cell" style:parent-style-name="Default">
      <style:table-cell-properties fo:background-color="#00ff00"/>
    </style:style>
    <style:style style:name="Excel_5f_CondFormat_5f_1_5f_1_5f_1_20_70" style:display-name="Excel_CondFormat_1_1_1 70" style:family="table-cell" style:parent-style-name="Default">
      <style:table-cell-properties fo:background-color="#00ff00"/>
    </style:style>
    <style:style style:name="Excel_5f_CondFormat_5f_1_5f_1_5f_2_20_22" style:display-name="Excel_CondFormat_1_1_2 22" style:family="table-cell" style:parent-style-name="Default">
      <style:table-cell-properties fo:background-color="#ff0000"/>
    </style:style>
    <style:style style:name="Excel_5f_CondFormat_5f_1_5f_2_5f_1_20_70" style:display-name="Excel_CondFormat_1_2_1 70" style:family="table-cell" style:parent-style-name="Default">
      <style:table-cell-properties fo:background-color="#00ff00"/>
    </style:style>
    <style:style style:name="Excel_5f_CondFormat_5f_1_5f_2_5f_2_20_70" style:display-name="Excel_CondFormat_1_2_2 70" style:family="table-cell" style:parent-style-name="Default">
      <style:table-cell-properties fo:background-color="#ff0000"/>
    </style:style>
    <style:style style:name="Excel_5f_CondFormat_5f_1_5f_3_5f_1_20_70" style:display-name="Excel_CondFormat_1_3_1 70" style:family="table-cell" style:parent-style-name="Default">
      <style:table-cell-properties fo:background-color="#00ff00"/>
    </style:style>
    <style:style style:name="Excel_5f_CondFormat_5f_1_5f_4_5f_1_20_70" style:display-name="Excel_CondFormat_1_4_1 70" style:family="table-cell" style:parent-style-name="Default">
      <style:table-cell-properties fo:background-color="#00ff00"/>
    </style:style>
    <style:style style:name="Excel_5f_CondFormat_5f_1_5f_4_5f_2_20_70" style:display-name="Excel_CondFormat_1_4_2 70" style:family="table-cell" style:parent-style-name="Default">
      <style:table-cell-properties fo:background-color="#ff0000"/>
    </style:style>
    <style:style style:name="Excel_5f_CondFormat_5f_1_5f_5_5f_1_20_70" style:display-name="Excel_CondFormat_1_5_1 70" style:family="table-cell" style:parent-style-name="Default">
      <style:table-cell-properties fo:background-color="#00ff00"/>
    </style:style>
    <style:style style:name="Excel_5f_CondFormat_5f_1_5f_5_5f_2_20_70" style:display-name="Excel_CondFormat_1_5_2 70" style:family="table-cell" style:parent-style-name="Default">
      <style:table-cell-properties fo:background-color="#ff0000"/>
    </style:style>
    <style:style style:name="Excel_5f_CondFormat_5f_1_5f_6_5f_1_20_70" style:display-name="Excel_CondFormat_1_6_1 70" style:family="table-cell" style:parent-style-name="Default">
      <style:table-cell-properties fo:background-color="#ff0000"/>
    </style:style>
    <style:style style:name="Excel_5f_CondFormat_5f_1_5f_6_5f_2_20_38" style:display-name="Excel_CondFormat_1_6_2 38" style:family="table-cell" style:parent-style-name="Default">
      <style:table-cell-properties fo:background-color="#00ff00"/>
    </style:style>
    <style:style style:name="Excel_5f_CondFormat_5f_1_5f_6_5f_3_20_38" style:display-name="Excel_CondFormat_1_6_3 38" style:family="table-cell" style:parent-style-name="Default"/>
    <style:style style:name="Excel_5f_CondFormat_5f_1_5f_7_5f_1_20_70" style:display-name="Excel_CondFormat_1_7_1 70" style:family="table-cell" style:parent-style-name="Default">
      <style:table-cell-properties fo:background-color="#00ff00"/>
    </style:style>
    <style:style style:name="Excel_5f_CondFormat_5f_1_5f_8_5f_1_20_70" style:display-name="Excel_CondFormat_1_8_1 70" style:family="table-cell" style:parent-style-name="Default">
      <style:table-cell-properties fo:background-color="#ff0000"/>
    </style:style>
    <style:style style:name="Excel_5f_CondFormat_5f_1_5f_9_5f_1_20_70" style:display-name="Excel_CondFormat_1_9_1 70" style:family="table-cell" style:parent-style-name="Default">
      <style:table-cell-properties fo:background-color="#00ff00"/>
    </style:style>
    <style:style style:name="Excel_5f_CondFormat_5f_1_5f_10_5f_1_20_47" style:display-name="Excel_CondFormat_1_10_1 47" style:family="table-cell" style:parent-style-name="Default">
      <style:table-cell-properties fo:background-color="#00ff00"/>
    </style:style>
    <style:style style:name="Excel_5f_CondFormat_5f_1_5f_10_5f_2_20_7" style:display-name="Excel_CondFormat_1_10_2 7" style:family="table-cell" style:parent-style-name="Default">
      <style:table-cell-properties fo:background-color="#ff0000"/>
    </style:style>
    <style:style style:name="Excel_5f_CondFormat_5f_1_5f_11_5f_1_20_47" style:display-name="Excel_CondFormat_1_11_1 47" style:family="table-cell" style:parent-style-name="Default">
      <style:table-cell-properties fo:background-color="#00ff00"/>
    </style:style>
    <style:style style:name="Excel_5f_CondFormat_5f_1_5f_1_5f_1_20_71" style:display-name="Excel_CondFormat_1_1_1 71" style:family="table-cell" style:parent-style-name="Default">
      <style:table-cell-properties fo:background-color="#00ff00"/>
    </style:style>
    <style:style style:name="Excel_5f_CondFormat_5f_1_5f_1_5f_2_20_23" style:display-name="Excel_CondFormat_1_1_2 23" style:family="table-cell" style:parent-style-name="Default">
      <style:table-cell-properties fo:background-color="#ff0000"/>
    </style:style>
    <style:style style:name="Excel_5f_CondFormat_5f_1_5f_2_5f_1_20_71" style:display-name="Excel_CondFormat_1_2_1 71" style:family="table-cell" style:parent-style-name="Default">
      <style:table-cell-properties fo:background-color="#00ff00"/>
    </style:style>
    <style:style style:name="Excel_5f_CondFormat_5f_1_5f_2_5f_2_20_71" style:display-name="Excel_CondFormat_1_2_2 71" style:family="table-cell" style:parent-style-name="Default">
      <style:table-cell-properties fo:background-color="#ff0000"/>
    </style:style>
    <style:style style:name="Excel_5f_CondFormat_5f_1_5f_3_5f_1_20_71" style:display-name="Excel_CondFormat_1_3_1 71" style:family="table-cell" style:parent-style-name="Default">
      <style:table-cell-properties fo:background-color="#00ff00"/>
    </style:style>
    <style:style style:name="Excel_5f_CondFormat_5f_1_5f_4_5f_1_20_71" style:display-name="Excel_CondFormat_1_4_1 71" style:family="table-cell" style:parent-style-name="Default">
      <style:table-cell-properties fo:background-color="#00ff00"/>
    </style:style>
    <style:style style:name="Excel_5f_CondFormat_5f_1_5f_4_5f_2_20_71" style:display-name="Excel_CondFormat_1_4_2 71" style:family="table-cell" style:parent-style-name="Default">
      <style:table-cell-properties fo:background-color="#ff0000"/>
    </style:style>
    <style:style style:name="Excel_5f_CondFormat_5f_1_5f_5_5f_1_20_71" style:display-name="Excel_CondFormat_1_5_1 71" style:family="table-cell" style:parent-style-name="Default">
      <style:table-cell-properties fo:background-color="#00ff00"/>
    </style:style>
    <style:style style:name="Excel_5f_CondFormat_5f_1_5f_5_5f_2_20_71" style:display-name="Excel_CondFormat_1_5_2 71" style:family="table-cell" style:parent-style-name="Default">
      <style:table-cell-properties fo:background-color="#ff0000"/>
    </style:style>
    <style:style style:name="Excel_5f_CondFormat_5f_1_5f_6_5f_1_20_71" style:display-name="Excel_CondFormat_1_6_1 71" style:family="table-cell" style:parent-style-name="Default">
      <style:table-cell-properties fo:background-color="#ff0000"/>
    </style:style>
    <style:style style:name="Excel_5f_CondFormat_5f_1_5f_6_5f_2_20_39" style:display-name="Excel_CondFormat_1_6_2 39" style:family="table-cell" style:parent-style-name="Default">
      <style:table-cell-properties fo:background-color="#00ff00"/>
    </style:style>
    <style:style style:name="Excel_5f_CondFormat_5f_1_5f_6_5f_3_20_39" style:display-name="Excel_CondFormat_1_6_3 39" style:family="table-cell" style:parent-style-name="Default"/>
    <style:style style:name="Excel_5f_CondFormat_5f_1_5f_7_5f_1_20_71" style:display-name="Excel_CondFormat_1_7_1 71" style:family="table-cell" style:parent-style-name="Default">
      <style:table-cell-properties fo:background-color="#00ff00"/>
    </style:style>
    <style:style style:name="Excel_5f_CondFormat_5f_1_5f_8_5f_1_20_71" style:display-name="Excel_CondFormat_1_8_1 71" style:family="table-cell" style:parent-style-name="Default">
      <style:table-cell-properties fo:background-color="#ff0000"/>
    </style:style>
    <style:style style:name="Excel_5f_CondFormat_5f_1_5f_9_5f_1_20_71" style:display-name="Excel_CondFormat_1_9_1 71" style:family="table-cell" style:parent-style-name="Default">
      <style:table-cell-properties fo:background-color="#00ff00"/>
    </style:style>
    <style:style style:name="Excel_5f_CondFormat_5f_1_5f_10_5f_1_20_48" style:display-name="Excel_CondFormat_1_10_1 48" style:family="table-cell" style:parent-style-name="Default">
      <style:table-cell-properties fo:background-color="#00ff00"/>
    </style:style>
    <style:style style:name="Excel_5f_CondFormat_5f_1_5f_10_5f_2_20_8" style:display-name="Excel_CondFormat_1_10_2 8" style:family="table-cell" style:parent-style-name="Default">
      <style:table-cell-properties fo:background-color="#ff0000"/>
    </style:style>
    <style:style style:name="Excel_5f_CondFormat_5f_1_5f_11_5f_1_20_48" style:display-name="Excel_CondFormat_1_11_1 48" style:family="table-cell" style:parent-style-name="Default">
      <style:table-cell-properties fo:background-color="#00ff00"/>
    </style:style>
    <style:style style:name="Excel_5f_CondFormat_5f_1_5f_1_5f_1_20_72" style:display-name="Excel_CondFormat_1_1_1 72" style:family="table-cell" style:parent-style-name="Default">
      <style:table-cell-properties fo:background-color="#00ff00"/>
    </style:style>
    <style:style style:name="Excel_5f_CondFormat_5f_1_5f_1_5f_2_20_24" style:display-name="Excel_CondFormat_1_1_2 24" style:family="table-cell" style:parent-style-name="Default">
      <style:table-cell-properties fo:background-color="#ff0000"/>
    </style:style>
    <style:style style:name="Excel_5f_CondFormat_5f_1_5f_2_5f_1_20_72" style:display-name="Excel_CondFormat_1_2_1 72" style:family="table-cell" style:parent-style-name="Default">
      <style:table-cell-properties fo:background-color="#00ff00"/>
    </style:style>
    <style:style style:name="Excel_5f_CondFormat_5f_1_5f_2_5f_2_20_72" style:display-name="Excel_CondFormat_1_2_2 72" style:family="table-cell" style:parent-style-name="Default">
      <style:table-cell-properties fo:background-color="#ff0000"/>
    </style:style>
    <style:style style:name="Excel_5f_CondFormat_5f_1_5f_3_5f_1_20_72" style:display-name="Excel_CondFormat_1_3_1 72" style:family="table-cell" style:parent-style-name="Default">
      <style:table-cell-properties fo:background-color="#00ff00"/>
    </style:style>
    <style:style style:name="Excel_5f_CondFormat_5f_1_5f_4_5f_1_20_72" style:display-name="Excel_CondFormat_1_4_1 72" style:family="table-cell" style:parent-style-name="Default">
      <style:table-cell-properties fo:background-color="#00ff00"/>
    </style:style>
    <style:style style:name="Excel_5f_CondFormat_5f_1_5f_4_5f_2_20_72" style:display-name="Excel_CondFormat_1_4_2 72" style:family="table-cell" style:parent-style-name="Default">
      <style:table-cell-properties fo:background-color="#ff0000"/>
    </style:style>
    <style:style style:name="Excel_5f_CondFormat_5f_1_5f_5_5f_1_20_72" style:display-name="Excel_CondFormat_1_5_1 72" style:family="table-cell" style:parent-style-name="Default">
      <style:table-cell-properties fo:background-color="#00ff00"/>
    </style:style>
    <style:style style:name="Excel_5f_CondFormat_5f_1_5f_5_5f_2_20_72" style:display-name="Excel_CondFormat_1_5_2 72" style:family="table-cell" style:parent-style-name="Default">
      <style:table-cell-properties fo:background-color="#ff0000"/>
    </style:style>
    <style:style style:name="Excel_5f_CondFormat_5f_1_5f_6_5f_1_20_72" style:display-name="Excel_CondFormat_1_6_1 72" style:family="table-cell" style:parent-style-name="Default">
      <style:table-cell-properties fo:background-color="#ff0000"/>
    </style:style>
    <style:style style:name="Excel_5f_CondFormat_5f_1_5f_6_5f_2_20_40" style:display-name="Excel_CondFormat_1_6_2 40" style:family="table-cell" style:parent-style-name="Default">
      <style:table-cell-properties fo:background-color="#00ff00"/>
    </style:style>
    <style:style style:name="Excel_5f_CondFormat_5f_1_5f_6_5f_3_20_40" style:display-name="Excel_CondFormat_1_6_3 40" style:family="table-cell" style:parent-style-name="Default"/>
    <style:style style:name="Excel_5f_CondFormat_5f_1_5f_7_5f_1_20_72" style:display-name="Excel_CondFormat_1_7_1 72" style:family="table-cell" style:parent-style-name="Default">
      <style:table-cell-properties fo:background-color="#00ff00"/>
    </style:style>
    <style:style style:name="Excel_5f_CondFormat_5f_1_5f_8_5f_1_20_72" style:display-name="Excel_CondFormat_1_8_1 72" style:family="table-cell" style:parent-style-name="Default">
      <style:table-cell-properties fo:background-color="#ff0000"/>
    </style:style>
    <style:style style:name="Excel_5f_CondFormat_5f_1_5f_9_5f_1_20_72" style:display-name="Excel_CondFormat_1_9_1 72" style:family="table-cell" style:parent-style-name="Default">
      <style:table-cell-properties fo:background-color="#00ff00"/>
    </style:style>
    <style:style style:name="Excel_5f_CondFormat_5f_1_5f_10_5f_1_20_49" style:display-name="Excel_CondFormat_1_10_1 49" style:family="table-cell" style:parent-style-name="Default">
      <style:table-cell-properties fo:background-color="#00ff00"/>
    </style:style>
    <style:style style:name="Excel_5f_CondFormat_5f_1_5f_10_5f_2_20_9" style:display-name="Excel_CondFormat_1_10_2 9" style:family="table-cell" style:parent-style-name="Default">
      <style:table-cell-properties fo:background-color="#ff0000"/>
    </style:style>
    <style:style style:name="Excel_5f_CondFormat_5f_1_5f_11_5f_1_20_49" style:display-name="Excel_CondFormat_1_11_1 49" style:family="table-cell" style:parent-style-name="Default">
      <style:table-cell-properties fo:background-color="#00ff00"/>
    </style:style>
    <style:style style:name="Excel_5f_CondFormat_5f_1_5f_1_5f_1_20_73" style:display-name="Excel_CondFormat_1_1_1 73" style:family="table-cell" style:parent-style-name="Default">
      <style:table-cell-properties fo:background-color="#00ff00"/>
    </style:style>
    <style:style style:name="Excel_5f_CondFormat_5f_1_5f_1_5f_2_20_25" style:display-name="Excel_CondFormat_1_1_2 25" style:family="table-cell" style:parent-style-name="Default">
      <style:table-cell-properties fo:background-color="#ff0000"/>
    </style:style>
    <style:style style:name="Excel_5f_CondFormat_5f_1_5f_2_5f_1_20_73" style:display-name="Excel_CondFormat_1_2_1 73" style:family="table-cell" style:parent-style-name="Default">
      <style:table-cell-properties fo:background-color="#00ff00"/>
    </style:style>
    <style:style style:name="Excel_5f_CondFormat_5f_1_5f_2_5f_2_20_73" style:display-name="Excel_CondFormat_1_2_2 73" style:family="table-cell" style:parent-style-name="Default">
      <style:table-cell-properties fo:background-color="#ff0000"/>
    </style:style>
    <style:style style:name="Excel_5f_CondFormat_5f_1_5f_3_5f_1_20_73" style:display-name="Excel_CondFormat_1_3_1 73" style:family="table-cell" style:parent-style-name="Default">
      <style:table-cell-properties fo:background-color="#00ff00"/>
    </style:style>
    <style:style style:name="Excel_5f_CondFormat_5f_1_5f_4_5f_1_20_73" style:display-name="Excel_CondFormat_1_4_1 73" style:family="table-cell" style:parent-style-name="Default">
      <style:table-cell-properties fo:background-color="#00ff00"/>
    </style:style>
    <style:style style:name="Excel_5f_CondFormat_5f_1_5f_4_5f_2_20_73" style:display-name="Excel_CondFormat_1_4_2 73" style:family="table-cell" style:parent-style-name="Default">
      <style:table-cell-properties fo:background-color="#ff0000"/>
    </style:style>
    <style:style style:name="Excel_5f_CondFormat_5f_1_5f_5_5f_1_20_73" style:display-name="Excel_CondFormat_1_5_1 73" style:family="table-cell" style:parent-style-name="Default">
      <style:table-cell-properties fo:background-color="#00ff00"/>
    </style:style>
    <style:style style:name="Excel_5f_CondFormat_5f_1_5f_5_5f_2_20_73" style:display-name="Excel_CondFormat_1_5_2 73" style:family="table-cell" style:parent-style-name="Default">
      <style:table-cell-properties fo:background-color="#ff0000"/>
    </style:style>
    <style:style style:name="Excel_5f_CondFormat_5f_1_5f_6_5f_1_20_73" style:display-name="Excel_CondFormat_1_6_1 73" style:family="table-cell" style:parent-style-name="Default">
      <style:table-cell-properties fo:background-color="#00ff00"/>
    </style:style>
    <style:style style:name="Excel_5f_CondFormat_5f_1_5f_7_5f_1_20_73" style:display-name="Excel_CondFormat_1_7_1 73" style:family="table-cell" style:parent-style-name="Default">
      <style:table-cell-properties fo:background-color="#ff0000"/>
    </style:style>
    <style:style style:name="Excel_5f_CondFormat_5f_1_5f_7_5f_2_20_18" style:display-name="Excel_CondFormat_1_7_2 18" style:family="table-cell" style:parent-style-name="Default">
      <style:table-cell-properties fo:background-color="#00ff00"/>
    </style:style>
    <style:style style:name="Excel_5f_CondFormat_5f_1_5f_7_5f_3_20_18" style:display-name="Excel_CondFormat_1_7_3 18" style:family="table-cell" style:parent-style-name="Default"/>
    <style:style style:name="Excel_5f_CondFormat_5f_1_5f_8_5f_1_20_73" style:display-name="Excel_CondFormat_1_8_1 73" style:family="table-cell" style:parent-style-name="Default">
      <style:table-cell-properties fo:background-color="#00ff00"/>
    </style:style>
    <style:style style:name="Excel_5f_CondFormat_5f_1_5f_9_5f_1_20_73" style:display-name="Excel_CondFormat_1_9_1 73" style:family="table-cell" style:parent-style-name="Default">
      <style:table-cell-properties fo:background-color="#00ff00"/>
    </style:style>
    <style:style style:name="Excel_5f_CondFormat_5f_1_5f_9_5f_2_20_41" style:display-name="Excel_CondFormat_1_9_2 41" style:family="table-cell" style:parent-style-name="Default">
      <style:table-cell-properties fo:background-color="#ff0000"/>
    </style:style>
    <style:style style:name="Excel_5f_CondFormat_5f_1_5f_10_5f_1_20_50" style:display-name="Excel_CondFormat_1_10_1 50" style:family="table-cell" style:parent-style-name="Default">
      <style:table-cell-properties fo:background-color="#ff0000"/>
    </style:style>
    <style:style style:name="Excel_5f_CondFormat_5f_1_5f_11_5f_1_20_50" style:display-name="Excel_CondFormat_1_11_1 50" style:family="table-cell" style:parent-style-name="Default">
      <style:table-cell-properties fo:background-color="#00ff00"/>
    </style:style>
    <style:style style:name="Excel_5f_CondFormat_5f_1_5f_1_5f_1_20_74" style:display-name="Excel_CondFormat_1_1_1 74" style:family="table-cell" style:parent-style-name="Default">
      <style:table-cell-properties fo:background-color="#00ff00"/>
    </style:style>
    <style:style style:name="Excel_5f_CondFormat_5f_1_5f_1_5f_2_20_26" style:display-name="Excel_CondFormat_1_1_2 26" style:family="table-cell" style:parent-style-name="Default">
      <style:table-cell-properties fo:background-color="#ff0000"/>
    </style:style>
    <style:style style:name="Excel_5f_CondFormat_5f_1_5f_2_5f_1_20_74" style:display-name="Excel_CondFormat_1_2_1 74" style:family="table-cell" style:parent-style-name="Default">
      <style:table-cell-properties fo:background-color="#00ff00"/>
    </style:style>
    <style:style style:name="Excel_5f_CondFormat_5f_1_5f_2_5f_2_20_74" style:display-name="Excel_CondFormat_1_2_2 74" style:family="table-cell" style:parent-style-name="Default">
      <style:table-cell-properties fo:background-color="#ff0000"/>
    </style:style>
    <style:style style:name="Excel_5f_CondFormat_5f_1_5f_3_5f_1_20_74" style:display-name="Excel_CondFormat_1_3_1 74" style:family="table-cell" style:parent-style-name="Default">
      <style:table-cell-properties fo:background-color="#00ff00"/>
    </style:style>
    <style:style style:name="Excel_5f_CondFormat_5f_1_5f_4_5f_1_20_74" style:display-name="Excel_CondFormat_1_4_1 74" style:family="table-cell" style:parent-style-name="Default">
      <style:table-cell-properties fo:background-color="#00ff00"/>
    </style:style>
    <style:style style:name="Excel_5f_CondFormat_5f_1_5f_4_5f_2_20_74" style:display-name="Excel_CondFormat_1_4_2 74" style:family="table-cell" style:parent-style-name="Default">
      <style:table-cell-properties fo:background-color="#ff0000"/>
    </style:style>
    <style:style style:name="Excel_5f_CondFormat_5f_1_5f_5_5f_1_20_74" style:display-name="Excel_CondFormat_1_5_1 74" style:family="table-cell" style:parent-style-name="Default">
      <style:table-cell-properties fo:background-color="#00ff00"/>
    </style:style>
    <style:style style:name="Excel_5f_CondFormat_5f_1_5f_5_5f_2_20_74" style:display-name="Excel_CondFormat_1_5_2 74" style:family="table-cell" style:parent-style-name="Default">
      <style:table-cell-properties fo:background-color="#ff0000"/>
    </style:style>
    <style:style style:name="Excel_5f_CondFormat_5f_1_5f_6_5f_1_20_74" style:display-name="Excel_CondFormat_1_6_1 74" style:family="table-cell" style:parent-style-name="Default">
      <style:table-cell-properties fo:background-color="#00ff00"/>
    </style:style>
    <style:style style:name="Excel_5f_CondFormat_5f_1_5f_7_5f_1_20_74" style:display-name="Excel_CondFormat_1_7_1 74" style:family="table-cell" style:parent-style-name="Default">
      <style:table-cell-properties fo:background-color="#ff0000"/>
    </style:style>
    <style:style style:name="Excel_5f_CondFormat_5f_1_5f_7_5f_2_20_19" style:display-name="Excel_CondFormat_1_7_2 19" style:family="table-cell" style:parent-style-name="Default">
      <style:table-cell-properties fo:background-color="#00ff00"/>
    </style:style>
    <style:style style:name="Excel_5f_CondFormat_5f_1_5f_7_5f_3_20_19" style:display-name="Excel_CondFormat_1_7_3 19" style:family="table-cell" style:parent-style-name="Default"/>
    <style:style style:name="Excel_5f_CondFormat_5f_1_5f_8_5f_1_20_74" style:display-name="Excel_CondFormat_1_8_1 74" style:family="table-cell" style:parent-style-name="Default">
      <style:table-cell-properties fo:background-color="#00ff00"/>
    </style:style>
    <style:style style:name="Excel_5f_CondFormat_5f_1_5f_9_5f_1_20_74" style:display-name="Excel_CondFormat_1_9_1 74" style:family="table-cell" style:parent-style-name="Default">
      <style:table-cell-properties fo:background-color="#00ff00"/>
    </style:style>
    <style:style style:name="Excel_5f_CondFormat_5f_1_5f_9_5f_2_20_42" style:display-name="Excel_CondFormat_1_9_2 42" style:family="table-cell" style:parent-style-name="Default">
      <style:table-cell-properties fo:background-color="#ff0000"/>
    </style:style>
    <style:style style:name="Excel_5f_CondFormat_5f_1_5f_10_5f_1_20_51" style:display-name="Excel_CondFormat_1_10_1 51" style:family="table-cell" style:parent-style-name="Default">
      <style:table-cell-properties fo:background-color="#ff0000"/>
    </style:style>
    <style:style style:name="Excel_5f_CondFormat_5f_1_5f_11_5f_1_20_51" style:display-name="Excel_CondFormat_1_11_1 51" style:family="table-cell" style:parent-style-name="Default">
      <style:table-cell-properties fo:background-color="#00ff00"/>
    </style:style>
    <style:style style:name="Excel_5f_CondFormat_5f_1_5f_1_5f_1_20_75" style:display-name="Excel_CondFormat_1_1_1 75" style:family="table-cell" style:parent-style-name="Default">
      <style:table-cell-properties fo:background-color="#00ff00"/>
    </style:style>
    <style:style style:name="Excel_5f_CondFormat_5f_1_5f_1_5f_2_20_27" style:display-name="Excel_CondFormat_1_1_2 27" style:family="table-cell" style:parent-style-name="Default">
      <style:table-cell-properties fo:background-color="#ff0000"/>
    </style:style>
    <style:style style:name="Excel_5f_CondFormat_5f_1_5f_2_5f_1_20_75" style:display-name="Excel_CondFormat_1_2_1 75" style:family="table-cell" style:parent-style-name="Default">
      <style:table-cell-properties fo:background-color="#00ff00"/>
    </style:style>
    <style:style style:name="Excel_5f_CondFormat_5f_1_5f_2_5f_2_20_75" style:display-name="Excel_CondFormat_1_2_2 75" style:family="table-cell" style:parent-style-name="Default">
      <style:table-cell-properties fo:background-color="#ff0000"/>
    </style:style>
    <style:style style:name="Excel_5f_CondFormat_5f_1_5f_3_5f_1_20_75" style:display-name="Excel_CondFormat_1_3_1 75" style:family="table-cell" style:parent-style-name="Default">
      <style:table-cell-properties fo:background-color="#00ff00"/>
    </style:style>
    <style:style style:name="Excel_5f_CondFormat_5f_1_5f_4_5f_1_20_75" style:display-name="Excel_CondFormat_1_4_1 75" style:family="table-cell" style:parent-style-name="Default">
      <style:table-cell-properties fo:background-color="#00ff00"/>
    </style:style>
    <style:style style:name="Excel_5f_CondFormat_5f_1_5f_4_5f_2_20_75" style:display-name="Excel_CondFormat_1_4_2 75" style:family="table-cell" style:parent-style-name="Default">
      <style:table-cell-properties fo:background-color="#ff0000"/>
    </style:style>
    <style:style style:name="Excel_5f_CondFormat_5f_1_5f_5_5f_1_20_75" style:display-name="Excel_CondFormat_1_5_1 75" style:family="table-cell" style:parent-style-name="Default">
      <style:table-cell-properties fo:background-color="#00ff00"/>
    </style:style>
    <style:style style:name="Excel_5f_CondFormat_5f_1_5f_5_5f_2_20_75" style:display-name="Excel_CondFormat_1_5_2 75" style:family="table-cell" style:parent-style-name="Default">
      <style:table-cell-properties fo:background-color="#ff0000"/>
    </style:style>
    <style:style style:name="Excel_5f_CondFormat_5f_1_5f_6_5f_1_20_75" style:display-name="Excel_CondFormat_1_6_1 75" style:family="table-cell" style:parent-style-name="Default">
      <style:table-cell-properties fo:background-color="#00ff00"/>
    </style:style>
    <style:style style:name="Excel_5f_CondFormat_5f_1_5f_7_5f_1_20_75" style:display-name="Excel_CondFormat_1_7_1 75" style:family="table-cell" style:parent-style-name="Default">
      <style:table-cell-properties fo:background-color="#ff0000"/>
    </style:style>
    <style:style style:name="Excel_5f_CondFormat_5f_1_5f_7_5f_2_20_20" style:display-name="Excel_CondFormat_1_7_2 20" style:family="table-cell" style:parent-style-name="Default">
      <style:table-cell-properties fo:background-color="#00ff00"/>
    </style:style>
    <style:style style:name="Excel_5f_CondFormat_5f_1_5f_7_5f_3_20_20" style:display-name="Excel_CondFormat_1_7_3 20" style:family="table-cell" style:parent-style-name="Default"/>
    <style:style style:name="Excel_5f_CondFormat_5f_1_5f_8_5f_1_20_75" style:display-name="Excel_CondFormat_1_8_1 75" style:family="table-cell" style:parent-style-name="Default">
      <style:table-cell-properties fo:background-color="#00ff00"/>
    </style:style>
    <style:style style:name="Excel_5f_CondFormat_5f_1_5f_9_5f_1_20_75" style:display-name="Excel_CondFormat_1_9_1 75" style:family="table-cell" style:parent-style-name="Default">
      <style:table-cell-properties fo:background-color="#00ff00"/>
    </style:style>
    <style:style style:name="Excel_5f_CondFormat_5f_1_5f_9_5f_2_20_43" style:display-name="Excel_CondFormat_1_9_2 43" style:family="table-cell" style:parent-style-name="Default">
      <style:table-cell-properties fo:background-color="#ff0000"/>
    </style:style>
    <style:style style:name="Excel_5f_CondFormat_5f_1_5f_10_5f_1_20_52" style:display-name="Excel_CondFormat_1_10_1 52" style:family="table-cell" style:parent-style-name="Default">
      <style:table-cell-properties fo:background-color="#ff0000"/>
    </style:style>
    <style:style style:name="Excel_5f_CondFormat_5f_1_5f_11_5f_1_20_52" style:display-name="Excel_CondFormat_1_11_1 52" style:family="table-cell" style:parent-style-name="Default">
      <style:table-cell-properties fo:background-color="#00ff00"/>
    </style:style>
    <style:style style:name="Excel_5f_CondFormat_5f_1_5f_1_5f_1_20_76" style:display-name="Excel_CondFormat_1_1_1 76" style:family="table-cell" style:parent-style-name="Default">
      <style:table-cell-properties fo:background-color="#00ff00"/>
    </style:style>
    <style:style style:name="Excel_5f_CondFormat_5f_1_5f_1_5f_2_20_28" style:display-name="Excel_CondFormat_1_1_2 28" style:family="table-cell" style:parent-style-name="Default">
      <style:table-cell-properties fo:background-color="#ff0000"/>
    </style:style>
    <style:style style:name="Excel_5f_CondFormat_5f_1_5f_2_5f_1_20_76" style:display-name="Excel_CondFormat_1_2_1 76" style:family="table-cell" style:parent-style-name="Default">
      <style:table-cell-properties fo:background-color="#00ff00"/>
    </style:style>
    <style:style style:name="Excel_5f_CondFormat_5f_1_5f_2_5f_2_20_76" style:display-name="Excel_CondFormat_1_2_2 76" style:family="table-cell" style:parent-style-name="Default">
      <style:table-cell-properties fo:background-color="#ff0000"/>
    </style:style>
    <style:style style:name="Excel_5f_CondFormat_5f_1_5f_3_5f_1_20_76" style:display-name="Excel_CondFormat_1_3_1 76" style:family="table-cell" style:parent-style-name="Default">
      <style:table-cell-properties fo:background-color="#00ff00"/>
    </style:style>
    <style:style style:name="Excel_5f_CondFormat_5f_1_5f_4_5f_1_20_76" style:display-name="Excel_CondFormat_1_4_1 76" style:family="table-cell" style:parent-style-name="Default">
      <style:table-cell-properties fo:background-color="#00ff00"/>
    </style:style>
    <style:style style:name="Excel_5f_CondFormat_5f_1_5f_4_5f_2_20_76" style:display-name="Excel_CondFormat_1_4_2 76" style:family="table-cell" style:parent-style-name="Default">
      <style:table-cell-properties fo:background-color="#ff0000"/>
    </style:style>
    <style:style style:name="Excel_5f_CondFormat_5f_1_5f_5_5f_1_20_76" style:display-name="Excel_CondFormat_1_5_1 76" style:family="table-cell" style:parent-style-name="Default">
      <style:table-cell-properties fo:background-color="#00ff00"/>
    </style:style>
    <style:style style:name="Excel_5f_CondFormat_5f_1_5f_5_5f_2_20_76" style:display-name="Excel_CondFormat_1_5_2 76" style:family="table-cell" style:parent-style-name="Default">
      <style:table-cell-properties fo:background-color="#ff0000"/>
    </style:style>
    <style:style style:name="Excel_5f_CondFormat_5f_1_5f_6_5f_1_20_76" style:display-name="Excel_CondFormat_1_6_1 76" style:family="table-cell" style:parent-style-name="Default">
      <style:table-cell-properties fo:background-color="#00ff00"/>
    </style:style>
    <style:style style:name="Excel_5f_CondFormat_5f_1_5f_7_5f_1_20_76" style:display-name="Excel_CondFormat_1_7_1 76" style:family="table-cell" style:parent-style-name="Default">
      <style:table-cell-properties fo:background-color="#ff0000"/>
    </style:style>
    <style:style style:name="Excel_5f_CondFormat_5f_1_5f_7_5f_2_20_21" style:display-name="Excel_CondFormat_1_7_2 21" style:family="table-cell" style:parent-style-name="Default">
      <style:table-cell-properties fo:background-color="#00ff00"/>
    </style:style>
    <style:style style:name="Excel_5f_CondFormat_5f_1_5f_7_5f_3_20_21" style:display-name="Excel_CondFormat_1_7_3 21" style:family="table-cell" style:parent-style-name="Default"/>
    <style:style style:name="Excel_5f_CondFormat_5f_1_5f_8_5f_1_20_76" style:display-name="Excel_CondFormat_1_8_1 76" style:family="table-cell" style:parent-style-name="Default">
      <style:table-cell-properties fo:background-color="#00ff00"/>
    </style:style>
    <style:style style:name="Excel_5f_CondFormat_5f_1_5f_9_5f_1_20_76" style:display-name="Excel_CondFormat_1_9_1 76" style:family="table-cell" style:parent-style-name="Default">
      <style:table-cell-properties fo:background-color="#00ff00"/>
    </style:style>
    <style:style style:name="Excel_5f_CondFormat_5f_1_5f_9_5f_2_20_44" style:display-name="Excel_CondFormat_1_9_2 44" style:family="table-cell" style:parent-style-name="Default">
      <style:table-cell-properties fo:background-color="#ff0000"/>
    </style:style>
    <style:style style:name="Excel_5f_CondFormat_5f_1_5f_10_5f_1_20_53" style:display-name="Excel_CondFormat_1_10_1 53" style:family="table-cell" style:parent-style-name="Default">
      <style:table-cell-properties fo:background-color="#ff0000"/>
    </style:style>
    <style:style style:name="Excel_5f_CondFormat_5f_1_5f_11_5f_1_20_53" style:display-name="Excel_CondFormat_1_11_1 53" style:family="table-cell" style:parent-style-name="Default">
      <style:table-cell-properties fo:background-color="#00ff00"/>
    </style:style>
    <style:style style:name="Excel_5f_CondFormat_5f_1_5f_1_5f_1_20_77" style:display-name="Excel_CondFormat_1_1_1 77" style:family="table-cell" style:parent-style-name="Default">
      <style:table-cell-properties fo:background-color="#00ff00"/>
    </style:style>
    <style:style style:name="Excel_5f_CondFormat_5f_1_5f_1_5f_2_20_29" style:display-name="Excel_CondFormat_1_1_2 29" style:family="table-cell" style:parent-style-name="Default">
      <style:table-cell-properties fo:background-color="#ff0000"/>
    </style:style>
    <style:style style:name="Excel_5f_CondFormat_5f_1_5f_2_5f_1_20_77" style:display-name="Excel_CondFormat_1_2_1 77" style:family="table-cell" style:parent-style-name="Default">
      <style:table-cell-properties fo:background-color="#00ff00"/>
    </style:style>
    <style:style style:name="Excel_5f_CondFormat_5f_1_5f_2_5f_2_20_77" style:display-name="Excel_CondFormat_1_2_2 77" style:family="table-cell" style:parent-style-name="Default">
      <style:table-cell-properties fo:background-color="#ff0000"/>
    </style:style>
    <style:style style:name="Excel_5f_CondFormat_5f_1_5f_3_5f_1_20_77" style:display-name="Excel_CondFormat_1_3_1 77" style:family="table-cell" style:parent-style-name="Default">
      <style:table-cell-properties fo:background-color="#00ff00"/>
    </style:style>
    <style:style style:name="Excel_5f_CondFormat_5f_1_5f_4_5f_1_20_77" style:display-name="Excel_CondFormat_1_4_1 77" style:family="table-cell" style:parent-style-name="Default">
      <style:table-cell-properties fo:background-color="#00ff00"/>
    </style:style>
    <style:style style:name="Excel_5f_CondFormat_5f_1_5f_4_5f_2_20_77" style:display-name="Excel_CondFormat_1_4_2 77" style:family="table-cell" style:parent-style-name="Default">
      <style:table-cell-properties fo:background-color="#ff0000"/>
    </style:style>
    <style:style style:name="Excel_5f_CondFormat_5f_1_5f_5_5f_1_20_77" style:display-name="Excel_CondFormat_1_5_1 77" style:family="table-cell" style:parent-style-name="Default">
      <style:table-cell-properties fo:background-color="#00ff00"/>
    </style:style>
    <style:style style:name="Excel_5f_CondFormat_5f_1_5f_5_5f_2_20_77" style:display-name="Excel_CondFormat_1_5_2 77" style:family="table-cell" style:parent-style-name="Default">
      <style:table-cell-properties fo:background-color="#ff0000"/>
    </style:style>
    <style:style style:name="Excel_5f_CondFormat_5f_1_5f_6_5f_1_20_77" style:display-name="Excel_CondFormat_1_6_1 77" style:family="table-cell" style:parent-style-name="Default">
      <style:table-cell-properties fo:background-color="#00ff00"/>
    </style:style>
    <style:style style:name="Excel_5f_CondFormat_5f_1_5f_7_5f_1_20_77" style:display-name="Excel_CondFormat_1_7_1 77" style:family="table-cell" style:parent-style-name="Default">
      <style:table-cell-properties fo:background-color="#ff0000"/>
    </style:style>
    <style:style style:name="Excel_5f_CondFormat_5f_1_5f_7_5f_2_20_22" style:display-name="Excel_CondFormat_1_7_2 22" style:family="table-cell" style:parent-style-name="Default">
      <style:table-cell-properties fo:background-color="#00ff00"/>
    </style:style>
    <style:style style:name="Excel_5f_CondFormat_5f_1_5f_7_5f_3_20_22" style:display-name="Excel_CondFormat_1_7_3 22" style:family="table-cell" style:parent-style-name="Default"/>
    <style:style style:name="Excel_5f_CondFormat_5f_1_5f_8_5f_1_20_77" style:display-name="Excel_CondFormat_1_8_1 77" style:family="table-cell" style:parent-style-name="Default">
      <style:table-cell-properties fo:background-color="#00ff00"/>
    </style:style>
    <style:style style:name="Excel_5f_CondFormat_5f_1_5f_9_5f_1_20_77" style:display-name="Excel_CondFormat_1_9_1 77" style:family="table-cell" style:parent-style-name="Default">
      <style:table-cell-properties fo:background-color="#00ff00"/>
    </style:style>
    <style:style style:name="Excel_5f_CondFormat_5f_1_5f_9_5f_2_20_45" style:display-name="Excel_CondFormat_1_9_2 45" style:family="table-cell" style:parent-style-name="Default">
      <style:table-cell-properties fo:background-color="#ff0000"/>
    </style:style>
    <style:style style:name="Excel_5f_CondFormat_5f_1_5f_10_5f_1_20_54" style:display-name="Excel_CondFormat_1_10_1 54" style:family="table-cell" style:parent-style-name="Default">
      <style:table-cell-properties fo:background-color="#ff0000"/>
    </style:style>
    <style:style style:name="Excel_5f_CondFormat_5f_1_5f_11_5f_1_20_54" style:display-name="Excel_CondFormat_1_11_1 54" style:family="table-cell" style:parent-style-name="Default">
      <style:table-cell-properties fo:background-color="#00ff00"/>
    </style:style>
    <style:style style:name="Excel_5f_CondFormat_5f_1_5f_1_5f_1_20_78" style:display-name="Excel_CondFormat_1_1_1 78" style:family="table-cell" style:parent-style-name="Default">
      <style:table-cell-properties fo:background-color="#00ff00"/>
    </style:style>
    <style:style style:name="Excel_5f_CondFormat_5f_1_5f_1_5f_2_20_30" style:display-name="Excel_CondFormat_1_1_2 30" style:family="table-cell" style:parent-style-name="Default">
      <style:table-cell-properties fo:background-color="#ff0000"/>
    </style:style>
    <style:style style:name="Excel_5f_CondFormat_5f_1_5f_2_5f_1_20_78" style:display-name="Excel_CondFormat_1_2_1 78" style:family="table-cell" style:parent-style-name="Default">
      <style:table-cell-properties fo:background-color="#00ff00"/>
    </style:style>
    <style:style style:name="Excel_5f_CondFormat_5f_1_5f_2_5f_2_20_78" style:display-name="Excel_CondFormat_1_2_2 78" style:family="table-cell" style:parent-style-name="Default">
      <style:table-cell-properties fo:background-color="#ff0000"/>
    </style:style>
    <style:style style:name="Excel_5f_CondFormat_5f_1_5f_3_5f_1_20_78" style:display-name="Excel_CondFormat_1_3_1 78" style:family="table-cell" style:parent-style-name="Default">
      <style:table-cell-properties fo:background-color="#00ff00"/>
    </style:style>
    <style:style style:name="Excel_5f_CondFormat_5f_1_5f_4_5f_1_20_78" style:display-name="Excel_CondFormat_1_4_1 78" style:family="table-cell" style:parent-style-name="Default">
      <style:table-cell-properties fo:background-color="#00ff00"/>
    </style:style>
    <style:style style:name="Excel_5f_CondFormat_5f_1_5f_4_5f_2_20_78" style:display-name="Excel_CondFormat_1_4_2 78" style:family="table-cell" style:parent-style-name="Default">
      <style:table-cell-properties fo:background-color="#ff0000"/>
    </style:style>
    <style:style style:name="Excel_5f_CondFormat_5f_1_5f_5_5f_1_20_78" style:display-name="Excel_CondFormat_1_5_1 78" style:family="table-cell" style:parent-style-name="Default">
      <style:table-cell-properties fo:background-color="#00ff00"/>
    </style:style>
    <style:style style:name="Excel_5f_CondFormat_5f_1_5f_5_5f_2_20_78" style:display-name="Excel_CondFormat_1_5_2 78" style:family="table-cell" style:parent-style-name="Default">
      <style:table-cell-properties fo:background-color="#ff0000"/>
    </style:style>
    <style:style style:name="Excel_5f_CondFormat_5f_1_5f_6_5f_1_20_78" style:display-name="Excel_CondFormat_1_6_1 78" style:family="table-cell" style:parent-style-name="Default">
      <style:table-cell-properties fo:background-color="#00ff00"/>
    </style:style>
    <style:style style:name="Excel_5f_CondFormat_5f_1_5f_7_5f_1_20_78" style:display-name="Excel_CondFormat_1_7_1 78" style:family="table-cell" style:parent-style-name="Default">
      <style:table-cell-properties fo:background-color="#ff0000"/>
    </style:style>
    <style:style style:name="Excel_5f_CondFormat_5f_1_5f_7_5f_2_20_23" style:display-name="Excel_CondFormat_1_7_2 23" style:family="table-cell" style:parent-style-name="Default">
      <style:table-cell-properties fo:background-color="#00ff00"/>
    </style:style>
    <style:style style:name="Excel_5f_CondFormat_5f_1_5f_7_5f_3_20_23" style:display-name="Excel_CondFormat_1_7_3 23" style:family="table-cell" style:parent-style-name="Default"/>
    <style:style style:name="Excel_5f_CondFormat_5f_1_5f_8_5f_1_20_78" style:display-name="Excel_CondFormat_1_8_1 78" style:family="table-cell" style:parent-style-name="Default">
      <style:table-cell-properties fo:background-color="#00ff00"/>
    </style:style>
    <style:style style:name="Excel_5f_CondFormat_5f_1_5f_9_5f_1_20_78" style:display-name="Excel_CondFormat_1_9_1 78" style:family="table-cell" style:parent-style-name="Default">
      <style:table-cell-properties fo:background-color="#00ff00"/>
    </style:style>
    <style:style style:name="Excel_5f_CondFormat_5f_1_5f_9_5f_2_20_46" style:display-name="Excel_CondFormat_1_9_2 46" style:family="table-cell" style:parent-style-name="Default">
      <style:table-cell-properties fo:background-color="#ff0000"/>
    </style:style>
    <style:style style:name="Excel_5f_CondFormat_5f_1_5f_10_5f_1_20_55" style:display-name="Excel_CondFormat_1_10_1 55" style:family="table-cell" style:parent-style-name="Default">
      <style:table-cell-properties fo:background-color="#ff0000"/>
    </style:style>
    <style:style style:name="Excel_5f_CondFormat_5f_1_5f_11_5f_1_20_55" style:display-name="Excel_CondFormat_1_11_1 55" style:family="table-cell" style:parent-style-name="Default">
      <style:table-cell-properties fo:background-color="#00ff00"/>
    </style:style>
    <style:style style:name="Excel_5f_CondFormat_5f_1_5f_1_5f_1_20_79" style:display-name="Excel_CondFormat_1_1_1 79" style:family="table-cell" style:parent-style-name="Default">
      <style:table-cell-properties fo:background-color="#00ff00"/>
    </style:style>
    <style:style style:name="Excel_5f_CondFormat_5f_1_5f_1_5f_2_20_31" style:display-name="Excel_CondFormat_1_1_2 31" style:family="table-cell" style:parent-style-name="Default">
      <style:table-cell-properties fo:background-color="#ff0000"/>
    </style:style>
    <style:style style:name="Excel_5f_CondFormat_5f_1_5f_2_5f_1_20_79" style:display-name="Excel_CondFormat_1_2_1 79" style:family="table-cell" style:parent-style-name="Default">
      <style:table-cell-properties fo:background-color="#00ff00"/>
    </style:style>
    <style:style style:name="Excel_5f_CondFormat_5f_1_5f_2_5f_2_20_79" style:display-name="Excel_CondFormat_1_2_2 79" style:family="table-cell" style:parent-style-name="Default">
      <style:table-cell-properties fo:background-color="#ff0000"/>
    </style:style>
    <style:style style:name="Excel_5f_CondFormat_5f_1_5f_3_5f_1_20_79" style:display-name="Excel_CondFormat_1_3_1 79" style:family="table-cell" style:parent-style-name="Default">
      <style:table-cell-properties fo:background-color="#00ff00"/>
    </style:style>
    <style:style style:name="Excel_5f_CondFormat_5f_1_5f_4_5f_1_20_79" style:display-name="Excel_CondFormat_1_4_1 79" style:family="table-cell" style:parent-style-name="Default">
      <style:table-cell-properties fo:background-color="#00ff00"/>
    </style:style>
    <style:style style:name="Excel_5f_CondFormat_5f_1_5f_4_5f_2_20_79" style:display-name="Excel_CondFormat_1_4_2 79" style:family="table-cell" style:parent-style-name="Default">
      <style:table-cell-properties fo:background-color="#ff0000"/>
    </style:style>
    <style:style style:name="Excel_5f_CondFormat_5f_1_5f_5_5f_1_20_79" style:display-name="Excel_CondFormat_1_5_1 79" style:family="table-cell" style:parent-style-name="Default">
      <style:table-cell-properties fo:background-color="#00ff00"/>
    </style:style>
    <style:style style:name="Excel_5f_CondFormat_5f_1_5f_5_5f_2_20_79" style:display-name="Excel_CondFormat_1_5_2 79" style:family="table-cell" style:parent-style-name="Default">
      <style:table-cell-properties fo:background-color="#ff0000"/>
    </style:style>
    <style:style style:name="Excel_5f_CondFormat_5f_1_5f_6_5f_1_20_79" style:display-name="Excel_CondFormat_1_6_1 79" style:family="table-cell" style:parent-style-name="Default">
      <style:table-cell-properties fo:background-color="#00ff00"/>
    </style:style>
    <style:style style:name="Excel_5f_CondFormat_5f_1_5f_7_5f_1_20_79" style:display-name="Excel_CondFormat_1_7_1 79" style:family="table-cell" style:parent-style-name="Default">
      <style:table-cell-properties fo:background-color="#ff0000"/>
    </style:style>
    <style:style style:name="Excel_5f_CondFormat_5f_1_5f_7_5f_2_20_24" style:display-name="Excel_CondFormat_1_7_2 24" style:family="table-cell" style:parent-style-name="Default">
      <style:table-cell-properties fo:background-color="#00ff00"/>
    </style:style>
    <style:style style:name="Excel_5f_CondFormat_5f_1_5f_7_5f_3_20_24" style:display-name="Excel_CondFormat_1_7_3 24" style:family="table-cell" style:parent-style-name="Default"/>
    <style:style style:name="Excel_5f_CondFormat_5f_1_5f_8_5f_1_20_79" style:display-name="Excel_CondFormat_1_8_1 79" style:family="table-cell" style:parent-style-name="Default">
      <style:table-cell-properties fo:background-color="#00ff00"/>
    </style:style>
    <style:style style:name="Excel_5f_CondFormat_5f_1_5f_9_5f_1_20_79" style:display-name="Excel_CondFormat_1_9_1 79" style:family="table-cell" style:parent-style-name="Default">
      <style:table-cell-properties fo:background-color="#00ff00"/>
    </style:style>
    <style:style style:name="Excel_5f_CondFormat_5f_1_5f_9_5f_2_20_47" style:display-name="Excel_CondFormat_1_9_2 47" style:family="table-cell" style:parent-style-name="Default">
      <style:table-cell-properties fo:background-color="#ff0000"/>
    </style:style>
    <style:style style:name="Excel_5f_CondFormat_5f_1_5f_10_5f_1_20_56" style:display-name="Excel_CondFormat_1_10_1 56" style:family="table-cell" style:parent-style-name="Default">
      <style:table-cell-properties fo:background-color="#ff0000"/>
    </style:style>
    <style:style style:name="Excel_5f_CondFormat_5f_1_5f_11_5f_1_20_56" style:display-name="Excel_CondFormat_1_11_1 56" style:family="table-cell" style:parent-style-name="Default">
      <style:table-cell-properties fo:background-color="#00ff00"/>
    </style:style>
    <style:style style:name="Excel_5f_CondFormat_5f_1_5f_1_5f_1_20_80" style:display-name="Excel_CondFormat_1_1_1 80" style:family="table-cell" style:parent-style-name="Default">
      <style:table-cell-properties fo:background-color="#00ff00"/>
    </style:style>
    <style:style style:name="Excel_5f_CondFormat_5f_1_5f_1_5f_2_20_32" style:display-name="Excel_CondFormat_1_1_2 32" style:family="table-cell" style:parent-style-name="Default">
      <style:table-cell-properties fo:background-color="#ff0000"/>
    </style:style>
    <style:style style:name="Excel_5f_CondFormat_5f_1_5f_2_5f_1_20_80" style:display-name="Excel_CondFormat_1_2_1 80" style:family="table-cell" style:parent-style-name="Default">
      <style:table-cell-properties fo:background-color="#00ff00"/>
    </style:style>
    <style:style style:name="Excel_5f_CondFormat_5f_1_5f_2_5f_2_20_80" style:display-name="Excel_CondFormat_1_2_2 80" style:family="table-cell" style:parent-style-name="Default">
      <style:table-cell-properties fo:background-color="#ff0000"/>
    </style:style>
    <style:style style:name="Excel_5f_CondFormat_5f_1_5f_3_5f_1_20_80" style:display-name="Excel_CondFormat_1_3_1 80" style:family="table-cell" style:parent-style-name="Default">
      <style:table-cell-properties fo:background-color="#00ff00"/>
    </style:style>
    <style:style style:name="Excel_5f_CondFormat_5f_1_5f_4_5f_1_20_80" style:display-name="Excel_CondFormat_1_4_1 80" style:family="table-cell" style:parent-style-name="Default">
      <style:table-cell-properties fo:background-color="#00ff00"/>
    </style:style>
    <style:style style:name="Excel_5f_CondFormat_5f_1_5f_4_5f_2_20_80" style:display-name="Excel_CondFormat_1_4_2 80" style:family="table-cell" style:parent-style-name="Default">
      <style:table-cell-properties fo:background-color="#ff0000"/>
    </style:style>
    <style:style style:name="Excel_5f_CondFormat_5f_1_5f_5_5f_1_20_80" style:display-name="Excel_CondFormat_1_5_1 80" style:family="table-cell" style:parent-style-name="Default">
      <style:table-cell-properties fo:background-color="#00ff00"/>
    </style:style>
    <style:style style:name="Excel_5f_CondFormat_5f_1_5f_5_5f_2_20_80" style:display-name="Excel_CondFormat_1_5_2 80" style:family="table-cell" style:parent-style-name="Default">
      <style:table-cell-properties fo:background-color="#ff0000"/>
    </style:style>
    <style:style style:name="Excel_5f_CondFormat_5f_1_5f_6_5f_1_20_80" style:display-name="Excel_CondFormat_1_6_1 80" style:family="table-cell" style:parent-style-name="Default">
      <style:table-cell-properties fo:background-color="#00ff00"/>
    </style:style>
    <style:style style:name="Excel_5f_CondFormat_5f_1_5f_7_5f_1_20_80" style:display-name="Excel_CondFormat_1_7_1 80" style:family="table-cell" style:parent-style-name="Default">
      <style:table-cell-properties fo:background-color="#ff0000"/>
    </style:style>
    <style:style style:name="Excel_5f_CondFormat_5f_1_5f_7_5f_2_20_25" style:display-name="Excel_CondFormat_1_7_2 25" style:family="table-cell" style:parent-style-name="Default">
      <style:table-cell-properties fo:background-color="#00ff00"/>
    </style:style>
    <style:style style:name="Excel_5f_CondFormat_5f_1_5f_7_5f_3_20_25" style:display-name="Excel_CondFormat_1_7_3 25" style:family="table-cell" style:parent-style-name="Default"/>
    <style:style style:name="Excel_5f_CondFormat_5f_1_5f_8_5f_1_20_80" style:display-name="Excel_CondFormat_1_8_1 80" style:family="table-cell" style:parent-style-name="Default">
      <style:table-cell-properties fo:background-color="#00ff00"/>
    </style:style>
    <style:style style:name="Excel_5f_CondFormat_5f_1_5f_9_5f_1_20_80" style:display-name="Excel_CondFormat_1_9_1 80" style:family="table-cell" style:parent-style-name="Default">
      <style:table-cell-properties fo:background-color="#00ff00"/>
    </style:style>
    <style:style style:name="Excel_5f_CondFormat_5f_1_5f_9_5f_2_20_48" style:display-name="Excel_CondFormat_1_9_2 48" style:family="table-cell" style:parent-style-name="Default">
      <style:table-cell-properties fo:background-color="#ff0000"/>
    </style:style>
    <style:style style:name="Excel_5f_CondFormat_5f_1_5f_10_5f_1_20_57" style:display-name="Excel_CondFormat_1_10_1 57" style:family="table-cell" style:parent-style-name="Default">
      <style:table-cell-properties fo:background-color="#ff0000"/>
    </style:style>
    <style:style style:name="Excel_5f_CondFormat_5f_1_5f_11_5f_1_20_57" style:display-name="Excel_CondFormat_1_11_1 57" style:family="table-cell" style:parent-style-name="Default">
      <style:table-cell-properties fo:background-color="#00ff00"/>
    </style:style>
    <style:style style:name="Excel_5f_CondFormat_5f_1_5f_1_5f_1_20_81" style:display-name="Excel_CondFormat_1_1_1 81" style:family="table-cell" style:parent-style-name="Default">
      <style:table-cell-properties fo:background-color="#00ff00"/>
    </style:style>
    <style:style style:name="Excel_5f_CondFormat_5f_1_5f_1_5f_2_20_33" style:display-name="Excel_CondFormat_1_1_2 33" style:family="table-cell" style:parent-style-name="Default">
      <style:table-cell-properties fo:background-color="#ff0000"/>
    </style:style>
    <style:style style:name="Excel_5f_CondFormat_5f_1_5f_2_5f_1_20_81" style:display-name="Excel_CondFormat_1_2_1 81" style:family="table-cell" style:parent-style-name="Default">
      <style:table-cell-properties fo:background-color="#00ff00"/>
    </style:style>
    <style:style style:name="Excel_5f_CondFormat_5f_1_5f_2_5f_2_20_81" style:display-name="Excel_CondFormat_1_2_2 81" style:family="table-cell" style:parent-style-name="Default">
      <style:table-cell-properties fo:background-color="#ff0000"/>
    </style:style>
    <style:style style:name="Excel_5f_CondFormat_5f_1_5f_3_5f_1_20_81" style:display-name="Excel_CondFormat_1_3_1 81" style:family="table-cell" style:parent-style-name="Default">
      <style:table-cell-properties fo:background-color="#00ff00"/>
    </style:style>
    <style:style style:name="Excel_5f_CondFormat_5f_1_5f_4_5f_1_20_81" style:display-name="Excel_CondFormat_1_4_1 81" style:family="table-cell" style:parent-style-name="Default">
      <style:table-cell-properties fo:background-color="#00ff00"/>
    </style:style>
    <style:style style:name="Excel_5f_CondFormat_5f_1_5f_4_5f_2_20_81" style:display-name="Excel_CondFormat_1_4_2 81" style:family="table-cell" style:parent-style-name="Default">
      <style:table-cell-properties fo:background-color="#ff0000"/>
    </style:style>
    <style:style style:name="Excel_5f_CondFormat_5f_1_5f_5_5f_1_20_81" style:display-name="Excel_CondFormat_1_5_1 81" style:family="table-cell" style:parent-style-name="Default">
      <style:table-cell-properties fo:background-color="#00ff00"/>
    </style:style>
    <style:style style:name="Excel_5f_CondFormat_5f_1_5f_5_5f_2_20_81" style:display-name="Excel_CondFormat_1_5_2 81" style:family="table-cell" style:parent-style-name="Default">
      <style:table-cell-properties fo:background-color="#ff0000"/>
    </style:style>
    <style:style style:name="Excel_5f_CondFormat_5f_1_5f_6_5f_1_20_81" style:display-name="Excel_CondFormat_1_6_1 81" style:family="table-cell" style:parent-style-name="Default">
      <style:table-cell-properties fo:background-color="#00ff00"/>
    </style:style>
    <style:style style:name="Excel_5f_CondFormat_5f_1_5f_7_5f_1_20_81" style:display-name="Excel_CondFormat_1_7_1 81" style:family="table-cell" style:parent-style-name="Default">
      <style:table-cell-properties fo:background-color="#ff0000"/>
    </style:style>
    <style:style style:name="Excel_5f_CondFormat_5f_1_5f_7_5f_2_20_26" style:display-name="Excel_CondFormat_1_7_2 26" style:family="table-cell" style:parent-style-name="Default">
      <style:table-cell-properties fo:background-color="#00ff00"/>
    </style:style>
    <style:style style:name="Excel_5f_CondFormat_5f_1_5f_7_5f_3_20_26" style:display-name="Excel_CondFormat_1_7_3 26" style:family="table-cell" style:parent-style-name="Default"/>
    <style:style style:name="Excel_5f_CondFormat_5f_1_5f_8_5f_1_20_81" style:display-name="Excel_CondFormat_1_8_1 81" style:family="table-cell" style:parent-style-name="Default">
      <style:table-cell-properties fo:background-color="#00ff00"/>
    </style:style>
    <style:style style:name="Excel_5f_CondFormat_5f_1_5f_9_5f_1_20_81" style:display-name="Excel_CondFormat_1_9_1 81" style:family="table-cell" style:parent-style-name="Default">
      <style:table-cell-properties fo:background-color="#00ff00"/>
    </style:style>
    <style:style style:name="Excel_5f_CondFormat_5f_1_5f_9_5f_2_20_49" style:display-name="Excel_CondFormat_1_9_2 49" style:family="table-cell" style:parent-style-name="Default">
      <style:table-cell-properties fo:background-color="#ff0000"/>
    </style:style>
    <style:style style:name="Excel_5f_CondFormat_5f_1_5f_10_5f_1_20_58" style:display-name="Excel_CondFormat_1_10_1 58" style:family="table-cell" style:parent-style-name="Default">
      <style:table-cell-properties fo:background-color="#ff0000"/>
    </style:style>
    <style:style style:name="Excel_5f_CondFormat_5f_1_5f_11_5f_1_20_58" style:display-name="Excel_CondFormat_1_11_1 58" style:family="table-cell" style:parent-style-name="Default">
      <style:table-cell-properties fo:background-color="#00ff00"/>
    </style:style>
    <style:style style:name="Excel_5f_CondFormat_5f_1_5f_1_5f_1_20_82" style:display-name="Excel_CondFormat_1_1_1 82" style:family="table-cell" style:parent-style-name="Default">
      <style:table-cell-properties fo:background-color="#00ff00"/>
    </style:style>
    <style:style style:name="Excel_5f_CondFormat_5f_1_5f_1_5f_2_20_34" style:display-name="Excel_CondFormat_1_1_2 34" style:family="table-cell" style:parent-style-name="Default">
      <style:table-cell-properties fo:background-color="#ff0000"/>
    </style:style>
    <style:style style:name="Excel_5f_CondFormat_5f_1_5f_2_5f_1_20_82" style:display-name="Excel_CondFormat_1_2_1 82" style:family="table-cell" style:parent-style-name="Default">
      <style:table-cell-properties fo:background-color="#00ff00"/>
    </style:style>
    <style:style style:name="Excel_5f_CondFormat_5f_1_5f_2_5f_2_20_82" style:display-name="Excel_CondFormat_1_2_2 82" style:family="table-cell" style:parent-style-name="Default">
      <style:table-cell-properties fo:background-color="#ff0000"/>
    </style:style>
    <style:style style:name="Excel_5f_CondFormat_5f_1_5f_3_5f_1_20_82" style:display-name="Excel_CondFormat_1_3_1 82" style:family="table-cell" style:parent-style-name="Default">
      <style:table-cell-properties fo:background-color="#00ff00"/>
    </style:style>
    <style:style style:name="Excel_5f_CondFormat_5f_1_5f_4_5f_1_20_82" style:display-name="Excel_CondFormat_1_4_1 82" style:family="table-cell" style:parent-style-name="Default">
      <style:table-cell-properties fo:background-color="#00ff00"/>
    </style:style>
    <style:style style:name="Excel_5f_CondFormat_5f_1_5f_4_5f_2_20_82" style:display-name="Excel_CondFormat_1_4_2 82" style:family="table-cell" style:parent-style-name="Default">
      <style:table-cell-properties fo:background-color="#ff0000"/>
    </style:style>
    <style:style style:name="Excel_5f_CondFormat_5f_1_5f_5_5f_1_20_82" style:display-name="Excel_CondFormat_1_5_1 82" style:family="table-cell" style:parent-style-name="Default">
      <style:table-cell-properties fo:background-color="#00ff00"/>
    </style:style>
    <style:style style:name="Excel_5f_CondFormat_5f_1_5f_5_5f_2_20_82" style:display-name="Excel_CondFormat_1_5_2 82" style:family="table-cell" style:parent-style-name="Default">
      <style:table-cell-properties fo:background-color="#ff0000"/>
    </style:style>
    <style:style style:name="Excel_5f_CondFormat_5f_1_5f_6_5f_1_20_82" style:display-name="Excel_CondFormat_1_6_1 82" style:family="table-cell" style:parent-style-name="Default">
      <style:table-cell-properties fo:background-color="#00ff00"/>
    </style:style>
    <style:style style:name="Excel_5f_CondFormat_5f_1_5f_7_5f_1_20_82" style:display-name="Excel_CondFormat_1_7_1 82" style:family="table-cell" style:parent-style-name="Default">
      <style:table-cell-properties fo:background-color="#ff0000"/>
    </style:style>
    <style:style style:name="Excel_5f_CondFormat_5f_1_5f_7_5f_2_20_27" style:display-name="Excel_CondFormat_1_7_2 27" style:family="table-cell" style:parent-style-name="Default">
      <style:table-cell-properties fo:background-color="#00ff00"/>
    </style:style>
    <style:style style:name="Excel_5f_CondFormat_5f_1_5f_7_5f_3_20_27" style:display-name="Excel_CondFormat_1_7_3 27" style:family="table-cell" style:parent-style-name="Default"/>
    <style:style style:name="Excel_5f_CondFormat_5f_1_5f_8_5f_1_20_82" style:display-name="Excel_CondFormat_1_8_1 82" style:family="table-cell" style:parent-style-name="Default">
      <style:table-cell-properties fo:background-color="#00ff00"/>
    </style:style>
    <style:style style:name="Excel_5f_CondFormat_5f_1_5f_9_5f_1_20_82" style:display-name="Excel_CondFormat_1_9_1 82" style:family="table-cell" style:parent-style-name="Default">
      <style:table-cell-properties fo:background-color="#00ff00"/>
    </style:style>
    <style:style style:name="Excel_5f_CondFormat_5f_1_5f_9_5f_2_20_50" style:display-name="Excel_CondFormat_1_9_2 50" style:family="table-cell" style:parent-style-name="Default">
      <style:table-cell-properties fo:background-color="#ff0000"/>
    </style:style>
    <style:style style:name="Excel_5f_CondFormat_5f_1_5f_10_5f_1_20_59" style:display-name="Excel_CondFormat_1_10_1 59" style:family="table-cell" style:parent-style-name="Default">
      <style:table-cell-properties fo:background-color="#ff0000"/>
    </style:style>
    <style:style style:name="Excel_5f_CondFormat_5f_1_5f_11_5f_1_20_59" style:display-name="Excel_CondFormat_1_11_1 59" style:family="table-cell" style:parent-style-name="Default">
      <style:table-cell-properties fo:background-color="#00ff00"/>
    </style:style>
    <style:style style:name="Excel_5f_CondFormat_5f_1_5f_1_5f_1_20_83" style:display-name="Excel_CondFormat_1_1_1 83" style:family="table-cell" style:parent-style-name="Default">
      <style:table-cell-properties fo:background-color="#00ff00"/>
    </style:style>
    <style:style style:name="Excel_5f_CondFormat_5f_1_5f_1_5f_2_20_35" style:display-name="Excel_CondFormat_1_1_2 35" style:family="table-cell" style:parent-style-name="Default">
      <style:table-cell-properties fo:background-color="#ff0000"/>
    </style:style>
    <style:style style:name="Excel_5f_CondFormat_5f_1_5f_2_5f_1_20_83" style:display-name="Excel_CondFormat_1_2_1 83" style:family="table-cell" style:parent-style-name="Default">
      <style:table-cell-properties fo:background-color="#00ff00"/>
    </style:style>
    <style:style style:name="Excel_5f_CondFormat_5f_1_5f_2_5f_2_20_83" style:display-name="Excel_CondFormat_1_2_2 83" style:family="table-cell" style:parent-style-name="Default">
      <style:table-cell-properties fo:background-color="#ff0000"/>
    </style:style>
    <style:style style:name="Excel_5f_CondFormat_5f_1_5f_3_5f_1_20_83" style:display-name="Excel_CondFormat_1_3_1 83" style:family="table-cell" style:parent-style-name="Default">
      <style:table-cell-properties fo:background-color="#00ff00"/>
    </style:style>
    <style:style style:name="Excel_5f_CondFormat_5f_1_5f_4_5f_1_20_83" style:display-name="Excel_CondFormat_1_4_1 83" style:family="table-cell" style:parent-style-name="Default">
      <style:table-cell-properties fo:background-color="#00ff00"/>
    </style:style>
    <style:style style:name="Excel_5f_CondFormat_5f_1_5f_4_5f_2_20_83" style:display-name="Excel_CondFormat_1_4_2 83" style:family="table-cell" style:parent-style-name="Default">
      <style:table-cell-properties fo:background-color="#ff0000"/>
    </style:style>
    <style:style style:name="Excel_5f_CondFormat_5f_1_5f_5_5f_1_20_83" style:display-name="Excel_CondFormat_1_5_1 83" style:family="table-cell" style:parent-style-name="Default">
      <style:table-cell-properties fo:background-color="#00ff00"/>
    </style:style>
    <style:style style:name="Excel_5f_CondFormat_5f_1_5f_5_5f_2_20_83" style:display-name="Excel_CondFormat_1_5_2 83" style:family="table-cell" style:parent-style-name="Default">
      <style:table-cell-properties fo:background-color="#ff0000"/>
    </style:style>
    <style:style style:name="Excel_5f_CondFormat_5f_1_5f_6_5f_1_20_83" style:display-name="Excel_CondFormat_1_6_1 83" style:family="table-cell" style:parent-style-name="Default">
      <style:table-cell-properties fo:background-color="#00ff00"/>
    </style:style>
    <style:style style:name="Excel_5f_CondFormat_5f_1_5f_7_5f_1_20_83" style:display-name="Excel_CondFormat_1_7_1 83" style:family="table-cell" style:parent-style-name="Default">
      <style:table-cell-properties fo:background-color="#ff0000"/>
    </style:style>
    <style:style style:name="Excel_5f_CondFormat_5f_1_5f_7_5f_2_20_28" style:display-name="Excel_CondFormat_1_7_2 28" style:family="table-cell" style:parent-style-name="Default">
      <style:table-cell-properties fo:background-color="#00ff00"/>
    </style:style>
    <style:style style:name="Excel_5f_CondFormat_5f_1_5f_7_5f_3_20_28" style:display-name="Excel_CondFormat_1_7_3 28" style:family="table-cell" style:parent-style-name="Default"/>
    <style:style style:name="Excel_5f_CondFormat_5f_1_5f_8_5f_1_20_83" style:display-name="Excel_CondFormat_1_8_1 83" style:family="table-cell" style:parent-style-name="Default">
      <style:table-cell-properties fo:background-color="#00ff00"/>
    </style:style>
    <style:style style:name="Excel_5f_CondFormat_5f_1_5f_9_5f_1_20_83" style:display-name="Excel_CondFormat_1_9_1 83" style:family="table-cell" style:parent-style-name="Default">
      <style:table-cell-properties fo:background-color="#00ff00"/>
    </style:style>
    <style:style style:name="Excel_5f_CondFormat_5f_1_5f_9_5f_2_20_51" style:display-name="Excel_CondFormat_1_9_2 51" style:family="table-cell" style:parent-style-name="Default">
      <style:table-cell-properties fo:background-color="#ff0000"/>
    </style:style>
    <style:style style:name="Excel_5f_CondFormat_5f_1_5f_10_5f_1_20_60" style:display-name="Excel_CondFormat_1_10_1 60" style:family="table-cell" style:parent-style-name="Default">
      <style:table-cell-properties fo:background-color="#ff0000"/>
    </style:style>
    <style:style style:name="Excel_5f_CondFormat_5f_1_5f_11_5f_1_20_60" style:display-name="Excel_CondFormat_1_11_1 60" style:family="table-cell" style:parent-style-name="Default">
      <style:table-cell-properties fo:background-color="#00ff00"/>
    </style:style>
    <style:style style:name="Excel_5f_CondFormat_5f_1_5f_1_5f_1_20_84" style:display-name="Excel_CondFormat_1_1_1 84" style:family="table-cell" style:parent-style-name="Default">
      <style:table-cell-properties fo:background-color="#00ff00"/>
    </style:style>
    <style:style style:name="Excel_5f_CondFormat_5f_1_5f_1_5f_2_20_36" style:display-name="Excel_CondFormat_1_1_2 36" style:family="table-cell" style:parent-style-name="Default">
      <style:table-cell-properties fo:background-color="#ff0000"/>
    </style:style>
    <style:style style:name="Excel_5f_CondFormat_5f_1_5f_2_5f_1_20_84" style:display-name="Excel_CondFormat_1_2_1 84" style:family="table-cell" style:parent-style-name="Default">
      <style:table-cell-properties fo:background-color="#00ff00"/>
    </style:style>
    <style:style style:name="Excel_5f_CondFormat_5f_1_5f_2_5f_2_20_84" style:display-name="Excel_CondFormat_1_2_2 84" style:family="table-cell" style:parent-style-name="Default">
      <style:table-cell-properties fo:background-color="#ff0000"/>
    </style:style>
    <style:style style:name="Excel_5f_CondFormat_5f_1_5f_3_5f_1_20_84" style:display-name="Excel_CondFormat_1_3_1 84" style:family="table-cell" style:parent-style-name="Default">
      <style:table-cell-properties fo:background-color="#00ff00"/>
    </style:style>
    <style:style style:name="Excel_5f_CondFormat_5f_1_5f_4_5f_1_20_84" style:display-name="Excel_CondFormat_1_4_1 84" style:family="table-cell" style:parent-style-name="Default">
      <style:table-cell-properties fo:background-color="#00ff00"/>
    </style:style>
    <style:style style:name="Excel_5f_CondFormat_5f_1_5f_4_5f_2_20_84" style:display-name="Excel_CondFormat_1_4_2 84" style:family="table-cell" style:parent-style-name="Default">
      <style:table-cell-properties fo:background-color="#ff0000"/>
    </style:style>
    <style:style style:name="Excel_5f_CondFormat_5f_1_5f_5_5f_1_20_84" style:display-name="Excel_CondFormat_1_5_1 84" style:family="table-cell" style:parent-style-name="Default">
      <style:table-cell-properties fo:background-color="#00ff00"/>
    </style:style>
    <style:style style:name="Excel_5f_CondFormat_5f_1_5f_5_5f_2_20_84" style:display-name="Excel_CondFormat_1_5_2 84" style:family="table-cell" style:parent-style-name="Default">
      <style:table-cell-properties fo:background-color="#ff0000"/>
    </style:style>
    <style:style style:name="Excel_5f_CondFormat_5f_1_5f_6_5f_1_20_84" style:display-name="Excel_CondFormat_1_6_1 84" style:family="table-cell" style:parent-style-name="Default">
      <style:table-cell-properties fo:background-color="#00ff00"/>
    </style:style>
    <style:style style:name="Excel_5f_CondFormat_5f_1_5f_7_5f_1_20_84" style:display-name="Excel_CondFormat_1_7_1 84" style:family="table-cell" style:parent-style-name="Default">
      <style:table-cell-properties fo:background-color="#ff0000"/>
    </style:style>
    <style:style style:name="Excel_5f_CondFormat_5f_1_5f_7_5f_2_20_29" style:display-name="Excel_CondFormat_1_7_2 29" style:family="table-cell" style:parent-style-name="Default">
      <style:table-cell-properties fo:background-color="#00ff00"/>
    </style:style>
    <style:style style:name="Excel_5f_CondFormat_5f_1_5f_7_5f_3_20_29" style:display-name="Excel_CondFormat_1_7_3 29" style:family="table-cell" style:parent-style-name="Default"/>
    <style:style style:name="Excel_5f_CondFormat_5f_1_5f_8_5f_1_20_84" style:display-name="Excel_CondFormat_1_8_1 84" style:family="table-cell" style:parent-style-name="Default">
      <style:table-cell-properties fo:background-color="#00ff00"/>
    </style:style>
    <style:style style:name="Excel_5f_CondFormat_5f_1_5f_9_5f_1_20_84" style:display-name="Excel_CondFormat_1_9_1 84" style:family="table-cell" style:parent-style-name="Default">
      <style:table-cell-properties fo:background-color="#00ff00"/>
    </style:style>
    <style:style style:name="Excel_5f_CondFormat_5f_1_5f_9_5f_2_20_52" style:display-name="Excel_CondFormat_1_9_2 52" style:family="table-cell" style:parent-style-name="Default">
      <style:table-cell-properties fo:background-color="#ff0000"/>
    </style:style>
    <style:style style:name="Excel_5f_CondFormat_5f_1_5f_10_5f_1_20_61" style:display-name="Excel_CondFormat_1_10_1 61" style:family="table-cell" style:parent-style-name="Default">
      <style:table-cell-properties fo:background-color="#ff0000"/>
    </style:style>
    <style:style style:name="Excel_5f_CondFormat_5f_1_5f_11_5f_1_20_61" style:display-name="Excel_CondFormat_1_11_1 61" style:family="table-cell" style:parent-style-name="Default">
      <style:table-cell-properties fo:background-color="#00ff00"/>
    </style:style>
    <style:style style:name="Excel_5f_CondFormat_5f_1_5f_1_5f_1_20_85" style:display-name="Excel_CondFormat_1_1_1 85" style:family="table-cell" style:parent-style-name="Default">
      <style:table-cell-properties fo:background-color="#00ff00"/>
    </style:style>
    <style:style style:name="Excel_5f_CondFormat_5f_1_5f_1_5f_2_20_37" style:display-name="Excel_CondFormat_1_1_2 37" style:family="table-cell" style:parent-style-name="Default">
      <style:table-cell-properties fo:background-color="#ff0000"/>
    </style:style>
    <style:style style:name="Excel_5f_CondFormat_5f_1_5f_2_5f_1_20_85" style:display-name="Excel_CondFormat_1_2_1 85" style:family="table-cell" style:parent-style-name="Default">
      <style:table-cell-properties fo:background-color="#00ff00"/>
    </style:style>
    <style:style style:name="Excel_5f_CondFormat_5f_1_5f_2_5f_2_20_85" style:display-name="Excel_CondFormat_1_2_2 85" style:family="table-cell" style:parent-style-name="Default">
      <style:table-cell-properties fo:background-color="#ff0000"/>
    </style:style>
    <style:style style:name="Excel_5f_CondFormat_5f_1_5f_3_5f_1_20_85" style:display-name="Excel_CondFormat_1_3_1 85" style:family="table-cell" style:parent-style-name="Default">
      <style:table-cell-properties fo:background-color="#00ff00"/>
    </style:style>
    <style:style style:name="Excel_5f_CondFormat_5f_1_5f_4_5f_1_20_85" style:display-name="Excel_CondFormat_1_4_1 85" style:family="table-cell" style:parent-style-name="Default">
      <style:table-cell-properties fo:background-color="#00ff00"/>
    </style:style>
    <style:style style:name="Excel_5f_CondFormat_5f_1_5f_4_5f_2_20_85" style:display-name="Excel_CondFormat_1_4_2 85" style:family="table-cell" style:parent-style-name="Default">
      <style:table-cell-properties fo:background-color="#ff0000"/>
    </style:style>
    <style:style style:name="Excel_5f_CondFormat_5f_1_5f_5_5f_1_20_85" style:display-name="Excel_CondFormat_1_5_1 85" style:family="table-cell" style:parent-style-name="Default">
      <style:table-cell-properties fo:background-color="#00ff00"/>
    </style:style>
    <style:style style:name="Excel_5f_CondFormat_5f_1_5f_5_5f_2_20_85" style:display-name="Excel_CondFormat_1_5_2 85" style:family="table-cell" style:parent-style-name="Default">
      <style:table-cell-properties fo:background-color="#ff0000"/>
    </style:style>
    <style:style style:name="Excel_5f_CondFormat_5f_1_5f_6_5f_1_20_85" style:display-name="Excel_CondFormat_1_6_1 85" style:family="table-cell" style:parent-style-name="Default">
      <style:table-cell-properties fo:background-color="#00ff00"/>
    </style:style>
    <style:style style:name="Excel_5f_CondFormat_5f_1_5f_7_5f_1_20_85" style:display-name="Excel_CondFormat_1_7_1 85" style:family="table-cell" style:parent-style-name="Default">
      <style:table-cell-properties fo:background-color="#ff0000"/>
    </style:style>
    <style:style style:name="Excel_5f_CondFormat_5f_1_5f_7_5f_2_20_30" style:display-name="Excel_CondFormat_1_7_2 30" style:family="table-cell" style:parent-style-name="Default">
      <style:table-cell-properties fo:background-color="#00ff00"/>
    </style:style>
    <style:style style:name="Excel_5f_CondFormat_5f_1_5f_7_5f_3_20_30" style:display-name="Excel_CondFormat_1_7_3 30" style:family="table-cell" style:parent-style-name="Default"/>
    <style:style style:name="Excel_5f_CondFormat_5f_1_5f_8_5f_1_20_85" style:display-name="Excel_CondFormat_1_8_1 85" style:family="table-cell" style:parent-style-name="Default">
      <style:table-cell-properties fo:background-color="#00ff00"/>
    </style:style>
    <style:style style:name="Excel_5f_CondFormat_5f_1_5f_9_5f_1_20_85" style:display-name="Excel_CondFormat_1_9_1 85" style:family="table-cell" style:parent-style-name="Default">
      <style:table-cell-properties fo:background-color="#00ff00"/>
    </style:style>
    <style:style style:name="Excel_5f_CondFormat_5f_1_5f_9_5f_2_20_53" style:display-name="Excel_CondFormat_1_9_2 53" style:family="table-cell" style:parent-style-name="Default">
      <style:table-cell-properties fo:background-color="#ff0000"/>
    </style:style>
    <style:style style:name="Excel_5f_CondFormat_5f_1_5f_10_5f_1_20_62" style:display-name="Excel_CondFormat_1_10_1 62" style:family="table-cell" style:parent-style-name="Default">
      <style:table-cell-properties fo:background-color="#ff0000"/>
    </style:style>
    <style:style style:name="Excel_5f_CondFormat_5f_1_5f_11_5f_1_20_62" style:display-name="Excel_CondFormat_1_11_1 62" style:family="table-cell" style:parent-style-name="Default">
      <style:table-cell-properties fo:background-color="#00ff00"/>
    </style:style>
    <style:style style:name="Excel_5f_CondFormat_5f_1_5f_1_5f_1_20_86" style:display-name="Excel_CondFormat_1_1_1 86" style:family="table-cell" style:parent-style-name="Default">
      <style:table-cell-properties fo:background-color="#00ff00"/>
    </style:style>
    <style:style style:name="Excel_5f_CondFormat_5f_1_5f_1_5f_2_20_38" style:display-name="Excel_CondFormat_1_1_2 38" style:family="table-cell" style:parent-style-name="Default">
      <style:table-cell-properties fo:background-color="#ff0000"/>
    </style:style>
    <style:style style:name="Excel_5f_CondFormat_5f_1_5f_2_5f_1_20_86" style:display-name="Excel_CondFormat_1_2_1 86" style:family="table-cell" style:parent-style-name="Default">
      <style:table-cell-properties fo:background-color="#00ff00"/>
    </style:style>
    <style:style style:name="Excel_5f_CondFormat_5f_1_5f_2_5f_2_20_86" style:display-name="Excel_CondFormat_1_2_2 86" style:family="table-cell" style:parent-style-name="Default">
      <style:table-cell-properties fo:background-color="#ff0000"/>
    </style:style>
    <style:style style:name="Excel_5f_CondFormat_5f_1_5f_3_5f_1_20_86" style:display-name="Excel_CondFormat_1_3_1 86" style:family="table-cell" style:parent-style-name="Default">
      <style:table-cell-properties fo:background-color="#00ff00"/>
    </style:style>
    <style:style style:name="Excel_5f_CondFormat_5f_1_5f_4_5f_1_20_86" style:display-name="Excel_CondFormat_1_4_1 86" style:family="table-cell" style:parent-style-name="Default">
      <style:table-cell-properties fo:background-color="#00ff00"/>
    </style:style>
    <style:style style:name="Excel_5f_CondFormat_5f_1_5f_4_5f_2_20_86" style:display-name="Excel_CondFormat_1_4_2 86" style:family="table-cell" style:parent-style-name="Default">
      <style:table-cell-properties fo:background-color="#ff0000"/>
    </style:style>
    <style:style style:name="Excel_5f_CondFormat_5f_1_5f_5_5f_1_20_86" style:display-name="Excel_CondFormat_1_5_1 86" style:family="table-cell" style:parent-style-name="Default">
      <style:table-cell-properties fo:background-color="#00ff00"/>
    </style:style>
    <style:style style:name="Excel_5f_CondFormat_5f_1_5f_5_5f_2_20_86" style:display-name="Excel_CondFormat_1_5_2 86" style:family="table-cell" style:parent-style-name="Default">
      <style:table-cell-properties fo:background-color="#ff0000"/>
    </style:style>
    <style:style style:name="Excel_5f_CondFormat_5f_1_5f_6_5f_1_20_86" style:display-name="Excel_CondFormat_1_6_1 86" style:family="table-cell" style:parent-style-name="Default">
      <style:table-cell-properties fo:background-color="#00ff00"/>
    </style:style>
    <style:style style:name="Excel_5f_CondFormat_5f_1_5f_7_5f_1_20_86" style:display-name="Excel_CondFormat_1_7_1 86" style:family="table-cell" style:parent-style-name="Default">
      <style:table-cell-properties fo:background-color="#ff0000"/>
    </style:style>
    <style:style style:name="Excel_5f_CondFormat_5f_1_5f_7_5f_2_20_31" style:display-name="Excel_CondFormat_1_7_2 31" style:family="table-cell" style:parent-style-name="Default">
      <style:table-cell-properties fo:background-color="#00ff00"/>
    </style:style>
    <style:style style:name="Excel_5f_CondFormat_5f_1_5f_7_5f_3_20_31" style:display-name="Excel_CondFormat_1_7_3 31" style:family="table-cell" style:parent-style-name="Default"/>
    <style:style style:name="Excel_5f_CondFormat_5f_1_5f_8_5f_1_20_86" style:display-name="Excel_CondFormat_1_8_1 86" style:family="table-cell" style:parent-style-name="Default">
      <style:table-cell-properties fo:background-color="#00ff00"/>
    </style:style>
    <style:style style:name="Excel_5f_CondFormat_5f_1_5f_9_5f_1_20_86" style:display-name="Excel_CondFormat_1_9_1 86" style:family="table-cell" style:parent-style-name="Default">
      <style:table-cell-properties fo:background-color="#00ff00"/>
    </style:style>
    <style:style style:name="Excel_5f_CondFormat_5f_1_5f_9_5f_2_20_54" style:display-name="Excel_CondFormat_1_9_2 54" style:family="table-cell" style:parent-style-name="Default">
      <style:table-cell-properties fo:background-color="#ff0000"/>
    </style:style>
    <style:style style:name="Excel_5f_CondFormat_5f_1_5f_10_5f_1_20_63" style:display-name="Excel_CondFormat_1_10_1 63" style:family="table-cell" style:parent-style-name="Default">
      <style:table-cell-properties fo:background-color="#ff0000"/>
    </style:style>
    <style:style style:name="Excel_5f_CondFormat_5f_1_5f_11_5f_1_20_63" style:display-name="Excel_CondFormat_1_11_1 63" style:family="table-cell" style:parent-style-name="Default">
      <style:table-cell-properties fo:background-color="#00ff00"/>
    </style:style>
    <style:style style:name="Excel_5f_CondFormat_5f_1_5f_1_5f_1_20_87" style:display-name="Excel_CondFormat_1_1_1 87" style:family="table-cell" style:parent-style-name="Default">
      <style:table-cell-properties fo:background-color="#00ff00"/>
    </style:style>
    <style:style style:name="Excel_5f_CondFormat_5f_1_5f_1_5f_2_20_39" style:display-name="Excel_CondFormat_1_1_2 39" style:family="table-cell" style:parent-style-name="Default">
      <style:table-cell-properties fo:background-color="#ff0000"/>
    </style:style>
    <style:style style:name="Excel_5f_CondFormat_5f_1_5f_2_5f_1_20_87" style:display-name="Excel_CondFormat_1_2_1 87" style:family="table-cell" style:parent-style-name="Default">
      <style:table-cell-properties fo:background-color="#00ff00"/>
    </style:style>
    <style:style style:name="Excel_5f_CondFormat_5f_1_5f_2_5f_2_20_87" style:display-name="Excel_CondFormat_1_2_2 87" style:family="table-cell" style:parent-style-name="Default">
      <style:table-cell-properties fo:background-color="#ff0000"/>
    </style:style>
    <style:style style:name="Excel_5f_CondFormat_5f_1_5f_3_5f_1_20_87" style:display-name="Excel_CondFormat_1_3_1 87" style:family="table-cell" style:parent-style-name="Default">
      <style:table-cell-properties fo:background-color="#00ff00"/>
    </style:style>
    <style:style style:name="Excel_5f_CondFormat_5f_1_5f_4_5f_1_20_87" style:display-name="Excel_CondFormat_1_4_1 87" style:family="table-cell" style:parent-style-name="Default">
      <style:table-cell-properties fo:background-color="#00ff00"/>
    </style:style>
    <style:style style:name="Excel_5f_CondFormat_5f_1_5f_4_5f_2_20_87" style:display-name="Excel_CondFormat_1_4_2 87" style:family="table-cell" style:parent-style-name="Default">
      <style:table-cell-properties fo:background-color="#ff0000"/>
    </style:style>
    <style:style style:name="Excel_5f_CondFormat_5f_1_5f_5_5f_1_20_87" style:display-name="Excel_CondFormat_1_5_1 87" style:family="table-cell" style:parent-style-name="Default">
      <style:table-cell-properties fo:background-color="#00ff00"/>
    </style:style>
    <style:style style:name="Excel_5f_CondFormat_5f_1_5f_5_5f_2_20_87" style:display-name="Excel_CondFormat_1_5_2 87" style:family="table-cell" style:parent-style-name="Default">
      <style:table-cell-properties fo:background-color="#ff0000"/>
    </style:style>
    <style:style style:name="Excel_5f_CondFormat_5f_1_5f_6_5f_1_20_87" style:display-name="Excel_CondFormat_1_6_1 87" style:family="table-cell" style:parent-style-name="Default">
      <style:table-cell-properties fo:background-color="#ff0000"/>
    </style:style>
    <style:style style:name="Excel_5f_CondFormat_5f_1_5f_6_5f_2_20_41" style:display-name="Excel_CondFormat_1_6_2 41" style:family="table-cell" style:parent-style-name="Default">
      <style:table-cell-properties fo:background-color="#00ff00"/>
    </style:style>
    <style:style style:name="Excel_5f_CondFormat_5f_1_5f_6_5f_3_20_41" style:display-name="Excel_CondFormat_1_6_3 41" style:family="table-cell" style:parent-style-name="Default"/>
    <style:style style:name="Excel_5f_CondFormat_5f_1_5f_7_5f_1_20_87" style:display-name="Excel_CondFormat_1_7_1 87" style:family="table-cell" style:parent-style-name="Default">
      <style:table-cell-properties fo:background-color="#00ff00"/>
    </style:style>
    <style:style style:name="Excel_5f_CondFormat_5f_1_5f_8_5f_1_20_87" style:display-name="Excel_CondFormat_1_8_1 87" style:family="table-cell" style:parent-style-name="Default">
      <style:table-cell-properties fo:background-color="#00ff00"/>
    </style:style>
    <style:style style:name="Excel_5f_CondFormat_5f_1_5f_9_5f_1_20_87" style:display-name="Excel_CondFormat_1_9_1 87" style:family="table-cell" style:parent-style-name="Default">
      <style:table-cell-properties fo:background-color="#00ff00"/>
    </style:style>
    <style:style style:name="Excel_5f_CondFormat_5f_1_5f_9_5f_2_20_55" style:display-name="Excel_CondFormat_1_9_2 55" style:family="table-cell" style:parent-style-name="Default">
      <style:table-cell-properties fo:background-color="#ff0000"/>
    </style:style>
    <style:style style:name="Excel_5f_CondFormat_5f_1_5f_10_5f_1_20_64" style:display-name="Excel_CondFormat_1_10_1 64" style:family="table-cell" style:parent-style-name="Default">
      <style:table-cell-properties fo:background-color="#ff0000"/>
    </style:style>
    <style:style style:name="Excel_5f_CondFormat_5f_1_5f_11_5f_1_20_64" style:display-name="Excel_CondFormat_1_11_1 64" style:family="table-cell" style:parent-style-name="Default">
      <style:table-cell-properties fo:background-color="#00ff00"/>
    </style:style>
    <style:style style:name="Excel_5f_CondFormat_5f_1_5f_1_5f_1_20_88" style:display-name="Excel_CondFormat_1_1_1 88" style:family="table-cell" style:parent-style-name="Default">
      <style:table-cell-properties fo:background-color="#00ff00"/>
    </style:style>
    <style:style style:name="Excel_5f_CondFormat_5f_1_5f_1_5f_2_20_40" style:display-name="Excel_CondFormat_1_1_2 40" style:family="table-cell" style:parent-style-name="Default">
      <style:table-cell-properties fo:background-color="#ff0000"/>
    </style:style>
    <style:style style:name="Excel_5f_CondFormat_5f_1_5f_2_5f_1_20_88" style:display-name="Excel_CondFormat_1_2_1 88" style:family="table-cell" style:parent-style-name="Default">
      <style:table-cell-properties fo:background-color="#00ff00"/>
    </style:style>
    <style:style style:name="Excel_5f_CondFormat_5f_1_5f_2_5f_2_20_88" style:display-name="Excel_CondFormat_1_2_2 88" style:family="table-cell" style:parent-style-name="Default">
      <style:table-cell-properties fo:background-color="#ff0000"/>
    </style:style>
    <style:style style:name="Excel_5f_CondFormat_5f_1_5f_3_5f_1_20_88" style:display-name="Excel_CondFormat_1_3_1 88" style:family="table-cell" style:parent-style-name="Default">
      <style:table-cell-properties fo:background-color="#00ff00"/>
    </style:style>
    <style:style style:name="Excel_5f_CondFormat_5f_1_5f_4_5f_1_20_88" style:display-name="Excel_CondFormat_1_4_1 88" style:family="table-cell" style:parent-style-name="Default">
      <style:table-cell-properties fo:background-color="#00ff00"/>
    </style:style>
    <style:style style:name="Excel_5f_CondFormat_5f_1_5f_4_5f_2_20_88" style:display-name="Excel_CondFormat_1_4_2 88" style:family="table-cell" style:parent-style-name="Default">
      <style:table-cell-properties fo:background-color="#ff0000"/>
    </style:style>
    <style:style style:name="Excel_5f_CondFormat_5f_1_5f_5_5f_1_20_88" style:display-name="Excel_CondFormat_1_5_1 88" style:family="table-cell" style:parent-style-name="Default">
      <style:table-cell-properties fo:background-color="#00ff00"/>
    </style:style>
    <style:style style:name="Excel_5f_CondFormat_5f_1_5f_5_5f_2_20_88" style:display-name="Excel_CondFormat_1_5_2 88" style:family="table-cell" style:parent-style-name="Default">
      <style:table-cell-properties fo:background-color="#ff0000"/>
    </style:style>
    <style:style style:name="Excel_5f_CondFormat_5f_1_5f_6_5f_1_20_88" style:display-name="Excel_CondFormat_1_6_1 88" style:family="table-cell" style:parent-style-name="Default">
      <style:table-cell-properties fo:background-color="#ff0000"/>
    </style:style>
    <style:style style:name="Excel_5f_CondFormat_5f_1_5f_6_5f_2_20_42" style:display-name="Excel_CondFormat_1_6_2 42" style:family="table-cell" style:parent-style-name="Default">
      <style:table-cell-properties fo:background-color="#00ff00"/>
    </style:style>
    <style:style style:name="Excel_5f_CondFormat_5f_1_5f_6_5f_3_20_42" style:display-name="Excel_CondFormat_1_6_3 42" style:family="table-cell" style:parent-style-name="Default"/>
    <style:style style:name="Excel_5f_CondFormat_5f_1_5f_7_5f_1_20_88" style:display-name="Excel_CondFormat_1_7_1 88" style:family="table-cell" style:parent-style-name="Default">
      <style:table-cell-properties fo:background-color="#00ff00"/>
    </style:style>
    <style:style style:name="Excel_5f_CondFormat_5f_1_5f_8_5f_1_20_88" style:display-name="Excel_CondFormat_1_8_1 88" style:family="table-cell" style:parent-style-name="Default">
      <style:table-cell-properties fo:background-color="#00ff00"/>
    </style:style>
    <style:style style:name="Excel_5f_CondFormat_5f_1_5f_9_5f_1_20_88" style:display-name="Excel_CondFormat_1_9_1 88" style:family="table-cell" style:parent-style-name="Default">
      <style:table-cell-properties fo:background-color="#00ff00"/>
    </style:style>
    <style:style style:name="Excel_5f_CondFormat_5f_1_5f_9_5f_2_20_56" style:display-name="Excel_CondFormat_1_9_2 56" style:family="table-cell" style:parent-style-name="Default">
      <style:table-cell-properties fo:background-color="#ff0000"/>
    </style:style>
    <style:style style:name="Excel_5f_CondFormat_5f_1_5f_10_5f_1_20_65" style:display-name="Excel_CondFormat_1_10_1 65" style:family="table-cell" style:parent-style-name="Default">
      <style:table-cell-properties fo:background-color="#ff0000"/>
    </style:style>
    <style:style style:name="Excel_5f_CondFormat_5f_1_5f_11_5f_1_20_65" style:display-name="Excel_CondFormat_1_11_1 65" style:family="table-cell" style:parent-style-name="Default">
      <style:table-cell-properties fo:background-color="#00ff00"/>
    </style:style>
    <style:style style:name="Excel_5f_CondFormat_5f_1_5f_1_5f_1_20_89" style:display-name="Excel_CondFormat_1_1_1 89" style:family="table-cell" style:parent-style-name="Default">
      <style:table-cell-properties fo:background-color="#00ff00"/>
    </style:style>
    <style:style style:name="Excel_5f_CondFormat_5f_1_5f_1_5f_2_20_41" style:display-name="Excel_CondFormat_1_1_2 41" style:family="table-cell" style:parent-style-name="Default">
      <style:table-cell-properties fo:background-color="#ff0000"/>
    </style:style>
    <style:style style:name="Excel_5f_CondFormat_5f_1_5f_2_5f_1_20_89" style:display-name="Excel_CondFormat_1_2_1 89" style:family="table-cell" style:parent-style-name="Default">
      <style:table-cell-properties fo:background-color="#00ff00"/>
    </style:style>
    <style:style style:name="Excel_5f_CondFormat_5f_1_5f_2_5f_2_20_89" style:display-name="Excel_CondFormat_1_2_2 89" style:family="table-cell" style:parent-style-name="Default">
      <style:table-cell-properties fo:background-color="#ff0000"/>
    </style:style>
    <style:style style:name="Excel_5f_CondFormat_5f_1_5f_3_5f_1_20_89" style:display-name="Excel_CondFormat_1_3_1 89" style:family="table-cell" style:parent-style-name="Default">
      <style:table-cell-properties fo:background-color="#00ff00"/>
    </style:style>
    <style:style style:name="Excel_5f_CondFormat_5f_1_5f_4_5f_1_20_89" style:display-name="Excel_CondFormat_1_4_1 89" style:family="table-cell" style:parent-style-name="Default">
      <style:table-cell-properties fo:background-color="#00ff00"/>
    </style:style>
    <style:style style:name="Excel_5f_CondFormat_5f_1_5f_4_5f_2_20_89" style:display-name="Excel_CondFormat_1_4_2 89" style:family="table-cell" style:parent-style-name="Default">
      <style:table-cell-properties fo:background-color="#ff0000"/>
    </style:style>
    <style:style style:name="Excel_5f_CondFormat_5f_1_5f_5_5f_1_20_89" style:display-name="Excel_CondFormat_1_5_1 89" style:family="table-cell" style:parent-style-name="Default">
      <style:table-cell-properties fo:background-color="#00ff00"/>
    </style:style>
    <style:style style:name="Excel_5f_CondFormat_5f_1_5f_5_5f_2_20_89" style:display-name="Excel_CondFormat_1_5_2 89" style:family="table-cell" style:parent-style-name="Default">
      <style:table-cell-properties fo:background-color="#ff0000"/>
    </style:style>
    <style:style style:name="Excel_5f_CondFormat_5f_1_5f_6_5f_1_20_89" style:display-name="Excel_CondFormat_1_6_1 89" style:family="table-cell" style:parent-style-name="Default">
      <style:table-cell-properties fo:background-color="#ff0000"/>
    </style:style>
    <style:style style:name="Excel_5f_CondFormat_5f_1_5f_6_5f_2_20_43" style:display-name="Excel_CondFormat_1_6_2 43" style:family="table-cell" style:parent-style-name="Default">
      <style:table-cell-properties fo:background-color="#00ff00"/>
    </style:style>
    <style:style style:name="Excel_5f_CondFormat_5f_1_5f_6_5f_3_20_43" style:display-name="Excel_CondFormat_1_6_3 43" style:family="table-cell" style:parent-style-name="Default"/>
    <style:style style:name="Excel_5f_CondFormat_5f_1_5f_7_5f_1_20_89" style:display-name="Excel_CondFormat_1_7_1 89" style:family="table-cell" style:parent-style-name="Default">
      <style:table-cell-properties fo:background-color="#00ff00"/>
    </style:style>
    <style:style style:name="Excel_5f_CondFormat_5f_1_5f_8_5f_1_20_89" style:display-name="Excel_CondFormat_1_8_1 89" style:family="table-cell" style:parent-style-name="Default">
      <style:table-cell-properties fo:background-color="#00ff00"/>
    </style:style>
    <style:style style:name="Excel_5f_CondFormat_5f_1_5f_9_5f_1_20_89" style:display-name="Excel_CondFormat_1_9_1 89" style:family="table-cell" style:parent-style-name="Default">
      <style:table-cell-properties fo:background-color="#00ff00"/>
    </style:style>
    <style:style style:name="Excel_5f_CondFormat_5f_1_5f_9_5f_2_20_57" style:display-name="Excel_CondFormat_1_9_2 57" style:family="table-cell" style:parent-style-name="Default">
      <style:table-cell-properties fo:background-color="#ff0000"/>
    </style:style>
    <style:style style:name="Excel_5f_CondFormat_5f_1_5f_10_5f_1_20_66" style:display-name="Excel_CondFormat_1_10_1 66" style:family="table-cell" style:parent-style-name="Default">
      <style:table-cell-properties fo:background-color="#ff0000"/>
    </style:style>
    <style:style style:name="Excel_5f_CondFormat_5f_1_5f_11_5f_1_20_66" style:display-name="Excel_CondFormat_1_11_1 66" style:family="table-cell" style:parent-style-name="Default">
      <style:table-cell-properties fo:background-color="#00ff00"/>
    </style:style>
    <style:style style:name="Excel_5f_CondFormat_5f_1_5f_1_5f_1_20_90" style:display-name="Excel_CondFormat_1_1_1 90" style:family="table-cell" style:parent-style-name="Default">
      <style:table-cell-properties fo:background-color="#00ff00"/>
    </style:style>
    <style:style style:name="Excel_5f_CondFormat_5f_1_5f_1_5f_2_20_42" style:display-name="Excel_CondFormat_1_1_2 42" style:family="table-cell" style:parent-style-name="Default">
      <style:table-cell-properties fo:background-color="#ff0000"/>
    </style:style>
    <style:style style:name="Excel_5f_CondFormat_5f_1_5f_2_5f_1_20_90" style:display-name="Excel_CondFormat_1_2_1 90" style:family="table-cell" style:parent-style-name="Default">
      <style:table-cell-properties fo:background-color="#00ff00"/>
    </style:style>
    <style:style style:name="Excel_5f_CondFormat_5f_1_5f_2_5f_2_20_90" style:display-name="Excel_CondFormat_1_2_2 90" style:family="table-cell" style:parent-style-name="Default">
      <style:table-cell-properties fo:background-color="#ff0000"/>
    </style:style>
    <style:style style:name="Excel_5f_CondFormat_5f_1_5f_3_5f_1_20_90" style:display-name="Excel_CondFormat_1_3_1 90" style:family="table-cell" style:parent-style-name="Default">
      <style:table-cell-properties fo:background-color="#00ff00"/>
    </style:style>
    <style:style style:name="Excel_5f_CondFormat_5f_1_5f_4_5f_1_20_90" style:display-name="Excel_CondFormat_1_4_1 90" style:family="table-cell" style:parent-style-name="Default">
      <style:table-cell-properties fo:background-color="#00ff00"/>
    </style:style>
    <style:style style:name="Excel_5f_CondFormat_5f_1_5f_4_5f_2_20_90" style:display-name="Excel_CondFormat_1_4_2 90" style:family="table-cell" style:parent-style-name="Default">
      <style:table-cell-properties fo:background-color="#ff0000"/>
    </style:style>
    <style:style style:name="Excel_5f_CondFormat_5f_1_5f_5_5f_1_20_90" style:display-name="Excel_CondFormat_1_5_1 90" style:family="table-cell" style:parent-style-name="Default">
      <style:table-cell-properties fo:background-color="#00ff00"/>
    </style:style>
    <style:style style:name="Excel_5f_CondFormat_5f_1_5f_5_5f_2_20_90" style:display-name="Excel_CondFormat_1_5_2 90" style:family="table-cell" style:parent-style-name="Default">
      <style:table-cell-properties fo:background-color="#ff0000"/>
    </style:style>
    <style:style style:name="Excel_5f_CondFormat_5f_1_5f_6_5f_1_20_90" style:display-name="Excel_CondFormat_1_6_1 90" style:family="table-cell" style:parent-style-name="Default">
      <style:table-cell-properties fo:background-color="#ff0000"/>
    </style:style>
    <style:style style:name="Excel_5f_CondFormat_5f_1_5f_6_5f_2_20_44" style:display-name="Excel_CondFormat_1_6_2 44" style:family="table-cell" style:parent-style-name="Default">
      <style:table-cell-properties fo:background-color="#00ff00"/>
    </style:style>
    <style:style style:name="Excel_5f_CondFormat_5f_1_5f_6_5f_3_20_44" style:display-name="Excel_CondFormat_1_6_3 44" style:family="table-cell" style:parent-style-name="Default"/>
    <style:style style:name="Excel_5f_CondFormat_5f_1_5f_7_5f_1_20_90" style:display-name="Excel_CondFormat_1_7_1 90" style:family="table-cell" style:parent-style-name="Default">
      <style:table-cell-properties fo:background-color="#00ff00"/>
    </style:style>
    <style:style style:name="Excel_5f_CondFormat_5f_1_5f_8_5f_1_20_90" style:display-name="Excel_CondFormat_1_8_1 90" style:family="table-cell" style:parent-style-name="Default">
      <style:table-cell-properties fo:background-color="#00ff00"/>
    </style:style>
    <style:style style:name="Excel_5f_CondFormat_5f_1_5f_9_5f_1_20_90" style:display-name="Excel_CondFormat_1_9_1 90" style:family="table-cell" style:parent-style-name="Default">
      <style:table-cell-properties fo:background-color="#00ff00"/>
    </style:style>
    <style:style style:name="Excel_5f_CondFormat_5f_1_5f_9_5f_2_20_58" style:display-name="Excel_CondFormat_1_9_2 58" style:family="table-cell" style:parent-style-name="Default">
      <style:table-cell-properties fo:background-color="#ff0000"/>
    </style:style>
    <style:style style:name="Excel_5f_CondFormat_5f_1_5f_10_5f_1_20_67" style:display-name="Excel_CondFormat_1_10_1 67" style:family="table-cell" style:parent-style-name="Default">
      <style:table-cell-properties fo:background-color="#ff0000"/>
    </style:style>
    <style:style style:name="Excel_5f_CondFormat_5f_1_5f_11_5f_1_20_67" style:display-name="Excel_CondFormat_1_11_1 67" style:family="table-cell" style:parent-style-name="Default">
      <style:table-cell-properties fo:background-color="#00ff00"/>
    </style:style>
    <style:style style:name="Excel_5f_CondFormat_5f_1_5f_1_5f_1_20_91" style:display-name="Excel_CondFormat_1_1_1 91" style:family="table-cell" style:parent-style-name="Default">
      <style:table-cell-properties fo:background-color="#00ff00"/>
    </style:style>
    <style:style style:name="Excel_5f_CondFormat_5f_1_5f_1_5f_2_20_43" style:display-name="Excel_CondFormat_1_1_2 43" style:family="table-cell" style:parent-style-name="Default">
      <style:table-cell-properties fo:background-color="#ff0000"/>
    </style:style>
    <style:style style:name="Excel_5f_CondFormat_5f_1_5f_2_5f_1_20_91" style:display-name="Excel_CondFormat_1_2_1 91" style:family="table-cell" style:parent-style-name="Default">
      <style:table-cell-properties fo:background-color="#00ff00"/>
    </style:style>
    <style:style style:name="Excel_5f_CondFormat_5f_1_5f_2_5f_2_20_91" style:display-name="Excel_CondFormat_1_2_2 91" style:family="table-cell" style:parent-style-name="Default">
      <style:table-cell-properties fo:background-color="#ff0000"/>
    </style:style>
    <style:style style:name="Excel_5f_CondFormat_5f_1_5f_3_5f_1_20_91" style:display-name="Excel_CondFormat_1_3_1 91" style:family="table-cell" style:parent-style-name="Default">
      <style:table-cell-properties fo:background-color="#00ff00"/>
    </style:style>
    <style:style style:name="Excel_5f_CondFormat_5f_1_5f_4_5f_1_20_91" style:display-name="Excel_CondFormat_1_4_1 91" style:family="table-cell" style:parent-style-name="Default">
      <style:table-cell-properties fo:background-color="#00ff00"/>
    </style:style>
    <style:style style:name="Excel_5f_CondFormat_5f_1_5f_4_5f_2_20_91" style:display-name="Excel_CondFormat_1_4_2 91" style:family="table-cell" style:parent-style-name="Default">
      <style:table-cell-properties fo:background-color="#ff0000"/>
    </style:style>
    <style:style style:name="Excel_5f_CondFormat_5f_1_5f_5_5f_1_20_91" style:display-name="Excel_CondFormat_1_5_1 91" style:family="table-cell" style:parent-style-name="Default">
      <style:table-cell-properties fo:background-color="#00ff00"/>
    </style:style>
    <style:style style:name="Excel_5f_CondFormat_5f_1_5f_5_5f_2_20_91" style:display-name="Excel_CondFormat_1_5_2 91" style:family="table-cell" style:parent-style-name="Default">
      <style:table-cell-properties fo:background-color="#ff0000"/>
    </style:style>
    <style:style style:name="Excel_5f_CondFormat_5f_1_5f_6_5f_1_20_91" style:display-name="Excel_CondFormat_1_6_1 91" style:family="table-cell" style:parent-style-name="Default">
      <style:table-cell-properties fo:background-color="#ff0000"/>
    </style:style>
    <style:style style:name="Excel_5f_CondFormat_5f_1_5f_6_5f_2_20_45" style:display-name="Excel_CondFormat_1_6_2 45" style:family="table-cell" style:parent-style-name="Default">
      <style:table-cell-properties fo:background-color="#00ff00"/>
    </style:style>
    <style:style style:name="Excel_5f_CondFormat_5f_1_5f_6_5f_3_20_45" style:display-name="Excel_CondFormat_1_6_3 45" style:family="table-cell" style:parent-style-name="Default"/>
    <style:style style:name="Excel_5f_CondFormat_5f_1_5f_7_5f_1_20_91" style:display-name="Excel_CondFormat_1_7_1 91" style:family="table-cell" style:parent-style-name="Default">
      <style:table-cell-properties fo:background-color="#00ff00"/>
    </style:style>
    <style:style style:name="Excel_5f_CondFormat_5f_1_5f_8_5f_1_20_91" style:display-name="Excel_CondFormat_1_8_1 91" style:family="table-cell" style:parent-style-name="Default">
      <style:table-cell-properties fo:background-color="#00ff00"/>
    </style:style>
    <style:style style:name="Excel_5f_CondFormat_5f_1_5f_9_5f_1_20_91" style:display-name="Excel_CondFormat_1_9_1 91" style:family="table-cell" style:parent-style-name="Default">
      <style:table-cell-properties fo:background-color="#00ff00"/>
    </style:style>
    <style:style style:name="Excel_5f_CondFormat_5f_1_5f_9_5f_2_20_59" style:display-name="Excel_CondFormat_1_9_2 59" style:family="table-cell" style:parent-style-name="Default">
      <style:table-cell-properties fo:background-color="#ff0000"/>
    </style:style>
    <style:style style:name="Excel_5f_CondFormat_5f_1_5f_10_5f_1_20_68" style:display-name="Excel_CondFormat_1_10_1 68" style:family="table-cell" style:parent-style-name="Default">
      <style:table-cell-properties fo:background-color="#ff0000"/>
    </style:style>
    <style:style style:name="Excel_5f_CondFormat_5f_1_5f_11_5f_1_20_68" style:display-name="Excel_CondFormat_1_11_1 68" style:family="table-cell" style:parent-style-name="Default">
      <style:table-cell-properties fo:background-color="#00ff00"/>
    </style:style>
    <style:style style:name="Excel_5f_CondFormat_5f_1_5f_1_5f_1_20_92" style:display-name="Excel_CondFormat_1_1_1 92" style:family="table-cell" style:parent-style-name="Default">
      <style:table-cell-properties fo:background-color="#00ff00"/>
    </style:style>
    <style:style style:name="Excel_5f_CondFormat_5f_1_5f_1_5f_2_20_44" style:display-name="Excel_CondFormat_1_1_2 44" style:family="table-cell" style:parent-style-name="Default">
      <style:table-cell-properties fo:background-color="#ff0000"/>
    </style:style>
    <style:style style:name="Excel_5f_CondFormat_5f_1_5f_2_5f_1_20_92" style:display-name="Excel_CondFormat_1_2_1 92" style:family="table-cell" style:parent-style-name="Default">
      <style:table-cell-properties fo:background-color="#00ff00"/>
    </style:style>
    <style:style style:name="Excel_5f_CondFormat_5f_1_5f_2_5f_2_20_92" style:display-name="Excel_CondFormat_1_2_2 92" style:family="table-cell" style:parent-style-name="Default">
      <style:table-cell-properties fo:background-color="#ff0000"/>
    </style:style>
    <style:style style:name="Excel_5f_CondFormat_5f_1_5f_3_5f_1_20_92" style:display-name="Excel_CondFormat_1_3_1 92" style:family="table-cell" style:parent-style-name="Default">
      <style:table-cell-properties fo:background-color="#00ff00"/>
    </style:style>
    <style:style style:name="Excel_5f_CondFormat_5f_1_5f_4_5f_1_20_92" style:display-name="Excel_CondFormat_1_4_1 92" style:family="table-cell" style:parent-style-name="Default">
      <style:table-cell-properties fo:background-color="#00ff00"/>
    </style:style>
    <style:style style:name="Excel_5f_CondFormat_5f_1_5f_4_5f_2_20_92" style:display-name="Excel_CondFormat_1_4_2 92" style:family="table-cell" style:parent-style-name="Default">
      <style:table-cell-properties fo:background-color="#ff0000"/>
    </style:style>
    <style:style style:name="Excel_5f_CondFormat_5f_1_5f_5_5f_1_20_92" style:display-name="Excel_CondFormat_1_5_1 92" style:family="table-cell" style:parent-style-name="Default">
      <style:table-cell-properties fo:background-color="#00ff00"/>
    </style:style>
    <style:style style:name="Excel_5f_CondFormat_5f_1_5f_5_5f_2_20_92" style:display-name="Excel_CondFormat_1_5_2 92" style:family="table-cell" style:parent-style-name="Default">
      <style:table-cell-properties fo:background-color="#ff0000"/>
    </style:style>
    <style:style style:name="Excel_5f_CondFormat_5f_1_5f_6_5f_1_20_92" style:display-name="Excel_CondFormat_1_6_1 92" style:family="table-cell" style:parent-style-name="Default">
      <style:table-cell-properties fo:background-color="#ff0000"/>
    </style:style>
    <style:style style:name="Excel_5f_CondFormat_5f_1_5f_6_5f_2_20_46" style:display-name="Excel_CondFormat_1_6_2 46" style:family="table-cell" style:parent-style-name="Default">
      <style:table-cell-properties fo:background-color="#00ff00"/>
    </style:style>
    <style:style style:name="Excel_5f_CondFormat_5f_1_5f_6_5f_3_20_46" style:display-name="Excel_CondFormat_1_6_3 46" style:family="table-cell" style:parent-style-name="Default"/>
    <style:style style:name="Excel_5f_CondFormat_5f_1_5f_7_5f_1_20_92" style:display-name="Excel_CondFormat_1_7_1 92" style:family="table-cell" style:parent-style-name="Default">
      <style:table-cell-properties fo:background-color="#00ff00"/>
    </style:style>
    <style:style style:name="Excel_5f_CondFormat_5f_1_5f_8_5f_1_20_92" style:display-name="Excel_CondFormat_1_8_1 92" style:family="table-cell" style:parent-style-name="Default">
      <style:table-cell-properties fo:background-color="#00ff00"/>
    </style:style>
    <style:style style:name="Excel_5f_CondFormat_5f_1_5f_9_5f_1_20_92" style:display-name="Excel_CondFormat_1_9_1 92" style:family="table-cell" style:parent-style-name="Default">
      <style:table-cell-properties fo:background-color="#00ff00"/>
    </style:style>
    <style:style style:name="Excel_5f_CondFormat_5f_1_5f_9_5f_2_20_60" style:display-name="Excel_CondFormat_1_9_2 60" style:family="table-cell" style:parent-style-name="Default">
      <style:table-cell-properties fo:background-color="#ff0000"/>
    </style:style>
    <style:style style:name="Excel_5f_CondFormat_5f_1_5f_10_5f_1_20_69" style:display-name="Excel_CondFormat_1_10_1 69" style:family="table-cell" style:parent-style-name="Default">
      <style:table-cell-properties fo:background-color="#ff0000"/>
    </style:style>
    <style:style style:name="Excel_5f_CondFormat_5f_1_5f_11_5f_1_20_69" style:display-name="Excel_CondFormat_1_11_1 69" style:family="table-cell" style:parent-style-name="Default">
      <style:table-cell-properties fo:background-color="#00ff00"/>
    </style:style>
    <style:style style:name="Excel_5f_CondFormat_5f_1_5f_1_5f_1_20_93" style:display-name="Excel_CondFormat_1_1_1 93" style:family="table-cell" style:parent-style-name="Default">
      <style:table-cell-properties fo:background-color="#00ff00"/>
    </style:style>
    <style:style style:name="Excel_5f_CondFormat_5f_1_5f_1_5f_2_20_45" style:display-name="Excel_CondFormat_1_1_2 45" style:family="table-cell" style:parent-style-name="Default">
      <style:table-cell-properties fo:background-color="#ff0000"/>
    </style:style>
    <style:style style:name="Excel_5f_CondFormat_5f_1_5f_2_5f_1_20_93" style:display-name="Excel_CondFormat_1_2_1 93" style:family="table-cell" style:parent-style-name="Default">
      <style:table-cell-properties fo:background-color="#00ff00"/>
    </style:style>
    <style:style style:name="Excel_5f_CondFormat_5f_1_5f_2_5f_2_20_93" style:display-name="Excel_CondFormat_1_2_2 93" style:family="table-cell" style:parent-style-name="Default">
      <style:table-cell-properties fo:background-color="#ff0000"/>
    </style:style>
    <style:style style:name="Excel_5f_CondFormat_5f_1_5f_3_5f_1_20_93" style:display-name="Excel_CondFormat_1_3_1 93" style:family="table-cell" style:parent-style-name="Default">
      <style:table-cell-properties fo:background-color="#00ff00"/>
    </style:style>
    <style:style style:name="Excel_5f_CondFormat_5f_1_5f_4_5f_1_20_93" style:display-name="Excel_CondFormat_1_4_1 93" style:family="table-cell" style:parent-style-name="Default">
      <style:table-cell-properties fo:background-color="#00ff00"/>
    </style:style>
    <style:style style:name="Excel_5f_CondFormat_5f_1_5f_4_5f_2_20_93" style:display-name="Excel_CondFormat_1_4_2 93" style:family="table-cell" style:parent-style-name="Default">
      <style:table-cell-properties fo:background-color="#ff0000"/>
    </style:style>
    <style:style style:name="Excel_5f_CondFormat_5f_1_5f_5_5f_1_20_93" style:display-name="Excel_CondFormat_1_5_1 93" style:family="table-cell" style:parent-style-name="Default">
      <style:table-cell-properties fo:background-color="#00ff00"/>
    </style:style>
    <style:style style:name="Excel_5f_CondFormat_5f_1_5f_5_5f_2_20_93" style:display-name="Excel_CondFormat_1_5_2 93" style:family="table-cell" style:parent-style-name="Default">
      <style:table-cell-properties fo:background-color="#ff0000"/>
    </style:style>
    <style:style style:name="Excel_5f_CondFormat_5f_1_5f_6_5f_1_20_93" style:display-name="Excel_CondFormat_1_6_1 93" style:family="table-cell" style:parent-style-name="Default">
      <style:table-cell-properties fo:background-color="#ff0000"/>
    </style:style>
    <style:style style:name="Excel_5f_CondFormat_5f_1_5f_6_5f_2_20_47" style:display-name="Excel_CondFormat_1_6_2 47" style:family="table-cell" style:parent-style-name="Default">
      <style:table-cell-properties fo:background-color="#00ff00"/>
    </style:style>
    <style:style style:name="Excel_5f_CondFormat_5f_1_5f_6_5f_3_20_47" style:display-name="Excel_CondFormat_1_6_3 47" style:family="table-cell" style:parent-style-name="Default"/>
    <style:style style:name="Excel_5f_CondFormat_5f_1_5f_7_5f_1_20_93" style:display-name="Excel_CondFormat_1_7_1 93" style:family="table-cell" style:parent-style-name="Default">
      <style:table-cell-properties fo:background-color="#00ff00"/>
    </style:style>
    <style:style style:name="Excel_5f_CondFormat_5f_1_5f_8_5f_1_20_93" style:display-name="Excel_CondFormat_1_8_1 93" style:family="table-cell" style:parent-style-name="Default">
      <style:table-cell-properties fo:background-color="#00ff00"/>
    </style:style>
    <style:style style:name="Excel_5f_CondFormat_5f_1_5f_9_5f_1_20_93" style:display-name="Excel_CondFormat_1_9_1 93" style:family="table-cell" style:parent-style-name="Default">
      <style:table-cell-properties fo:background-color="#00ff00"/>
    </style:style>
    <style:style style:name="Excel_5f_CondFormat_5f_1_5f_9_5f_2_20_61" style:display-name="Excel_CondFormat_1_9_2 61" style:family="table-cell" style:parent-style-name="Default">
      <style:table-cell-properties fo:background-color="#ff0000"/>
    </style:style>
    <style:style style:name="Excel_5f_CondFormat_5f_1_5f_10_5f_1_20_70" style:display-name="Excel_CondFormat_1_10_1 70" style:family="table-cell" style:parent-style-name="Default">
      <style:table-cell-properties fo:background-color="#ff0000"/>
    </style:style>
    <style:style style:name="Excel_5f_CondFormat_5f_1_5f_11_5f_1_20_70" style:display-name="Excel_CondFormat_1_11_1 70" style:family="table-cell" style:parent-style-name="Default">
      <style:table-cell-properties fo:background-color="#00ff00"/>
    </style:style>
    <style:style style:name="Excel_5f_CondFormat_5f_1_5f_1_5f_1_20_94" style:display-name="Excel_CondFormat_1_1_1 94" style:family="table-cell" style:parent-style-name="Default">
      <style:table-cell-properties fo:background-color="#00ff00"/>
    </style:style>
    <style:style style:name="Excel_5f_CondFormat_5f_1_5f_1_5f_2_20_46" style:display-name="Excel_CondFormat_1_1_2 46" style:family="table-cell" style:parent-style-name="Default">
      <style:table-cell-properties fo:background-color="#ff0000"/>
    </style:style>
    <style:style style:name="Excel_5f_CondFormat_5f_1_5f_2_5f_1_20_94" style:display-name="Excel_CondFormat_1_2_1 94" style:family="table-cell" style:parent-style-name="Default">
      <style:table-cell-properties fo:background-color="#00ff00"/>
    </style:style>
    <style:style style:name="Excel_5f_CondFormat_5f_1_5f_2_5f_2_20_94" style:display-name="Excel_CondFormat_1_2_2 94" style:family="table-cell" style:parent-style-name="Default">
      <style:table-cell-properties fo:background-color="#ff0000"/>
    </style:style>
    <style:style style:name="Excel_5f_CondFormat_5f_1_5f_3_5f_1_20_94" style:display-name="Excel_CondFormat_1_3_1 94" style:family="table-cell" style:parent-style-name="Default">
      <style:table-cell-properties fo:background-color="#00ff00"/>
    </style:style>
    <style:style style:name="Excel_5f_CondFormat_5f_1_5f_4_5f_1_20_94" style:display-name="Excel_CondFormat_1_4_1 94" style:family="table-cell" style:parent-style-name="Default">
      <style:table-cell-properties fo:background-color="#00ff00"/>
    </style:style>
    <style:style style:name="Excel_5f_CondFormat_5f_1_5f_4_5f_2_20_94" style:display-name="Excel_CondFormat_1_4_2 94" style:family="table-cell" style:parent-style-name="Default">
      <style:table-cell-properties fo:background-color="#ff0000"/>
    </style:style>
    <style:style style:name="Excel_5f_CondFormat_5f_1_5f_5_5f_1_20_94" style:display-name="Excel_CondFormat_1_5_1 94" style:family="table-cell" style:parent-style-name="Default">
      <style:table-cell-properties fo:background-color="#00ff00"/>
    </style:style>
    <style:style style:name="Excel_5f_CondFormat_5f_1_5f_5_5f_2_20_94" style:display-name="Excel_CondFormat_1_5_2 94" style:family="table-cell" style:parent-style-name="Default">
      <style:table-cell-properties fo:background-color="#ff0000"/>
    </style:style>
    <style:style style:name="Excel_5f_CondFormat_5f_1_5f_6_5f_1_20_94" style:display-name="Excel_CondFormat_1_6_1 94" style:family="table-cell" style:parent-style-name="Default">
      <style:table-cell-properties fo:background-color="#ff0000"/>
    </style:style>
    <style:style style:name="Excel_5f_CondFormat_5f_1_5f_6_5f_2_20_48" style:display-name="Excel_CondFormat_1_6_2 48" style:family="table-cell" style:parent-style-name="Default">
      <style:table-cell-properties fo:background-color="#00ff00"/>
    </style:style>
    <style:style style:name="Excel_5f_CondFormat_5f_1_5f_6_5f_3_20_48" style:display-name="Excel_CondFormat_1_6_3 48" style:family="table-cell" style:parent-style-name="Default"/>
    <style:style style:name="Excel_5f_CondFormat_5f_1_5f_7_5f_1_20_94" style:display-name="Excel_CondFormat_1_7_1 94" style:family="table-cell" style:parent-style-name="Default">
      <style:table-cell-properties fo:background-color="#00ff00"/>
    </style:style>
    <style:style style:name="Excel_5f_CondFormat_5f_1_5f_8_5f_1_20_94" style:display-name="Excel_CondFormat_1_8_1 94" style:family="table-cell" style:parent-style-name="Default">
      <style:table-cell-properties fo:background-color="#00ff00"/>
    </style:style>
    <style:style style:name="Excel_5f_CondFormat_5f_1_5f_9_5f_1_20_94" style:display-name="Excel_CondFormat_1_9_1 94" style:family="table-cell" style:parent-style-name="Default">
      <style:table-cell-properties fo:background-color="#00ff00"/>
    </style:style>
    <style:style style:name="Excel_5f_CondFormat_5f_1_5f_9_5f_2_20_62" style:display-name="Excel_CondFormat_1_9_2 62" style:family="table-cell" style:parent-style-name="Default">
      <style:table-cell-properties fo:background-color="#ff0000"/>
    </style:style>
    <style:style style:name="Excel_5f_CondFormat_5f_1_5f_10_5f_1_20_71" style:display-name="Excel_CondFormat_1_10_1 71" style:family="table-cell" style:parent-style-name="Default">
      <style:table-cell-properties fo:background-color="#ff0000"/>
    </style:style>
    <style:style style:name="Excel_5f_CondFormat_5f_1_5f_11_5f_1_20_71" style:display-name="Excel_CondFormat_1_11_1 71" style:family="table-cell" style:parent-style-name="Default">
      <style:table-cell-properties fo:background-color="#00ff00"/>
    </style:style>
    <style:style style:name="Excel_5f_CondFormat_5f_1_5f_1_5f_1_20_95" style:display-name="Excel_CondFormat_1_1_1 95" style:family="table-cell" style:parent-style-name="Default">
      <style:table-cell-properties fo:background-color="#00ff00"/>
    </style:style>
    <style:style style:name="Excel_5f_CondFormat_5f_1_5f_2_5f_1_20_95" style:display-name="Excel_CondFormat_1_2_1 95" style:family="table-cell" style:parent-style-name="Default">
      <style:table-cell-properties fo:background-color="#00ff00"/>
    </style:style>
    <style:style style:name="Excel_5f_CondFormat_5f_1_5f_2_5f_2_20_95" style:display-name="Excel_CondFormat_1_2_2 95" style:family="table-cell" style:parent-style-name="Default">
      <style:table-cell-properties fo:background-color="#ff0000"/>
    </style:style>
    <style:style style:name="Excel_5f_CondFormat_5f_1_5f_3_5f_1_20_95" style:display-name="Excel_CondFormat_1_3_1 95" style:family="table-cell" style:parent-style-name="Default">
      <style:table-cell-properties fo:background-color="#00ff00"/>
    </style:style>
    <style:style style:name="Excel_5f_CondFormat_5f_1_5f_3_5f_2_20_49" style:display-name="Excel_CondFormat_1_3_2 49" style:family="table-cell" style:parent-style-name="Default">
      <style:table-cell-properties fo:background-color="#ff0000"/>
    </style:style>
    <style:style style:name="Excel_5f_CondFormat_5f_1_5f_4_5f_1_20_95" style:display-name="Excel_CondFormat_1_4_1 95" style:family="table-cell" style:parent-style-name="Default">
      <style:table-cell-properties fo:background-color="#00ff00"/>
    </style:style>
    <style:style style:name="Excel_5f_CondFormat_5f_1_5f_4_5f_2_20_95" style:display-name="Excel_CondFormat_1_4_2 95" style:family="table-cell" style:parent-style-name="Default">
      <style:table-cell-properties fo:background-color="#ff0000"/>
    </style:style>
    <style:style style:name="Excel_5f_CondFormat_5f_1_5f_5_5f_1_20_95" style:display-name="Excel_CondFormat_1_5_1 95" style:family="table-cell" style:parent-style-name="Default">
      <style:table-cell-properties fo:background-color="#00ff00"/>
    </style:style>
    <style:style style:name="Excel_5f_CondFormat_5f_1_5f_5_5f_2_20_95" style:display-name="Excel_CondFormat_1_5_2 95" style:family="table-cell" style:parent-style-name="Default">
      <style:table-cell-properties fo:background-color="#ff0000"/>
    </style:style>
    <style:style style:name="Excel_5f_CondFormat_5f_1_5f_6_5f_1_20_95" style:display-name="Excel_CondFormat_1_6_1 95" style:family="table-cell" style:parent-style-name="Default">
      <style:table-cell-properties fo:background-color="#00ff00"/>
    </style:style>
    <style:style style:name="Excel_5f_CondFormat_5f_1_5f_7_5f_1_20_95" style:display-name="Excel_CondFormat_1_7_1 95" style:family="table-cell" style:parent-style-name="Default">
      <style:table-cell-properties fo:background-color="#ff0000"/>
    </style:style>
    <style:style style:name="Excel_5f_CondFormat_5f_1_5f_7_5f_2_20_32" style:display-name="Excel_CondFormat_1_7_2 32" style:family="table-cell" style:parent-style-name="Default">
      <style:table-cell-properties fo:background-color="#00ff00"/>
    </style:style>
    <style:style style:name="Excel_5f_CondFormat_5f_1_5f_7_5f_3_20_32" style:display-name="Excel_CondFormat_1_7_3 32" style:family="table-cell" style:parent-style-name="Default"/>
    <style:style style:name="Excel_5f_CondFormat_5f_1_5f_8_5f_1_20_95" style:display-name="Excel_CondFormat_1_8_1 95" style:family="table-cell" style:parent-style-name="Default">
      <style:table-cell-properties fo:background-color="#00ff00"/>
    </style:style>
    <style:style style:name="Excel_5f_CondFormat_5f_1_5f_8_5f_2_20_39" style:display-name="Excel_CondFormat_1_8_2 39" style:family="table-cell" style:parent-style-name="Default">
      <style:table-cell-properties fo:background-color="#ff0000"/>
    </style:style>
    <style:style style:name="Excel_5f_CondFormat_5f_1_5f_9_5f_1_20_95" style:display-name="Excel_CondFormat_1_9_1 95" style:family="table-cell" style:parent-style-name="Default">
      <style:table-cell-properties fo:background-color="#ff0000"/>
    </style:style>
    <style:style style:name="Excel_5f_CondFormat_5f_1_5f_1_5f_1_20_96" style:display-name="Excel_CondFormat_1_1_1 96" style:family="table-cell" style:parent-style-name="Default">
      <style:table-cell-properties fo:background-color="#00ff00"/>
    </style:style>
    <style:style style:name="Excel_5f_CondFormat_5f_1_5f_2_5f_1_20_96" style:display-name="Excel_CondFormat_1_2_1 96" style:family="table-cell" style:parent-style-name="Default">
      <style:table-cell-properties fo:background-color="#00ff00"/>
    </style:style>
    <style:style style:name="Excel_5f_CondFormat_5f_1_5f_2_5f_2_20_96" style:display-name="Excel_CondFormat_1_2_2 96" style:family="table-cell" style:parent-style-name="Default">
      <style:table-cell-properties fo:background-color="#ff0000"/>
    </style:style>
    <style:style style:name="Excel_5f_CondFormat_5f_1_5f_3_5f_1_20_96" style:display-name="Excel_CondFormat_1_3_1 96" style:family="table-cell" style:parent-style-name="Default">
      <style:table-cell-properties fo:background-color="#00ff00"/>
    </style:style>
    <style:style style:name="Excel_5f_CondFormat_5f_1_5f_3_5f_2_20_50" style:display-name="Excel_CondFormat_1_3_2 50" style:family="table-cell" style:parent-style-name="Default">
      <style:table-cell-properties fo:background-color="#ff0000"/>
    </style:style>
    <style:style style:name="Excel_5f_CondFormat_5f_1_5f_4_5f_1_20_96" style:display-name="Excel_CondFormat_1_4_1 96" style:family="table-cell" style:parent-style-name="Default">
      <style:table-cell-properties fo:background-color="#00ff00"/>
    </style:style>
    <style:style style:name="Excel_5f_CondFormat_5f_1_5f_4_5f_2_20_96" style:display-name="Excel_CondFormat_1_4_2 96" style:family="table-cell" style:parent-style-name="Default">
      <style:table-cell-properties fo:background-color="#ff0000"/>
    </style:style>
    <style:style style:name="Excel_5f_CondFormat_5f_1_5f_5_5f_1_20_96" style:display-name="Excel_CondFormat_1_5_1 96" style:family="table-cell" style:parent-style-name="Default">
      <style:table-cell-properties fo:background-color="#00ff00"/>
    </style:style>
    <style:style style:name="Excel_5f_CondFormat_5f_1_5f_5_5f_2_20_96" style:display-name="Excel_CondFormat_1_5_2 96" style:family="table-cell" style:parent-style-name="Default">
      <style:table-cell-properties fo:background-color="#ff0000"/>
    </style:style>
    <style:style style:name="Excel_5f_CondFormat_5f_1_5f_6_5f_1_20_96" style:display-name="Excel_CondFormat_1_6_1 96" style:family="table-cell" style:parent-style-name="Default">
      <style:table-cell-properties fo:background-color="#00ff00"/>
    </style:style>
    <style:style style:name="Excel_5f_CondFormat_5f_1_5f_7_5f_1_20_96" style:display-name="Excel_CondFormat_1_7_1 96" style:family="table-cell" style:parent-style-name="Default">
      <style:table-cell-properties fo:background-color="#ff0000"/>
    </style:style>
    <style:style style:name="Excel_5f_CondFormat_5f_1_5f_7_5f_2_20_33" style:display-name="Excel_CondFormat_1_7_2 33" style:family="table-cell" style:parent-style-name="Default">
      <style:table-cell-properties fo:background-color="#00ff00"/>
    </style:style>
    <style:style style:name="Excel_5f_CondFormat_5f_1_5f_7_5f_3_20_33" style:display-name="Excel_CondFormat_1_7_3 33" style:family="table-cell" style:parent-style-name="Default"/>
    <style:style style:name="Excel_5f_CondFormat_5f_1_5f_8_5f_1_20_96" style:display-name="Excel_CondFormat_1_8_1 96" style:family="table-cell" style:parent-style-name="Default">
      <style:table-cell-properties fo:background-color="#00ff00"/>
    </style:style>
    <style:style style:name="Excel_5f_CondFormat_5f_1_5f_8_5f_2_20_40" style:display-name="Excel_CondFormat_1_8_2 40" style:family="table-cell" style:parent-style-name="Default">
      <style:table-cell-properties fo:background-color="#ff0000"/>
    </style:style>
    <style:style style:name="Excel_5f_CondFormat_5f_1_5f_9_5f_1_20_96" style:display-name="Excel_CondFormat_1_9_1 96" style:family="table-cell" style:parent-style-name="Default">
      <style:table-cell-properties fo:background-color="#ff0000"/>
    </style:style>
    <style:style style:name="Excel_5f_CondFormat_5f_1_5f_1_5f_1_20_97" style:display-name="Excel_CondFormat_1_1_1 97" style:family="table-cell" style:parent-style-name="Default">
      <style:table-cell-properties fo:background-color="#00ff00"/>
    </style:style>
    <style:style style:name="Excel_5f_CondFormat_5f_1_5f_2_5f_1_20_97" style:display-name="Excel_CondFormat_1_2_1 97" style:family="table-cell" style:parent-style-name="Default">
      <style:table-cell-properties fo:background-color="#00ff00"/>
    </style:style>
    <style:style style:name="Excel_5f_CondFormat_5f_1_5f_2_5f_2_20_97" style:display-name="Excel_CondFormat_1_2_2 97" style:family="table-cell" style:parent-style-name="Default">
      <style:table-cell-properties fo:background-color="#ff0000"/>
    </style:style>
    <style:style style:name="Excel_5f_CondFormat_5f_1_5f_3_5f_1_20_97" style:display-name="Excel_CondFormat_1_3_1 97" style:family="table-cell" style:parent-style-name="Default">
      <style:table-cell-properties fo:background-color="#00ff00"/>
    </style:style>
    <style:style style:name="Excel_5f_CondFormat_5f_1_5f_3_5f_2_20_51" style:display-name="Excel_CondFormat_1_3_2 51" style:family="table-cell" style:parent-style-name="Default">
      <style:table-cell-properties fo:background-color="#ff0000"/>
    </style:style>
    <style:style style:name="Excel_5f_CondFormat_5f_1_5f_4_5f_1_20_97" style:display-name="Excel_CondFormat_1_4_1 97" style:family="table-cell" style:parent-style-name="Default">
      <style:table-cell-properties fo:background-color="#00ff00"/>
    </style:style>
    <style:style style:name="Excel_5f_CondFormat_5f_1_5f_4_5f_2_20_97" style:display-name="Excel_CondFormat_1_4_2 97" style:family="table-cell" style:parent-style-name="Default">
      <style:table-cell-properties fo:background-color="#ff0000"/>
    </style:style>
    <style:style style:name="Excel_5f_CondFormat_5f_1_5f_5_5f_1_20_97" style:display-name="Excel_CondFormat_1_5_1 97" style:family="table-cell" style:parent-style-name="Default">
      <style:table-cell-properties fo:background-color="#00ff00"/>
    </style:style>
    <style:style style:name="Excel_5f_CondFormat_5f_1_5f_5_5f_2_20_97" style:display-name="Excel_CondFormat_1_5_2 97" style:family="table-cell" style:parent-style-name="Default">
      <style:table-cell-properties fo:background-color="#ff0000"/>
    </style:style>
    <style:style style:name="Excel_5f_CondFormat_5f_1_5f_6_5f_1_20_97" style:display-name="Excel_CondFormat_1_6_1 97" style:family="table-cell" style:parent-style-name="Default">
      <style:table-cell-properties fo:background-color="#00ff00"/>
    </style:style>
    <style:style style:name="Excel_5f_CondFormat_5f_1_5f_7_5f_1_20_97" style:display-name="Excel_CondFormat_1_7_1 97" style:family="table-cell" style:parent-style-name="Default">
      <style:table-cell-properties fo:background-color="#ff0000"/>
    </style:style>
    <style:style style:name="Excel_5f_CondFormat_5f_1_5f_7_5f_2_20_34" style:display-name="Excel_CondFormat_1_7_2 34" style:family="table-cell" style:parent-style-name="Default">
      <style:table-cell-properties fo:background-color="#00ff00"/>
    </style:style>
    <style:style style:name="Excel_5f_CondFormat_5f_1_5f_7_5f_3_20_34" style:display-name="Excel_CondFormat_1_7_3 34" style:family="table-cell" style:parent-style-name="Default"/>
    <style:style style:name="Excel_5f_CondFormat_5f_1_5f_8_5f_1_20_97" style:display-name="Excel_CondFormat_1_8_1 97" style:family="table-cell" style:parent-style-name="Default">
      <style:table-cell-properties fo:background-color="#00ff00"/>
    </style:style>
    <style:style style:name="Excel_5f_CondFormat_5f_1_5f_8_5f_2_20_41" style:display-name="Excel_CondFormat_1_8_2 41" style:family="table-cell" style:parent-style-name="Default">
      <style:table-cell-properties fo:background-color="#ff0000"/>
    </style:style>
    <style:style style:name="Excel_5f_CondFormat_5f_1_5f_9_5f_1_20_97" style:display-name="Excel_CondFormat_1_9_1 97" style:family="table-cell" style:parent-style-name="Default">
      <style:table-cell-properties fo:background-color="#ff0000"/>
    </style:style>
    <style:style style:name="Excel_5f_CondFormat_5f_1_5f_1_5f_1_20_98" style:display-name="Excel_CondFormat_1_1_1 98" style:family="table-cell" style:parent-style-name="Default">
      <style:table-cell-properties fo:background-color="#00ff00"/>
    </style:style>
    <style:style style:name="Excel_5f_CondFormat_5f_1_5f_2_5f_1_20_98" style:display-name="Excel_CondFormat_1_2_1 98" style:family="table-cell" style:parent-style-name="Default">
      <style:table-cell-properties fo:background-color="#00ff00"/>
    </style:style>
    <style:style style:name="Excel_5f_CondFormat_5f_1_5f_2_5f_2_20_98" style:display-name="Excel_CondFormat_1_2_2 98" style:family="table-cell" style:parent-style-name="Default">
      <style:table-cell-properties fo:background-color="#ff0000"/>
    </style:style>
    <style:style style:name="Excel_5f_CondFormat_5f_1_5f_3_5f_1_20_98" style:display-name="Excel_CondFormat_1_3_1 98" style:family="table-cell" style:parent-style-name="Default">
      <style:table-cell-properties fo:background-color="#00ff00"/>
    </style:style>
    <style:style style:name="Excel_5f_CondFormat_5f_1_5f_3_5f_2_20_52" style:display-name="Excel_CondFormat_1_3_2 52" style:family="table-cell" style:parent-style-name="Default">
      <style:table-cell-properties fo:background-color="#ff0000"/>
    </style:style>
    <style:style style:name="Excel_5f_CondFormat_5f_1_5f_4_5f_1_20_98" style:display-name="Excel_CondFormat_1_4_1 98" style:family="table-cell" style:parent-style-name="Default">
      <style:table-cell-properties fo:background-color="#00ff00"/>
    </style:style>
    <style:style style:name="Excel_5f_CondFormat_5f_1_5f_4_5f_2_20_98" style:display-name="Excel_CondFormat_1_4_2 98" style:family="table-cell" style:parent-style-name="Default">
      <style:table-cell-properties fo:background-color="#ff0000"/>
    </style:style>
    <style:style style:name="Excel_5f_CondFormat_5f_1_5f_5_5f_1_20_98" style:display-name="Excel_CondFormat_1_5_1 98" style:family="table-cell" style:parent-style-name="Default">
      <style:table-cell-properties fo:background-color="#00ff00"/>
    </style:style>
    <style:style style:name="Excel_5f_CondFormat_5f_1_5f_5_5f_2_20_98" style:display-name="Excel_CondFormat_1_5_2 98" style:family="table-cell" style:parent-style-name="Default">
      <style:table-cell-properties fo:background-color="#ff0000"/>
    </style:style>
    <style:style style:name="Excel_5f_CondFormat_5f_1_5f_6_5f_1_20_98" style:display-name="Excel_CondFormat_1_6_1 98" style:family="table-cell" style:parent-style-name="Default">
      <style:table-cell-properties fo:background-color="#00ff00"/>
    </style:style>
    <style:style style:name="Excel_5f_CondFormat_5f_1_5f_7_5f_1_20_98" style:display-name="Excel_CondFormat_1_7_1 98" style:family="table-cell" style:parent-style-name="Default">
      <style:table-cell-properties fo:background-color="#ff0000"/>
    </style:style>
    <style:style style:name="Excel_5f_CondFormat_5f_1_5f_7_5f_2_20_35" style:display-name="Excel_CondFormat_1_7_2 35" style:family="table-cell" style:parent-style-name="Default">
      <style:table-cell-properties fo:background-color="#00ff00"/>
    </style:style>
    <style:style style:name="Excel_5f_CondFormat_5f_1_5f_7_5f_3_20_35" style:display-name="Excel_CondFormat_1_7_3 35" style:family="table-cell" style:parent-style-name="Default"/>
    <style:style style:name="Excel_5f_CondFormat_5f_1_5f_8_5f_1_20_98" style:display-name="Excel_CondFormat_1_8_1 98" style:family="table-cell" style:parent-style-name="Default">
      <style:table-cell-properties fo:background-color="#00ff00"/>
    </style:style>
    <style:style style:name="Excel_5f_CondFormat_5f_1_5f_8_5f_2_20_42" style:display-name="Excel_CondFormat_1_8_2 42" style:family="table-cell" style:parent-style-name="Default">
      <style:table-cell-properties fo:background-color="#ff0000"/>
    </style:style>
    <style:style style:name="Excel_5f_CondFormat_5f_1_5f_9_5f_1_20_98" style:display-name="Excel_CondFormat_1_9_1 98" style:family="table-cell" style:parent-style-name="Default">
      <style:table-cell-properties fo:background-color="#ff0000"/>
    </style:style>
    <style:style style:name="Excel_5f_CondFormat_5f_1_5f_1_5f_1_20_99" style:display-name="Excel_CondFormat_1_1_1 99" style:family="table-cell" style:parent-style-name="Default">
      <style:table-cell-properties fo:background-color="#00ff00"/>
    </style:style>
    <style:style style:name="Excel_5f_CondFormat_5f_1_5f_2_5f_1_20_99" style:display-name="Excel_CondFormat_1_2_1 99" style:family="table-cell" style:parent-style-name="Default">
      <style:table-cell-properties fo:background-color="#00ff00"/>
    </style:style>
    <style:style style:name="Excel_5f_CondFormat_5f_1_5f_2_5f_2_20_99" style:display-name="Excel_CondFormat_1_2_2 99" style:family="table-cell" style:parent-style-name="Default">
      <style:table-cell-properties fo:background-color="#ff0000"/>
    </style:style>
    <style:style style:name="Excel_5f_CondFormat_5f_1_5f_3_5f_1_20_99" style:display-name="Excel_CondFormat_1_3_1 99" style:family="table-cell" style:parent-style-name="Default">
      <style:table-cell-properties fo:background-color="#00ff00"/>
    </style:style>
    <style:style style:name="Excel_5f_CondFormat_5f_1_5f_3_5f_2_20_53" style:display-name="Excel_CondFormat_1_3_2 53" style:family="table-cell" style:parent-style-name="Default">
      <style:table-cell-properties fo:background-color="#ff0000"/>
    </style:style>
    <style:style style:name="Excel_5f_CondFormat_5f_1_5f_4_5f_1_20_99" style:display-name="Excel_CondFormat_1_4_1 99" style:family="table-cell" style:parent-style-name="Default">
      <style:table-cell-properties fo:background-color="#00ff00"/>
    </style:style>
    <style:style style:name="Excel_5f_CondFormat_5f_1_5f_4_5f_2_20_99" style:display-name="Excel_CondFormat_1_4_2 99" style:family="table-cell" style:parent-style-name="Default">
      <style:table-cell-properties fo:background-color="#ff0000"/>
    </style:style>
    <style:style style:name="Excel_5f_CondFormat_5f_1_5f_5_5f_1_20_99" style:display-name="Excel_CondFormat_1_5_1 99" style:family="table-cell" style:parent-style-name="Default">
      <style:table-cell-properties fo:background-color="#00ff00"/>
    </style:style>
    <style:style style:name="Excel_5f_CondFormat_5f_1_5f_5_5f_2_20_99" style:display-name="Excel_CondFormat_1_5_2 99" style:family="table-cell" style:parent-style-name="Default">
      <style:table-cell-properties fo:background-color="#ff0000"/>
    </style:style>
    <style:style style:name="Excel_5f_CondFormat_5f_1_5f_6_5f_1_20_99" style:display-name="Excel_CondFormat_1_6_1 99" style:family="table-cell" style:parent-style-name="Default">
      <style:table-cell-properties fo:background-color="#00ff00"/>
    </style:style>
    <style:style style:name="Excel_5f_CondFormat_5f_1_5f_7_5f_1_20_99" style:display-name="Excel_CondFormat_1_7_1 99" style:family="table-cell" style:parent-style-name="Default">
      <style:table-cell-properties fo:background-color="#ff0000"/>
    </style:style>
    <style:style style:name="Excel_5f_CondFormat_5f_1_5f_7_5f_2_20_36" style:display-name="Excel_CondFormat_1_7_2 36" style:family="table-cell" style:parent-style-name="Default">
      <style:table-cell-properties fo:background-color="#00ff00"/>
    </style:style>
    <style:style style:name="Excel_5f_CondFormat_5f_1_5f_7_5f_3_20_36" style:display-name="Excel_CondFormat_1_7_3 36" style:family="table-cell" style:parent-style-name="Default"/>
    <style:style style:name="Excel_5f_CondFormat_5f_1_5f_8_5f_1_20_99" style:display-name="Excel_CondFormat_1_8_1 99" style:family="table-cell" style:parent-style-name="Default">
      <style:table-cell-properties fo:background-color="#00ff00"/>
    </style:style>
    <style:style style:name="Excel_5f_CondFormat_5f_1_5f_8_5f_2_20_43" style:display-name="Excel_CondFormat_1_8_2 43" style:family="table-cell" style:parent-style-name="Default">
      <style:table-cell-properties fo:background-color="#ff0000"/>
    </style:style>
    <style:style style:name="Excel_5f_CondFormat_5f_1_5f_9_5f_1_20_99" style:display-name="Excel_CondFormat_1_9_1 99" style:family="table-cell" style:parent-style-name="Default">
      <style:table-cell-properties fo:background-color="#ff0000"/>
    </style:style>
    <style:style style:name="Excel_5f_CondFormat_5f_1_5f_1_5f_1_20_100" style:display-name="Excel_CondFormat_1_1_1 100" style:family="table-cell" style:parent-style-name="Default">
      <style:table-cell-properties fo:background-color="#00ff00"/>
    </style:style>
    <style:style style:name="Excel_5f_CondFormat_5f_1_5f_2_5f_1_20_100" style:display-name="Excel_CondFormat_1_2_1 100" style:family="table-cell" style:parent-style-name="Default">
      <style:table-cell-properties fo:background-color="#00ff00"/>
    </style:style>
    <style:style style:name="Excel_5f_CondFormat_5f_1_5f_2_5f_2_20_100" style:display-name="Excel_CondFormat_1_2_2 100" style:family="table-cell" style:parent-style-name="Default">
      <style:table-cell-properties fo:background-color="#ff0000"/>
    </style:style>
    <style:style style:name="Excel_5f_CondFormat_5f_1_5f_3_5f_1_20_100" style:display-name="Excel_CondFormat_1_3_1 100" style:family="table-cell" style:parent-style-name="Default">
      <style:table-cell-properties fo:background-color="#00ff00"/>
    </style:style>
    <style:style style:name="Excel_5f_CondFormat_5f_1_5f_3_5f_2_20_54" style:display-name="Excel_CondFormat_1_3_2 54" style:family="table-cell" style:parent-style-name="Default">
      <style:table-cell-properties fo:background-color="#ff0000"/>
    </style:style>
    <style:style style:name="Excel_5f_CondFormat_5f_1_5f_4_5f_1_20_100" style:display-name="Excel_CondFormat_1_4_1 100" style:family="table-cell" style:parent-style-name="Default">
      <style:table-cell-properties fo:background-color="#00ff00"/>
    </style:style>
    <style:style style:name="Excel_5f_CondFormat_5f_1_5f_4_5f_2_20_100" style:display-name="Excel_CondFormat_1_4_2 100" style:family="table-cell" style:parent-style-name="Default">
      <style:table-cell-properties fo:background-color="#ff0000"/>
    </style:style>
    <style:style style:name="Excel_5f_CondFormat_5f_1_5f_5_5f_1_20_100" style:display-name="Excel_CondFormat_1_5_1 100" style:family="table-cell" style:parent-style-name="Default">
      <style:table-cell-properties fo:background-color="#00ff00"/>
    </style:style>
    <style:style style:name="Excel_5f_CondFormat_5f_1_5f_5_5f_2_20_100" style:display-name="Excel_CondFormat_1_5_2 100" style:family="table-cell" style:parent-style-name="Default">
      <style:table-cell-properties fo:background-color="#ff0000"/>
    </style:style>
    <style:style style:name="Excel_5f_CondFormat_5f_1_5f_6_5f_1_20_100" style:display-name="Excel_CondFormat_1_6_1 100" style:family="table-cell" style:parent-style-name="Default">
      <style:table-cell-properties fo:background-color="#00ff00"/>
    </style:style>
    <style:style style:name="Excel_5f_CondFormat_5f_1_5f_7_5f_1_20_100" style:display-name="Excel_CondFormat_1_7_1 100" style:family="table-cell" style:parent-style-name="Default">
      <style:table-cell-properties fo:background-color="#ff0000"/>
    </style:style>
    <style:style style:name="Excel_5f_CondFormat_5f_1_5f_7_5f_2_20_37" style:display-name="Excel_CondFormat_1_7_2 37" style:family="table-cell" style:parent-style-name="Default">
      <style:table-cell-properties fo:background-color="#00ff00"/>
    </style:style>
    <style:style style:name="Excel_5f_CondFormat_5f_1_5f_7_5f_3_20_37" style:display-name="Excel_CondFormat_1_7_3 37" style:family="table-cell" style:parent-style-name="Default"/>
    <style:style style:name="Excel_5f_CondFormat_5f_1_5f_8_5f_1_20_100" style:display-name="Excel_CondFormat_1_8_1 100" style:family="table-cell" style:parent-style-name="Default">
      <style:table-cell-properties fo:background-color="#00ff00"/>
    </style:style>
    <style:style style:name="Excel_5f_CondFormat_5f_1_5f_8_5f_2_20_44" style:display-name="Excel_CondFormat_1_8_2 44" style:family="table-cell" style:parent-style-name="Default">
      <style:table-cell-properties fo:background-color="#ff0000"/>
    </style:style>
    <style:style style:name="Excel_5f_CondFormat_5f_1_5f_9_5f_1_20_100" style:display-name="Excel_CondFormat_1_9_1 100" style:family="table-cell" style:parent-style-name="Default">
      <style:table-cell-properties fo:background-color="#ff0000"/>
    </style:style>
    <style:style style:name="Excel_5f_CondFormat_5f_1_5f_1_5f_1_20_101" style:display-name="Excel_CondFormat_1_1_1 101" style:family="table-cell" style:parent-style-name="Default">
      <style:table-cell-properties fo:background-color="#00ff00"/>
    </style:style>
    <style:style style:name="Excel_5f_CondFormat_5f_1_5f_2_5f_1_20_101" style:display-name="Excel_CondFormat_1_2_1 101" style:family="table-cell" style:parent-style-name="Default">
      <style:table-cell-properties fo:background-color="#00ff00"/>
    </style:style>
    <style:style style:name="Excel_5f_CondFormat_5f_1_5f_2_5f_2_20_101" style:display-name="Excel_CondFormat_1_2_2 101" style:family="table-cell" style:parent-style-name="Default">
      <style:table-cell-properties fo:background-color="#ff0000"/>
    </style:style>
    <style:style style:name="Excel_5f_CondFormat_5f_1_5f_3_5f_1_20_101" style:display-name="Excel_CondFormat_1_3_1 101" style:family="table-cell" style:parent-style-name="Default">
      <style:table-cell-properties fo:background-color="#00ff00"/>
    </style:style>
    <style:style style:name="Excel_5f_CondFormat_5f_1_5f_3_5f_2_20_55" style:display-name="Excel_CondFormat_1_3_2 55" style:family="table-cell" style:parent-style-name="Default">
      <style:table-cell-properties fo:background-color="#ff0000"/>
    </style:style>
    <style:style style:name="Excel_5f_CondFormat_5f_1_5f_4_5f_1_20_101" style:display-name="Excel_CondFormat_1_4_1 101" style:family="table-cell" style:parent-style-name="Default">
      <style:table-cell-properties fo:background-color="#00ff00"/>
    </style:style>
    <style:style style:name="Excel_5f_CondFormat_5f_1_5f_4_5f_2_20_101" style:display-name="Excel_CondFormat_1_4_2 101" style:family="table-cell" style:parent-style-name="Default">
      <style:table-cell-properties fo:background-color="#ff0000"/>
    </style:style>
    <style:style style:name="Excel_5f_CondFormat_5f_1_5f_5_5f_1_20_101" style:display-name="Excel_CondFormat_1_5_1 101" style:family="table-cell" style:parent-style-name="Default">
      <style:table-cell-properties fo:background-color="#00ff00"/>
    </style:style>
    <style:style style:name="Excel_5f_CondFormat_5f_1_5f_5_5f_2_20_101" style:display-name="Excel_CondFormat_1_5_2 101" style:family="table-cell" style:parent-style-name="Default">
      <style:table-cell-properties fo:background-color="#ff0000"/>
    </style:style>
    <style:style style:name="Excel_5f_CondFormat_5f_1_5f_6_5f_1_20_101" style:display-name="Excel_CondFormat_1_6_1 101" style:family="table-cell" style:parent-style-name="Default">
      <style:table-cell-properties fo:background-color="#00ff00"/>
    </style:style>
    <style:style style:name="Excel_5f_CondFormat_5f_1_5f_7_5f_1_20_101" style:display-name="Excel_CondFormat_1_7_1 101" style:family="table-cell" style:parent-style-name="Default">
      <style:table-cell-properties fo:background-color="#ff0000"/>
    </style:style>
    <style:style style:name="Excel_5f_CondFormat_5f_1_5f_7_5f_2_20_38" style:display-name="Excel_CondFormat_1_7_2 38" style:family="table-cell" style:parent-style-name="Default">
      <style:table-cell-properties fo:background-color="#00ff00"/>
    </style:style>
    <style:style style:name="Excel_5f_CondFormat_5f_1_5f_7_5f_3_20_38" style:display-name="Excel_CondFormat_1_7_3 38" style:family="table-cell" style:parent-style-name="Default"/>
    <style:style style:name="Excel_5f_CondFormat_5f_1_5f_8_5f_1_20_101" style:display-name="Excel_CondFormat_1_8_1 101" style:family="table-cell" style:parent-style-name="Default">
      <style:table-cell-properties fo:background-color="#00ff00"/>
    </style:style>
    <style:style style:name="Excel_5f_CondFormat_5f_1_5f_8_5f_2_20_45" style:display-name="Excel_CondFormat_1_8_2 45" style:family="table-cell" style:parent-style-name="Default">
      <style:table-cell-properties fo:background-color="#ff0000"/>
    </style:style>
    <style:style style:name="Excel_5f_CondFormat_5f_1_5f_9_5f_1_20_101" style:display-name="Excel_CondFormat_1_9_1 101" style:family="table-cell" style:parent-style-name="Default">
      <style:table-cell-properties fo:background-color="#ff0000"/>
    </style:style>
    <style:style style:name="Excel_5f_CondFormat_5f_1_5f_1_5f_1_20_102" style:display-name="Excel_CondFormat_1_1_1 102" style:family="table-cell" style:parent-style-name="Default">
      <style:table-cell-properties fo:background-color="#00ff00"/>
    </style:style>
    <style:style style:name="Excel_5f_CondFormat_5f_1_5f_2_5f_1_20_102" style:display-name="Excel_CondFormat_1_2_1 102" style:family="table-cell" style:parent-style-name="Default">
      <style:table-cell-properties fo:background-color="#00ff00"/>
    </style:style>
    <style:style style:name="Excel_5f_CondFormat_5f_1_5f_2_5f_2_20_102" style:display-name="Excel_CondFormat_1_2_2 102" style:family="table-cell" style:parent-style-name="Default">
      <style:table-cell-properties fo:background-color="#ff0000"/>
    </style:style>
    <style:style style:name="Excel_5f_CondFormat_5f_1_5f_3_5f_1_20_102" style:display-name="Excel_CondFormat_1_3_1 102" style:family="table-cell" style:parent-style-name="Default">
      <style:table-cell-properties fo:background-color="#00ff00"/>
    </style:style>
    <style:style style:name="Excel_5f_CondFormat_5f_1_5f_3_5f_2_20_56" style:display-name="Excel_CondFormat_1_3_2 56" style:family="table-cell" style:parent-style-name="Default">
      <style:table-cell-properties fo:background-color="#ff0000"/>
    </style:style>
    <style:style style:name="Excel_5f_CondFormat_5f_1_5f_4_5f_1_20_102" style:display-name="Excel_CondFormat_1_4_1 102" style:family="table-cell" style:parent-style-name="Default">
      <style:table-cell-properties fo:background-color="#00ff00"/>
    </style:style>
    <style:style style:name="Excel_5f_CondFormat_5f_1_5f_4_5f_2_20_102" style:display-name="Excel_CondFormat_1_4_2 102" style:family="table-cell" style:parent-style-name="Default">
      <style:table-cell-properties fo:background-color="#ff0000"/>
    </style:style>
    <style:style style:name="Excel_5f_CondFormat_5f_1_5f_5_5f_1_20_102" style:display-name="Excel_CondFormat_1_5_1 102" style:family="table-cell" style:parent-style-name="Default">
      <style:table-cell-properties fo:background-color="#00ff00"/>
    </style:style>
    <style:style style:name="Excel_5f_CondFormat_5f_1_5f_5_5f_2_20_102" style:display-name="Excel_CondFormat_1_5_2 102" style:family="table-cell" style:parent-style-name="Default">
      <style:table-cell-properties fo:background-color="#ff0000"/>
    </style:style>
    <style:style style:name="Excel_5f_CondFormat_5f_1_5f_6_5f_1_20_102" style:display-name="Excel_CondFormat_1_6_1 102" style:family="table-cell" style:parent-style-name="Default">
      <style:table-cell-properties fo:background-color="#00ff00"/>
    </style:style>
    <style:style style:name="Excel_5f_CondFormat_5f_1_5f_7_5f_1_20_102" style:display-name="Excel_CondFormat_1_7_1 102" style:family="table-cell" style:parent-style-name="Default">
      <style:table-cell-properties fo:background-color="#ff0000"/>
    </style:style>
    <style:style style:name="Excel_5f_CondFormat_5f_1_5f_7_5f_2_20_39" style:display-name="Excel_CondFormat_1_7_2 39" style:family="table-cell" style:parent-style-name="Default">
      <style:table-cell-properties fo:background-color="#00ff00"/>
    </style:style>
    <style:style style:name="Excel_5f_CondFormat_5f_1_5f_7_5f_3_20_39" style:display-name="Excel_CondFormat_1_7_3 39" style:family="table-cell" style:parent-style-name="Default"/>
    <style:style style:name="Excel_5f_CondFormat_5f_1_5f_8_5f_1_20_102" style:display-name="Excel_CondFormat_1_8_1 102" style:family="table-cell" style:parent-style-name="Default">
      <style:table-cell-properties fo:background-color="#00ff00"/>
    </style:style>
    <style:style style:name="Excel_5f_CondFormat_5f_1_5f_8_5f_2_20_46" style:display-name="Excel_CondFormat_1_8_2 46" style:family="table-cell" style:parent-style-name="Default">
      <style:table-cell-properties fo:background-color="#ff0000"/>
    </style:style>
    <style:style style:name="Excel_5f_CondFormat_5f_1_5f_9_5f_1_20_102" style:display-name="Excel_CondFormat_1_9_1 102" style:family="table-cell" style:parent-style-name="Default">
      <style:table-cell-properties fo:background-color="#ff0000"/>
    </style:style>
    <style:style style:name="Excel_5f_CondFormat_5f_1_5f_1_5f_1_20_103" style:display-name="Excel_CondFormat_1_1_1 103" style:family="table-cell" style:parent-style-name="Default">
      <style:table-cell-properties fo:background-color="#00ff00"/>
    </style:style>
    <style:style style:name="Excel_5f_CondFormat_5f_1_5f_1_5f_2_20_47" style:display-name="Excel_CondFormat_1_1_2 47" style:family="table-cell" style:parent-style-name="Default">
      <style:table-cell-properties fo:background-color="#ff0000"/>
    </style:style>
    <style:style style:name="Excel_5f_CondFormat_5f_1_5f_2_5f_1_20_103" style:display-name="Excel_CondFormat_1_2_1 103" style:family="table-cell" style:parent-style-name="Default">
      <style:table-cell-properties fo:background-color="#00ff00"/>
    </style:style>
    <style:style style:name="Excel_5f_CondFormat_5f_1_5f_2_5f_2_20_103" style:display-name="Excel_CondFormat_1_2_2 103" style:family="table-cell" style:parent-style-name="Default">
      <style:table-cell-properties fo:background-color="#ff0000"/>
    </style:style>
    <style:style style:name="Excel_5f_CondFormat_5f_1_5f_3_5f_1_20_103" style:display-name="Excel_CondFormat_1_3_1 103" style:family="table-cell" style:parent-style-name="Default">
      <style:table-cell-properties fo:background-color="#00ff00"/>
    </style:style>
    <style:style style:name="Excel_5f_CondFormat_5f_1_5f_4_5f_1_20_103" style:display-name="Excel_CondFormat_1_4_1 103" style:family="table-cell" style:parent-style-name="Default">
      <style:table-cell-properties fo:background-color="#00ff00"/>
    </style:style>
    <style:style style:name="Excel_5f_CondFormat_5f_1_5f_4_5f_2_20_103" style:display-name="Excel_CondFormat_1_4_2 103" style:family="table-cell" style:parent-style-name="Default">
      <style:table-cell-properties fo:background-color="#ff0000"/>
    </style:style>
    <style:style style:name="Excel_5f_CondFormat_5f_1_5f_5_5f_1_20_103" style:display-name="Excel_CondFormat_1_5_1 103" style:family="table-cell" style:parent-style-name="Default">
      <style:table-cell-properties fo:background-color="#00ff00"/>
    </style:style>
    <style:style style:name="Excel_5f_CondFormat_5f_1_5f_5_5f_2_20_103" style:display-name="Excel_CondFormat_1_5_2 103" style:family="table-cell" style:parent-style-name="Default">
      <style:table-cell-properties fo:background-color="#ff0000"/>
    </style:style>
    <style:style style:name="Excel_5f_CondFormat_5f_1_5f_6_5f_1_20_103" style:display-name="Excel_CondFormat_1_6_1 103" style:family="table-cell" style:parent-style-name="Default">
      <style:table-cell-properties fo:background-color="#ff0000"/>
    </style:style>
    <style:style style:name="Excel_5f_CondFormat_5f_1_5f_6_5f_2_20_49" style:display-name="Excel_CondFormat_1_6_2 49" style:family="table-cell" style:parent-style-name="Default">
      <style:table-cell-properties fo:background-color="#00ff00"/>
    </style:style>
    <style:style style:name="Excel_5f_CondFormat_5f_1_5f_6_5f_3_20_49" style:display-name="Excel_CondFormat_1_6_3 49" style:family="table-cell" style:parent-style-name="Default"/>
    <style:style style:name="Excel_5f_CondFormat_5f_1_5f_7_5f_1_20_103" style:display-name="Excel_CondFormat_1_7_1 103" style:family="table-cell" style:parent-style-name="Default">
      <style:table-cell-properties fo:background-color="#00ff00"/>
    </style:style>
    <style:style style:name="Excel_5f_CondFormat_5f_1_5f_8_5f_1_20_103" style:display-name="Excel_CondFormat_1_8_1 103" style:family="table-cell" style:parent-style-name="Default">
      <style:table-cell-properties fo:background-color="#00ff00"/>
    </style:style>
    <style:style style:name="Excel_5f_CondFormat_5f_1_5f_9_5f_1_20_103" style:display-name="Excel_CondFormat_1_9_1 103" style:family="table-cell" style:parent-style-name="Default">
      <style:table-cell-properties fo:background-color="#00ff00"/>
    </style:style>
    <style:style style:name="Excel_5f_CondFormat_5f_1_5f_9_5f_2_20_63" style:display-name="Excel_CondFormat_1_9_2 63" style:family="table-cell" style:parent-style-name="Default">
      <style:table-cell-properties fo:background-color="#ff0000"/>
    </style:style>
    <style:style style:name="Excel_5f_CondFormat_5f_1_5f_10_5f_1_20_72" style:display-name="Excel_CondFormat_1_10_1 72" style:family="table-cell" style:parent-style-name="Default">
      <style:table-cell-properties fo:background-color="#ff0000"/>
    </style:style>
    <style:style style:name="Excel_5f_CondFormat_5f_1_5f_11_5f_1_20_72" style:display-name="Excel_CondFormat_1_11_1 72" style:family="table-cell" style:parent-style-name="Default">
      <style:table-cell-properties fo:background-color="#00ff00"/>
    </style:style>
    <style:style style:name="Excel_5f_CondFormat_5f_1_5f_1_5f_1_20_104" style:display-name="Excel_CondFormat_1_1_1 104" style:family="table-cell" style:parent-style-name="Default">
      <style:table-cell-properties fo:background-color="#00ff00"/>
    </style:style>
    <style:style style:name="Excel_5f_CondFormat_5f_1_5f_1_5f_2_20_48" style:display-name="Excel_CondFormat_1_1_2 48" style:family="table-cell" style:parent-style-name="Default">
      <style:table-cell-properties fo:background-color="#ff0000"/>
    </style:style>
    <style:style style:name="Excel_5f_CondFormat_5f_1_5f_2_5f_1_20_104" style:display-name="Excel_CondFormat_1_2_1 104" style:family="table-cell" style:parent-style-name="Default">
      <style:table-cell-properties fo:background-color="#00ff00"/>
    </style:style>
    <style:style style:name="Excel_5f_CondFormat_5f_1_5f_2_5f_2_20_104" style:display-name="Excel_CondFormat_1_2_2 104" style:family="table-cell" style:parent-style-name="Default">
      <style:table-cell-properties fo:background-color="#ff0000"/>
    </style:style>
    <style:style style:name="Excel_5f_CondFormat_5f_1_5f_3_5f_1_20_104" style:display-name="Excel_CondFormat_1_3_1 104" style:family="table-cell" style:parent-style-name="Default">
      <style:table-cell-properties fo:background-color="#00ff00"/>
    </style:style>
    <style:style style:name="Excel_5f_CondFormat_5f_1_5f_4_5f_1_20_104" style:display-name="Excel_CondFormat_1_4_1 104" style:family="table-cell" style:parent-style-name="Default">
      <style:table-cell-properties fo:background-color="#00ff00"/>
    </style:style>
    <style:style style:name="Excel_5f_CondFormat_5f_1_5f_4_5f_2_20_104" style:display-name="Excel_CondFormat_1_4_2 104" style:family="table-cell" style:parent-style-name="Default">
      <style:table-cell-properties fo:background-color="#ff0000"/>
    </style:style>
    <style:style style:name="Excel_5f_CondFormat_5f_1_5f_5_5f_1_20_104" style:display-name="Excel_CondFormat_1_5_1 104" style:family="table-cell" style:parent-style-name="Default">
      <style:table-cell-properties fo:background-color="#00ff00"/>
    </style:style>
    <style:style style:name="Excel_5f_CondFormat_5f_1_5f_5_5f_2_20_104" style:display-name="Excel_CondFormat_1_5_2 104" style:family="table-cell" style:parent-style-name="Default">
      <style:table-cell-properties fo:background-color="#ff0000"/>
    </style:style>
    <style:style style:name="Excel_5f_CondFormat_5f_1_5f_6_5f_1_20_104" style:display-name="Excel_CondFormat_1_6_1 104" style:family="table-cell" style:parent-style-name="Default">
      <style:table-cell-properties fo:background-color="#ff0000"/>
    </style:style>
    <style:style style:name="Excel_5f_CondFormat_5f_1_5f_6_5f_2_20_50" style:display-name="Excel_CondFormat_1_6_2 50" style:family="table-cell" style:parent-style-name="Default">
      <style:table-cell-properties fo:background-color="#00ff00"/>
    </style:style>
    <style:style style:name="Excel_5f_CondFormat_5f_1_5f_6_5f_3_20_50" style:display-name="Excel_CondFormat_1_6_3 50" style:family="table-cell" style:parent-style-name="Default"/>
    <style:style style:name="Excel_5f_CondFormat_5f_1_5f_7_5f_1_20_104" style:display-name="Excel_CondFormat_1_7_1 104" style:family="table-cell" style:parent-style-name="Default">
      <style:table-cell-properties fo:background-color="#00ff00"/>
    </style:style>
    <style:style style:name="Excel_5f_CondFormat_5f_1_5f_8_5f_1_20_104" style:display-name="Excel_CondFormat_1_8_1 104" style:family="table-cell" style:parent-style-name="Default">
      <style:table-cell-properties fo:background-color="#00ff00"/>
    </style:style>
    <style:style style:name="Excel_5f_CondFormat_5f_1_5f_9_5f_1_20_104" style:display-name="Excel_CondFormat_1_9_1 104" style:family="table-cell" style:parent-style-name="Default">
      <style:table-cell-properties fo:background-color="#00ff00"/>
    </style:style>
    <style:style style:name="Excel_5f_CondFormat_5f_1_5f_9_5f_2_20_64" style:display-name="Excel_CondFormat_1_9_2 64" style:family="table-cell" style:parent-style-name="Default">
      <style:table-cell-properties fo:background-color="#ff0000"/>
    </style:style>
    <style:style style:name="Excel_5f_CondFormat_5f_1_5f_10_5f_1_20_73" style:display-name="Excel_CondFormat_1_10_1 73" style:family="table-cell" style:parent-style-name="Default">
      <style:table-cell-properties fo:background-color="#ff0000"/>
    </style:style>
    <style:style style:name="Excel_5f_CondFormat_5f_1_5f_11_5f_1_20_73" style:display-name="Excel_CondFormat_1_11_1 73" style:family="table-cell" style:parent-style-name="Default">
      <style:table-cell-properties fo:background-color="#00ff00"/>
    </style:style>
    <style:style style:name="Excel_5f_CondFormat_5f_1_5f_1_5f_1_20_105" style:display-name="Excel_CondFormat_1_1_1 105" style:family="table-cell" style:parent-style-name="Default">
      <style:table-cell-properties fo:background-color="#00ff00"/>
    </style:style>
    <style:style style:name="Excel_5f_CondFormat_5f_1_5f_1_5f_2_20_49" style:display-name="Excel_CondFormat_1_1_2 49" style:family="table-cell" style:parent-style-name="Default">
      <style:table-cell-properties fo:background-color="#ff0000"/>
    </style:style>
    <style:style style:name="Excel_5f_CondFormat_5f_1_5f_2_5f_1_20_105" style:display-name="Excel_CondFormat_1_2_1 105" style:family="table-cell" style:parent-style-name="Default">
      <style:table-cell-properties fo:background-color="#00ff00"/>
    </style:style>
    <style:style style:name="Excel_5f_CondFormat_5f_1_5f_2_5f_2_20_105" style:display-name="Excel_CondFormat_1_2_2 105" style:family="table-cell" style:parent-style-name="Default">
      <style:table-cell-properties fo:background-color="#ff0000"/>
    </style:style>
    <style:style style:name="Excel_5f_CondFormat_5f_1_5f_3_5f_1_20_105" style:display-name="Excel_CondFormat_1_3_1 105" style:family="table-cell" style:parent-style-name="Default">
      <style:table-cell-properties fo:background-color="#00ff00"/>
    </style:style>
    <style:style style:name="Excel_5f_CondFormat_5f_1_5f_4_5f_1_20_105" style:display-name="Excel_CondFormat_1_4_1 105" style:family="table-cell" style:parent-style-name="Default">
      <style:table-cell-properties fo:background-color="#00ff00"/>
    </style:style>
    <style:style style:name="Excel_5f_CondFormat_5f_1_5f_4_5f_2_20_105" style:display-name="Excel_CondFormat_1_4_2 105" style:family="table-cell" style:parent-style-name="Default">
      <style:table-cell-properties fo:background-color="#ff0000"/>
    </style:style>
    <style:style style:name="Excel_5f_CondFormat_5f_1_5f_5_5f_1_20_105" style:display-name="Excel_CondFormat_1_5_1 105" style:family="table-cell" style:parent-style-name="Default">
      <style:table-cell-properties fo:background-color="#00ff00"/>
    </style:style>
    <style:style style:name="Excel_5f_CondFormat_5f_1_5f_5_5f_2_20_105" style:display-name="Excel_CondFormat_1_5_2 105" style:family="table-cell" style:parent-style-name="Default">
      <style:table-cell-properties fo:background-color="#ff0000"/>
    </style:style>
    <style:style style:name="Excel_5f_CondFormat_5f_1_5f_6_5f_1_20_105" style:display-name="Excel_CondFormat_1_6_1 105" style:family="table-cell" style:parent-style-name="Default">
      <style:table-cell-properties fo:background-color="#ff0000"/>
    </style:style>
    <style:style style:name="Excel_5f_CondFormat_5f_1_5f_6_5f_2_20_51" style:display-name="Excel_CondFormat_1_6_2 51" style:family="table-cell" style:parent-style-name="Default">
      <style:table-cell-properties fo:background-color="#00ff00"/>
    </style:style>
    <style:style style:name="Excel_5f_CondFormat_5f_1_5f_6_5f_3_20_51" style:display-name="Excel_CondFormat_1_6_3 51" style:family="table-cell" style:parent-style-name="Default"/>
    <style:style style:name="Excel_5f_CondFormat_5f_1_5f_7_5f_1_20_105" style:display-name="Excel_CondFormat_1_7_1 105" style:family="table-cell" style:parent-style-name="Default">
      <style:table-cell-properties fo:background-color="#00ff00"/>
    </style:style>
    <style:style style:name="Excel_5f_CondFormat_5f_1_5f_8_5f_1_20_105" style:display-name="Excel_CondFormat_1_8_1 105" style:family="table-cell" style:parent-style-name="Default">
      <style:table-cell-properties fo:background-color="#00ff00"/>
    </style:style>
    <style:style style:name="Excel_5f_CondFormat_5f_1_5f_9_5f_1_20_105" style:display-name="Excel_CondFormat_1_9_1 105" style:family="table-cell" style:parent-style-name="Default">
      <style:table-cell-properties fo:background-color="#00ff00"/>
    </style:style>
    <style:style style:name="Excel_5f_CondFormat_5f_1_5f_9_5f_2_20_65" style:display-name="Excel_CondFormat_1_9_2 65" style:family="table-cell" style:parent-style-name="Default">
      <style:table-cell-properties fo:background-color="#ff0000"/>
    </style:style>
    <style:style style:name="Excel_5f_CondFormat_5f_1_5f_10_5f_1_20_74" style:display-name="Excel_CondFormat_1_10_1 74" style:family="table-cell" style:parent-style-name="Default">
      <style:table-cell-properties fo:background-color="#ff0000"/>
    </style:style>
    <style:style style:name="Excel_5f_CondFormat_5f_1_5f_11_5f_1_20_74" style:display-name="Excel_CondFormat_1_11_1 74" style:family="table-cell" style:parent-style-name="Default">
      <style:table-cell-properties fo:background-color="#00ff00"/>
    </style:style>
    <style:style style:name="Excel_5f_CondFormat_5f_1_5f_1_5f_1_20_106" style:display-name="Excel_CondFormat_1_1_1 106" style:family="table-cell" style:parent-style-name="Default">
      <style:table-cell-properties fo:background-color="#00ff00"/>
    </style:style>
    <style:style style:name="Excel_5f_CondFormat_5f_1_5f_1_5f_2_20_50" style:display-name="Excel_CondFormat_1_1_2 50" style:family="table-cell" style:parent-style-name="Default">
      <style:table-cell-properties fo:background-color="#ff0000"/>
    </style:style>
    <style:style style:name="Excel_5f_CondFormat_5f_1_5f_2_5f_1_20_106" style:display-name="Excel_CondFormat_1_2_1 106" style:family="table-cell" style:parent-style-name="Default">
      <style:table-cell-properties fo:background-color="#00ff00"/>
    </style:style>
    <style:style style:name="Excel_5f_CondFormat_5f_1_5f_2_5f_2_20_106" style:display-name="Excel_CondFormat_1_2_2 106" style:family="table-cell" style:parent-style-name="Default">
      <style:table-cell-properties fo:background-color="#ff0000"/>
    </style:style>
    <style:style style:name="Excel_5f_CondFormat_5f_1_5f_3_5f_1_20_106" style:display-name="Excel_CondFormat_1_3_1 106" style:family="table-cell" style:parent-style-name="Default">
      <style:table-cell-properties fo:background-color="#00ff00"/>
    </style:style>
    <style:style style:name="Excel_5f_CondFormat_5f_1_5f_4_5f_1_20_106" style:display-name="Excel_CondFormat_1_4_1 106" style:family="table-cell" style:parent-style-name="Default">
      <style:table-cell-properties fo:background-color="#00ff00"/>
    </style:style>
    <style:style style:name="Excel_5f_CondFormat_5f_1_5f_4_5f_2_20_106" style:display-name="Excel_CondFormat_1_4_2 106" style:family="table-cell" style:parent-style-name="Default">
      <style:table-cell-properties fo:background-color="#ff0000"/>
    </style:style>
    <style:style style:name="Excel_5f_CondFormat_5f_1_5f_5_5f_1_20_106" style:display-name="Excel_CondFormat_1_5_1 106" style:family="table-cell" style:parent-style-name="Default">
      <style:table-cell-properties fo:background-color="#00ff00"/>
    </style:style>
    <style:style style:name="Excel_5f_CondFormat_5f_1_5f_5_5f_2_20_106" style:display-name="Excel_CondFormat_1_5_2 106" style:family="table-cell" style:parent-style-name="Default">
      <style:table-cell-properties fo:background-color="#ff0000"/>
    </style:style>
    <style:style style:name="Excel_5f_CondFormat_5f_1_5f_6_5f_1_20_106" style:display-name="Excel_CondFormat_1_6_1 106" style:family="table-cell" style:parent-style-name="Default">
      <style:table-cell-properties fo:background-color="#ff0000"/>
    </style:style>
    <style:style style:name="Excel_5f_CondFormat_5f_1_5f_6_5f_2_20_52" style:display-name="Excel_CondFormat_1_6_2 52" style:family="table-cell" style:parent-style-name="Default">
      <style:table-cell-properties fo:background-color="#00ff00"/>
    </style:style>
    <style:style style:name="Excel_5f_CondFormat_5f_1_5f_6_5f_3_20_52" style:display-name="Excel_CondFormat_1_6_3 52" style:family="table-cell" style:parent-style-name="Default"/>
    <style:style style:name="Excel_5f_CondFormat_5f_1_5f_7_5f_1_20_106" style:display-name="Excel_CondFormat_1_7_1 106" style:family="table-cell" style:parent-style-name="Default">
      <style:table-cell-properties fo:background-color="#00ff00"/>
    </style:style>
    <style:style style:name="Excel_5f_CondFormat_5f_1_5f_8_5f_1_20_106" style:display-name="Excel_CondFormat_1_8_1 106" style:family="table-cell" style:parent-style-name="Default">
      <style:table-cell-properties fo:background-color="#00ff00"/>
    </style:style>
    <style:style style:name="Excel_5f_CondFormat_5f_1_5f_9_5f_1_20_106" style:display-name="Excel_CondFormat_1_9_1 106" style:family="table-cell" style:parent-style-name="Default">
      <style:table-cell-properties fo:background-color="#00ff00"/>
    </style:style>
    <style:style style:name="Excel_5f_CondFormat_5f_1_5f_9_5f_2_20_66" style:display-name="Excel_CondFormat_1_9_2 66" style:family="table-cell" style:parent-style-name="Default">
      <style:table-cell-properties fo:background-color="#ff0000"/>
    </style:style>
    <style:style style:name="Excel_5f_CondFormat_5f_1_5f_10_5f_1_20_75" style:display-name="Excel_CondFormat_1_10_1 75" style:family="table-cell" style:parent-style-name="Default">
      <style:table-cell-properties fo:background-color="#ff0000"/>
    </style:style>
    <style:style style:name="Excel_5f_CondFormat_5f_1_5f_11_5f_1_20_75" style:display-name="Excel_CondFormat_1_11_1 75" style:family="table-cell" style:parent-style-name="Default">
      <style:table-cell-properties fo:background-color="#00ff00"/>
    </style:style>
    <style:style style:name="Excel_5f_CondFormat_5f_1_5f_1_5f_1_20_107" style:display-name="Excel_CondFormat_1_1_1 107" style:family="table-cell" style:parent-style-name="Default">
      <style:table-cell-properties fo:background-color="#00ff00"/>
    </style:style>
    <style:style style:name="Excel_5f_CondFormat_5f_1_5f_1_5f_2_20_51" style:display-name="Excel_CondFormat_1_1_2 51" style:family="table-cell" style:parent-style-name="Default">
      <style:table-cell-properties fo:background-color="#ff0000"/>
    </style:style>
    <style:style style:name="Excel_5f_CondFormat_5f_1_5f_2_5f_1_20_107" style:display-name="Excel_CondFormat_1_2_1 107" style:family="table-cell" style:parent-style-name="Default">
      <style:table-cell-properties fo:background-color="#00ff00"/>
    </style:style>
    <style:style style:name="Excel_5f_CondFormat_5f_1_5f_2_5f_2_20_107" style:display-name="Excel_CondFormat_1_2_2 107" style:family="table-cell" style:parent-style-name="Default">
      <style:table-cell-properties fo:background-color="#ff0000"/>
    </style:style>
    <style:style style:name="Excel_5f_CondFormat_5f_1_5f_3_5f_1_20_107" style:display-name="Excel_CondFormat_1_3_1 107" style:family="table-cell" style:parent-style-name="Default">
      <style:table-cell-properties fo:background-color="#00ff00"/>
    </style:style>
    <style:style style:name="Excel_5f_CondFormat_5f_1_5f_4_5f_1_20_107" style:display-name="Excel_CondFormat_1_4_1 107" style:family="table-cell" style:parent-style-name="Default">
      <style:table-cell-properties fo:background-color="#00ff00"/>
    </style:style>
    <style:style style:name="Excel_5f_CondFormat_5f_1_5f_4_5f_2_20_107" style:display-name="Excel_CondFormat_1_4_2 107" style:family="table-cell" style:parent-style-name="Default">
      <style:table-cell-properties fo:background-color="#ff0000"/>
    </style:style>
    <style:style style:name="Excel_5f_CondFormat_5f_1_5f_5_5f_1_20_107" style:display-name="Excel_CondFormat_1_5_1 107" style:family="table-cell" style:parent-style-name="Default">
      <style:table-cell-properties fo:background-color="#00ff00"/>
    </style:style>
    <style:style style:name="Excel_5f_CondFormat_5f_1_5f_5_5f_2_20_107" style:display-name="Excel_CondFormat_1_5_2 107" style:family="table-cell" style:parent-style-name="Default">
      <style:table-cell-properties fo:background-color="#ff0000"/>
    </style:style>
    <style:style style:name="Excel_5f_CondFormat_5f_1_5f_6_5f_1_20_107" style:display-name="Excel_CondFormat_1_6_1 107" style:family="table-cell" style:parent-style-name="Default">
      <style:table-cell-properties fo:background-color="#ff0000"/>
    </style:style>
    <style:style style:name="Excel_5f_CondFormat_5f_1_5f_6_5f_2_20_53" style:display-name="Excel_CondFormat_1_6_2 53" style:family="table-cell" style:parent-style-name="Default">
      <style:table-cell-properties fo:background-color="#00ff00"/>
    </style:style>
    <style:style style:name="Excel_5f_CondFormat_5f_1_5f_6_5f_3_20_53" style:display-name="Excel_CondFormat_1_6_3 53" style:family="table-cell" style:parent-style-name="Default"/>
    <style:style style:name="Excel_5f_CondFormat_5f_1_5f_7_5f_1_20_107" style:display-name="Excel_CondFormat_1_7_1 107" style:family="table-cell" style:parent-style-name="Default">
      <style:table-cell-properties fo:background-color="#00ff00"/>
    </style:style>
    <style:style style:name="Excel_5f_CondFormat_5f_1_5f_8_5f_1_20_107" style:display-name="Excel_CondFormat_1_8_1 107" style:family="table-cell" style:parent-style-name="Default">
      <style:table-cell-properties fo:background-color="#00ff00"/>
    </style:style>
    <style:style style:name="Excel_5f_CondFormat_5f_1_5f_9_5f_1_20_107" style:display-name="Excel_CondFormat_1_9_1 107" style:family="table-cell" style:parent-style-name="Default">
      <style:table-cell-properties fo:background-color="#00ff00"/>
    </style:style>
    <style:style style:name="Excel_5f_CondFormat_5f_1_5f_9_5f_2_20_67" style:display-name="Excel_CondFormat_1_9_2 67" style:family="table-cell" style:parent-style-name="Default">
      <style:table-cell-properties fo:background-color="#ff0000"/>
    </style:style>
    <style:style style:name="Excel_5f_CondFormat_5f_1_5f_10_5f_1_20_76" style:display-name="Excel_CondFormat_1_10_1 76" style:family="table-cell" style:parent-style-name="Default">
      <style:table-cell-properties fo:background-color="#ff0000"/>
    </style:style>
    <style:style style:name="Excel_5f_CondFormat_5f_1_5f_11_5f_1_20_76" style:display-name="Excel_CondFormat_1_11_1 76" style:family="table-cell" style:parent-style-name="Default">
      <style:table-cell-properties fo:background-color="#00ff00"/>
    </style:style>
    <style:style style:name="Excel_5f_CondFormat_5f_1_5f_1_5f_1_20_108" style:display-name="Excel_CondFormat_1_1_1 108" style:family="table-cell" style:parent-style-name="Default">
      <style:table-cell-properties fo:background-color="#00ff00"/>
    </style:style>
    <style:style style:name="Excel_5f_CondFormat_5f_1_5f_1_5f_2_20_52" style:display-name="Excel_CondFormat_1_1_2 52" style:family="table-cell" style:parent-style-name="Default">
      <style:table-cell-properties fo:background-color="#ff0000"/>
    </style:style>
    <style:style style:name="Excel_5f_CondFormat_5f_1_5f_2_5f_1_20_108" style:display-name="Excel_CondFormat_1_2_1 108" style:family="table-cell" style:parent-style-name="Default">
      <style:table-cell-properties fo:background-color="#00ff00"/>
    </style:style>
    <style:style style:name="Excel_5f_CondFormat_5f_1_5f_2_5f_2_20_108" style:display-name="Excel_CondFormat_1_2_2 108" style:family="table-cell" style:parent-style-name="Default">
      <style:table-cell-properties fo:background-color="#ff0000"/>
    </style:style>
    <style:style style:name="Excel_5f_CondFormat_5f_1_5f_3_5f_1_20_108" style:display-name="Excel_CondFormat_1_3_1 108" style:family="table-cell" style:parent-style-name="Default">
      <style:table-cell-properties fo:background-color="#00ff00"/>
    </style:style>
    <style:style style:name="Excel_5f_CondFormat_5f_1_5f_4_5f_1_20_108" style:display-name="Excel_CondFormat_1_4_1 108" style:family="table-cell" style:parent-style-name="Default">
      <style:table-cell-properties fo:background-color="#00ff00"/>
    </style:style>
    <style:style style:name="Excel_5f_CondFormat_5f_1_5f_4_5f_2_20_108" style:display-name="Excel_CondFormat_1_4_2 108" style:family="table-cell" style:parent-style-name="Default">
      <style:table-cell-properties fo:background-color="#ff0000"/>
    </style:style>
    <style:style style:name="Excel_5f_CondFormat_5f_1_5f_5_5f_1_20_108" style:display-name="Excel_CondFormat_1_5_1 108" style:family="table-cell" style:parent-style-name="Default">
      <style:table-cell-properties fo:background-color="#00ff00"/>
    </style:style>
    <style:style style:name="Excel_5f_CondFormat_5f_1_5f_5_5f_2_20_108" style:display-name="Excel_CondFormat_1_5_2 108" style:family="table-cell" style:parent-style-name="Default">
      <style:table-cell-properties fo:background-color="#ff0000"/>
    </style:style>
    <style:style style:name="Excel_5f_CondFormat_5f_1_5f_6_5f_1_20_108" style:display-name="Excel_CondFormat_1_6_1 108" style:family="table-cell" style:parent-style-name="Default">
      <style:table-cell-properties fo:background-color="#ff0000"/>
    </style:style>
    <style:style style:name="Excel_5f_CondFormat_5f_1_5f_6_5f_2_20_54" style:display-name="Excel_CondFormat_1_6_2 54" style:family="table-cell" style:parent-style-name="Default">
      <style:table-cell-properties fo:background-color="#00ff00"/>
    </style:style>
    <style:style style:name="Excel_5f_CondFormat_5f_1_5f_6_5f_3_20_54" style:display-name="Excel_CondFormat_1_6_3 54" style:family="table-cell" style:parent-style-name="Default"/>
    <style:style style:name="Excel_5f_CondFormat_5f_1_5f_7_5f_1_20_108" style:display-name="Excel_CondFormat_1_7_1 108" style:family="table-cell" style:parent-style-name="Default">
      <style:table-cell-properties fo:background-color="#00ff00"/>
    </style:style>
    <style:style style:name="Excel_5f_CondFormat_5f_1_5f_8_5f_1_20_108" style:display-name="Excel_CondFormat_1_8_1 108" style:family="table-cell" style:parent-style-name="Default">
      <style:table-cell-properties fo:background-color="#00ff00"/>
    </style:style>
    <style:style style:name="Excel_5f_CondFormat_5f_1_5f_9_5f_1_20_108" style:display-name="Excel_CondFormat_1_9_1 108" style:family="table-cell" style:parent-style-name="Default">
      <style:table-cell-properties fo:background-color="#00ff00"/>
    </style:style>
    <style:style style:name="Excel_5f_CondFormat_5f_1_5f_9_5f_2_20_68" style:display-name="Excel_CondFormat_1_9_2 68" style:family="table-cell" style:parent-style-name="Default">
      <style:table-cell-properties fo:background-color="#ff0000"/>
    </style:style>
    <style:style style:name="Excel_5f_CondFormat_5f_1_5f_10_5f_1_20_77" style:display-name="Excel_CondFormat_1_10_1 77" style:family="table-cell" style:parent-style-name="Default">
      <style:table-cell-properties fo:background-color="#ff0000"/>
    </style:style>
    <style:style style:name="Excel_5f_CondFormat_5f_1_5f_11_5f_1_20_77" style:display-name="Excel_CondFormat_1_11_1 77" style:family="table-cell" style:parent-style-name="Default">
      <style:table-cell-properties fo:background-color="#00ff00"/>
    </style:style>
    <style:style style:name="Excel_5f_CondFormat_5f_1_5f_1_5f_1_20_109" style:display-name="Excel_CondFormat_1_1_1 109" style:family="table-cell" style:parent-style-name="Default">
      <style:table-cell-properties fo:background-color="#00ff00"/>
    </style:style>
    <style:style style:name="Excel_5f_CondFormat_5f_1_5f_2_5f_1_20_109" style:display-name="Excel_CondFormat_1_2_1 109" style:family="table-cell" style:parent-style-name="Default">
      <style:table-cell-properties fo:background-color="#00ff00"/>
    </style:style>
    <style:style style:name="Excel_5f_CondFormat_5f_1_5f_2_5f_2_20_109" style:display-name="Excel_CondFormat_1_2_2 109" style:family="table-cell" style:parent-style-name="Default">
      <style:table-cell-properties fo:background-color="#ff0000"/>
    </style:style>
    <style:style style:name="Excel_5f_CondFormat_5f_1_5f_3_5f_1_20_109" style:display-name="Excel_CondFormat_1_3_1 109" style:family="table-cell" style:parent-style-name="Default">
      <style:table-cell-properties fo:background-color="#00ff00"/>
    </style:style>
    <style:style style:name="Excel_5f_CondFormat_5f_1_5f_3_5f_2_20_57" style:display-name="Excel_CondFormat_1_3_2 57" style:family="table-cell" style:parent-style-name="Default">
      <style:table-cell-properties fo:background-color="#ff0000"/>
    </style:style>
    <style:style style:name="Excel_5f_CondFormat_5f_1_5f_4_5f_1_20_109" style:display-name="Excel_CondFormat_1_4_1 109" style:family="table-cell" style:parent-style-name="Default">
      <style:table-cell-properties fo:background-color="#00ff00"/>
    </style:style>
    <style:style style:name="Excel_5f_CondFormat_5f_1_5f_4_5f_2_20_109" style:display-name="Excel_CondFormat_1_4_2 109" style:family="table-cell" style:parent-style-name="Default">
      <style:table-cell-properties fo:background-color="#ff0000"/>
    </style:style>
    <style:style style:name="Excel_5f_CondFormat_5f_1_5f_5_5f_1_20_109" style:display-name="Excel_CondFormat_1_5_1 109" style:family="table-cell" style:parent-style-name="Default">
      <style:table-cell-properties fo:background-color="#00ff00"/>
    </style:style>
    <style:style style:name="Excel_5f_CondFormat_5f_1_5f_5_5f_2_20_109" style:display-name="Excel_CondFormat_1_5_2 109" style:family="table-cell" style:parent-style-name="Default">
      <style:table-cell-properties fo:background-color="#ff0000"/>
    </style:style>
    <style:style style:name="Excel_5f_CondFormat_5f_1_5f_6_5f_1_20_109" style:display-name="Excel_CondFormat_1_6_1 109" style:family="table-cell" style:parent-style-name="Default">
      <style:table-cell-properties fo:background-color="#00ff00"/>
    </style:style>
    <style:style style:name="Excel_5f_CondFormat_5f_1_5f_7_5f_1_20_109" style:display-name="Excel_CondFormat_1_7_1 109" style:family="table-cell" style:parent-style-name="Default">
      <style:table-cell-properties fo:background-color="#ff0000"/>
    </style:style>
    <style:style style:name="Excel_5f_CondFormat_5f_1_5f_7_5f_2_20_40" style:display-name="Excel_CondFormat_1_7_2 40" style:family="table-cell" style:parent-style-name="Default">
      <style:table-cell-properties fo:background-color="#00ff00"/>
    </style:style>
    <style:style style:name="Excel_5f_CondFormat_5f_1_5f_7_5f_3_20_40" style:display-name="Excel_CondFormat_1_7_3 40" style:family="table-cell" style:parent-style-name="Default"/>
    <style:style style:name="Excel_5f_CondFormat_5f_1_5f_8_5f_1_20_109" style:display-name="Excel_CondFormat_1_8_1 109" style:family="table-cell" style:parent-style-name="Default">
      <style:table-cell-properties fo:background-color="#00ff00"/>
    </style:style>
    <style:style style:name="Excel_5f_CondFormat_5f_1_5f_8_5f_2_20_47" style:display-name="Excel_CondFormat_1_8_2 47" style:family="table-cell" style:parent-style-name="Default">
      <style:table-cell-properties fo:background-color="#ff0000"/>
    </style:style>
    <style:style style:name="Excel_5f_CondFormat_5f_1_5f_9_5f_1_20_109" style:display-name="Excel_CondFormat_1_9_1 109" style:family="table-cell" style:parent-style-name="Default">
      <style:table-cell-properties fo:background-color="#ff0000"/>
    </style:style>
    <style:style style:name="Excel_5f_CondFormat_5f_1_5f_1_5f_1_20_110" style:display-name="Excel_CondFormat_1_1_1 110" style:family="table-cell" style:parent-style-name="Default">
      <style:table-cell-properties fo:background-color="#00ff00"/>
    </style:style>
    <style:style style:name="Excel_5f_CondFormat_5f_1_5f_2_5f_1_20_110" style:display-name="Excel_CondFormat_1_2_1 110" style:family="table-cell" style:parent-style-name="Default">
      <style:table-cell-properties fo:background-color="#00ff00"/>
    </style:style>
    <style:style style:name="Excel_5f_CondFormat_5f_1_5f_2_5f_2_20_110" style:display-name="Excel_CondFormat_1_2_2 110" style:family="table-cell" style:parent-style-name="Default">
      <style:table-cell-properties fo:background-color="#ff0000"/>
    </style:style>
    <style:style style:name="Excel_5f_CondFormat_5f_1_5f_3_5f_1_20_110" style:display-name="Excel_CondFormat_1_3_1 110" style:family="table-cell" style:parent-style-name="Default">
      <style:table-cell-properties fo:background-color="#00ff00"/>
    </style:style>
    <style:style style:name="Excel_5f_CondFormat_5f_1_5f_3_5f_2_20_58" style:display-name="Excel_CondFormat_1_3_2 58" style:family="table-cell" style:parent-style-name="Default">
      <style:table-cell-properties fo:background-color="#ff0000"/>
    </style:style>
    <style:style style:name="Excel_5f_CondFormat_5f_1_5f_4_5f_1_20_110" style:display-name="Excel_CondFormat_1_4_1 110" style:family="table-cell" style:parent-style-name="Default">
      <style:table-cell-properties fo:background-color="#00ff00"/>
    </style:style>
    <style:style style:name="Excel_5f_CondFormat_5f_1_5f_4_5f_2_20_110" style:display-name="Excel_CondFormat_1_4_2 110" style:family="table-cell" style:parent-style-name="Default">
      <style:table-cell-properties fo:background-color="#ff0000"/>
    </style:style>
    <style:style style:name="Excel_5f_CondFormat_5f_1_5f_5_5f_1_20_110" style:display-name="Excel_CondFormat_1_5_1 110" style:family="table-cell" style:parent-style-name="Default">
      <style:table-cell-properties fo:background-color="#00ff00"/>
    </style:style>
    <style:style style:name="Excel_5f_CondFormat_5f_1_5f_5_5f_2_20_110" style:display-name="Excel_CondFormat_1_5_2 110" style:family="table-cell" style:parent-style-name="Default">
      <style:table-cell-properties fo:background-color="#ff0000"/>
    </style:style>
    <style:style style:name="Excel_5f_CondFormat_5f_1_5f_6_5f_1_20_110" style:display-name="Excel_CondFormat_1_6_1 110" style:family="table-cell" style:parent-style-name="Default">
      <style:table-cell-properties fo:background-color="#00ff00"/>
    </style:style>
    <style:style style:name="Excel_5f_CondFormat_5f_1_5f_7_5f_1_20_110" style:display-name="Excel_CondFormat_1_7_1 110" style:family="table-cell" style:parent-style-name="Default">
      <style:table-cell-properties fo:background-color="#ff0000"/>
    </style:style>
    <style:style style:name="Excel_5f_CondFormat_5f_1_5f_7_5f_2_20_41" style:display-name="Excel_CondFormat_1_7_2 41" style:family="table-cell" style:parent-style-name="Default">
      <style:table-cell-properties fo:background-color="#00ff00"/>
    </style:style>
    <style:style style:name="Excel_5f_CondFormat_5f_1_5f_7_5f_3_20_41" style:display-name="Excel_CondFormat_1_7_3 41" style:family="table-cell" style:parent-style-name="Default"/>
    <style:style style:name="Excel_5f_CondFormat_5f_1_5f_8_5f_1_20_110" style:display-name="Excel_CondFormat_1_8_1 110" style:family="table-cell" style:parent-style-name="Default">
      <style:table-cell-properties fo:background-color="#00ff00"/>
    </style:style>
    <style:style style:name="Excel_5f_CondFormat_5f_1_5f_8_5f_2_20_48" style:display-name="Excel_CondFormat_1_8_2 48" style:family="table-cell" style:parent-style-name="Default">
      <style:table-cell-properties fo:background-color="#ff0000"/>
    </style:style>
    <style:style style:name="Excel_5f_CondFormat_5f_1_5f_9_5f_1_20_110" style:display-name="Excel_CondFormat_1_9_1 110" style:family="table-cell" style:parent-style-name="Default">
      <style:table-cell-properties fo:background-color="#ff0000"/>
    </style:style>
    <style:style style:name="Excel_5f_CondFormat_5f_1_5f_1_5f_1_20_111" style:display-name="Excel_CondFormat_1_1_1 111" style:family="table-cell" style:parent-style-name="Default">
      <style:table-cell-properties fo:background-color="#00ff00"/>
    </style:style>
    <style:style style:name="Excel_5f_CondFormat_5f_1_5f_2_5f_1_20_111" style:display-name="Excel_CondFormat_1_2_1 111" style:family="table-cell" style:parent-style-name="Default">
      <style:table-cell-properties fo:background-color="#00ff00"/>
    </style:style>
    <style:style style:name="Excel_5f_CondFormat_5f_1_5f_2_5f_2_20_111" style:display-name="Excel_CondFormat_1_2_2 111" style:family="table-cell" style:parent-style-name="Default">
      <style:table-cell-properties fo:background-color="#ff0000"/>
    </style:style>
    <style:style style:name="Excel_5f_CondFormat_5f_1_5f_3_5f_1_20_111" style:display-name="Excel_CondFormat_1_3_1 111" style:family="table-cell" style:parent-style-name="Default">
      <style:table-cell-properties fo:background-color="#00ff00"/>
    </style:style>
    <style:style style:name="Excel_5f_CondFormat_5f_1_5f_3_5f_2_20_59" style:display-name="Excel_CondFormat_1_3_2 59" style:family="table-cell" style:parent-style-name="Default">
      <style:table-cell-properties fo:background-color="#ff0000"/>
    </style:style>
    <style:style style:name="Excel_5f_CondFormat_5f_1_5f_4_5f_1_20_111" style:display-name="Excel_CondFormat_1_4_1 111" style:family="table-cell" style:parent-style-name="Default">
      <style:table-cell-properties fo:background-color="#00ff00"/>
    </style:style>
    <style:style style:name="Excel_5f_CondFormat_5f_1_5f_4_5f_2_20_111" style:display-name="Excel_CondFormat_1_4_2 111" style:family="table-cell" style:parent-style-name="Default">
      <style:table-cell-properties fo:background-color="#ff0000"/>
    </style:style>
    <style:style style:name="Excel_5f_CondFormat_5f_1_5f_5_5f_1_20_111" style:display-name="Excel_CondFormat_1_5_1 111" style:family="table-cell" style:parent-style-name="Default">
      <style:table-cell-properties fo:background-color="#00ff00"/>
    </style:style>
    <style:style style:name="Excel_5f_CondFormat_5f_1_5f_5_5f_2_20_111" style:display-name="Excel_CondFormat_1_5_2 111" style:family="table-cell" style:parent-style-name="Default">
      <style:table-cell-properties fo:background-color="#ff0000"/>
    </style:style>
    <style:style style:name="Excel_5f_CondFormat_5f_1_5f_6_5f_1_20_111" style:display-name="Excel_CondFormat_1_6_1 111" style:family="table-cell" style:parent-style-name="Default">
      <style:table-cell-properties fo:background-color="#00ff00"/>
    </style:style>
    <style:style style:name="Excel_5f_CondFormat_5f_1_5f_7_5f_1_20_111" style:display-name="Excel_CondFormat_1_7_1 111" style:family="table-cell" style:parent-style-name="Default">
      <style:table-cell-properties fo:background-color="#ff0000"/>
    </style:style>
    <style:style style:name="Excel_5f_CondFormat_5f_1_5f_7_5f_2_20_42" style:display-name="Excel_CondFormat_1_7_2 42" style:family="table-cell" style:parent-style-name="Default">
      <style:table-cell-properties fo:background-color="#00ff00"/>
    </style:style>
    <style:style style:name="Excel_5f_CondFormat_5f_1_5f_7_5f_3_20_42" style:display-name="Excel_CondFormat_1_7_3 42" style:family="table-cell" style:parent-style-name="Default"/>
    <style:style style:name="Excel_5f_CondFormat_5f_1_5f_8_5f_1_20_111" style:display-name="Excel_CondFormat_1_8_1 111" style:family="table-cell" style:parent-style-name="Default">
      <style:table-cell-properties fo:background-color="#00ff00"/>
    </style:style>
    <style:style style:name="Excel_5f_CondFormat_5f_1_5f_8_5f_2_20_49" style:display-name="Excel_CondFormat_1_8_2 49" style:family="table-cell" style:parent-style-name="Default">
      <style:table-cell-properties fo:background-color="#ff0000"/>
    </style:style>
    <style:style style:name="Excel_5f_CondFormat_5f_1_5f_9_5f_1_20_111" style:display-name="Excel_CondFormat_1_9_1 111" style:family="table-cell" style:parent-style-name="Default">
      <style:table-cell-properties fo:background-color="#ff0000"/>
    </style:style>
    <style:style style:name="Excel_5f_CondFormat_5f_1_5f_1_5f_1_20_112" style:display-name="Excel_CondFormat_1_1_1 112" style:family="table-cell" style:parent-style-name="Default">
      <style:table-cell-properties fo:background-color="#00ff00"/>
    </style:style>
    <style:style style:name="Excel_5f_CondFormat_5f_1_5f_2_5f_1_20_112" style:display-name="Excel_CondFormat_1_2_1 112" style:family="table-cell" style:parent-style-name="Default">
      <style:table-cell-properties fo:background-color="#00ff00"/>
    </style:style>
    <style:style style:name="Excel_5f_CondFormat_5f_1_5f_2_5f_2_20_112" style:display-name="Excel_CondFormat_1_2_2 112" style:family="table-cell" style:parent-style-name="Default">
      <style:table-cell-properties fo:background-color="#ff0000"/>
    </style:style>
    <style:style style:name="Excel_5f_CondFormat_5f_1_5f_3_5f_1_20_112" style:display-name="Excel_CondFormat_1_3_1 112" style:family="table-cell" style:parent-style-name="Default">
      <style:table-cell-properties fo:background-color="#00ff00"/>
    </style:style>
    <style:style style:name="Excel_5f_CondFormat_5f_1_5f_3_5f_2_20_60" style:display-name="Excel_CondFormat_1_3_2 60" style:family="table-cell" style:parent-style-name="Default">
      <style:table-cell-properties fo:background-color="#ff0000"/>
    </style:style>
    <style:style style:name="Excel_5f_CondFormat_5f_1_5f_4_5f_1_20_112" style:display-name="Excel_CondFormat_1_4_1 112" style:family="table-cell" style:parent-style-name="Default">
      <style:table-cell-properties fo:background-color="#00ff00"/>
    </style:style>
    <style:style style:name="Excel_5f_CondFormat_5f_1_5f_4_5f_2_20_112" style:display-name="Excel_CondFormat_1_4_2 112" style:family="table-cell" style:parent-style-name="Default">
      <style:table-cell-properties fo:background-color="#ff0000"/>
    </style:style>
    <style:style style:name="Excel_5f_CondFormat_5f_1_5f_5_5f_1_20_112" style:display-name="Excel_CondFormat_1_5_1 112" style:family="table-cell" style:parent-style-name="Default">
      <style:table-cell-properties fo:background-color="#00ff00"/>
    </style:style>
    <style:style style:name="Excel_5f_CondFormat_5f_1_5f_5_5f_2_20_112" style:display-name="Excel_CondFormat_1_5_2 112" style:family="table-cell" style:parent-style-name="Default">
      <style:table-cell-properties fo:background-color="#ff0000"/>
    </style:style>
    <style:style style:name="Excel_5f_CondFormat_5f_1_5f_6_5f_1_20_112" style:display-name="Excel_CondFormat_1_6_1 112" style:family="table-cell" style:parent-style-name="Default">
      <style:table-cell-properties fo:background-color="#00ff00"/>
    </style:style>
    <style:style style:name="Excel_5f_CondFormat_5f_1_5f_7_5f_1_20_112" style:display-name="Excel_CondFormat_1_7_1 112" style:family="table-cell" style:parent-style-name="Default">
      <style:table-cell-properties fo:background-color="#ff0000"/>
    </style:style>
    <style:style style:name="Excel_5f_CondFormat_5f_1_5f_7_5f_2_20_43" style:display-name="Excel_CondFormat_1_7_2 43" style:family="table-cell" style:parent-style-name="Default">
      <style:table-cell-properties fo:background-color="#00ff00"/>
    </style:style>
    <style:style style:name="Excel_5f_CondFormat_5f_1_5f_7_5f_3_20_43" style:display-name="Excel_CondFormat_1_7_3 43" style:family="table-cell" style:parent-style-name="Default"/>
    <style:style style:name="Excel_5f_CondFormat_5f_1_5f_8_5f_1_20_112" style:display-name="Excel_CondFormat_1_8_1 112" style:family="table-cell" style:parent-style-name="Default">
      <style:table-cell-properties fo:background-color="#00ff00"/>
    </style:style>
    <style:style style:name="Excel_5f_CondFormat_5f_1_5f_8_5f_2_20_50" style:display-name="Excel_CondFormat_1_8_2 50" style:family="table-cell" style:parent-style-name="Default">
      <style:table-cell-properties fo:background-color="#ff0000"/>
    </style:style>
    <style:style style:name="Excel_5f_CondFormat_5f_1_5f_9_5f_1_20_112" style:display-name="Excel_CondFormat_1_9_1 112" style:family="table-cell" style:parent-style-name="Default">
      <style:table-cell-properties fo:background-color="#ff0000"/>
    </style:style>
    <style:style style:name="Excel_5f_CondFormat_5f_1_5f_1_5f_1_20_113" style:display-name="Excel_CondFormat_1_1_1 113" style:family="table-cell" style:parent-style-name="Default">
      <style:table-cell-properties fo:background-color="#00ff00"/>
    </style:style>
    <style:style style:name="Excel_5f_CondFormat_5f_1_5f_2_5f_1_20_113" style:display-name="Excel_CondFormat_1_2_1 113" style:family="table-cell" style:parent-style-name="Default">
      <style:table-cell-properties fo:background-color="#00ff00"/>
    </style:style>
    <style:style style:name="Excel_5f_CondFormat_5f_1_5f_2_5f_2_20_113" style:display-name="Excel_CondFormat_1_2_2 113" style:family="table-cell" style:parent-style-name="Default">
      <style:table-cell-properties fo:background-color="#ff0000"/>
    </style:style>
    <style:style style:name="Excel_5f_CondFormat_5f_1_5f_3_5f_1_20_113" style:display-name="Excel_CondFormat_1_3_1 113" style:family="table-cell" style:parent-style-name="Default">
      <style:table-cell-properties fo:background-color="#00ff00"/>
    </style:style>
    <style:style style:name="Excel_5f_CondFormat_5f_1_5f_3_5f_2_20_61" style:display-name="Excel_CondFormat_1_3_2 61" style:family="table-cell" style:parent-style-name="Default">
      <style:table-cell-properties fo:background-color="#ff0000"/>
    </style:style>
    <style:style style:name="Excel_5f_CondFormat_5f_1_5f_4_5f_1_20_113" style:display-name="Excel_CondFormat_1_4_1 113" style:family="table-cell" style:parent-style-name="Default">
      <style:table-cell-properties fo:background-color="#00ff00"/>
    </style:style>
    <style:style style:name="Excel_5f_CondFormat_5f_1_5f_4_5f_2_20_113" style:display-name="Excel_CondFormat_1_4_2 113" style:family="table-cell" style:parent-style-name="Default">
      <style:table-cell-properties fo:background-color="#ff0000"/>
    </style:style>
    <style:style style:name="Excel_5f_CondFormat_5f_1_5f_5_5f_1_20_113" style:display-name="Excel_CondFormat_1_5_1 113" style:family="table-cell" style:parent-style-name="Default">
      <style:table-cell-properties fo:background-color="#00ff00"/>
    </style:style>
    <style:style style:name="Excel_5f_CondFormat_5f_1_5f_5_5f_2_20_113" style:display-name="Excel_CondFormat_1_5_2 113" style:family="table-cell" style:parent-style-name="Default">
      <style:table-cell-properties fo:background-color="#ff0000"/>
    </style:style>
    <style:style style:name="Excel_5f_CondFormat_5f_1_5f_6_5f_1_20_113" style:display-name="Excel_CondFormat_1_6_1 113" style:family="table-cell" style:parent-style-name="Default">
      <style:table-cell-properties fo:background-color="#00ff00"/>
    </style:style>
    <style:style style:name="Excel_5f_CondFormat_5f_1_5f_7_5f_1_20_113" style:display-name="Excel_CondFormat_1_7_1 113" style:family="table-cell" style:parent-style-name="Default">
      <style:table-cell-properties fo:background-color="#ff0000"/>
    </style:style>
    <style:style style:name="Excel_5f_CondFormat_5f_1_5f_7_5f_2_20_44" style:display-name="Excel_CondFormat_1_7_2 44" style:family="table-cell" style:parent-style-name="Default">
      <style:table-cell-properties fo:background-color="#00ff00"/>
    </style:style>
    <style:style style:name="Excel_5f_CondFormat_5f_1_5f_7_5f_3_20_44" style:display-name="Excel_CondFormat_1_7_3 44" style:family="table-cell" style:parent-style-name="Default"/>
    <style:style style:name="Excel_5f_CondFormat_5f_1_5f_8_5f_1_20_113" style:display-name="Excel_CondFormat_1_8_1 113" style:family="table-cell" style:parent-style-name="Default">
      <style:table-cell-properties fo:background-color="#00ff00"/>
    </style:style>
    <style:style style:name="Excel_5f_CondFormat_5f_1_5f_8_5f_2_20_51" style:display-name="Excel_CondFormat_1_8_2 51" style:family="table-cell" style:parent-style-name="Default">
      <style:table-cell-properties fo:background-color="#ff0000"/>
    </style:style>
    <style:style style:name="Excel_5f_CondFormat_5f_1_5f_9_5f_1_20_113" style:display-name="Excel_CondFormat_1_9_1 113" style:family="table-cell" style:parent-style-name="Default">
      <style:table-cell-properties fo:background-color="#ff0000"/>
    </style:style>
    <style:style style:name="Excel_5f_CondFormat_5f_1_5f_1_5f_1_20_114" style:display-name="Excel_CondFormat_1_1_1 114" style:family="table-cell" style:parent-style-name="Default">
      <style:table-cell-properties fo:background-color="#00ff00"/>
    </style:style>
    <style:style style:name="Excel_5f_CondFormat_5f_1_5f_2_5f_1_20_114" style:display-name="Excel_CondFormat_1_2_1 114" style:family="table-cell" style:parent-style-name="Default">
      <style:table-cell-properties fo:background-color="#00ff00"/>
    </style:style>
    <style:style style:name="Excel_5f_CondFormat_5f_1_5f_2_5f_2_20_114" style:display-name="Excel_CondFormat_1_2_2 114" style:family="table-cell" style:parent-style-name="Default">
      <style:table-cell-properties fo:background-color="#ff0000"/>
    </style:style>
    <style:style style:name="Excel_5f_CondFormat_5f_1_5f_3_5f_1_20_114" style:display-name="Excel_CondFormat_1_3_1 114" style:family="table-cell" style:parent-style-name="Default">
      <style:table-cell-properties fo:background-color="#00ff00"/>
    </style:style>
    <style:style style:name="Excel_5f_CondFormat_5f_1_5f_3_5f_2_20_62" style:display-name="Excel_CondFormat_1_3_2 62" style:family="table-cell" style:parent-style-name="Default">
      <style:table-cell-properties fo:background-color="#ff0000"/>
    </style:style>
    <style:style style:name="Excel_5f_CondFormat_5f_1_5f_4_5f_1_20_114" style:display-name="Excel_CondFormat_1_4_1 114" style:family="table-cell" style:parent-style-name="Default">
      <style:table-cell-properties fo:background-color="#00ff00"/>
    </style:style>
    <style:style style:name="Excel_5f_CondFormat_5f_1_5f_4_5f_2_20_114" style:display-name="Excel_CondFormat_1_4_2 114" style:family="table-cell" style:parent-style-name="Default">
      <style:table-cell-properties fo:background-color="#ff0000"/>
    </style:style>
    <style:style style:name="Excel_5f_CondFormat_5f_1_5f_5_5f_1_20_114" style:display-name="Excel_CondFormat_1_5_1 114" style:family="table-cell" style:parent-style-name="Default">
      <style:table-cell-properties fo:background-color="#00ff00"/>
    </style:style>
    <style:style style:name="Excel_5f_CondFormat_5f_1_5f_5_5f_2_20_114" style:display-name="Excel_CondFormat_1_5_2 114" style:family="table-cell" style:parent-style-name="Default">
      <style:table-cell-properties fo:background-color="#ff0000"/>
    </style:style>
    <style:style style:name="Excel_5f_CondFormat_5f_1_5f_6_5f_1_20_114" style:display-name="Excel_CondFormat_1_6_1 114" style:family="table-cell" style:parent-style-name="Default">
      <style:table-cell-properties fo:background-color="#00ff00"/>
    </style:style>
    <style:style style:name="Excel_5f_CondFormat_5f_1_5f_7_5f_1_20_114" style:display-name="Excel_CondFormat_1_7_1 114" style:family="table-cell" style:parent-style-name="Default">
      <style:table-cell-properties fo:background-color="#ff0000"/>
    </style:style>
    <style:style style:name="Excel_5f_CondFormat_5f_1_5f_7_5f_2_20_45" style:display-name="Excel_CondFormat_1_7_2 45" style:family="table-cell" style:parent-style-name="Default">
      <style:table-cell-properties fo:background-color="#00ff00"/>
    </style:style>
    <style:style style:name="Excel_5f_CondFormat_5f_1_5f_7_5f_3_20_45" style:display-name="Excel_CondFormat_1_7_3 45" style:family="table-cell" style:parent-style-name="Default"/>
    <style:style style:name="Excel_5f_CondFormat_5f_1_5f_8_5f_1_20_114" style:display-name="Excel_CondFormat_1_8_1 114" style:family="table-cell" style:parent-style-name="Default">
      <style:table-cell-properties fo:background-color="#00ff00"/>
    </style:style>
    <style:style style:name="Excel_5f_CondFormat_5f_1_5f_8_5f_2_20_52" style:display-name="Excel_CondFormat_1_8_2 52" style:family="table-cell" style:parent-style-name="Default">
      <style:table-cell-properties fo:background-color="#ff0000"/>
    </style:style>
    <style:style style:name="Excel_5f_CondFormat_5f_1_5f_9_5f_1_20_114" style:display-name="Excel_CondFormat_1_9_1 114" style:family="table-cell" style:parent-style-name="Default">
      <style:table-cell-properties fo:background-color="#ff0000"/>
    </style:style>
    <style:style style:name="Excel_5f_CondFormat_5f_1_5f_1_5f_1_20_115" style:display-name="Excel_CondFormat_1_1_1 115" style:family="table-cell" style:parent-style-name="Default">
      <style:table-cell-properties fo:background-color="#00ff00"/>
    </style:style>
    <style:style style:name="Excel_5f_CondFormat_5f_1_5f_2_5f_1_20_115" style:display-name="Excel_CondFormat_1_2_1 115" style:family="table-cell" style:parent-style-name="Default">
      <style:table-cell-properties fo:background-color="#00ff00"/>
    </style:style>
    <style:style style:name="Excel_5f_CondFormat_5f_1_5f_2_5f_2_20_115" style:display-name="Excel_CondFormat_1_2_2 115" style:family="table-cell" style:parent-style-name="Default">
      <style:table-cell-properties fo:background-color="#ff0000"/>
    </style:style>
    <style:style style:name="Excel_5f_CondFormat_5f_1_5f_3_5f_1_20_115" style:display-name="Excel_CondFormat_1_3_1 115" style:family="table-cell" style:parent-style-name="Default">
      <style:table-cell-properties fo:background-color="#00ff00"/>
    </style:style>
    <style:style style:name="Excel_5f_CondFormat_5f_1_5f_3_5f_2_20_63" style:display-name="Excel_CondFormat_1_3_2 63" style:family="table-cell" style:parent-style-name="Default">
      <style:table-cell-properties fo:background-color="#ff0000"/>
    </style:style>
    <style:style style:name="Excel_5f_CondFormat_5f_1_5f_4_5f_1_20_115" style:display-name="Excel_CondFormat_1_4_1 115" style:family="table-cell" style:parent-style-name="Default">
      <style:table-cell-properties fo:background-color="#00ff00"/>
    </style:style>
    <style:style style:name="Excel_5f_CondFormat_5f_1_5f_4_5f_2_20_115" style:display-name="Excel_CondFormat_1_4_2 115" style:family="table-cell" style:parent-style-name="Default">
      <style:table-cell-properties fo:background-color="#ff0000"/>
    </style:style>
    <style:style style:name="Excel_5f_CondFormat_5f_1_5f_5_5f_1_20_115" style:display-name="Excel_CondFormat_1_5_1 115" style:family="table-cell" style:parent-style-name="Default">
      <style:table-cell-properties fo:background-color="#00ff00"/>
    </style:style>
    <style:style style:name="Excel_5f_CondFormat_5f_1_5f_5_5f_2_20_115" style:display-name="Excel_CondFormat_1_5_2 115" style:family="table-cell" style:parent-style-name="Default">
      <style:table-cell-properties fo:background-color="#ff0000"/>
    </style:style>
    <style:style style:name="Excel_5f_CondFormat_5f_1_5f_6_5f_1_20_115" style:display-name="Excel_CondFormat_1_6_1 115" style:family="table-cell" style:parent-style-name="Default">
      <style:table-cell-properties fo:background-color="#00ff00"/>
    </style:style>
    <style:style style:name="Excel_5f_CondFormat_5f_1_5f_7_5f_1_20_115" style:display-name="Excel_CondFormat_1_7_1 115" style:family="table-cell" style:parent-style-name="Default">
      <style:table-cell-properties fo:background-color="#ff0000"/>
    </style:style>
    <style:style style:name="Excel_5f_CondFormat_5f_1_5f_7_5f_2_20_46" style:display-name="Excel_CondFormat_1_7_2 46" style:family="table-cell" style:parent-style-name="Default">
      <style:table-cell-properties fo:background-color="#00ff00"/>
    </style:style>
    <style:style style:name="Excel_5f_CondFormat_5f_1_5f_7_5f_3_20_46" style:display-name="Excel_CondFormat_1_7_3 46" style:family="table-cell" style:parent-style-name="Default"/>
    <style:style style:name="Excel_5f_CondFormat_5f_1_5f_8_5f_1_20_115" style:display-name="Excel_CondFormat_1_8_1 115" style:family="table-cell" style:parent-style-name="Default">
      <style:table-cell-properties fo:background-color="#00ff00"/>
    </style:style>
    <style:style style:name="Excel_5f_CondFormat_5f_1_5f_8_5f_2_20_53" style:display-name="Excel_CondFormat_1_8_2 53" style:family="table-cell" style:parent-style-name="Default">
      <style:table-cell-properties fo:background-color="#ff0000"/>
    </style:style>
    <style:style style:name="Excel_5f_CondFormat_5f_1_5f_9_5f_1_20_115" style:display-name="Excel_CondFormat_1_9_1 115" style:family="table-cell" style:parent-style-name="Default">
      <style:table-cell-properties fo:background-color="#ff0000"/>
    </style:style>
    <style:style style:name="Excel_5f_CondFormat_5f_1_5f_1_5f_1_20_116" style:display-name="Excel_CondFormat_1_1_1 116" style:family="table-cell" style:parent-style-name="Default">
      <style:table-cell-properties fo:background-color="#00ff00"/>
    </style:style>
    <style:style style:name="Excel_5f_CondFormat_5f_1_5f_2_5f_1_20_116" style:display-name="Excel_CondFormat_1_2_1 116" style:family="table-cell" style:parent-style-name="Default">
      <style:table-cell-properties fo:background-color="#00ff00"/>
    </style:style>
    <style:style style:name="Excel_5f_CondFormat_5f_1_5f_2_5f_2_20_116" style:display-name="Excel_CondFormat_1_2_2 116" style:family="table-cell" style:parent-style-name="Default">
      <style:table-cell-properties fo:background-color="#ff0000"/>
    </style:style>
    <style:style style:name="Excel_5f_CondFormat_5f_1_5f_3_5f_1_20_116" style:display-name="Excel_CondFormat_1_3_1 116" style:family="table-cell" style:parent-style-name="Default">
      <style:table-cell-properties fo:background-color="#00ff00"/>
    </style:style>
    <style:style style:name="Excel_5f_CondFormat_5f_1_5f_3_5f_2_20_64" style:display-name="Excel_CondFormat_1_3_2 64" style:family="table-cell" style:parent-style-name="Default">
      <style:table-cell-properties fo:background-color="#ff0000"/>
    </style:style>
    <style:style style:name="Excel_5f_CondFormat_5f_1_5f_4_5f_1_20_116" style:display-name="Excel_CondFormat_1_4_1 116" style:family="table-cell" style:parent-style-name="Default">
      <style:table-cell-properties fo:background-color="#00ff00"/>
    </style:style>
    <style:style style:name="Excel_5f_CondFormat_5f_1_5f_4_5f_2_20_116" style:display-name="Excel_CondFormat_1_4_2 116" style:family="table-cell" style:parent-style-name="Default">
      <style:table-cell-properties fo:background-color="#ff0000"/>
    </style:style>
    <style:style style:name="Excel_5f_CondFormat_5f_1_5f_5_5f_1_20_116" style:display-name="Excel_CondFormat_1_5_1 116" style:family="table-cell" style:parent-style-name="Default">
      <style:table-cell-properties fo:background-color="#00ff00"/>
    </style:style>
    <style:style style:name="Excel_5f_CondFormat_5f_1_5f_5_5f_2_20_116" style:display-name="Excel_CondFormat_1_5_2 116" style:family="table-cell" style:parent-style-name="Default">
      <style:table-cell-properties fo:background-color="#ff0000"/>
    </style:style>
    <style:style style:name="Excel_5f_CondFormat_5f_1_5f_6_5f_1_20_116" style:display-name="Excel_CondFormat_1_6_1 116" style:family="table-cell" style:parent-style-name="Default">
      <style:table-cell-properties fo:background-color="#00ff00"/>
    </style:style>
    <style:style style:name="Excel_5f_CondFormat_5f_1_5f_7_5f_1_20_116" style:display-name="Excel_CondFormat_1_7_1 116" style:family="table-cell" style:parent-style-name="Default">
      <style:table-cell-properties fo:background-color="#ff0000"/>
    </style:style>
    <style:style style:name="Excel_5f_CondFormat_5f_1_5f_7_5f_2_20_47" style:display-name="Excel_CondFormat_1_7_2 47" style:family="table-cell" style:parent-style-name="Default">
      <style:table-cell-properties fo:background-color="#00ff00"/>
    </style:style>
    <style:style style:name="Excel_5f_CondFormat_5f_1_5f_7_5f_3_20_47" style:display-name="Excel_CondFormat_1_7_3 47" style:family="table-cell" style:parent-style-name="Default"/>
    <style:style style:name="Excel_5f_CondFormat_5f_1_5f_8_5f_1_20_116" style:display-name="Excel_CondFormat_1_8_1 116" style:family="table-cell" style:parent-style-name="Default">
      <style:table-cell-properties fo:background-color="#00ff00"/>
    </style:style>
    <style:style style:name="Excel_5f_CondFormat_5f_1_5f_8_5f_2_20_54" style:display-name="Excel_CondFormat_1_8_2 54" style:family="table-cell" style:parent-style-name="Default">
      <style:table-cell-properties fo:background-color="#ff0000"/>
    </style:style>
    <style:style style:name="Excel_5f_CondFormat_5f_1_5f_9_5f_1_20_116" style:display-name="Excel_CondFormat_1_9_1 116" style:family="table-cell" style:parent-style-name="Default">
      <style:table-cell-properties fo:background-color="#ff0000"/>
    </style:style>
    <style:style style:name="Excel_5f_CondFormat_5f_1_5f_1_5f_1_20_117" style:display-name="Excel_CondFormat_1_1_1 117" style:family="table-cell" style:parent-style-name="Default">
      <style:table-cell-properties fo:background-color="#00ff00"/>
    </style:style>
    <style:style style:name="Excel_5f_CondFormat_5f_1_5f_2_5f_1_20_117" style:display-name="Excel_CondFormat_1_2_1 117" style:family="table-cell" style:parent-style-name="Default">
      <style:table-cell-properties fo:background-color="#00ff00"/>
    </style:style>
    <style:style style:name="Excel_5f_CondFormat_5f_1_5f_2_5f_2_20_117" style:display-name="Excel_CondFormat_1_2_2 117" style:family="table-cell" style:parent-style-name="Default">
      <style:table-cell-properties fo:background-color="#ff0000"/>
    </style:style>
    <style:style style:name="Excel_5f_CondFormat_5f_1_5f_3_5f_1_20_117" style:display-name="Excel_CondFormat_1_3_1 117" style:family="table-cell" style:parent-style-name="Default">
      <style:table-cell-properties fo:background-color="#00ff00"/>
    </style:style>
    <style:style style:name="Excel_5f_CondFormat_5f_1_5f_3_5f_2_20_65" style:display-name="Excel_CondFormat_1_3_2 65" style:family="table-cell" style:parent-style-name="Default">
      <style:table-cell-properties fo:background-color="#ff0000"/>
    </style:style>
    <style:style style:name="Excel_5f_CondFormat_5f_1_5f_4_5f_1_20_117" style:display-name="Excel_CondFormat_1_4_1 117" style:family="table-cell" style:parent-style-name="Default">
      <style:table-cell-properties fo:background-color="#00ff00"/>
    </style:style>
    <style:style style:name="Excel_5f_CondFormat_5f_1_5f_4_5f_2_20_117" style:display-name="Excel_CondFormat_1_4_2 117" style:family="table-cell" style:parent-style-name="Default">
      <style:table-cell-properties fo:background-color="#ff0000"/>
    </style:style>
    <style:style style:name="Excel_5f_CondFormat_5f_1_5f_5_5f_1_20_117" style:display-name="Excel_CondFormat_1_5_1 117" style:family="table-cell" style:parent-style-name="Default">
      <style:table-cell-properties fo:background-color="#00ff00"/>
    </style:style>
    <style:style style:name="Excel_5f_CondFormat_5f_1_5f_5_5f_2_20_117" style:display-name="Excel_CondFormat_1_5_2 117" style:family="table-cell" style:parent-style-name="Default">
      <style:table-cell-properties fo:background-color="#ff0000"/>
    </style:style>
    <style:style style:name="Excel_5f_CondFormat_5f_1_5f_6_5f_1_20_117" style:display-name="Excel_CondFormat_1_6_1 117" style:family="table-cell" style:parent-style-name="Default">
      <style:table-cell-properties fo:background-color="#00ff00"/>
    </style:style>
    <style:style style:name="Excel_5f_CondFormat_5f_1_5f_7_5f_1_20_117" style:display-name="Excel_CondFormat_1_7_1 117" style:family="table-cell" style:parent-style-name="Default">
      <style:table-cell-properties fo:background-color="#ff0000"/>
    </style:style>
    <style:style style:name="Excel_5f_CondFormat_5f_1_5f_7_5f_2_20_48" style:display-name="Excel_CondFormat_1_7_2 48" style:family="table-cell" style:parent-style-name="Default">
      <style:table-cell-properties fo:background-color="#00ff00"/>
    </style:style>
    <style:style style:name="Excel_5f_CondFormat_5f_1_5f_7_5f_3_20_48" style:display-name="Excel_CondFormat_1_7_3 48" style:family="table-cell" style:parent-style-name="Default"/>
    <style:style style:name="Excel_5f_CondFormat_5f_1_5f_8_5f_1_20_117" style:display-name="Excel_CondFormat_1_8_1 117" style:family="table-cell" style:parent-style-name="Default">
      <style:table-cell-properties fo:background-color="#00ff00"/>
    </style:style>
    <style:style style:name="Excel_5f_CondFormat_5f_1_5f_8_5f_2_20_55" style:display-name="Excel_CondFormat_1_8_2 55" style:family="table-cell" style:parent-style-name="Default">
      <style:table-cell-properties fo:background-color="#ff0000"/>
    </style:style>
    <style:style style:name="Excel_5f_CondFormat_5f_1_5f_9_5f_1_20_117" style:display-name="Excel_CondFormat_1_9_1 117" style:family="table-cell" style:parent-style-name="Default">
      <style:table-cell-properties fo:background-color="#ff0000"/>
    </style:style>
    <style:style style:name="Excel_5f_CondFormat_5f_1_5f_1_5f_1_20_118" style:display-name="Excel_CondFormat_1_1_1 118" style:family="table-cell" style:parent-style-name="Default">
      <style:table-cell-properties fo:background-color="#00ff00"/>
    </style:style>
    <style:style style:name="Excel_5f_CondFormat_5f_1_5f_1_5f_2_20_53" style:display-name="Excel_CondFormat_1_1_2 53" style:family="table-cell" style:parent-style-name="Default">
      <style:table-cell-properties fo:background-color="#ff0000"/>
    </style:style>
    <style:style style:name="Excel_5f_CondFormat_5f_1_5f_2_5f_1_20_118" style:display-name="Excel_CondFormat_1_2_1 118" style:family="table-cell" style:parent-style-name="Default">
      <style:table-cell-properties fo:background-color="#00ff00"/>
    </style:style>
    <style:style style:name="Excel_5f_CondFormat_5f_1_5f_2_5f_2_20_118" style:display-name="Excel_CondFormat_1_2_2 118" style:family="table-cell" style:parent-style-name="Default">
      <style:table-cell-properties fo:background-color="#ff0000"/>
    </style:style>
    <style:style style:name="Excel_5f_CondFormat_5f_1_5f_3_5f_1_20_118" style:display-name="Excel_CondFormat_1_3_1 118" style:family="table-cell" style:parent-style-name="Default">
      <style:table-cell-properties fo:background-color="#00ff00"/>
    </style:style>
    <style:style style:name="Excel_5f_CondFormat_5f_1_5f_4_5f_1_20_118" style:display-name="Excel_CondFormat_1_4_1 118" style:family="table-cell" style:parent-style-name="Default">
      <style:table-cell-properties fo:background-color="#00ff00"/>
    </style:style>
    <style:style style:name="Excel_5f_CondFormat_5f_1_5f_4_5f_2_20_118" style:display-name="Excel_CondFormat_1_4_2 118" style:family="table-cell" style:parent-style-name="Default">
      <style:table-cell-properties fo:background-color="#ff0000"/>
    </style:style>
    <style:style style:name="Excel_5f_CondFormat_5f_1_5f_5_5f_1_20_118" style:display-name="Excel_CondFormat_1_5_1 118" style:family="table-cell" style:parent-style-name="Default">
      <style:table-cell-properties fo:background-color="#00ff00"/>
    </style:style>
    <style:style style:name="Excel_5f_CondFormat_5f_1_5f_5_5f_2_20_118" style:display-name="Excel_CondFormat_1_5_2 118" style:family="table-cell" style:parent-style-name="Default">
      <style:table-cell-properties fo:background-color="#ff0000"/>
    </style:style>
    <style:style style:name="Excel_5f_CondFormat_5f_1_5f_6_5f_1_20_118" style:display-name="Excel_CondFormat_1_6_1 118" style:family="table-cell" style:parent-style-name="Default">
      <style:table-cell-properties fo:background-color="#ff0000"/>
    </style:style>
    <style:style style:name="Excel_5f_CondFormat_5f_1_5f_6_5f_2_20_55" style:display-name="Excel_CondFormat_1_6_2 55" style:family="table-cell" style:parent-style-name="Default">
      <style:table-cell-properties fo:background-color="#00ff00"/>
    </style:style>
    <style:style style:name="Excel_5f_CondFormat_5f_1_5f_6_5f_3_20_55" style:display-name="Excel_CondFormat_1_6_3 55" style:family="table-cell" style:parent-style-name="Default"/>
    <style:style style:name="Excel_5f_CondFormat_5f_1_5f_7_5f_1_20_118" style:display-name="Excel_CondFormat_1_7_1 118" style:family="table-cell" style:parent-style-name="Default">
      <style:table-cell-properties fo:background-color="#00ff00"/>
    </style:style>
    <style:style style:name="Excel_5f_CondFormat_5f_1_5f_8_5f_1_20_118" style:display-name="Excel_CondFormat_1_8_1 118" style:family="table-cell" style:parent-style-name="Default">
      <style:table-cell-properties fo:background-color="#ff0000"/>
    </style:style>
    <style:style style:name="Excel_5f_CondFormat_5f_1_5f_9_5f_1_20_118" style:display-name="Excel_CondFormat_1_9_1 118" style:family="table-cell" style:parent-style-name="Default">
      <style:table-cell-properties fo:background-color="#00ff00"/>
    </style:style>
    <style:style style:name="Excel_5f_CondFormat_5f_1_5f_10_5f_1_20_78" style:display-name="Excel_CondFormat_1_10_1 78" style:family="table-cell" style:parent-style-name="Default">
      <style:table-cell-properties fo:background-color="#00ff00"/>
    </style:style>
    <style:style style:name="Excel_5f_CondFormat_5f_1_5f_10_5f_2_20_10" style:display-name="Excel_CondFormat_1_10_2 10" style:family="table-cell" style:parent-style-name="Default">
      <style:table-cell-properties fo:background-color="#ff0000"/>
    </style:style>
    <style:style style:name="Excel_5f_CondFormat_5f_1_5f_11_5f_1_20_78" style:display-name="Excel_CondFormat_1_11_1 78" style:family="table-cell" style:parent-style-name="Default">
      <style:table-cell-properties fo:background-color="#00ff00"/>
    </style:style>
    <style:style style:name="Excel_5f_CondFormat_5f_1_5f_1_5f_1_20_119" style:display-name="Excel_CondFormat_1_1_1 119" style:family="table-cell" style:parent-style-name="Default">
      <style:table-cell-properties fo:background-color="#00ff00"/>
    </style:style>
    <style:style style:name="Excel_5f_CondFormat_5f_1_5f_1_5f_2_20_54" style:display-name="Excel_CondFormat_1_1_2 54" style:family="table-cell" style:parent-style-name="Default">
      <style:table-cell-properties fo:background-color="#ff0000"/>
    </style:style>
    <style:style style:name="Excel_5f_CondFormat_5f_1_5f_2_5f_1_20_119" style:display-name="Excel_CondFormat_1_2_1 119" style:family="table-cell" style:parent-style-name="Default">
      <style:table-cell-properties fo:background-color="#00ff00"/>
    </style:style>
    <style:style style:name="Excel_5f_CondFormat_5f_1_5f_2_5f_2_20_119" style:display-name="Excel_CondFormat_1_2_2 119" style:family="table-cell" style:parent-style-name="Default">
      <style:table-cell-properties fo:background-color="#ff0000"/>
    </style:style>
    <style:style style:name="Excel_5f_CondFormat_5f_1_5f_3_5f_1_20_119" style:display-name="Excel_CondFormat_1_3_1 119" style:family="table-cell" style:parent-style-name="Default">
      <style:table-cell-properties fo:background-color="#00ff00"/>
    </style:style>
    <style:style style:name="Excel_5f_CondFormat_5f_1_5f_4_5f_1_20_119" style:display-name="Excel_CondFormat_1_4_1 119" style:family="table-cell" style:parent-style-name="Default">
      <style:table-cell-properties fo:background-color="#00ff00"/>
    </style:style>
    <style:style style:name="Excel_5f_CondFormat_5f_1_5f_4_5f_2_20_119" style:display-name="Excel_CondFormat_1_4_2 119" style:family="table-cell" style:parent-style-name="Default">
      <style:table-cell-properties fo:background-color="#ff0000"/>
    </style:style>
    <style:style style:name="Excel_5f_CondFormat_5f_1_5f_5_5f_1_20_119" style:display-name="Excel_CondFormat_1_5_1 119" style:family="table-cell" style:parent-style-name="Default">
      <style:table-cell-properties fo:background-color="#00ff00"/>
    </style:style>
    <style:style style:name="Excel_5f_CondFormat_5f_1_5f_5_5f_2_20_119" style:display-name="Excel_CondFormat_1_5_2 119" style:family="table-cell" style:parent-style-name="Default">
      <style:table-cell-properties fo:background-color="#ff0000"/>
    </style:style>
    <style:style style:name="Excel_5f_CondFormat_5f_1_5f_6_5f_1_20_119" style:display-name="Excel_CondFormat_1_6_1 119" style:family="table-cell" style:parent-style-name="Default">
      <style:table-cell-properties fo:background-color="#ff0000"/>
    </style:style>
    <style:style style:name="Excel_5f_CondFormat_5f_1_5f_6_5f_2_20_56" style:display-name="Excel_CondFormat_1_6_2 56" style:family="table-cell" style:parent-style-name="Default">
      <style:table-cell-properties fo:background-color="#00ff00"/>
    </style:style>
    <style:style style:name="Excel_5f_CondFormat_5f_1_5f_6_5f_3_20_56" style:display-name="Excel_CondFormat_1_6_3 56" style:family="table-cell" style:parent-style-name="Default"/>
    <style:style style:name="Excel_5f_CondFormat_5f_1_5f_7_5f_1_20_119" style:display-name="Excel_CondFormat_1_7_1 119" style:family="table-cell" style:parent-style-name="Default">
      <style:table-cell-properties fo:background-color="#00ff00"/>
    </style:style>
    <style:style style:name="Excel_5f_CondFormat_5f_1_5f_8_5f_1_20_119" style:display-name="Excel_CondFormat_1_8_1 119" style:family="table-cell" style:parent-style-name="Default">
      <style:table-cell-properties fo:background-color="#ff0000"/>
    </style:style>
    <style:style style:name="Excel_5f_CondFormat_5f_1_5f_9_5f_1_20_119" style:display-name="Excel_CondFormat_1_9_1 119" style:family="table-cell" style:parent-style-name="Default">
      <style:table-cell-properties fo:background-color="#00ff00"/>
    </style:style>
    <style:style style:name="Excel_5f_CondFormat_5f_1_5f_10_5f_1_20_79" style:display-name="Excel_CondFormat_1_10_1 79" style:family="table-cell" style:parent-style-name="Default">
      <style:table-cell-properties fo:background-color="#00ff00"/>
    </style:style>
    <style:style style:name="Excel_5f_CondFormat_5f_1_5f_10_5f_2_20_11" style:display-name="Excel_CondFormat_1_10_2 11" style:family="table-cell" style:parent-style-name="Default">
      <style:table-cell-properties fo:background-color="#ff0000"/>
    </style:style>
    <style:style style:name="Excel_5f_CondFormat_5f_1_5f_11_5f_1_20_79" style:display-name="Excel_CondFormat_1_11_1 79" style:family="table-cell" style:parent-style-name="Default">
      <style:table-cell-properties fo:background-color="#00ff00"/>
    </style:style>
    <style:style style:name="Excel_5f_CondFormat_5f_1_5f_1_5f_1_20_120" style:display-name="Excel_CondFormat_1_1_1 120" style:family="table-cell" style:parent-style-name="Default">
      <style:table-cell-properties fo:background-color="#00ff00"/>
    </style:style>
    <style:style style:name="Excel_5f_CondFormat_5f_1_5f_1_5f_2_20_55" style:display-name="Excel_CondFormat_1_1_2 55" style:family="table-cell" style:parent-style-name="Default">
      <style:table-cell-properties fo:background-color="#ff0000"/>
    </style:style>
    <style:style style:name="Excel_5f_CondFormat_5f_1_5f_2_5f_1_20_120" style:display-name="Excel_CondFormat_1_2_1 120" style:family="table-cell" style:parent-style-name="Default">
      <style:table-cell-properties fo:background-color="#00ff00"/>
    </style:style>
    <style:style style:name="Excel_5f_CondFormat_5f_1_5f_2_5f_2_20_120" style:display-name="Excel_CondFormat_1_2_2 120" style:family="table-cell" style:parent-style-name="Default">
      <style:table-cell-properties fo:background-color="#ff0000"/>
    </style:style>
    <style:style style:name="Excel_5f_CondFormat_5f_1_5f_3_5f_1_20_120" style:display-name="Excel_CondFormat_1_3_1 120" style:family="table-cell" style:parent-style-name="Default">
      <style:table-cell-properties fo:background-color="#00ff00"/>
    </style:style>
    <style:style style:name="Excel_5f_CondFormat_5f_1_5f_4_5f_1_20_120" style:display-name="Excel_CondFormat_1_4_1 120" style:family="table-cell" style:parent-style-name="Default">
      <style:table-cell-properties fo:background-color="#00ff00"/>
    </style:style>
    <style:style style:name="Excel_5f_CondFormat_5f_1_5f_4_5f_2_20_120" style:display-name="Excel_CondFormat_1_4_2 120" style:family="table-cell" style:parent-style-name="Default">
      <style:table-cell-properties fo:background-color="#ff0000"/>
    </style:style>
    <style:style style:name="Excel_5f_CondFormat_5f_1_5f_5_5f_1_20_120" style:display-name="Excel_CondFormat_1_5_1 120" style:family="table-cell" style:parent-style-name="Default">
      <style:table-cell-properties fo:background-color="#00ff00"/>
    </style:style>
    <style:style style:name="Excel_5f_CondFormat_5f_1_5f_5_5f_2_20_120" style:display-name="Excel_CondFormat_1_5_2 120" style:family="table-cell" style:parent-style-name="Default">
      <style:table-cell-properties fo:background-color="#ff0000"/>
    </style:style>
    <style:style style:name="Excel_5f_CondFormat_5f_1_5f_6_5f_1_20_120" style:display-name="Excel_CondFormat_1_6_1 120" style:family="table-cell" style:parent-style-name="Default">
      <style:table-cell-properties fo:background-color="#ff0000"/>
    </style:style>
    <style:style style:name="Excel_5f_CondFormat_5f_1_5f_6_5f_2_20_57" style:display-name="Excel_CondFormat_1_6_2 57" style:family="table-cell" style:parent-style-name="Default">
      <style:table-cell-properties fo:background-color="#00ff00"/>
    </style:style>
    <style:style style:name="Excel_5f_CondFormat_5f_1_5f_6_5f_3_20_57" style:display-name="Excel_CondFormat_1_6_3 57" style:family="table-cell" style:parent-style-name="Default"/>
    <style:style style:name="Excel_5f_CondFormat_5f_1_5f_7_5f_1_20_120" style:display-name="Excel_CondFormat_1_7_1 120" style:family="table-cell" style:parent-style-name="Default">
      <style:table-cell-properties fo:background-color="#00ff00"/>
    </style:style>
    <style:style style:name="Excel_5f_CondFormat_5f_1_5f_8_5f_1_20_120" style:display-name="Excel_CondFormat_1_8_1 120" style:family="table-cell" style:parent-style-name="Default">
      <style:table-cell-properties fo:background-color="#ff0000"/>
    </style:style>
    <style:style style:name="Excel_5f_CondFormat_5f_1_5f_9_5f_1_20_120" style:display-name="Excel_CondFormat_1_9_1 120" style:family="table-cell" style:parent-style-name="Default">
      <style:table-cell-properties fo:background-color="#00ff00"/>
    </style:style>
    <style:style style:name="Excel_5f_CondFormat_5f_1_5f_10_5f_1_20_80" style:display-name="Excel_CondFormat_1_10_1 80" style:family="table-cell" style:parent-style-name="Default">
      <style:table-cell-properties fo:background-color="#00ff00"/>
    </style:style>
    <style:style style:name="Excel_5f_CondFormat_5f_1_5f_10_5f_2_20_12" style:display-name="Excel_CondFormat_1_10_2 12" style:family="table-cell" style:parent-style-name="Default">
      <style:table-cell-properties fo:background-color="#ff0000"/>
    </style:style>
    <style:style style:name="Excel_5f_CondFormat_5f_1_5f_11_5f_1_20_80" style:display-name="Excel_CondFormat_1_11_1 80" style:family="table-cell" style:parent-style-name="Default">
      <style:table-cell-properties fo:background-color="#00ff00"/>
    </style:style>
    <style:style style:name="Excel_5f_CondFormat_5f_1_5f_1_5f_1_20_121" style:display-name="Excel_CondFormat_1_1_1 121" style:family="table-cell" style:parent-style-name="Default">
      <style:table-cell-properties fo:background-color="#00ff00"/>
    </style:style>
    <style:style style:name="Excel_5f_CondFormat_5f_1_5f_1_5f_2_20_56" style:display-name="Excel_CondFormat_1_1_2 56" style:family="table-cell" style:parent-style-name="Default">
      <style:table-cell-properties fo:background-color="#ff0000"/>
    </style:style>
    <style:style style:name="Excel_5f_CondFormat_5f_1_5f_2_5f_1_20_121" style:display-name="Excel_CondFormat_1_2_1 121" style:family="table-cell" style:parent-style-name="Default">
      <style:table-cell-properties fo:background-color="#00ff00"/>
    </style:style>
    <style:style style:name="Excel_5f_CondFormat_5f_1_5f_2_5f_2_20_121" style:display-name="Excel_CondFormat_1_2_2 121" style:family="table-cell" style:parent-style-name="Default">
      <style:table-cell-properties fo:background-color="#ff0000"/>
    </style:style>
    <style:style style:name="Excel_5f_CondFormat_5f_1_5f_3_5f_1_20_121" style:display-name="Excel_CondFormat_1_3_1 121" style:family="table-cell" style:parent-style-name="Default">
      <style:table-cell-properties fo:background-color="#00ff00"/>
    </style:style>
    <style:style style:name="Excel_5f_CondFormat_5f_1_5f_4_5f_1_20_121" style:display-name="Excel_CondFormat_1_4_1 121" style:family="table-cell" style:parent-style-name="Default">
      <style:table-cell-properties fo:background-color="#00ff00"/>
    </style:style>
    <style:style style:name="Excel_5f_CondFormat_5f_1_5f_4_5f_2_20_121" style:display-name="Excel_CondFormat_1_4_2 121" style:family="table-cell" style:parent-style-name="Default">
      <style:table-cell-properties fo:background-color="#ff0000"/>
    </style:style>
    <style:style style:name="Excel_5f_CondFormat_5f_1_5f_5_5f_1_20_121" style:display-name="Excel_CondFormat_1_5_1 121" style:family="table-cell" style:parent-style-name="Default">
      <style:table-cell-properties fo:background-color="#00ff00"/>
    </style:style>
    <style:style style:name="Excel_5f_CondFormat_5f_1_5f_5_5f_2_20_121" style:display-name="Excel_CondFormat_1_5_2 121" style:family="table-cell" style:parent-style-name="Default">
      <style:table-cell-properties fo:background-color="#ff0000"/>
    </style:style>
    <style:style style:name="Excel_5f_CondFormat_5f_1_5f_6_5f_1_20_121" style:display-name="Excel_CondFormat_1_6_1 121" style:family="table-cell" style:parent-style-name="Default">
      <style:table-cell-properties fo:background-color="#ff0000"/>
    </style:style>
    <style:style style:name="Excel_5f_CondFormat_5f_1_5f_6_5f_2_20_58" style:display-name="Excel_CondFormat_1_6_2 58" style:family="table-cell" style:parent-style-name="Default">
      <style:table-cell-properties fo:background-color="#00ff00"/>
    </style:style>
    <style:style style:name="Excel_5f_CondFormat_5f_1_5f_6_5f_3_20_58" style:display-name="Excel_CondFormat_1_6_3 58" style:family="table-cell" style:parent-style-name="Default"/>
    <style:style style:name="Excel_5f_CondFormat_5f_1_5f_7_5f_1_20_121" style:display-name="Excel_CondFormat_1_7_1 121" style:family="table-cell" style:parent-style-name="Default">
      <style:table-cell-properties fo:background-color="#00ff00"/>
    </style:style>
    <style:style style:name="Excel_5f_CondFormat_5f_1_5f_8_5f_1_20_121" style:display-name="Excel_CondFormat_1_8_1 121" style:family="table-cell" style:parent-style-name="Default">
      <style:table-cell-properties fo:background-color="#ff0000"/>
    </style:style>
    <style:style style:name="Excel_5f_CondFormat_5f_1_5f_9_5f_1_20_121" style:display-name="Excel_CondFormat_1_9_1 121" style:family="table-cell" style:parent-style-name="Default">
      <style:table-cell-properties fo:background-color="#00ff00"/>
    </style:style>
    <style:style style:name="Excel_5f_CondFormat_5f_1_5f_10_5f_1_20_81" style:display-name="Excel_CondFormat_1_10_1 81" style:family="table-cell" style:parent-style-name="Default">
      <style:table-cell-properties fo:background-color="#00ff00"/>
    </style:style>
    <style:style style:name="Excel_5f_CondFormat_5f_1_5f_10_5f_2_20_13" style:display-name="Excel_CondFormat_1_10_2 13" style:family="table-cell" style:parent-style-name="Default">
      <style:table-cell-properties fo:background-color="#ff0000"/>
    </style:style>
    <style:style style:name="Excel_5f_CondFormat_5f_1_5f_11_5f_1_20_81" style:display-name="Excel_CondFormat_1_11_1 81" style:family="table-cell" style:parent-style-name="Default">
      <style:table-cell-properties fo:background-color="#00ff00"/>
    </style:style>
    <style:style style:name="Excel_5f_CondFormat_5f_1_5f_1_5f_1_20_122" style:display-name="Excel_CondFormat_1_1_1 122" style:family="table-cell" style:parent-style-name="Default">
      <style:table-cell-properties fo:background-color="#00ff00"/>
    </style:style>
    <style:style style:name="Excel_5f_CondFormat_5f_1_5f_1_5f_2_20_57" style:display-name="Excel_CondFormat_1_1_2 57" style:family="table-cell" style:parent-style-name="Default">
      <style:table-cell-properties fo:background-color="#ff0000"/>
    </style:style>
    <style:style style:name="Excel_5f_CondFormat_5f_1_5f_2_5f_1_20_122" style:display-name="Excel_CondFormat_1_2_1 122" style:family="table-cell" style:parent-style-name="Default">
      <style:table-cell-properties fo:background-color="#00ff00"/>
    </style:style>
    <style:style style:name="Excel_5f_CondFormat_5f_1_5f_2_5f_2_20_122" style:display-name="Excel_CondFormat_1_2_2 122" style:family="table-cell" style:parent-style-name="Default">
      <style:table-cell-properties fo:background-color="#ff0000"/>
    </style:style>
    <style:style style:name="Excel_5f_CondFormat_5f_1_5f_3_5f_1_20_122" style:display-name="Excel_CondFormat_1_3_1 122" style:family="table-cell" style:parent-style-name="Default">
      <style:table-cell-properties fo:background-color="#00ff00"/>
    </style:style>
    <style:style style:name="Excel_5f_CondFormat_5f_1_5f_4_5f_1_20_122" style:display-name="Excel_CondFormat_1_4_1 122" style:family="table-cell" style:parent-style-name="Default">
      <style:table-cell-properties fo:background-color="#00ff00"/>
    </style:style>
    <style:style style:name="Excel_5f_CondFormat_5f_1_5f_4_5f_2_20_122" style:display-name="Excel_CondFormat_1_4_2 122" style:family="table-cell" style:parent-style-name="Default">
      <style:table-cell-properties fo:background-color="#ff0000"/>
    </style:style>
    <style:style style:name="Excel_5f_CondFormat_5f_1_5f_5_5f_1_20_122" style:display-name="Excel_CondFormat_1_5_1 122" style:family="table-cell" style:parent-style-name="Default">
      <style:table-cell-properties fo:background-color="#00ff00"/>
    </style:style>
    <style:style style:name="Excel_5f_CondFormat_5f_1_5f_5_5f_2_20_122" style:display-name="Excel_CondFormat_1_5_2 122" style:family="table-cell" style:parent-style-name="Default">
      <style:table-cell-properties fo:background-color="#ff0000"/>
    </style:style>
    <style:style style:name="Excel_5f_CondFormat_5f_1_5f_6_5f_1_20_122" style:display-name="Excel_CondFormat_1_6_1 122" style:family="table-cell" style:parent-style-name="Default">
      <style:table-cell-properties fo:background-color="#ff0000"/>
    </style:style>
    <style:style style:name="Excel_5f_CondFormat_5f_1_5f_6_5f_2" style:display-name="Excel_CondFormat_1_6_2" style:family="table-cell" style:parent-style-name="Default">
      <style:table-cell-properties fo:background-color="#00ff00"/>
    </style:style>
    <style:style style:name="Excel_5f_CondFormat_5f_1_5f_6_5f_3" style:display-name="Excel_CondFormat_1_6_3" style:family="table-cell" style:parent-style-name="Default"/>
    <style:style style:name="Excel_5f_CondFormat_5f_1_5f_7_5f_1_20_122" style:display-name="Excel_CondFormat_1_7_1 122" style:family="table-cell" style:parent-style-name="Default">
      <style:table-cell-properties fo:background-color="#00ff00"/>
    </style:style>
    <style:style style:name="Excel_5f_CondFormat_5f_1_5f_8_5f_1_20_122" style:display-name="Excel_CondFormat_1_8_1 122" style:family="table-cell" style:parent-style-name="Default">
      <style:table-cell-properties fo:background-color="#ff0000"/>
    </style:style>
    <style:style style:name="Excel_5f_CondFormat_5f_1_5f_9_5f_1_20_122" style:display-name="Excel_CondFormat_1_9_1 122" style:family="table-cell" style:parent-style-name="Default">
      <style:table-cell-properties fo:background-color="#00ff00"/>
    </style:style>
    <style:style style:name="Excel_5f_CondFormat_5f_1_5f_10_5f_1_20_82" style:display-name="Excel_CondFormat_1_10_1 82" style:family="table-cell" style:parent-style-name="Default">
      <style:table-cell-properties fo:background-color="#00ff00"/>
    </style:style>
    <style:style style:name="Excel_5f_CondFormat_5f_1_5f_10_5f_2" style:display-name="Excel_CondFormat_1_10_2" style:family="table-cell" style:parent-style-name="Default">
      <style:table-cell-properties fo:background-color="#ff0000"/>
    </style:style>
    <style:style style:name="Excel_5f_CondFormat_5f_1_5f_11_5f_1_20_82" style:display-name="Excel_CondFormat_1_11_1 82" style:family="table-cell" style:parent-style-name="Default">
      <style:table-cell-properties fo:background-color="#00ff00"/>
    </style:style>
    <style:style style:name="Excel_5f_CondFormat_5f_1_5f_1_5f_1_20_123" style:display-name="Excel_CondFormat_1_1_1 123" style:family="table-cell" style:parent-style-name="Default">
      <style:table-cell-properties fo:background-color="#00ff00"/>
    </style:style>
    <style:style style:name="Excel_5f_CondFormat_5f_1_5f_1_5f_2_20_58" style:display-name="Excel_CondFormat_1_1_2 58" style:family="table-cell" style:parent-style-name="Default">
      <style:table-cell-properties fo:background-color="#ff0000"/>
    </style:style>
    <style:style style:name="Excel_5f_CondFormat_5f_1_5f_2_5f_1_20_123" style:display-name="Excel_CondFormat_1_2_1 123" style:family="table-cell" style:parent-style-name="Default">
      <style:table-cell-properties fo:background-color="#00ff00"/>
    </style:style>
    <style:style style:name="Excel_5f_CondFormat_5f_1_5f_2_5f_2_20_123" style:display-name="Excel_CondFormat_1_2_2 123" style:family="table-cell" style:parent-style-name="Default">
      <style:table-cell-properties fo:background-color="#ff0000"/>
    </style:style>
    <style:style style:name="Excel_5f_CondFormat_5f_1_5f_3_5f_1_20_123" style:display-name="Excel_CondFormat_1_3_1 123" style:family="table-cell" style:parent-style-name="Default">
      <style:table-cell-properties fo:background-color="#00ff00"/>
    </style:style>
    <style:style style:name="Excel_5f_CondFormat_5f_1_5f_4_5f_1_20_123" style:display-name="Excel_CondFormat_1_4_1 123" style:family="table-cell" style:parent-style-name="Default">
      <style:table-cell-properties fo:background-color="#00ff00"/>
    </style:style>
    <style:style style:name="Excel_5f_CondFormat_5f_1_5f_4_5f_2_20_123" style:display-name="Excel_CondFormat_1_4_2 123" style:family="table-cell" style:parent-style-name="Default">
      <style:table-cell-properties fo:background-color="#ff0000"/>
    </style:style>
    <style:style style:name="Excel_5f_CondFormat_5f_1_5f_5_5f_1_20_123" style:display-name="Excel_CondFormat_1_5_1 123" style:family="table-cell" style:parent-style-name="Default">
      <style:table-cell-properties fo:background-color="#00ff00"/>
    </style:style>
    <style:style style:name="Excel_5f_CondFormat_5f_1_5f_5_5f_2_20_123" style:display-name="Excel_CondFormat_1_5_2 123" style:family="table-cell" style:parent-style-name="Default">
      <style:table-cell-properties fo:background-color="#ff0000"/>
    </style:style>
    <style:style style:name="Excel_5f_CondFormat_5f_1_5f_6_5f_1_20_123" style:display-name="Excel_CondFormat_1_6_1 123" style:family="table-cell" style:parent-style-name="Default">
      <style:table-cell-properties fo:background-color="#00ff00"/>
    </style:style>
    <style:style style:name="Excel_5f_CondFormat_5f_1_5f_7_5f_1_20_123" style:display-name="Excel_CondFormat_1_7_1 123" style:family="table-cell" style:parent-style-name="Default">
      <style:table-cell-properties fo:background-color="#ff0000"/>
    </style:style>
    <style:style style:name="Excel_5f_CondFormat_5f_1_5f_7_5f_2_20_49" style:display-name="Excel_CondFormat_1_7_2 49" style:family="table-cell" style:parent-style-name="Default">
      <style:table-cell-properties fo:background-color="#00ff00"/>
    </style:style>
    <style:style style:name="Excel_5f_CondFormat_5f_1_5f_7_5f_3_20_49" style:display-name="Excel_CondFormat_1_7_3 49" style:family="table-cell" style:parent-style-name="Default"/>
    <style:style style:name="Excel_5f_CondFormat_5f_1_5f_8_5f_1_20_123" style:display-name="Excel_CondFormat_1_8_1 123" style:family="table-cell" style:parent-style-name="Default">
      <style:table-cell-properties fo:background-color="#00ff00"/>
    </style:style>
    <style:style style:name="Excel_5f_CondFormat_5f_1_5f_9_5f_1_20_123" style:display-name="Excel_CondFormat_1_9_1 123" style:family="table-cell" style:parent-style-name="Default">
      <style:table-cell-properties fo:background-color="#00ff00"/>
    </style:style>
    <style:style style:name="Excel_5f_CondFormat_5f_1_5f_9_5f_2_20_69" style:display-name="Excel_CondFormat_1_9_2 69" style:family="table-cell" style:parent-style-name="Default">
      <style:table-cell-properties fo:background-color="#ff0000"/>
    </style:style>
    <style:style style:name="Excel_5f_CondFormat_5f_1_5f_10_5f_1_20_83" style:display-name="Excel_CondFormat_1_10_1 83" style:family="table-cell" style:parent-style-name="Default">
      <style:table-cell-properties fo:background-color="#ff0000"/>
    </style:style>
    <style:style style:name="Excel_5f_CondFormat_5f_1_5f_11_5f_1_20_83" style:display-name="Excel_CondFormat_1_11_1 83" style:family="table-cell" style:parent-style-name="Default">
      <style:table-cell-properties fo:background-color="#00ff00"/>
    </style:style>
    <style:style style:name="Excel_5f_CondFormat_5f_1_5f_1_5f_1_20_124" style:display-name="Excel_CondFormat_1_1_1 124" style:family="table-cell" style:parent-style-name="Default">
      <style:table-cell-properties fo:background-color="#00ff00"/>
    </style:style>
    <style:style style:name="Excel_5f_CondFormat_5f_1_5f_1_5f_2_20_59" style:display-name="Excel_CondFormat_1_1_2 59" style:family="table-cell" style:parent-style-name="Default">
      <style:table-cell-properties fo:background-color="#ff0000"/>
    </style:style>
    <style:style style:name="Excel_5f_CondFormat_5f_1_5f_2_5f_1_20_124" style:display-name="Excel_CondFormat_1_2_1 124" style:family="table-cell" style:parent-style-name="Default">
      <style:table-cell-properties fo:background-color="#00ff00"/>
    </style:style>
    <style:style style:name="Excel_5f_CondFormat_5f_1_5f_2_5f_2_20_124" style:display-name="Excel_CondFormat_1_2_2 124" style:family="table-cell" style:parent-style-name="Default">
      <style:table-cell-properties fo:background-color="#ff0000"/>
    </style:style>
    <style:style style:name="Excel_5f_CondFormat_5f_1_5f_3_5f_1_20_124" style:display-name="Excel_CondFormat_1_3_1 124" style:family="table-cell" style:parent-style-name="Default">
      <style:table-cell-properties fo:background-color="#00ff00"/>
    </style:style>
    <style:style style:name="Excel_5f_CondFormat_5f_1_5f_4_5f_1_20_124" style:display-name="Excel_CondFormat_1_4_1 124" style:family="table-cell" style:parent-style-name="Default">
      <style:table-cell-properties fo:background-color="#00ff00"/>
    </style:style>
    <style:style style:name="Excel_5f_CondFormat_5f_1_5f_4_5f_2_20_124" style:display-name="Excel_CondFormat_1_4_2 124" style:family="table-cell" style:parent-style-name="Default">
      <style:table-cell-properties fo:background-color="#ff0000"/>
    </style:style>
    <style:style style:name="Excel_5f_CondFormat_5f_1_5f_5_5f_1_20_124" style:display-name="Excel_CondFormat_1_5_1 124" style:family="table-cell" style:parent-style-name="Default">
      <style:table-cell-properties fo:background-color="#00ff00"/>
    </style:style>
    <style:style style:name="Excel_5f_CondFormat_5f_1_5f_5_5f_2_20_124" style:display-name="Excel_CondFormat_1_5_2 124" style:family="table-cell" style:parent-style-name="Default">
      <style:table-cell-properties fo:background-color="#ff0000"/>
    </style:style>
    <style:style style:name="Excel_5f_CondFormat_5f_1_5f_6_5f_1_20_124" style:display-name="Excel_CondFormat_1_6_1 124" style:family="table-cell" style:parent-style-name="Default">
      <style:table-cell-properties fo:background-color="#00ff00"/>
    </style:style>
    <style:style style:name="Excel_5f_CondFormat_5f_1_5f_7_5f_1_20_124" style:display-name="Excel_CondFormat_1_7_1 124" style:family="table-cell" style:parent-style-name="Default">
      <style:table-cell-properties fo:background-color="#ff0000"/>
    </style:style>
    <style:style style:name="Excel_5f_CondFormat_5f_1_5f_7_5f_2_20_50" style:display-name="Excel_CondFormat_1_7_2 50" style:family="table-cell" style:parent-style-name="Default">
      <style:table-cell-properties fo:background-color="#00ff00"/>
    </style:style>
    <style:style style:name="Excel_5f_CondFormat_5f_1_5f_7_5f_3_20_50" style:display-name="Excel_CondFormat_1_7_3 50" style:family="table-cell" style:parent-style-name="Default"/>
    <style:style style:name="Excel_5f_CondFormat_5f_1_5f_8_5f_1_20_124" style:display-name="Excel_CondFormat_1_8_1 124" style:family="table-cell" style:parent-style-name="Default">
      <style:table-cell-properties fo:background-color="#00ff00"/>
    </style:style>
    <style:style style:name="Excel_5f_CondFormat_5f_1_5f_9_5f_1_20_124" style:display-name="Excel_CondFormat_1_9_1 124" style:family="table-cell" style:parent-style-name="Default">
      <style:table-cell-properties fo:background-color="#00ff00"/>
    </style:style>
    <style:style style:name="Excel_5f_CondFormat_5f_1_5f_9_5f_2_20_70" style:display-name="Excel_CondFormat_1_9_2 70" style:family="table-cell" style:parent-style-name="Default">
      <style:table-cell-properties fo:background-color="#ff0000"/>
    </style:style>
    <style:style style:name="Excel_5f_CondFormat_5f_1_5f_10_5f_1_20_84" style:display-name="Excel_CondFormat_1_10_1 84" style:family="table-cell" style:parent-style-name="Default">
      <style:table-cell-properties fo:background-color="#ff0000"/>
    </style:style>
    <style:style style:name="Excel_5f_CondFormat_5f_1_5f_11_5f_1_20_84" style:display-name="Excel_CondFormat_1_11_1 84" style:family="table-cell" style:parent-style-name="Default">
      <style:table-cell-properties fo:background-color="#00ff00"/>
    </style:style>
    <style:style style:name="Excel_5f_CondFormat_5f_1_5f_1_5f_1_20_125" style:display-name="Excel_CondFormat_1_1_1 125" style:family="table-cell" style:parent-style-name="Default">
      <style:table-cell-properties fo:background-color="#00ff00"/>
    </style:style>
    <style:style style:name="Excel_5f_CondFormat_5f_1_5f_1_5f_2_20_60" style:display-name="Excel_CondFormat_1_1_2 60" style:family="table-cell" style:parent-style-name="Default">
      <style:table-cell-properties fo:background-color="#ff0000"/>
    </style:style>
    <style:style style:name="Excel_5f_CondFormat_5f_1_5f_2_5f_1_20_125" style:display-name="Excel_CondFormat_1_2_1 125" style:family="table-cell" style:parent-style-name="Default">
      <style:table-cell-properties fo:background-color="#00ff00"/>
    </style:style>
    <style:style style:name="Excel_5f_CondFormat_5f_1_5f_2_5f_2_20_125" style:display-name="Excel_CondFormat_1_2_2 125" style:family="table-cell" style:parent-style-name="Default">
      <style:table-cell-properties fo:background-color="#ff0000"/>
    </style:style>
    <style:style style:name="Excel_5f_CondFormat_5f_1_5f_3_5f_1_20_125" style:display-name="Excel_CondFormat_1_3_1 125" style:family="table-cell" style:parent-style-name="Default">
      <style:table-cell-properties fo:background-color="#00ff00"/>
    </style:style>
    <style:style style:name="Excel_5f_CondFormat_5f_1_5f_4_5f_1_20_125" style:display-name="Excel_CondFormat_1_4_1 125" style:family="table-cell" style:parent-style-name="Default">
      <style:table-cell-properties fo:background-color="#00ff00"/>
    </style:style>
    <style:style style:name="Excel_5f_CondFormat_5f_1_5f_4_5f_2_20_125" style:display-name="Excel_CondFormat_1_4_2 125" style:family="table-cell" style:parent-style-name="Default">
      <style:table-cell-properties fo:background-color="#ff0000"/>
    </style:style>
    <style:style style:name="Excel_5f_CondFormat_5f_1_5f_5_5f_1_20_125" style:display-name="Excel_CondFormat_1_5_1 125" style:family="table-cell" style:parent-style-name="Default">
      <style:table-cell-properties fo:background-color="#00ff00"/>
    </style:style>
    <style:style style:name="Excel_5f_CondFormat_5f_1_5f_5_5f_2_20_125" style:display-name="Excel_CondFormat_1_5_2 125" style:family="table-cell" style:parent-style-name="Default">
      <style:table-cell-properties fo:background-color="#ff0000"/>
    </style:style>
    <style:style style:name="Excel_5f_CondFormat_5f_1_5f_6_5f_1_20_125" style:display-name="Excel_CondFormat_1_6_1 125" style:family="table-cell" style:parent-style-name="Default">
      <style:table-cell-properties fo:background-color="#00ff00"/>
    </style:style>
    <style:style style:name="Excel_5f_CondFormat_5f_1_5f_7_5f_1_20_125" style:display-name="Excel_CondFormat_1_7_1 125" style:family="table-cell" style:parent-style-name="Default">
      <style:table-cell-properties fo:background-color="#ff0000"/>
    </style:style>
    <style:style style:name="Excel_5f_CondFormat_5f_1_5f_7_5f_2_20_51" style:display-name="Excel_CondFormat_1_7_2 51" style:family="table-cell" style:parent-style-name="Default">
      <style:table-cell-properties fo:background-color="#00ff00"/>
    </style:style>
    <style:style style:name="Excel_5f_CondFormat_5f_1_5f_7_5f_3_20_51" style:display-name="Excel_CondFormat_1_7_3 51" style:family="table-cell" style:parent-style-name="Default"/>
    <style:style style:name="Excel_5f_CondFormat_5f_1_5f_8_5f_1_20_125" style:display-name="Excel_CondFormat_1_8_1 125" style:family="table-cell" style:parent-style-name="Default">
      <style:table-cell-properties fo:background-color="#00ff00"/>
    </style:style>
    <style:style style:name="Excel_5f_CondFormat_5f_1_5f_9_5f_1_20_125" style:display-name="Excel_CondFormat_1_9_1 125" style:family="table-cell" style:parent-style-name="Default">
      <style:table-cell-properties fo:background-color="#00ff00"/>
    </style:style>
    <style:style style:name="Excel_5f_CondFormat_5f_1_5f_9_5f_2_20_71" style:display-name="Excel_CondFormat_1_9_2 71" style:family="table-cell" style:parent-style-name="Default">
      <style:table-cell-properties fo:background-color="#ff0000"/>
    </style:style>
    <style:style style:name="Excel_5f_CondFormat_5f_1_5f_10_5f_1_20_85" style:display-name="Excel_CondFormat_1_10_1 85" style:family="table-cell" style:parent-style-name="Default">
      <style:table-cell-properties fo:background-color="#ff0000"/>
    </style:style>
    <style:style style:name="Excel_5f_CondFormat_5f_1_5f_11_5f_1_20_85" style:display-name="Excel_CondFormat_1_11_1 85" style:family="table-cell" style:parent-style-name="Default">
      <style:table-cell-properties fo:background-color="#00ff00"/>
    </style:style>
    <style:style style:name="Excel_5f_CondFormat_5f_1_5f_1_5f_1_20_126" style:display-name="Excel_CondFormat_1_1_1 126" style:family="table-cell" style:parent-style-name="Default">
      <style:table-cell-properties fo:background-color="#00ff00"/>
    </style:style>
    <style:style style:name="Excel_5f_CondFormat_5f_1_5f_1_5f_2_20_61" style:display-name="Excel_CondFormat_1_1_2 61" style:family="table-cell" style:parent-style-name="Default">
      <style:table-cell-properties fo:background-color="#ff0000"/>
    </style:style>
    <style:style style:name="Excel_5f_CondFormat_5f_1_5f_2_5f_1_20_126" style:display-name="Excel_CondFormat_1_2_1 126" style:family="table-cell" style:parent-style-name="Default">
      <style:table-cell-properties fo:background-color="#00ff00"/>
    </style:style>
    <style:style style:name="Excel_5f_CondFormat_5f_1_5f_2_5f_2_20_126" style:display-name="Excel_CondFormat_1_2_2 126" style:family="table-cell" style:parent-style-name="Default">
      <style:table-cell-properties fo:background-color="#ff0000"/>
    </style:style>
    <style:style style:name="Excel_5f_CondFormat_5f_1_5f_3_5f_1_20_126" style:display-name="Excel_CondFormat_1_3_1 126" style:family="table-cell" style:parent-style-name="Default">
      <style:table-cell-properties fo:background-color="#00ff00"/>
    </style:style>
    <style:style style:name="Excel_5f_CondFormat_5f_1_5f_4_5f_1_20_126" style:display-name="Excel_CondFormat_1_4_1 126" style:family="table-cell" style:parent-style-name="Default">
      <style:table-cell-properties fo:background-color="#00ff00"/>
    </style:style>
    <style:style style:name="Excel_5f_CondFormat_5f_1_5f_4_5f_2_20_126" style:display-name="Excel_CondFormat_1_4_2 126" style:family="table-cell" style:parent-style-name="Default">
      <style:table-cell-properties fo:background-color="#ff0000"/>
    </style:style>
    <style:style style:name="Excel_5f_CondFormat_5f_1_5f_5_5f_1_20_126" style:display-name="Excel_CondFormat_1_5_1 126" style:family="table-cell" style:parent-style-name="Default">
      <style:table-cell-properties fo:background-color="#00ff00"/>
    </style:style>
    <style:style style:name="Excel_5f_CondFormat_5f_1_5f_5_5f_2_20_126" style:display-name="Excel_CondFormat_1_5_2 126" style:family="table-cell" style:parent-style-name="Default">
      <style:table-cell-properties fo:background-color="#ff0000"/>
    </style:style>
    <style:style style:name="Excel_5f_CondFormat_5f_1_5f_6_5f_1_20_126" style:display-name="Excel_CondFormat_1_6_1 126" style:family="table-cell" style:parent-style-name="Default">
      <style:table-cell-properties fo:background-color="#00ff00"/>
    </style:style>
    <style:style style:name="Excel_5f_CondFormat_5f_1_5f_7_5f_1_20_126" style:display-name="Excel_CondFormat_1_7_1 126" style:family="table-cell" style:parent-style-name="Default">
      <style:table-cell-properties fo:background-color="#ff0000"/>
    </style:style>
    <style:style style:name="Excel_5f_CondFormat_5f_1_5f_7_5f_2_20_52" style:display-name="Excel_CondFormat_1_7_2 52" style:family="table-cell" style:parent-style-name="Default">
      <style:table-cell-properties fo:background-color="#00ff00"/>
    </style:style>
    <style:style style:name="Excel_5f_CondFormat_5f_1_5f_7_5f_3_20_52" style:display-name="Excel_CondFormat_1_7_3 52" style:family="table-cell" style:parent-style-name="Default"/>
    <style:style style:name="Excel_5f_CondFormat_5f_1_5f_8_5f_1_20_126" style:display-name="Excel_CondFormat_1_8_1 126" style:family="table-cell" style:parent-style-name="Default">
      <style:table-cell-properties fo:background-color="#00ff00"/>
    </style:style>
    <style:style style:name="Excel_5f_CondFormat_5f_1_5f_9_5f_1_20_126" style:display-name="Excel_CondFormat_1_9_1 126" style:family="table-cell" style:parent-style-name="Default">
      <style:table-cell-properties fo:background-color="#00ff00"/>
    </style:style>
    <style:style style:name="Excel_5f_CondFormat_5f_1_5f_9_5f_2_20_72" style:display-name="Excel_CondFormat_1_9_2 72" style:family="table-cell" style:parent-style-name="Default">
      <style:table-cell-properties fo:background-color="#ff0000"/>
    </style:style>
    <style:style style:name="Excel_5f_CondFormat_5f_1_5f_10_5f_1_20_86" style:display-name="Excel_CondFormat_1_10_1 86" style:family="table-cell" style:parent-style-name="Default">
      <style:table-cell-properties fo:background-color="#ff0000"/>
    </style:style>
    <style:style style:name="Excel_5f_CondFormat_5f_1_5f_11_5f_1_20_86" style:display-name="Excel_CondFormat_1_11_1 86" style:family="table-cell" style:parent-style-name="Default">
      <style:table-cell-properties fo:background-color="#00ff00"/>
    </style:style>
    <style:style style:name="Excel_5f_CondFormat_5f_1_5f_1_5f_1_20_127" style:display-name="Excel_CondFormat_1_1_1 127" style:family="table-cell" style:parent-style-name="Default">
      <style:table-cell-properties fo:background-color="#00ff00"/>
    </style:style>
    <style:style style:name="Excel_5f_CondFormat_5f_1_5f_1_5f_2_20_62" style:display-name="Excel_CondFormat_1_1_2 62" style:family="table-cell" style:parent-style-name="Default">
      <style:table-cell-properties fo:background-color="#ff0000"/>
    </style:style>
    <style:style style:name="Excel_5f_CondFormat_5f_1_5f_2_5f_1_20_127" style:display-name="Excel_CondFormat_1_2_1 127" style:family="table-cell" style:parent-style-name="Default">
      <style:table-cell-properties fo:background-color="#00ff00"/>
    </style:style>
    <style:style style:name="Excel_5f_CondFormat_5f_1_5f_2_5f_2_20_127" style:display-name="Excel_CondFormat_1_2_2 127" style:family="table-cell" style:parent-style-name="Default">
      <style:table-cell-properties fo:background-color="#ff0000"/>
    </style:style>
    <style:style style:name="Excel_5f_CondFormat_5f_1_5f_3_5f_1_20_127" style:display-name="Excel_CondFormat_1_3_1 127" style:family="table-cell" style:parent-style-name="Default">
      <style:table-cell-properties fo:background-color="#00ff00"/>
    </style:style>
    <style:style style:name="Excel_5f_CondFormat_5f_1_5f_4_5f_1_20_127" style:display-name="Excel_CondFormat_1_4_1 127" style:family="table-cell" style:parent-style-name="Default">
      <style:table-cell-properties fo:background-color="#00ff00"/>
    </style:style>
    <style:style style:name="Excel_5f_CondFormat_5f_1_5f_4_5f_2_20_127" style:display-name="Excel_CondFormat_1_4_2 127" style:family="table-cell" style:parent-style-name="Default">
      <style:table-cell-properties fo:background-color="#ff0000"/>
    </style:style>
    <style:style style:name="Excel_5f_CondFormat_5f_1_5f_5_5f_1_20_127" style:display-name="Excel_CondFormat_1_5_1 127" style:family="table-cell" style:parent-style-name="Default">
      <style:table-cell-properties fo:background-color="#00ff00"/>
    </style:style>
    <style:style style:name="Excel_5f_CondFormat_5f_1_5f_5_5f_2_20_127" style:display-name="Excel_CondFormat_1_5_2 127" style:family="table-cell" style:parent-style-name="Default">
      <style:table-cell-properties fo:background-color="#ff0000"/>
    </style:style>
    <style:style style:name="Excel_5f_CondFormat_5f_1_5f_6_5f_1_20_127" style:display-name="Excel_CondFormat_1_6_1 127" style:family="table-cell" style:parent-style-name="Default">
      <style:table-cell-properties fo:background-color="#00ff00"/>
    </style:style>
    <style:style style:name="Excel_5f_CondFormat_5f_1_5f_7_5f_1_20_127" style:display-name="Excel_CondFormat_1_7_1 127" style:family="table-cell" style:parent-style-name="Default">
      <style:table-cell-properties fo:background-color="#ff0000"/>
    </style:style>
    <style:style style:name="Excel_5f_CondFormat_5f_1_5f_7_5f_2_20_53" style:display-name="Excel_CondFormat_1_7_2 53" style:family="table-cell" style:parent-style-name="Default">
      <style:table-cell-properties fo:background-color="#00ff00"/>
    </style:style>
    <style:style style:name="Excel_5f_CondFormat_5f_1_5f_7_5f_3_20_53" style:display-name="Excel_CondFormat_1_7_3 53" style:family="table-cell" style:parent-style-name="Default"/>
    <style:style style:name="Excel_5f_CondFormat_5f_1_5f_8_5f_1_20_127" style:display-name="Excel_CondFormat_1_8_1 127" style:family="table-cell" style:parent-style-name="Default">
      <style:table-cell-properties fo:background-color="#00ff00"/>
    </style:style>
    <style:style style:name="Excel_5f_CondFormat_5f_1_5f_9_5f_1_20_127" style:display-name="Excel_CondFormat_1_9_1 127" style:family="table-cell" style:parent-style-name="Default">
      <style:table-cell-properties fo:background-color="#00ff00"/>
    </style:style>
    <style:style style:name="Excel_5f_CondFormat_5f_1_5f_9_5f_2_20_73" style:display-name="Excel_CondFormat_1_9_2 73" style:family="table-cell" style:parent-style-name="Default">
      <style:table-cell-properties fo:background-color="#ff0000"/>
    </style:style>
    <style:style style:name="Excel_5f_CondFormat_5f_1_5f_10_5f_1_20_87" style:display-name="Excel_CondFormat_1_10_1 87" style:family="table-cell" style:parent-style-name="Default">
      <style:table-cell-properties fo:background-color="#ff0000"/>
    </style:style>
    <style:style style:name="Excel_5f_CondFormat_5f_1_5f_11_5f_1_20_87" style:display-name="Excel_CondFormat_1_11_1 87" style:family="table-cell" style:parent-style-name="Default">
      <style:table-cell-properties fo:background-color="#00ff00"/>
    </style:style>
    <style:style style:name="Excel_5f_CondFormat_5f_1_5f_1_5f_1_20_128" style:display-name="Excel_CondFormat_1_1_1 128" style:family="table-cell" style:parent-style-name="Default">
      <style:table-cell-properties fo:background-color="#00ff00"/>
    </style:style>
    <style:style style:name="Excel_5f_CondFormat_5f_1_5f_1_5f_2" style:display-name="Excel_CondFormat_1_1_2" style:family="table-cell" style:parent-style-name="Default">
      <style:table-cell-properties fo:background-color="#ff0000"/>
    </style:style>
    <style:style style:name="Excel_5f_CondFormat_5f_1_5f_2_5f_1_20_128" style:display-name="Excel_CondFormat_1_2_1 128" style:family="table-cell" style:parent-style-name="Default">
      <style:table-cell-properties fo:background-color="#00ff00"/>
    </style:style>
    <style:style style:name="Excel_5f_CondFormat_5f_1_5f_2_5f_2_20_128" style:display-name="Excel_CondFormat_1_2_2 128" style:family="table-cell" style:parent-style-name="Default">
      <style:table-cell-properties fo:background-color="#ff0000"/>
    </style:style>
    <style:style style:name="Excel_5f_CondFormat_5f_1_5f_3_5f_1_20_128" style:display-name="Excel_CondFormat_1_3_1 128" style:family="table-cell" style:parent-style-name="Default">
      <style:table-cell-properties fo:background-color="#00ff00"/>
    </style:style>
    <style:style style:name="Excel_5f_CondFormat_5f_1_5f_4_5f_1_20_128" style:display-name="Excel_CondFormat_1_4_1 128" style:family="table-cell" style:parent-style-name="Default">
      <style:table-cell-properties fo:background-color="#00ff00"/>
    </style:style>
    <style:style style:name="Excel_5f_CondFormat_5f_1_5f_4_5f_2_20_128" style:display-name="Excel_CondFormat_1_4_2 128" style:family="table-cell" style:parent-style-name="Default">
      <style:table-cell-properties fo:background-color="#ff0000"/>
    </style:style>
    <style:style style:name="Excel_5f_CondFormat_5f_1_5f_5_5f_1_20_128" style:display-name="Excel_CondFormat_1_5_1 128" style:family="table-cell" style:parent-style-name="Default">
      <style:table-cell-properties fo:background-color="#00ff00"/>
    </style:style>
    <style:style style:name="Excel_5f_CondFormat_5f_1_5f_5_5f_2_20_128" style:display-name="Excel_CondFormat_1_5_2 128" style:family="table-cell" style:parent-style-name="Default">
      <style:table-cell-properties fo:background-color="#ff0000"/>
    </style:style>
    <style:style style:name="Excel_5f_CondFormat_5f_1_5f_6_5f_1_20_128" style:display-name="Excel_CondFormat_1_6_1 128" style:family="table-cell" style:parent-style-name="Default">
      <style:table-cell-properties fo:background-color="#00ff00"/>
    </style:style>
    <style:style style:name="Excel_5f_CondFormat_5f_1_5f_7_5f_1_20_128" style:display-name="Excel_CondFormat_1_7_1 128" style:family="table-cell" style:parent-style-name="Default">
      <style:table-cell-properties fo:background-color="#ff0000"/>
    </style:style>
    <style:style style:name="Excel_5f_CondFormat_5f_1_5f_7_5f_2_20_54" style:display-name="Excel_CondFormat_1_7_2 54" style:family="table-cell" style:parent-style-name="Default">
      <style:table-cell-properties fo:background-color="#00ff00"/>
    </style:style>
    <style:style style:name="Excel_5f_CondFormat_5f_1_5f_7_5f_3_20_54" style:display-name="Excel_CondFormat_1_7_3 54" style:family="table-cell" style:parent-style-name="Default"/>
    <style:style style:name="Excel_5f_CondFormat_5f_1_5f_8_5f_1_20_128" style:display-name="Excel_CondFormat_1_8_1 128" style:family="table-cell" style:parent-style-name="Default">
      <style:table-cell-properties fo:background-color="#00ff00"/>
    </style:style>
    <style:style style:name="Excel_5f_CondFormat_5f_1_5f_9_5f_1_20_128" style:display-name="Excel_CondFormat_1_9_1 128" style:family="table-cell" style:parent-style-name="Default">
      <style:table-cell-properties fo:background-color="#00ff00"/>
    </style:style>
    <style:style style:name="Excel_5f_CondFormat_5f_1_5f_9_5f_2_20_74" style:display-name="Excel_CondFormat_1_9_2 74" style:family="table-cell" style:parent-style-name="Default">
      <style:table-cell-properties fo:background-color="#ff0000"/>
    </style:style>
    <style:style style:name="Excel_5f_CondFormat_5f_1_5f_10_5f_1_20_88" style:display-name="Excel_CondFormat_1_10_1 88" style:family="table-cell" style:parent-style-name="Default">
      <style:table-cell-properties fo:background-color="#ff0000"/>
    </style:style>
    <style:style style:name="Excel_5f_CondFormat_5f_1_5f_11_5f_1_20_88" style:display-name="Excel_CondFormat_1_11_1 88" style:family="table-cell" style:parent-style-name="Default">
      <style:table-cell-properties fo:background-color="#00ff00"/>
    </style:style>
    <style:style style:name="Excel_5f_CondFormat_5f_1_5f_1_5f_1_20_129" style:display-name="Excel_CondFormat_1_1_1 129" style:family="table-cell" style:parent-style-name="Default">
      <style:table-cell-properties fo:background-color="#00ff00"/>
    </style:style>
    <style:style style:name="Excel_5f_CondFormat_5f_1_5f_2_5f_1_20_129" style:display-name="Excel_CondFormat_1_2_1 129" style:family="table-cell" style:parent-style-name="Default">
      <style:table-cell-properties fo:background-color="#00ff00"/>
    </style:style>
    <style:style style:name="Excel_5f_CondFormat_5f_1_5f_2_5f_2_20_129" style:display-name="Excel_CondFormat_1_2_2 129" style:family="table-cell" style:parent-style-name="Default">
      <style:table-cell-properties fo:background-color="#ff0000"/>
    </style:style>
    <style:style style:name="Excel_5f_CondFormat_5f_1_5f_3_5f_1_20_129" style:display-name="Excel_CondFormat_1_3_1 129" style:family="table-cell" style:parent-style-name="Default">
      <style:table-cell-properties fo:background-color="#00ff00"/>
    </style:style>
    <style:style style:name="Excel_5f_CondFormat_5f_1_5f_3_5f_2_20_66" style:display-name="Excel_CondFormat_1_3_2 66" style:family="table-cell" style:parent-style-name="Default">
      <style:table-cell-properties fo:background-color="#ff0000"/>
    </style:style>
    <style:style style:name="Excel_5f_CondFormat_5f_1_5f_4_5f_1_20_129" style:display-name="Excel_CondFormat_1_4_1 129" style:family="table-cell" style:parent-style-name="Default">
      <style:table-cell-properties fo:background-color="#00ff00"/>
    </style:style>
    <style:style style:name="Excel_5f_CondFormat_5f_1_5f_4_5f_2_20_129" style:display-name="Excel_CondFormat_1_4_2 129" style:family="table-cell" style:parent-style-name="Default">
      <style:table-cell-properties fo:background-color="#ff0000"/>
    </style:style>
    <style:style style:name="Excel_5f_CondFormat_5f_1_5f_5_5f_1_20_129" style:display-name="Excel_CondFormat_1_5_1 129" style:family="table-cell" style:parent-style-name="Default">
      <style:table-cell-properties fo:background-color="#00ff00"/>
    </style:style>
    <style:style style:name="Excel_5f_CondFormat_5f_1_5f_5_5f_2_20_129" style:display-name="Excel_CondFormat_1_5_2 129" style:family="table-cell" style:parent-style-name="Default">
      <style:table-cell-properties fo:background-color="#ff0000"/>
    </style:style>
    <style:style style:name="Excel_5f_CondFormat_5f_1_5f_6_5f_1_20_129" style:display-name="Excel_CondFormat_1_6_1 129" style:family="table-cell" style:parent-style-name="Default">
      <style:table-cell-properties fo:background-color="#00ff00"/>
    </style:style>
    <style:style style:name="Excel_5f_CondFormat_5f_1_5f_7_5f_1_20_129" style:display-name="Excel_CondFormat_1_7_1 129" style:family="table-cell" style:parent-style-name="Default">
      <style:table-cell-properties fo:background-color="#ff0000"/>
    </style:style>
    <style:style style:name="Excel_5f_CondFormat_5f_1_5f_7_5f_2_20_55" style:display-name="Excel_CondFormat_1_7_2 55" style:family="table-cell" style:parent-style-name="Default">
      <style:table-cell-properties fo:background-color="#00ff00"/>
    </style:style>
    <style:style style:name="Excel_5f_CondFormat_5f_1_5f_7_5f_3_20_55" style:display-name="Excel_CondFormat_1_7_3 55" style:family="table-cell" style:parent-style-name="Default"/>
    <style:style style:name="Excel_5f_CondFormat_5f_1_5f_8_5f_1_20_129" style:display-name="Excel_CondFormat_1_8_1 129" style:family="table-cell" style:parent-style-name="Default">
      <style:table-cell-properties fo:background-color="#00ff00"/>
    </style:style>
    <style:style style:name="Excel_5f_CondFormat_5f_1_5f_8_5f_2_20_56" style:display-name="Excel_CondFormat_1_8_2 56" style:family="table-cell" style:parent-style-name="Default">
      <style:table-cell-properties fo:background-color="#ff0000"/>
    </style:style>
    <style:style style:name="Excel_5f_CondFormat_5f_1_5f_9_5f_1_20_129" style:display-name="Excel_CondFormat_1_9_1 129" style:family="table-cell" style:parent-style-name="Default">
      <style:table-cell-properties fo:background-color="#ff0000"/>
    </style:style>
    <style:style style:name="Excel_5f_CondFormat_5f_1_5f_1_5f_1_20_130" style:display-name="Excel_CondFormat_1_1_1 130" style:family="table-cell" style:parent-style-name="Default">
      <style:table-cell-properties fo:background-color="#00ff00"/>
    </style:style>
    <style:style style:name="Excel_5f_CondFormat_5f_1_5f_2_5f_1_20_130" style:display-name="Excel_CondFormat_1_2_1 130" style:family="table-cell" style:parent-style-name="Default">
      <style:table-cell-properties fo:background-color="#00ff00"/>
    </style:style>
    <style:style style:name="Excel_5f_CondFormat_5f_1_5f_2_5f_2_20_130" style:display-name="Excel_CondFormat_1_2_2 130" style:family="table-cell" style:parent-style-name="Default">
      <style:table-cell-properties fo:background-color="#ff0000"/>
    </style:style>
    <style:style style:name="Excel_5f_CondFormat_5f_1_5f_3_5f_1_20_130" style:display-name="Excel_CondFormat_1_3_1 130" style:family="table-cell" style:parent-style-name="Default">
      <style:table-cell-properties fo:background-color="#00ff00"/>
    </style:style>
    <style:style style:name="Excel_5f_CondFormat_5f_1_5f_3_5f_2_20_67" style:display-name="Excel_CondFormat_1_3_2 67" style:family="table-cell" style:parent-style-name="Default">
      <style:table-cell-properties fo:background-color="#ff0000"/>
    </style:style>
    <style:style style:name="Excel_5f_CondFormat_5f_1_5f_4_5f_1_20_130" style:display-name="Excel_CondFormat_1_4_1 130" style:family="table-cell" style:parent-style-name="Default">
      <style:table-cell-properties fo:background-color="#00ff00"/>
    </style:style>
    <style:style style:name="Excel_5f_CondFormat_5f_1_5f_4_5f_2_20_130" style:display-name="Excel_CondFormat_1_4_2 130" style:family="table-cell" style:parent-style-name="Default">
      <style:table-cell-properties fo:background-color="#ff0000"/>
    </style:style>
    <style:style style:name="Excel_5f_CondFormat_5f_1_5f_5_5f_1_20_130" style:display-name="Excel_CondFormat_1_5_1 130" style:family="table-cell" style:parent-style-name="Default">
      <style:table-cell-properties fo:background-color="#00ff00"/>
    </style:style>
    <style:style style:name="Excel_5f_CondFormat_5f_1_5f_5_5f_2_20_130" style:display-name="Excel_CondFormat_1_5_2 130" style:family="table-cell" style:parent-style-name="Default">
      <style:table-cell-properties fo:background-color="#ff0000"/>
    </style:style>
    <style:style style:name="Excel_5f_CondFormat_5f_1_5f_6_5f_1_20_130" style:display-name="Excel_CondFormat_1_6_1 130" style:family="table-cell" style:parent-style-name="Default">
      <style:table-cell-properties fo:background-color="#00ff00"/>
    </style:style>
    <style:style style:name="Excel_5f_CondFormat_5f_1_5f_7_5f_1_20_130" style:display-name="Excel_CondFormat_1_7_1 130" style:family="table-cell" style:parent-style-name="Default">
      <style:table-cell-properties fo:background-color="#ff0000"/>
    </style:style>
    <style:style style:name="Excel_5f_CondFormat_5f_1_5f_7_5f_2_20_56" style:display-name="Excel_CondFormat_1_7_2 56" style:family="table-cell" style:parent-style-name="Default">
      <style:table-cell-properties fo:background-color="#00ff00"/>
    </style:style>
    <style:style style:name="Excel_5f_CondFormat_5f_1_5f_7_5f_3_20_56" style:display-name="Excel_CondFormat_1_7_3 56" style:family="table-cell" style:parent-style-name="Default"/>
    <style:style style:name="Excel_5f_CondFormat_5f_1_5f_8_5f_1_20_130" style:display-name="Excel_CondFormat_1_8_1 130" style:family="table-cell" style:parent-style-name="Default">
      <style:table-cell-properties fo:background-color="#00ff00"/>
    </style:style>
    <style:style style:name="Excel_5f_CondFormat_5f_1_5f_8_5f_2_20_57" style:display-name="Excel_CondFormat_1_8_2 57" style:family="table-cell" style:parent-style-name="Default">
      <style:table-cell-properties fo:background-color="#ff0000"/>
    </style:style>
    <style:style style:name="Excel_5f_CondFormat_5f_1_5f_9_5f_1_20_130" style:display-name="Excel_CondFormat_1_9_1 130" style:family="table-cell" style:parent-style-name="Default">
      <style:table-cell-properties fo:background-color="#ff0000"/>
    </style:style>
    <style:style style:name="Excel_5f_CondFormat_5f_1_5f_1_5f_1_20_131" style:display-name="Excel_CondFormat_1_1_1 131" style:family="table-cell" style:parent-style-name="Default">
      <style:table-cell-properties fo:background-color="#00ff00"/>
    </style:style>
    <style:style style:name="Excel_5f_CondFormat_5f_1_5f_2_5f_1_20_131" style:display-name="Excel_CondFormat_1_2_1 131" style:family="table-cell" style:parent-style-name="Default">
      <style:table-cell-properties fo:background-color="#00ff00"/>
    </style:style>
    <style:style style:name="Excel_5f_CondFormat_5f_1_5f_2_5f_2_20_131" style:display-name="Excel_CondFormat_1_2_2 131" style:family="table-cell" style:parent-style-name="Default">
      <style:table-cell-properties fo:background-color="#ff0000"/>
    </style:style>
    <style:style style:name="Excel_5f_CondFormat_5f_1_5f_3_5f_1_20_131" style:display-name="Excel_CondFormat_1_3_1 131" style:family="table-cell" style:parent-style-name="Default">
      <style:table-cell-properties fo:background-color="#00ff00"/>
    </style:style>
    <style:style style:name="Excel_5f_CondFormat_5f_1_5f_3_5f_2_20_68" style:display-name="Excel_CondFormat_1_3_2 68" style:family="table-cell" style:parent-style-name="Default">
      <style:table-cell-properties fo:background-color="#ff0000"/>
    </style:style>
    <style:style style:name="Excel_5f_CondFormat_5f_1_5f_4_5f_1_20_131" style:display-name="Excel_CondFormat_1_4_1 131" style:family="table-cell" style:parent-style-name="Default">
      <style:table-cell-properties fo:background-color="#00ff00"/>
    </style:style>
    <style:style style:name="Excel_5f_CondFormat_5f_1_5f_4_5f_2_20_131" style:display-name="Excel_CondFormat_1_4_2 131" style:family="table-cell" style:parent-style-name="Default">
      <style:table-cell-properties fo:background-color="#ff0000"/>
    </style:style>
    <style:style style:name="Excel_5f_CondFormat_5f_1_5f_5_5f_1_20_131" style:display-name="Excel_CondFormat_1_5_1 131" style:family="table-cell" style:parent-style-name="Default">
      <style:table-cell-properties fo:background-color="#00ff00"/>
    </style:style>
    <style:style style:name="Excel_5f_CondFormat_5f_1_5f_5_5f_2_20_131" style:display-name="Excel_CondFormat_1_5_2 131" style:family="table-cell" style:parent-style-name="Default">
      <style:table-cell-properties fo:background-color="#ff0000"/>
    </style:style>
    <style:style style:name="Excel_5f_CondFormat_5f_1_5f_6_5f_1_20_131" style:display-name="Excel_CondFormat_1_6_1 131" style:family="table-cell" style:parent-style-name="Default">
      <style:table-cell-properties fo:background-color="#00ff00"/>
    </style:style>
    <style:style style:name="Excel_5f_CondFormat_5f_1_5f_7_5f_1_20_131" style:display-name="Excel_CondFormat_1_7_1 131" style:family="table-cell" style:parent-style-name="Default">
      <style:table-cell-properties fo:background-color="#ff0000"/>
    </style:style>
    <style:style style:name="Excel_5f_CondFormat_5f_1_5f_7_5f_2_20_57" style:display-name="Excel_CondFormat_1_7_2 57" style:family="table-cell" style:parent-style-name="Default">
      <style:table-cell-properties fo:background-color="#00ff00"/>
    </style:style>
    <style:style style:name="Excel_5f_CondFormat_5f_1_5f_7_5f_3_20_57" style:display-name="Excel_CondFormat_1_7_3 57" style:family="table-cell" style:parent-style-name="Default"/>
    <style:style style:name="Excel_5f_CondFormat_5f_1_5f_8_5f_1_20_131" style:display-name="Excel_CondFormat_1_8_1 131" style:family="table-cell" style:parent-style-name="Default">
      <style:table-cell-properties fo:background-color="#00ff00"/>
    </style:style>
    <style:style style:name="Excel_5f_CondFormat_5f_1_5f_8_5f_2_20_58" style:display-name="Excel_CondFormat_1_8_2 58" style:family="table-cell" style:parent-style-name="Default">
      <style:table-cell-properties fo:background-color="#ff0000"/>
    </style:style>
    <style:style style:name="Excel_5f_CondFormat_5f_1_5f_9_5f_1_20_131" style:display-name="Excel_CondFormat_1_9_1 131" style:family="table-cell" style:parent-style-name="Default">
      <style:table-cell-properties fo:background-color="#ff0000"/>
    </style:style>
    <style:style style:name="Excel_5f_CondFormat_5f_1_5f_1_5f_1_20_132" style:display-name="Excel_CondFormat_1_1_1 132" style:family="table-cell" style:parent-style-name="Default">
      <style:table-cell-properties fo:background-color="#00ff00"/>
    </style:style>
    <style:style style:name="Excel_5f_CondFormat_5f_1_5f_2_5f_1_20_132" style:display-name="Excel_CondFormat_1_2_1 132" style:family="table-cell" style:parent-style-name="Default">
      <style:table-cell-properties fo:background-color="#00ff00"/>
    </style:style>
    <style:style style:name="Excel_5f_CondFormat_5f_1_5f_2_5f_2_20_132" style:display-name="Excel_CondFormat_1_2_2 132" style:family="table-cell" style:parent-style-name="Default">
      <style:table-cell-properties fo:background-color="#ff0000"/>
    </style:style>
    <style:style style:name="Excel_5f_CondFormat_5f_1_5f_3_5f_1_20_132" style:display-name="Excel_CondFormat_1_3_1 132" style:family="table-cell" style:parent-style-name="Default">
      <style:table-cell-properties fo:background-color="#00ff00"/>
    </style:style>
    <style:style style:name="Excel_5f_CondFormat_5f_1_5f_3_5f_2_20_69" style:display-name="Excel_CondFormat_1_3_2 69" style:family="table-cell" style:parent-style-name="Default">
      <style:table-cell-properties fo:background-color="#ff0000"/>
    </style:style>
    <style:style style:name="Excel_5f_CondFormat_5f_1_5f_4_5f_1_20_132" style:display-name="Excel_CondFormat_1_4_1 132" style:family="table-cell" style:parent-style-name="Default">
      <style:table-cell-properties fo:background-color="#00ff00"/>
    </style:style>
    <style:style style:name="Excel_5f_CondFormat_5f_1_5f_4_5f_2_20_132" style:display-name="Excel_CondFormat_1_4_2 132" style:family="table-cell" style:parent-style-name="Default">
      <style:table-cell-properties fo:background-color="#ff0000"/>
    </style:style>
    <style:style style:name="Excel_5f_CondFormat_5f_1_5f_5_5f_1_20_132" style:display-name="Excel_CondFormat_1_5_1 132" style:family="table-cell" style:parent-style-name="Default">
      <style:table-cell-properties fo:background-color="#00ff00"/>
    </style:style>
    <style:style style:name="Excel_5f_CondFormat_5f_1_5f_5_5f_2_20_132" style:display-name="Excel_CondFormat_1_5_2 132" style:family="table-cell" style:parent-style-name="Default">
      <style:table-cell-properties fo:background-color="#ff0000"/>
    </style:style>
    <style:style style:name="Excel_5f_CondFormat_5f_1_5f_6_5f_1_20_132" style:display-name="Excel_CondFormat_1_6_1 132" style:family="table-cell" style:parent-style-name="Default">
      <style:table-cell-properties fo:background-color="#00ff00"/>
    </style:style>
    <style:style style:name="Excel_5f_CondFormat_5f_1_5f_7_5f_1_20_132" style:display-name="Excel_CondFormat_1_7_1 132" style:family="table-cell" style:parent-style-name="Default">
      <style:table-cell-properties fo:background-color="#ff0000"/>
    </style:style>
    <style:style style:name="Excel_5f_CondFormat_5f_1_5f_7_5f_2_20_58" style:display-name="Excel_CondFormat_1_7_2 58" style:family="table-cell" style:parent-style-name="Default">
      <style:table-cell-properties fo:background-color="#00ff00"/>
    </style:style>
    <style:style style:name="Excel_5f_CondFormat_5f_1_5f_7_5f_3_20_58" style:display-name="Excel_CondFormat_1_7_3 58" style:family="table-cell" style:parent-style-name="Default"/>
    <style:style style:name="Excel_5f_CondFormat_5f_1_5f_8_5f_1_20_132" style:display-name="Excel_CondFormat_1_8_1 132" style:family="table-cell" style:parent-style-name="Default">
      <style:table-cell-properties fo:background-color="#00ff00"/>
    </style:style>
    <style:style style:name="Excel_5f_CondFormat_5f_1_5f_8_5f_2_20_59" style:display-name="Excel_CondFormat_1_8_2 59" style:family="table-cell" style:parent-style-name="Default">
      <style:table-cell-properties fo:background-color="#ff0000"/>
    </style:style>
    <style:style style:name="Excel_5f_CondFormat_5f_1_5f_9_5f_1_20_132" style:display-name="Excel_CondFormat_1_9_1 132" style:family="table-cell" style:parent-style-name="Default">
      <style:table-cell-properties fo:background-color="#ff0000"/>
    </style:style>
    <style:style style:name="Excel_5f_CondFormat_5f_1_5f_1_5f_1_20_133" style:display-name="Excel_CondFormat_1_1_1 133" style:family="table-cell" style:parent-style-name="Default">
      <style:table-cell-properties fo:background-color="#00ff00"/>
    </style:style>
    <style:style style:name="Excel_5f_CondFormat_5f_1_5f_2_5f_1_20_133" style:display-name="Excel_CondFormat_1_2_1 133" style:family="table-cell" style:parent-style-name="Default">
      <style:table-cell-properties fo:background-color="#00ff00"/>
    </style:style>
    <style:style style:name="Excel_5f_CondFormat_5f_1_5f_2_5f_2_20_133" style:display-name="Excel_CondFormat_1_2_2 133" style:family="table-cell" style:parent-style-name="Default">
      <style:table-cell-properties fo:background-color="#ff0000"/>
    </style:style>
    <style:style style:name="Excel_5f_CondFormat_5f_1_5f_3_5f_1_20_133" style:display-name="Excel_CondFormat_1_3_1 133" style:family="table-cell" style:parent-style-name="Default">
      <style:table-cell-properties fo:background-color="#00ff00"/>
    </style:style>
    <style:style style:name="Excel_5f_CondFormat_5f_1_5f_3_5f_2_20_70" style:display-name="Excel_CondFormat_1_3_2 70" style:family="table-cell" style:parent-style-name="Default">
      <style:table-cell-properties fo:background-color="#ff0000"/>
    </style:style>
    <style:style style:name="Excel_5f_CondFormat_5f_1_5f_4_5f_1_20_133" style:display-name="Excel_CondFormat_1_4_1 133" style:family="table-cell" style:parent-style-name="Default">
      <style:table-cell-properties fo:background-color="#00ff00"/>
    </style:style>
    <style:style style:name="Excel_5f_CondFormat_5f_1_5f_4_5f_2_20_133" style:display-name="Excel_CondFormat_1_4_2 133" style:family="table-cell" style:parent-style-name="Default">
      <style:table-cell-properties fo:background-color="#ff0000"/>
    </style:style>
    <style:style style:name="Excel_5f_CondFormat_5f_1_5f_5_5f_1_20_133" style:display-name="Excel_CondFormat_1_5_1 133" style:family="table-cell" style:parent-style-name="Default">
      <style:table-cell-properties fo:background-color="#00ff00"/>
    </style:style>
    <style:style style:name="Excel_5f_CondFormat_5f_1_5f_5_5f_2_20_133" style:display-name="Excel_CondFormat_1_5_2 133" style:family="table-cell" style:parent-style-name="Default">
      <style:table-cell-properties fo:background-color="#ff0000"/>
    </style:style>
    <style:style style:name="Excel_5f_CondFormat_5f_1_5f_6_5f_1_20_133" style:display-name="Excel_CondFormat_1_6_1 133" style:family="table-cell" style:parent-style-name="Default">
      <style:table-cell-properties fo:background-color="#00ff00"/>
    </style:style>
    <style:style style:name="Excel_5f_CondFormat_5f_1_5f_7_5f_1_20_133" style:display-name="Excel_CondFormat_1_7_1 133" style:family="table-cell" style:parent-style-name="Default">
      <style:table-cell-properties fo:background-color="#ff0000"/>
    </style:style>
    <style:style style:name="Excel_5f_CondFormat_5f_1_5f_7_5f_2_20_59" style:display-name="Excel_CondFormat_1_7_2 59" style:family="table-cell" style:parent-style-name="Default">
      <style:table-cell-properties fo:background-color="#00ff00"/>
    </style:style>
    <style:style style:name="Excel_5f_CondFormat_5f_1_5f_7_5f_3_20_59" style:display-name="Excel_CondFormat_1_7_3 59" style:family="table-cell" style:parent-style-name="Default"/>
    <style:style style:name="Excel_5f_CondFormat_5f_1_5f_8_5f_1_20_133" style:display-name="Excel_CondFormat_1_8_1 133" style:family="table-cell" style:parent-style-name="Default">
      <style:table-cell-properties fo:background-color="#00ff00"/>
    </style:style>
    <style:style style:name="Excel_5f_CondFormat_5f_1_5f_8_5f_2_20_60" style:display-name="Excel_CondFormat_1_8_2 60" style:family="table-cell" style:parent-style-name="Default">
      <style:table-cell-properties fo:background-color="#ff0000"/>
    </style:style>
    <style:style style:name="Excel_5f_CondFormat_5f_1_5f_9_5f_1_20_133" style:display-name="Excel_CondFormat_1_9_1 133" style:family="table-cell" style:parent-style-name="Default">
      <style:table-cell-properties fo:background-color="#ff0000"/>
    </style:style>
    <style:style style:name="Excel_5f_CondFormat_5f_1_5f_1_5f_1_20_134" style:display-name="Excel_CondFormat_1_1_1 134" style:family="table-cell" style:parent-style-name="Default">
      <style:table-cell-properties fo:background-color="#00ff00"/>
    </style:style>
    <style:style style:name="Excel_5f_CondFormat_5f_1_5f_2_5f_1_20_134" style:display-name="Excel_CondFormat_1_2_1 134" style:family="table-cell" style:parent-style-name="Default">
      <style:table-cell-properties fo:background-color="#00ff00"/>
    </style:style>
    <style:style style:name="Excel_5f_CondFormat_5f_1_5f_2_5f_2_20_134" style:display-name="Excel_CondFormat_1_2_2 134" style:family="table-cell" style:parent-style-name="Default">
      <style:table-cell-properties fo:background-color="#ff0000"/>
    </style:style>
    <style:style style:name="Excel_5f_CondFormat_5f_1_5f_3_5f_1_20_134" style:display-name="Excel_CondFormat_1_3_1 134" style:family="table-cell" style:parent-style-name="Default">
      <style:table-cell-properties fo:background-color="#00ff00"/>
    </style:style>
    <style:style style:name="Excel_5f_CondFormat_5f_1_5f_3_5f_2_20_71" style:display-name="Excel_CondFormat_1_3_2 71" style:family="table-cell" style:parent-style-name="Default">
      <style:table-cell-properties fo:background-color="#ff0000"/>
    </style:style>
    <style:style style:name="Excel_5f_CondFormat_5f_1_5f_4_5f_1_20_134" style:display-name="Excel_CondFormat_1_4_1 134" style:family="table-cell" style:parent-style-name="Default">
      <style:table-cell-properties fo:background-color="#00ff00"/>
    </style:style>
    <style:style style:name="Excel_5f_CondFormat_5f_1_5f_4_5f_2_20_134" style:display-name="Excel_CondFormat_1_4_2 134" style:family="table-cell" style:parent-style-name="Default">
      <style:table-cell-properties fo:background-color="#ff0000"/>
    </style:style>
    <style:style style:name="Excel_5f_CondFormat_5f_1_5f_5_5f_1_20_134" style:display-name="Excel_CondFormat_1_5_1 134" style:family="table-cell" style:parent-style-name="Default">
      <style:table-cell-properties fo:background-color="#00ff00"/>
    </style:style>
    <style:style style:name="Excel_5f_CondFormat_5f_1_5f_5_5f_2_20_134" style:display-name="Excel_CondFormat_1_5_2 134" style:family="table-cell" style:parent-style-name="Default">
      <style:table-cell-properties fo:background-color="#ff0000"/>
    </style:style>
    <style:style style:name="Excel_5f_CondFormat_5f_1_5f_6_5f_1_20_134" style:display-name="Excel_CondFormat_1_6_1 134" style:family="table-cell" style:parent-style-name="Default">
      <style:table-cell-properties fo:background-color="#00ff00"/>
    </style:style>
    <style:style style:name="Excel_5f_CondFormat_5f_1_5f_7_5f_1_20_134" style:display-name="Excel_CondFormat_1_7_1 134" style:family="table-cell" style:parent-style-name="Default">
      <style:table-cell-properties fo:background-color="#ff0000"/>
    </style:style>
    <style:style style:name="Excel_5f_CondFormat_5f_1_5f_7_5f_2_20_60" style:display-name="Excel_CondFormat_1_7_2 60" style:family="table-cell" style:parent-style-name="Default">
      <style:table-cell-properties fo:background-color="#00ff00"/>
    </style:style>
    <style:style style:name="Excel_5f_CondFormat_5f_1_5f_7_5f_3_20_60" style:display-name="Excel_CondFormat_1_7_3 60" style:family="table-cell" style:parent-style-name="Default"/>
    <style:style style:name="Excel_5f_CondFormat_5f_1_5f_8_5f_1_20_134" style:display-name="Excel_CondFormat_1_8_1 134" style:family="table-cell" style:parent-style-name="Default">
      <style:table-cell-properties fo:background-color="#00ff00"/>
    </style:style>
    <style:style style:name="Excel_5f_CondFormat_5f_1_5f_8_5f_2_20_61" style:display-name="Excel_CondFormat_1_8_2 61" style:family="table-cell" style:parent-style-name="Default">
      <style:table-cell-properties fo:background-color="#ff0000"/>
    </style:style>
    <style:style style:name="Excel_5f_CondFormat_5f_1_5f_9_5f_1_20_134" style:display-name="Excel_CondFormat_1_9_1 134" style:family="table-cell" style:parent-style-name="Default">
      <style:table-cell-properties fo:background-color="#ff0000"/>
    </style:style>
    <style:style style:name="Excel_5f_CondFormat_5f_1_5f_1_5f_1_20_135" style:display-name="Excel_CondFormat_1_1_1 135" style:family="table-cell" style:parent-style-name="Default">
      <style:table-cell-properties fo:background-color="#00ff00"/>
    </style:style>
    <style:style style:name="Excel_5f_CondFormat_5f_1_5f_2_5f_1_20_135" style:display-name="Excel_CondFormat_1_2_1 135" style:family="table-cell" style:parent-style-name="Default">
      <style:table-cell-properties fo:background-color="#00ff00"/>
    </style:style>
    <style:style style:name="Excel_5f_CondFormat_5f_1_5f_2_5f_2_20_135" style:display-name="Excel_CondFormat_1_2_2 135" style:family="table-cell" style:parent-style-name="Default">
      <style:table-cell-properties fo:background-color="#ff0000"/>
    </style:style>
    <style:style style:name="Excel_5f_CondFormat_5f_1_5f_3_5f_1_20_135" style:display-name="Excel_CondFormat_1_3_1 135" style:family="table-cell" style:parent-style-name="Default">
      <style:table-cell-properties fo:background-color="#00ff00"/>
    </style:style>
    <style:style style:name="Excel_5f_CondFormat_5f_1_5f_3_5f_2_20_72" style:display-name="Excel_CondFormat_1_3_2 72" style:family="table-cell" style:parent-style-name="Default">
      <style:table-cell-properties fo:background-color="#ff0000"/>
    </style:style>
    <style:style style:name="Excel_5f_CondFormat_5f_1_5f_4_5f_1_20_135" style:display-name="Excel_CondFormat_1_4_1 135" style:family="table-cell" style:parent-style-name="Default">
      <style:table-cell-properties fo:background-color="#00ff00"/>
    </style:style>
    <style:style style:name="Excel_5f_CondFormat_5f_1_5f_4_5f_2_20_135" style:display-name="Excel_CondFormat_1_4_2 135" style:family="table-cell" style:parent-style-name="Default">
      <style:table-cell-properties fo:background-color="#ff0000"/>
    </style:style>
    <style:style style:name="Excel_5f_CondFormat_5f_1_5f_5_5f_1_20_135" style:display-name="Excel_CondFormat_1_5_1 135" style:family="table-cell" style:parent-style-name="Default">
      <style:table-cell-properties fo:background-color="#00ff00"/>
    </style:style>
    <style:style style:name="Excel_5f_CondFormat_5f_1_5f_5_5f_2_20_135" style:display-name="Excel_CondFormat_1_5_2 135" style:family="table-cell" style:parent-style-name="Default">
      <style:table-cell-properties fo:background-color="#ff0000"/>
    </style:style>
    <style:style style:name="Excel_5f_CondFormat_5f_1_5f_6_5f_1_20_135" style:display-name="Excel_CondFormat_1_6_1 135" style:family="table-cell" style:parent-style-name="Default">
      <style:table-cell-properties fo:background-color="#00ff00"/>
    </style:style>
    <style:style style:name="Excel_5f_CondFormat_5f_1_5f_7_5f_1_20_135" style:display-name="Excel_CondFormat_1_7_1 135" style:family="table-cell" style:parent-style-name="Default">
      <style:table-cell-properties fo:background-color="#ff0000"/>
    </style:style>
    <style:style style:name="Excel_5f_CondFormat_5f_1_5f_7_5f_2_20_61" style:display-name="Excel_CondFormat_1_7_2 61" style:family="table-cell" style:parent-style-name="Default">
      <style:table-cell-properties fo:background-color="#00ff00"/>
    </style:style>
    <style:style style:name="Excel_5f_CondFormat_5f_1_5f_7_5f_3_20_61" style:display-name="Excel_CondFormat_1_7_3 61" style:family="table-cell" style:parent-style-name="Default"/>
    <style:style style:name="Excel_5f_CondFormat_5f_1_5f_8_5f_1_20_135" style:display-name="Excel_CondFormat_1_8_1 135" style:family="table-cell" style:parent-style-name="Default">
      <style:table-cell-properties fo:background-color="#00ff00"/>
    </style:style>
    <style:style style:name="Excel_5f_CondFormat_5f_1_5f_8_5f_2_20_62" style:display-name="Excel_CondFormat_1_8_2 62" style:family="table-cell" style:parent-style-name="Default">
      <style:table-cell-properties fo:background-color="#ff0000"/>
    </style:style>
    <style:style style:name="Excel_5f_CondFormat_5f_1_5f_9_5f_1_20_135" style:display-name="Excel_CondFormat_1_9_1 135" style:family="table-cell" style:parent-style-name="Default">
      <style:table-cell-properties fo:background-color="#ff0000"/>
    </style:style>
    <style:style style:name="Excel_5f_CondFormat_5f_1_5f_1_5f_1_20_136" style:display-name="Excel_CondFormat_1_1_1 136" style:family="table-cell" style:parent-style-name="Default">
      <style:table-cell-properties fo:background-color="#00ff00"/>
    </style:style>
    <style:style style:name="Excel_5f_CondFormat_5f_1_5f_2_5f_1_20_136" style:display-name="Excel_CondFormat_1_2_1 136" style:family="table-cell" style:parent-style-name="Default">
      <style:table-cell-properties fo:background-color="#00ff00"/>
    </style:style>
    <style:style style:name="Excel_5f_CondFormat_5f_1_5f_2_5f_2_20_136" style:display-name="Excel_CondFormat_1_2_2 136" style:family="table-cell" style:parent-style-name="Default">
      <style:table-cell-properties fo:background-color="#ff0000"/>
    </style:style>
    <style:style style:name="Excel_5f_CondFormat_5f_1_5f_3_5f_1_20_136" style:display-name="Excel_CondFormat_1_3_1 136" style:family="table-cell" style:parent-style-name="Default">
      <style:table-cell-properties fo:background-color="#00ff00"/>
    </style:style>
    <style:style style:name="Excel_5f_CondFormat_5f_1_5f_3_5f_2_20_73" style:display-name="Excel_CondFormat_1_3_2 73" style:family="table-cell" style:parent-style-name="Default">
      <style:table-cell-properties fo:background-color="#ff0000"/>
    </style:style>
    <style:style style:name="Excel_5f_CondFormat_5f_1_5f_4_5f_1_20_136" style:display-name="Excel_CondFormat_1_4_1 136" style:family="table-cell" style:parent-style-name="Default">
      <style:table-cell-properties fo:background-color="#00ff00"/>
    </style:style>
    <style:style style:name="Excel_5f_CondFormat_5f_1_5f_4_5f_2_20_136" style:display-name="Excel_CondFormat_1_4_2 136" style:family="table-cell" style:parent-style-name="Default">
      <style:table-cell-properties fo:background-color="#ff0000"/>
    </style:style>
    <style:style style:name="Excel_5f_CondFormat_5f_1_5f_5_5f_1_20_136" style:display-name="Excel_CondFormat_1_5_1 136" style:family="table-cell" style:parent-style-name="Default">
      <style:table-cell-properties fo:background-color="#00ff00"/>
    </style:style>
    <style:style style:name="Excel_5f_CondFormat_5f_1_5f_5_5f_2_20_136" style:display-name="Excel_CondFormat_1_5_2 136" style:family="table-cell" style:parent-style-name="Default">
      <style:table-cell-properties fo:background-color="#ff0000"/>
    </style:style>
    <style:style style:name="Excel_5f_CondFormat_5f_1_5f_6_5f_1_20_136" style:display-name="Excel_CondFormat_1_6_1 136" style:family="table-cell" style:parent-style-name="Default">
      <style:table-cell-properties fo:background-color="#00ff00"/>
    </style:style>
    <style:style style:name="Excel_5f_CondFormat_5f_1_5f_7_5f_1_20_136" style:display-name="Excel_CondFormat_1_7_1 136" style:family="table-cell" style:parent-style-name="Default">
      <style:table-cell-properties fo:background-color="#ff0000"/>
    </style:style>
    <style:style style:name="Excel_5f_CondFormat_5f_1_5f_7_5f_2_20_62" style:display-name="Excel_CondFormat_1_7_2 62" style:family="table-cell" style:parent-style-name="Default">
      <style:table-cell-properties fo:background-color="#00ff00"/>
    </style:style>
    <style:style style:name="Excel_5f_CondFormat_5f_1_5f_7_5f_3_20_62" style:display-name="Excel_CondFormat_1_7_3 62" style:family="table-cell" style:parent-style-name="Default"/>
    <style:style style:name="Excel_5f_CondFormat_5f_1_5f_8_5f_1_20_136" style:display-name="Excel_CondFormat_1_8_1 136" style:family="table-cell" style:parent-style-name="Default">
      <style:table-cell-properties fo:background-color="#00ff00"/>
    </style:style>
    <style:style style:name="Excel_5f_CondFormat_5f_1_5f_8_5f_2_20_63" style:display-name="Excel_CondFormat_1_8_2 63" style:family="table-cell" style:parent-style-name="Default">
      <style:table-cell-properties fo:background-color="#ff0000"/>
    </style:style>
    <style:style style:name="Excel_5f_CondFormat_5f_1_5f_9_5f_1_20_136" style:display-name="Excel_CondFormat_1_9_1 136" style:family="table-cell" style:parent-style-name="Default">
      <style:table-cell-properties fo:background-color="#ff0000"/>
    </style:style>
    <style:style style:name="Excel_5f_CondFormat_5f_1_5f_1_5f_1_20_137" style:display-name="Excel_CondFormat_1_1_1 137" style:family="table-cell" style:parent-style-name="Default">
      <style:table-cell-properties fo:background-color="#00ff00"/>
    </style:style>
    <style:style style:name="Excel_5f_CondFormat_5f_1_5f_2_5f_1_20_137" style:display-name="Excel_CondFormat_1_2_1 137" style:family="table-cell" style:parent-style-name="Default">
      <style:table-cell-properties fo:background-color="#00ff00"/>
    </style:style>
    <style:style style:name="Excel_5f_CondFormat_5f_1_5f_2_5f_2_20_137" style:display-name="Excel_CondFormat_1_2_2 137" style:family="table-cell" style:parent-style-name="Default">
      <style:table-cell-properties fo:background-color="#ff0000"/>
    </style:style>
    <style:style style:name="Excel_5f_CondFormat_5f_1_5f_3_5f_1_20_137" style:display-name="Excel_CondFormat_1_3_1 137" style:family="table-cell" style:parent-style-name="Default">
      <style:table-cell-properties fo:background-color="#00ff00"/>
    </style:style>
    <style:style style:name="Excel_5f_CondFormat_5f_1_5f_3_5f_2_20_74" style:display-name="Excel_CondFormat_1_3_2 74" style:family="table-cell" style:parent-style-name="Default">
      <style:table-cell-properties fo:background-color="#ff0000"/>
    </style:style>
    <style:style style:name="Excel_5f_CondFormat_5f_1_5f_4_5f_1_20_137" style:display-name="Excel_CondFormat_1_4_1 137" style:family="table-cell" style:parent-style-name="Default">
      <style:table-cell-properties fo:background-color="#00ff00"/>
    </style:style>
    <style:style style:name="Excel_5f_CondFormat_5f_1_5f_4_5f_2_20_137" style:display-name="Excel_CondFormat_1_4_2 137" style:family="table-cell" style:parent-style-name="Default">
      <style:table-cell-properties fo:background-color="#ff0000"/>
    </style:style>
    <style:style style:name="Excel_5f_CondFormat_5f_1_5f_5_5f_1_20_137" style:display-name="Excel_CondFormat_1_5_1 137" style:family="table-cell" style:parent-style-name="Default">
      <style:table-cell-properties fo:background-color="#00ff00"/>
    </style:style>
    <style:style style:name="Excel_5f_CondFormat_5f_1_5f_5_5f_2_20_137" style:display-name="Excel_CondFormat_1_5_2 137" style:family="table-cell" style:parent-style-name="Default">
      <style:table-cell-properties fo:background-color="#ff0000"/>
    </style:style>
    <style:style style:name="Excel_5f_CondFormat_5f_1_5f_6_5f_1_20_137" style:display-name="Excel_CondFormat_1_6_1 137" style:family="table-cell" style:parent-style-name="Default">
      <style:table-cell-properties fo:background-color="#00ff00"/>
    </style:style>
    <style:style style:name="Excel_5f_CondFormat_5f_1_5f_7_5f_1_20_137" style:display-name="Excel_CondFormat_1_7_1 137" style:family="table-cell" style:parent-style-name="Default">
      <style:table-cell-properties fo:background-color="#ff0000"/>
    </style:style>
    <style:style style:name="Excel_5f_CondFormat_5f_1_5f_7_5f_2_20_63" style:display-name="Excel_CondFormat_1_7_2 63" style:family="table-cell" style:parent-style-name="Default">
      <style:table-cell-properties fo:background-color="#00ff00"/>
    </style:style>
    <style:style style:name="Excel_5f_CondFormat_5f_1_5f_7_5f_3_20_63" style:display-name="Excel_CondFormat_1_7_3 63" style:family="table-cell" style:parent-style-name="Default"/>
    <style:style style:name="Excel_5f_CondFormat_5f_1_5f_8_5f_1_20_137" style:display-name="Excel_CondFormat_1_8_1 137" style:family="table-cell" style:parent-style-name="Default">
      <style:table-cell-properties fo:background-color="#00ff00"/>
    </style:style>
    <style:style style:name="Excel_5f_CondFormat_5f_1_5f_8_5f_2_20_64" style:display-name="Excel_CondFormat_1_8_2 64" style:family="table-cell" style:parent-style-name="Default">
      <style:table-cell-properties fo:background-color="#ff0000"/>
    </style:style>
    <style:style style:name="Excel_5f_CondFormat_5f_1_5f_9_5f_1_20_137" style:display-name="Excel_CondFormat_1_9_1 137" style:family="table-cell" style:parent-style-name="Default">
      <style:table-cell-properties fo:background-color="#ff0000"/>
    </style:style>
    <style:style style:name="Excel_5f_CondFormat_5f_1_5f_1_5f_1_20_138" style:display-name="Excel_CondFormat_1_1_1 138" style:family="table-cell" style:parent-style-name="Default">
      <style:table-cell-properties fo:background-color="#00ff00"/>
    </style:style>
    <style:style style:name="Excel_5f_CondFormat_5f_1_5f_2_5f_1_20_138" style:display-name="Excel_CondFormat_1_2_1 138" style:family="table-cell" style:parent-style-name="Default">
      <style:table-cell-properties fo:background-color="#00ff00"/>
    </style:style>
    <style:style style:name="Excel_5f_CondFormat_5f_1_5f_2_5f_2_20_138" style:display-name="Excel_CondFormat_1_2_2 138" style:family="table-cell" style:parent-style-name="Default">
      <style:table-cell-properties fo:background-color="#ff0000"/>
    </style:style>
    <style:style style:name="Excel_5f_CondFormat_5f_1_5f_3_5f_1_20_138" style:display-name="Excel_CondFormat_1_3_1 138" style:family="table-cell" style:parent-style-name="Default">
      <style:table-cell-properties fo:background-color="#00ff00"/>
    </style:style>
    <style:style style:name="Excel_5f_CondFormat_5f_1_5f_3_5f_2_20_75" style:display-name="Excel_CondFormat_1_3_2 75" style:family="table-cell" style:parent-style-name="Default">
      <style:table-cell-properties fo:background-color="#ff0000"/>
    </style:style>
    <style:style style:name="Excel_5f_CondFormat_5f_1_5f_4_5f_1_20_138" style:display-name="Excel_CondFormat_1_4_1 138" style:family="table-cell" style:parent-style-name="Default">
      <style:table-cell-properties fo:background-color="#00ff00"/>
    </style:style>
    <style:style style:name="Excel_5f_CondFormat_5f_1_5f_4_5f_2_20_138" style:display-name="Excel_CondFormat_1_4_2 138" style:family="table-cell" style:parent-style-name="Default">
      <style:table-cell-properties fo:background-color="#ff0000"/>
    </style:style>
    <style:style style:name="Excel_5f_CondFormat_5f_1_5f_5_5f_1_20_138" style:display-name="Excel_CondFormat_1_5_1 138" style:family="table-cell" style:parent-style-name="Default">
      <style:table-cell-properties fo:background-color="#00ff00"/>
    </style:style>
    <style:style style:name="Excel_5f_CondFormat_5f_1_5f_5_5f_2_20_138" style:display-name="Excel_CondFormat_1_5_2 138" style:family="table-cell" style:parent-style-name="Default">
      <style:table-cell-properties fo:background-color="#ff0000"/>
    </style:style>
    <style:style style:name="Excel_5f_CondFormat_5f_1_5f_6_5f_1_20_138" style:display-name="Excel_CondFormat_1_6_1 138" style:family="table-cell" style:parent-style-name="Default">
      <style:table-cell-properties fo:background-color="#00ff00"/>
    </style:style>
    <style:style style:name="Excel_5f_CondFormat_5f_1_5f_7_5f_1_20_138" style:display-name="Excel_CondFormat_1_7_1 138" style:family="table-cell" style:parent-style-name="Default">
      <style:table-cell-properties fo:background-color="#ff0000"/>
    </style:style>
    <style:style style:name="Excel_5f_CondFormat_5f_1_5f_7_5f_2_20_64" style:display-name="Excel_CondFormat_1_7_2 64" style:family="table-cell" style:parent-style-name="Default">
      <style:table-cell-properties fo:background-color="#00ff00"/>
    </style:style>
    <style:style style:name="Excel_5f_CondFormat_5f_1_5f_7_5f_3_20_64" style:display-name="Excel_CondFormat_1_7_3 64" style:family="table-cell" style:parent-style-name="Default"/>
    <style:style style:name="Excel_5f_CondFormat_5f_1_5f_8_5f_1_20_138" style:display-name="Excel_CondFormat_1_8_1 138" style:family="table-cell" style:parent-style-name="Default">
      <style:table-cell-properties fo:background-color="#00ff00"/>
    </style:style>
    <style:style style:name="Excel_5f_CondFormat_5f_1_5f_9_5f_1_20_138" style:display-name="Excel_CondFormat_1_9_1 138" style:family="table-cell" style:parent-style-name="Default">
      <style:table-cell-properties fo:background-color="#00ff00"/>
    </style:style>
    <style:style style:name="Excel_5f_CondFormat_5f_1_5f_9_5f_2_20_75" style:display-name="Excel_CondFormat_1_9_2 75" style:family="table-cell" style:parent-style-name="Default">
      <style:table-cell-properties fo:background-color="#ff0000"/>
    </style:style>
    <style:style style:name="Excel_5f_CondFormat_5f_1_5f_10_5f_1_20_89" style:display-name="Excel_CondFormat_1_10_1 89" style:family="table-cell" style:parent-style-name="Default">
      <style:table-cell-properties fo:background-color="#ff0000"/>
    </style:style>
    <style:style style:name="Excel_5f_CondFormat_5f_1_5f_11_5f_1_20_89" style:display-name="Excel_CondFormat_1_11_1 89" style:family="table-cell" style:parent-style-name="Default">
      <style:table-cell-properties fo:background-color="#00ff00"/>
    </style:style>
    <style:style style:name="Excel_5f_CondFormat_5f_1_5f_12_5f_1_20_26" style:display-name="Excel_CondFormat_1_12_1 26" style:family="table-cell" style:parent-style-name="Default">
      <style:table-cell-properties fo:background-color="#00ff00"/>
    </style:style>
    <style:style style:name="Excel_5f_CondFormat_5f_1_5f_1_5f_1_20_139" style:display-name="Excel_CondFormat_1_1_1 139" style:family="table-cell" style:parent-style-name="Default">
      <style:table-cell-properties fo:background-color="#00ff00"/>
    </style:style>
    <style:style style:name="Excel_5f_CondFormat_5f_1_5f_2_5f_1_20_139" style:display-name="Excel_CondFormat_1_2_1 139" style:family="table-cell" style:parent-style-name="Default">
      <style:table-cell-properties fo:background-color="#00ff00"/>
    </style:style>
    <style:style style:name="Excel_5f_CondFormat_5f_1_5f_2_5f_2_20_139" style:display-name="Excel_CondFormat_1_2_2 139" style:family="table-cell" style:parent-style-name="Default">
      <style:table-cell-properties fo:background-color="#ff0000"/>
    </style:style>
    <style:style style:name="Excel_5f_CondFormat_5f_1_5f_3_5f_1_20_139" style:display-name="Excel_CondFormat_1_3_1 139" style:family="table-cell" style:parent-style-name="Default">
      <style:table-cell-properties fo:background-color="#00ff00"/>
    </style:style>
    <style:style style:name="Excel_5f_CondFormat_5f_1_5f_3_5f_2_20_76" style:display-name="Excel_CondFormat_1_3_2 76" style:family="table-cell" style:parent-style-name="Default">
      <style:table-cell-properties fo:background-color="#ff0000"/>
    </style:style>
    <style:style style:name="Excel_5f_CondFormat_5f_1_5f_4_5f_1_20_139" style:display-name="Excel_CondFormat_1_4_1 139" style:family="table-cell" style:parent-style-name="Default">
      <style:table-cell-properties fo:background-color="#00ff00"/>
    </style:style>
    <style:style style:name="Excel_5f_CondFormat_5f_1_5f_4_5f_2_20_139" style:display-name="Excel_CondFormat_1_4_2 139" style:family="table-cell" style:parent-style-name="Default">
      <style:table-cell-properties fo:background-color="#ff0000"/>
    </style:style>
    <style:style style:name="Excel_5f_CondFormat_5f_1_5f_5_5f_1_20_139" style:display-name="Excel_CondFormat_1_5_1 139" style:family="table-cell" style:parent-style-name="Default">
      <style:table-cell-properties fo:background-color="#00ff00"/>
    </style:style>
    <style:style style:name="Excel_5f_CondFormat_5f_1_5f_5_5f_2_20_139" style:display-name="Excel_CondFormat_1_5_2 139" style:family="table-cell" style:parent-style-name="Default">
      <style:table-cell-properties fo:background-color="#ff0000"/>
    </style:style>
    <style:style style:name="Excel_5f_CondFormat_5f_1_5f_6_5f_1_20_139" style:display-name="Excel_CondFormat_1_6_1 139" style:family="table-cell" style:parent-style-name="Default">
      <style:table-cell-properties fo:background-color="#00ff00"/>
    </style:style>
    <style:style style:name="Excel_5f_CondFormat_5f_1_5f_7_5f_1_20_139" style:display-name="Excel_CondFormat_1_7_1 139" style:family="table-cell" style:parent-style-name="Default">
      <style:table-cell-properties fo:background-color="#ff0000"/>
    </style:style>
    <style:style style:name="Excel_5f_CondFormat_5f_1_5f_7_5f_2_20_65" style:display-name="Excel_CondFormat_1_7_2 65" style:family="table-cell" style:parent-style-name="Default">
      <style:table-cell-properties fo:background-color="#00ff00"/>
    </style:style>
    <style:style style:name="Excel_5f_CondFormat_5f_1_5f_7_5f_3_20_65" style:display-name="Excel_CondFormat_1_7_3 65" style:family="table-cell" style:parent-style-name="Default"/>
    <style:style style:name="Excel_5f_CondFormat_5f_1_5f_8_5f_1_20_139" style:display-name="Excel_CondFormat_1_8_1 139" style:family="table-cell" style:parent-style-name="Default">
      <style:table-cell-properties fo:background-color="#00ff00"/>
    </style:style>
    <style:style style:name="Excel_5f_CondFormat_5f_1_5f_9_5f_1_20_139" style:display-name="Excel_CondFormat_1_9_1 139" style:family="table-cell" style:parent-style-name="Default">
      <style:table-cell-properties fo:background-color="#00ff00"/>
    </style:style>
    <style:style style:name="Excel_5f_CondFormat_5f_1_5f_9_5f_2_20_76" style:display-name="Excel_CondFormat_1_9_2 76" style:family="table-cell" style:parent-style-name="Default">
      <style:table-cell-properties fo:background-color="#ff0000"/>
    </style:style>
    <style:style style:name="Excel_5f_CondFormat_5f_1_5f_10_5f_1_20_90" style:display-name="Excel_CondFormat_1_10_1 90" style:family="table-cell" style:parent-style-name="Default">
      <style:table-cell-properties fo:background-color="#ff0000"/>
    </style:style>
    <style:style style:name="Excel_5f_CondFormat_5f_1_5f_11_5f_1_20_90" style:display-name="Excel_CondFormat_1_11_1 90" style:family="table-cell" style:parent-style-name="Default">
      <style:table-cell-properties fo:background-color="#00ff00"/>
    </style:style>
    <style:style style:name="Excel_5f_CondFormat_5f_1_5f_12_5f_1_20_27" style:display-name="Excel_CondFormat_1_12_1 27" style:family="table-cell" style:parent-style-name="Default">
      <style:table-cell-properties fo:background-color="#00ff00"/>
    </style:style>
    <style:style style:name="Excel_5f_CondFormat_5f_1_5f_1_5f_1_20_140" style:display-name="Excel_CondFormat_1_1_1 140" style:family="table-cell" style:parent-style-name="Default">
      <style:table-cell-properties fo:background-color="#00ff00"/>
    </style:style>
    <style:style style:name="Excel_5f_CondFormat_5f_1_5f_2_5f_1_20_140" style:display-name="Excel_CondFormat_1_2_1 140" style:family="table-cell" style:parent-style-name="Default">
      <style:table-cell-properties fo:background-color="#00ff00"/>
    </style:style>
    <style:style style:name="Excel_5f_CondFormat_5f_1_5f_2_5f_2_20_140" style:display-name="Excel_CondFormat_1_2_2 140" style:family="table-cell" style:parent-style-name="Default">
      <style:table-cell-properties fo:background-color="#ff0000"/>
    </style:style>
    <style:style style:name="Excel_5f_CondFormat_5f_1_5f_3_5f_1_20_140" style:display-name="Excel_CondFormat_1_3_1 140" style:family="table-cell" style:parent-style-name="Default">
      <style:table-cell-properties fo:background-color="#00ff00"/>
    </style:style>
    <style:style style:name="Excel_5f_CondFormat_5f_1_5f_3_5f_2_20_77" style:display-name="Excel_CondFormat_1_3_2 77" style:family="table-cell" style:parent-style-name="Default">
      <style:table-cell-properties fo:background-color="#ff0000"/>
    </style:style>
    <style:style style:name="Excel_5f_CondFormat_5f_1_5f_4_5f_1_20_140" style:display-name="Excel_CondFormat_1_4_1 140" style:family="table-cell" style:parent-style-name="Default">
      <style:table-cell-properties fo:background-color="#00ff00"/>
    </style:style>
    <style:style style:name="Excel_5f_CondFormat_5f_1_5f_4_5f_2_20_140" style:display-name="Excel_CondFormat_1_4_2 140" style:family="table-cell" style:parent-style-name="Default">
      <style:table-cell-properties fo:background-color="#ff0000"/>
    </style:style>
    <style:style style:name="Excel_5f_CondFormat_5f_1_5f_5_5f_1_20_140" style:display-name="Excel_CondFormat_1_5_1 140" style:family="table-cell" style:parent-style-name="Default">
      <style:table-cell-properties fo:background-color="#00ff00"/>
    </style:style>
    <style:style style:name="Excel_5f_CondFormat_5f_1_5f_5_5f_2_20_140" style:display-name="Excel_CondFormat_1_5_2 140" style:family="table-cell" style:parent-style-name="Default">
      <style:table-cell-properties fo:background-color="#ff0000"/>
    </style:style>
    <style:style style:name="Excel_5f_CondFormat_5f_1_5f_6_5f_1_20_140" style:display-name="Excel_CondFormat_1_6_1 140" style:family="table-cell" style:parent-style-name="Default">
      <style:table-cell-properties fo:background-color="#00ff00"/>
    </style:style>
    <style:style style:name="Excel_5f_CondFormat_5f_1_5f_7_5f_1_20_140" style:display-name="Excel_CondFormat_1_7_1 140" style:family="table-cell" style:parent-style-name="Default">
      <style:table-cell-properties fo:background-color="#ff0000"/>
    </style:style>
    <style:style style:name="Excel_5f_CondFormat_5f_1_5f_7_5f_2_20_66" style:display-name="Excel_CondFormat_1_7_2 66" style:family="table-cell" style:parent-style-name="Default">
      <style:table-cell-properties fo:background-color="#00ff00"/>
    </style:style>
    <style:style style:name="Excel_5f_CondFormat_5f_1_5f_7_5f_3_20_66" style:display-name="Excel_CondFormat_1_7_3 66" style:family="table-cell" style:parent-style-name="Default"/>
    <style:style style:name="Excel_5f_CondFormat_5f_1_5f_8_5f_1_20_140" style:display-name="Excel_CondFormat_1_8_1 140" style:family="table-cell" style:parent-style-name="Default">
      <style:table-cell-properties fo:background-color="#00ff00"/>
    </style:style>
    <style:style style:name="Excel_5f_CondFormat_5f_1_5f_9_5f_1_20_140" style:display-name="Excel_CondFormat_1_9_1 140" style:family="table-cell" style:parent-style-name="Default">
      <style:table-cell-properties fo:background-color="#00ff00"/>
    </style:style>
    <style:style style:name="Excel_5f_CondFormat_5f_1_5f_9_5f_2_20_77" style:display-name="Excel_CondFormat_1_9_2 77" style:family="table-cell" style:parent-style-name="Default">
      <style:table-cell-properties fo:background-color="#ff0000"/>
    </style:style>
    <style:style style:name="Excel_5f_CondFormat_5f_1_5f_10_5f_1_20_91" style:display-name="Excel_CondFormat_1_10_1 91" style:family="table-cell" style:parent-style-name="Default">
      <style:table-cell-properties fo:background-color="#ff0000"/>
    </style:style>
    <style:style style:name="Excel_5f_CondFormat_5f_1_5f_11_5f_1_20_91" style:display-name="Excel_CondFormat_1_11_1 91" style:family="table-cell" style:parent-style-name="Default">
      <style:table-cell-properties fo:background-color="#00ff00"/>
    </style:style>
    <style:style style:name="Excel_5f_CondFormat_5f_1_5f_12_5f_1_20_28" style:display-name="Excel_CondFormat_1_12_1 28" style:family="table-cell" style:parent-style-name="Default">
      <style:table-cell-properties fo:background-color="#00ff00"/>
    </style:style>
    <style:style style:name="Excel_5f_CondFormat_5f_1_5f_1_5f_1_20_141" style:display-name="Excel_CondFormat_1_1_1 141" style:family="table-cell" style:parent-style-name="Default">
      <style:table-cell-properties fo:background-color="#00ff00"/>
    </style:style>
    <style:style style:name="Excel_5f_CondFormat_5f_1_5f_2_5f_1_20_141" style:display-name="Excel_CondFormat_1_2_1 141" style:family="table-cell" style:parent-style-name="Default">
      <style:table-cell-properties fo:background-color="#00ff00"/>
    </style:style>
    <style:style style:name="Excel_5f_CondFormat_5f_1_5f_2_5f_2_20_141" style:display-name="Excel_CondFormat_1_2_2 141" style:family="table-cell" style:parent-style-name="Default">
      <style:table-cell-properties fo:background-color="#ff0000"/>
    </style:style>
    <style:style style:name="Excel_5f_CondFormat_5f_1_5f_3_5f_1_20_141" style:display-name="Excel_CondFormat_1_3_1 141" style:family="table-cell" style:parent-style-name="Default">
      <style:table-cell-properties fo:background-color="#00ff00"/>
    </style:style>
    <style:style style:name="Excel_5f_CondFormat_5f_1_5f_3_5f_2_20_78" style:display-name="Excel_CondFormat_1_3_2 78" style:family="table-cell" style:parent-style-name="Default">
      <style:table-cell-properties fo:background-color="#ff0000"/>
    </style:style>
    <style:style style:name="Excel_5f_CondFormat_5f_1_5f_4_5f_1_20_141" style:display-name="Excel_CondFormat_1_4_1 141" style:family="table-cell" style:parent-style-name="Default">
      <style:table-cell-properties fo:background-color="#00ff00"/>
    </style:style>
    <style:style style:name="Excel_5f_CondFormat_5f_1_5f_4_5f_2_20_141" style:display-name="Excel_CondFormat_1_4_2 141" style:family="table-cell" style:parent-style-name="Default">
      <style:table-cell-properties fo:background-color="#ff0000"/>
    </style:style>
    <style:style style:name="Excel_5f_CondFormat_5f_1_5f_5_5f_1_20_141" style:display-name="Excel_CondFormat_1_5_1 141" style:family="table-cell" style:parent-style-name="Default">
      <style:table-cell-properties fo:background-color="#00ff00"/>
    </style:style>
    <style:style style:name="Excel_5f_CondFormat_5f_1_5f_5_5f_2_20_141" style:display-name="Excel_CondFormat_1_5_2 141" style:family="table-cell" style:parent-style-name="Default">
      <style:table-cell-properties fo:background-color="#ff0000"/>
    </style:style>
    <style:style style:name="Excel_5f_CondFormat_5f_1_5f_6_5f_1_20_141" style:display-name="Excel_CondFormat_1_6_1 141" style:family="table-cell" style:parent-style-name="Default">
      <style:table-cell-properties fo:background-color="#00ff00"/>
    </style:style>
    <style:style style:name="Excel_5f_CondFormat_5f_1_5f_7_5f_1_20_141" style:display-name="Excel_CondFormat_1_7_1 141" style:family="table-cell" style:parent-style-name="Default">
      <style:table-cell-properties fo:background-color="#ff0000"/>
    </style:style>
    <style:style style:name="Excel_5f_CondFormat_5f_1_5f_7_5f_2_20_67" style:display-name="Excel_CondFormat_1_7_2 67" style:family="table-cell" style:parent-style-name="Default">
      <style:table-cell-properties fo:background-color="#00ff00"/>
    </style:style>
    <style:style style:name="Excel_5f_CondFormat_5f_1_5f_7_5f_3_20_67" style:display-name="Excel_CondFormat_1_7_3 67" style:family="table-cell" style:parent-style-name="Default"/>
    <style:style style:name="Excel_5f_CondFormat_5f_1_5f_8_5f_1_20_141" style:display-name="Excel_CondFormat_1_8_1 141" style:family="table-cell" style:parent-style-name="Default">
      <style:table-cell-properties fo:background-color="#00ff00"/>
    </style:style>
    <style:style style:name="Excel_5f_CondFormat_5f_1_5f_9_5f_1_20_141" style:display-name="Excel_CondFormat_1_9_1 141" style:family="table-cell" style:parent-style-name="Default">
      <style:table-cell-properties fo:background-color="#00ff00"/>
    </style:style>
    <style:style style:name="Excel_5f_CondFormat_5f_1_5f_9_5f_2_20_78" style:display-name="Excel_CondFormat_1_9_2 78" style:family="table-cell" style:parent-style-name="Default">
      <style:table-cell-properties fo:background-color="#ff0000"/>
    </style:style>
    <style:style style:name="Excel_5f_CondFormat_5f_1_5f_10_5f_1_20_92" style:display-name="Excel_CondFormat_1_10_1 92" style:family="table-cell" style:parent-style-name="Default">
      <style:table-cell-properties fo:background-color="#ff0000"/>
    </style:style>
    <style:style style:name="Excel_5f_CondFormat_5f_1_5f_11_5f_1_20_92" style:display-name="Excel_CondFormat_1_11_1 92" style:family="table-cell" style:parent-style-name="Default">
      <style:table-cell-properties fo:background-color="#00ff00"/>
    </style:style>
    <style:style style:name="Excel_5f_CondFormat_5f_1_5f_12_5f_1_20_29" style:display-name="Excel_CondFormat_1_12_1 29" style:family="table-cell" style:parent-style-name="Default">
      <style:table-cell-properties fo:background-color="#00ff00"/>
    </style:style>
    <style:style style:name="Excel_5f_CondFormat_5f_1_5f_1_5f_1_20_142" style:display-name="Excel_CondFormat_1_1_1 142" style:family="table-cell" style:parent-style-name="Default">
      <style:table-cell-properties fo:background-color="#00ff00"/>
    </style:style>
    <style:style style:name="Excel_5f_CondFormat_5f_1_5f_2_5f_1_20_142" style:display-name="Excel_CondFormat_1_2_1 142" style:family="table-cell" style:parent-style-name="Default">
      <style:table-cell-properties fo:background-color="#00ff00"/>
    </style:style>
    <style:style style:name="Excel_5f_CondFormat_5f_1_5f_2_5f_2_20_142" style:display-name="Excel_CondFormat_1_2_2 142" style:family="table-cell" style:parent-style-name="Default">
      <style:table-cell-properties fo:background-color="#ff0000"/>
    </style:style>
    <style:style style:name="Excel_5f_CondFormat_5f_1_5f_3_5f_1_20_142" style:display-name="Excel_CondFormat_1_3_1 142" style:family="table-cell" style:parent-style-name="Default">
      <style:table-cell-properties fo:background-color="#00ff00"/>
    </style:style>
    <style:style style:name="Excel_5f_CondFormat_5f_1_5f_3_5f_2_20_79" style:display-name="Excel_CondFormat_1_3_2 79" style:family="table-cell" style:parent-style-name="Default">
      <style:table-cell-properties fo:background-color="#ff0000"/>
    </style:style>
    <style:style style:name="Excel_5f_CondFormat_5f_1_5f_4_5f_1_20_142" style:display-name="Excel_CondFormat_1_4_1 142" style:family="table-cell" style:parent-style-name="Default">
      <style:table-cell-properties fo:background-color="#00ff00"/>
    </style:style>
    <style:style style:name="Excel_5f_CondFormat_5f_1_5f_4_5f_2_20_142" style:display-name="Excel_CondFormat_1_4_2 142" style:family="table-cell" style:parent-style-name="Default">
      <style:table-cell-properties fo:background-color="#ff0000"/>
    </style:style>
    <style:style style:name="Excel_5f_CondFormat_5f_1_5f_5_5f_1_20_142" style:display-name="Excel_CondFormat_1_5_1 142" style:family="table-cell" style:parent-style-name="Default">
      <style:table-cell-properties fo:background-color="#00ff00"/>
    </style:style>
    <style:style style:name="Excel_5f_CondFormat_5f_1_5f_5_5f_2_20_142" style:display-name="Excel_CondFormat_1_5_2 142" style:family="table-cell" style:parent-style-name="Default">
      <style:table-cell-properties fo:background-color="#ff0000"/>
    </style:style>
    <style:style style:name="Excel_5f_CondFormat_5f_1_5f_6_5f_1_20_142" style:display-name="Excel_CondFormat_1_6_1 142" style:family="table-cell" style:parent-style-name="Default">
      <style:table-cell-properties fo:background-color="#00ff00"/>
    </style:style>
    <style:style style:name="Excel_5f_CondFormat_5f_1_5f_7_5f_1_20_142" style:display-name="Excel_CondFormat_1_7_1 142" style:family="table-cell" style:parent-style-name="Default">
      <style:table-cell-properties fo:background-color="#ff0000"/>
    </style:style>
    <style:style style:name="Excel_5f_CondFormat_5f_1_5f_7_5f_2_20_68" style:display-name="Excel_CondFormat_1_7_2 68" style:family="table-cell" style:parent-style-name="Default">
      <style:table-cell-properties fo:background-color="#00ff00"/>
    </style:style>
    <style:style style:name="Excel_5f_CondFormat_5f_1_5f_7_5f_3_20_68" style:display-name="Excel_CondFormat_1_7_3 68" style:family="table-cell" style:parent-style-name="Default"/>
    <style:style style:name="Excel_5f_CondFormat_5f_1_5f_8_5f_1_20_142" style:display-name="Excel_CondFormat_1_8_1 142" style:family="table-cell" style:parent-style-name="Default">
      <style:table-cell-properties fo:background-color="#00ff00"/>
    </style:style>
    <style:style style:name="Excel_5f_CondFormat_5f_1_5f_9_5f_1_20_142" style:display-name="Excel_CondFormat_1_9_1 142" style:family="table-cell" style:parent-style-name="Default">
      <style:table-cell-properties fo:background-color="#00ff00"/>
    </style:style>
    <style:style style:name="Excel_5f_CondFormat_5f_1_5f_9_5f_2_20_79" style:display-name="Excel_CondFormat_1_9_2 79" style:family="table-cell" style:parent-style-name="Default">
      <style:table-cell-properties fo:background-color="#ff0000"/>
    </style:style>
    <style:style style:name="Excel_5f_CondFormat_5f_1_5f_10_5f_1_20_93" style:display-name="Excel_CondFormat_1_10_1 93" style:family="table-cell" style:parent-style-name="Default">
      <style:table-cell-properties fo:background-color="#ff0000"/>
    </style:style>
    <style:style style:name="Excel_5f_CondFormat_5f_1_5f_11_5f_1_20_93" style:display-name="Excel_CondFormat_1_11_1 93" style:family="table-cell" style:parent-style-name="Default">
      <style:table-cell-properties fo:background-color="#00ff00"/>
    </style:style>
    <style:style style:name="Excel_5f_CondFormat_5f_1_5f_12_5f_1_20_30" style:display-name="Excel_CondFormat_1_12_1 30" style:family="table-cell" style:parent-style-name="Default">
      <style:table-cell-properties fo:background-color="#00ff00"/>
    </style:style>
    <style:style style:name="Excel_5f_CondFormat_5f_1_5f_1_5f_1_20_143" style:display-name="Excel_CondFormat_1_1_1 143" style:family="table-cell" style:parent-style-name="Default">
      <style:table-cell-properties fo:background-color="#00ff00"/>
    </style:style>
    <style:style style:name="Excel_5f_CondFormat_5f_1_5f_2_5f_1_20_143" style:display-name="Excel_CondFormat_1_2_1 143" style:family="table-cell" style:parent-style-name="Default">
      <style:table-cell-properties fo:background-color="#00ff00"/>
    </style:style>
    <style:style style:name="Excel_5f_CondFormat_5f_1_5f_2_5f_2_20_143" style:display-name="Excel_CondFormat_1_2_2 143" style:family="table-cell" style:parent-style-name="Default">
      <style:table-cell-properties fo:background-color="#ff0000"/>
    </style:style>
    <style:style style:name="Excel_5f_CondFormat_5f_1_5f_3_5f_1_20_143" style:display-name="Excel_CondFormat_1_3_1 143" style:family="table-cell" style:parent-style-name="Default">
      <style:table-cell-properties fo:background-color="#00ff00"/>
    </style:style>
    <style:style style:name="Excel_5f_CondFormat_5f_1_5f_3_5f_2_20_80" style:display-name="Excel_CondFormat_1_3_2 80" style:family="table-cell" style:parent-style-name="Default">
      <style:table-cell-properties fo:background-color="#ff0000"/>
    </style:style>
    <style:style style:name="Excel_5f_CondFormat_5f_1_5f_4_5f_1_20_143" style:display-name="Excel_CondFormat_1_4_1 143" style:family="table-cell" style:parent-style-name="Default">
      <style:table-cell-properties fo:background-color="#00ff00"/>
    </style:style>
    <style:style style:name="Excel_5f_CondFormat_5f_1_5f_4_5f_2_20_143" style:display-name="Excel_CondFormat_1_4_2 143" style:family="table-cell" style:parent-style-name="Default">
      <style:table-cell-properties fo:background-color="#ff0000"/>
    </style:style>
    <style:style style:name="Excel_5f_CondFormat_5f_1_5f_5_5f_1_20_143" style:display-name="Excel_CondFormat_1_5_1 143" style:family="table-cell" style:parent-style-name="Default">
      <style:table-cell-properties fo:background-color="#00ff00"/>
    </style:style>
    <style:style style:name="Excel_5f_CondFormat_5f_1_5f_5_5f_2_20_143" style:display-name="Excel_CondFormat_1_5_2 143" style:family="table-cell" style:parent-style-name="Default">
      <style:table-cell-properties fo:background-color="#ff0000"/>
    </style:style>
    <style:style style:name="Excel_5f_CondFormat_5f_1_5f_6_5f_1_20_143" style:display-name="Excel_CondFormat_1_6_1 143" style:family="table-cell" style:parent-style-name="Default">
      <style:table-cell-properties fo:background-color="#00ff00"/>
    </style:style>
    <style:style style:name="Excel_5f_CondFormat_5f_1_5f_7_5f_1_20_143" style:display-name="Excel_CondFormat_1_7_1 143" style:family="table-cell" style:parent-style-name="Default">
      <style:table-cell-properties fo:background-color="#ff0000"/>
    </style:style>
    <style:style style:name="Excel_5f_CondFormat_5f_1_5f_7_5f_2_20_69" style:display-name="Excel_CondFormat_1_7_2 69" style:family="table-cell" style:parent-style-name="Default">
      <style:table-cell-properties fo:background-color="#00ff00"/>
    </style:style>
    <style:style style:name="Excel_5f_CondFormat_5f_1_5f_7_5f_3_20_69" style:display-name="Excel_CondFormat_1_7_3 69" style:family="table-cell" style:parent-style-name="Default"/>
    <style:style style:name="Excel_5f_CondFormat_5f_1_5f_8_5f_1_20_143" style:display-name="Excel_CondFormat_1_8_1 143" style:family="table-cell" style:parent-style-name="Default">
      <style:table-cell-properties fo:background-color="#00ff00"/>
    </style:style>
    <style:style style:name="Excel_5f_CondFormat_5f_1_5f_9_5f_1_20_143" style:display-name="Excel_CondFormat_1_9_1 143" style:family="table-cell" style:parent-style-name="Default">
      <style:table-cell-properties fo:background-color="#00ff00"/>
    </style:style>
    <style:style style:name="Excel_5f_CondFormat_5f_1_5f_9_5f_2_20_80" style:display-name="Excel_CondFormat_1_9_2 80" style:family="table-cell" style:parent-style-name="Default">
      <style:table-cell-properties fo:background-color="#ff0000"/>
    </style:style>
    <style:style style:name="Excel_5f_CondFormat_5f_1_5f_10_5f_1_20_94" style:display-name="Excel_CondFormat_1_10_1 94" style:family="table-cell" style:parent-style-name="Default">
      <style:table-cell-properties fo:background-color="#ff0000"/>
    </style:style>
    <style:style style:name="Excel_5f_CondFormat_5f_1_5f_11_5f_1_20_94" style:display-name="Excel_CondFormat_1_11_1 94" style:family="table-cell" style:parent-style-name="Default">
      <style:table-cell-properties fo:background-color="#00ff00"/>
    </style:style>
    <style:style style:name="Excel_5f_CondFormat_5f_1_5f_12_5f_1_20_31" style:display-name="Excel_CondFormat_1_12_1 31" style:family="table-cell" style:parent-style-name="Default">
      <style:table-cell-properties fo:background-color="#00ff00"/>
    </style:style>
    <style:style style:name="Excel_5f_CondFormat_5f_1_5f_1_5f_1_20_144" style:display-name="Excel_CondFormat_1_1_1 144" style:family="table-cell" style:parent-style-name="Default">
      <style:table-cell-properties fo:background-color="#00ff00"/>
    </style:style>
    <style:style style:name="Excel_5f_CondFormat_5f_1_5f_2_5f_1_20_144" style:display-name="Excel_CondFormat_1_2_1 144" style:family="table-cell" style:parent-style-name="Default">
      <style:table-cell-properties fo:background-color="#00ff00"/>
    </style:style>
    <style:style style:name="Excel_5f_CondFormat_5f_1_5f_2_5f_2_20_144" style:display-name="Excel_CondFormat_1_2_2 144" style:family="table-cell" style:parent-style-name="Default">
      <style:table-cell-properties fo:background-color="#ff0000"/>
    </style:style>
    <style:style style:name="Excel_5f_CondFormat_5f_1_5f_3_5f_1_20_144" style:display-name="Excel_CondFormat_1_3_1 144" style:family="table-cell" style:parent-style-name="Default">
      <style:table-cell-properties fo:background-color="#00ff00"/>
    </style:style>
    <style:style style:name="Excel_5f_CondFormat_5f_1_5f_3_5f_2_20_81" style:display-name="Excel_CondFormat_1_3_2 81" style:family="table-cell" style:parent-style-name="Default">
      <style:table-cell-properties fo:background-color="#ff0000"/>
    </style:style>
    <style:style style:name="Excel_5f_CondFormat_5f_1_5f_4_5f_1_20_144" style:display-name="Excel_CondFormat_1_4_1 144" style:family="table-cell" style:parent-style-name="Default">
      <style:table-cell-properties fo:background-color="#00ff00"/>
    </style:style>
    <style:style style:name="Excel_5f_CondFormat_5f_1_5f_4_5f_2_20_144" style:display-name="Excel_CondFormat_1_4_2 144" style:family="table-cell" style:parent-style-name="Default">
      <style:table-cell-properties fo:background-color="#ff0000"/>
    </style:style>
    <style:style style:name="Excel_5f_CondFormat_5f_1_5f_5_5f_1_20_144" style:display-name="Excel_CondFormat_1_5_1 144" style:family="table-cell" style:parent-style-name="Default">
      <style:table-cell-properties fo:background-color="#00ff00"/>
    </style:style>
    <style:style style:name="Excel_5f_CondFormat_5f_1_5f_5_5f_2_20_144" style:display-name="Excel_CondFormat_1_5_2 144" style:family="table-cell" style:parent-style-name="Default">
      <style:table-cell-properties fo:background-color="#ff0000"/>
    </style:style>
    <style:style style:name="Excel_5f_CondFormat_5f_1_5f_6_5f_1_20_144" style:display-name="Excel_CondFormat_1_6_1 144" style:family="table-cell" style:parent-style-name="Default">
      <style:table-cell-properties fo:background-color="#00ff00"/>
    </style:style>
    <style:style style:name="Excel_5f_CondFormat_5f_1_5f_7_5f_1_20_144" style:display-name="Excel_CondFormat_1_7_1 144" style:family="table-cell" style:parent-style-name="Default">
      <style:table-cell-properties fo:background-color="#ff0000"/>
    </style:style>
    <style:style style:name="Excel_5f_CondFormat_5f_1_5f_7_5f_2_20_70" style:display-name="Excel_CondFormat_1_7_2 70" style:family="table-cell" style:parent-style-name="Default">
      <style:table-cell-properties fo:background-color="#00ff00"/>
    </style:style>
    <style:style style:name="Excel_5f_CondFormat_5f_1_5f_7_5f_3_20_70" style:display-name="Excel_CondFormat_1_7_3 70" style:family="table-cell" style:parent-style-name="Default"/>
    <style:style style:name="Excel_5f_CondFormat_5f_1_5f_8_5f_1_20_144" style:display-name="Excel_CondFormat_1_8_1 144" style:family="table-cell" style:parent-style-name="Default">
      <style:table-cell-properties fo:background-color="#00ff00"/>
    </style:style>
    <style:style style:name="Excel_5f_CondFormat_5f_1_5f_9_5f_1_20_144" style:display-name="Excel_CondFormat_1_9_1 144" style:family="table-cell" style:parent-style-name="Default">
      <style:table-cell-properties fo:background-color="#00ff00"/>
    </style:style>
    <style:style style:name="Excel_5f_CondFormat_5f_1_5f_9_5f_2_20_81" style:display-name="Excel_CondFormat_1_9_2 81" style:family="table-cell" style:parent-style-name="Default">
      <style:table-cell-properties fo:background-color="#ff0000"/>
    </style:style>
    <style:style style:name="Excel_5f_CondFormat_5f_1_5f_10_5f_1_20_95" style:display-name="Excel_CondFormat_1_10_1 95" style:family="table-cell" style:parent-style-name="Default">
      <style:table-cell-properties fo:background-color="#ff0000"/>
    </style:style>
    <style:style style:name="Excel_5f_CondFormat_5f_1_5f_11_5f_1_20_95" style:display-name="Excel_CondFormat_1_11_1 95" style:family="table-cell" style:parent-style-name="Default">
      <style:table-cell-properties fo:background-color="#00ff00"/>
    </style:style>
    <style:style style:name="Excel_5f_CondFormat_5f_1_5f_12_5f_1_20_32" style:display-name="Excel_CondFormat_1_12_1 32" style:family="table-cell" style:parent-style-name="Default">
      <style:table-cell-properties fo:background-color="#00ff00"/>
    </style:style>
    <style:style style:name="Excel_5f_CondFormat_5f_1_5f_1_5f_1_20_145" style:display-name="Excel_CondFormat_1_1_1 145" style:family="table-cell" style:parent-style-name="Default">
      <style:table-cell-properties fo:background-color="#00ff00"/>
    </style:style>
    <style:style style:name="Excel_5f_CondFormat_5f_1_5f_2_5f_1_20_145" style:display-name="Excel_CondFormat_1_2_1 145" style:family="table-cell" style:parent-style-name="Default">
      <style:table-cell-properties fo:background-color="#00ff00"/>
    </style:style>
    <style:style style:name="Excel_5f_CondFormat_5f_1_5f_2_5f_2_20_145" style:display-name="Excel_CondFormat_1_2_2 145" style:family="table-cell" style:parent-style-name="Default">
      <style:table-cell-properties fo:background-color="#ff0000"/>
    </style:style>
    <style:style style:name="Excel_5f_CondFormat_5f_1_5f_3_5f_1_20_145" style:display-name="Excel_CondFormat_1_3_1 145" style:family="table-cell" style:parent-style-name="Default">
      <style:table-cell-properties fo:background-color="#00ff00"/>
    </style:style>
    <style:style style:name="Excel_5f_CondFormat_5f_1_5f_3_5f_2_20_82" style:display-name="Excel_CondFormat_1_3_2 82" style:family="table-cell" style:parent-style-name="Default">
      <style:table-cell-properties fo:background-color="#ff0000"/>
    </style:style>
    <style:style style:name="Excel_5f_CondFormat_5f_1_5f_4_5f_1_20_145" style:display-name="Excel_CondFormat_1_4_1 145" style:family="table-cell" style:parent-style-name="Default">
      <style:table-cell-properties fo:background-color="#00ff00"/>
    </style:style>
    <style:style style:name="Excel_5f_CondFormat_5f_1_5f_4_5f_2_20_145" style:display-name="Excel_CondFormat_1_4_2 145" style:family="table-cell" style:parent-style-name="Default">
      <style:table-cell-properties fo:background-color="#ff0000"/>
    </style:style>
    <style:style style:name="Excel_5f_CondFormat_5f_1_5f_5_5f_1_20_145" style:display-name="Excel_CondFormat_1_5_1 145" style:family="table-cell" style:parent-style-name="Default">
      <style:table-cell-properties fo:background-color="#00ff00"/>
    </style:style>
    <style:style style:name="Excel_5f_CondFormat_5f_1_5f_5_5f_2_20_145" style:display-name="Excel_CondFormat_1_5_2 145" style:family="table-cell" style:parent-style-name="Default">
      <style:table-cell-properties fo:background-color="#ff0000"/>
    </style:style>
    <style:style style:name="Excel_5f_CondFormat_5f_1_5f_6_5f_1_20_145" style:display-name="Excel_CondFormat_1_6_1 145" style:family="table-cell" style:parent-style-name="Default">
      <style:table-cell-properties fo:background-color="#00ff00"/>
    </style:style>
    <style:style style:name="Excel_5f_CondFormat_5f_1_5f_7_5f_1_20_145" style:display-name="Excel_CondFormat_1_7_1 145" style:family="table-cell" style:parent-style-name="Default">
      <style:table-cell-properties fo:background-color="#ff0000"/>
    </style:style>
    <style:style style:name="Excel_5f_CondFormat_5f_1_5f_7_5f_2_20_71" style:display-name="Excel_CondFormat_1_7_2 71" style:family="table-cell" style:parent-style-name="Default">
      <style:table-cell-properties fo:background-color="#00ff00"/>
    </style:style>
    <style:style style:name="Excel_5f_CondFormat_5f_1_5f_7_5f_3_20_71" style:display-name="Excel_CondFormat_1_7_3 71" style:family="table-cell" style:parent-style-name="Default"/>
    <style:style style:name="Excel_5f_CondFormat_5f_1_5f_8_5f_1_20_145" style:display-name="Excel_CondFormat_1_8_1 145" style:family="table-cell" style:parent-style-name="Default">
      <style:table-cell-properties fo:background-color="#00ff00"/>
    </style:style>
    <style:style style:name="Excel_5f_CondFormat_5f_1_5f_9_5f_1_20_145" style:display-name="Excel_CondFormat_1_9_1 145" style:family="table-cell" style:parent-style-name="Default">
      <style:table-cell-properties fo:background-color="#00ff00"/>
    </style:style>
    <style:style style:name="Excel_5f_CondFormat_5f_1_5f_9_5f_2_20_82" style:display-name="Excel_CondFormat_1_9_2 82" style:family="table-cell" style:parent-style-name="Default">
      <style:table-cell-properties fo:background-color="#ff0000"/>
    </style:style>
    <style:style style:name="Excel_5f_CondFormat_5f_1_5f_10_5f_1_20_96" style:display-name="Excel_CondFormat_1_10_1 96" style:family="table-cell" style:parent-style-name="Default">
      <style:table-cell-properties fo:background-color="#ff0000"/>
    </style:style>
    <style:style style:name="Excel_5f_CondFormat_5f_1_5f_11_5f_1_20_96" style:display-name="Excel_CondFormat_1_11_1 96" style:family="table-cell" style:parent-style-name="Default">
      <style:table-cell-properties fo:background-color="#00ff00"/>
    </style:style>
    <style:style style:name="Excel_5f_CondFormat_5f_1_5f_12_5f_1_20_33" style:display-name="Excel_CondFormat_1_12_1 33" style:family="table-cell" style:parent-style-name="Default">
      <style:table-cell-properties fo:background-color="#00ff00"/>
    </style:style>
    <style:style style:name="Excel_5f_CondFormat_5f_1_5f_1_5f_1_20_146" style:display-name="Excel_CondFormat_1_1_1 146" style:family="table-cell" style:parent-style-name="Default">
      <style:table-cell-properties fo:background-color="#00ff00"/>
    </style:style>
    <style:style style:name="Excel_5f_CondFormat_5f_1_5f_2_5f_1_20_146" style:display-name="Excel_CondFormat_1_2_1 146" style:family="table-cell" style:parent-style-name="Default">
      <style:table-cell-properties fo:background-color="#00ff00"/>
    </style:style>
    <style:style style:name="Excel_5f_CondFormat_5f_1_5f_2_5f_2_20_146" style:display-name="Excel_CondFormat_1_2_2 146" style:family="table-cell" style:parent-style-name="Default">
      <style:table-cell-properties fo:background-color="#ff0000"/>
    </style:style>
    <style:style style:name="Excel_5f_CondFormat_5f_1_5f_3_5f_1_20_146" style:display-name="Excel_CondFormat_1_3_1 146" style:family="table-cell" style:parent-style-name="Default">
      <style:table-cell-properties fo:background-color="#00ff00"/>
    </style:style>
    <style:style style:name="Excel_5f_CondFormat_5f_1_5f_3_5f_2_20_83" style:display-name="Excel_CondFormat_1_3_2 83" style:family="table-cell" style:parent-style-name="Default">
      <style:table-cell-properties fo:background-color="#ff0000"/>
    </style:style>
    <style:style style:name="Excel_5f_CondFormat_5f_1_5f_4_5f_1_20_146" style:display-name="Excel_CondFormat_1_4_1 146" style:family="table-cell" style:parent-style-name="Default">
      <style:table-cell-properties fo:background-color="#00ff00"/>
    </style:style>
    <style:style style:name="Excel_5f_CondFormat_5f_1_5f_4_5f_2_20_146" style:display-name="Excel_CondFormat_1_4_2 146" style:family="table-cell" style:parent-style-name="Default">
      <style:table-cell-properties fo:background-color="#ff0000"/>
    </style:style>
    <style:style style:name="Excel_5f_CondFormat_5f_1_5f_5_5f_1_20_146" style:display-name="Excel_CondFormat_1_5_1 146" style:family="table-cell" style:parent-style-name="Default">
      <style:table-cell-properties fo:background-color="#00ff00"/>
    </style:style>
    <style:style style:name="Excel_5f_CondFormat_5f_1_5f_5_5f_2_20_146" style:display-name="Excel_CondFormat_1_5_2 146" style:family="table-cell" style:parent-style-name="Default">
      <style:table-cell-properties fo:background-color="#ff0000"/>
    </style:style>
    <style:style style:name="Excel_5f_CondFormat_5f_1_5f_6_5f_1_20_146" style:display-name="Excel_CondFormat_1_6_1 146" style:family="table-cell" style:parent-style-name="Default">
      <style:table-cell-properties fo:background-color="#00ff00"/>
    </style:style>
    <style:style style:name="Excel_5f_CondFormat_5f_1_5f_7_5f_1_20_146" style:display-name="Excel_CondFormat_1_7_1 146" style:family="table-cell" style:parent-style-name="Default">
      <style:table-cell-properties fo:background-color="#ff0000"/>
    </style:style>
    <style:style style:name="Excel_5f_CondFormat_5f_1_5f_7_5f_2_20_72" style:display-name="Excel_CondFormat_1_7_2 72" style:family="table-cell" style:parent-style-name="Default">
      <style:table-cell-properties fo:background-color="#00ff00"/>
    </style:style>
    <style:style style:name="Excel_5f_CondFormat_5f_1_5f_7_5f_3_20_72" style:display-name="Excel_CondFormat_1_7_3 72" style:family="table-cell" style:parent-style-name="Default"/>
    <style:style style:name="Excel_5f_CondFormat_5f_1_5f_8_5f_1_20_146" style:display-name="Excel_CondFormat_1_8_1 146" style:family="table-cell" style:parent-style-name="Default">
      <style:table-cell-properties fo:background-color="#00ff00"/>
    </style:style>
    <style:style style:name="Excel_5f_CondFormat_5f_1_5f_9_5f_1_20_146" style:display-name="Excel_CondFormat_1_9_1 146" style:family="table-cell" style:parent-style-name="Default">
      <style:table-cell-properties fo:background-color="#00ff00"/>
    </style:style>
    <style:style style:name="Excel_5f_CondFormat_5f_1_5f_9_5f_2" style:display-name="Excel_CondFormat_1_9_2" style:family="table-cell" style:parent-style-name="Default">
      <style:table-cell-properties fo:background-color="#ff0000"/>
    </style:style>
    <style:style style:name="Excel_5f_CondFormat_5f_1_5f_10_5f_1" style:display-name="Excel_CondFormat_1_10_1" style:family="table-cell" style:parent-style-name="Default">
      <style:table-cell-properties fo:background-color="#ff0000"/>
    </style:style>
    <style:style style:name="Excel_5f_CondFormat_5f_1_5f_11_5f_1" style:display-name="Excel_CondFormat_1_11_1" style:family="table-cell" style:parent-style-name="Default">
      <style:table-cell-properties fo:background-color="#00ff00"/>
    </style:style>
    <style:style style:name="Excel_5f_CondFormat_5f_1_5f_12_5f_1" style:display-name="Excel_CondFormat_1_12_1" style:family="table-cell" style:parent-style-name="Default">
      <style:table-cell-properties fo:background-color="#00ff00"/>
    </style:style>
    <style:style style:name="Excel_5f_CondFormat_5f_1_5f_1_5f_1_20_147" style:display-name="Excel_CondFormat_1_1_1 147" style:family="table-cell" style:parent-style-name="Default">
      <style:table-cell-properties fo:background-color="#00ff00"/>
    </style:style>
    <style:style style:name="Excel_5f_CondFormat_5f_1_5f_2_5f_1_20_147" style:display-name="Excel_CondFormat_1_2_1 147" style:family="table-cell" style:parent-style-name="Default">
      <style:table-cell-properties fo:background-color="#00ff00"/>
    </style:style>
    <style:style style:name="Excel_5f_CondFormat_5f_1_5f_2_5f_2_20_147" style:display-name="Excel_CondFormat_1_2_2 147" style:family="table-cell" style:parent-style-name="Default">
      <style:table-cell-properties fo:background-color="#ff0000"/>
    </style:style>
    <style:style style:name="Excel_5f_CondFormat_5f_1_5f_3_5f_1_20_147" style:display-name="Excel_CondFormat_1_3_1 147" style:family="table-cell" style:parent-style-name="Default">
      <style:table-cell-properties fo:background-color="#00ff00"/>
    </style:style>
    <style:style style:name="Excel_5f_CondFormat_5f_1_5f_3_5f_2_20_84" style:display-name="Excel_CondFormat_1_3_2 84" style:family="table-cell" style:parent-style-name="Default">
      <style:table-cell-properties fo:background-color="#ff0000"/>
    </style:style>
    <style:style style:name="Excel_5f_CondFormat_5f_1_5f_4_5f_1_20_147" style:display-name="Excel_CondFormat_1_4_1 147" style:family="table-cell" style:parent-style-name="Default">
      <style:table-cell-properties fo:background-color="#00ff00"/>
    </style:style>
    <style:style style:name="Excel_5f_CondFormat_5f_1_5f_4_5f_2_20_147" style:display-name="Excel_CondFormat_1_4_2 147" style:family="table-cell" style:parent-style-name="Default">
      <style:table-cell-properties fo:background-color="#ff0000"/>
    </style:style>
    <style:style style:name="Excel_5f_CondFormat_5f_1_5f_5_5f_1_20_147" style:display-name="Excel_CondFormat_1_5_1 147" style:family="table-cell" style:parent-style-name="Default">
      <style:table-cell-properties fo:background-color="#00ff00"/>
    </style:style>
    <style:style style:name="Excel_5f_CondFormat_5f_1_5f_5_5f_2_20_147" style:display-name="Excel_CondFormat_1_5_2 147" style:family="table-cell" style:parent-style-name="Default">
      <style:table-cell-properties fo:background-color="#ff0000"/>
    </style:style>
    <style:style style:name="Excel_5f_CondFormat_5f_1_5f_6_5f_1_20_147" style:display-name="Excel_CondFormat_1_6_1 147" style:family="table-cell" style:parent-style-name="Default">
      <style:table-cell-properties fo:background-color="#00ff00"/>
    </style:style>
    <style:style style:name="Excel_5f_CondFormat_5f_1_5f_7_5f_1_20_147" style:display-name="Excel_CondFormat_1_7_1 147" style:family="table-cell" style:parent-style-name="Default">
      <style:table-cell-properties fo:background-color="#ff0000"/>
    </style:style>
    <style:style style:name="Excel_5f_CondFormat_5f_1_5f_7_5f_2_20_73" style:display-name="Excel_CondFormat_1_7_2 73" style:family="table-cell" style:parent-style-name="Default">
      <style:table-cell-properties fo:background-color="#00ff00"/>
    </style:style>
    <style:style style:name="Excel_5f_CondFormat_5f_1_5f_7_5f_3_20_73" style:display-name="Excel_CondFormat_1_7_3 73" style:family="table-cell" style:parent-style-name="Default"/>
    <style:style style:name="Excel_5f_CondFormat_5f_1_5f_8_5f_1_20_147" style:display-name="Excel_CondFormat_1_8_1 147" style:family="table-cell" style:parent-style-name="Default">
      <style:table-cell-properties fo:background-color="#00ff00"/>
    </style:style>
    <style:style style:name="Excel_5f_CondFormat_5f_1_5f_8_5f_2_20_65" style:display-name="Excel_CondFormat_1_8_2 65" style:family="table-cell" style:parent-style-name="Default">
      <style:table-cell-properties fo:background-color="#ff0000"/>
    </style:style>
    <style:style style:name="Excel_5f_CondFormat_5f_1_5f_9_5f_1_20_147" style:display-name="Excel_CondFormat_1_9_1 147" style:family="table-cell" style:parent-style-name="Default">
      <style:table-cell-properties fo:background-color="#ff0000"/>
    </style:style>
    <style:style style:name="Excel_5f_CondFormat_5f_1_5f_1_5f_1_20_148" style:display-name="Excel_CondFormat_1_1_1 148" style:family="table-cell" style:parent-style-name="Default">
      <style:table-cell-properties fo:background-color="#00ff00"/>
    </style:style>
    <style:style style:name="Excel_5f_CondFormat_5f_1_5f_2_5f_1_20_148" style:display-name="Excel_CondFormat_1_2_1 148" style:family="table-cell" style:parent-style-name="Default">
      <style:table-cell-properties fo:background-color="#00ff00"/>
    </style:style>
    <style:style style:name="Excel_5f_CondFormat_5f_1_5f_2_5f_2_20_148" style:display-name="Excel_CondFormat_1_2_2 148" style:family="table-cell" style:parent-style-name="Default">
      <style:table-cell-properties fo:background-color="#ff0000"/>
    </style:style>
    <style:style style:name="Excel_5f_CondFormat_5f_1_5f_3_5f_1_20_148" style:display-name="Excel_CondFormat_1_3_1 148" style:family="table-cell" style:parent-style-name="Default">
      <style:table-cell-properties fo:background-color="#00ff00"/>
    </style:style>
    <style:style style:name="Excel_5f_CondFormat_5f_1_5f_3_5f_2_20_85" style:display-name="Excel_CondFormat_1_3_2 85" style:family="table-cell" style:parent-style-name="Default">
      <style:table-cell-properties fo:background-color="#ff0000"/>
    </style:style>
    <style:style style:name="Excel_5f_CondFormat_5f_1_5f_4_5f_1_20_148" style:display-name="Excel_CondFormat_1_4_1 148" style:family="table-cell" style:parent-style-name="Default">
      <style:table-cell-properties fo:background-color="#00ff00"/>
    </style:style>
    <style:style style:name="Excel_5f_CondFormat_5f_1_5f_4_5f_2_20_148" style:display-name="Excel_CondFormat_1_4_2 148" style:family="table-cell" style:parent-style-name="Default">
      <style:table-cell-properties fo:background-color="#ff0000"/>
    </style:style>
    <style:style style:name="Excel_5f_CondFormat_5f_1_5f_5_5f_1_20_148" style:display-name="Excel_CondFormat_1_5_1 148" style:family="table-cell" style:parent-style-name="Default">
      <style:table-cell-properties fo:background-color="#00ff00"/>
    </style:style>
    <style:style style:name="Excel_5f_CondFormat_5f_1_5f_5_5f_2_20_148" style:display-name="Excel_CondFormat_1_5_2 148" style:family="table-cell" style:parent-style-name="Default">
      <style:table-cell-properties fo:background-color="#ff0000"/>
    </style:style>
    <style:style style:name="Excel_5f_CondFormat_5f_1_5f_6_5f_1_20_148" style:display-name="Excel_CondFormat_1_6_1 148" style:family="table-cell" style:parent-style-name="Default">
      <style:table-cell-properties fo:background-color="#00ff00"/>
    </style:style>
    <style:style style:name="Excel_5f_CondFormat_5f_1_5f_7_5f_1_20_148" style:display-name="Excel_CondFormat_1_7_1 148" style:family="table-cell" style:parent-style-name="Default">
      <style:table-cell-properties fo:background-color="#ff0000"/>
    </style:style>
    <style:style style:name="Excel_5f_CondFormat_5f_1_5f_7_5f_2_20_74" style:display-name="Excel_CondFormat_1_7_2 74" style:family="table-cell" style:parent-style-name="Default">
      <style:table-cell-properties fo:background-color="#00ff00"/>
    </style:style>
    <style:style style:name="Excel_5f_CondFormat_5f_1_5f_7_5f_3_20_74" style:display-name="Excel_CondFormat_1_7_3 74" style:family="table-cell" style:parent-style-name="Default"/>
    <style:style style:name="Excel_5f_CondFormat_5f_1_5f_8_5f_1_20_148" style:display-name="Excel_CondFormat_1_8_1 148" style:family="table-cell" style:parent-style-name="Default">
      <style:table-cell-properties fo:background-color="#00ff00"/>
    </style:style>
    <style:style style:name="Excel_5f_CondFormat_5f_1_5f_8_5f_2_20_66" style:display-name="Excel_CondFormat_1_8_2 66" style:family="table-cell" style:parent-style-name="Default">
      <style:table-cell-properties fo:background-color="#ff0000"/>
    </style:style>
    <style:style style:name="Excel_5f_CondFormat_5f_1_5f_9_5f_1_20_148" style:display-name="Excel_CondFormat_1_9_1 148" style:family="table-cell" style:parent-style-name="Default">
      <style:table-cell-properties fo:background-color="#ff0000"/>
    </style:style>
    <style:style style:name="Excel_5f_CondFormat_5f_1_5f_1_5f_1_20_149" style:display-name="Excel_CondFormat_1_1_1 149" style:family="table-cell" style:parent-style-name="Default">
      <style:table-cell-properties fo:background-color="#00ff00"/>
    </style:style>
    <style:style style:name="Excel_5f_CondFormat_5f_1_5f_2_5f_1_20_149" style:display-name="Excel_CondFormat_1_2_1 149" style:family="table-cell" style:parent-style-name="Default">
      <style:table-cell-properties fo:background-color="#00ff00"/>
    </style:style>
    <style:style style:name="Excel_5f_CondFormat_5f_1_5f_2_5f_2_20_149" style:display-name="Excel_CondFormat_1_2_2 149" style:family="table-cell" style:parent-style-name="Default">
      <style:table-cell-properties fo:background-color="#ff0000"/>
    </style:style>
    <style:style style:name="Excel_5f_CondFormat_5f_1_5f_3_5f_1_20_149" style:display-name="Excel_CondFormat_1_3_1 149" style:family="table-cell" style:parent-style-name="Default">
      <style:table-cell-properties fo:background-color="#00ff00"/>
    </style:style>
    <style:style style:name="Excel_5f_CondFormat_5f_1_5f_3_5f_2_20_86" style:display-name="Excel_CondFormat_1_3_2 86" style:family="table-cell" style:parent-style-name="Default">
      <style:table-cell-properties fo:background-color="#ff0000"/>
    </style:style>
    <style:style style:name="Excel_5f_CondFormat_5f_1_5f_4_5f_1_20_149" style:display-name="Excel_CondFormat_1_4_1 149" style:family="table-cell" style:parent-style-name="Default">
      <style:table-cell-properties fo:background-color="#00ff00"/>
    </style:style>
    <style:style style:name="Excel_5f_CondFormat_5f_1_5f_4_5f_2_20_149" style:display-name="Excel_CondFormat_1_4_2 149" style:family="table-cell" style:parent-style-name="Default">
      <style:table-cell-properties fo:background-color="#ff0000"/>
    </style:style>
    <style:style style:name="Excel_5f_CondFormat_5f_1_5f_5_5f_1_20_149" style:display-name="Excel_CondFormat_1_5_1 149" style:family="table-cell" style:parent-style-name="Default">
      <style:table-cell-properties fo:background-color="#00ff00"/>
    </style:style>
    <style:style style:name="Excel_5f_CondFormat_5f_1_5f_5_5f_2_20_149" style:display-name="Excel_CondFormat_1_5_2 149" style:family="table-cell" style:parent-style-name="Default">
      <style:table-cell-properties fo:background-color="#ff0000"/>
    </style:style>
    <style:style style:name="Excel_5f_CondFormat_5f_1_5f_6_5f_1_20_149" style:display-name="Excel_CondFormat_1_6_1 149" style:family="table-cell" style:parent-style-name="Default">
      <style:table-cell-properties fo:background-color="#00ff00"/>
    </style:style>
    <style:style style:name="Excel_5f_CondFormat_5f_1_5f_7_5f_1_20_149" style:display-name="Excel_CondFormat_1_7_1 149" style:family="table-cell" style:parent-style-name="Default">
      <style:table-cell-properties fo:background-color="#ff0000"/>
    </style:style>
    <style:style style:name="Excel_5f_CondFormat_5f_1_5f_7_5f_2_20_75" style:display-name="Excel_CondFormat_1_7_2 75" style:family="table-cell" style:parent-style-name="Default">
      <style:table-cell-properties fo:background-color="#00ff00"/>
    </style:style>
    <style:style style:name="Excel_5f_CondFormat_5f_1_5f_7_5f_3_20_75" style:display-name="Excel_CondFormat_1_7_3 75" style:family="table-cell" style:parent-style-name="Default"/>
    <style:style style:name="Excel_5f_CondFormat_5f_1_5f_8_5f_1_20_149" style:display-name="Excel_CondFormat_1_8_1 149" style:family="table-cell" style:parent-style-name="Default">
      <style:table-cell-properties fo:background-color="#00ff00"/>
    </style:style>
    <style:style style:name="Excel_5f_CondFormat_5f_1_5f_8_5f_2_20_67" style:display-name="Excel_CondFormat_1_8_2 67" style:family="table-cell" style:parent-style-name="Default">
      <style:table-cell-properties fo:background-color="#ff0000"/>
    </style:style>
    <style:style style:name="Excel_5f_CondFormat_5f_1_5f_9_5f_1_20_149" style:display-name="Excel_CondFormat_1_9_1 149" style:family="table-cell" style:parent-style-name="Default">
      <style:table-cell-properties fo:background-color="#ff0000"/>
    </style:style>
    <style:style style:name="Excel_5f_CondFormat_5f_1_5f_1_5f_1_20_150" style:display-name="Excel_CondFormat_1_1_1 150" style:family="table-cell" style:parent-style-name="Default">
      <style:table-cell-properties fo:background-color="#00ff00"/>
    </style:style>
    <style:style style:name="Excel_5f_CondFormat_5f_1_5f_2_5f_1_20_150" style:display-name="Excel_CondFormat_1_2_1 150" style:family="table-cell" style:parent-style-name="Default">
      <style:table-cell-properties fo:background-color="#00ff00"/>
    </style:style>
    <style:style style:name="Excel_5f_CondFormat_5f_1_5f_2_5f_2_20_150" style:display-name="Excel_CondFormat_1_2_2 150" style:family="table-cell" style:parent-style-name="Default">
      <style:table-cell-properties fo:background-color="#ff0000"/>
    </style:style>
    <style:style style:name="Excel_5f_CondFormat_5f_1_5f_3_5f_1_20_150" style:display-name="Excel_CondFormat_1_3_1 150" style:family="table-cell" style:parent-style-name="Default">
      <style:table-cell-properties fo:background-color="#00ff00"/>
    </style:style>
    <style:style style:name="Excel_5f_CondFormat_5f_1_5f_3_5f_2_20_87" style:display-name="Excel_CondFormat_1_3_2 87" style:family="table-cell" style:parent-style-name="Default">
      <style:table-cell-properties fo:background-color="#ff0000"/>
    </style:style>
    <style:style style:name="Excel_5f_CondFormat_5f_1_5f_4_5f_1_20_150" style:display-name="Excel_CondFormat_1_4_1 150" style:family="table-cell" style:parent-style-name="Default">
      <style:table-cell-properties fo:background-color="#00ff00"/>
    </style:style>
    <style:style style:name="Excel_5f_CondFormat_5f_1_5f_4_5f_2_20_150" style:display-name="Excel_CondFormat_1_4_2 150" style:family="table-cell" style:parent-style-name="Default">
      <style:table-cell-properties fo:background-color="#ff0000"/>
    </style:style>
    <style:style style:name="Excel_5f_CondFormat_5f_1_5f_5_5f_1_20_150" style:display-name="Excel_CondFormat_1_5_1 150" style:family="table-cell" style:parent-style-name="Default">
      <style:table-cell-properties fo:background-color="#00ff00"/>
    </style:style>
    <style:style style:name="Excel_5f_CondFormat_5f_1_5f_5_5f_2_20_150" style:display-name="Excel_CondFormat_1_5_2 150" style:family="table-cell" style:parent-style-name="Default">
      <style:table-cell-properties fo:background-color="#ff0000"/>
    </style:style>
    <style:style style:name="Excel_5f_CondFormat_5f_1_5f_6_5f_1_20_150" style:display-name="Excel_CondFormat_1_6_1 150" style:family="table-cell" style:parent-style-name="Default">
      <style:table-cell-properties fo:background-color="#00ff00"/>
    </style:style>
    <style:style style:name="Excel_5f_CondFormat_5f_1_5f_7_5f_1_20_150" style:display-name="Excel_CondFormat_1_7_1 150" style:family="table-cell" style:parent-style-name="Default">
      <style:table-cell-properties fo:background-color="#ff0000"/>
    </style:style>
    <style:style style:name="Excel_5f_CondFormat_5f_1_5f_7_5f_2_20_76" style:display-name="Excel_CondFormat_1_7_2 76" style:family="table-cell" style:parent-style-name="Default">
      <style:table-cell-properties fo:background-color="#00ff00"/>
    </style:style>
    <style:style style:name="Excel_5f_CondFormat_5f_1_5f_7_5f_3_20_76" style:display-name="Excel_CondFormat_1_7_3 76" style:family="table-cell" style:parent-style-name="Default"/>
    <style:style style:name="Excel_5f_CondFormat_5f_1_5f_8_5f_1_20_150" style:display-name="Excel_CondFormat_1_8_1 150" style:family="table-cell" style:parent-style-name="Default">
      <style:table-cell-properties fo:background-color="#00ff00"/>
    </style:style>
    <style:style style:name="Excel_5f_CondFormat_5f_1_5f_8_5f_2_20_68" style:display-name="Excel_CondFormat_1_8_2 68" style:family="table-cell" style:parent-style-name="Default">
      <style:table-cell-properties fo:background-color="#ff0000"/>
    </style:style>
    <style:style style:name="Excel_5f_CondFormat_5f_1_5f_9_5f_1_20_150" style:display-name="Excel_CondFormat_1_9_1 150" style:family="table-cell" style:parent-style-name="Default">
      <style:table-cell-properties fo:background-color="#ff0000"/>
    </style:style>
    <style:style style:name="Excel_5f_CondFormat_5f_1_5f_1_5f_1_20_151" style:display-name="Excel_CondFormat_1_1_1 151" style:family="table-cell" style:parent-style-name="Default">
      <style:table-cell-properties fo:background-color="#00ff00"/>
    </style:style>
    <style:style style:name="Excel_5f_CondFormat_5f_1_5f_2_5f_1_20_151" style:display-name="Excel_CondFormat_1_2_1 151" style:family="table-cell" style:parent-style-name="Default">
      <style:table-cell-properties fo:background-color="#00ff00"/>
    </style:style>
    <style:style style:name="Excel_5f_CondFormat_5f_1_5f_2_5f_2_20_151" style:display-name="Excel_CondFormat_1_2_2 151" style:family="table-cell" style:parent-style-name="Default">
      <style:table-cell-properties fo:background-color="#ff0000"/>
    </style:style>
    <style:style style:name="Excel_5f_CondFormat_5f_1_5f_3_5f_1_20_151" style:display-name="Excel_CondFormat_1_3_1 151" style:family="table-cell" style:parent-style-name="Default">
      <style:table-cell-properties fo:background-color="#00ff00"/>
    </style:style>
    <style:style style:name="Excel_5f_CondFormat_5f_1_5f_3_5f_2_20_88" style:display-name="Excel_CondFormat_1_3_2 88" style:family="table-cell" style:parent-style-name="Default">
      <style:table-cell-properties fo:background-color="#ff0000"/>
    </style:style>
    <style:style style:name="Excel_5f_CondFormat_5f_1_5f_4_5f_1_20_151" style:display-name="Excel_CondFormat_1_4_1 151" style:family="table-cell" style:parent-style-name="Default">
      <style:table-cell-properties fo:background-color="#00ff00"/>
    </style:style>
    <style:style style:name="Excel_5f_CondFormat_5f_1_5f_4_5f_2_20_151" style:display-name="Excel_CondFormat_1_4_2 151" style:family="table-cell" style:parent-style-name="Default">
      <style:table-cell-properties fo:background-color="#ff0000"/>
    </style:style>
    <style:style style:name="Excel_5f_CondFormat_5f_1_5f_5_5f_1_20_151" style:display-name="Excel_CondFormat_1_5_1 151" style:family="table-cell" style:parent-style-name="Default">
      <style:table-cell-properties fo:background-color="#00ff00"/>
    </style:style>
    <style:style style:name="Excel_5f_CondFormat_5f_1_5f_5_5f_2_20_151" style:display-name="Excel_CondFormat_1_5_2 151" style:family="table-cell" style:parent-style-name="Default">
      <style:table-cell-properties fo:background-color="#ff0000"/>
    </style:style>
    <style:style style:name="Excel_5f_CondFormat_5f_1_5f_6_5f_1_20_151" style:display-name="Excel_CondFormat_1_6_1 151" style:family="table-cell" style:parent-style-name="Default">
      <style:table-cell-properties fo:background-color="#00ff00"/>
    </style:style>
    <style:style style:name="Excel_5f_CondFormat_5f_1_5f_7_5f_1_20_151" style:display-name="Excel_CondFormat_1_7_1 151" style:family="table-cell" style:parent-style-name="Default">
      <style:table-cell-properties fo:background-color="#ff0000"/>
    </style:style>
    <style:style style:name="Excel_5f_CondFormat_5f_1_5f_7_5f_2_20_77" style:display-name="Excel_CondFormat_1_7_2 77" style:family="table-cell" style:parent-style-name="Default">
      <style:table-cell-properties fo:background-color="#00ff00"/>
    </style:style>
    <style:style style:name="Excel_5f_CondFormat_5f_1_5f_7_5f_3_20_77" style:display-name="Excel_CondFormat_1_7_3 77" style:family="table-cell" style:parent-style-name="Default"/>
    <style:style style:name="Excel_5f_CondFormat_5f_1_5f_8_5f_1_20_151" style:display-name="Excel_CondFormat_1_8_1 151" style:family="table-cell" style:parent-style-name="Default">
      <style:table-cell-properties fo:background-color="#00ff00"/>
    </style:style>
    <style:style style:name="Excel_5f_CondFormat_5f_1_5f_8_5f_2_20_69" style:display-name="Excel_CondFormat_1_8_2 69" style:family="table-cell" style:parent-style-name="Default">
      <style:table-cell-properties fo:background-color="#ff0000"/>
    </style:style>
    <style:style style:name="Excel_5f_CondFormat_5f_1_5f_9_5f_1_20_151" style:display-name="Excel_CondFormat_1_9_1 151" style:family="table-cell" style:parent-style-name="Default">
      <style:table-cell-properties fo:background-color="#ff0000"/>
    </style:style>
    <style:style style:name="Excel_5f_CondFormat_5f_1_5f_1_5f_1_20_152" style:display-name="Excel_CondFormat_1_1_1 152" style:family="table-cell" style:parent-style-name="Default">
      <style:table-cell-properties fo:background-color="#00ff00"/>
    </style:style>
    <style:style style:name="Excel_5f_CondFormat_5f_1_5f_2_5f_1_20_152" style:display-name="Excel_CondFormat_1_2_1 152" style:family="table-cell" style:parent-style-name="Default">
      <style:table-cell-properties fo:background-color="#00ff00"/>
    </style:style>
    <style:style style:name="Excel_5f_CondFormat_5f_1_5f_2_5f_2_20_152" style:display-name="Excel_CondFormat_1_2_2 152" style:family="table-cell" style:parent-style-name="Default">
      <style:table-cell-properties fo:background-color="#ff0000"/>
    </style:style>
    <style:style style:name="Excel_5f_CondFormat_5f_1_5f_3_5f_1_20_152" style:display-name="Excel_CondFormat_1_3_1 152" style:family="table-cell" style:parent-style-name="Default">
      <style:table-cell-properties fo:background-color="#00ff00"/>
    </style:style>
    <style:style style:name="Excel_5f_CondFormat_5f_1_5f_3_5f_2_20_89" style:display-name="Excel_CondFormat_1_3_2 89" style:family="table-cell" style:parent-style-name="Default">
      <style:table-cell-properties fo:background-color="#ff0000"/>
    </style:style>
    <style:style style:name="Excel_5f_CondFormat_5f_1_5f_4_5f_1_20_152" style:display-name="Excel_CondFormat_1_4_1 152" style:family="table-cell" style:parent-style-name="Default">
      <style:table-cell-properties fo:background-color="#00ff00"/>
    </style:style>
    <style:style style:name="Excel_5f_CondFormat_5f_1_5f_4_5f_2_20_152" style:display-name="Excel_CondFormat_1_4_2 152" style:family="table-cell" style:parent-style-name="Default">
      <style:table-cell-properties fo:background-color="#ff0000"/>
    </style:style>
    <style:style style:name="Excel_5f_CondFormat_5f_1_5f_5_5f_1_20_152" style:display-name="Excel_CondFormat_1_5_1 152" style:family="table-cell" style:parent-style-name="Default">
      <style:table-cell-properties fo:background-color="#00ff00"/>
    </style:style>
    <style:style style:name="Excel_5f_CondFormat_5f_1_5f_5_5f_2_20_152" style:display-name="Excel_CondFormat_1_5_2 152" style:family="table-cell" style:parent-style-name="Default">
      <style:table-cell-properties fo:background-color="#ff0000"/>
    </style:style>
    <style:style style:name="Excel_5f_CondFormat_5f_1_5f_6_5f_1_20_152" style:display-name="Excel_CondFormat_1_6_1 152" style:family="table-cell" style:parent-style-name="Default">
      <style:table-cell-properties fo:background-color="#00ff00"/>
    </style:style>
    <style:style style:name="Excel_5f_CondFormat_5f_1_5f_7_5f_1_20_152" style:display-name="Excel_CondFormat_1_7_1 152" style:family="table-cell" style:parent-style-name="Default">
      <style:table-cell-properties fo:background-color="#ff0000"/>
    </style:style>
    <style:style style:name="Excel_5f_CondFormat_5f_1_5f_7_5f_2_20_78" style:display-name="Excel_CondFormat_1_7_2 78" style:family="table-cell" style:parent-style-name="Default">
      <style:table-cell-properties fo:background-color="#00ff00"/>
    </style:style>
    <style:style style:name="Excel_5f_CondFormat_5f_1_5f_7_5f_3_20_78" style:display-name="Excel_CondFormat_1_7_3 78" style:family="table-cell" style:parent-style-name="Default"/>
    <style:style style:name="Excel_5f_CondFormat_5f_1_5f_8_5f_1_20_152" style:display-name="Excel_CondFormat_1_8_1 152" style:family="table-cell" style:parent-style-name="Default">
      <style:table-cell-properties fo:background-color="#00ff00"/>
    </style:style>
    <style:style style:name="Excel_5f_CondFormat_5f_1_5f_8_5f_2_20_70" style:display-name="Excel_CondFormat_1_8_2 70" style:family="table-cell" style:parent-style-name="Default">
      <style:table-cell-properties fo:background-color="#ff0000"/>
    </style:style>
    <style:style style:name="Excel_5f_CondFormat_5f_1_5f_9_5f_1_20_152" style:display-name="Excel_CondFormat_1_9_1 152" style:family="table-cell" style:parent-style-name="Default">
      <style:table-cell-properties fo:background-color="#ff0000"/>
    </style:style>
    <style:style style:name="Excel_5f_CondFormat_5f_1_5f_1_5f_1_20_153" style:display-name="Excel_CondFormat_1_1_1 153" style:family="table-cell" style:parent-style-name="Default">
      <style:table-cell-properties fo:background-color="#00ff00"/>
    </style:style>
    <style:style style:name="Excel_5f_CondFormat_5f_1_5f_2_5f_1_20_153" style:display-name="Excel_CondFormat_1_2_1 153" style:family="table-cell" style:parent-style-name="Default">
      <style:table-cell-properties fo:background-color="#00ff00"/>
    </style:style>
    <style:style style:name="Excel_5f_CondFormat_5f_1_5f_2_5f_2_20_153" style:display-name="Excel_CondFormat_1_2_2 153" style:family="table-cell" style:parent-style-name="Default">
      <style:table-cell-properties fo:background-color="#ff0000"/>
    </style:style>
    <style:style style:name="Excel_5f_CondFormat_5f_1_5f_3_5f_1_20_153" style:display-name="Excel_CondFormat_1_3_1 153" style:family="table-cell" style:parent-style-name="Default">
      <style:table-cell-properties fo:background-color="#00ff00"/>
    </style:style>
    <style:style style:name="Excel_5f_CondFormat_5f_1_5f_3_5f_2_20_90" style:display-name="Excel_CondFormat_1_3_2 90" style:family="table-cell" style:parent-style-name="Default">
      <style:table-cell-properties fo:background-color="#ff0000"/>
    </style:style>
    <style:style style:name="Excel_5f_CondFormat_5f_1_5f_4_5f_1_20_153" style:display-name="Excel_CondFormat_1_4_1 153" style:family="table-cell" style:parent-style-name="Default">
      <style:table-cell-properties fo:background-color="#00ff00"/>
    </style:style>
    <style:style style:name="Excel_5f_CondFormat_5f_1_5f_4_5f_2_20_153" style:display-name="Excel_CondFormat_1_4_2 153" style:family="table-cell" style:parent-style-name="Default">
      <style:table-cell-properties fo:background-color="#ff0000"/>
    </style:style>
    <style:style style:name="Excel_5f_CondFormat_5f_1_5f_5_5f_1_20_153" style:display-name="Excel_CondFormat_1_5_1 153" style:family="table-cell" style:parent-style-name="Default">
      <style:table-cell-properties fo:background-color="#00ff00"/>
    </style:style>
    <style:style style:name="Excel_5f_CondFormat_5f_1_5f_5_5f_2_20_153" style:display-name="Excel_CondFormat_1_5_2 153" style:family="table-cell" style:parent-style-name="Default">
      <style:table-cell-properties fo:background-color="#ff0000"/>
    </style:style>
    <style:style style:name="Excel_5f_CondFormat_5f_1_5f_6_5f_1_20_153" style:display-name="Excel_CondFormat_1_6_1 153" style:family="table-cell" style:parent-style-name="Default">
      <style:table-cell-properties fo:background-color="#00ff00"/>
    </style:style>
    <style:style style:name="Excel_5f_CondFormat_5f_1_5f_7_5f_1_20_153" style:display-name="Excel_CondFormat_1_7_1 153" style:family="table-cell" style:parent-style-name="Default">
      <style:table-cell-properties fo:background-color="#ff0000"/>
    </style:style>
    <style:style style:name="Excel_5f_CondFormat_5f_1_5f_7_5f_2_20_79" style:display-name="Excel_CondFormat_1_7_2 79" style:family="table-cell" style:parent-style-name="Default">
      <style:table-cell-properties fo:background-color="#00ff00"/>
    </style:style>
    <style:style style:name="Excel_5f_CondFormat_5f_1_5f_7_5f_3_20_79" style:display-name="Excel_CondFormat_1_7_3 79" style:family="table-cell" style:parent-style-name="Default"/>
    <style:style style:name="Excel_5f_CondFormat_5f_1_5f_8_5f_1_20_153" style:display-name="Excel_CondFormat_1_8_1 153" style:family="table-cell" style:parent-style-name="Default">
      <style:table-cell-properties fo:background-color="#00ff00"/>
    </style:style>
    <style:style style:name="Excel_5f_CondFormat_5f_1_5f_8_5f_2_20_71" style:display-name="Excel_CondFormat_1_8_2 71" style:family="table-cell" style:parent-style-name="Default">
      <style:table-cell-properties fo:background-color="#ff0000"/>
    </style:style>
    <style:style style:name="Excel_5f_CondFormat_5f_1_5f_9_5f_1_20_153" style:display-name="Excel_CondFormat_1_9_1 153" style:family="table-cell" style:parent-style-name="Default">
      <style:table-cell-properties fo:background-color="#ff0000"/>
    </style:style>
    <style:style style:name="Excel_5f_CondFormat_5f_1_5f_1_5f_1_20_154" style:display-name="Excel_CondFormat_1_1_1 154" style:family="table-cell" style:parent-style-name="Default">
      <style:table-cell-properties fo:background-color="#00ff00"/>
    </style:style>
    <style:style style:name="Excel_5f_CondFormat_5f_1_5f_2_5f_1_20_154" style:display-name="Excel_CondFormat_1_2_1 154" style:family="table-cell" style:parent-style-name="Default">
      <style:table-cell-properties fo:background-color="#00ff00"/>
    </style:style>
    <style:style style:name="Excel_5f_CondFormat_5f_1_5f_2_5f_2_20_154" style:display-name="Excel_CondFormat_1_2_2 154" style:family="table-cell" style:parent-style-name="Default">
      <style:table-cell-properties fo:background-color="#ff0000"/>
    </style:style>
    <style:style style:name="Excel_5f_CondFormat_5f_1_5f_3_5f_1_20_154" style:display-name="Excel_CondFormat_1_3_1 154" style:family="table-cell" style:parent-style-name="Default">
      <style:table-cell-properties fo:background-color="#00ff00"/>
    </style:style>
    <style:style style:name="Excel_5f_CondFormat_5f_1_5f_3_5f_2_20_91" style:display-name="Excel_CondFormat_1_3_2 91" style:family="table-cell" style:parent-style-name="Default">
      <style:table-cell-properties fo:background-color="#ff0000"/>
    </style:style>
    <style:style style:name="Excel_5f_CondFormat_5f_1_5f_4_5f_1_20_154" style:display-name="Excel_CondFormat_1_4_1 154" style:family="table-cell" style:parent-style-name="Default">
      <style:table-cell-properties fo:background-color="#00ff00"/>
    </style:style>
    <style:style style:name="Excel_5f_CondFormat_5f_1_5f_4_5f_2_20_154" style:display-name="Excel_CondFormat_1_4_2 154" style:family="table-cell" style:parent-style-name="Default">
      <style:table-cell-properties fo:background-color="#ff0000"/>
    </style:style>
    <style:style style:name="Excel_5f_CondFormat_5f_1_5f_5_5f_1_20_154" style:display-name="Excel_CondFormat_1_5_1 154" style:family="table-cell" style:parent-style-name="Default">
      <style:table-cell-properties fo:background-color="#00ff00"/>
    </style:style>
    <style:style style:name="Excel_5f_CondFormat_5f_1_5f_5_5f_2_20_154" style:display-name="Excel_CondFormat_1_5_2 154" style:family="table-cell" style:parent-style-name="Default">
      <style:table-cell-properties fo:background-color="#ff0000"/>
    </style:style>
    <style:style style:name="Excel_5f_CondFormat_5f_1_5f_6_5f_1_20_154" style:display-name="Excel_CondFormat_1_6_1 154" style:family="table-cell" style:parent-style-name="Default">
      <style:table-cell-properties fo:background-color="#00ff00"/>
    </style:style>
    <style:style style:name="Excel_5f_CondFormat_5f_1_5f_7_5f_1_20_154" style:display-name="Excel_CondFormat_1_7_1 154" style:family="table-cell" style:parent-style-name="Default">
      <style:table-cell-properties fo:background-color="#ff0000"/>
    </style:style>
    <style:style style:name="Excel_5f_CondFormat_5f_1_5f_7_5f_2_20_80" style:display-name="Excel_CondFormat_1_7_2 80" style:family="table-cell" style:parent-style-name="Default">
      <style:table-cell-properties fo:background-color="#00ff00"/>
    </style:style>
    <style:style style:name="Excel_5f_CondFormat_5f_1_5f_7_5f_3_20_80" style:display-name="Excel_CondFormat_1_7_3 80" style:family="table-cell" style:parent-style-name="Default"/>
    <style:style style:name="Excel_5f_CondFormat_5f_1_5f_8_5f_1_20_154" style:display-name="Excel_CondFormat_1_8_1 154" style:family="table-cell" style:parent-style-name="Default">
      <style:table-cell-properties fo:background-color="#00ff00"/>
    </style:style>
    <style:style style:name="Excel_5f_CondFormat_5f_1_5f_8_5f_2_20_72" style:display-name="Excel_CondFormat_1_8_2 72" style:family="table-cell" style:parent-style-name="Default">
      <style:table-cell-properties fo:background-color="#ff0000"/>
    </style:style>
    <style:style style:name="Excel_5f_CondFormat_5f_1_5f_9_5f_1_20_154" style:display-name="Excel_CondFormat_1_9_1 154" style:family="table-cell" style:parent-style-name="Default">
      <style:table-cell-properties fo:background-color="#ff0000"/>
    </style:style>
    <style:style style:name="Excel_5f_CondFormat_5f_1_5f_1_5f_1" style:display-name="Excel_CondFormat_1_1_1" style:family="table-cell" style:parent-style-name="Default">
      <style:table-cell-properties fo:background-color="#00ff00"/>
    </style:style>
    <style:style style:name="Excel_5f_CondFormat_5f_1_5f_2_5f_1" style:display-name="Excel_CondFormat_1_2_1" style:family="table-cell" style:parent-style-name="Default">
      <style:table-cell-properties fo:background-color="#00ff00"/>
    </style:style>
    <style:style style:name="Excel_5f_CondFormat_5f_1_5f_2_5f_2" style:display-name="Excel_CondFormat_1_2_2" style:family="table-cell" style:parent-style-name="Default">
      <style:table-cell-properties fo:background-color="#ff0000"/>
    </style:style>
    <style:style style:name="Excel_5f_CondFormat_5f_1_5f_3_5f_1" style:display-name="Excel_CondFormat_1_3_1" style:family="table-cell" style:parent-style-name="Default">
      <style:table-cell-properties fo:background-color="#00ff00"/>
    </style:style>
    <style:style style:name="Excel_5f_CondFormat_5f_1_5f_3_5f_2" style:display-name="Excel_CondFormat_1_3_2" style:family="table-cell" style:parent-style-name="Default">
      <style:table-cell-properties fo:background-color="#ff0000"/>
    </style:style>
    <style:style style:name="Excel_5f_CondFormat_5f_1_5f_4_5f_1" style:display-name="Excel_CondFormat_1_4_1" style:family="table-cell" style:parent-style-name="Default">
      <style:table-cell-properties fo:background-color="#00ff00"/>
    </style:style>
    <style:style style:name="Excel_5f_CondFormat_5f_1_5f_4_5f_2" style:display-name="Excel_CondFormat_1_4_2" style:family="table-cell" style:parent-style-name="Default">
      <style:table-cell-properties fo:background-color="#ff0000"/>
    </style:style>
    <style:style style:name="Excel_5f_CondFormat_5f_1_5f_5_5f_1" style:display-name="Excel_CondFormat_1_5_1" style:family="table-cell" style:parent-style-name="Default">
      <style:table-cell-properties fo:background-color="#00ff00"/>
    </style:style>
    <style:style style:name="Excel_5f_CondFormat_5f_1_5f_5_5f_2" style:display-name="Excel_CondFormat_1_5_2" style:family="table-cell" style:parent-style-name="Default">
      <style:table-cell-properties fo:background-color="#ff0000"/>
    </style:style>
    <style:style style:name="Excel_5f_CondFormat_5f_1_5f_6_5f_1" style:display-name="Excel_CondFormat_1_6_1" style:family="table-cell" style:parent-style-name="Default">
      <style:table-cell-properties fo:background-color="#00ff00"/>
    </style:style>
    <style:style style:name="Excel_5f_CondFormat_5f_1_5f_7_5f_1" style:display-name="Excel_CondFormat_1_7_1" style:family="table-cell" style:parent-style-name="Default">
      <style:table-cell-properties fo:background-color="#ff0000"/>
    </style:style>
    <style:style style:name="Excel_5f_CondFormat_5f_1_5f_7_5f_2" style:display-name="Excel_CondFormat_1_7_2" style:family="table-cell" style:parent-style-name="Default">
      <style:table-cell-properties fo:background-color="#00ff00"/>
    </style:style>
    <style:style style:name="Excel_5f_CondFormat_5f_1_5f_7_5f_3" style:display-name="Excel_CondFormat_1_7_3" style:family="table-cell" style:parent-style-name="Default"/>
    <style:style style:name="Excel_5f_CondFormat_5f_1_5f_8_5f_1" style:display-name="Excel_CondFormat_1_8_1" style:family="table-cell" style:parent-style-name="Default">
      <style:table-cell-properties fo:background-color="#00ff00"/>
    </style:style>
    <style:style style:name="Excel_5f_CondFormat_5f_1_5f_8_5f_2" style:display-name="Excel_CondFormat_1_8_2" style:family="table-cell" style:parent-style-name="Default">
      <style:table-cell-properties fo:background-color="#ff0000"/>
    </style:style>
    <style:style style:name="Excel_5f_CondFormat_5f_1_5f_9_5f_1" style:display-name="Excel_CondFormat_1_9_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5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52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6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5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7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5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5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9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3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0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77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1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4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2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="75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3">
      <style:page-layout-properties fo:page-width="27.94cm" fo:page-height="21.59cm" style:num-format="1" style:print-orientation="landscape" fo:margin-top="2.54cm" fo:margin-bottom="2.54cm" fo:margin-left="1.905cm" fo:margin-right="1.905cm" style:first-page-number="continue" style:scale-to="82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4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-X="1" style:scale-to-Y="1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5">
      <style:page-layout-properties fo:page-width="27.94cm" fo:page-height="21.59cm" style:num-format="1" style:print-orientation="landscape" fo:margin-top="2.499cm" fo:margin-bottom="2.499cm" fo:margin-left="1.9cm" fo:margin-right="1.9cm" style:first-page-number="continue" style:scale-to-X="1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3/03/2017</text:date>, <text:time>21:14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unt" style:display-name="PageStyle_Cou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" style:display-name="PageStyle_Coun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2" style:display-name="PageStyle_Coun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3" style:display-name="PageStyle_Coun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4" style:display-name="PageStyle_Count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5" style:display-name="PageStyle_Count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6" style:display-name="PageStyle_Count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7" style:display-name="PageStyle_Count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8" style:display-name="PageStyle_Count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9" style:display-name="PageStyle_Count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0" style:display-name="PageStyle_Count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1" style:display-name="PageStyle_Count 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_20_12" style:display-name="PageStyle_Count 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3" style:display-name="PageStyle_Count 1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4" style:display-name="PageStyle_Count 1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5" style:display-name="PageStyle_Count 1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6" style:display-name="PageStyle_Count 1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7" style:display-name="PageStyle_Count 1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8" style:display-name="PageStyle_Count 1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_20_19" style:display-name="PageStyle_Count 1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tage_20_13" style:display-name="PageStyle_Stage 1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" style:display-name="PageStyle_Stage 13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2" style:display-name="PageStyle_Stage 13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3" style:display-name="PageStyle_Stage 13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4" style:display-name="PageStyle_Stage 13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5" style:display-name="PageStyle_Stage 13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6" style:display-name="PageStyle_Stage 13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7" style:display-name="PageStyle_Stage 13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8" style:display-name="PageStyle_Stage 13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9" style:display-name="PageStyle_Stage 13 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0" style:display-name="PageStyle_Stage 13 1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tage_20_13_20_11" style:display-name="PageStyle_Stage 13 1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2" style:display-name="PageStyle_Stage 13 1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3" style:display-name="PageStyle_Stage 13 1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3_20_14" style:display-name="PageStyle_Stage 13 1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" style:display-name="PageStyle_Stage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" style:display-name="PageStyle_Stage 11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" style:display-name="PageStyle_Stage 11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" style:display-name="PageStyle_Stage 11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4" style:display-name="PageStyle_Stage 11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5" style:display-name="PageStyle_Stage 11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6" style:display-name="PageStyle_Stage 11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7" style:display-name="PageStyle_Stage 11 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8" style:display-name="PageStyle_Stage 11 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9" style:display-name="PageStyle_Stage 11 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" style:display-name="PageStyle_Stage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" style:display-name="PageStyle_Stage 12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" style:display-name="PageStyle_Stage 12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3" style:display-name="PageStyle_Stage 12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4" style:display-name="PageStyle_Stage 12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5" style:display-name="PageStyle_Stage 12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6" style:display-name="PageStyle_Stage 12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7" style:display-name="PageStyle_Stage 12 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8" style:display-name="PageStyle_Stage 12 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9" style:display-name="PageStyle_Stage 12 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0" style:display-name="PageStyle_Stage 12 1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1" style:display-name="PageStyle_Stage 12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2" style:display-name="PageStyle_Stage 12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8" style:display-name="PageStyle_Stage 8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1" style:display-name="PageStyle_Stage 8 1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2" style:display-name="PageStyle_Stage 8 2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3" style:display-name="PageStyle_Stage 8 3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4" style:display-name="PageStyle_Stage 8 4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5" style:display-name="PageStyle_Stage 8 5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8_20_6" style:display-name="PageStyle_Stage 8 6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tage_20_12_20_13" style:display-name="PageStyle_Stage 12 1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4" style:display-name="PageStyle_Stage 12 1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5" style:display-name="PageStyle_Stage 12 1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6" style:display-name="PageStyle_Stage 12 1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7" style:display-name="PageStyle_Stage 12 1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8" style:display-name="PageStyle_Stage 12 1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19" style:display-name="PageStyle_Stage 12 1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0" style:display-name="PageStyle_Stage 12 2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1" style:display-name="PageStyle_Stage 12 2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2_20_22" style:display-name="PageStyle_Stage 12 2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0" style:display-name="PageStyle_Stage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1" style:display-name="PageStyle_Stage 10 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2" style:display-name="PageStyle_Stage 10 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3" style:display-name="PageStyle_Stage 10 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4" style:display-name="PageStyle_Stage 10 4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5" style:display-name="PageStyle_Stage 10 5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6" style:display-name="PageStyle_Stage 10 6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10_20_7" style:display-name="PageStyle_Stage 10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" style:display-name="PageStyle_Stage 7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1" style:display-name="PageStyle_Stage 7 1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2" style:display-name="PageStyle_Stage 7 2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3" style:display-name="PageStyle_Stage 7 3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4" style:display-name="PageStyle_Stage 7 4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5" style:display-name="PageStyle_Stage 7 5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6" style:display-name="PageStyle_Stage 7 6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7" style:display-name="PageStyle_Stage 7 7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7_20_8" style:display-name="PageStyle_Stage 7 8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Stage_20_8_20_7" style:display-name="PageStyle_Stage 8 7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8" style:display-name="PageStyle_Stage 8 8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9" style:display-name="PageStyle_Stage 8 9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0" style:display-name="PageStyle_Stage 8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1" style:display-name="PageStyle_Stage 8 1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2" style:display-name="PageStyle_Stage 8 1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3" style:display-name="PageStyle_Stage 8 1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14" style:display-name="PageStyle_Stage 8 14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5" style:display-name="PageStyle_Stage 8 15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6" style:display-name="PageStyle_Stage 8 16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7" style:display-name="PageStyle_Stage 8 17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8" style:display-name="PageStyle_Stage 8 18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19" style:display-name="PageStyle_Stage 8 19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8_20_20" style:display-name="PageStyle_Stage 8 20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Stage_20_10_20_8" style:display-name="PageStyle_Stage 10 8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9" style:display-name="PageStyle_Stage 10 9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0" style:display-name="PageStyle_Stage 10 10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1" style:display-name="PageStyle_Stage 10 11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2" style:display-name="PageStyle_Stage 10 12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3" style:display-name="PageStyle_Stage 10 13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4" style:display-name="PageStyle_Stage 10 14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0_20_15" style:display-name="PageStyle_Stage 10 15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Stage_20_11_20_10" style:display-name="PageStyle_Stage 11 1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1" style:display-name="PageStyle_Stage 11 1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2" style:display-name="PageStyle_Stage 11 1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3" style:display-name="PageStyle_Stage 11 1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4" style:display-name="PageStyle_Stage 11 1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5" style:display-name="PageStyle_Stage 11 1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6" style:display-name="PageStyle_Stage 11 1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7" style:display-name="PageStyle_Stage 11 1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9" style:display-name="PageStyle_Stage 9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1" style:display-name="PageStyle_Stage 9 1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2" style:display-name="PageStyle_Stage 9 2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3" style:display-name="PageStyle_Stage 9 3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4" style:display-name="PageStyle_Stage 9 4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9_20_5" style:display-name="PageStyle_Stage 9 5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Stage_20_11_20_18" style:display-name="PageStyle_Stage 11 1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19" style:display-name="PageStyle_Stage 11 1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0" style:display-name="PageStyle_Stage 11 2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1" style:display-name="PageStyle_Stage 11 2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2" style:display-name="PageStyle_Stage 11 2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3" style:display-name="PageStyle_Stage 11 2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4" style:display-name="PageStyle_Stage 11 2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5" style:display-name="PageStyle_Stage 11 2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6" style:display-name="PageStyle_Stage 11 2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7_20_9" style:display-name="PageStyle_Stage 7 9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0" style:display-name="PageStyle_Stage 7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1" style:display-name="PageStyle_Stage 7 1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2" style:display-name="PageStyle_Stage 7 1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7_20_13" style:display-name="PageStyle_Stage 7 13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tage_20_8_20_21" style:display-name="PageStyle_Stage 8 21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2" style:display-name="PageStyle_Stage 8 22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3" style:display-name="PageStyle_Stage 8 23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4" style:display-name="PageStyle_Stage 8 24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5" style:display-name="PageStyle_Stage 8 25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8_20_26" style:display-name="PageStyle_Stage 8 26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Stage_20_11_20_27" style:display-name="PageStyle_Stage 11 2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8" style:display-name="PageStyle_Stage 11 28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29" style:display-name="PageStyle_Stage 11 29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0" style:display-name="PageStyle_Stage 11 3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1" style:display-name="PageStyle_Stage 11 3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2" style:display-name="PageStyle_Stage 11 3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3" style:display-name="PageStyle_Stage 11 3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4" style:display-name="PageStyle_Stage 11 3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5" style:display-name="PageStyle_Stage 11 3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tage_20_11_20_36" style:display-name="PageStyle_Stage 11 36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7" style:display-name="PageStyle_Stage 11 37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8" style:display-name="PageStyle_Stage 11 38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39" style:display-name="PageStyle_Stage 11 39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0" style:display-name="PageStyle_Stage 11 40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1" style:display-name="PageStyle_Stage 11 41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2" style:display-name="PageStyle_Stage 11 42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3" style:display-name="PageStyle_Stage 11 43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4" style:display-name="PageStyle_Stage 11 44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Stage_20_11_20_45" style:display-name="PageStyle_Stage 11 4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6" style:display-name="PageStyle_Stage 11 4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7" style:display-name="PageStyle_Stage 11 47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8" style:display-name="PageStyle_Stage 11 48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49" style:display-name="PageStyle_Stage 11 49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0" style:display-name="PageStyle_Stage 11 5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1" style:display-name="PageStyle_Stage 11 5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2" style:display-name="PageStyle_Stage 11 5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tage_20_11_20_53" style:display-name="PageStyle_Stage 11 5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Harper</meta:initial-creator>
    <meta:creation-date>2016-05-04T16:14:36.40</meta:creation-date>
    <dc:date>2017-03-03T21:13:35.36</dc:date>
    <dc:creator>Bob Harper</dc:creator>
    <meta:editing-duration>P2DT10H42M34S</meta:editing-duration>
    <meta:editing-cycles>273</meta:editing-cycles>
    <meta:generator>OpenOffice/4.1.1$Win32 OpenOffice.org_project/411m6$Build-9775</meta:generator>
    <meta:document-statistic meta:table-count="18" meta:cell-count="10477" meta:object-count="0"/>
    <meta:user-defined meta:name="ProgId">Excel.Sheet</meta:user-defined>
  </office:meta>
</office:document-meta>
</file>

<file path=Basic/Standard/SaveSheetsDirectories.xml><?xml version="1.0" encoding="utf-8"?>
<!DOCTYPE module  PUBLIC '-//OpenOffice.org//DTD OfficeDocument 1.0//EN'  'module.dtd'>
<script:module xmlns:script="http://openoffice.org/2000/script" script:name="SaveSheetsDirectories" script:language="StarBasic">REM  *****  BASIC  *****


Function MakePropertyValue( Optional cName As String, Optional uValue ) As com.sun.star.beans.PropertyValue
   Dim oPropertyValue As New com.sun.star.beans.PropertyValue
   If Not IsMissing( cName ) Then
      oPropertyValue.Name = cName
   EndIf
   If Not IsMissing( uValue ) Then
      oPropertyValue.Value = uValue
   EndIf
   MakePropertyValue() = oPropertyValue
End Function 

Sub Export_ConstituencyCount_CSV
   ' This is the hardcoded pathname to a folder containing Excel files.
   cFolder = "C:\Users\Bob\Documents\electionsni-dev\2017\constituency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=========
			' The '76' above encodes as UTF-8. '0' would encode as ANSI.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" + cNewFileName + "/Constituency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
Sub Export_Count_CSV
   ' This is the hardcoded pathname to a folder containing Excel files.
   cFolder = "C:\Users\Bob\Documents\electionsni-dev\2017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 The '76' above encodes saved files as UTF-8. '0' would encode as ANSI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constituency/" + cNewFileName + "/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Sub Macro1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aveSheetsDirectorie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